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loext:hyphenation-no-caps="false"/>
    </style:style>
    <style:style style:name="P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loext:hyphenation-no-caps="false"/>
    </style:style>
    <style:style style:name="P15"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loext:hyphenation-no-caps="false"/>
    </style:style>
    <style:style style:name="P16"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loext:hyphenation-no-caps="false"/>
    </style:style>
    <style:style style:name="P17"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2f96fc4" officeooo:paragraph-rsid="02f96fc4" style:font-style-asian="normal" style:font-weight-asian="normal" style:font-style-complex="normal" style:font-weight-complex="normal" fo:hyphenate="true" fo:hyphenation-remain-char-count="2" fo:hyphenation-push-char-count="2" loext:hyphenation-no-caps="false"/>
    </style:style>
    <style:style style:name="P18"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normal" officeooo:rsid="02fa6467" officeooo:paragraph-rsid="02fa6467" style:font-style-asian="normal" style:font-weight-asian="normal" style:font-style-complex="normal" style:font-weight-complex="normal" fo:hyphenate="true" fo:hyphenation-remain-char-count="2" fo:hyphenation-push-char-count="2" loext:hyphenation-no-caps="false"/>
    </style:style>
    <style:style style:name="P19"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loext:hyphenation-no-caps="false"/>
    </style:style>
    <style:style style:name="P20" style:family="paragraph" style:parent-style-name="Standard">
      <style:paragraph-properties fo:text-align="justify" style:justify-single-word="false" fo:hyphenation-ladder-count="no-limit">
        <style:tab-stops>
          <style:tab-stop style:position="0.1354in"/>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loext:hyphenation-no-caps="false"/>
    </style:style>
    <style:style style:name="P21"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bold" style:font-weight-asian="bold" style:font-weight-complex="bold" fo:hyphenate="true" fo:hyphenation-remain-char-count="2" fo:hyphenation-push-char-count="2" loext:hyphenation-no-caps="false"/>
    </style:style>
    <style:style style:name="P22"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officeooo:paragraph-rsid="0197e906" style:font-style-asian="normal" style:font-style-complex="normal" fo:hyphenate="true" fo:hyphenation-remain-char-count="2" fo:hyphenation-push-char-count="2" loext:hyphenation-no-caps="false"/>
    </style:style>
    <style:style style:name="P23"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loext:hyphenation-no-caps="false"/>
    </style:style>
    <style:style style:name="P24"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loext:hyphenation-no-caps="false"/>
    </style:style>
    <style:style style:name="P25"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loext:hyphenation-no-caps="false"/>
    </style:style>
    <style:style style:name="P26"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style="normal" fo:font-weight="normal" officeooo:paragraph-rsid="023cbe4e" style:font-style-asian="normal" style:font-weight-asian="normal" style:font-style-complex="normal" style:font-weight-complex="normal" fo:hyphenate="true" fo:hyphenation-remain-char-count="2" fo:hyphenation-push-char-count="2" loext:hyphenation-no-caps="false"/>
    </style:style>
    <style:style style:name="P27" style:family="paragraph" style:parent-style-name="Standard">
      <style:paragraph-properties fo:text-align="justify" style:justify-single-word="false" fo:hyphenation-ladder-count="no-limit">
        <style:tab-stops>
          <style:tab-stop style:position="0.1354in"/>
        </style:tab-stops>
      </style:paragraph-properties>
      <style:text-properties fo:language="de" fo:country="DE" fo:font-weight="normal" style:font-weight-asian="normal" style:font-weight-complex="normal" fo:hyphenate="true" fo:hyphenation-remain-char-count="2" fo:hyphenation-push-char-count="2" loext:hyphenation-no-caps="false"/>
    </style:style>
    <style:style style:name="P28"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loext:hyphenation-no-caps="false"/>
    </style:style>
    <style:style style:name="P29" style:family="paragraph" style:parent-style-name="Standard">
      <style:paragraph-properties fo:text-align="justify" style:justify-single-word="false" fo:hyphenation-ladder-count="no-limit">
        <style:tab-stops>
          <style:tab-stop style:position="0.1354in"/>
        </style:tab-stops>
      </style:paragraph-properties>
      <style:text-properties fo:font-size="16pt" fo:language="de" fo:country="DE" fo:font-style="italic" style:text-underline-style="none" fo:font-weight="bold" officeooo:rsid="01bddc19" officeooo:paragraph-rsid="01bddc19" style:font-size-asian="16pt" style:font-style-asian="italic" style:font-weight-asian="bold" style:font-size-complex="16pt" style:font-style-complex="italic" style:font-weight-complex="bold" fo:hyphenate="true" fo:hyphenation-remain-char-count="2" fo:hyphenation-push-char-count="2" loext:hyphenation-no-caps="false"/>
    </style:style>
    <style:style style:name="P30" style:family="paragraph" style:parent-style-name="Standard">
      <style:paragraph-properties fo:text-align="justify" style:justify-single-word="false" fo:hyphenation-ladder-count="no-limit">
        <style:tab-stops>
          <style:tab-stop style:position="0.1354in"/>
        </style:tab-stops>
      </style:paragraph-properties>
      <style:text-properties style:text-position="0% 100%" fo:language="de" fo:country="DE" fo:font-style="normal" fo:font-weight="normal" officeooo:paragraph-rsid="01e2e360" style:font-style-asian="normal" style:font-weight-asian="normal" style:font-style-complex="normal" style:font-weight-complex="normal" fo:hyphenate="true" fo:hyphenation-remain-char-count="2" fo:hyphenation-push-char-count="2" loext:hyphenation-no-caps="false"/>
    </style:style>
    <style:style style:name="P31" style:family="paragraph" style:parent-style-name="Standard">
      <style:paragraph-properties fo:text-align="justify" style:justify-single-word="false" fo:hyphenation-ladder-count="no-limit">
        <style:tab-stops>
          <style:tab-stop style:position="0.1354in"/>
        </style:tab-stops>
      </style:paragraph-properties>
      <style:text-properties officeooo:paragraph-rsid="0067422c" fo:hyphenate="true" fo:hyphenation-remain-char-count="2" fo:hyphenation-push-char-count="2" loext:hyphenation-no-caps="false"/>
    </style:style>
    <style:style style:name="P3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loext:hyphenation-no-caps="false"/>
    </style:style>
    <style:style style:name="P3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loext:hyphenation-no-caps="false"/>
    </style:style>
    <style:style style:name="P3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loext:hyphenation-no-caps="false"/>
    </style:style>
    <style:style style:name="P3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loext:hyphenation-no-caps="false"/>
    </style:style>
    <style:style style:name="P3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loext:hyphenation-no-caps="false"/>
    </style:style>
    <style:style style:name="P3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loext:hyphenation-no-caps="false"/>
    </style:style>
    <style:style style:name="P3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loext:hyphenation-no-caps="false"/>
    </style:style>
    <style:style style:name="P3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loext:hyphenation-no-caps="false"/>
    </style:style>
    <style:style style:name="P4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loext:hyphenation-no-caps="false"/>
    </style:style>
    <style:style style:name="P4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loext:hyphenation-no-caps="false"/>
    </style:style>
    <style:style style:name="P4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loext:hyphenation-no-caps="false"/>
    </style:style>
    <style:style style:name="P4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loext:hyphenation-no-caps="false"/>
    </style:style>
    <style:style style:name="P4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loext:hyphenation-no-caps="false"/>
    </style:style>
    <style:style style:name="P4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loext:hyphenation-no-caps="false"/>
    </style:style>
    <style:style style:name="P4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loext:hyphenation-no-caps="false"/>
    </style:style>
    <style:style style:name="P4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loext:hyphenation-no-caps="false"/>
    </style:style>
    <style:style style:name="P4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loext:hyphenation-no-caps="false"/>
    </style:style>
    <style:style style:name="P4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loext:hyphenation-no-caps="false"/>
    </style:style>
    <style:style style:name="P5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loext:hyphenation-no-caps="false"/>
    </style:style>
    <style:style style:name="P5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loext:hyphenation-no-caps="false"/>
    </style:style>
    <style:style style:name="P5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loext:hyphenation-no-caps="false"/>
    </style:style>
    <style:style style:name="P5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loext:hyphenation-no-caps="false"/>
    </style:style>
    <style:style style:name="P5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loext:hyphenation-no-caps="false"/>
    </style:style>
    <style:style style:name="P5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loext:hyphenation-no-caps="false"/>
    </style:style>
    <style:style style:name="P5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loext:hyphenation-no-caps="false"/>
    </style:style>
    <style:style style:name="P5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loext:hyphenation-no-caps="false"/>
    </style:style>
    <style:style style:name="P5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loext:hyphenation-no-caps="false"/>
    </style:style>
    <style:style style:name="P5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loext:hyphenation-no-caps="false"/>
    </style:style>
    <style:style style:name="P6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loext:hyphenation-no-caps="false"/>
    </style:style>
    <style:style style:name="P6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loext:hyphenation-no-caps="false"/>
    </style:style>
    <style:style style:name="P6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loext:hyphenation-no-caps="false"/>
    </style:style>
    <style:style style:name="P6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loext:hyphenation-no-caps="false"/>
    </style:style>
    <style:style style:name="P6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loext:hyphenation-no-caps="false"/>
    </style:style>
    <style:style style:name="P6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loext:hyphenation-no-caps="false"/>
    </style:style>
    <style:style style:name="P6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loext:hyphenation-no-caps="false"/>
    </style:style>
    <style:style style:name="P6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loext:hyphenation-no-caps="false"/>
    </style:style>
    <style:style style:name="P6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loext:hyphenation-no-caps="false"/>
    </style:style>
    <style:style style:name="P6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loext:hyphenation-no-caps="false"/>
    </style:style>
    <style:style style:name="P7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loext:hyphenation-no-caps="false"/>
    </style:style>
    <style:style style:name="P7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loext:hyphenation-no-caps="false"/>
    </style:style>
    <style:style style:name="P7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loext:hyphenation-no-caps="false"/>
    </style:style>
    <style:style style:name="P7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loext:hyphenation-no-caps="false"/>
    </style:style>
    <style:style style:name="P7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loext:hyphenation-no-caps="false"/>
    </style:style>
    <style:style style:name="P7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loext:hyphenation-no-caps="false"/>
    </style:style>
    <style:style style:name="P7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loext:hyphenation-no-caps="false"/>
    </style:style>
    <style:style style:name="P7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loext:hyphenation-no-caps="false"/>
    </style:style>
    <style:style style:name="P7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loext:hyphenation-no-caps="false"/>
    </style:style>
    <style:style style:name="P7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loext:hyphenation-no-caps="false"/>
    </style:style>
    <style:style style:name="P8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loext:hyphenation-no-caps="false"/>
    </style:style>
    <style:style style:name="P8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loext:hyphenation-no-caps="false"/>
    </style:style>
    <style:style style:name="P8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loext:hyphenation-no-caps="false"/>
    </style:style>
    <style:style style:name="P8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loext:hyphenation-no-caps="false"/>
    </style:style>
    <style:style style:name="P8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loext:hyphenation-no-caps="false"/>
    </style:style>
    <style:style style:name="P8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loext:hyphenation-no-caps="false"/>
    </style:style>
    <style:style style:name="P8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loext:hyphenation-no-caps="false"/>
    </style:style>
    <style:style style:name="P8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loext:hyphenation-no-caps="false"/>
    </style:style>
    <style:style style:name="P8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loext:hyphenation-no-caps="false"/>
    </style:style>
    <style:style style:name="P8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loext:hyphenation-no-caps="false"/>
    </style:style>
    <style:style style:name="P9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loext:hyphenation-no-caps="false"/>
    </style:style>
    <style:style style:name="P9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loext:hyphenation-no-caps="false"/>
    </style:style>
    <style:style style:name="P9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loext:hyphenation-no-caps="false"/>
    </style:style>
    <style:style style:name="P9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loext:hyphenation-no-caps="false"/>
    </style:style>
    <style:style style:name="P9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loext:hyphenation-no-caps="false"/>
    </style:style>
    <style:style style:name="P9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loext:hyphenation-no-caps="false"/>
    </style:style>
    <style:style style:name="P9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loext:hyphenation-no-caps="false"/>
    </style:style>
    <style:style style:name="P9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loext:hyphenation-no-caps="false"/>
    </style:style>
    <style:style style:name="P9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loext:hyphenation-no-caps="false"/>
    </style:style>
    <style:style style:name="P9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loext:hyphenation-no-caps="false"/>
    </style:style>
    <style:style style:name="P10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loext:hyphenation-no-caps="false"/>
    </style:style>
    <style:style style:name="P101"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loext:hyphenation-no-caps="false"/>
    </style:style>
    <style:style style:name="P102"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loext:hyphenation-no-caps="false"/>
    </style:style>
    <style:style style:name="P103"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loext:hyphenation-no-caps="false"/>
    </style:style>
    <style:style style:name="P104"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loext:hyphenation-no-caps="false"/>
    </style:style>
    <style:style style:name="P105"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loext:hyphenation-no-caps="false"/>
    </style:style>
    <style:style style:name="P106"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loext:hyphenation-no-caps="false"/>
    </style:style>
    <style:style style:name="P107"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loext:hyphenation-no-caps="false"/>
    </style:style>
    <style:style style:name="P108"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loext:hyphenation-no-caps="false"/>
    </style:style>
    <style:style style:name="P109"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paragraph-rsid="008965da" fo:hyphenate="true" fo:hyphenation-remain-char-count="2" fo:hyphenation-push-char-count="2" loext:hyphenation-no-caps="false"/>
    </style:style>
    <style:style style:name="P110" style:family="paragraph" style:parent-style-name="Standard">
      <style:paragraph-properties fo:margin-left="0in" fo:margin-right="0in" fo:text-align="justify" style:justify-single-word="false" fo:hyphenation-ladder-count="no-limit" fo:text-indent="0.1575in" style:auto-text-indent="false">
        <style:tab-stops>
          <style:tab-stop style:position="0.1354in"/>
        </style:tab-stops>
      </style:paragraph-properties>
      <style:text-properties fo:language="de" fo:country="DE" officeooo:rsid="008965da" officeooo:paragraph-rsid="008965da" fo:hyphenate="true" fo:hyphenation-remain-char-count="2" fo:hyphenation-push-char-count="2" loext:hyphenation-no-caps="false"/>
    </style:style>
    <style:style style:name="P111" style:family="paragraph" style:parent-style-name="Standard" style:master-page-name="">
      <style:paragraph-properties fo:margin-left="0in" fo:margin-right="0in" fo:text-align="justify" style:justify-single-word="false" fo:hyphenation-ladder-count="no-limit" fo:text-indent="0.1965in" style:auto-text-indent="false" style:page-number="auto"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12" style:family="paragraph" style:parent-style-name="Text_20_body" style:master-page-name="">
      <style:paragraph-properties fo:margin-left="0in" fo:margin-right="0in" fo:text-align="justify" style:justify-single-word="false" fo:hyphenation-ladder-count="no-limit" fo:text-indent="0.1965in" style:auto-text-indent="false" style:page-number="auto"/>
      <style:text-properties fo:language="de" fo:country="DE" officeooo:rsid="00ee9742" officeooo:paragraph-rsid="00ee9742" fo:hyphenate="true" fo:hyphenation-remain-char-count="2" fo:hyphenation-push-char-count="2" loext:hyphenation-no-caps="false"/>
    </style:style>
    <style:style style:name="P1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loext:hyphenation-no-caps="false"/>
    </style:style>
    <style:style style:name="P1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loext:hyphenation-no-caps="false"/>
    </style:style>
    <style:style style:name="P1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loext:hyphenation-no-caps="false"/>
    </style:style>
    <style:style style:name="P1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loext:hyphenation-no-caps="false"/>
    </style:style>
    <style:style style:name="P1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loext:hyphenation-no-caps="false"/>
    </style:style>
    <style:style style:name="P1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loext:hyphenation-no-caps="false"/>
    </style:style>
    <style:style style:name="P1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loext:hyphenation-no-caps="false"/>
    </style:style>
    <style:style style:name="P1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loext:hyphenation-no-caps="false"/>
    </style:style>
    <style:style style:name="P1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loext:hyphenation-no-caps="false"/>
    </style:style>
    <style:style style:name="P1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loext:hyphenation-no-caps="false"/>
    </style:style>
    <style:style style:name="P1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loext:hyphenation-no-caps="false"/>
    </style:style>
    <style:style style:name="P1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loext:hyphenation-no-caps="false"/>
    </style:style>
    <style:style style:name="P1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loext:hyphenation-no-caps="false"/>
    </style:style>
    <style:style style:name="P1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loext:hyphenation-no-caps="false"/>
    </style:style>
    <style:style style:name="P1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loext:hyphenation-no-caps="false"/>
    </style:style>
    <style:style style:name="P1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loext:hyphenation-no-caps="false"/>
    </style:style>
    <style:style style:name="P1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loext:hyphenation-no-caps="false"/>
    </style:style>
    <style:style style:name="P1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loext:hyphenation-no-caps="false"/>
    </style:style>
    <style:style style:name="P1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loext:hyphenation-no-caps="false"/>
    </style:style>
    <style:style style:name="P1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loext:hyphenation-no-caps="false"/>
    </style:style>
    <style:style style:name="P1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loext:hyphenation-no-caps="false"/>
    </style:style>
    <style:style style:name="P1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loext:hyphenation-no-caps="false"/>
    </style:style>
    <style:style style:name="P1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loext:hyphenation-no-caps="false"/>
    </style:style>
    <style:style style:name="P1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loext:hyphenation-no-caps="false"/>
    </style:style>
    <style:style style:name="P1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loext:hyphenation-no-caps="false"/>
    </style:style>
    <style:style style:name="P1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loext:hyphenation-no-caps="false"/>
    </style:style>
    <style:style style:name="P1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loext:hyphenation-no-caps="false"/>
    </style:style>
    <style:style style:name="P1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loext:hyphenation-no-caps="false"/>
    </style:style>
    <style:style style:name="P1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loext:hyphenation-no-caps="false"/>
    </style:style>
    <style:style style:name="P1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loext:hyphenation-no-caps="false"/>
    </style:style>
    <style:style style:name="P1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loext:hyphenation-no-caps="false"/>
    </style:style>
    <style:style style:name="P1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loext:hyphenation-no-caps="false"/>
    </style:style>
    <style:style style:name="P1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loext:hyphenation-no-caps="false"/>
    </style:style>
    <style:style style:name="P1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loext:hyphenation-no-caps="false"/>
    </style:style>
    <style:style style:name="P1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loext:hyphenation-no-caps="false"/>
    </style:style>
    <style:style style:name="P1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loext:hyphenation-no-caps="false"/>
    </style:style>
    <style:style style:name="P1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loext:hyphenation-no-caps="false"/>
    </style:style>
    <style:style style:name="P1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loext:hyphenation-no-caps="false"/>
    </style:style>
    <style:style style:name="P1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loext:hyphenation-no-caps="false"/>
    </style:style>
    <style:style style:name="P1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loext:hyphenation-no-caps="false"/>
    </style:style>
    <style:style style:name="P1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loext:hyphenation-no-caps="false"/>
    </style:style>
    <style:style style:name="P1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loext:hyphenation-no-caps="false"/>
    </style:style>
    <style:style style:name="P15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loext:hyphenation-no-caps="false"/>
    </style:style>
    <style:style style:name="P15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loext:hyphenation-no-caps="false"/>
    </style:style>
    <style:style style:name="P15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loext:hyphenation-no-caps="false"/>
    </style:style>
    <style:style style:name="P15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loext:hyphenation-no-caps="false"/>
    </style:style>
    <style:style style:name="P15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loext:hyphenation-no-caps="false"/>
    </style:style>
    <style:style style:name="P16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loext:hyphenation-no-caps="false"/>
    </style:style>
    <style:style style:name="P16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loext:hyphenation-no-caps="false"/>
    </style:style>
    <style:style style:name="P16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loext:hyphenation-no-caps="false"/>
    </style:style>
    <style:style style:name="P16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loext:hyphenation-no-caps="false"/>
    </style:style>
    <style:style style:name="P16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loext:hyphenation-no-caps="false"/>
    </style:style>
    <style:style style:name="P16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loext:hyphenation-no-caps="false"/>
    </style:style>
    <style:style style:name="P16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loext:hyphenation-no-caps="false"/>
    </style:style>
    <style:style style:name="P16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loext:hyphenation-no-caps="false"/>
    </style:style>
    <style:style style:name="P16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loext:hyphenation-no-caps="false"/>
    </style:style>
    <style:style style:name="P16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loext:hyphenation-no-caps="false"/>
    </style:style>
    <style:style style:name="P17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loext:hyphenation-no-caps="false"/>
    </style:style>
    <style:style style:name="P17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loext:hyphenation-no-caps="false"/>
    </style:style>
    <style:style style:name="P17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loext:hyphenation-no-caps="false"/>
    </style:style>
    <style:style style:name="P17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loext:hyphenation-no-caps="false"/>
    </style:style>
    <style:style style:name="P17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loext:hyphenation-no-caps="false"/>
    </style:style>
    <style:style style:name="P17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loext:hyphenation-no-caps="false"/>
    </style:style>
    <style:style style:name="P17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loext:hyphenation-no-caps="false"/>
    </style:style>
    <style:style style:name="P17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loext:hyphenation-no-caps="false"/>
    </style:style>
    <style:style style:name="P17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loext:hyphenation-no-caps="false"/>
    </style:style>
    <style:style style:name="P17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loext:hyphenation-no-caps="false"/>
    </style:style>
    <style:style style:name="P18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loext:hyphenation-no-caps="false"/>
    </style:style>
    <style:style style:name="P18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loext:hyphenation-no-caps="false"/>
    </style:style>
    <style:style style:name="P18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loext:hyphenation-no-caps="false"/>
    </style:style>
    <style:style style:name="P18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loext:hyphenation-no-caps="false"/>
    </style:style>
    <style:style style:name="P18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loext:hyphenation-no-caps="false"/>
    </style:style>
    <style:style style:name="P18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loext:hyphenation-no-caps="false"/>
    </style:style>
    <style:style style:name="P18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loext:hyphenation-no-caps="false"/>
    </style:style>
    <style:style style:name="P18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loext:hyphenation-no-caps="false"/>
    </style:style>
    <style:style style:name="P18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loext:hyphenation-no-caps="false"/>
    </style:style>
    <style:style style:name="P18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loext:hyphenation-no-caps="false"/>
    </style:style>
    <style:style style:name="P19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loext:hyphenation-no-caps="false"/>
    </style:style>
    <style:style style:name="P19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loext:hyphenation-no-caps="false"/>
    </style:style>
    <style:style style:name="P19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loext:hyphenation-no-caps="false"/>
    </style:style>
    <style:style style:name="P19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loext:hyphenation-no-caps="false"/>
    </style:style>
    <style:style style:name="P19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loext:hyphenation-no-caps="false"/>
    </style:style>
    <style:style style:name="P19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loext:hyphenation-no-caps="false"/>
    </style:style>
    <style:style style:name="P19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loext:hyphenation-no-caps="false"/>
    </style:style>
    <style:style style:name="P19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loext:hyphenation-no-caps="false"/>
    </style:style>
    <style:style style:name="P19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loext:hyphenation-no-caps="false"/>
    </style:style>
    <style:style style:name="P19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loext:hyphenation-no-caps="false"/>
    </style:style>
    <style:style style:name="P20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loext:hyphenation-no-caps="false"/>
    </style:style>
    <style:style style:name="P20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loext:hyphenation-no-caps="false"/>
    </style:style>
    <style:style style:name="P20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loext:hyphenation-no-caps="false"/>
    </style:style>
    <style:style style:name="P20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loext:hyphenation-no-caps="false"/>
    </style:style>
    <style:style style:name="P20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loext:hyphenation-no-caps="false"/>
    </style:style>
    <style:style style:name="P20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loext:hyphenation-no-caps="false"/>
    </style:style>
    <style:style style:name="P20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loext:hyphenation-no-caps="false"/>
    </style:style>
    <style:style style:name="P20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loext:hyphenation-no-caps="false"/>
    </style:style>
    <style:style style:name="P20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loext:hyphenation-no-caps="false"/>
    </style:style>
    <style:style style:name="P20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loext:hyphenation-no-caps="false"/>
    </style:style>
    <style:style style:name="P21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loext:hyphenation-no-caps="false"/>
    </style:style>
    <style:style style:name="P21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loext:hyphenation-no-caps="false"/>
    </style:style>
    <style:style style:name="P21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loext:hyphenation-no-caps="false"/>
    </style:style>
    <style:style style:name="P21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loext:hyphenation-no-caps="false"/>
    </style:style>
    <style:style style:name="P21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loext:hyphenation-no-caps="false"/>
    </style:style>
    <style:style style:name="P21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loext:hyphenation-no-caps="false"/>
    </style:style>
    <style:style style:name="P21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loext:hyphenation-no-caps="false"/>
    </style:style>
    <style:style style:name="P21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loext:hyphenation-no-caps="false"/>
    </style:style>
    <style:style style:name="P21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loext:hyphenation-no-caps="false"/>
    </style:style>
    <style:style style:name="P21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loext:hyphenation-no-caps="false"/>
    </style:style>
    <style:style style:name="P22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loext:hyphenation-no-caps="false"/>
    </style:style>
    <style:style style:name="P22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loext:hyphenation-no-caps="false"/>
    </style:style>
    <style:style style:name="P22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loext:hyphenation-no-caps="false"/>
    </style:style>
    <style:style style:name="P22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loext:hyphenation-no-caps="false"/>
    </style:style>
    <style:style style:name="P22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loext:hyphenation-no-caps="false"/>
    </style:style>
    <style:style style:name="P22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loext:hyphenation-no-caps="false"/>
    </style:style>
    <style:style style:name="P22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loext:hyphenation-no-caps="false"/>
    </style:style>
    <style:style style:name="P22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loext:hyphenation-no-caps="false"/>
    </style:style>
    <style:style style:name="P22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loext:hyphenation-no-caps="false"/>
    </style:style>
    <style:style style:name="P22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loext:hyphenation-no-caps="false"/>
    </style:style>
    <style:style style:name="P23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loext:hyphenation-no-caps="false"/>
    </style:style>
    <style:style style:name="P23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loext:hyphenation-no-caps="false"/>
    </style:style>
    <style:style style:name="P23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loext:hyphenation-no-caps="false"/>
    </style:style>
    <style:style style:name="P23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loext:hyphenation-no-caps="false"/>
    </style:style>
    <style:style style:name="P23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loext:hyphenation-no-caps="false"/>
    </style:style>
    <style:style style:name="P23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loext:hyphenation-no-caps="false"/>
    </style:style>
    <style:style style:name="P23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loext:hyphenation-no-caps="false"/>
    </style:style>
    <style:style style:name="P23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loext:hyphenation-no-caps="false"/>
    </style:style>
    <style:style style:name="P23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loext:hyphenation-no-caps="false"/>
    </style:style>
    <style:style style:name="P23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loext:hyphenation-no-caps="false"/>
    </style:style>
    <style:style style:name="P24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loext:hyphenation-no-caps="false"/>
    </style:style>
    <style:style style:name="P24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loext:hyphenation-no-caps="false"/>
    </style:style>
    <style:style style:name="P24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loext:hyphenation-no-caps="false"/>
    </style:style>
    <style:style style:name="P24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loext:hyphenation-no-caps="false"/>
    </style:style>
    <style:style style:name="P24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loext:hyphenation-no-caps="false"/>
    </style:style>
    <style:style style:name="P245"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loext:hyphenation-no-caps="false"/>
    </style:style>
    <style:style style:name="P246"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loext:hyphenation-no-caps="false"/>
    </style:style>
    <style:style style:name="P247"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loext:hyphenation-no-caps="false"/>
    </style:style>
    <style:style style:name="P248"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loext:hyphenation-no-caps="false"/>
    </style:style>
    <style:style style:name="P249"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loext:hyphenation-no-caps="false"/>
    </style:style>
    <style:style style:name="P250"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fo:font-variant="normal" fo:text-transform="none" fo:color="#252525" fo:letter-spacing="normal" fo:language="de" fo:country="DE" fo:font-style="italic" fo:font-weight="normal" officeooo:rsid="00e4a125" officeooo:paragraph-rsid="024a298e" style:font-style-asian="italic" style:font-weight-asian="normal" style:font-style-complex="italic" style:font-weight-complex="normal" fo:hyphenate="true" fo:hyphenation-remain-char-count="2" fo:hyphenation-push-char-count="2" loext:hyphenation-no-caps="false"/>
    </style:style>
    <style:style style:name="P251"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f213b" fo:hyphenate="true" fo:hyphenation-remain-char-count="2" fo:hyphenation-push-char-count="2" loext:hyphenation-no-caps="false"/>
    </style:style>
    <style:style style:name="P252"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cf8ccb" fo:hyphenate="true" fo:hyphenation-remain-char-count="2" fo:hyphenation-push-char-count="2" loext:hyphenation-no-caps="false"/>
    </style:style>
    <style:style style:name="P253"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df9d9" fo:hyphenate="true" fo:hyphenation-remain-char-count="2" fo:hyphenation-push-char-count="2" loext:hyphenation-no-caps="false"/>
    </style:style>
    <style:style style:name="P254" style:family="paragraph" style:parent-style-name="Standard">
      <style:paragraph-properties fo:margin-left="0in" fo:margin-right="0in" fo:text-align="justify" style:justify-single-word="false" fo:hyphenation-ladder-count="no-limit" fo:text-indent="0.1965in" style:auto-text-indent="false" style:writing-mode="page">
        <style:tab-stops>
          <style:tab-stop style:position="0.1354in"/>
        </style:tab-stops>
      </style:paragraph-properties>
      <style:text-properties officeooo:paragraph-rsid="00dee965" fo:hyphenate="true" fo:hyphenation-remain-char-count="2" fo:hyphenation-push-char-count="2" loext:hyphenation-no-caps="false"/>
    </style:style>
    <style:style style:name="P2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loext:hyphenation-no-caps="false"/>
    </style:style>
    <style:style style:name="P2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0a0fb" officeooo:paragraph-rsid="00f0a0fb" style:font-style-asian="italic" style:font-style-complex="italic" fo:hyphenate="true" fo:hyphenation-remain-char-count="2" fo:hyphenation-push-char-count="2" loext:hyphenation-no-caps="false"/>
    </style:style>
    <style:style style:name="P2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26947" officeooo:paragraph-rsid="00f26947" style:font-style-asian="italic" style:font-style-complex="italic" fo:hyphenate="true" fo:hyphenation-remain-char-count="2" fo:hyphenation-push-char-count="2" loext:hyphenation-no-caps="false"/>
    </style:style>
    <style:style style:name="P2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424b9" style:font-style-asian="italic" style:font-style-complex="italic" fo:hyphenate="true" fo:hyphenation-remain-char-count="2" fo:hyphenation-push-char-count="2" loext:hyphenation-no-caps="false"/>
    </style:style>
    <style:style style:name="P2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9997a" officeooo:paragraph-rsid="00fa9643" style:font-style-asian="italic" style:font-style-complex="italic" fo:hyphenate="true" fo:hyphenation-remain-char-count="2" fo:hyphenation-push-char-count="2" loext:hyphenation-no-caps="false"/>
    </style:style>
    <style:style style:name="P2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8f034" officeooo:paragraph-rsid="0118f034" style:font-style-asian="italic" style:font-style-complex="italic" fo:hyphenate="true" fo:hyphenation-remain-char-count="2" fo:hyphenation-push-char-count="2" loext:hyphenation-no-caps="false"/>
    </style:style>
    <style:style style:name="P2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6f812" officeooo:paragraph-rsid="00f6f812" style:font-style-asian="italic" style:font-style-complex="italic" fo:hyphenate="true" fo:hyphenation-remain-char-count="2" fo:hyphenation-push-char-count="2" loext:hyphenation-no-caps="false"/>
    </style:style>
    <style:style style:name="P2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5e13c" officeooo:paragraph-rsid="01a5e13c" style:font-style-asian="italic" style:font-style-complex="italic" fo:hyphenate="true" fo:hyphenation-remain-char-count="2" fo:hyphenation-push-char-count="2" loext:hyphenation-no-caps="false"/>
    </style:style>
    <style:style style:name="P2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9acfe" officeooo:paragraph-rsid="01a9acfe" style:font-style-asian="italic" style:font-style-complex="italic" fo:hyphenate="true" fo:hyphenation-remain-char-count="2" fo:hyphenation-push-char-count="2" loext:hyphenation-no-caps="false"/>
    </style:style>
    <style:style style:name="P2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b8ea8" officeooo:paragraph-rsid="01ab8ea8" style:font-style-asian="italic" style:font-style-complex="italic" fo:hyphenate="true" fo:hyphenation-remain-char-count="2" fo:hyphenation-push-char-count="2" loext:hyphenation-no-caps="false"/>
    </style:style>
    <style:style style:name="P2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acbdad" officeooo:paragraph-rsid="01acbdad" style:font-style-asian="italic" style:font-style-complex="italic" fo:hyphenate="true" fo:hyphenation-remain-char-count="2" fo:hyphenation-push-char-count="2" loext:hyphenation-no-caps="false"/>
    </style:style>
    <style:style style:name="P2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a9643" style:font-style-asian="italic" style:font-style-complex="italic" fo:hyphenate="true" fo:hyphenation-remain-char-count="2" fo:hyphenation-push-char-count="2" loext:hyphenation-no-caps="false"/>
    </style:style>
    <style:style style:name="P2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1d37" officeooo:paragraph-rsid="01051d37" style:font-style-asian="italic" style:font-style-complex="italic" fo:hyphenate="true" fo:hyphenation-remain-char-count="2" fo:hyphenation-push-char-count="2" loext:hyphenation-no-caps="false"/>
    </style:style>
    <style:style style:name="P2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53dfc" officeooo:paragraph-rsid="01053dfc" style:font-style-asian="italic" style:font-style-complex="italic" fo:hyphenate="true" fo:hyphenation-remain-char-count="2" fo:hyphenation-push-char-count="2" loext:hyphenation-no-caps="false"/>
    </style:style>
    <style:style style:name="P2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627d1" officeooo:paragraph-rsid="010627d1" style:font-style-asian="italic" style:font-style-complex="italic" fo:hyphenate="true" fo:hyphenation-remain-char-count="2" fo:hyphenation-push-char-count="2" loext:hyphenation-no-caps="false"/>
    </style:style>
    <style:style style:name="P2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74b65" officeooo:paragraph-rsid="01074b65" style:font-style-asian="italic" style:font-style-complex="italic" fo:hyphenate="true" fo:hyphenation-remain-char-count="2" fo:hyphenation-push-char-count="2" loext:hyphenation-no-caps="false"/>
    </style:style>
    <style:style style:name="P2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ac9a" officeooo:paragraph-rsid="0108ac9a" style:font-style-asian="italic" style:font-style-complex="italic" fo:hyphenate="true" fo:hyphenation-remain-char-count="2" fo:hyphenation-push-char-count="2" loext:hyphenation-no-caps="false"/>
    </style:style>
    <style:style style:name="P2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8e390" officeooo:paragraph-rsid="0108e390" style:font-style-asian="italic" style:font-style-complex="italic" fo:hyphenate="true" fo:hyphenation-remain-char-count="2" fo:hyphenation-push-char-count="2" loext:hyphenation-no-caps="false"/>
    </style:style>
    <style:style style:name="P2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a3b41" style:font-style-asian="italic" style:font-style-complex="italic" fo:hyphenate="true" fo:hyphenation-remain-char-count="2" fo:hyphenation-push-char-count="2" loext:hyphenation-no-caps="false"/>
    </style:style>
    <style:style style:name="P2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a3b41" officeooo:paragraph-rsid="010bf5b0" style:font-style-asian="italic" style:font-style-complex="italic" fo:hyphenate="true" fo:hyphenation-remain-char-count="2" fo:hyphenation-push-char-count="2" loext:hyphenation-no-caps="false"/>
    </style:style>
    <style:style style:name="P2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bf5b0" officeooo:paragraph-rsid="010bf5b0" style:font-style-asian="italic" style:font-style-complex="italic" fo:hyphenate="true" fo:hyphenation-remain-char-count="2" fo:hyphenation-push-char-count="2" loext:hyphenation-no-caps="false"/>
    </style:style>
    <style:style style:name="P2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d4cf8" officeooo:paragraph-rsid="010d4cf8" style:font-style-asian="italic" style:font-style-complex="italic" fo:hyphenate="true" fo:hyphenation-remain-char-count="2" fo:hyphenation-push-char-count="2" loext:hyphenation-no-caps="false"/>
    </style:style>
    <style:style style:name="P27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e73ff" officeooo:paragraph-rsid="010e73ff" style:font-style-asian="italic" style:font-style-complex="italic" fo:hyphenate="true" fo:hyphenation-remain-char-count="2" fo:hyphenation-push-char-count="2" loext:hyphenation-no-caps="false"/>
    </style:style>
    <style:style style:name="P27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0fa683" officeooo:paragraph-rsid="010fa683" style:font-style-asian="italic" style:font-style-complex="italic" fo:hyphenate="true" fo:hyphenation-remain-char-count="2" fo:hyphenation-push-char-count="2" loext:hyphenation-no-caps="false"/>
    </style:style>
    <style:style style:name="P27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51e2" officeooo:paragraph-rsid="011051e2" style:font-style-asian="italic" style:font-style-complex="italic" fo:hyphenate="true" fo:hyphenation-remain-char-count="2" fo:hyphenation-push-char-count="2" loext:hyphenation-no-caps="false"/>
    </style:style>
    <style:style style:name="P28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9bf7" officeooo:paragraph-rsid="01109bf7" style:font-style-asian="italic" style:font-style-complex="italic" fo:hyphenate="true" fo:hyphenation-remain-char-count="2" fo:hyphenation-push-char-count="2" loext:hyphenation-no-caps="false"/>
    </style:style>
    <style:style style:name="P28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22fea" style:font-style-asian="italic" style:font-style-complex="italic" fo:hyphenate="true" fo:hyphenation-remain-char-count="2" fo:hyphenation-push-char-count="2" loext:hyphenation-no-caps="false"/>
    </style:style>
    <style:style style:name="P28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0b4c4" officeooo:paragraph-rsid="0110b4c4" style:font-style-asian="italic" style:font-style-complex="italic" fo:hyphenate="true" fo:hyphenation-remain-char-count="2" fo:hyphenation-push-char-count="2" loext:hyphenation-no-caps="false"/>
    </style:style>
    <style:style style:name="P28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22fea" officeooo:paragraph-rsid="01122fea" style:font-style-asian="italic" style:font-style-complex="italic" fo:hyphenate="true" fo:hyphenation-remain-char-count="2" fo:hyphenation-push-char-count="2" loext:hyphenation-no-caps="false"/>
    </style:style>
    <style:style style:name="P28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6f94d" officeooo:paragraph-rsid="0116f94d" style:font-style-asian="italic" style:font-style-complex="italic" fo:hyphenate="true" fo:hyphenation-remain-char-count="2" fo:hyphenation-push-char-count="2" loext:hyphenation-no-caps="false"/>
    </style:style>
    <style:style style:name="P28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5cca" officeooo:paragraph-rsid="011d5cca" style:font-style-asian="italic" style:font-style-complex="italic" fo:hyphenate="true" fo:hyphenation-remain-char-count="2" fo:hyphenation-push-char-count="2" loext:hyphenation-no-caps="false"/>
    </style:style>
    <style:style style:name="P28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da18e" officeooo:paragraph-rsid="011da18e" style:font-style-asian="italic" style:font-style-complex="italic" fo:hyphenate="true" fo:hyphenation-remain-char-count="2" fo:hyphenation-push-char-count="2" loext:hyphenation-no-caps="false"/>
    </style:style>
    <style:style style:name="P28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ec6e7" officeooo:paragraph-rsid="011ec6e7" style:font-style-asian="italic" style:font-style-complex="italic" fo:hyphenate="true" fo:hyphenation-remain-char-count="2" fo:hyphenation-push-char-count="2" loext:hyphenation-no-caps="false"/>
    </style:style>
    <style:style style:name="P28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56dcf" officeooo:paragraph-rsid="01256dcf" style:font-style-asian="italic" style:font-style-complex="italic" fo:hyphenate="true" fo:hyphenation-remain-char-count="2" fo:hyphenation-push-char-count="2" loext:hyphenation-no-caps="false"/>
    </style:style>
    <style:style style:name="P28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1fafa4" officeooo:paragraph-rsid="011fafa4" style:font-style-asian="italic" style:font-style-complex="italic" fo:hyphenate="true" fo:hyphenation-remain-char-count="2" fo:hyphenation-push-char-count="2" loext:hyphenation-no-caps="false"/>
    </style:style>
    <style:style style:name="P29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08d8e" officeooo:paragraph-rsid="01208d8e" style:font-style-asian="italic" style:font-style-complex="italic" fo:hyphenate="true" fo:hyphenation-remain-char-count="2" fo:hyphenation-push-char-count="2" loext:hyphenation-no-caps="false"/>
    </style:style>
    <style:style style:name="P29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2f472" officeooo:paragraph-rsid="0122f472" style:font-style-asian="italic" style:font-style-complex="italic" fo:hyphenate="true" fo:hyphenation-remain-char-count="2" fo:hyphenation-push-char-count="2" loext:hyphenation-no-caps="false"/>
    </style:style>
    <style:style style:name="P29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499c3" officeooo:paragraph-rsid="012499c3" style:font-style-asian="italic" style:font-style-complex="italic" fo:hyphenate="true" fo:hyphenation-remain-char-count="2" fo:hyphenation-push-char-count="2" loext:hyphenation-no-caps="false"/>
    </style:style>
    <style:style style:name="P29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6fbf6" officeooo:paragraph-rsid="0126fbf6" style:font-style-asian="italic" style:font-style-complex="italic" fo:hyphenate="true" fo:hyphenation-remain-char-count="2" fo:hyphenation-push-char-count="2" loext:hyphenation-no-caps="false"/>
    </style:style>
    <style:style style:name="P29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8a59f" officeooo:paragraph-rsid="0128a59f" style:font-style-asian="italic" style:font-style-complex="italic" fo:hyphenate="true" fo:hyphenation-remain-char-count="2" fo:hyphenation-push-char-count="2" loext:hyphenation-no-caps="false"/>
    </style:style>
    <style:style style:name="P29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9ad7c" officeooo:paragraph-rsid="0129ad7c" style:font-style-asian="italic" style:font-style-complex="italic" fo:hyphenate="true" fo:hyphenation-remain-char-count="2" fo:hyphenation-push-char-count="2" loext:hyphenation-no-caps="false"/>
    </style:style>
    <style:style style:name="P29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0c22" officeooo:paragraph-rsid="012b0c22" style:font-style-asian="italic" style:font-style-complex="italic" fo:hyphenate="true" fo:hyphenation-remain-char-count="2" fo:hyphenation-push-char-count="2" loext:hyphenation-no-caps="false"/>
    </style:style>
    <style:style style:name="P29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dd8b7" officeooo:paragraph-rsid="012dd8b7" style:font-style-asian="italic" style:font-style-complex="italic" fo:hyphenate="true" fo:hyphenation-remain-char-count="2" fo:hyphenation-push-char-count="2" loext:hyphenation-no-caps="false"/>
    </style:style>
    <style:style style:name="P29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a6a9" officeooo:paragraph-rsid="012ba6a9" style:font-style-asian="italic" style:font-style-complex="italic" fo:hyphenate="true" fo:hyphenation-remain-char-count="2" fo:hyphenation-push-char-count="2" loext:hyphenation-no-caps="false"/>
    </style:style>
    <style:style style:name="P29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12bec1f" officeooo:paragraph-rsid="012bec1f" style:font-style-asian="italic" style:font-style-complex="italic" fo:hyphenate="true" fo:hyphenation-remain-char-count="2" fo:hyphenation-push-char-count="2" loext:hyphenation-no-caps="false"/>
    </style:style>
    <style:style style:name="P30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paragraph-rsid="012db298" style:font-style-asian="italic" style:font-style-complex="italic" fo:hyphenate="true" fo:hyphenation-remain-char-count="2" fo:hyphenation-push-char-count="2" loext:hyphenation-no-caps="false"/>
    </style:style>
    <style:style style:name="P30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e9742" officeooo:paragraph-rsid="00ee9742" fo:hyphenate="true" fo:hyphenation-remain-char-count="2" fo:hyphenation-push-char-count="2" loext:hyphenation-no-caps="false"/>
    </style:style>
    <style:style style:name="P30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ef619a" officeooo:paragraph-rsid="00ef619a" fo:hyphenate="true" fo:hyphenation-remain-char-count="2" fo:hyphenation-push-char-count="2" loext:hyphenation-no-caps="false"/>
    </style:style>
    <style:style style:name="P30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26947" officeooo:paragraph-rsid="00f26947" style:font-style-asian="normal" style:font-style-complex="normal" fo:hyphenate="true" fo:hyphenation-remain-char-count="2" fo:hyphenation-push-char-count="2" loext:hyphenation-no-caps="false"/>
    </style:style>
    <style:style style:name="P30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424b9" officeooo:paragraph-rsid="00f424b9" style:font-style-asian="normal" style:font-style-complex="normal" fo:hyphenate="true" fo:hyphenation-remain-char-count="2" fo:hyphenation-push-char-count="2" loext:hyphenation-no-caps="false"/>
    </style:style>
    <style:style style:name="P30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loext:hyphenation-no-caps="false"/>
    </style:style>
    <style:style style:name="P30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0f5fb1f" style:font-style-asian="normal" style:font-style-complex="normal" fo:hyphenate="true" fo:hyphenation-remain-char-count="2" fo:hyphenation-push-char-count="2" loext:hyphenation-no-caps="false"/>
    </style:style>
    <style:style style:name="P30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5fb1f" officeooo:paragraph-rsid="01a508c4" style:font-style-asian="normal" style:font-style-complex="normal" fo:hyphenate="true" fo:hyphenation-remain-char-count="2" fo:hyphenation-push-char-count="2" loext:hyphenation-no-caps="false"/>
    </style:style>
    <style:style style:name="P3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361d4" officeooo:paragraph-rsid="01a361d4" style:font-style-asian="normal" style:font-style-complex="normal" fo:hyphenate="true" fo:hyphenation-remain-char-count="2" fo:hyphenation-push-char-count="2" loext:hyphenation-no-caps="false"/>
    </style:style>
    <style:style style:name="P3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08c4" officeooo:paragraph-rsid="01a508c4" style:font-style-asian="normal" style:font-style-complex="normal" fo:hyphenate="true" fo:hyphenation-remain-char-count="2" fo:hyphenation-push-char-count="2" loext:hyphenation-no-caps="false"/>
    </style:style>
    <style:style style:name="P3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5e13c" officeooo:paragraph-rsid="01a5e13c" style:font-style-asian="normal" style:font-style-complex="normal" fo:hyphenate="true" fo:hyphenation-remain-char-count="2" fo:hyphenation-push-char-count="2" loext:hyphenation-no-caps="false"/>
    </style:style>
    <style:style style:name="P3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7dc7f" officeooo:paragraph-rsid="01a7dc7f" style:font-style-asian="normal" style:font-style-complex="normal" fo:hyphenate="true" fo:hyphenation-remain-char-count="2" fo:hyphenation-push-char-count="2" loext:hyphenation-no-caps="false"/>
    </style:style>
    <style:style style:name="P3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9acfe" officeooo:paragraph-rsid="01a9acfe" style:font-style-asian="normal" style:font-style-complex="normal" fo:hyphenate="true" fo:hyphenation-remain-char-count="2" fo:hyphenation-push-char-count="2" loext:hyphenation-no-caps="false"/>
    </style:style>
    <style:style style:name="P3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b8ea8" officeooo:paragraph-rsid="01ab8ea8" style:font-style-asian="normal" style:font-style-complex="normal" fo:hyphenate="true" fo:hyphenation-remain-char-count="2" fo:hyphenation-push-char-count="2" loext:hyphenation-no-caps="false"/>
    </style:style>
    <style:style style:name="P3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acbdad" officeooo:paragraph-rsid="01acbdad" style:font-style-asian="normal" style:font-style-complex="normal" fo:hyphenate="true" fo:hyphenation-remain-char-count="2" fo:hyphenation-push-char-count="2" loext:hyphenation-no-caps="false"/>
    </style:style>
    <style:style style:name="P3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17719" officeooo:paragraph-rsid="01017719" style:font-style-asian="normal" style:font-style-complex="normal" fo:hyphenate="true" fo:hyphenation-remain-char-count="2" fo:hyphenation-push-char-count="2" loext:hyphenation-no-caps="false"/>
    </style:style>
    <style:style style:name="P3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2264c" officeooo:paragraph-rsid="0102264c" style:font-style-asian="normal" style:font-style-complex="normal" fo:hyphenate="true" fo:hyphenation-remain-char-count="2" fo:hyphenation-push-char-count="2" loext:hyphenation-no-caps="false"/>
    </style:style>
    <style:style style:name="P3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1d37" officeooo:paragraph-rsid="01051d37" style:font-style-asian="normal" style:font-style-complex="normal" fo:hyphenate="true" fo:hyphenation-remain-char-count="2" fo:hyphenation-push-char-count="2" loext:hyphenation-no-caps="false"/>
    </style:style>
    <style:style style:name="P31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3f151" officeooo:paragraph-rsid="0103f151" style:font-style-asian="normal" style:font-style-complex="normal" fo:hyphenate="true" fo:hyphenation-remain-char-count="2" fo:hyphenation-push-char-count="2" loext:hyphenation-no-caps="false"/>
    </style:style>
    <style:style style:name="P31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53dfc" officeooo:paragraph-rsid="01053dfc" style:font-style-asian="normal" style:font-style-complex="normal" fo:hyphenate="true" fo:hyphenation-remain-char-count="2" fo:hyphenation-push-char-count="2" loext:hyphenation-no-caps="false"/>
    </style:style>
    <style:style style:name="P32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627d1" officeooo:paragraph-rsid="010627d1" style:font-style-asian="normal" style:font-style-complex="normal" fo:hyphenate="true" fo:hyphenation-remain-char-count="2" fo:hyphenation-push-char-count="2" loext:hyphenation-no-caps="false"/>
    </style:style>
    <style:style style:name="P32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74b65" officeooo:paragraph-rsid="01074b65" style:font-style-asian="normal" style:font-style-complex="normal" fo:hyphenate="true" fo:hyphenation-remain-char-count="2" fo:hyphenation-push-char-count="2" loext:hyphenation-no-caps="false"/>
    </style:style>
    <style:style style:name="P32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ac9a" officeooo:paragraph-rsid="0108ac9a" style:font-style-asian="normal" style:font-style-complex="normal" fo:hyphenate="true" fo:hyphenation-remain-char-count="2" fo:hyphenation-push-char-count="2" loext:hyphenation-no-caps="false"/>
    </style:style>
    <style:style style:name="P32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8e390" officeooo:paragraph-rsid="0108e390" style:font-style-asian="normal" style:font-style-complex="normal" fo:hyphenate="true" fo:hyphenation-remain-char-count="2" fo:hyphenation-push-char-count="2" loext:hyphenation-no-caps="false"/>
    </style:style>
    <style:style style:name="P32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a3b41" officeooo:paragraph-rsid="010a3b41" style:font-style-asian="normal" style:font-style-complex="normal" fo:hyphenate="true" fo:hyphenation-remain-char-count="2" fo:hyphenation-push-char-count="2" loext:hyphenation-no-caps="false"/>
    </style:style>
    <style:style style:name="P32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bf5b0" officeooo:paragraph-rsid="010bf5b0" style:font-style-asian="normal" style:font-style-complex="normal" fo:hyphenate="true" fo:hyphenation-remain-char-count="2" fo:hyphenation-push-char-count="2" loext:hyphenation-no-caps="false"/>
    </style:style>
    <style:style style:name="P32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d4cf8" officeooo:paragraph-rsid="010d4cf8" style:font-style-asian="normal" style:font-style-complex="normal" fo:hyphenate="true" fo:hyphenation-remain-char-count="2" fo:hyphenation-push-char-count="2" loext:hyphenation-no-caps="false"/>
    </style:style>
    <style:style style:name="P32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e73ff" officeooo:paragraph-rsid="010e73ff" style:font-style-asian="normal" style:font-style-complex="normal" fo:hyphenate="true" fo:hyphenation-remain-char-count="2" fo:hyphenation-push-char-count="2" loext:hyphenation-no-caps="false"/>
    </style:style>
    <style:style style:name="P32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fa683" officeooo:paragraph-rsid="010fa683" style:font-style-asian="normal" style:font-style-complex="normal" fo:hyphenate="true" fo:hyphenation-remain-char-count="2" fo:hyphenation-push-char-count="2" loext:hyphenation-no-caps="false"/>
    </style:style>
    <style:style style:name="P32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11051e2" style:font-style-asian="normal" style:font-style-complex="normal" fo:hyphenate="true" fo:hyphenation-remain-char-count="2" fo:hyphenation-push-char-count="2" loext:hyphenation-no-caps="false"/>
    </style:style>
    <style:style style:name="P33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51e2" officeooo:paragraph-rsid="0207ff8c" style:font-style-asian="normal" style:font-style-complex="normal" fo:hyphenate="true" fo:hyphenation-remain-char-count="2" fo:hyphenation-push-char-count="2" loext:hyphenation-no-caps="false"/>
    </style:style>
    <style:style style:name="P33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9bf7" officeooo:paragraph-rsid="01109bf7" style:font-style-asian="normal" style:font-style-complex="normal" fo:hyphenate="true" fo:hyphenation-remain-char-count="2" fo:hyphenation-push-char-count="2" loext:hyphenation-no-caps="false"/>
    </style:style>
    <style:style style:name="P33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0b4c4" style:font-style-asian="normal" style:font-style-complex="normal" fo:hyphenate="true" fo:hyphenation-remain-char-count="2" fo:hyphenation-push-char-count="2" loext:hyphenation-no-caps="false"/>
    </style:style>
    <style:style style:name="P33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0b4c4" officeooo:paragraph-rsid="01122fea" style:font-style-asian="normal" style:font-style-complex="normal" fo:hyphenate="true" fo:hyphenation-remain-char-count="2" fo:hyphenation-push-char-count="2" loext:hyphenation-no-caps="false"/>
    </style:style>
    <style:style style:name="P33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c176" officeooo:paragraph-rsid="011ac176" style:font-style-asian="normal" style:font-style-complex="normal" fo:hyphenate="true" fo:hyphenation-remain-char-count="2" fo:hyphenation-push-char-count="2" loext:hyphenation-no-caps="false"/>
    </style:style>
    <style:style style:name="P33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3713f" style:font-style-asian="normal" style:font-style-complex="normal" fo:hyphenate="true" fo:hyphenation-remain-char-count="2" fo:hyphenation-push-char-count="2" loext:hyphenation-no-caps="false"/>
    </style:style>
    <style:style style:name="P33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1122fea" style:font-style-asian="normal" style:font-style-complex="normal" fo:hyphenate="true" fo:hyphenation-remain-char-count="2" fo:hyphenation-push-char-count="2" loext:hyphenation-no-caps="false"/>
    </style:style>
    <style:style style:name="P33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6f94d" officeooo:paragraph-rsid="0116f94d" style:font-style-asian="normal" style:font-style-complex="normal" fo:hyphenate="true" fo:hyphenation-remain-char-count="2" fo:hyphenation-push-char-count="2" loext:hyphenation-no-caps="false"/>
    </style:style>
    <style:style style:name="P33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904da" officeooo:paragraph-rsid="011904da" style:font-style-asian="normal" style:font-style-complex="normal" fo:hyphenate="true" fo:hyphenation-remain-char-count="2" fo:hyphenation-push-char-count="2" loext:hyphenation-no-caps="false"/>
    </style:style>
    <style:style style:name="P33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a6c4f" officeooo:paragraph-rsid="011a6c4f" style:font-style-asian="normal" style:font-style-complex="normal" fo:hyphenate="true" fo:hyphenation-remain-char-count="2" fo:hyphenation-push-char-count="2" loext:hyphenation-no-caps="false"/>
    </style:style>
    <style:style style:name="P34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cad1f" officeooo:paragraph-rsid="011cad1f" style:font-style-asian="normal" style:font-style-complex="normal" fo:hyphenate="true" fo:hyphenation-remain-char-count="2" fo:hyphenation-push-char-count="2" loext:hyphenation-no-caps="false"/>
    </style:style>
    <style:style style:name="P34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d5cca" officeooo:paragraph-rsid="011d5cca" style:font-style-asian="normal" style:font-style-complex="normal" fo:hyphenate="true" fo:hyphenation-remain-char-count="2" fo:hyphenation-push-char-count="2" loext:hyphenation-no-caps="false"/>
    </style:style>
    <style:style style:name="P34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da18e" style:font-style-asian="normal" style:font-style-complex="normal" fo:hyphenate="true" fo:hyphenation-remain-char-count="2" fo:hyphenation-push-char-count="2" loext:hyphenation-no-caps="false"/>
    </style:style>
    <style:style style:name="P34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ec6e7" officeooo:paragraph-rsid="011ec6e7" style:font-style-asian="normal" style:font-style-complex="normal" fo:hyphenate="true" fo:hyphenation-remain-char-count="2" fo:hyphenation-push-char-count="2" loext:hyphenation-no-caps="false"/>
    </style:style>
    <style:style style:name="P34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fafa4" officeooo:paragraph-rsid="011fafa4" style:font-style-asian="normal" style:font-style-complex="normal" fo:hyphenate="true" fo:hyphenation-remain-char-count="2" fo:hyphenation-push-char-count="2" loext:hyphenation-no-caps="false"/>
    </style:style>
    <style:style style:name="P34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56dcf" officeooo:paragraph-rsid="01256dcf" style:font-style-asian="normal" style:font-style-complex="normal" fo:hyphenate="true" fo:hyphenation-remain-char-count="2" fo:hyphenation-push-char-count="2" loext:hyphenation-no-caps="false"/>
    </style:style>
    <style:style style:name="P34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1fafa4" style:font-style-asian="normal" style:font-style-complex="normal" fo:hyphenate="true" fo:hyphenation-remain-char-count="2" fo:hyphenation-push-char-count="2" loext:hyphenation-no-caps="false"/>
    </style:style>
    <style:style style:name="P34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08d8e" officeooo:paragraph-rsid="01208d8e" style:font-style-asian="normal" style:font-style-complex="normal" fo:hyphenate="true" fo:hyphenation-remain-char-count="2" fo:hyphenation-push-char-count="2" loext:hyphenation-no-caps="false"/>
    </style:style>
    <style:style style:name="P34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19397" officeooo:paragraph-rsid="01219397" style:font-style-asian="normal" style:font-style-complex="normal" fo:hyphenate="true" fo:hyphenation-remain-char-count="2" fo:hyphenation-push-char-count="2" loext:hyphenation-no-caps="false"/>
    </style:style>
    <style:style style:name="P34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0c83bc" officeooo:paragraph-rsid="0122f472" style:font-style-asian="normal" style:font-style-complex="normal" fo:hyphenate="true" fo:hyphenation-remain-char-count="2" fo:hyphenation-push-char-count="2" loext:hyphenation-no-caps="false"/>
    </style:style>
    <style:style style:name="P35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499c3" officeooo:paragraph-rsid="012499c3" style:font-style-asian="normal" style:font-style-complex="normal" fo:hyphenate="true" fo:hyphenation-remain-char-count="2" fo:hyphenation-push-char-count="2" loext:hyphenation-no-caps="false"/>
    </style:style>
    <style:style style:name="P35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6fbf6" officeooo:paragraph-rsid="0126fbf6" style:font-style-asian="normal" style:font-style-complex="normal" fo:hyphenate="true" fo:hyphenation-remain-char-count="2" fo:hyphenation-push-char-count="2" loext:hyphenation-no-caps="false"/>
    </style:style>
    <style:style style:name="P35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8a59f" officeooo:paragraph-rsid="0128a59f" style:font-style-asian="normal" style:font-style-complex="normal" fo:hyphenate="true" fo:hyphenation-remain-char-count="2" fo:hyphenation-push-char-count="2" loext:hyphenation-no-caps="false"/>
    </style:style>
    <style:style style:name="P35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9ad7c" officeooo:paragraph-rsid="0129ad7c" style:font-style-asian="normal" style:font-style-complex="normal" fo:hyphenate="true" fo:hyphenation-remain-char-count="2" fo:hyphenation-push-char-count="2" loext:hyphenation-no-caps="false"/>
    </style:style>
    <style:style style:name="P35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0c22" officeooo:paragraph-rsid="012b0c22" style:font-style-asian="normal" style:font-style-complex="normal" fo:hyphenate="true" fo:hyphenation-remain-char-count="2" fo:hyphenation-push-char-count="2" loext:hyphenation-no-caps="false"/>
    </style:style>
    <style:style style:name="P35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a6a9" officeooo:paragraph-rsid="012ba6a9" style:font-style-asian="normal" style:font-style-complex="normal" fo:hyphenate="true" fo:hyphenation-remain-char-count="2" fo:hyphenation-push-char-count="2" loext:hyphenation-no-caps="false"/>
    </style:style>
    <style:style style:name="P35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2bec1f" officeooo:paragraph-rsid="012bec1f" style:font-style-asian="normal" style:font-style-complex="normal" fo:hyphenate="true" fo:hyphenation-remain-char-count="2" fo:hyphenation-push-char-count="2" loext:hyphenation-no-caps="false"/>
    </style:style>
    <style:style style:name="P35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20c59fc" officeooo:paragraph-rsid="020c59fc" style:font-style-asian="normal" style:font-style-complex="normal" fo:hyphenate="true" fo:hyphenation-remain-char-count="2" fo:hyphenation-push-char-count="2" loext:hyphenation-no-caps="false"/>
    </style:style>
    <style:style style:name="P35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style:text-underline-style="none" officeooo:rsid="01dde653" officeooo:paragraph-rsid="01dde653" style:font-style-asian="normal" style:font-style-complex="normal" fo:hyphenate="true" fo:hyphenation-remain-char-count="2" fo:hyphenation-push-char-count="2" loext:hyphenation-no-caps="false"/>
    </style:style>
    <style:style style:name="P35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hyphenate="true" fo:hyphenation-remain-char-count="2" fo:hyphenation-push-char-count="2" loext:hyphenation-no-caps="false"/>
    </style:style>
    <style:style style:name="P36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22f472" fo:hyphenate="true" fo:hyphenation-remain-char-count="2" fo:hyphenation-push-char-count="2" loext:hyphenation-no-caps="false"/>
    </style:style>
    <style:style style:name="P36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a9643" officeooo:paragraph-rsid="00fb80b2" fo:hyphenate="true" fo:hyphenation-remain-char-count="2" fo:hyphenation-push-char-count="2" loext:hyphenation-no-caps="false"/>
    </style:style>
    <style:style style:name="P36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80b2" officeooo:paragraph-rsid="00fb80b2" fo:hyphenate="true" fo:hyphenation-remain-char-count="2" fo:hyphenation-push-char-count="2" loext:hyphenation-no-caps="false"/>
    </style:style>
    <style:style style:name="P36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bfbeb" officeooo:paragraph-rsid="00fbfbeb" fo:hyphenate="true" fo:hyphenation-remain-char-count="2" fo:hyphenation-push-char-count="2" loext:hyphenation-no-caps="false"/>
    </style:style>
    <style:style style:name="P36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cf6df" officeooo:paragraph-rsid="00fcf6df" fo:hyphenate="true" fo:hyphenation-remain-char-count="2" fo:hyphenation-push-char-count="2" loext:hyphenation-no-caps="false"/>
    </style:style>
    <style:style style:name="P36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de6b6" fo:hyphenate="true" fo:hyphenation-remain-char-count="2" fo:hyphenation-push-char-count="2" loext:hyphenation-no-caps="false"/>
    </style:style>
    <style:style style:name="P36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de6b6" officeooo:paragraph-rsid="00ff7f6d" fo:hyphenate="true" fo:hyphenation-remain-char-count="2" fo:hyphenation-push-char-count="2" loext:hyphenation-no-caps="false"/>
    </style:style>
    <style:style style:name="P36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0ff7f6d" officeooo:paragraph-rsid="00ff7f6d" fo:hyphenate="true" fo:hyphenation-remain-char-count="2" fo:hyphenation-push-char-count="2" loext:hyphenation-no-caps="false"/>
    </style:style>
    <style:style style:name="P36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04dd9" officeooo:paragraph-rsid="01004dd9" fo:hyphenate="true" fo:hyphenation-remain-char-count="2" fo:hyphenation-push-char-count="2" loext:hyphenation-no-caps="false"/>
    </style:style>
    <style:style style:name="P36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17719" officeooo:paragraph-rsid="01017719" fo:hyphenate="true" fo:hyphenation-remain-char-count="2" fo:hyphenation-push-char-count="2" loext:hyphenation-no-caps="false"/>
    </style:style>
    <style:style style:name="P37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2264c" fo:hyphenate="true" fo:hyphenation-remain-char-count="2" fo:hyphenation-push-char-count="2" loext:hyphenation-no-caps="false"/>
    </style:style>
    <style:style style:name="P37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2264c" officeooo:paragraph-rsid="0103f151" fo:hyphenate="true" fo:hyphenation-remain-char-count="2" fo:hyphenation-push-char-count="2" loext:hyphenation-no-caps="false"/>
    </style:style>
    <style:style style:name="P37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377a" officeooo:paragraph-rsid="0103377a" fo:hyphenate="true" fo:hyphenation-remain-char-count="2" fo:hyphenation-push-char-count="2" loext:hyphenation-no-caps="false"/>
    </style:style>
    <style:style style:name="P37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03f151" officeooo:paragraph-rsid="0103f151" fo:hyphenate="true" fo:hyphenation-remain-char-count="2" fo:hyphenation-push-char-count="2" loext:hyphenation-no-caps="false"/>
    </style:style>
    <style:style style:name="P37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3b334" officeooo:paragraph-rsid="0113b334" fo:hyphenate="true" fo:hyphenation-remain-char-count="2" fo:hyphenation-push-char-count="2" loext:hyphenation-no-caps="false"/>
    </style:style>
    <style:style style:name="P37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42876" officeooo:paragraph-rsid="01142876" fo:hyphenate="true" fo:hyphenation-remain-char-count="2" fo:hyphenation-push-char-count="2" loext:hyphenation-no-caps="false"/>
    </style:style>
    <style:style style:name="P37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rsid="0115a024" officeooo:paragraph-rsid="0115a024" fo:hyphenate="true" fo:hyphenation-remain-char-count="2" fo:hyphenation-push-char-count="2" loext:hyphenation-no-caps="false"/>
    </style:style>
    <style:style style:name="P37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loext:hyphenation-no-caps="false"/>
    </style:style>
    <style:style style:name="P37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loext:hyphenation-no-caps="false"/>
    </style:style>
    <style:style style:name="P37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loext:hyphenation-no-caps="false"/>
    </style:style>
    <style:style style:name="P38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loext:hyphenation-no-caps="false"/>
    </style:style>
    <style:style style:name="P38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loext:hyphenation-no-caps="false"/>
    </style:style>
    <style:style style:name="P382"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loext:hyphenation-no-caps="false"/>
    </style:style>
    <style:style style:name="P383"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loext:hyphenation-no-caps="false"/>
    </style:style>
    <style:style style:name="P384"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loext:hyphenation-no-caps="false"/>
    </style:style>
    <style:style style:name="P385"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loext:hyphenation-no-caps="false"/>
    </style:style>
    <style:style style:name="P386"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loext:hyphenation-no-caps="false"/>
    </style:style>
    <style:style style:name="P387"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loext:hyphenation-no-caps="false"/>
    </style:style>
    <style:style style:name="P388"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loext:hyphenation-no-caps="false"/>
    </style:style>
    <style:style style:name="P389"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loext:hyphenation-no-caps="false"/>
    </style:style>
    <style:style style:name="P390"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loext:hyphenation-no-caps="false"/>
    </style:style>
    <style:style style:name="P391" style:family="paragraph" style:parent-style-name="Standard">
      <style:paragraph-properties fo:margin-left="0in" fo:margin-right="0in" fo:margin-top="0in" fo:margin-bottom="0in" loext:contextual-spacing="false" fo:text-align="justify" style:justify-single-word="false" fo:hyphenation-ladder-count="no-limit" fo:text-indent="0.1965in" style:auto-text-indent="false">
        <style:tab-stops>
          <style:tab-stop style:position="0.1354in"/>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loext:hyphenation-no-caps="false"/>
    </style:style>
    <style:style style:name="P392" style:family="paragraph" style:parent-style-name="Text_20_body"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language="de" fo:country="DE" fo:hyphenate="true" fo:hyphenation-remain-char-count="2" fo:hyphenation-push-char-count="2" loext:hyphenation-no-caps="false"/>
    </style:style>
    <style:style style:name="P393"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394"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395"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396"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397"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398"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399"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400"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401"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402" style:family="paragraph" style:parent-style-name="Text_20_body">
      <style:text-properties style:text-position="0% 100%" fo:language="de" fo:country="DE" fo:font-style="normal" fo:font-weight="normal" officeooo:rsid="01bad335" officeooo:paragraph-rsid="01bad335" style:font-style-asian="normal" style:font-weight-asian="normal" style:font-style-complex="normal" style:font-weight-complex="normal"/>
    </style:style>
    <style:style style:name="P403" style:family="paragraph" style:parent-style-name="Text_20_body">
      <style:text-properties style:text-position="0% 100%" fo:language="de" fo:country="DE" fo:font-style="normal" fo:font-weight="normal" officeooo:rsid="01fd01d6" officeooo:paragraph-rsid="01fd01d6" style:font-style-asian="normal" style:font-weight-asian="normal" style:font-style-complex="normal" style:font-weight-complex="normal"/>
    </style:style>
    <style:style style:name="P404" style:family="paragraph" style:parent-style-name="Text_20_body">
      <style:text-properties style:text-position="0% 100%" fo:language="de" fo:country="DE" fo:font-style="normal" fo:font-weight="normal" officeooo:rsid="01a20478" officeooo:paragraph-rsid="01a20478" style:font-style-asian="normal" style:font-weight-asian="normal" style:font-style-complex="normal" style:font-weight-complex="normal"/>
    </style:style>
    <style:style style:name="P405" style:family="paragraph" style:parent-style-name="Text_20_body">
      <style:paragraph-properties fo:text-align="justify" style:justify-single-word="false" fo:hyphenation-ladder-count="no-limit">
        <style:tab-stops>
          <style:tab-stop style:position="0.1354in"/>
        </style:tab-stops>
      </style:paragraph-properties>
      <style:text-properties style:text-position="0% 100%" fo:language="de" fo:country="DE" fo:font-style="normal" style:text-underline-style="none" fo:font-weight="normal" officeooo:rsid="01dfd086" officeooo:paragraph-rsid="01e2e360" style:font-style-asian="normal" style:font-weight-asian="normal" style:font-style-complex="normal" style:font-weight-complex="normal" fo:hyphenate="true" fo:hyphenation-remain-char-count="2" fo:hyphenation-push-char-count="2" loext:hyphenation-no-caps="false"/>
    </style:style>
    <style:style style:name="P406" style:family="paragraph" style:parent-style-name="Text_20_body">
      <style:text-properties style:text-position="0% 100%" fo:language="de" fo:country="DE" fo:font-style="normal" officeooo:paragraph-rsid="01b70cb2" style:font-style-asian="normal" style:font-style-complex="normal"/>
    </style:style>
    <style:style style:name="P407"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408"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409"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410"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411" style:family="paragraph" style:parent-style-name="Text_20_body">
      <style:text-properties fo:language="de" fo:country="DE"/>
    </style:style>
    <style:style style:name="P412" style:family="paragraph" style:parent-style-name="Text_20_body">
      <style:text-properties fo:language="de" fo:country="DE" officeooo:paragraph-rsid="016c61fe"/>
    </style:style>
    <style:style style:name="P413" style:family="paragraph" style:parent-style-name="Text_20_body">
      <style:text-properties fo:language="de" fo:country="DE" fo:font-style="italic" style:font-style-asian="italic" style:font-style-complex="italic"/>
    </style:style>
    <style:style style:name="P414" style:family="paragraph" style:parent-style-name="Text_20_body">
      <style:text-properties fo:language="de" fo:country="DE" fo:font-style="italic" officeooo:paragraph-rsid="016c61fe" style:font-style-asian="italic" style:font-style-complex="italic"/>
    </style:style>
    <style:style style:name="P415" style:family="paragraph" style:parent-style-name="Text_20_body">
      <style:text-properties fo:language="de" fo:country="DE" fo:font-style="italic" officeooo:rsid="01f1fb6f" officeooo:paragraph-rsid="01f1fb6f" style:font-style-asian="italic" style:font-style-complex="italic"/>
    </style:style>
    <style:style style:name="P416" style:family="paragraph" style:parent-style-name="Text_20_body">
      <style:text-properties fo:language="de" fo:country="DE" fo:font-style="italic" officeooo:rsid="016e23cf" officeooo:paragraph-rsid="016e23cf" style:font-style-asian="italic" style:font-style-complex="italic"/>
    </style:style>
    <style:style style:name="P417" style:family="paragraph" style:parent-style-name="Text_20_body">
      <style:text-properties fo:language="de" fo:country="DE" fo:font-style="italic" officeooo:rsid="018f8a8b" officeooo:paragraph-rsid="018f8a8b" style:font-style-asian="italic" style:font-style-complex="italic"/>
    </style:style>
    <style:style style:name="P418" style:family="paragraph" style:parent-style-name="Text_20_body">
      <style:text-properties fo:language="de" fo:country="DE" fo:font-style="italic" officeooo:rsid="018ffbac" officeooo:paragraph-rsid="018ffbac" style:font-style-asian="italic" style:font-style-complex="italic"/>
    </style:style>
    <style:style style:name="P419" style:family="paragraph" style:parent-style-name="Text_20_body">
      <style:text-properties fo:language="de" fo:country="DE" fo:font-style="italic" officeooo:rsid="01900ca3" officeooo:paragraph-rsid="01900ca3" style:font-style-asian="italic" style:font-style-complex="italic"/>
    </style:style>
    <style:style style:name="P420" style:family="paragraph" style:parent-style-name="Text_20_body">
      <style:text-properties fo:language="de" fo:country="DE" fo:font-style="italic" officeooo:rsid="019267e8" officeooo:paragraph-rsid="019267e8" style:font-style-asian="italic" style:font-style-complex="italic"/>
    </style:style>
    <style:style style:name="P421" style:family="paragraph" style:parent-style-name="Text_20_body">
      <style:text-properties fo:language="de" fo:country="DE" fo:font-style="italic" officeooo:rsid="0193fef6" officeooo:paragraph-rsid="0193fef6" style:font-style-asian="italic" style:font-style-complex="italic"/>
    </style:style>
    <style:style style:name="P422" style:family="paragraph" style:parent-style-name="Text_20_body">
      <style:text-properties fo:language="de" fo:country="DE" fo:font-style="italic" officeooo:rsid="01940432" officeooo:paragraph-rsid="01940432" style:font-style-asian="italic" style:font-style-complex="italic"/>
    </style:style>
    <style:style style:name="P423" style:family="paragraph" style:parent-style-name="Text_20_body">
      <style:text-properties fo:language="de" fo:country="DE" fo:font-style="italic" officeooo:rsid="0194b262" officeooo:paragraph-rsid="0194b262" style:font-style-asian="italic" style:font-style-complex="italic"/>
    </style:style>
    <style:style style:name="P424" style:family="paragraph" style:parent-style-name="Text_20_body">
      <style:text-properties fo:language="de" fo:country="DE" fo:font-style="italic" officeooo:rsid="0194b262" officeooo:paragraph-rsid="01969616" style:font-style-asian="italic" style:font-style-complex="italic"/>
    </style:style>
    <style:style style:name="P425" style:family="paragraph" style:parent-style-name="Text_20_body">
      <style:text-properties fo:language="de" fo:country="DE" fo:font-style="italic" officeooo:rsid="01969616" officeooo:paragraph-rsid="01969616" style:font-style-asian="italic" style:font-style-complex="italic"/>
    </style:style>
    <style:style style:name="P426" style:family="paragraph" style:parent-style-name="Text_20_body">
      <style:text-properties fo:language="de" fo:country="DE" fo:font-style="italic" officeooo:rsid="0197c715" officeooo:paragraph-rsid="0197e906" style:font-style-asian="italic" style:font-style-complex="italic"/>
    </style:style>
    <style:style style:name="P427" style:family="paragraph" style:parent-style-name="Text_20_body">
      <style:text-properties fo:language="de" fo:country="DE" fo:font-style="italic" officeooo:rsid="0199d87f" officeooo:paragraph-rsid="0199d87f" style:font-style-asian="italic" style:font-style-complex="italic"/>
    </style:style>
    <style:style style:name="P428" style:family="paragraph" style:parent-style-name="Text_20_body">
      <style:text-properties fo:language="de" fo:country="DE" fo:font-style="italic" officeooo:paragraph-rsid="0197e906" style:font-style-asian="italic" style:font-style-complex="italic"/>
    </style:style>
    <style:style style:name="P429" style:family="paragraph" style:parent-style-name="Text_20_body">
      <style:text-properties fo:language="de" fo:country="DE" fo:font-style="italic" officeooo:rsid="019a5f25" officeooo:paragraph-rsid="019a5f25" style:font-style-asian="italic" style:font-style-complex="italic"/>
    </style:style>
    <style:style style:name="P430" style:family="paragraph" style:parent-style-name="Text_20_body">
      <style:text-properties fo:language="de" fo:country="DE" fo:font-style="italic" officeooo:rsid="019d84fd" officeooo:paragraph-rsid="019de539" style:font-style-asian="italic" style:font-style-complex="italic"/>
    </style:style>
    <style:style style:name="P431" style:family="paragraph" style:parent-style-name="Text_20_body">
      <style:text-properties fo:language="de" fo:country="DE" fo:font-style="italic" officeooo:paragraph-rsid="019de539" style:font-style-asian="italic" style:font-style-complex="italic"/>
    </style:style>
    <style:style style:name="P432" style:family="paragraph" style:parent-style-name="Text_20_body">
      <style:text-properties fo:language="de" fo:country="DE" fo:font-style="italic" officeooo:rsid="019de539" officeooo:paragraph-rsid="019de539" style:font-style-asian="italic" style:font-style-complex="italic"/>
    </style:style>
    <style:style style:name="P433" style:family="paragraph" style:parent-style-name="Text_20_body">
      <style:text-properties fo:language="de" fo:country="DE" fo:font-style="italic" officeooo:rsid="01a0cbca" officeooo:paragraph-rsid="01a0cbca" style:font-style-asian="italic" style:font-style-complex="italic"/>
    </style:style>
    <style:style style:name="P434" style:family="paragraph" style:parent-style-name="Text_20_body">
      <style:text-properties fo:language="de" fo:country="DE" fo:font-style="italic" officeooo:rsid="01a13e4d" officeooo:paragraph-rsid="01adc0ac" style:font-style-asian="italic" style:font-style-complex="italic"/>
    </style:style>
    <style:style style:name="P435" style:family="paragraph" style:parent-style-name="Text_20_body">
      <style:text-properties fo:language="de" fo:country="DE" fo:font-style="italic" officeooo:rsid="01adc0ac" officeooo:paragraph-rsid="01adc0ac" style:font-style-asian="italic" style:font-style-complex="italic"/>
    </style:style>
    <style:style style:name="P436" style:family="paragraph" style:parent-style-name="Text_20_body">
      <style:text-properties fo:language="de" fo:country="DE" fo:font-style="italic" officeooo:rsid="01af26fc" officeooo:paragraph-rsid="01af26fc" style:font-style-asian="italic" style:font-style-complex="italic"/>
    </style:style>
    <style:style style:name="P437" style:family="paragraph" style:parent-style-name="Text_20_body">
      <style:text-properties fo:language="de" fo:country="DE" fo:font-style="italic" officeooo:rsid="01b109c1" officeooo:paragraph-rsid="01b109c1" style:font-style-asian="italic" style:font-style-complex="italic"/>
    </style:style>
    <style:style style:name="P438" style:family="paragraph" style:parent-style-name="Text_20_body">
      <style:text-properties fo:language="de" fo:country="DE" fo:font-style="italic" officeooo:rsid="01b264fc" officeooo:paragraph-rsid="01b264fc" style:font-style-asian="italic" style:font-style-complex="italic"/>
    </style:style>
    <style:style style:name="P439" style:family="paragraph" style:parent-style-name="Text_20_body">
      <style:text-properties fo:language="de" fo:country="DE" fo:font-style="italic" officeooo:rsid="01b269d0" officeooo:paragraph-rsid="01b269d0" style:font-style-asian="italic" style:font-style-complex="italic"/>
    </style:style>
    <style:style style:name="P440" style:family="paragraph" style:parent-style-name="Text_20_body">
      <style:text-properties fo:language="de" fo:country="DE" fo:font-style="italic" officeooo:rsid="01bddc19" officeooo:paragraph-rsid="01bddc19" style:font-style-asian="italic" style:font-style-complex="italic"/>
    </style:style>
    <style:style style:name="P441" style:family="paragraph" style:parent-style-name="Text_20_body">
      <style:text-properties fo:language="de" fo:country="DE" fo:font-style="italic" officeooo:rsid="01be8a9f" officeooo:paragraph-rsid="01be8a9f" style:font-style-asian="italic" style:font-style-complex="italic"/>
    </style:style>
    <style:style style:name="P442" style:family="paragraph" style:parent-style-name="Text_20_body">
      <style:text-properties fo:language="de" fo:country="DE" fo:font-style="italic" officeooo:rsid="01c0511e" officeooo:paragraph-rsid="01c0511e" style:font-style-asian="italic" style:font-style-complex="italic"/>
    </style:style>
    <style:style style:name="P443" style:family="paragraph" style:parent-style-name="Text_20_body">
      <style:text-properties fo:language="de" fo:country="DE" fo:font-style="italic" officeooo:paragraph-rsid="01e0535d" style:font-style-asian="italic" style:font-style-complex="italic"/>
    </style:style>
    <style:style style:name="P444" style:family="paragraph" style:parent-style-name="Text_20_body">
      <style:text-properties fo:language="de" fo:country="DE" fo:font-style="italic" officeooo:paragraph-rsid="01e2e360" style:font-style-asian="italic" style:font-style-complex="italic"/>
    </style:style>
    <style:style style:name="P445" style:family="paragraph" style:parent-style-name="Text_20_body">
      <style:text-properties fo:language="de" fo:country="DE" fo:font-style="italic" officeooo:paragraph-rsid="01e61150" style:font-style-asian="italic" style:font-style-complex="italic"/>
    </style:style>
    <style:style style:name="P446" style:family="paragraph" style:parent-style-name="Text_20_body">
      <style:text-properties fo:language="de" fo:country="DE" fo:font-style="italic" officeooo:rsid="0190ca04" officeooo:paragraph-rsid="02153480" style:font-style-asian="italic" style:font-style-complex="italic"/>
    </style:style>
    <style:style style:name="P447" style:family="paragraph" style:parent-style-name="Text_20_body">
      <style:text-properties fo:language="de" fo:country="DE" fo:font-style="italic" officeooo:rsid="019a5e43" officeooo:paragraph-rsid="02153480" style:font-style-asian="italic" style:font-style-complex="italic"/>
    </style:style>
    <style:style style:name="P448" style:family="paragraph" style:parent-style-name="Text_20_body">
      <style:text-properties fo:language="de" fo:country="DE" fo:font-style="italic" officeooo:rsid="018cffbe" officeooo:paragraph-rsid="0292ecf7" style:font-style-asian="italic" style:font-style-complex="italic"/>
    </style:style>
    <style:style style:name="P449" style:family="paragraph" style:parent-style-name="Text_20_body">
      <style:text-properties fo:language="de" fo:country="DE" fo:font-style="italic" officeooo:rsid="02dc25e6" officeooo:paragraph-rsid="02dc25e6" style:font-style-asian="italic" style:font-style-complex="italic"/>
    </style:style>
    <style:style style:name="P450" style:family="paragraph" style:parent-style-name="Text_20_body">
      <style:text-properties fo:language="de" fo:country="DE" fo:font-style="italic" officeooo:rsid="02e4ad70" officeooo:paragraph-rsid="02e4ad70" style:font-style-asian="italic" style:font-style-complex="italic"/>
    </style:style>
    <style:style style:name="P451" style:family="paragraph" style:parent-style-name="Text_20_body">
      <style:text-properties fo:language="de" fo:country="DE" fo:font-style="italic" officeooo:rsid="02ea4748" officeooo:paragraph-rsid="02ea4748" style:font-style-asian="italic" style:font-style-complex="italic"/>
    </style:style>
    <style:style style:name="P452" style:family="paragraph" style:parent-style-name="Text_20_body">
      <style:text-properties fo:language="de" fo:country="DE" fo:font-style="italic" style:text-underline-style="none" style:font-style-asian="italic" style:font-style-complex="italic"/>
    </style:style>
    <style:style style:name="P453" style:family="paragraph" style:parent-style-name="Text_20_body">
      <style:text-properties fo:language="de" fo:country="DE" fo:font-style="italic" style:text-underline-style="none" officeooo:rsid="01be8a9f" officeooo:paragraph-rsid="01be8a9f" style:font-style-asian="italic" style:font-style-complex="italic"/>
    </style:style>
    <style:style style:name="P454" style:family="paragraph" style:parent-style-name="Text_20_body">
      <style:text-properties fo:language="de" fo:country="DE" fo:font-style="italic" style:text-underline-style="none" officeooo:rsid="01c22ba4" officeooo:paragraph-rsid="01c22ba4" style:font-style-asian="italic" style:font-style-complex="italic"/>
    </style:style>
    <style:style style:name="P455" style:family="paragraph" style:parent-style-name="Text_20_body">
      <style:text-properties fo:language="de" fo:country="DE" fo:font-style="italic" style:text-underline-style="none" officeooo:rsid="01c3bb3d" officeooo:paragraph-rsid="01c3bb3d" style:font-style-asian="italic" style:font-style-complex="italic"/>
    </style:style>
    <style:style style:name="P456" style:family="paragraph" style:parent-style-name="Text_20_body">
      <style:text-properties fo:language="de" fo:country="DE" fo:font-style="italic" style:text-underline-style="none" officeooo:rsid="01d2c6f1" officeooo:paragraph-rsid="01d2c6f1" style:font-style-asian="italic" style:font-style-complex="italic"/>
    </style:style>
    <style:style style:name="P457" style:family="paragraph" style:parent-style-name="Text_20_body">
      <style:text-properties fo:language="de" fo:country="DE" fo:font-style="italic" style:text-underline-style="none" officeooo:rsid="01d47164" officeooo:paragraph-rsid="01d47164" style:font-style-asian="italic" style:font-style-complex="italic"/>
    </style:style>
    <style:style style:name="P458" style:family="paragraph" style:parent-style-name="Text_20_body">
      <style:paragraph-properties fo:text-align="justify" style:justify-single-word="false"/>
      <style:text-properties fo:language="de" fo:country="DE" fo:font-style="italic" style:text-underline-style="none" officeooo:rsid="01d47164" officeooo:paragraph-rsid="01d47164" style:font-style-asian="italic" style:font-style-complex="italic"/>
    </style:style>
    <style:style style:name="P459" style:family="paragraph" style:parent-style-name="Text_20_body">
      <style:paragraph-properties fo:text-align="justify" style:justify-single-word="false"/>
      <style:text-properties fo:language="de" fo:country="DE" fo:font-style="italic" style:text-underline-style="none" officeooo:rsid="01d6463f" officeooo:paragraph-rsid="01d6463f" style:font-style-asian="italic" style:font-style-complex="italic"/>
    </style:style>
    <style:style style:name="P460" style:family="paragraph" style:parent-style-name="Text_20_body">
      <style:paragraph-properties fo:text-align="justify" style:justify-single-word="false"/>
      <style:text-properties fo:language="de" fo:country="DE" fo:font-style="italic" style:text-underline-style="none" officeooo:rsid="01d6a123" officeooo:paragraph-rsid="01d6a123" style:font-style-asian="italic" style:font-style-complex="italic"/>
    </style:style>
    <style:style style:name="P461" style:family="paragraph" style:parent-style-name="Text_20_body">
      <style:text-properties fo:language="de" fo:country="DE" fo:font-style="italic" fo:font-weight="normal" officeooo:paragraph-rsid="019de539" style:font-style-asian="italic" style:font-weight-asian="normal" style:font-style-complex="italic" style:font-weight-complex="normal"/>
    </style:style>
    <style:style style:name="P462" style:family="paragraph" style:parent-style-name="Text_20_body">
      <style:text-properties fo:language="de" fo:country="DE" fo:font-style="italic" fo:font-weight="normal" officeooo:rsid="0250e489" officeooo:paragraph-rsid="0250e489" style:font-style-asian="italic" style:font-weight-asian="normal" style:font-style-complex="italic" style:font-weight-complex="normal"/>
    </style:style>
    <style:style style:name="P463" style:family="paragraph" style:parent-style-name="Text_20_body">
      <style:text-properties fo:language="de" fo:country="DE" fo:font-style="normal" officeooo:rsid="01f1fb6f" officeooo:paragraph-rsid="01f1fb6f" style:font-style-asian="normal" style:font-style-complex="normal"/>
    </style:style>
    <style:style style:name="P464" style:family="paragraph" style:parent-style-name="Text_20_body">
      <style:text-properties fo:language="de" fo:country="DE" fo:font-style="normal" officeooo:rsid="016e23cf" officeooo:paragraph-rsid="016e23cf" style:font-style-asian="normal" style:font-style-complex="normal"/>
    </style:style>
    <style:style style:name="P465" style:family="paragraph" style:parent-style-name="Text_20_body">
      <style:text-properties fo:language="de" fo:country="DE" fo:font-style="normal" officeooo:rsid="016f5981" officeooo:paragraph-rsid="016f5981" style:font-style-asian="normal" style:font-style-complex="normal"/>
    </style:style>
    <style:style style:name="P466" style:family="paragraph" style:parent-style-name="Text_20_body">
      <style:text-properties fo:language="de" fo:country="DE" fo:font-style="normal" officeooo:rsid="016bc36e" style:font-style-asian="normal" style:font-style-complex="normal"/>
    </style:style>
    <style:style style:name="P467" style:family="paragraph" style:parent-style-name="Text_20_body">
      <style:text-properties fo:language="de" fo:country="DE" fo:font-style="normal" officeooo:rsid="018ffbac" officeooo:paragraph-rsid="018ffbac" style:font-style-asian="normal" style:font-style-complex="normal"/>
    </style:style>
    <style:style style:name="P468" style:family="paragraph" style:parent-style-name="Text_20_body">
      <style:text-properties fo:language="de" fo:country="DE" fo:font-style="normal" officeooo:rsid="01900ca3" officeooo:paragraph-rsid="018ffbac" style:font-style-asian="normal" style:font-style-complex="normal"/>
    </style:style>
    <style:style style:name="P469" style:family="paragraph" style:parent-style-name="Text_20_body">
      <style:text-properties fo:language="de" fo:country="DE" fo:font-style="normal" officeooo:rsid="01900ca3" officeooo:paragraph-rsid="01900ca3" style:font-style-asian="normal" style:font-style-complex="normal"/>
    </style:style>
    <style:style style:name="P470" style:family="paragraph" style:parent-style-name="Text_20_body">
      <style:text-properties fo:language="de" fo:country="DE" fo:font-style="normal" officeooo:rsid="0190ca04" officeooo:paragraph-rsid="0190ca04" style:font-style-asian="normal" style:font-style-complex="normal"/>
    </style:style>
    <style:style style:name="P471" style:family="paragraph" style:parent-style-name="Text_20_body">
      <style:text-properties fo:language="de" fo:country="DE" fo:font-style="normal" officeooo:rsid="019267e8" officeooo:paragraph-rsid="019267e8" style:font-style-asian="normal" style:font-style-complex="normal"/>
    </style:style>
    <style:style style:name="P472" style:family="paragraph" style:parent-style-name="Text_20_body">
      <style:text-properties fo:language="de" fo:country="DE" fo:font-style="normal" officeooo:rsid="0193fef6" officeooo:paragraph-rsid="0193fef6" style:font-style-asian="normal" style:font-style-complex="normal"/>
    </style:style>
    <style:style style:name="P473" style:family="paragraph" style:parent-style-name="Text_20_body">
      <style:text-properties fo:language="de" fo:country="DE" fo:font-style="normal" officeooo:rsid="01940432" officeooo:paragraph-rsid="01940432" style:font-style-asian="normal" style:font-style-complex="normal"/>
    </style:style>
    <style:style style:name="P474" style:family="paragraph" style:parent-style-name="Text_20_body">
      <style:text-properties fo:language="de" fo:country="DE" fo:font-style="normal" officeooo:rsid="0194b262" officeooo:paragraph-rsid="0194b262" style:font-style-asian="normal" style:font-style-complex="normal"/>
    </style:style>
    <style:style style:name="P475" style:family="paragraph" style:parent-style-name="Text_20_body">
      <style:text-properties fo:language="de" fo:country="DE" fo:font-style="normal" officeooo:rsid="01969616" officeooo:paragraph-rsid="01969616" style:font-style-asian="normal" style:font-style-complex="normal"/>
    </style:style>
    <style:style style:name="P476" style:family="paragraph" style:parent-style-name="Text_20_body">
      <style:text-properties fo:language="de" fo:country="DE" fo:font-style="normal" officeooo:rsid="019cb796" officeooo:paragraph-rsid="019de539" style:font-style-asian="normal" style:font-style-complex="normal"/>
    </style:style>
    <style:style style:name="P477" style:family="paragraph" style:parent-style-name="Text_20_body">
      <style:text-properties fo:language="de" fo:country="DE" fo:font-style="normal" officeooo:rsid="019d84fd" officeooo:paragraph-rsid="019de539" style:font-style-asian="normal" style:font-style-complex="normal"/>
    </style:style>
    <style:style style:name="P478" style:family="paragraph" style:parent-style-name="Text_20_body">
      <style:text-properties fo:language="de" fo:country="DE" fo:font-style="normal" officeooo:rsid="01a0cbca" officeooo:paragraph-rsid="01a0cbca" style:font-style-asian="normal" style:font-style-complex="normal"/>
    </style:style>
    <style:style style:name="P479" style:family="paragraph" style:parent-style-name="Text_20_body">
      <style:text-properties fo:language="de" fo:country="DE" fo:font-style="normal" officeooo:rsid="01adc0ac" officeooo:paragraph-rsid="01adc0ac" style:font-style-asian="normal" style:font-style-complex="normal"/>
    </style:style>
    <style:style style:name="P480" style:family="paragraph" style:parent-style-name="Text_20_body">
      <style:text-properties fo:language="de" fo:country="DE" fo:font-style="normal" officeooo:rsid="01af26fc" officeooo:paragraph-rsid="01af26fc" style:font-style-asian="normal" style:font-style-complex="normal"/>
    </style:style>
    <style:style style:name="P481" style:family="paragraph" style:parent-style-name="Text_20_body">
      <style:text-properties fo:language="de" fo:country="DE" fo:font-style="normal" officeooo:rsid="02df5af1" officeooo:paragraph-rsid="02df5af1" style:font-style-asian="normal" style:font-style-complex="normal"/>
    </style:style>
    <style:style style:name="P482" style:family="paragraph" style:parent-style-name="Text_20_body">
      <style:text-properties fo:language="de" fo:country="DE" fo:font-style="normal" officeooo:rsid="02e0bef2" officeooo:paragraph-rsid="02e0bef2" style:font-style-asian="normal" style:font-style-complex="normal"/>
    </style:style>
    <style:style style:name="P483" style:family="paragraph" style:parent-style-name="Text_20_body">
      <style:text-properties fo:language="de" fo:country="DE" fo:font-style="normal" officeooo:rsid="02e2a93e" officeooo:paragraph-rsid="02e2a93e" style:font-style-asian="normal" style:font-style-complex="normal"/>
    </style:style>
    <style:style style:name="P484" style:family="paragraph" style:parent-style-name="Text_20_body">
      <style:text-properties fo:language="de" fo:country="DE" fo:font-style="normal" officeooo:rsid="02e2fc59" officeooo:paragraph-rsid="02e2fc59" style:font-style-asian="normal" style:font-style-complex="normal"/>
    </style:style>
    <style:style style:name="P485" style:family="paragraph" style:parent-style-name="Text_20_body">
      <style:text-properties fo:language="de" fo:country="DE" fo:font-style="normal" officeooo:rsid="02e30918" officeooo:paragraph-rsid="02e30918" style:font-style-asian="normal" style:font-style-complex="normal"/>
    </style:style>
    <style:style style:name="P486" style:family="paragraph" style:parent-style-name="Text_20_body">
      <style:text-properties fo:language="de" fo:country="DE" fo:font-style="normal" officeooo:rsid="02e4ad70" officeooo:paragraph-rsid="02e4ad70" style:font-style-asian="normal" style:font-style-complex="normal"/>
    </style:style>
    <style:style style:name="P487" style:family="paragraph" style:parent-style-name="Text_20_body">
      <style:text-properties fo:language="de" fo:country="DE" fo:font-style="normal" officeooo:rsid="02e66076" officeooo:paragraph-rsid="02e66076" style:font-style-asian="normal" style:font-style-complex="normal"/>
    </style:style>
    <style:style style:name="P488" style:family="paragraph" style:parent-style-name="Text_20_body">
      <style:text-properties fo:language="de" fo:country="DE" fo:font-style="normal" officeooo:rsid="02dc25e6" officeooo:paragraph-rsid="02dc25e6" style:font-style-asian="normal" style:font-style-complex="normal"/>
    </style:style>
    <style:style style:name="P489" style:family="paragraph" style:parent-style-name="Text_20_body">
      <style:text-properties fo:language="de" fo:country="DE" fo:font-style="normal" officeooo:rsid="02ddf26b" officeooo:paragraph-rsid="02ddf26b" style:font-style-asian="normal" style:font-style-complex="normal"/>
    </style:style>
    <style:style style:name="P490" style:family="paragraph" style:parent-style-name="Text_20_body">
      <style:text-properties fo:language="de" fo:country="DE" fo:font-style="normal" officeooo:rsid="02e4f057" officeooo:paragraph-rsid="02e4f057" style:font-style-asian="normal" style:font-style-complex="normal"/>
    </style:style>
    <style:style style:name="P491" style:family="paragraph" style:parent-style-name="Text_20_body">
      <style:text-properties fo:language="de" fo:country="DE" fo:font-style="normal" fo:font-weight="normal" officeooo:rsid="019f2041" officeooo:paragraph-rsid="019f2041" style:font-style-asian="normal" style:font-weight-asian="normal" style:font-style-complex="normal" style:font-weight-complex="normal"/>
    </style:style>
    <style:style style:name="P492" style:family="paragraph" style:parent-style-name="Text_20_body">
      <style:text-properties fo:language="de" fo:country="DE" fo:font-style="normal" fo:font-weight="normal" officeooo:rsid="01adc0ac" officeooo:paragraph-rsid="01adc0ac" style:font-style-asian="normal" style:font-weight-asian="normal" style:font-style-complex="normal" style:font-weight-complex="normal"/>
    </style:style>
    <style:style style:name="P493" style:family="paragraph" style:parent-style-name="Text_20_body">
      <style:text-properties fo:language="de" fo:country="DE" fo:font-style="normal" fo:font-weight="normal" officeooo:paragraph-rsid="02445556" style:font-style-asian="normal" style:font-weight-asian="normal" style:font-style-complex="normal" style:font-weight-complex="normal"/>
    </style:style>
    <style:style style:name="P494" style:family="paragraph" style:parent-style-name="Text_20_body">
      <style:text-properties fo:language="de" fo:country="DE" fo:font-style="normal" fo:font-weight="normal" officeooo:rsid="0250e489" officeooo:paragraph-rsid="0250e489" style:font-style-asian="normal" style:font-weight-asian="normal" style:font-style-complex="normal" style:font-weight-complex="normal"/>
    </style:style>
    <style:style style:name="P495" style:family="paragraph" style:parent-style-name="Text_20_body">
      <style:text-properties fo:language="de" fo:country="DE" fo:font-style="normal" style:text-underline-style="none" officeooo:rsid="01c0511e" officeooo:paragraph-rsid="01c0511e" style:font-style-asian="normal" style:font-style-complex="normal"/>
    </style:style>
    <style:style style:name="P496" style:family="paragraph" style:parent-style-name="Text_20_body">
      <style:text-properties fo:language="de" fo:country="DE" fo:font-style="normal" style:text-underline-style="none" officeooo:rsid="01c22ba4" officeooo:paragraph-rsid="01c22ba4" style:font-style-asian="normal" style:font-style-complex="normal"/>
    </style:style>
    <style:style style:name="P497" style:family="paragraph" style:parent-style-name="Text_20_body">
      <style:text-properties fo:language="de" fo:country="DE" fo:font-style="normal" style:text-underline-style="none" officeooo:rsid="01c384e8" officeooo:paragraph-rsid="01c384e8" style:font-style-asian="normal" style:font-style-complex="normal"/>
    </style:style>
    <style:style style:name="P498" style:family="paragraph" style:parent-style-name="Text_20_body">
      <style:text-properties fo:language="de" fo:country="DE" fo:font-style="normal" style:text-underline-style="none" officeooo:rsid="01c3bb3d" officeooo:paragraph-rsid="01c3bb3d" style:font-style-asian="normal" style:font-style-complex="normal"/>
    </style:style>
    <style:style style:name="P499" style:family="paragraph" style:parent-style-name="Text_20_body">
      <style:text-properties fo:language="de" fo:country="DE" fo:font-style="normal" style:text-underline-style="none" officeooo:rsid="01c5f47f" officeooo:paragraph-rsid="01c5f47f" style:font-style-asian="normal" style:font-style-complex="normal"/>
    </style:style>
    <style:style style:name="P500" style:family="paragraph" style:parent-style-name="Text_20_body">
      <style:text-properties fo:language="de" fo:country="DE" fo:font-style="normal" style:text-underline-style="none" officeooo:rsid="01c77beb" officeooo:paragraph-rsid="01c77beb" style:font-style-asian="normal" style:font-style-complex="normal"/>
    </style:style>
    <style:style style:name="P501" style:family="paragraph" style:parent-style-name="Text_20_body">
      <style:text-properties fo:language="de" fo:country="DE" fo:font-style="normal" style:text-underline-style="none" officeooo:rsid="01c9cfec" officeooo:paragraph-rsid="01c9cfec" style:font-style-asian="normal" style:font-style-complex="normal"/>
    </style:style>
    <style:style style:name="P502" style:family="paragraph" style:parent-style-name="Text_20_body">
      <style:text-properties fo:language="de" fo:country="DE" fo:font-style="normal" style:text-underline-style="none" officeooo:rsid="01cbb7ac" officeooo:paragraph-rsid="01cbb7ac" style:font-style-asian="normal" style:font-style-complex="normal"/>
    </style:style>
    <style:style style:name="P503" style:family="paragraph" style:parent-style-name="Text_20_body">
      <style:text-properties fo:language="de" fo:country="DE" fo:font-style="normal" style:text-underline-style="none" officeooo:rsid="01cd95aa" officeooo:paragraph-rsid="01cd95aa" style:font-style-asian="normal" style:font-style-complex="normal"/>
    </style:style>
    <style:style style:name="P504" style:family="paragraph" style:parent-style-name="Text_20_body">
      <style:text-properties fo:language="de" fo:country="DE" fo:font-style="normal" style:text-underline-style="none" officeooo:rsid="01ce191b" officeooo:paragraph-rsid="01ce191b" style:font-style-asian="normal" style:font-style-complex="normal"/>
    </style:style>
    <style:style style:name="P505" style:family="paragraph" style:parent-style-name="Text_20_body">
      <style:text-properties fo:language="de" fo:country="DE" fo:font-style="normal" style:text-underline-style="none" officeooo:rsid="01ce78e9" officeooo:paragraph-rsid="01ce78e9" style:font-style-asian="normal" style:font-style-complex="normal"/>
    </style:style>
    <style:style style:name="P506" style:family="paragraph" style:parent-style-name="Text_20_body">
      <style:text-properties fo:language="de" fo:country="DE" fo:font-style="normal" style:text-underline-style="none" officeooo:rsid="01c3257b" officeooo:paragraph-rsid="01c3257b" style:font-style-asian="normal" style:font-style-complex="normal"/>
    </style:style>
    <style:style style:name="P507" style:family="paragraph" style:parent-style-name="Text_20_body">
      <style:text-properties fo:language="de" fo:country="DE" fo:font-style="normal" style:text-underline-style="none" officeooo:rsid="01d03e94" officeooo:paragraph-rsid="01d03e94" style:font-style-asian="normal" style:font-style-complex="normal"/>
    </style:style>
    <style:style style:name="P508" style:family="paragraph" style:parent-style-name="Text_20_body">
      <style:text-properties fo:language="de" fo:country="DE" fo:font-style="normal" style:text-underline-style="none" officeooo:rsid="01d03e94" officeooo:paragraph-rsid="0294f806" style:font-style-asian="normal" style:font-style-complex="normal"/>
    </style:style>
    <style:style style:name="P509" style:family="paragraph" style:parent-style-name="Text_20_body">
      <style:text-properties fo:language="de" fo:country="DE" fo:font-style="normal" style:text-underline-style="none" officeooo:rsid="01d151f7" officeooo:paragraph-rsid="01d151f7" style:font-style-asian="normal" style:font-style-complex="normal"/>
    </style:style>
    <style:style style:name="P510" style:family="paragraph" style:parent-style-name="Text_20_body">
      <style:text-properties fo:language="de" fo:country="DE" fo:font-style="normal" style:text-underline-style="none" officeooo:rsid="01d151f7" officeooo:paragraph-rsid="01d2c6f1" style:font-style-asian="normal" style:font-style-complex="normal"/>
    </style:style>
    <style:style style:name="P511" style:family="paragraph" style:parent-style-name="Text_20_body">
      <style:text-properties fo:language="de" fo:country="DE" fo:font-style="normal" style:text-underline-style="none" officeooo:rsid="01d151f7" officeooo:paragraph-rsid="01ce78e9" style:font-style-asian="normal" style:font-style-complex="normal"/>
    </style:style>
    <style:style style:name="P512" style:family="paragraph" style:parent-style-name="Text_20_body">
      <style:text-properties fo:language="de" fo:country="DE" fo:font-style="normal" style:text-underline-style="none" officeooo:rsid="01d2c6f1" officeooo:paragraph-rsid="01d2c6f1" style:font-style-asian="normal" style:font-style-complex="normal"/>
    </style:style>
    <style:style style:name="P513" style:family="paragraph" style:parent-style-name="Text_20_body">
      <style:text-properties fo:language="de" fo:country="DE" fo:font-style="normal" style:text-underline-style="none" officeooo:rsid="01d6463f" officeooo:paragraph-rsid="01d6463f" style:font-style-asian="normal" style:font-style-complex="normal"/>
    </style:style>
    <style:style style:name="P514" style:family="paragraph" style:parent-style-name="Text_20_body">
      <style:paragraph-properties fo:text-align="justify" style:justify-single-word="false"/>
      <style:text-properties fo:language="de" fo:country="DE" fo:font-style="normal" style:text-underline-style="none" officeooo:rsid="01d6463f" officeooo:paragraph-rsid="01d6463f" style:font-style-asian="normal" style:font-style-complex="normal"/>
    </style:style>
    <style:style style:name="P515" style:family="paragraph" style:parent-style-name="Text_20_body">
      <style:text-properties fo:language="de" fo:country="DE" fo:font-style="normal" style:text-underline-style="none" officeooo:rsid="01d47164" officeooo:paragraph-rsid="01d47164" style:font-style-asian="normal" style:font-style-complex="normal"/>
    </style:style>
    <style:style style:name="P516" style:family="paragraph" style:parent-style-name="Text_20_body">
      <style:paragraph-properties fo:text-align="justify" style:justify-single-word="false"/>
      <style:text-properties fo:language="de" fo:country="DE" fo:font-style="normal" style:text-underline-style="none" officeooo:rsid="01d47164" officeooo:paragraph-rsid="01d47164" style:font-style-asian="normal" style:font-style-complex="normal"/>
    </style:style>
    <style:style style:name="P517" style:family="paragraph" style:parent-style-name="Text_20_body">
      <style:paragraph-properties fo:text-align="justify" style:justify-single-word="false"/>
      <style:text-properties fo:language="de" fo:country="DE" fo:font-style="normal" style:text-underline-style="none" officeooo:rsid="01d6a123" officeooo:paragraph-rsid="01d6a123" style:font-style-asian="normal" style:font-style-complex="normal"/>
    </style:style>
    <style:style style:name="P518" style:family="paragraph" style:parent-style-name="Text_20_body">
      <style:paragraph-properties fo:text-align="justify" style:justify-single-word="false"/>
      <style:text-properties fo:language="de" fo:country="DE" fo:font-style="normal" style:text-underline-style="none" officeooo:rsid="01d7c341" officeooo:paragraph-rsid="01d7c341" style:font-style-asian="normal" style:font-style-complex="normal"/>
    </style:style>
    <style:style style:name="P519" style:family="paragraph" style:parent-style-name="Text_20_body">
      <style:paragraph-properties fo:text-align="justify" style:justify-single-word="false"/>
      <style:text-properties fo:language="de" fo:country="DE" fo:font-style="normal" style:text-underline-style="none" officeooo:rsid="01d8f540" officeooo:paragraph-rsid="01d8f540" style:font-style-asian="normal" style:font-style-complex="normal"/>
    </style:style>
    <style:style style:name="P520" style:family="paragraph" style:parent-style-name="Text_20_body">
      <style:text-properties fo:language="de" fo:country="DE" fo:font-style="normal" style:text-underline-style="none" officeooo:rsid="01d8f540" officeooo:paragraph-rsid="01d8f540" style:font-style-asian="normal" style:font-style-complex="normal"/>
    </style:style>
    <style:style style:name="P521" style:family="paragraph" style:parent-style-name="Text_20_body">
      <style:text-properties fo:language="de" fo:country="DE" fo:font-style="normal" style:text-underline-style="none" officeooo:rsid="01d8f540" officeooo:paragraph-rsid="01d93d06" style:font-style-asian="normal" style:font-style-complex="normal"/>
    </style:style>
    <style:style style:name="P522" style:family="paragraph" style:parent-style-name="Text_20_body">
      <style:text-properties fo:language="de" fo:country="DE" fo:font-style="normal" style:text-underline-style="none" officeooo:rsid="01d8f540" officeooo:paragraph-rsid="01dac0c2" style:font-style-asian="normal" style:font-style-complex="normal"/>
    </style:style>
    <style:style style:name="P523" style:family="paragraph" style:parent-style-name="Text_20_body">
      <style:text-properties fo:language="de" fo:country="DE" fo:font-style="normal" style:text-underline-style="none" officeooo:rsid="01dc0e01" officeooo:paragraph-rsid="01dc0e01" style:font-style-asian="normal" style:font-style-complex="normal"/>
    </style:style>
    <style:style style:name="P524" style:family="paragraph" style:parent-style-name="Text_20_body">
      <style:text-properties fo:language="de" fo:country="DE" fo:font-style="normal" style:text-underline-style="none" officeooo:rsid="01dc0e01" officeooo:paragraph-rsid="02967d92" style:font-style-asian="normal" style:font-style-complex="normal"/>
    </style:style>
    <style:style style:name="P525" style:family="paragraph" style:parent-style-name="Text_20_body">
      <style:text-properties fo:language="de" fo:country="DE" fo:font-style="normal" style:text-underline-style="none" officeooo:rsid="01dde653" officeooo:paragraph-rsid="01dde653" style:font-style-asian="normal" style:font-style-complex="normal"/>
    </style:style>
    <style:style style:name="P526" style:family="paragraph" style:parent-style-name="Text_20_body">
      <style:text-properties fo:language="de" fo:country="DE" fo:font-style="normal" style:text-underline-style="none" officeooo:rsid="01dde653" officeooo:paragraph-rsid="022002a1" style:font-style-asian="normal" style:font-style-complex="normal"/>
    </style:style>
    <style:style style:name="P527" style:family="paragraph" style:parent-style-name="Text_20_body">
      <style:text-properties fo:language="de" fo:country="DE" fo:font-style="normal" style:text-underline-style="none" officeooo:rsid="01dde653" officeooo:paragraph-rsid="02967d92" style:font-style-asian="normal" style:font-style-complex="normal"/>
    </style:style>
    <style:style style:name="P528" style:family="paragraph" style:parent-style-name="Text_20_body">
      <style:text-properties fo:language="de" fo:country="DE" fo:font-style="normal" style:text-underline-style="none" officeooo:rsid="01dfd086" officeooo:paragraph-rsid="01dfd086" style:font-style-asian="normal" style:font-style-complex="normal"/>
    </style:style>
    <style:style style:name="P529" style:family="paragraph" style:parent-style-name="Text_20_body">
      <style:text-properties fo:language="de" fo:country="DE" fo:font-style="normal" style:text-underline-style="none" officeooo:rsid="01dfd086" officeooo:paragraph-rsid="01e0535d" style:font-style-asian="normal" style:font-style-complex="normal"/>
    </style:style>
    <style:style style:name="P530" style:family="paragraph" style:parent-style-name="Text_20_body">
      <style:text-properties fo:language="de" fo:country="DE" fo:font-style="normal" style:text-underline-style="none" officeooo:rsid="01c59673" officeooo:paragraph-rsid="0218b0c1" style:font-style-asian="normal" style:font-style-complex="normal"/>
    </style:style>
    <style:style style:name="P531" style:family="paragraph" style:parent-style-name="Text_20_body">
      <style:text-properties fo:language="de" fo:country="DE" fo:font-style="normal" style:text-underline-style="none" officeooo:rsid="0297207d" officeooo:paragraph-rsid="0297207d" style:font-style-asian="normal" style:font-style-complex="normal"/>
    </style:style>
    <style:style style:name="P532" style:family="paragraph" style:parent-style-name="Text_20_body">
      <style:text-properties fo:language="de" fo:country="DE" officeooo:rsid="016e23cf" officeooo:paragraph-rsid="016e23cf"/>
    </style:style>
    <style:style style:name="P533" style:family="paragraph" style:parent-style-name="Text_20_body">
      <style:text-properties fo:language="de" fo:country="DE" officeooo:rsid="015bf7d3" officeooo:paragraph-rsid="015bf7d3"/>
    </style:style>
    <style:style style:name="P534" style:family="paragraph" style:parent-style-name="Text_20_body">
      <style:text-properties fo:language="de" fo:country="DE" officeooo:rsid="016f5981" officeooo:paragraph-rsid="016f5981"/>
    </style:style>
    <style:style style:name="P535" style:family="paragraph" style:parent-style-name="Text_20_body">
      <style:text-properties fo:language="de" fo:country="DE" officeooo:paragraph-rsid="01b70cb2"/>
    </style:style>
    <style:style style:name="P536" style:family="paragraph" style:parent-style-name="Text_20_body">
      <style:text-properties fo:language="de" fo:country="DE" officeooo:rsid="018f8a8b" officeooo:paragraph-rsid="018f8a8b"/>
    </style:style>
    <style:style style:name="P537" style:family="paragraph" style:parent-style-name="Text_20_body">
      <style:text-properties fo:language="de" fo:country="DE" officeooo:rsid="018cffbe" officeooo:paragraph-rsid="018cffbe"/>
    </style:style>
    <style:style style:name="P538" style:family="paragraph" style:parent-style-name="Text_20_body">
      <style:text-properties fo:language="de" fo:country="DE" officeooo:rsid="018cffbe" officeooo:paragraph-rsid="0292ecf7"/>
    </style:style>
    <style:style style:name="P539" style:family="paragraph" style:parent-style-name="Text_20_body">
      <style:text-properties fo:language="de" fo:country="DE" officeooo:paragraph-rsid="0197e906"/>
    </style:style>
    <style:style style:name="P540" style:family="paragraph" style:parent-style-name="Text_20_body">
      <style:text-properties fo:language="de" fo:country="DE" officeooo:rsid="019a5e43" officeooo:paragraph-rsid="019a5e43"/>
    </style:style>
    <style:style style:name="P541" style:family="paragraph" style:parent-style-name="Text_20_body">
      <style:text-properties fo:language="de" fo:country="DE" officeooo:paragraph-rsid="019a5e43"/>
    </style:style>
    <style:style style:name="P542" style:family="paragraph" style:parent-style-name="Text_20_body">
      <style:text-properties fo:language="de" fo:country="DE" officeooo:rsid="0199d87f" officeooo:paragraph-rsid="0197e906"/>
    </style:style>
    <style:style style:name="P543" style:family="paragraph" style:parent-style-name="Text_20_body">
      <style:text-properties fo:language="de" fo:country="DE" officeooo:rsid="019a5f25" officeooo:paragraph-rsid="019a5f25"/>
    </style:style>
    <style:style style:name="P544" style:family="paragraph" style:parent-style-name="Text_20_body">
      <style:text-properties fo:language="de" fo:country="DE" officeooo:paragraph-rsid="019bc3ea"/>
    </style:style>
    <style:style style:name="P545" style:family="paragraph" style:parent-style-name="Text_20_body">
      <style:text-properties fo:language="de" fo:country="DE" officeooo:paragraph-rsid="019de539"/>
    </style:style>
    <style:style style:name="P546" style:family="paragraph" style:parent-style-name="Text_20_body">
      <style:text-properties fo:language="de" fo:country="DE" officeooo:rsid="019cb796" officeooo:paragraph-rsid="019de539"/>
    </style:style>
    <style:style style:name="P547" style:family="paragraph" style:parent-style-name="Text_20_body">
      <style:text-properties fo:language="de" fo:country="DE" officeooo:paragraph-rsid="019f2041"/>
    </style:style>
    <style:style style:name="P548" style:family="paragraph" style:parent-style-name="Text_20_body">
      <style:text-properties fo:language="de" fo:country="DE" officeooo:paragraph-rsid="01a0b422"/>
    </style:style>
    <style:style style:name="P549" style:family="paragraph" style:parent-style-name="Text_20_body">
      <style:text-properties fo:language="de" fo:country="DE" officeooo:paragraph-rsid="01a0cbca"/>
    </style:style>
    <style:style style:name="P550" style:family="paragraph" style:parent-style-name="Text_20_body">
      <style:text-properties fo:language="de" fo:country="DE" officeooo:paragraph-rsid="01adc0ac"/>
    </style:style>
    <style:style style:name="P551" style:family="paragraph" style:parent-style-name="Text_20_body">
      <style:text-properties fo:language="de" fo:country="DE" officeooo:rsid="01a20478" officeooo:paragraph-rsid="01a20478"/>
    </style:style>
    <style:style style:name="P552" style:family="paragraph" style:parent-style-name="Text_20_body">
      <style:text-properties fo:language="de" fo:country="DE" officeooo:rsid="01acbdad" officeooo:paragraph-rsid="01af26fc"/>
    </style:style>
    <style:style style:name="P553" style:family="paragraph" style:parent-style-name="Text_20_body">
      <style:text-properties fo:language="de" fo:country="DE" officeooo:rsid="01af26fc" officeooo:paragraph-rsid="01af26fc"/>
    </style:style>
    <style:style style:name="P554" style:family="paragraph" style:parent-style-name="Text_20_body">
      <style:text-properties fo:language="de" fo:country="DE" officeooo:rsid="01b109c1" officeooo:paragraph-rsid="01b109c1"/>
    </style:style>
    <style:style style:name="P555" style:family="paragraph" style:parent-style-name="Text_20_body">
      <style:text-properties fo:language="de" fo:country="DE" officeooo:rsid="01bcd224" officeooo:paragraph-rsid="01bddc19"/>
    </style:style>
    <style:style style:name="P556" style:family="paragraph" style:parent-style-name="Text_20_body">
      <style:text-properties fo:language="de" fo:country="DE" officeooo:paragraph-rsid="01dfd086"/>
    </style:style>
    <style:style style:name="P557" style:family="paragraph" style:parent-style-name="Text_20_body">
      <style:text-properties fo:language="de" fo:country="DE" officeooo:paragraph-rsid="01e0535d"/>
    </style:style>
    <style:style style:name="P558" style:family="paragraph" style:parent-style-name="Text_20_body">
      <style:text-properties fo:language="de" fo:country="DE" officeooo:rsid="01e0705f" officeooo:paragraph-rsid="01e0705f"/>
    </style:style>
    <style:style style:name="P559" style:family="paragraph" style:parent-style-name="Text_20_body">
      <style:text-properties fo:language="de" fo:country="DE" officeooo:paragraph-rsid="01e2e360"/>
    </style:style>
    <style:style style:name="P560" style:family="paragraph" style:parent-style-name="Text_20_body">
      <style:text-properties fo:language="de" fo:country="DE" officeooo:rsid="01e43184" officeooo:paragraph-rsid="01e43184"/>
    </style:style>
    <style:style style:name="P561" style:family="paragraph" style:parent-style-name="Text_20_body">
      <style:text-properties fo:language="de" fo:country="DE" officeooo:paragraph-rsid="01e43184"/>
    </style:style>
    <style:style style:name="P562" style:family="paragraph" style:parent-style-name="Text_20_body">
      <style:text-properties fo:language="de" fo:country="DE" officeooo:paragraph-rsid="01e61150"/>
    </style:style>
    <style:style style:name="P563" style:family="paragraph" style:parent-style-name="Text_20_body">
      <style:text-properties fo:language="de" fo:country="DE" officeooo:paragraph-rsid="020f63fc"/>
    </style:style>
    <style:style style:name="P564" style:family="paragraph" style:parent-style-name="Text_20_body">
      <style:text-properties fo:language="de" fo:country="DE" officeooo:paragraph-rsid="0213c99b"/>
    </style:style>
    <style:style style:name="P565" style:family="paragraph" style:parent-style-name="Text_20_body">
      <style:text-properties fo:language="de" fo:country="DE" officeooo:paragraph-rsid="021d90db"/>
    </style:style>
    <style:style style:name="P566" style:family="paragraph" style:parent-style-name="Text_20_body">
      <style:text-properties fo:language="de" fo:country="DE" officeooo:paragraph-rsid="0221ba7d"/>
    </style:style>
    <style:style style:name="P567" style:family="paragraph" style:parent-style-name="Text_20_body">
      <style:text-properties fo:language="de" fo:country="DE" officeooo:paragraph-rsid="0222b8b2"/>
    </style:style>
    <style:style style:name="P568" style:family="paragraph" style:parent-style-name="Text_20_body">
      <style:text-properties fo:language="de" fo:country="DE" officeooo:paragraph-rsid="02233869"/>
    </style:style>
    <style:style style:name="P569" style:family="paragraph" style:parent-style-name="Text_20_body">
      <style:text-properties fo:language="de" fo:country="DE" officeooo:paragraph-rsid="0225f7ec"/>
    </style:style>
    <style:style style:name="P570" style:family="paragraph" style:parent-style-name="Text_20_body">
      <style:text-properties fo:language="de" fo:country="DE" officeooo:paragraph-rsid="0226b1fd"/>
    </style:style>
    <style:style style:name="P571" style:family="paragraph" style:parent-style-name="Text_20_body">
      <style:text-properties fo:language="de" fo:country="DE" officeooo:rsid="0225f7ec" officeooo:paragraph-rsid="0225f7ec"/>
    </style:style>
    <style:style style:name="P572" style:family="paragraph" style:parent-style-name="Text_20_body">
      <style:text-properties fo:language="de" fo:country="DE" officeooo:paragraph-rsid="022a8bb7"/>
    </style:style>
    <style:style style:name="P573" style:family="paragraph" style:parent-style-name="Text_20_body">
      <style:text-properties fo:language="de" fo:country="DE" officeooo:paragraph-rsid="022ea5fd"/>
    </style:style>
    <style:style style:name="P574" style:family="paragraph" style:parent-style-name="Text_20_body">
      <style:text-properties fo:language="de" fo:country="DE" officeooo:paragraph-rsid="02967d92"/>
    </style:style>
    <style:style style:name="P575" style:family="paragraph" style:parent-style-name="Text_20_body">
      <style:text-properties fo:language="de" fo:country="DE" officeooo:paragraph-rsid="0297207d"/>
    </style:style>
    <style:style style:name="P576" style:family="paragraph" style:parent-style-name="Text_20_body">
      <style:text-properties fo:language="de" fo:country="DE" officeooo:paragraph-rsid="029ace6a"/>
    </style:style>
    <style:style style:name="P577" style:family="paragraph" style:parent-style-name="Text_20_body">
      <style:text-properties fo:language="de" fo:country="DE" officeooo:paragraph-rsid="029b0454"/>
    </style:style>
    <style:style style:name="P578" style:family="paragraph" style:parent-style-name="Text_20_body">
      <style:text-properties fo:language="de" fo:country="DE" officeooo:rsid="02b35cda" officeooo:paragraph-rsid="02b35cda"/>
    </style:style>
    <style:style style:name="P579" style:family="paragraph" style:parent-style-name="Text_20_body">
      <style:text-properties fo:language="de" fo:country="DE" officeooo:rsid="02b52e64" officeooo:paragraph-rsid="02b52e64"/>
    </style:style>
    <style:style style:name="P580" style:family="paragraph" style:parent-style-name="Text_20_body">
      <style:text-properties fo:language="de" fo:country="DE" officeooo:rsid="02b91dbe" officeooo:paragraph-rsid="02b91dbe"/>
    </style:style>
    <style:style style:name="P581" style:family="paragraph" style:parent-style-name="Text_20_body">
      <style:text-properties fo:language="de" fo:country="DE" officeooo:rsid="02ba7105" officeooo:paragraph-rsid="02ba7105"/>
    </style:style>
    <style:style style:name="P582" style:family="paragraph" style:parent-style-name="Text_20_body">
      <style:text-properties fo:language="de" fo:country="DE" officeooo:rsid="02bb7084" officeooo:paragraph-rsid="02bb7084"/>
    </style:style>
    <style:style style:name="P583" style:family="paragraph" style:parent-style-name="Text_20_body">
      <style:text-properties fo:language="de" fo:country="DE" officeooo:rsid="02bb7084" officeooo:paragraph-rsid="02c8ba40"/>
    </style:style>
    <style:style style:name="P584" style:family="paragraph" style:parent-style-name="Text_20_body">
      <style:text-properties fo:language="de" fo:country="DE" officeooo:paragraph-rsid="02cced3e"/>
    </style:style>
    <style:style style:name="P585" style:family="paragraph" style:parent-style-name="Text_20_body">
      <style:text-properties fo:language="de" fo:country="DE" officeooo:rsid="02d47cc0" officeooo:paragraph-rsid="02d47cc0"/>
    </style:style>
    <style:style style:name="P586" style:family="paragraph" style:parent-style-name="Text_20_body">
      <style:text-properties fo:language="de" fo:country="DE" officeooo:rsid="02d4ce70" officeooo:paragraph-rsid="02d4ce70"/>
    </style:style>
    <style:style style:name="P587" style:family="paragraph" style:parent-style-name="Text_20_body">
      <style:text-properties fo:language="de" fo:country="DE" officeooo:rsid="02d4ce70" officeooo:paragraph-rsid="02d666f7"/>
    </style:style>
    <style:style style:name="P588" style:family="paragraph" style:parent-style-name="Text_20_body">
      <style:text-properties fo:language="de" fo:country="DE" officeooo:rsid="02d666f7" officeooo:paragraph-rsid="02d666f7"/>
    </style:style>
    <style:style style:name="P589" style:family="paragraph" style:parent-style-name="Text_20_body">
      <style:text-properties fo:language="de" fo:country="DE" officeooo:rsid="02da3482" officeooo:paragraph-rsid="02da3482"/>
    </style:style>
    <style:style style:name="P590" style:family="paragraph" style:parent-style-name="Text_20_body">
      <style:text-properties fo:language="de" fo:country="DE" officeooo:rsid="02dc25e6" officeooo:paragraph-rsid="02dc25e6"/>
    </style:style>
    <style:style style:name="P591" style:family="paragraph" style:parent-style-name="Text_20_body">
      <style:text-properties fo:language="de" fo:country="DE" officeooo:rsid="02ddd3a8" officeooo:paragraph-rsid="02ddd3a8"/>
    </style:style>
    <style:style style:name="P592" style:family="paragraph" style:parent-style-name="Text_20_body">
      <style:text-properties fo:language="de" fo:country="DE" officeooo:rsid="02ddf26b" officeooo:paragraph-rsid="02ddf26b"/>
    </style:style>
    <style:style style:name="P593" style:family="paragraph" style:parent-style-name="Text_20_body">
      <style:text-properties fo:language="de" fo:country="DE" officeooo:rsid="02df0250" officeooo:paragraph-rsid="02df0250"/>
    </style:style>
    <style:style style:name="P594" style:family="paragraph" style:parent-style-name="Text_20_body">
      <style:text-properties fo:language="de" fo:country="DE" officeooo:rsid="02e4ad70" officeooo:paragraph-rsid="02e4ad70"/>
    </style:style>
    <style:style style:name="P595" style:family="paragraph" style:parent-style-name="Text_20_body">
      <style:text-properties fo:language="de" fo:country="DE" officeooo:rsid="02e4f057" officeooo:paragraph-rsid="02e63369"/>
    </style:style>
    <style:style style:name="P596" style:family="paragraph" style:parent-style-name="Text_20_body">
      <style:text-properties fo:language="de" fo:country="DE" officeooo:paragraph-rsid="02e4ad70"/>
    </style:style>
    <style:style style:name="P597" style:family="paragraph" style:parent-style-name="Text_20_body">
      <style:text-properties officeooo:paragraph-rsid="0235b1e8"/>
    </style:style>
    <style:style style:name="P598" style:family="paragraph" style:parent-style-name="Text_20_body">
      <style:text-properties officeooo:paragraph-rsid="0235de9b"/>
    </style:style>
    <style:style style:name="P599" style:family="paragraph" style:parent-style-name="Text_20_body">
      <style:text-properties officeooo:paragraph-rsid="023cbe4e"/>
    </style:style>
    <style:style style:name="P600" style:family="paragraph" style:parent-style-name="Text_20_body">
      <style:text-properties officeooo:rsid="023cbe4e" officeooo:paragraph-rsid="023cbe4e"/>
    </style:style>
    <style:style style:name="P601" style:family="paragraph" style:parent-style-name="Text_20_body">
      <style:text-properties officeooo:rsid="023d3bde" officeooo:paragraph-rsid="023d3bde"/>
    </style:style>
    <style:style style:name="P602" style:family="paragraph" style:parent-style-name="Text_20_body">
      <style:text-properties officeooo:rsid="023d3bde" officeooo:paragraph-rsid="023e3a66"/>
    </style:style>
    <style:style style:name="P603" style:family="paragraph" style:parent-style-name="Text_20_body">
      <style:text-properties officeooo:paragraph-rsid="023d3bde"/>
    </style:style>
    <style:style style:name="P604" style:family="paragraph" style:parent-style-name="Text_20_body">
      <style:text-properties officeooo:paragraph-rsid="0240deb3"/>
    </style:style>
    <style:style style:name="P605" style:family="paragraph" style:parent-style-name="Text_20_body">
      <style:text-properties fo:font-style="italic" style:font-style-asian="italic" style:font-style-complex="italic"/>
    </style:style>
    <style:style style:name="P606" style:family="paragraph" style:parent-style-name="Text_20_body">
      <style:text-properties fo:font-style="italic" officeooo:rsid="024e4a37" officeooo:paragraph-rsid="024e4a37" style:font-style-asian="italic" style:font-style-complex="italic"/>
    </style:style>
    <style:style style:name="P607" style:family="paragraph" style:parent-style-name="Text_20_body">
      <style:text-properties fo:font-style="italic" officeooo:rsid="024fc7de" officeooo:paragraph-rsid="024fc7de" style:font-style-asian="italic" style:font-style-complex="italic"/>
    </style:style>
    <style:style style:name="P608" style:family="paragraph" style:parent-style-name="Text_20_body">
      <style:text-properties fo:font-style="italic" officeooo:rsid="0250e489" officeooo:paragraph-rsid="0250e489" style:font-style-asian="italic" style:font-style-complex="italic"/>
    </style:style>
    <style:style style:name="P609" style:family="paragraph" style:parent-style-name="Text_20_body">
      <style:text-properties fo:font-style="italic" officeooo:rsid="02563cc4" officeooo:paragraph-rsid="02563cc4" style:font-style-asian="italic" style:font-style-complex="italic"/>
    </style:style>
    <style:style style:name="P610" style:family="paragraph" style:parent-style-name="Text_20_body">
      <style:text-properties fo:font-style="italic" officeooo:rsid="025b327e" officeooo:paragraph-rsid="025b327e" style:font-style-asian="italic" style:font-style-complex="italic"/>
    </style:style>
    <style:style style:name="P611" style:family="paragraph" style:parent-style-name="Text_20_body">
      <style:text-properties fo:font-style="italic" officeooo:rsid="025cdf35" officeooo:paragraph-rsid="025cdf35" style:font-style-asian="italic" style:font-style-complex="italic"/>
    </style:style>
    <style:style style:name="P612" style:family="paragraph" style:parent-style-name="Text_20_body">
      <style:text-properties fo:font-style="italic" officeooo:rsid="026575ef" officeooo:paragraph-rsid="026575ef" style:font-style-asian="italic" style:font-style-complex="italic"/>
    </style:style>
    <style:style style:name="P613" style:family="paragraph" style:parent-style-name="Text_20_body">
      <style:text-properties fo:font-style="italic" officeooo:rsid="0275baaa" officeooo:paragraph-rsid="0275baaa" style:font-style-asian="italic" style:font-style-complex="italic"/>
    </style:style>
    <style:style style:name="P614" style:family="paragraph" style:parent-style-name="Text_20_body">
      <style:text-properties fo:font-style="italic" officeooo:rsid="0285081c" officeooo:paragraph-rsid="0285081c" style:font-style-asian="italic" style:font-style-complex="italic"/>
    </style:style>
    <style:style style:name="P615" style:family="paragraph" style:parent-style-name="Text_20_body">
      <style:text-properties officeooo:paragraph-rsid="02465411"/>
    </style:style>
    <style:style style:name="P616" style:family="paragraph" style:parent-style-name="Text_20_body">
      <style:text-properties officeooo:rsid="02470b82" officeooo:paragraph-rsid="0248b5eb"/>
    </style:style>
    <style:style style:name="P617" style:family="paragraph" style:parent-style-name="Text_20_body">
      <style:text-properties officeooo:rsid="023e3a66" officeooo:paragraph-rsid="023e3a66"/>
    </style:style>
    <style:style style:name="P618" style:family="paragraph" style:parent-style-name="Text_20_body">
      <style:text-properties officeooo:rsid="0248b5eb" officeooo:paragraph-rsid="0248b5eb"/>
    </style:style>
    <style:style style:name="P619" style:family="paragraph" style:parent-style-name="Text_20_body">
      <style:text-properties officeooo:paragraph-rsid="024d6ad8"/>
    </style:style>
    <style:style style:name="P620" style:family="paragraph" style:parent-style-name="Text_20_body">
      <style:text-properties officeooo:rsid="024e4a37" officeooo:paragraph-rsid="024e4a37"/>
    </style:style>
    <style:style style:name="P621" style:family="paragraph" style:parent-style-name="Text_20_body">
      <style:text-properties officeooo:rsid="024f0810" officeooo:paragraph-rsid="024f0810"/>
    </style:style>
    <style:style style:name="P622" style:family="paragraph" style:parent-style-name="Text_20_body">
      <style:text-properties officeooo:rsid="024fc7de" officeooo:paragraph-rsid="024fc7de"/>
    </style:style>
    <style:style style:name="P623" style:family="paragraph" style:parent-style-name="Text_20_body">
      <style:text-properties officeooo:rsid="0250e489" officeooo:paragraph-rsid="0250e489"/>
    </style:style>
    <style:style style:name="P624" style:family="paragraph" style:parent-style-name="Text_20_body">
      <style:text-properties fo:font-style="normal" officeooo:rsid="0250e489" officeooo:paragraph-rsid="0250e489" style:font-style-asian="normal" style:font-style-complex="normal"/>
    </style:style>
    <style:style style:name="P625" style:family="paragraph" style:parent-style-name="Text_20_body">
      <style:text-properties fo:font-style="normal" officeooo:rsid="024f0810" officeooo:paragraph-rsid="024f0810" style:font-style-asian="normal" style:font-style-complex="normal"/>
    </style:style>
    <style:style style:name="P626" style:family="paragraph" style:parent-style-name="Text_20_body">
      <style:text-properties fo:font-style="normal" officeooo:rsid="024fc7de" officeooo:paragraph-rsid="024fc7de" style:font-style-asian="normal" style:font-style-complex="normal"/>
    </style:style>
    <style:style style:name="P627" style:family="paragraph" style:parent-style-name="Text_20_body">
      <style:text-properties fo:font-style="normal" officeooo:rsid="025e9ddd" officeooo:paragraph-rsid="025e9ddd" style:font-style-asian="normal" style:font-style-complex="normal"/>
    </style:style>
    <style:style style:name="P628" style:family="paragraph" style:parent-style-name="Text_20_body">
      <style:text-properties fo:font-style="normal" officeooo:rsid="025cdf35" officeooo:paragraph-rsid="025cdf35" style:font-style-asian="normal" style:font-style-complex="normal"/>
    </style:style>
    <style:style style:name="P629" style:family="paragraph" style:parent-style-name="Text_20_body">
      <style:text-properties fo:font-style="normal" officeooo:rsid="02637ad9" officeooo:paragraph-rsid="02637ad9" style:font-style-asian="normal" style:font-style-complex="normal"/>
    </style:style>
    <style:style style:name="P630" style:family="paragraph" style:parent-style-name="Text_20_body">
      <style:text-properties fo:font-style="normal" officeooo:paragraph-rsid="0270a41d" style:font-style-asian="normal" style:font-style-complex="normal"/>
    </style:style>
    <style:style style:name="P631" style:family="paragraph" style:parent-style-name="Text_20_body">
      <style:text-properties fo:font-style="normal" officeooo:rsid="0289f9f6" officeooo:paragraph-rsid="0289f9f6" style:font-style-asian="normal" style:font-style-complex="normal"/>
    </style:style>
    <style:style style:name="P632" style:family="paragraph" style:parent-style-name="Text_20_body">
      <style:text-properties fo:font-style="normal" style:text-underline-style="none" officeooo:rsid="025cdf35" officeooo:paragraph-rsid="025cdf35" style:font-style-asian="normal" style:font-style-complex="normal"/>
    </style:style>
    <style:style style:name="P633" style:family="paragraph" style:parent-style-name="Text_20_body">
      <style:text-properties fo:font-style="normal" style:text-underline-style="none" officeooo:rsid="025e9ddd" officeooo:paragraph-rsid="025e9ddd" style:font-style-asian="normal" style:font-style-complex="normal"/>
    </style:style>
    <style:style style:name="P634" style:family="paragraph" style:parent-style-name="Text_20_body">
      <style:text-properties fo:font-style="normal" style:text-underline-style="none" officeooo:rsid="02637ad9" officeooo:paragraph-rsid="02637ad9" style:font-style-asian="normal" style:font-style-complex="normal"/>
    </style:style>
    <style:style style:name="P635" style:family="paragraph" style:parent-style-name="Text_20_body">
      <style:text-properties officeooo:paragraph-rsid="02527e9f"/>
    </style:style>
    <style:style style:name="P636" style:family="paragraph" style:parent-style-name="Text_20_body">
      <style:text-properties officeooo:rsid="0253cf4b" officeooo:paragraph-rsid="0253cf4b"/>
    </style:style>
    <style:style style:name="P637" style:family="paragraph" style:parent-style-name="Text_20_body">
      <style:text-properties officeooo:paragraph-rsid="0253cf4b"/>
    </style:style>
    <style:style style:name="P638" style:family="paragraph" style:parent-style-name="Text_20_body">
      <style:text-properties officeooo:paragraph-rsid="02554e30"/>
    </style:style>
    <style:style style:name="P639" style:family="paragraph" style:parent-style-name="Text_20_body">
      <style:text-properties officeooo:paragraph-rsid="02563cc4"/>
    </style:style>
    <style:style style:name="P640" style:family="paragraph" style:parent-style-name="Text_20_body">
      <style:text-properties officeooo:rsid="0257c8b3" officeooo:paragraph-rsid="0257c8b3"/>
    </style:style>
    <style:style style:name="P641" style:family="paragraph" style:parent-style-name="Text_20_body">
      <style:text-properties officeooo:paragraph-rsid="0259c58c"/>
    </style:style>
    <style:style style:name="P642" style:family="paragraph" style:parent-style-name="Text_20_body">
      <style:text-properties officeooo:rsid="0259c58c" officeooo:paragraph-rsid="0259c58c"/>
    </style:style>
    <style:style style:name="P643" style:family="paragraph" style:parent-style-name="Text_20_body">
      <style:text-properties officeooo:rsid="025a2cce" officeooo:paragraph-rsid="025a2cce"/>
    </style:style>
    <style:style style:name="P644" style:family="paragraph" style:parent-style-name="Text_20_body">
      <style:text-properties officeooo:paragraph-rsid="025a2cce"/>
    </style:style>
    <style:style style:name="P645" style:family="paragraph" style:parent-style-name="Text_20_body">
      <style:text-properties officeooo:rsid="025ab0dc" officeooo:paragraph-rsid="025ab0dc"/>
    </style:style>
    <style:style style:name="P646" style:family="paragraph" style:parent-style-name="Text_20_body">
      <style:text-properties officeooo:paragraph-rsid="025ab0dc"/>
    </style:style>
    <style:style style:name="P647" style:family="paragraph" style:parent-style-name="Text_20_body">
      <style:text-properties officeooo:paragraph-rsid="025b327e"/>
    </style:style>
    <style:style style:name="P648" style:family="paragraph" style:parent-style-name="Text_20_body">
      <style:text-properties officeooo:paragraph-rsid="0263ace4"/>
    </style:style>
    <style:style style:name="P649" style:family="paragraph" style:parent-style-name="Text_20_body">
      <style:text-properties officeooo:paragraph-rsid="026424bf"/>
    </style:style>
    <style:style style:name="P650" style:family="paragraph" style:parent-style-name="Text_20_body">
      <style:text-properties officeooo:paragraph-rsid="026575ef"/>
    </style:style>
    <style:style style:name="P651" style:family="paragraph" style:parent-style-name="Text_20_body">
      <style:text-properties officeooo:paragraph-rsid="02669601"/>
    </style:style>
    <style:style style:name="P652" style:family="paragraph" style:parent-style-name="Text_20_body">
      <style:text-properties officeooo:paragraph-rsid="026ab498"/>
    </style:style>
    <style:style style:name="P653" style:family="paragraph" style:parent-style-name="Text_20_body">
      <style:text-properties officeooo:paragraph-rsid="026b3fa2"/>
    </style:style>
    <style:style style:name="P654" style:family="paragraph" style:parent-style-name="Text_20_body">
      <style:text-properties officeooo:rsid="026b3fa2" officeooo:paragraph-rsid="026b3fa2"/>
    </style:style>
    <style:style style:name="P655" style:family="paragraph" style:parent-style-name="Text_20_body">
      <style:text-properties officeooo:paragraph-rsid="026cdc2b"/>
    </style:style>
    <style:style style:name="P656" style:family="paragraph" style:parent-style-name="Text_20_body">
      <style:text-properties officeooo:paragraph-rsid="0270a41d"/>
    </style:style>
    <style:style style:name="P657" style:family="paragraph" style:parent-style-name="Text_20_body">
      <style:text-properties officeooo:paragraph-rsid="0270d375"/>
    </style:style>
    <style:style style:name="P658" style:family="paragraph" style:parent-style-name="Text_20_body">
      <style:text-properties officeooo:rsid="0270d375" officeooo:paragraph-rsid="0270d375"/>
    </style:style>
    <style:style style:name="P659" style:family="paragraph" style:parent-style-name="Text_20_body">
      <style:text-properties officeooo:paragraph-rsid="0271c20a"/>
    </style:style>
    <style:style style:name="P660" style:family="paragraph" style:parent-style-name="Text_20_body">
      <style:text-properties officeooo:rsid="0271c20a" officeooo:paragraph-rsid="0271c20a"/>
    </style:style>
    <style:style style:name="P661" style:family="paragraph" style:parent-style-name="Text_20_body">
      <style:text-properties officeooo:paragraph-rsid="02730ac2"/>
    </style:style>
    <style:style style:name="P662" style:family="paragraph" style:parent-style-name="Text_20_body">
      <style:text-properties officeooo:rsid="02730ac2" officeooo:paragraph-rsid="02730ac2"/>
    </style:style>
    <style:style style:name="P663" style:family="paragraph" style:parent-style-name="Text_20_body">
      <style:text-properties officeooo:paragraph-rsid="02732023"/>
    </style:style>
    <style:style style:name="P664" style:family="paragraph" style:parent-style-name="Text_20_body">
      <style:text-properties officeooo:paragraph-rsid="02741be8"/>
    </style:style>
    <style:style style:name="P665" style:family="paragraph" style:parent-style-name="Text_20_body">
      <style:text-properties officeooo:paragraph-rsid="027565b4"/>
    </style:style>
    <style:style style:name="P666" style:family="paragraph" style:parent-style-name="Text_20_body">
      <style:text-properties officeooo:paragraph-rsid="0275baaa"/>
    </style:style>
    <style:style style:name="P667" style:family="paragraph" style:parent-style-name="Text_20_body">
      <style:text-properties officeooo:paragraph-rsid="02765a1b"/>
    </style:style>
    <style:style style:name="P668" style:family="paragraph" style:parent-style-name="Text_20_body">
      <style:text-properties officeooo:paragraph-rsid="0277cafa"/>
    </style:style>
    <style:style style:name="P669" style:family="paragraph" style:parent-style-name="Text_20_body">
      <style:text-properties officeooo:paragraph-rsid="027bbdda"/>
    </style:style>
    <style:style style:name="P670" style:family="paragraph" style:parent-style-name="Text_20_body">
      <style:text-properties officeooo:paragraph-rsid="027f8f2f"/>
    </style:style>
    <style:style style:name="P671" style:family="paragraph" style:parent-style-name="Text_20_body">
      <style:text-properties officeooo:paragraph-rsid="02828e94"/>
    </style:style>
    <style:style style:name="P672" style:family="paragraph" style:parent-style-name="Text_20_body">
      <style:text-properties officeooo:rsid="02828e94" officeooo:paragraph-rsid="02828e94"/>
    </style:style>
    <style:style style:name="P673" style:family="paragraph" style:parent-style-name="Text_20_body">
      <style:text-properties officeooo:rsid="0275baaa" officeooo:paragraph-rsid="0275baaa"/>
    </style:style>
    <style:style style:name="P674" style:family="paragraph" style:parent-style-name="Text_20_body">
      <style:text-properties fo:font-variant="normal" fo:text-transform="none" fo:color="#252525" fo:letter-spacing="normal" fo:font-style="italic" fo:font-weight="normal" style:font-style-asian="italic" style:font-weight-asian="normal" style:font-style-complex="italic" style:font-weight-complex="normal"/>
    </style:style>
    <style:style style:name="P675" style:family="paragraph" style:parent-style-name="Text_20_body">
      <style:text-properties officeooo:paragraph-rsid="0284e3f5"/>
    </style:style>
    <style:style style:name="P676" style:family="paragraph" style:parent-style-name="Text_20_body">
      <style:text-properties officeooo:paragraph-rsid="0285081c"/>
    </style:style>
    <style:style style:name="P677" style:family="paragraph" style:parent-style-name="Text_20_body">
      <style:text-properties officeooo:rsid="0285081c" officeooo:paragraph-rsid="0285081c"/>
    </style:style>
    <style:style style:name="P678" style:family="paragraph" style:parent-style-name="Text_20_body">
      <style:text-properties officeooo:paragraph-rsid="02863275"/>
    </style:style>
    <style:style style:name="P679" style:family="paragraph" style:parent-style-name="Text_20_body">
      <style:text-properties officeooo:paragraph-rsid="0288e217"/>
    </style:style>
    <style:style style:name="P680" style:family="paragraph" style:parent-style-name="Text_20_body">
      <style:text-properties officeooo:rsid="0289b72a" officeooo:paragraph-rsid="0289b72a"/>
    </style:style>
    <style:style style:name="P681" style:family="paragraph" style:parent-style-name="Text_20_body">
      <style:text-properties officeooo:paragraph-rsid="01cbb7ac"/>
    </style:style>
    <style:style style:name="P682" style:family="paragraph" style:parent-style-name="Text_20_body">
      <style:text-properties officeooo:paragraph-rsid="02e6e90a"/>
    </style:style>
    <style:style style:name="P683" style:family="paragraph" style:parent-style-name="Contents_20_1">
      <style:paragraph-properties>
        <style:tab-stops>
          <style:tab-stop style:position="4.2547in" style:type="right" style:leader-style="dotted" style:leader-text="."/>
        </style:tab-stops>
      </style:paragraph-properties>
    </style:style>
    <style:style style:name="P684" style:family="paragraph" style:parent-style-name="Contents_20_2">
      <style:paragraph-properties>
        <style:tab-stops>
          <style:tab-stop style:position="4.0583in" style:type="right" style:leader-style="dotted" style:leader-text="."/>
        </style:tab-stops>
      </style:paragraph-properties>
    </style:style>
    <style:style style:name="P685" style:family="paragraph" style:parent-style-name="Contents_20_Heading" style:master-page-name="">
      <style:paragraph-properties style:page-number="auto"/>
    </style:style>
    <style:style style:name="P686" style:family="paragraph" style:parent-style-name="Heading_20_1">
      <style:text-properties fo:language="de" fo:country="DE"/>
    </style:style>
    <style:style style:name="P687" style:family="paragraph" style:parent-style-name="Heading_20_1">
      <style:text-properties fo:language="de" fo:country="DE" officeooo:paragraph-rsid="0118f034"/>
    </style:style>
    <style:style style:name="P688" style:family="paragraph" style:parent-style-name="Heading_20_1">
      <style:text-properties fo:language="de" fo:country="DE" officeooo:paragraph-rsid="016c61fe"/>
    </style:style>
    <style:style style:name="P689" style:family="paragraph" style:parent-style-name="Heading_20_1">
      <style:text-properties fo:language="de" fo:country="DE" officeooo:paragraph-rsid="0197e906"/>
    </style:style>
    <style:style style:name="P690" style:family="paragraph" style:parent-style-name="Heading_20_1">
      <style:text-properties fo:language="de" fo:country="DE" officeooo:paragraph-rsid="019de539"/>
    </style:style>
    <style:style style:name="P691" style:family="paragraph" style:parent-style-name="Heading_20_1">
      <style:text-properties fo:language="de" fo:country="DE" officeooo:paragraph-rsid="01acbdad"/>
    </style:style>
    <style:style style:name="P692" style:family="paragraph" style:parent-style-name="Heading_20_1">
      <style:text-properties fo:language="de" fo:country="DE" fo:font-style="normal" style:text-underline-style="none" officeooo:rsid="01ce78e9" officeooo:paragraph-rsid="01d8f540" style:font-style-asian="normal" style:font-style-complex="normal"/>
    </style:style>
    <style:style style:name="P693" style:family="paragraph" style:parent-style-name="Heading_20_1">
      <style:text-properties fo:language="de" fo:country="DE" fo:font-style="normal" officeooo:rsid="0020e49a" style:font-style-asian="normal" style:font-style-complex="normal"/>
    </style:style>
    <style:style style:name="P694" style:family="paragraph" style:parent-style-name="Heading_20_1">
      <style:paragraph-properties>
        <style:tab-stops>
          <style:tab-stop style:position="4.8957in"/>
        </style:tab-stops>
      </style:paragraph-properties>
      <style:text-properties fo:language="de" fo:country="DE" fo:font-style="normal" officeooo:rsid="001e7a5c" style:font-style-asian="normal" style:font-style-complex="normal"/>
    </style:style>
    <style:style style:name="P695" style:family="paragraph" style:parent-style-name="Heading_20_1">
      <style:text-properties fo:language="de" fo:country="DE" officeooo:paragraph-rsid="01e2e360"/>
    </style:style>
    <style:style style:name="P696" style:family="paragraph" style:parent-style-name="Heading_20_1">
      <style:text-properties fo:language="de" fo:country="DE" officeooo:paragraph-rsid="01e61150"/>
    </style:style>
    <style:style style:name="P697" style:family="paragraph" style:parent-style-name="Heading_20_1">
      <style:text-properties fo:language="de" fo:country="DE" officeooo:paragraph-rsid="023cbe4e"/>
    </style:style>
    <style:style style:name="P698" style:family="paragraph" style:parent-style-name="Heading_20_1">
      <style:text-properties fo:language="de" fo:country="DE" officeooo:paragraph-rsid="022a8bb7"/>
    </style:style>
    <style:style style:name="P699" style:family="paragraph" style:parent-style-name="Heading_20_1">
      <style:text-properties fo:language="de" fo:country="DE" officeooo:paragraph-rsid="005a0eb7"/>
    </style:style>
    <style:style style:name="P700" style:family="paragraph" style:parent-style-name="Heading_20_1">
      <style:text-properties officeooo:rsid="024d6ad8" officeooo:paragraph-rsid="024d6ad8"/>
    </style:style>
    <style:style style:name="P701" style:family="paragraph" style:parent-style-name="Heading_20_1">
      <style:text-properties officeooo:paragraph-rsid="022a8bb7"/>
    </style:style>
    <style:style style:name="P702" style:family="paragraph" style:parent-style-name="Heading_20_1" style:master-page-name="">
      <style:paragraph-properties style:page-number="auto" fo:break-before="page"/>
      <style:text-properties fo:language="de" fo:country="DE" officeooo:rsid="005b7f57"/>
    </style:style>
    <style:style style:name="P703" style:family="paragraph" style:parent-style-name="Heading_20_1">
      <style:paragraph-properties fo:break-before="page"/>
      <style:text-properties fo:language="de" fo:country="DE"/>
    </style:style>
    <style:style style:name="P704" style:family="paragraph" style:parent-style-name="Heading_20_1">
      <style:paragraph-properties fo:break-before="page"/>
      <style:text-properties fo:language="de" fo:country="DE" officeooo:rsid="005b7f57"/>
    </style:style>
    <style:style style:name="P705" style:family="paragraph" style:parent-style-name="Heading_20_2">
      <style:text-properties officeooo:rsid="022002a1" officeooo:paragraph-rsid="022002a1"/>
    </style:style>
    <style:style style:name="P706"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officeooo:paragraph-rsid="0153c678" fo:hyphenate="true" fo:hyphenation-remain-char-count="2" fo:hyphenation-push-char-count="2" loext:hyphenation-no-caps="false"/>
    </style:style>
    <style:style style:name="P707" style:family="paragraph" style:parent-style-name="Text_20_body" style:list-style-name="">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6bc36e" officeooo:paragraph-rsid="016bc36e" style:font-style-asian="normal" style:font-style-complex="normal" fo:hyphenate="true" fo:hyphenation-remain-char-count="2" fo:hyphenation-push-char-count="2" loext:hyphenation-no-caps="false"/>
    </style:style>
    <style:style style:name="P708"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0f6f812" officeooo:paragraph-rsid="00f6f812" style:font-style-asian="normal" style:font-style-complex="normal" fo:hyphenate="true" fo:hyphenation-remain-char-count="2" fo:hyphenation-push-char-count="2" loext:hyphenation-no-caps="false"/>
    </style:style>
    <style:style style:name="P709"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normal" officeooo:rsid="0113713f" officeooo:paragraph-rsid="030074d6" style:font-style-asian="normal" style:font-style-complex="normal" fo:hyphenate="true" fo:hyphenation-remain-char-count="2" fo:hyphenation-push-char-count="2" loext:hyphenation-no-caps="false"/>
    </style:style>
    <style:style style:name="P710"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fo:language="de" fo:country="DE" fo:font-style="italic" officeooo:rsid="00f424b9" officeooo:paragraph-rsid="00f6f812" style:font-style-asian="italic" style:font-style-complex="italic" fo:hyphenate="true" fo:hyphenation-remain-char-count="2" fo:hyphenation-push-char-count="2" loext:hyphenation-no-caps="false"/>
    </style:style>
    <style:style style:name="P711"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0fbfbeb" fo:hyphenate="true" fo:hyphenation-remain-char-count="2" fo:hyphenation-push-char-count="2" loext:hyphenation-no-caps="false"/>
    </style:style>
    <style:style style:name="P712"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02264c" fo:hyphenate="true" fo:hyphenation-remain-char-count="2" fo:hyphenation-push-char-count="2" loext:hyphenation-no-caps="false"/>
    </style:style>
    <style:style style:name="P713"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3000373" fo:hyphenate="true" fo:hyphenation-remain-char-count="2" fo:hyphenation-push-char-count="2" loext:hyphenation-no-caps="false"/>
    </style:style>
    <style:style style:name="P714"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a6c4f" fo:hyphenate="true" fo:hyphenation-remain-char-count="2" fo:hyphenation-push-char-count="2" loext:hyphenation-no-caps="false"/>
    </style:style>
    <style:style style:name="P715"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1fafa4" fo:hyphenate="true" fo:hyphenation-remain-char-count="2" fo:hyphenation-push-char-count="2" loext:hyphenation-no-caps="false"/>
    </style:style>
    <style:style style:name="P716"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paragraph-rsid="012499c3" fo:hyphenate="true" fo:hyphenation-remain-char-count="2" fo:hyphenation-push-char-count="2" loext:hyphenation-no-caps="false"/>
    </style:style>
    <style:style style:name="P717" style:family="paragraph" style:parent-style-name="Text_20_body">
      <style:paragraph-properties fo:margin-left="0in" fo:margin-right="0in" fo:margin-top="0in" fo:margin-bottom="0in" loext:contextual-spacing="false" fo:text-align="justify" style:justify-single-word="false" fo:hyphenation-ladder-count="no-limit" fo:text-indent="0.1965in" style:auto-text-indent="false"/>
      <style:text-properties officeooo:rsid="03000373" officeooo:paragraph-rsid="03000373" fo:hyphenate="true" fo:hyphenation-remain-char-count="2" fo:hyphenation-push-char-count="2" loext:hyphenation-no-caps="false"/>
    </style:style>
    <style:style style:name="P718" style:family="paragraph" style:parent-style-name="Text_20_body">
      <style:text-properties officeooo:paragraph-rsid="016c61fe"/>
    </style:style>
    <style:style style:name="P719" style:family="paragraph" style:parent-style-name="Text_20_body">
      <style:text-properties fo:language="de" fo:country="DE"/>
    </style:style>
    <style:style style:name="P720" style:family="paragraph" style:parent-style-name="Text_20_body">
      <style:text-properties fo:language="de" fo:country="DE" fo:font-style="italic" style:font-style-asian="italic" style:font-style-complex="italic"/>
    </style:style>
    <style:style style:name="P721" style:family="paragraph" style:parent-style-name="Text_20_body">
      <style:text-properties fo:language="de" fo:country="DE" fo:font-style="italic" officeooo:paragraph-rsid="0309782a" style:font-style-asian="italic" style:font-style-complex="italic"/>
    </style:style>
    <style:style style:name="P722" style:family="paragraph" style:parent-style-name="Text_20_body">
      <style:text-properties fo:language="de" fo:country="DE" fo:font-style="italic" officeooo:rsid="03114268" officeooo:paragraph-rsid="03114268" style:font-style-asian="italic" style:font-style-complex="italic"/>
    </style:style>
    <style:style style:name="P723" style:family="paragraph" style:parent-style-name="Text_20_body">
      <style:text-properties fo:language="de" fo:country="DE" officeooo:paragraph-rsid="0309782a"/>
    </style:style>
    <style:style style:name="P724" style:family="paragraph" style:parent-style-name="Text_20_body">
      <style:text-properties fo:language="de" fo:country="DE" fo:font-style="normal" officeooo:rsid="01969616" officeooo:paragraph-rsid="01969616" style:font-style-asian="normal" style:font-style-complex="normal"/>
    </style:style>
    <style:style style:name="P725" style:family="paragraph" style:parent-style-name="Text_20_body">
      <style:text-properties fo:language="de" fo:country="DE" officeooo:paragraph-rsid="03114268"/>
    </style:style>
    <style:style style:name="P726" style:family="paragraph" style:parent-style-name="Text_20_body">
      <style:text-properties officeooo:paragraph-rsid="01b70cb2"/>
    </style:style>
    <style:style style:name="P727" style:family="paragraph" style:parent-style-name="Text_20_body">
      <style:text-properties officeooo:paragraph-rsid="018ffbac"/>
    </style:style>
    <style:style style:name="P728" style:family="paragraph" style:parent-style-name="Text_20_body">
      <style:text-properties officeooo:paragraph-rsid="019267e8"/>
    </style:style>
    <style:style style:name="P729" style:family="paragraph" style:parent-style-name="Text_20_body">
      <style:text-properties officeooo:paragraph-rsid="01ce191b"/>
    </style:style>
    <style:style style:name="P730" style:family="paragraph" style:parent-style-name="Text_20_body">
      <style:text-properties officeooo:paragraph-rsid="01d2c6f1"/>
    </style:style>
    <style:style style:name="P731" style:family="paragraph" style:parent-style-name="Text_20_body">
      <style:text-properties officeooo:paragraph-rsid="01d93d06"/>
    </style:style>
    <style:style style:name="P732" style:family="paragraph" style:parent-style-name="Text_20_body">
      <style:text-properties officeooo:paragraph-rsid="01dde653"/>
    </style:style>
    <style:style style:name="P733" style:family="paragraph" style:parent-style-name="Text_20_body">
      <style:paragraph-properties fo:margin-left="0in" fo:margin-right="0in" fo:text-indent="0in" style:auto-text-indent="false"/>
      <style:text-properties fo:language="de" fo:country="DE" officeooo:rsid="018cffbe" officeooo:paragraph-rsid="018cffbe"/>
    </style:style>
    <style:style style:name="T1" style:family="text">
      <style:text-properties fo:font-style="italic" style:font-style-asian="italic" style:font-style-complex="italic"/>
    </style:style>
    <style:style style:name="T2" style:family="text">
      <style:text-properties fo:font-style="italic" officeooo:rsid="000e6262" style:font-style-asian="italic" style:font-style-complex="italic"/>
    </style:style>
    <style:style style:name="T3" style:family="text">
      <style:text-properties fo:font-style="italic" officeooo:rsid="000e769c" style:font-style-asian="italic" style:font-style-complex="italic"/>
    </style:style>
    <style:style style:name="T4" style:family="text">
      <style:text-properties fo:font-style="italic" officeooo:rsid="000ee3f3" style:font-style-asian="italic" style:font-style-complex="italic"/>
    </style:style>
    <style:style style:name="T5" style:family="text">
      <style:text-properties fo:font-style="italic" officeooo:rsid="0012c39e" style:font-style-asian="italic" style:font-style-complex="italic"/>
    </style:style>
    <style:style style:name="T6" style:family="text">
      <style:text-properties fo:font-style="italic" officeooo:rsid="00136cbb" style:font-style-asian="italic" style:font-style-complex="italic"/>
    </style:style>
    <style:style style:name="T7" style:family="text">
      <style:text-properties fo:font-style="italic" officeooo:rsid="0013ca1d" style:font-style-asian="italic" style:font-style-complex="italic"/>
    </style:style>
    <style:style style:name="T8" style:family="text">
      <style:text-properties fo:font-style="italic" officeooo:rsid="002dbcc5" style:font-style-asian="italic" style:font-style-complex="italic"/>
    </style:style>
    <style:style style:name="T9" style:family="text">
      <style:text-properties fo:font-style="italic" officeooo:rsid="0031432e" style:font-style-asian="italic" style:font-style-complex="italic"/>
    </style:style>
    <style:style style:name="T10" style:family="text">
      <style:text-properties fo:font-style="italic" officeooo:rsid="00377108" style:font-style-asian="italic" style:font-style-complex="italic"/>
    </style:style>
    <style:style style:name="T11" style:family="text">
      <style:text-properties fo:font-style="italic" officeooo:rsid="00539b5d" style:font-style-asian="italic" style:font-style-complex="italic"/>
    </style:style>
    <style:style style:name="T12" style:family="text">
      <style:text-properties fo:font-style="italic" officeooo:rsid="0060a04a" style:font-style-asian="italic" style:font-style-complex="italic"/>
    </style:style>
    <style:style style:name="T13" style:family="text">
      <style:text-properties fo:font-style="italic" officeooo:rsid="0062a79f" style:font-style-asian="italic" style:font-style-complex="italic"/>
    </style:style>
    <style:style style:name="T14" style:family="text">
      <style:text-properties fo:font-style="italic" officeooo:rsid="00635308" style:font-style-asian="italic" style:font-style-complex="italic"/>
    </style:style>
    <style:style style:name="T15" style:family="text">
      <style:text-properties fo:font-style="italic" officeooo:rsid="00652569" style:font-style-asian="italic" style:font-style-complex="italic"/>
    </style:style>
    <style:style style:name="T16" style:family="text">
      <style:text-properties fo:font-style="italic" officeooo:rsid="00661168" style:font-style-asian="italic" style:font-style-complex="italic"/>
    </style:style>
    <style:style style:name="T17" style:family="text">
      <style:text-properties fo:font-style="italic" officeooo:rsid="0067422c" style:font-style-asian="italic" style:font-style-complex="italic"/>
    </style:style>
    <style:style style:name="T18" style:family="text">
      <style:text-properties fo:font-style="italic" officeooo:rsid="0130ca7d" style:font-style-asian="italic" style:font-style-complex="italic"/>
    </style:style>
    <style:style style:name="T19" style:family="text">
      <style:text-properties fo:font-style="italic" officeooo:rsid="01391997" style:font-style-asian="italic" style:font-style-complex="italic"/>
    </style:style>
    <style:style style:name="T20" style:family="text">
      <style:text-properties fo:font-style="italic" officeooo:rsid="01465fb9" style:font-style-asian="italic" style:font-style-complex="italic"/>
    </style:style>
    <style:style style:name="T21" style:family="text">
      <style:text-properties fo:font-style="italic" officeooo:rsid="01531c2b" style:font-style-asian="italic" style:font-style-complex="italic"/>
    </style:style>
    <style:style style:name="T22" style:family="text">
      <style:text-properties fo:font-style="italic" officeooo:rsid="016374c0" style:font-style-asian="italic" style:font-style-complex="italic"/>
    </style:style>
    <style:style style:name="T23" style:family="text">
      <style:text-properties fo:font-style="italic" officeooo:rsid="016c61fe" style:font-style-asian="italic" style:font-style-complex="italic"/>
    </style:style>
    <style:style style:name="T24" style:family="text">
      <style:text-properties fo:font-style="italic" officeooo:rsid="0188956d" style:font-style-asian="italic" style:font-style-complex="italic"/>
    </style:style>
    <style:style style:name="T25" style:family="text">
      <style:text-properties fo:font-style="italic" officeooo:rsid="0197c715" style:font-style-asian="italic" style:font-style-complex="italic"/>
    </style:style>
    <style:style style:name="T26" style:family="text">
      <style:text-properties fo:font-style="italic" officeooo:rsid="01807bc2" style:font-style-asian="italic" style:font-style-complex="italic"/>
    </style:style>
    <style:style style:name="T27" style:family="text">
      <style:text-properties fo:font-style="italic" officeooo:rsid="0197e906" style:font-style-asian="italic" style:font-style-complex="italic"/>
    </style:style>
    <style:style style:name="T28" style:family="text">
      <style:text-properties fo:font-style="italic" officeooo:rsid="0199d87f" style:font-style-asian="italic" style:font-style-complex="italic"/>
    </style:style>
    <style:style style:name="T29" style:family="text">
      <style:text-properties fo:font-style="italic" officeooo:rsid="019a5e43" style:font-style-asian="italic" style:font-style-complex="italic"/>
    </style:style>
    <style:style style:name="T30" style:family="text">
      <style:text-properties fo:font-style="italic" officeooo:rsid="019a5f25" style:font-style-asian="italic" style:font-style-complex="italic"/>
    </style:style>
    <style:style style:name="T31" style:family="text">
      <style:text-properties fo:font-style="italic" officeooo:rsid="019bc3ea" style:font-style-asian="italic" style:font-style-complex="italic"/>
    </style:style>
    <style:style style:name="T32" style:family="text">
      <style:text-properties fo:font-style="italic" officeooo:rsid="019f2041" style:font-style-asian="italic" style:font-style-complex="italic"/>
    </style:style>
    <style:style style:name="T33" style:family="text">
      <style:text-properties fo:font-style="italic" officeooo:rsid="004bce25" style:font-style-asian="italic" style:font-style-complex="italic"/>
    </style:style>
    <style:style style:name="T34" style:family="text">
      <style:text-properties fo:font-style="italic" officeooo:rsid="01e16f22" style:font-style-asian="italic" style:font-style-complex="italic"/>
    </style:style>
    <style:style style:name="T35" style:family="text">
      <style:text-properties fo:font-style="italic" officeooo:rsid="01648b59" style:font-style-asian="italic" style:font-style-complex="italic"/>
    </style:style>
    <style:style style:name="T36" style:family="text">
      <style:text-properties fo:font-style="italic" officeooo:rsid="021043df" style:font-style-asian="italic" style:font-style-complex="italic"/>
    </style:style>
    <style:style style:name="T37" style:family="text">
      <style:text-properties fo:font-style="italic" officeooo:rsid="022ea5fd" style:font-style-asian="italic" style:font-style-complex="italic"/>
    </style:style>
    <style:style style:name="T38" style:family="text">
      <style:text-properties fo:font-style="italic" officeooo:rsid="023cbe4e" style:font-style-asian="italic" style:font-style-complex="italic"/>
    </style:style>
    <style:style style:name="T39" style:family="text">
      <style:text-properties fo:font-style="italic" officeooo:rsid="0240deb3" style:font-style-asian="italic" style:font-style-complex="italic"/>
    </style:style>
    <style:style style:name="T40" style:family="text">
      <style:text-properties fo:font-style="italic" officeooo:rsid="024fc7de" style:font-style-asian="italic" style:font-style-complex="italic"/>
    </style:style>
    <style:style style:name="T41" style:family="text">
      <style:text-properties fo:font-style="italic" officeooo:rsid="0257c8b3" style:font-style-asian="italic" style:font-style-complex="italic"/>
    </style:style>
    <style:style style:name="T42" style:family="text">
      <style:text-properties fo:font-style="italic" officeooo:rsid="025ab0dc" style:font-style-asian="italic" style:font-style-complex="italic"/>
    </style:style>
    <style:style style:name="T43" style:family="text">
      <style:text-properties fo:font-style="italic" officeooo:rsid="0263ace4" style:font-style-asian="italic" style:font-style-complex="italic"/>
    </style:style>
    <style:style style:name="T44" style:family="text">
      <style:text-properties fo:font-style="italic" officeooo:rsid="02669601" style:font-style-asian="italic" style:font-style-complex="italic"/>
    </style:style>
    <style:style style:name="T45" style:family="text">
      <style:text-properties fo:font-style="italic" officeooo:rsid="026cdc2b" style:font-style-asian="italic" style:font-style-complex="italic"/>
    </style:style>
    <style:style style:name="T46" style:family="text">
      <style:text-properties fo:font-style="italic" officeooo:rsid="0270a41d" style:font-style-asian="italic" style:font-style-complex="italic"/>
    </style:style>
    <style:style style:name="T47" style:family="text">
      <style:text-properties fo:font-style="italic" officeooo:rsid="02730ac2" style:font-style-asian="italic" style:font-style-complex="italic"/>
    </style:style>
    <style:style style:name="T48" style:family="text">
      <style:text-properties fo:font-style="italic" officeooo:rsid="027f8f2f" style:font-style-asian="italic" style:font-style-complex="italic"/>
    </style:style>
    <style:style style:name="T49" style:family="text">
      <style:text-properties fo:font-style="italic" officeooo:rsid="0289f9f6" style:font-style-asian="italic" style:font-style-complex="italic"/>
    </style:style>
    <style:style style:name="T50" style:family="text">
      <style:text-properties fo:font-style="italic" officeooo:rsid="02aed967" style:font-style-asian="italic" style:font-style-complex="italic"/>
    </style:style>
    <style:style style:name="T51" style:family="text">
      <style:text-properties fo:font-style="italic" officeooo:rsid="02e7ca81" style:font-style-asian="italic" style:font-style-complex="italic"/>
    </style:style>
    <style:style style:name="T52" style:family="text">
      <style:text-properties fo:font-style="italic" officeooo:rsid="015d6b40" style:font-style-asian="italic" style:font-style-complex="italic"/>
    </style:style>
    <style:style style:name="T53" style:family="text">
      <style:text-properties fo:font-style="italic" officeooo:rsid="030f8454"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1afa9b" style:font-style-asian="italic" style:font-weight-asian="normal" style:font-style-complex="italic" style:font-weight-complex="normal"/>
    </style:style>
    <style:style style:name="T56" style:family="text">
      <style:text-properties fo:font-style="italic" fo:font-weight="normal" officeooo:rsid="00e8be36" style:font-style-asian="italic" style:font-weight-asian="normal" style:font-style-complex="italic" style:font-weight-complex="normal"/>
    </style:style>
    <style:style style:name="T57" style:family="text">
      <style:text-properties fo:font-style="italic" fo:font-weight="normal" officeooo:rsid="00ee9742" style:font-style-asian="italic" style:font-weight-asian="normal" style:font-style-complex="italic" style:font-weight-complex="normal"/>
    </style:style>
    <style:style style:name="T58" style:family="text">
      <style:text-properties fo:font-style="italic" fo:font-weight="normal" officeooo:rsid="019f2041" style:font-style-asian="italic" style:font-weight-asian="normal" style:font-style-complex="italic" style:font-weight-complex="normal"/>
    </style:style>
    <style:style style:name="T59" style:family="text">
      <style:text-properties fo:font-style="italic" fo:font-weight="normal" officeooo:rsid="019de539" style:font-style-asian="italic" style:font-weight-asian="normal" style:font-style-complex="italic" style:font-weight-complex="normal"/>
    </style:style>
    <style:style style:name="T60" style:family="text">
      <style:text-properties fo:font-style="italic" fo:font-weight="normal" officeooo:rsid="01a0b422" style:font-style-asian="italic" style:font-weight-asian="normal" style:font-style-complex="italic" style:font-weight-complex="normal"/>
    </style:style>
    <style:style style:name="T61" style:family="text">
      <style:text-properties fo:font-style="italic" fo:font-weight="normal" officeooo:rsid="0259c58c" style:font-style-asian="italic" style:font-weight-asian="normal" style:font-style-complex="italic" style:font-weight-complex="normal"/>
    </style:style>
    <style:style style:name="T62" style:family="text">
      <style:text-properties fo:font-style="italic" fo:font-weight="normal" officeooo:rsid="025ab0dc" style:font-style-asian="italic" style:font-weight-asian="normal" style:font-style-complex="italic" style:font-weight-complex="normal"/>
    </style:style>
    <style:style style:name="T63" style:family="text">
      <style:text-properties fo:font-style="italic" fo:font-weight="normal" officeooo:rsid="02765a1b" style:font-style-asian="italic" style:font-weight-asian="normal" style:font-style-complex="italic" style:font-weight-complex="normal"/>
    </style:style>
    <style:style style:name="T64" style:family="text">
      <style:text-properties fo:font-style="italic" fo:font-weight="normal" officeooo:rsid="0277cafa" style:font-style-asian="italic" style:font-weight-asian="normal" style:font-style-complex="italic" style:font-weight-complex="normal"/>
    </style:style>
    <style:style style:name="T65" style:family="text">
      <style:text-properties fo:font-style="italic" style:text-underline-style="none" fo:font-weight="normal" style:font-style-asian="italic" style:font-weight-asian="normal" style:font-style-complex="italic" style:font-weight-complex="normal"/>
    </style:style>
    <style:style style:name="T66" style:family="text">
      <style:text-properties fo:font-style="italic" style:text-underline-style="none" style:font-style-asian="italic" style:font-style-complex="italic"/>
    </style:style>
    <style:style style:name="T67" style:family="text">
      <style:text-properties fo:font-style="italic" style:text-underline-style="none" officeooo:rsid="00635308" style:font-style-asian="italic" style:font-style-complex="italic"/>
    </style:style>
    <style:style style:name="T68" style:family="text">
      <style:text-properties fo:font-style="normal" style:font-style-asian="normal" style:font-style-complex="normal"/>
    </style:style>
    <style:style style:name="T69" style:family="text">
      <style:text-properties fo:font-style="normal" officeooo:rsid="00471066" style:font-style-asian="normal" style:font-style-complex="normal"/>
    </style:style>
    <style:style style:name="T70" style:family="text">
      <style:text-properties fo:font-style="normal" officeooo:rsid="004bce25" style:font-style-asian="normal" style:font-style-complex="normal"/>
    </style:style>
    <style:style style:name="T71" style:family="text">
      <style:text-properties fo:font-style="normal" officeooo:rsid="004ce20e" style:font-style-asian="normal" style:font-style-complex="normal"/>
    </style:style>
    <style:style style:name="T72" style:family="text">
      <style:text-properties fo:font-style="normal" officeooo:rsid="004f8be0" style:font-style-asian="normal" style:font-style-complex="normal"/>
    </style:style>
    <style:style style:name="T73" style:family="text">
      <style:text-properties fo:font-style="normal" officeooo:rsid="0073b719" style:font-style-asian="normal" style:font-style-complex="normal"/>
    </style:style>
    <style:style style:name="T74" style:family="text">
      <style:text-properties fo:font-style="normal" officeooo:rsid="0073fd50" style:font-style-asian="normal" style:font-style-complex="normal"/>
    </style:style>
    <style:style style:name="T75" style:family="text">
      <style:text-properties fo:font-style="normal" officeooo:rsid="00740af0" style:font-style-asian="normal" style:font-style-complex="normal"/>
    </style:style>
    <style:style style:name="T76" style:family="text">
      <style:text-properties fo:font-style="normal" officeooo:rsid="0075fbf0" style:font-style-asian="normal" style:font-style-complex="normal"/>
    </style:style>
    <style:style style:name="T77" style:family="text">
      <style:text-properties fo:font-style="normal" officeooo:rsid="007695d3" style:font-style-asian="normal" style:font-style-complex="normal"/>
    </style:style>
    <style:style style:name="T78" style:family="text">
      <style:text-properties fo:font-style="normal" officeooo:rsid="007921ba" style:font-style-asian="normal" style:font-style-complex="normal"/>
    </style:style>
    <style:style style:name="T79" style:family="text">
      <style:text-properties fo:font-style="normal" officeooo:rsid="007a2bed" style:font-style-asian="normal" style:font-style-complex="normal"/>
    </style:style>
    <style:style style:name="T80" style:family="text">
      <style:text-properties fo:font-style="normal" officeooo:rsid="001e0680" style:font-style-asian="normal" style:font-style-complex="normal"/>
    </style:style>
    <style:style style:name="T81" style:family="text">
      <style:text-properties fo:font-style="normal" officeooo:rsid="001e7a5c" style:font-style-asian="normal" style:font-style-complex="normal"/>
    </style:style>
    <style:style style:name="T82" style:family="text">
      <style:text-properties fo:font-style="normal" officeooo:rsid="007c1bd8" style:font-style-asian="normal" style:font-style-complex="normal"/>
    </style:style>
    <style:style style:name="T83" style:family="text">
      <style:text-properties fo:font-style="normal" officeooo:rsid="007ea58f" style:font-style-asian="normal" style:font-style-complex="normal"/>
    </style:style>
    <style:style style:name="T84" style:family="text">
      <style:text-properties fo:font-style="normal" officeooo:rsid="0081268f" style:font-style-asian="normal" style:font-style-complex="normal"/>
    </style:style>
    <style:style style:name="T85" style:family="text">
      <style:text-properties fo:font-style="normal" officeooo:rsid="0082b36e" style:font-style-asian="normal" style:font-style-complex="normal"/>
    </style:style>
    <style:style style:name="T86" style:family="text">
      <style:text-properties fo:font-style="normal" officeooo:rsid="00843ea0" style:font-style-asian="normal" style:font-style-complex="normal"/>
    </style:style>
    <style:style style:name="T87" style:family="text">
      <style:text-properties fo:font-style="normal" officeooo:rsid="0084b9ea" style:font-style-asian="normal" style:font-style-complex="normal"/>
    </style:style>
    <style:style style:name="T88" style:family="text">
      <style:text-properties fo:font-style="normal" officeooo:rsid="0085d3da" style:font-style-asian="normal" style:font-style-complex="normal"/>
    </style:style>
    <style:style style:name="T89" style:family="text">
      <style:text-properties fo:font-style="normal" officeooo:rsid="0087d43b" style:font-style-asian="normal" style:font-style-complex="normal"/>
    </style:style>
    <style:style style:name="T90" style:family="text">
      <style:text-properties fo:font-style="normal" officeooo:rsid="0088e38d" style:font-style-asian="normal" style:font-style-complex="normal"/>
    </style:style>
    <style:style style:name="T91" style:family="text">
      <style:text-properties fo:font-style="normal" officeooo:rsid="008965da" style:font-style-asian="normal" style:font-style-complex="normal"/>
    </style:style>
    <style:style style:name="T92" style:family="text">
      <style:text-properties fo:font-style="normal" officeooo:rsid="00936a9d" style:font-style-asian="normal" style:font-style-complex="normal"/>
    </style:style>
    <style:style style:name="T93" style:family="text">
      <style:text-properties fo:font-style="normal" officeooo:rsid="0093b281" style:font-style-asian="normal" style:font-style-complex="normal"/>
    </style:style>
    <style:style style:name="T94" style:family="text">
      <style:text-properties fo:font-style="normal" officeooo:rsid="00947d98" style:font-style-asian="normal" style:font-style-complex="normal"/>
    </style:style>
    <style:style style:name="T95" style:family="text">
      <style:text-properties fo:font-style="normal" officeooo:rsid="00973fca" style:font-style-asian="normal" style:font-style-complex="normal"/>
    </style:style>
    <style:style style:name="T96" style:family="text">
      <style:text-properties fo:font-style="normal" officeooo:rsid="009a19f6" style:font-style-asian="normal" style:font-style-complex="normal"/>
    </style:style>
    <style:style style:name="T97" style:family="text">
      <style:text-properties fo:font-style="normal" officeooo:rsid="009bddba" style:font-style-asian="normal" style:font-style-complex="normal"/>
    </style:style>
    <style:style style:name="T98" style:family="text">
      <style:text-properties fo:font-style="normal" officeooo:rsid="0074a41f" style:font-style-asian="normal" style:font-style-complex="normal"/>
    </style:style>
    <style:style style:name="T99" style:family="text">
      <style:text-properties fo:font-style="normal" officeooo:rsid="00a1a711" style:font-style-asian="normal" style:font-style-complex="normal"/>
    </style:style>
    <style:style style:name="T100" style:family="text">
      <style:text-properties fo:font-style="normal" officeooo:rsid="00a1d164" style:font-style-asian="normal" style:font-style-complex="normal"/>
    </style:style>
    <style:style style:name="T101" style:family="text">
      <style:text-properties fo:font-style="normal" officeooo:rsid="00a3078d" style:font-style-asian="normal" style:font-style-complex="normal"/>
    </style:style>
    <style:style style:name="T102" style:family="text">
      <style:text-properties fo:font-style="normal" officeooo:rsid="00a39aef" style:font-style-asian="normal" style:font-style-complex="normal"/>
    </style:style>
    <style:style style:name="T103" style:family="text">
      <style:text-properties fo:font-style="normal" officeooo:rsid="00a6dded" style:font-style-asian="normal" style:font-style-complex="normal"/>
    </style:style>
    <style:style style:name="T104" style:family="text">
      <style:text-properties fo:font-style="normal" officeooo:rsid="00a9dfd3" style:font-style-asian="normal" style:font-style-complex="normal"/>
    </style:style>
    <style:style style:name="T105" style:family="text">
      <style:text-properties fo:font-style="normal" officeooo:rsid="00aa4671" style:font-style-asian="normal" style:font-style-complex="normal"/>
    </style:style>
    <style:style style:name="T106" style:family="text">
      <style:text-properties fo:font-style="normal" officeooo:rsid="00ad13da" style:font-style-asian="normal" style:font-style-complex="normal"/>
    </style:style>
    <style:style style:name="T107" style:family="text">
      <style:text-properties fo:font-style="normal" officeooo:rsid="00ad51d1" style:font-style-asian="normal" style:font-style-complex="normal"/>
    </style:style>
    <style:style style:name="T108" style:family="text">
      <style:text-properties fo:font-style="normal" officeooo:rsid="00ae3d84" style:font-style-asian="normal" style:font-style-complex="normal"/>
    </style:style>
    <style:style style:name="T109" style:family="text">
      <style:text-properties fo:font-style="normal" officeooo:rsid="00af0ef8" style:font-style-asian="normal" style:font-style-complex="normal"/>
    </style:style>
    <style:style style:name="T110" style:family="text">
      <style:text-properties fo:font-style="normal" officeooo:rsid="00affd3e" style:font-style-asian="normal" style:font-style-complex="normal"/>
    </style:style>
    <style:style style:name="T111" style:family="text">
      <style:text-properties fo:font-style="normal" officeooo:rsid="00b19af6" style:font-style-asian="normal" style:font-style-complex="normal"/>
    </style:style>
    <style:style style:name="T112" style:family="text">
      <style:text-properties fo:font-style="normal" officeooo:rsid="00b93029" style:font-style-asian="normal" style:font-style-complex="normal"/>
    </style:style>
    <style:style style:name="T113" style:family="text">
      <style:text-properties fo:font-style="normal" officeooo:rsid="00c21e60" style:font-style-asian="normal" style:font-style-complex="normal"/>
    </style:style>
    <style:style style:name="T114" style:family="text">
      <style:text-properties fo:font-style="normal" officeooo:rsid="00c246ce" style:font-style-asian="normal" style:font-style-complex="normal"/>
    </style:style>
    <style:style style:name="T115" style:family="text">
      <style:text-properties fo:font-style="normal" officeooo:rsid="00c3a03b" style:font-style-asian="normal" style:font-style-complex="normal"/>
    </style:style>
    <style:style style:name="T116" style:family="text">
      <style:text-properties fo:font-style="normal" officeooo:rsid="00c43502" style:font-style-asian="normal" style:font-style-complex="normal"/>
    </style:style>
    <style:style style:name="T117" style:family="text">
      <style:text-properties fo:font-style="normal" officeooo:rsid="00c598ab" style:font-style-asian="normal" style:font-style-complex="normal"/>
    </style:style>
    <style:style style:name="T118" style:family="text">
      <style:text-properties fo:font-style="normal" officeooo:rsid="00c5d4a1" style:font-style-asian="normal" style:font-style-complex="normal"/>
    </style:style>
    <style:style style:name="T119" style:family="text">
      <style:text-properties fo:font-style="normal" officeooo:rsid="00c6cbba" style:font-style-asian="normal" style:font-style-complex="normal"/>
    </style:style>
    <style:style style:name="T120" style:family="text">
      <style:text-properties fo:font-style="normal" officeooo:rsid="00cd123e" style:font-style-asian="normal" style:font-style-complex="normal"/>
    </style:style>
    <style:style style:name="T121" style:family="text">
      <style:text-properties fo:font-style="normal" officeooo:rsid="00cd8442" style:font-style-asian="normal" style:font-style-complex="normal"/>
    </style:style>
    <style:style style:name="T122" style:family="text">
      <style:text-properties fo:font-style="normal" officeooo:rsid="00cf213b" style:font-style-asian="normal" style:font-style-complex="normal"/>
    </style:style>
    <style:style style:name="T123" style:family="text">
      <style:text-properties fo:font-style="normal" officeooo:rsid="00cff341" style:font-style-asian="normal" style:font-style-complex="normal"/>
    </style:style>
    <style:style style:name="T124" style:family="text">
      <style:text-properties fo:font-style="normal" officeooo:rsid="00d13079" style:font-style-asian="normal" style:font-style-complex="normal"/>
    </style:style>
    <style:style style:name="T125" style:family="text">
      <style:text-properties fo:font-style="normal" officeooo:rsid="00d21fbc" style:font-style-asian="normal" style:font-style-complex="normal"/>
    </style:style>
    <style:style style:name="T126" style:family="text">
      <style:text-properties fo:font-style="normal" officeooo:rsid="00d37428" style:font-style-asian="normal" style:font-style-complex="normal"/>
    </style:style>
    <style:style style:name="T127" style:family="text">
      <style:text-properties fo:font-style="normal" officeooo:rsid="00d4b6e8" style:font-style-asian="normal" style:font-style-complex="normal"/>
    </style:style>
    <style:style style:name="T128" style:family="text">
      <style:text-properties fo:font-style="normal" officeooo:rsid="00e2ba1a" style:font-style-asian="normal" style:font-style-complex="normal"/>
    </style:style>
    <style:style style:name="T129" style:family="text">
      <style:text-properties fo:font-style="normal" officeooo:rsid="00e4a125" style:font-style-asian="normal" style:font-style-complex="normal"/>
    </style:style>
    <style:style style:name="T130" style:family="text">
      <style:text-properties fo:font-style="normal" officeooo:rsid="00e51f20" style:font-style-asian="normal" style:font-style-complex="normal"/>
    </style:style>
    <style:style style:name="T131" style:family="text">
      <style:text-properties fo:font-style="normal" officeooo:rsid="00edbc5f" style:font-style-asian="normal" style:font-style-complex="normal"/>
    </style:style>
    <style:style style:name="T132" style:family="text">
      <style:text-properties fo:font-style="normal" officeooo:rsid="00f26947" style:font-style-asian="normal" style:font-style-complex="normal"/>
    </style:style>
    <style:style style:name="T133" style:family="text">
      <style:text-properties fo:font-style="normal" officeooo:rsid="00f424b9" style:font-style-asian="normal" style:font-style-complex="normal"/>
    </style:style>
    <style:style style:name="T134" style:family="text">
      <style:text-properties fo:font-style="normal" officeooo:rsid="00f5fb1f" style:font-style-asian="normal" style:font-style-complex="normal"/>
    </style:style>
    <style:style style:name="T135" style:family="text">
      <style:text-properties fo:font-style="normal" officeooo:rsid="00f6f812" style:font-style-asian="normal" style:font-style-complex="normal"/>
    </style:style>
    <style:style style:name="T136" style:family="text">
      <style:text-properties fo:font-style="normal" officeooo:rsid="00f8eb5e" style:font-style-asian="normal" style:font-style-complex="normal"/>
    </style:style>
    <style:style style:name="T137" style:family="text">
      <style:text-properties fo:font-style="normal" officeooo:rsid="00f9997a" style:font-style-asian="normal" style:font-style-complex="normal"/>
    </style:style>
    <style:style style:name="T138" style:family="text">
      <style:text-properties fo:font-style="normal" officeooo:rsid="00fa9643" style:font-style-asian="normal" style:font-style-complex="normal"/>
    </style:style>
    <style:style style:name="T139" style:family="text">
      <style:text-properties fo:font-style="normal" officeooo:rsid="0102264c" style:font-style-asian="normal" style:font-style-complex="normal"/>
    </style:style>
    <style:style style:name="T140" style:family="text">
      <style:text-properties fo:font-style="normal" officeooo:rsid="0103f151" style:font-style-asian="normal" style:font-style-complex="normal"/>
    </style:style>
    <style:style style:name="T141" style:family="text">
      <style:text-properties fo:font-style="normal" officeooo:rsid="01051d37" style:font-style-asian="normal" style:font-style-complex="normal"/>
    </style:style>
    <style:style style:name="T142" style:family="text">
      <style:text-properties fo:font-style="normal" officeooo:rsid="01074b65" style:font-style-asian="normal" style:font-style-complex="normal"/>
    </style:style>
    <style:style style:name="T143" style:family="text">
      <style:text-properties fo:font-style="normal" officeooo:rsid="0108ac9a" style:font-style-asian="normal" style:font-style-complex="normal"/>
    </style:style>
    <style:style style:name="T144" style:family="text">
      <style:text-properties fo:font-style="normal" officeooo:rsid="0108e390" style:font-style-asian="normal" style:font-style-complex="normal"/>
    </style:style>
    <style:style style:name="T145" style:family="text">
      <style:text-properties fo:font-style="normal" officeooo:rsid="010bf5b0" style:font-style-asian="normal" style:font-style-complex="normal"/>
    </style:style>
    <style:style style:name="T146" style:family="text">
      <style:text-properties fo:font-style="normal" officeooo:rsid="010e73ff" style:font-style-asian="normal" style:font-style-complex="normal"/>
    </style:style>
    <style:style style:name="T147" style:family="text">
      <style:text-properties fo:font-style="normal" officeooo:rsid="010fa683" style:font-style-asian="normal" style:font-style-complex="normal"/>
    </style:style>
    <style:style style:name="T148" style:family="text">
      <style:text-properties fo:font-style="normal" officeooo:rsid="011051e2" style:font-style-asian="normal" style:font-style-complex="normal"/>
    </style:style>
    <style:style style:name="T149" style:family="text">
      <style:text-properties fo:font-style="normal" officeooo:rsid="01109bf7" style:font-style-asian="normal" style:font-style-complex="normal"/>
    </style:style>
    <style:style style:name="T150" style:family="text">
      <style:text-properties fo:font-style="normal" officeooo:rsid="0110b4c4" style:font-style-asian="normal" style:font-style-complex="normal"/>
    </style:style>
    <style:style style:name="T151" style:family="text">
      <style:text-properties fo:font-style="normal" officeooo:rsid="01122fea" style:font-style-asian="normal" style:font-style-complex="normal"/>
    </style:style>
    <style:style style:name="T152" style:family="text">
      <style:text-properties fo:font-style="normal" officeooo:rsid="0113713f" style:font-style-asian="normal" style:font-style-complex="normal"/>
    </style:style>
    <style:style style:name="T153" style:family="text">
      <style:text-properties fo:font-style="normal" officeooo:rsid="0113b334" style:font-style-asian="normal" style:font-style-complex="normal"/>
    </style:style>
    <style:style style:name="T154" style:family="text">
      <style:text-properties fo:font-style="normal" officeooo:rsid="011904da" style:font-style-asian="normal" style:font-style-complex="normal"/>
    </style:style>
    <style:style style:name="T155" style:family="text">
      <style:text-properties fo:font-style="normal" officeooo:rsid="011ac176" style:font-style-asian="normal" style:font-style-complex="normal"/>
    </style:style>
    <style:style style:name="T156" style:family="text">
      <style:text-properties fo:font-style="normal" officeooo:rsid="011da18e" style:font-style-asian="normal" style:font-style-complex="normal"/>
    </style:style>
    <style:style style:name="T157" style:family="text">
      <style:text-properties fo:font-style="normal" officeooo:rsid="011ec6e7" style:font-style-asian="normal" style:font-style-complex="normal"/>
    </style:style>
    <style:style style:name="T158" style:family="text">
      <style:text-properties fo:font-style="normal" officeooo:rsid="011fafa4" style:font-style-asian="normal" style:font-style-complex="normal"/>
    </style:style>
    <style:style style:name="T159" style:family="text">
      <style:text-properties fo:font-style="normal" officeooo:rsid="01208d8e" style:font-style-asian="normal" style:font-style-complex="normal"/>
    </style:style>
    <style:style style:name="T160" style:family="text">
      <style:text-properties fo:font-style="normal" officeooo:rsid="01219397" style:font-style-asian="normal" style:font-style-complex="normal"/>
    </style:style>
    <style:style style:name="T161" style:family="text">
      <style:text-properties fo:font-style="normal" officeooo:rsid="01256dcf" style:font-style-asian="normal" style:font-style-complex="normal"/>
    </style:style>
    <style:style style:name="T162" style:family="text">
      <style:text-properties fo:font-style="normal" officeooo:rsid="0126d579" style:font-style-asian="normal" style:font-style-complex="normal"/>
    </style:style>
    <style:style style:name="T163" style:family="text">
      <style:text-properties fo:font-style="normal" officeooo:rsid="0126fbf6" style:font-style-asian="normal" style:font-style-complex="normal"/>
    </style:style>
    <style:style style:name="T164" style:family="text">
      <style:text-properties fo:font-style="normal" officeooo:rsid="0128a59f" style:font-style-asian="normal" style:font-style-complex="normal"/>
    </style:style>
    <style:style style:name="T165" style:family="text">
      <style:text-properties fo:font-style="normal" officeooo:rsid="0129ad7c" style:font-style-asian="normal" style:font-style-complex="normal"/>
    </style:style>
    <style:style style:name="T166" style:family="text">
      <style:text-properties fo:font-style="normal" officeooo:rsid="012b0c22" style:font-style-asian="normal" style:font-style-complex="normal"/>
    </style:style>
    <style:style style:name="T167" style:family="text">
      <style:text-properties fo:font-style="normal" officeooo:rsid="012bf5e9" style:font-style-asian="normal" style:font-style-complex="normal"/>
    </style:style>
    <style:style style:name="T168" style:family="text">
      <style:text-properties fo:font-style="normal" officeooo:rsid="012bec1f" style:font-style-asian="normal" style:font-style-complex="normal"/>
    </style:style>
    <style:style style:name="T169" style:family="text">
      <style:text-properties fo:font-style="normal" officeooo:rsid="012dd8b7" style:font-style-asian="normal" style:font-style-complex="normal"/>
    </style:style>
    <style:style style:name="T170" style:family="text">
      <style:text-properties fo:font-style="normal" officeooo:rsid="012eeddf" style:font-style-asian="normal" style:font-style-complex="normal"/>
    </style:style>
    <style:style style:name="T171" style:family="text">
      <style:text-properties fo:font-style="normal" officeooo:rsid="012ff576" style:font-style-asian="normal" style:font-style-complex="normal"/>
    </style:style>
    <style:style style:name="T172" style:family="text">
      <style:text-properties fo:font-style="normal" officeooo:rsid="013036d3" style:font-style-asian="normal" style:font-style-complex="normal"/>
    </style:style>
    <style:style style:name="T173" style:family="text">
      <style:text-properties fo:font-style="normal" officeooo:rsid="0133e6c2" style:font-style-asian="normal" style:font-style-complex="normal"/>
    </style:style>
    <style:style style:name="T174" style:family="text">
      <style:text-properties fo:font-style="normal" officeooo:rsid="01366fe1" style:font-style-asian="normal" style:font-style-complex="normal"/>
    </style:style>
    <style:style style:name="T175" style:family="text">
      <style:text-properties fo:font-style="normal" officeooo:rsid="013ad4fd" style:font-style-asian="normal" style:font-style-complex="normal"/>
    </style:style>
    <style:style style:name="T176" style:family="text">
      <style:text-properties fo:font-style="normal" officeooo:rsid="01496c34" style:font-style-asian="normal" style:font-style-complex="normal"/>
    </style:style>
    <style:style style:name="T177" style:family="text">
      <style:text-properties fo:font-style="normal" officeooo:rsid="014ade04" style:font-style-asian="normal" style:font-style-complex="normal"/>
    </style:style>
    <style:style style:name="T178" style:family="text">
      <style:text-properties fo:font-style="normal" officeooo:rsid="014b2f53" style:font-style-asian="normal" style:font-style-complex="normal"/>
    </style:style>
    <style:style style:name="T179" style:family="text">
      <style:text-properties fo:font-style="normal" officeooo:rsid="014bcb9a" style:font-style-asian="normal" style:font-style-complex="normal"/>
    </style:style>
    <style:style style:name="T180" style:family="text">
      <style:text-properties fo:font-style="normal" officeooo:rsid="014d09f7" style:font-style-asian="normal" style:font-style-complex="normal"/>
    </style:style>
    <style:style style:name="T181" style:family="text">
      <style:text-properties fo:font-style="normal" officeooo:rsid="014ea81f" style:font-style-asian="normal" style:font-style-complex="normal"/>
    </style:style>
    <style:style style:name="T182" style:family="text">
      <style:text-properties fo:font-style="normal" officeooo:rsid="014f7da4" style:font-style-asian="normal" style:font-style-complex="normal"/>
    </style:style>
    <style:style style:name="T183" style:family="text">
      <style:text-properties fo:font-style="normal" officeooo:rsid="01527012" style:font-style-asian="normal" style:font-style-complex="normal"/>
    </style:style>
    <style:style style:name="T184" style:family="text">
      <style:text-properties fo:font-style="normal" officeooo:rsid="0152bd1f" style:font-style-asian="normal" style:font-style-complex="normal"/>
    </style:style>
    <style:style style:name="T185" style:family="text">
      <style:text-properties fo:font-style="normal" officeooo:rsid="01531c2b" style:font-style-asian="normal" style:font-style-complex="normal"/>
    </style:style>
    <style:style style:name="T186" style:family="text">
      <style:text-properties fo:font-style="normal" officeooo:rsid="0153c678" style:font-style-asian="normal" style:font-style-complex="normal"/>
    </style:style>
    <style:style style:name="T187" style:family="text">
      <style:text-properties fo:font-style="normal" officeooo:rsid="015c0fdf" style:font-style-asian="normal" style:font-style-complex="normal"/>
    </style:style>
    <style:style style:name="T188" style:family="text">
      <style:text-properties fo:font-style="normal" officeooo:rsid="015d393f" style:font-style-asian="normal" style:font-style-complex="normal"/>
    </style:style>
    <style:style style:name="T189" style:family="text">
      <style:text-properties fo:font-style="normal" officeooo:rsid="015d6b40" style:font-style-asian="normal" style:font-style-complex="normal"/>
    </style:style>
    <style:style style:name="T190" style:family="text">
      <style:text-properties fo:font-style="normal" officeooo:rsid="015d99f8" style:font-style-asian="normal" style:font-style-complex="normal"/>
    </style:style>
    <style:style style:name="T191" style:family="text">
      <style:text-properties fo:font-style="normal" officeooo:rsid="015e50ef" style:font-style-asian="normal" style:font-style-complex="normal"/>
    </style:style>
    <style:style style:name="T192" style:family="text">
      <style:text-properties fo:font-style="normal" officeooo:rsid="015e7b7a" style:font-style-asian="normal" style:font-style-complex="normal"/>
    </style:style>
    <style:style style:name="T193" style:family="text">
      <style:text-properties fo:font-style="normal" officeooo:rsid="015f41b2" style:font-style-asian="normal" style:font-style-complex="normal"/>
    </style:style>
    <style:style style:name="T194" style:family="text">
      <style:text-properties fo:font-style="normal" officeooo:rsid="0160559e" style:font-style-asian="normal" style:font-style-complex="normal"/>
    </style:style>
    <style:style style:name="T195" style:family="text">
      <style:text-properties fo:font-style="normal" officeooo:rsid="0160c62d" style:font-style-asian="normal" style:font-style-complex="normal"/>
    </style:style>
    <style:style style:name="T196" style:family="text">
      <style:text-properties fo:font-style="normal" officeooo:rsid="0167398c" style:font-style-asian="normal" style:font-style-complex="normal"/>
    </style:style>
    <style:style style:name="T197" style:family="text">
      <style:text-properties fo:font-style="normal" officeooo:rsid="016803a4" style:font-style-asian="normal" style:font-style-complex="normal"/>
    </style:style>
    <style:style style:name="T198" style:family="text">
      <style:text-properties fo:font-style="normal" officeooo:rsid="01686ed2" style:font-style-asian="normal" style:font-style-complex="normal"/>
    </style:style>
    <style:style style:name="T199" style:family="text">
      <style:text-properties fo:font-style="normal" officeooo:rsid="016e9781" style:font-style-asian="normal" style:font-style-complex="normal"/>
    </style:style>
    <style:style style:name="T200" style:family="text">
      <style:text-properties fo:font-style="normal" officeooo:rsid="0172fe30" style:font-style-asian="normal" style:font-style-complex="normal"/>
    </style:style>
    <style:style style:name="T201" style:family="text">
      <style:text-properties fo:font-style="normal" officeooo:rsid="017e9580" style:font-style-asian="normal" style:font-style-complex="normal"/>
    </style:style>
    <style:style style:name="T202" style:family="text">
      <style:text-properties fo:font-style="normal" officeooo:rsid="0181f8ca" style:font-style-asian="normal" style:font-style-complex="normal"/>
    </style:style>
    <style:style style:name="T203" style:family="text">
      <style:text-properties fo:font-style="normal" officeooo:rsid="01807bc2" style:font-style-asian="normal" style:font-style-complex="normal"/>
    </style:style>
    <style:style style:name="T204" style:family="text">
      <style:text-properties fo:font-style="normal" officeooo:rsid="0183faf4" style:font-style-asian="normal" style:font-style-complex="normal"/>
    </style:style>
    <style:style style:name="T205" style:family="text">
      <style:text-properties fo:font-style="normal" officeooo:rsid="0189b78c" style:font-style-asian="normal" style:font-style-complex="normal"/>
    </style:style>
    <style:style style:name="T206" style:family="text">
      <style:text-properties fo:font-style="normal" officeooo:rsid="01900ca3" style:font-style-asian="normal" style:font-style-complex="normal"/>
    </style:style>
    <style:style style:name="T207" style:family="text">
      <style:text-properties fo:font-style="normal" officeooo:rsid="0190ca04" style:font-style-asian="normal" style:font-style-complex="normal"/>
    </style:style>
    <style:style style:name="T208" style:family="text">
      <style:text-properties fo:font-style="normal" officeooo:rsid="01940432" style:font-style-asian="normal" style:font-style-complex="normal"/>
    </style:style>
    <style:style style:name="T209" style:family="text">
      <style:text-properties fo:font-style="normal" officeooo:rsid="0194b262" style:font-style-asian="normal" style:font-style-complex="normal"/>
    </style:style>
    <style:style style:name="T210" style:family="text">
      <style:text-properties fo:font-style="normal" officeooo:rsid="01969616" style:font-style-asian="normal" style:font-style-complex="normal"/>
    </style:style>
    <style:style style:name="T211" style:family="text">
      <style:text-properties fo:font-style="normal" officeooo:rsid="0197c715" style:font-style-asian="normal" style:font-style-complex="normal"/>
    </style:style>
    <style:style style:name="T212" style:family="text">
      <style:text-properties fo:font-style="normal" officeooo:rsid="0199d87f" style:font-style-asian="normal" style:font-style-complex="normal"/>
    </style:style>
    <style:style style:name="T213" style:family="text">
      <style:text-properties fo:font-style="normal" officeooo:rsid="019a5e43" style:font-style-asian="normal" style:font-style-complex="normal"/>
    </style:style>
    <style:style style:name="T214" style:family="text">
      <style:text-properties fo:font-style="normal" officeooo:rsid="019bc3ea" style:font-style-asian="normal" style:font-style-complex="normal"/>
    </style:style>
    <style:style style:name="T215" style:family="text">
      <style:text-properties fo:font-style="normal" officeooo:rsid="019a5f25" style:font-style-asian="normal" style:font-style-complex="normal"/>
    </style:style>
    <style:style style:name="T216" style:family="text">
      <style:text-properties fo:font-style="normal" officeooo:rsid="01a13e4d" style:font-style-asian="normal" style:font-style-complex="normal"/>
    </style:style>
    <style:style style:name="T217" style:family="text">
      <style:text-properties fo:font-style="normal" officeooo:rsid="01a20478" style:font-style-asian="normal" style:font-style-complex="normal"/>
    </style:style>
    <style:style style:name="T218" style:family="text">
      <style:text-properties fo:font-style="normal" officeooo:rsid="01a7dc7f" style:font-style-asian="normal" style:font-style-complex="normal"/>
    </style:style>
    <style:style style:name="T219" style:family="text">
      <style:text-properties fo:font-style="normal" officeooo:rsid="01ab8ea8" style:font-style-asian="normal" style:font-style-complex="normal"/>
    </style:style>
    <style:style style:name="T220" style:family="text">
      <style:text-properties fo:font-style="normal" officeooo:rsid="01acbdad" style:font-style-asian="normal" style:font-style-complex="normal"/>
    </style:style>
    <style:style style:name="T221" style:family="text">
      <style:text-properties fo:font-style="normal" officeooo:rsid="01adc0ac" style:font-style-asian="normal" style:font-style-complex="normal"/>
    </style:style>
    <style:style style:name="T222" style:family="text">
      <style:text-properties fo:font-style="normal" officeooo:rsid="01b84c1b" style:font-style-asian="normal" style:font-style-complex="normal"/>
    </style:style>
    <style:style style:name="T223" style:family="text">
      <style:text-properties fo:font-style="normal" officeooo:rsid="01b9196e" style:font-style-asian="normal" style:font-style-complex="normal"/>
    </style:style>
    <style:style style:name="T224" style:family="text">
      <style:text-properties fo:font-style="normal" officeooo:rsid="01d6463f" style:font-style-asian="normal" style:font-style-complex="normal"/>
    </style:style>
    <style:style style:name="T225" style:family="text">
      <style:text-properties fo:font-style="normal" officeooo:rsid="01d6a123" style:font-style-asian="normal" style:font-style-complex="normal"/>
    </style:style>
    <style:style style:name="T226" style:family="text">
      <style:text-properties fo:font-style="normal" officeooo:rsid="01d7c341" style:font-style-asian="normal" style:font-style-complex="normal"/>
    </style:style>
    <style:style style:name="T227" style:family="text">
      <style:text-properties fo:font-style="normal" officeooo:rsid="01e6168b" style:font-style-asian="normal" style:font-style-complex="normal"/>
    </style:style>
    <style:style style:name="T228" style:family="text">
      <style:text-properties fo:font-style="normal" officeooo:rsid="01e7efff" style:font-style-asian="normal" style:font-style-complex="normal"/>
    </style:style>
    <style:style style:name="T229" style:family="text">
      <style:text-properties fo:font-style="normal" officeooo:rsid="01e8e027" style:font-style-asian="normal" style:font-style-complex="normal"/>
    </style:style>
    <style:style style:name="T230" style:family="text">
      <style:text-properties fo:font-style="normal" officeooo:rsid="01e9209f" style:font-style-asian="normal" style:font-style-complex="normal"/>
    </style:style>
    <style:style style:name="T231" style:family="text">
      <style:text-properties fo:font-style="normal" officeooo:rsid="01ea8155" style:font-style-asian="normal" style:font-style-complex="normal"/>
    </style:style>
    <style:style style:name="T232" style:family="text">
      <style:text-properties fo:font-style="normal" officeooo:rsid="01ee27b9" style:font-style-asian="normal" style:font-style-complex="normal"/>
    </style:style>
    <style:style style:name="T233" style:family="text">
      <style:text-properties fo:font-style="normal" officeooo:rsid="01f4226f" style:font-style-asian="normal" style:font-style-complex="normal"/>
    </style:style>
    <style:style style:name="T234" style:family="text">
      <style:text-properties fo:font-style="normal" officeooo:rsid="01f6e67d" style:font-style-asian="normal" style:font-style-complex="normal"/>
    </style:style>
    <style:style style:name="T235" style:family="text">
      <style:text-properties fo:font-style="normal" officeooo:rsid="01f8a6f8" style:font-style-asian="normal" style:font-style-complex="normal"/>
    </style:style>
    <style:style style:name="T236" style:family="text">
      <style:text-properties fo:font-style="normal" officeooo:rsid="01fb7461" style:font-style-asian="normal" style:font-style-complex="normal"/>
    </style:style>
    <style:style style:name="T237" style:family="text">
      <style:text-properties fo:font-style="normal" officeooo:rsid="01fc11b7" style:font-style-asian="normal" style:font-style-complex="normal"/>
    </style:style>
    <style:style style:name="T238" style:family="text">
      <style:text-properties fo:font-style="normal" officeooo:rsid="01ffbe23" style:font-style-asian="normal" style:font-style-complex="normal"/>
    </style:style>
    <style:style style:name="T239" style:family="text">
      <style:text-properties fo:font-style="normal" officeooo:rsid="020212cf" style:font-style-asian="normal" style:font-style-complex="normal"/>
    </style:style>
    <style:style style:name="T240" style:family="text">
      <style:text-properties fo:font-style="normal" officeooo:rsid="02067ac3" style:font-style-asian="normal" style:font-style-complex="normal"/>
    </style:style>
    <style:style style:name="T241" style:family="text">
      <style:text-properties fo:font-style="normal" officeooo:rsid="020d0d0f" style:font-style-asian="normal" style:font-style-complex="normal"/>
    </style:style>
    <style:style style:name="T242" style:family="text">
      <style:text-properties fo:font-style="normal" officeooo:rsid="020fcae9" style:font-style-asian="normal" style:font-style-complex="normal"/>
    </style:style>
    <style:style style:name="T243" style:family="text">
      <style:text-properties fo:font-style="normal" officeooo:rsid="021043df" style:font-style-asian="normal" style:font-style-complex="normal"/>
    </style:style>
    <style:style style:name="T244" style:family="text">
      <style:text-properties fo:font-style="normal" officeooo:rsid="0213c99b" style:font-style-asian="normal" style:font-style-complex="normal"/>
    </style:style>
    <style:style style:name="T245" style:family="text">
      <style:text-properties fo:font-style="normal" officeooo:rsid="02153480" style:font-style-asian="normal" style:font-style-complex="normal"/>
    </style:style>
    <style:style style:name="T246" style:family="text">
      <style:text-properties fo:font-style="normal" officeooo:rsid="021d7bf9" style:font-style-asian="normal" style:font-style-complex="normal"/>
    </style:style>
    <style:style style:name="T247" style:family="text">
      <style:text-properties fo:font-style="normal" officeooo:rsid="022ea5fd" style:font-style-asian="normal" style:font-style-complex="normal"/>
    </style:style>
    <style:style style:name="T248" style:family="text">
      <style:text-properties fo:font-style="normal" officeooo:rsid="023212ba" style:font-style-asian="normal" style:font-style-complex="normal"/>
    </style:style>
    <style:style style:name="T249" style:family="text">
      <style:text-properties fo:font-style="normal" officeooo:rsid="02372972" style:font-style-asian="normal" style:font-style-complex="normal"/>
    </style:style>
    <style:style style:name="T250" style:family="text">
      <style:text-properties fo:font-style="normal" officeooo:rsid="00121efb" style:font-style-asian="normal" style:font-style-complex="normal"/>
    </style:style>
    <style:style style:name="T251" style:family="text">
      <style:text-properties fo:font-style="normal" officeooo:rsid="024f0810" style:font-style-asian="normal" style:font-style-complex="normal"/>
    </style:style>
    <style:style style:name="T252" style:family="text">
      <style:text-properties fo:font-style="normal" officeooo:rsid="024fc7de" style:font-style-asian="normal" style:font-style-complex="normal"/>
    </style:style>
    <style:style style:name="T253" style:family="text">
      <style:text-properties fo:font-style="normal" officeooo:rsid="025ab0dc" style:font-style-asian="normal" style:font-style-complex="normal"/>
    </style:style>
    <style:style style:name="T254" style:family="text">
      <style:text-properties fo:font-style="normal" officeooo:rsid="025cdf35" style:font-style-asian="normal" style:font-style-complex="normal"/>
    </style:style>
    <style:style style:name="T255" style:family="text">
      <style:text-properties fo:font-style="normal" officeooo:rsid="0263ace4" style:font-style-asian="normal" style:font-style-complex="normal"/>
    </style:style>
    <style:style style:name="T256" style:family="text">
      <style:text-properties fo:font-style="normal" officeooo:rsid="0270504a" style:font-style-asian="normal" style:font-style-complex="normal"/>
    </style:style>
    <style:style style:name="T257" style:family="text">
      <style:text-properties fo:font-style="normal" officeooo:rsid="0270a41d" style:font-style-asian="normal" style:font-style-complex="normal"/>
    </style:style>
    <style:style style:name="T258" style:family="text">
      <style:text-properties fo:font-style="normal" officeooo:rsid="02730ac2" style:font-style-asian="normal" style:font-style-complex="normal"/>
    </style:style>
    <style:style style:name="T259" style:family="text">
      <style:text-properties fo:font-style="normal" officeooo:rsid="028ca290" style:font-style-asian="normal" style:font-style-complex="normal"/>
    </style:style>
    <style:style style:name="T260" style:family="text">
      <style:text-properties fo:font-style="normal" officeooo:rsid="028e0417" style:font-style-asian="normal" style:font-style-complex="normal"/>
    </style:style>
    <style:style style:name="T261" style:family="text">
      <style:text-properties fo:font-style="normal" officeooo:rsid="02cced3e" style:font-style-asian="normal" style:font-style-complex="normal"/>
    </style:style>
    <style:style style:name="T262" style:family="text">
      <style:text-properties fo:font-style="normal" officeooo:rsid="02ddd3a8" style:font-style-asian="normal" style:font-style-complex="normal"/>
    </style:style>
    <style:style style:name="T263" style:family="text">
      <style:text-properties fo:font-style="normal" officeooo:rsid="02df5af1" style:font-style-asian="normal" style:font-style-complex="normal"/>
    </style:style>
    <style:style style:name="T264" style:family="text">
      <style:text-properties fo:font-style="normal" officeooo:rsid="02e4f057" style:font-style-asian="normal" style:font-style-complex="normal"/>
    </style:style>
    <style:style style:name="T265" style:family="text">
      <style:text-properties fo:font-style="normal" officeooo:rsid="02e63369" style:font-style-asian="normal" style:font-style-complex="normal"/>
    </style:style>
    <style:style style:name="T266" style:family="text">
      <style:text-properties fo:font-style="normal" officeooo:rsid="02f25dac" style:font-style-asian="normal" style:font-style-complex="normal"/>
    </style:style>
    <style:style style:name="T267" style:family="text">
      <style:text-properties fo:font-style="normal" officeooo:rsid="02ff13fb" style:font-style-asian="normal" style:font-style-complex="normal"/>
    </style:style>
    <style:style style:name="T268" style:family="text">
      <style:text-properties fo:font-style="normal" officeooo:rsid="03000373" style:font-style-asian="normal" style:font-style-complex="normal"/>
    </style:style>
    <style:style style:name="T269" style:family="text">
      <style:text-properties fo:font-style="normal" officeooo:rsid="03025460" style:font-style-asian="normal" style:font-style-complex="normal"/>
    </style:style>
    <style:style style:name="T270" style:family="text">
      <style:text-properties fo:font-style="normal" officeooo:rsid="0304385a" style:font-style-asian="normal" style:font-style-complex="normal"/>
    </style:style>
    <style:style style:name="T271" style:family="text">
      <style:text-properties fo:font-style="normal" officeooo:rsid="0309782a" style:font-style-asian="normal" style:font-style-complex="normal"/>
    </style:style>
    <style:style style:name="T272" style:family="text">
      <style:text-properties fo:font-style="normal" officeooo:rsid="030c7a37" style:font-style-asian="normal" style:font-style-complex="normal"/>
    </style:style>
    <style:style style:name="T273" style:family="text">
      <style:text-properties fo:font-style="normal" fo:font-weight="normal" style:font-style-asian="normal" style:font-weight-asian="normal" style:font-style-complex="normal" style:font-weight-complex="normal"/>
    </style:style>
    <style:style style:name="T274" style:family="text">
      <style:text-properties fo:font-style="normal" fo:font-weight="normal" officeooo:rsid="00ee9742" style:font-style-asian="normal" style:font-weight-asian="normal" style:font-style-complex="normal" style:font-weight-complex="normal"/>
    </style:style>
    <style:style style:name="T275" style:family="text">
      <style:text-properties fo:font-style="normal" fo:font-weight="normal" officeooo:rsid="019d84fd" style:font-style-asian="normal" style:font-weight-asian="normal" style:font-style-complex="normal" style:font-weight-complex="normal"/>
    </style:style>
    <style:style style:name="T276" style:family="text">
      <style:text-properties fo:font-style="normal" fo:font-weight="normal" officeooo:rsid="019de539" style:font-style-asian="normal" style:font-weight-asian="normal" style:font-style-complex="normal" style:font-weight-complex="normal"/>
    </style:style>
    <style:style style:name="T277" style:family="text">
      <style:text-properties fo:font-style="normal" fo:font-weight="normal" officeooo:rsid="019f2041" style:font-style-asian="normal" style:font-weight-asian="normal" style:font-style-complex="normal" style:font-weight-complex="normal"/>
    </style:style>
    <style:style style:name="T278" style:family="text">
      <style:text-properties fo:font-style="normal" fo:font-weight="normal" officeooo:rsid="01a0b422" style:font-style-asian="normal" style:font-weight-asian="normal" style:font-style-complex="normal" style:font-weight-complex="normal"/>
    </style:style>
    <style:style style:name="T279" style:family="text">
      <style:text-properties fo:font-style="normal" fo:font-weight="normal" officeooo:rsid="01a20478" style:font-style-asian="normal" style:font-weight-asian="normal" style:font-style-complex="normal" style:font-weight-complex="normal"/>
    </style:style>
    <style:style style:name="T280" style:family="text">
      <style:text-properties fo:font-style="normal" fo:font-weight="normal" officeooo:rsid="012db298" style:font-style-asian="normal" style:font-weight-asian="normal" style:font-style-complex="normal" style:font-weight-complex="normal"/>
    </style:style>
    <style:style style:name="T281" style:family="text">
      <style:text-properties fo:font-style="normal" fo:font-weight="normal" officeooo:rsid="023212ba" style:font-style-asian="normal" style:font-weight-asian="normal" style:font-style-complex="normal" style:font-weight-complex="normal"/>
    </style:style>
    <style:style style:name="T282" style:family="text">
      <style:text-properties fo:font-style="normal" fo:font-weight="normal" officeooo:rsid="02372972" style:font-style-asian="normal" style:font-weight-asian="normal" style:font-style-complex="normal" style:font-weight-complex="normal"/>
    </style:style>
    <style:style style:name="T283" style:family="text">
      <style:text-properties fo:font-style="normal" fo:font-weight="normal" officeooo:rsid="027565b4" style:font-style-asian="normal" style:font-weight-asian="normal" style:font-style-complex="normal" style:font-weight-complex="normal"/>
    </style:style>
    <style:style style:name="T284" style:family="text">
      <style:text-properties fo:font-style="normal" fo:font-weight="normal" officeooo:rsid="02765a1b" style:font-style-asian="normal" style:font-weight-asian="normal" style:font-style-complex="normal" style:font-weight-complex="normal"/>
    </style:style>
    <style:style style:name="T285" style:family="text">
      <style:text-properties fo:font-style="normal" fo:font-weight="normal" officeooo:rsid="0288e217" style:font-style-asian="normal" style:font-weight-asian="normal" style:font-style-complex="normal" style:font-weight-complex="normal"/>
    </style:style>
    <style:style style:name="T286" style:family="text">
      <style:text-properties fo:font-style="normal" fo:font-weight="normal" officeooo:rsid="02f25dac" style:font-style-asian="normal" style:font-weight-asian="normal" style:font-style-complex="normal" style:font-weight-complex="normal"/>
    </style:style>
    <style:style style:name="T287" style:family="text">
      <style:text-properties fo:font-style="normal" style:text-underline-style="none" style:font-style-asian="normal" style:font-style-complex="normal"/>
    </style:style>
    <style:style style:name="T288" style:family="text">
      <style:text-properties fo:font-style="normal" style:text-underline-style="none" officeooo:rsid="01be8a9f" style:font-style-asian="normal" style:font-style-complex="normal"/>
    </style:style>
    <style:style style:name="T289" style:family="text">
      <style:text-properties fo:font-style="normal" style:text-underline-style="none" officeooo:rsid="01c0511e" style:font-style-asian="normal" style:font-style-complex="normal"/>
    </style:style>
    <style:style style:name="T290" style:family="text">
      <style:text-properties fo:font-style="normal" style:text-underline-style="none" officeooo:rsid="01fd01d6" style:font-style-asian="normal" style:font-style-complex="normal"/>
    </style:style>
    <style:style style:name="T291" style:family="text">
      <style:text-properties fo:font-style="normal" style:text-underline-style="none" officeooo:rsid="02637ad9" style:font-style-asian="normal" style:font-style-complex="normal"/>
    </style:style>
    <style:style style:name="T292" style:family="text">
      <style:text-properties fo:font-weight="normal" style:font-weight-asian="normal" style:font-weight-complex="normal"/>
    </style:style>
    <style:style style:name="T293" style:family="text">
      <style:text-properties fo:font-weight="normal" officeooo:rsid="01a0b422" style:font-weight-asian="normal" style:font-weight-complex="normal"/>
    </style:style>
    <style:style style:name="T294" style:family="text">
      <style:text-properties fo:font-weight="normal" officeooo:rsid="01a0cbca" style:font-weight-asian="normal" style:font-weight-complex="normal"/>
    </style:style>
    <style:style style:name="T295" style:family="text">
      <style:text-properties fo:font-weight="normal" officeooo:rsid="01fc11b7" style:font-weight-asian="normal" style:font-weight-complex="normal"/>
    </style:style>
    <style:style style:name="T296" style:family="text">
      <style:text-properties fo:font-weight="normal" officeooo:rsid="020097ba" style:font-weight-asian="normal" style:font-weight-complex="normal"/>
    </style:style>
    <style:style style:name="T297" style:family="text">
      <style:text-properties fo:font-weight="normal" officeooo:rsid="0225f7ec" style:font-weight-asian="normal" style:font-weight-complex="normal"/>
    </style:style>
    <style:style style:name="T298" style:family="text">
      <style:text-properties fo:font-weight="normal" officeooo:rsid="022ea5fd" style:font-weight-asian="normal" style:font-weight-complex="normal"/>
    </style:style>
    <style:style style:name="T299" style:family="text">
      <style:text-properties fo:font-weight="normal" officeooo:rsid="02306ef1" style:font-weight-asian="normal" style:font-weight-complex="normal"/>
    </style:style>
    <style:style style:name="T300" style:family="text">
      <style:text-properties fo:font-weight="normal" officeooo:rsid="0233d816" style:font-weight-asian="normal" style:font-weight-complex="normal"/>
    </style:style>
    <style:style style:name="T301" style:family="text">
      <style:text-properties fo:font-weight="normal" officeooo:rsid="02465411" style:font-weight-asian="normal" style:font-weight-complex="normal"/>
    </style:style>
    <style:style style:name="T302" style:family="text">
      <style:text-properties fo:font-weight="normal" officeooo:rsid="025b327e" style:font-weight-asian="normal" style:font-weight-complex="normal"/>
    </style:style>
    <style:style style:name="T303" style:family="text">
      <style:text-properties fo:font-weight="normal" officeooo:rsid="0277cafa" style:font-weight-asian="normal" style:font-weight-complex="normal"/>
    </style:style>
    <style:style style:name="T304" style:family="text">
      <style:text-properties fo:font-weight="normal" officeooo:rsid="027bbdda" style:font-weight-asian="normal" style:font-weight-complex="normal"/>
    </style:style>
    <style:style style:name="T305" style:family="text">
      <style:text-properties fo:font-weight="normal" officeooo:rsid="027f8f2f" style:font-weight-asian="normal" style:font-weight-complex="normal"/>
    </style:style>
    <style:style style:name="T306" style:family="text">
      <style:text-properties fo:font-weight="normal" officeooo:rsid="02815689" style:font-weight-asian="normal" style:font-weight-complex="normal"/>
    </style:style>
    <style:style style:name="T307" style:family="text">
      <style:text-properties fo:font-weight="normal" officeooo:rsid="02a0b4ff" style:font-weight-asian="normal" style:font-weight-complex="normal"/>
    </style:style>
    <style:style style:name="T308" style:family="text">
      <style:text-properties fo:font-weight="normal" officeooo:rsid="02f6f6f3" style:font-weight-asian="normal" style:font-weight-complex="normal"/>
    </style:style>
    <style:style style:name="T309" style:family="text">
      <style:text-properties fo:font-weight="normal" officeooo:rsid="030f88bd" style:font-weight-asian="normal" style:font-weight-complex="normal"/>
    </style:style>
    <style:style style:name="T310" style:family="text">
      <style:text-properties style:text-position="0% 100%"/>
    </style:style>
    <style:style style:name="T311" style:family="text">
      <style:text-properties style:text-position="0% 100%" fo:font-style="normal" style:font-style-asian="normal" style:font-style-complex="normal"/>
    </style:style>
    <style:style style:name="T312" style:family="text">
      <style:text-properties style:text-position="0% 100%" fo:font-style="normal" officeooo:rsid="017499ce" style:font-style-asian="normal" style:font-style-complex="normal"/>
    </style:style>
    <style:style style:name="T313" style:family="text">
      <style:text-properties style:text-position="0% 100%" fo:font-style="normal" officeooo:rsid="0175d398" style:font-style-asian="normal" style:font-style-complex="normal"/>
    </style:style>
    <style:style style:name="T314" style:family="text">
      <style:text-properties style:text-position="0% 100%" fo:font-style="normal" officeooo:rsid="017679a6" style:font-style-asian="normal" style:font-style-complex="normal"/>
    </style:style>
    <style:style style:name="T315" style:family="text">
      <style:text-properties style:text-position="0% 100%" fo:font-style="normal" officeooo:rsid="0176f773" style:font-style-asian="normal" style:font-style-complex="normal"/>
    </style:style>
    <style:style style:name="T316" style:family="text">
      <style:text-properties style:text-position="0% 100%" fo:font-style="normal" officeooo:rsid="017880c1" style:font-style-asian="normal" style:font-style-complex="normal"/>
    </style:style>
    <style:style style:name="T317" style:family="text">
      <style:text-properties style:text-position="0% 100%" fo:font-style="normal" officeooo:rsid="017c1df8" style:font-style-asian="normal" style:font-style-complex="normal"/>
    </style:style>
    <style:style style:name="T318" style:family="text">
      <style:text-properties style:text-position="0% 100%" fo:font-style="normal" officeooo:rsid="01807bc2" style:font-style-asian="normal" style:font-style-complex="normal"/>
    </style:style>
    <style:style style:name="T319" style:family="text">
      <style:text-properties style:text-position="0% 100%" fo:font-style="normal" officeooo:rsid="0213c99b" style:font-style-asian="normal" style:font-style-complex="normal"/>
    </style:style>
    <style:style style:name="T320" style:family="text">
      <style:text-properties style:text-position="0% 100%" fo:font-style="normal" officeooo:rsid="030c052d" style:font-style-asian="normal" style:font-style-complex="normal"/>
    </style:style>
    <style:style style:name="T321" style:family="text">
      <style:text-properties style:text-position="0% 100%" fo:font-style="normal" fo:font-weight="normal" style:font-style-asian="normal" style:font-weight-asian="normal" style:font-style-complex="normal" style:font-weight-complex="normal"/>
    </style:style>
    <style:style style:name="T322" style:family="text">
      <style:text-properties style:text-position="0% 100%" fo:font-style="normal" fo:font-weight="normal" officeooo:rsid="01b269d0" style:font-style-asian="normal" style:font-weight-asian="normal" style:font-style-complex="normal" style:font-weight-complex="normal"/>
    </style:style>
    <style:style style:name="T323" style:family="text">
      <style:text-properties style:text-position="0% 100%" fo:font-style="normal" fo:font-weight="normal" officeooo:rsid="01b42bb2" style:font-style-asian="normal" style:font-weight-asian="normal" style:font-style-complex="normal" style:font-weight-complex="normal"/>
    </style:style>
    <style:style style:name="T324" style:family="text">
      <style:text-properties style:text-position="0% 100%" officeooo:rsid="0060a04a"/>
    </style:style>
    <style:style style:name="T325" style:family="text">
      <style:text-properties style:text-position="0% 100%" officeooo:rsid="0179aa03"/>
    </style:style>
    <style:style style:name="T326" style:family="text">
      <style:text-properties style:text-position="0% 100%" fo:font-style="italic" style:font-style-asian="italic" style:font-style-complex="italic"/>
    </style:style>
    <style:style style:name="T327" style:family="text">
      <style:text-properties style:text-position="0% 100%" fo:font-weight="normal" style:font-weight-asian="normal" style:font-weight-complex="normal"/>
    </style:style>
    <style:style style:name="T328" style:family="text">
      <style:text-properties style:text-underline-style="none"/>
    </style:style>
    <style:style style:name="T329" style:family="text">
      <style:text-properties style:text-underline-style="none" fo:font-weight="normal" style:font-weight-asian="normal" style:font-weight-complex="normal"/>
    </style:style>
    <style:style style:name="T330" style:family="text">
      <style:text-properties style:text-underline-style="none" officeooo:rsid="0062a79f"/>
    </style:style>
    <style:style style:name="T331" style:family="text">
      <style:text-properties style:text-underline-style="none" officeooo:rsid="01be8a9f"/>
    </style:style>
    <style:style style:name="T332" style:family="text">
      <style:text-properties style:text-underline-style="none" officeooo:rsid="02604376"/>
    </style:style>
    <style:style style:name="T333" style:family="text">
      <style:text-properties fo:font-variant="normal" fo:text-transform="none" fo:color="#252525" fo:letter-spacing="normal" fo:font-weight="normal" style:font-weight-asian="normal" style:font-weight-complex="normal"/>
    </style:style>
    <style:style style:name="T334" style:family="text">
      <style:text-properties fo:font-variant="normal" fo:text-transform="none" fo:color="#252525" fo:letter-spacing="normal" fo:font-weight="normal" officeooo:rsid="00137bc9" style:font-weight-asian="normal" style:font-weight-complex="normal"/>
    </style:style>
    <style:style style:name="T335" style:family="text">
      <style:text-properties fo:font-variant="normal" fo:text-transform="none" fo:color="#252525" fo:letter-spacing="normal" fo:font-weight="normal" officeooo:rsid="00149059" style:font-weight-asian="normal" style:font-weight-complex="normal"/>
    </style:style>
    <style:style style:name="T336" style:family="text">
      <style:text-properties fo:font-variant="normal" fo:text-transform="none" fo:color="#252525" fo:letter-spacing="normal" fo:font-weight="normal" officeooo:rsid="0058ece2" style:font-weight-asian="normal" style:font-weight-complex="normal"/>
    </style:style>
    <style:style style:name="T337" style:family="text">
      <style:text-properties fo:font-variant="normal" fo:text-transform="none" fo:color="#252525" fo:letter-spacing="normal" fo:font-weight="normal" officeooo:rsid="005995a0" style:font-weight-asian="normal" style:font-weight-complex="normal"/>
    </style:style>
    <style:style style:name="T338" style:family="text">
      <style:text-properties fo:font-variant="normal" fo:text-transform="none" fo:color="#252525" fo:letter-spacing="normal" fo:font-weight="normal" officeooo:rsid="005a0eb7" style:font-weight-asian="normal" style:font-weight-complex="normal"/>
    </style:style>
    <style:style style:name="T339" style:family="text">
      <style:text-properties fo:font-variant="normal" fo:text-transform="none" fo:color="#252525" fo:letter-spacing="normal" fo:font-weight="normal" officeooo:rsid="01bbf893" style:font-weight-asian="normal" style:font-weight-complex="normal"/>
    </style:style>
    <style:style style:name="T340" style:family="text">
      <style:text-properties fo:font-variant="normal" fo:text-transform="none" fo:color="#252525" fo:letter-spacing="normal" fo:font-weight="normal" officeooo:rsid="005b7f57" style:font-weight-asian="normal" style:font-weight-complex="normal"/>
    </style:style>
    <style:style style:name="T341" style:family="text">
      <style:text-properties fo:font-variant="normal" fo:text-transform="none" fo:color="#252525" fo:letter-spacing="normal" fo:font-weight="normal" officeooo:rsid="005ce06f" style:font-weight-asian="normal" style:font-weight-complex="normal"/>
    </style:style>
    <style:style style:name="T342" style:family="text">
      <style:text-properties fo:font-variant="normal" fo:text-transform="none" fo:color="#252525" fo:letter-spacing="normal" fo:font-weight="normal" officeooo:rsid="005d372b" style:font-weight-asian="normal" style:font-weight-complex="normal"/>
    </style:style>
    <style:style style:name="T343" style:family="text">
      <style:text-properties fo:font-variant="normal" fo:text-transform="none" fo:color="#252525" fo:letter-spacing="normal" fo:font-weight="normal" officeooo:rsid="005e9025" style:font-weight-asian="normal" style:font-weight-complex="normal"/>
    </style:style>
    <style:style style:name="T344"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345" style:family="text">
      <style:text-properties fo:font-variant="normal" fo:text-transform="none" fo:color="#252525" fo:letter-spacing="normal" fo:font-style="italic" fo:font-weight="normal" officeooo:rsid="001013ce" style:font-style-asian="italic" style:font-weight-asian="normal" style:font-style-complex="italic" style:font-weight-complex="normal"/>
    </style:style>
    <style:style style:name="T346" style:family="text">
      <style:text-properties fo:font-variant="normal" fo:text-transform="none" fo:color="#252525" fo:letter-spacing="normal" fo:font-style="italic" fo:font-weight="normal" officeooo:rsid="0058ece2" style:font-style-asian="italic" style:font-weight-asian="normal" style:font-style-complex="italic" style:font-weight-complex="normal"/>
    </style:style>
    <style:style style:name="T347"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48" style:family="text">
      <style:text-properties fo:font-variant="normal" fo:text-transform="none" fo:color="#252525" fo:letter-spacing="normal" fo:font-style="normal" fo:font-weight="normal" officeooo:rsid="0014f9e1" style:font-style-asian="normal" style:font-weight-asian="normal" style:font-style-complex="normal" style:font-weight-complex="normal"/>
    </style:style>
    <style:style style:name="T349" style:family="text">
      <style:text-properties fo:font-variant="normal" fo:text-transform="none" fo:color="#252525" fo:letter-spacing="normal" fo:font-style="normal" fo:font-weight="normal" officeooo:rsid="00554bc6" style:font-style-asian="normal" style:font-weight-asian="normal" style:font-style-complex="normal" style:font-weight-complex="normal"/>
    </style:style>
    <style:style style:name="T350" style:family="text">
      <style:text-properties fo:font-variant="normal" fo:text-transform="none" fo:color="#252525" fo:letter-spacing="normal" fo:font-style="normal" fo:font-weight="normal" officeooo:rsid="0088e38d" style:font-style-asian="normal" style:font-weight-asian="normal" style:font-style-complex="normal" style:font-weight-complex="normal"/>
    </style:style>
    <style:style style:name="T351" style:family="text">
      <style:text-properties fo:font-variant="normal" fo:text-transform="none" fo:color="#252525" fo:letter-spacing="normal" fo:font-style="normal" fo:font-weight="normal" officeooo:rsid="008965da" style:font-style-asian="normal" style:font-weight-asian="normal" style:font-style-complex="normal" style:font-weight-complex="normal"/>
    </style:style>
    <style:style style:name="T352" style:family="text">
      <style:text-properties fo:font-variant="normal" fo:text-transform="none" fo:color="#252525" fo:letter-spacing="normal" fo:font-style="normal" fo:font-weight="normal" officeooo:rsid="0089b089" style:font-style-asian="normal" style:font-weight-asian="normal" style:font-style-complex="normal" style:font-weight-complex="normal"/>
    </style:style>
    <style:style style:name="T353" style:family="text">
      <style:text-properties fo:font-variant="normal" fo:text-transform="none" fo:color="#252525" fo:letter-spacing="normal" fo:font-style="normal" fo:font-weight="normal" officeooo:rsid="023212ba" style:font-style-asian="normal" style:font-weight-asian="normal" style:font-style-complex="normal" style:font-weight-complex="normal"/>
    </style:style>
    <style:style style:name="T354" style:family="text">
      <style:text-properties fo:font-variant="normal" fo:text-transform="none" fo:color="#252525" fo:letter-spacing="normal" fo:language="de" fo:country="DE" fo:font-weight="normal" officeooo:rsid="005b7f57" style:font-weight-asian="normal" style:font-weight-complex="normal"/>
    </style:style>
    <style:style style:name="T355" style:family="text">
      <style:text-properties fo:font-variant="normal" fo:text-transform="none" fo:color="#252525" fo:letter-spacing="normal" fo:language="de" fo:country="DE" fo:font-weight="normal" officeooo:rsid="02ce3219" style:font-weight-asian="normal" style:font-weight-complex="normal"/>
    </style:style>
    <style:style style:name="T356" style:family="text">
      <style:text-properties fo:font-variant="normal" fo:text-transform="none" fo:color="#252525" fo:letter-spacing="normal" fo:language="de" fo:country="DE" fo:font-weight="normal" officeooo:rsid="005ce06f" style:font-weight-asian="normal" style:font-weight-complex="normal"/>
    </style:style>
    <style:style style:name="T357" style:family="text">
      <style:text-properties fo:font-variant="normal" fo:text-transform="none" fo:color="#252525" fo:letter-spacing="normal" fo:language="de" fo:country="DE" fo:font-style="normal" fo:font-weight="normal" officeooo:rsid="0067422c" style:font-style-asian="normal" style:font-weight-asian="normal" style:font-style-complex="normal" style:font-weight-complex="normal"/>
    </style:style>
    <style:style style:name="T358" style:family="text">
      <style:text-properties fo:font-variant="normal" fo:text-transform="none" fo:color="#252525" fo:letter-spacing="normal" fo:language="de" fo:country="DE" fo:font-style="normal" fo:font-weight="normal" officeooo:rsid="02d0c235" style:font-style-asian="normal" style:font-weight-asian="normal" style:font-style-complex="normal" style:font-weight-complex="normal"/>
    </style:style>
    <style:style style:name="T359" style:family="text">
      <style:text-properties fo:font-variant="normal" fo:text-transform="none" fo:color="#252525" fo:letter-spacing="normal" fo:language="de" fo:country="DE" fo:font-style="normal" fo:font-weight="normal" officeooo:rsid="02d0879f" style:font-style-asian="normal" style:font-weight-asian="normal" style:font-style-complex="normal" style:font-weight-complex="normal"/>
    </style:style>
    <style:style style:name="T360" style:family="text">
      <style:text-properties fo:font-variant="normal" fo:text-transform="none" fo:color="#252525" fo:letter-spacing="normal" fo:language="de" fo:country="DE" fo:font-style="normal" fo:font-weight="normal" officeooo:rsid="00cf213b" style:font-style-asian="normal" style:font-weight-asian="normal" style:font-style-complex="normal" style:font-weight-complex="normal"/>
    </style:style>
    <style:style style:name="T361" style:family="text">
      <style:text-properties fo:font-variant="normal" fo:text-transform="none" fo:color="#252525" fo:letter-spacing="normal" fo:language="de" fo:country="DE" fo:font-style="normal" fo:font-weight="normal" officeooo:rsid="02eb9762" style:font-style-asian="normal" style:font-weight-asian="normal" style:font-style-complex="normal" style:font-weight-complex="normal"/>
    </style:style>
    <style:style style:name="T362" style:family="text">
      <style:text-properties fo:font-variant="normal" fo:text-transform="none" fo:color="#252525" fo:letter-spacing="normal" fo:language="de" fo:country="DE" fo:font-style="normal" fo:font-weight="normal" officeooo:rsid="00cf8ccb" style:font-style-asian="normal" style:font-weight-asian="normal" style:font-style-complex="normal" style:font-weight-complex="normal"/>
    </style:style>
    <style:style style:name="T363" style:family="text">
      <style:text-properties fo:font-variant="normal" fo:text-transform="none" fo:color="#252525" fo:letter-spacing="normal" fo:language="de" fo:country="DE" fo:font-style="normal" fo:font-weight="normal" officeooo:rsid="00ddf9d9" style:font-style-asian="normal" style:font-weight-asian="normal" style:font-style-complex="normal" style:font-weight-complex="normal"/>
    </style:style>
    <style:style style:name="T364" style:family="text">
      <style:text-properties fo:font-variant="normal" fo:text-transform="none" fo:color="#252525" fo:letter-spacing="normal" fo:language="de" fo:country="DE" fo:font-style="normal" fo:font-weight="normal" officeooo:rsid="00dee965" style:font-style-asian="normal" style:font-weight-asian="normal" style:font-style-complex="normal" style:font-weight-complex="normal"/>
    </style:style>
    <style:style style:name="T365" style:family="text">
      <style:text-properties fo:font-variant="normal" fo:text-transform="none" fo:color="#252525" fo:letter-spacing="normal" fo:language="de" fo:country="DE" fo:font-style="normal" fo:font-weight="normal" officeooo:rsid="02f96fc4" style:font-style-asian="normal" style:font-weight-asian="normal" style:font-style-complex="normal" style:font-weight-complex="normal"/>
    </style:style>
    <style:style style:name="T366" style:family="text">
      <style:text-properties fo:font-variant="normal" fo:text-transform="none" fo:color="#252525" fo:letter-spacing="normal" fo:language="de" fo:country="DE" fo:font-style="normal" fo:font-weight="normal" officeooo:rsid="00df3b17" style:font-style-asian="normal" style:font-weight-asian="normal" style:font-style-complex="normal" style:font-weight-complex="normal"/>
    </style:style>
    <style:style style:name="T367" style:family="text">
      <style:text-properties fo:font-variant="normal" fo:text-transform="none" fo:color="#252525" fo:letter-spacing="normal" fo:language="de" fo:country="DE" fo:font-style="normal" fo:font-weight="normal" officeooo:rsid="02f9a581" style:font-style-asian="normal" style:font-weight-asian="normal" style:font-style-complex="normal" style:font-weight-complex="normal"/>
    </style:style>
    <style:style style:name="T368" style:family="text">
      <style:text-properties officeooo:rsid="0007bf7a"/>
    </style:style>
    <style:style style:name="T369" style:family="text">
      <style:text-properties officeooo:rsid="00093ce0"/>
    </style:style>
    <style:style style:name="T370" style:family="text">
      <style:text-properties officeooo:rsid="0009506c"/>
    </style:style>
    <style:style style:name="T371" style:family="text">
      <style:text-properties officeooo:rsid="000b3988"/>
    </style:style>
    <style:style style:name="T372" style:family="text">
      <style:text-properties officeooo:rsid="000cef2b"/>
    </style:style>
    <style:style style:name="T373" style:family="text">
      <style:text-properties officeooo:rsid="000e6262"/>
    </style:style>
    <style:style style:name="T374" style:family="text">
      <style:text-properties officeooo:rsid="0012c39e"/>
    </style:style>
    <style:style style:name="T375" style:family="text">
      <style:text-properties officeooo:rsid="0013ca1d"/>
    </style:style>
    <style:style style:name="T376" style:family="text">
      <style:text-properties officeooo:rsid="0014f9e1"/>
    </style:style>
    <style:style style:name="T377" style:family="text">
      <style:text-properties officeooo:rsid="0016c563"/>
    </style:style>
    <style:style style:name="T378" style:family="text">
      <style:text-properties officeooo:rsid="001850e6"/>
    </style:style>
    <style:style style:name="T379" style:family="text">
      <style:text-properties officeooo:rsid="00197a00"/>
    </style:style>
    <style:style style:name="T380" style:family="text">
      <style:text-properties officeooo:rsid="001ca5c2"/>
    </style:style>
    <style:style style:name="T381" style:family="text">
      <style:text-properties officeooo:rsid="001f9a63"/>
    </style:style>
    <style:style style:name="T382" style:family="text">
      <style:text-properties officeooo:rsid="0023139b"/>
    </style:style>
    <style:style style:name="T383" style:family="text">
      <style:text-properties officeooo:rsid="0024cc69"/>
    </style:style>
    <style:style style:name="T384" style:family="text">
      <style:text-properties officeooo:rsid="00269fed"/>
    </style:style>
    <style:style style:name="T385" style:family="text">
      <style:text-properties officeooo:rsid="002857d2"/>
    </style:style>
    <style:style style:name="T386" style:family="text">
      <style:text-properties officeooo:rsid="002bd855"/>
    </style:style>
    <style:style style:name="T387" style:family="text">
      <style:text-properties officeooo:rsid="002dbcc5"/>
    </style:style>
    <style:style style:name="T388" style:family="text">
      <style:text-properties officeooo:rsid="0031432e"/>
    </style:style>
    <style:style style:name="T389" style:family="text">
      <style:text-properties officeooo:rsid="00316d40"/>
    </style:style>
    <style:style style:name="T390" style:family="text">
      <style:text-properties officeooo:rsid="0032adb6"/>
    </style:style>
    <style:style style:name="T391" style:family="text">
      <style:text-properties officeooo:rsid="00342a55"/>
    </style:style>
    <style:style style:name="T392" style:family="text">
      <style:text-properties officeooo:rsid="003437ac"/>
    </style:style>
    <style:style style:name="T393" style:family="text">
      <style:text-properties officeooo:rsid="00345262"/>
    </style:style>
    <style:style style:name="T394" style:family="text">
      <style:text-properties officeooo:rsid="00351ab5"/>
    </style:style>
    <style:style style:name="T395" style:family="text">
      <style:text-properties officeooo:rsid="00361bc8"/>
    </style:style>
    <style:style style:name="T396" style:family="text">
      <style:text-properties officeooo:rsid="003719b3"/>
    </style:style>
    <style:style style:name="T397" style:family="text">
      <style:text-properties officeooo:rsid="00377108"/>
    </style:style>
    <style:style style:name="T398" style:family="text">
      <style:text-properties officeooo:rsid="003cfdb2"/>
    </style:style>
    <style:style style:name="T399" style:family="text">
      <style:text-properties officeooo:rsid="003d3646"/>
    </style:style>
    <style:style style:name="T400" style:family="text">
      <style:text-properties officeooo:rsid="003f3291"/>
    </style:style>
    <style:style style:name="T401" style:family="text">
      <style:text-properties officeooo:rsid="00448f4d"/>
    </style:style>
    <style:style style:name="T402" style:family="text">
      <style:text-properties officeooo:rsid="00456e10"/>
    </style:style>
    <style:style style:name="T403" style:family="text">
      <style:text-properties officeooo:rsid="004bce25"/>
    </style:style>
    <style:style style:name="T404" style:family="text">
      <style:text-properties officeooo:rsid="00539b5d"/>
    </style:style>
    <style:style style:name="T405" style:family="text">
      <style:text-properties officeooo:rsid="00554bc6"/>
    </style:style>
    <style:style style:name="T406" style:family="text">
      <style:text-properties officeooo:rsid="00577755"/>
    </style:style>
    <style:style style:name="T407" style:family="text">
      <style:text-properties officeooo:rsid="005a0eb7"/>
    </style:style>
    <style:style style:name="T408" style:family="text">
      <style:text-properties officeooo:rsid="005b7f57"/>
    </style:style>
    <style:style style:name="T409" style:family="text">
      <style:text-properties officeooo:rsid="005e9025"/>
    </style:style>
    <style:style style:name="T410" style:family="text">
      <style:text-properties officeooo:rsid="0060a04a"/>
    </style:style>
    <style:style style:name="T411" style:family="text">
      <style:text-properties officeooo:rsid="00612378"/>
    </style:style>
    <style:style style:name="T412" style:family="text">
      <style:text-properties officeooo:rsid="0062a79f"/>
    </style:style>
    <style:style style:name="T413" style:family="text">
      <style:text-properties officeooo:rsid="00635308"/>
    </style:style>
    <style:style style:name="T414" style:family="text">
      <style:text-properties officeooo:rsid="00652569"/>
    </style:style>
    <style:style style:name="T415" style:family="text">
      <style:text-properties officeooo:rsid="0065f47d"/>
    </style:style>
    <style:style style:name="T416" style:family="text">
      <style:text-properties officeooo:rsid="00661168"/>
    </style:style>
    <style:style style:name="T417" style:family="text">
      <style:text-properties officeooo:rsid="0067422c"/>
    </style:style>
    <style:style style:name="T418" style:family="text">
      <style:text-properties officeooo:rsid="00683e1f"/>
    </style:style>
    <style:style style:name="T419" style:family="text">
      <style:text-properties officeooo:rsid="006baf8d"/>
    </style:style>
    <style:style style:name="T420" style:family="text">
      <style:text-properties officeooo:rsid="006c50c3"/>
    </style:style>
    <style:style style:name="T421" style:family="text">
      <style:text-properties officeooo:rsid="006c77b7"/>
    </style:style>
    <style:style style:name="T422" style:family="text">
      <style:text-properties officeooo:rsid="006e4de7"/>
    </style:style>
    <style:style style:name="T423" style:family="text">
      <style:text-properties officeooo:rsid="006f8c63"/>
    </style:style>
    <style:style style:name="T424" style:family="text">
      <style:text-properties officeooo:rsid="0070b72a"/>
    </style:style>
    <style:style style:name="T425" style:family="text">
      <style:text-properties officeooo:rsid="0073fd50"/>
    </style:style>
    <style:style style:name="T426" style:family="text">
      <style:text-properties officeooo:rsid="0085d3da"/>
    </style:style>
    <style:style style:name="T427" style:family="text">
      <style:text-properties officeooo:rsid="008b6ac9"/>
    </style:style>
    <style:style style:name="T428" style:family="text">
      <style:text-properties officeooo:rsid="008c0927"/>
    </style:style>
    <style:style style:name="T429" style:family="text">
      <style:text-properties officeooo:rsid="008c8977"/>
    </style:style>
    <style:style style:name="T430" style:family="text">
      <style:text-properties officeooo:rsid="00920280"/>
    </style:style>
    <style:style style:name="T431" style:family="text">
      <style:text-properties officeooo:rsid="009a19f6"/>
    </style:style>
    <style:style style:name="T432" style:family="text">
      <style:text-properties officeooo:rsid="009bddba"/>
    </style:style>
    <style:style style:name="T433" style:family="text">
      <style:text-properties officeooo:rsid="0074a41f"/>
    </style:style>
    <style:style style:name="T434" style:family="text">
      <style:text-properties officeooo:rsid="009e0d7e"/>
    </style:style>
    <style:style style:name="T435" style:family="text">
      <style:text-properties officeooo:rsid="009ef20f"/>
    </style:style>
    <style:style style:name="T436" style:family="text">
      <style:text-properties officeooo:rsid="009fae10"/>
    </style:style>
    <style:style style:name="T437" style:family="text">
      <style:text-properties officeooo:rsid="00a01156"/>
    </style:style>
    <style:style style:name="T438" style:family="text">
      <style:text-properties officeooo:rsid="00ad51d1"/>
    </style:style>
    <style:style style:name="T439" style:family="text">
      <style:text-properties officeooo:rsid="00b19af6"/>
    </style:style>
    <style:style style:name="T440" style:family="text">
      <style:text-properties officeooo:rsid="00b2f5a4"/>
    </style:style>
    <style:style style:name="T441" style:family="text">
      <style:text-properties officeooo:rsid="00b49eb3"/>
    </style:style>
    <style:style style:name="T442" style:family="text">
      <style:text-properties officeooo:rsid="00b62417"/>
    </style:style>
    <style:style style:name="T443" style:family="text">
      <style:text-properties officeooo:rsid="00b74598"/>
    </style:style>
    <style:style style:name="T444" style:family="text">
      <style:text-properties officeooo:rsid="00b76897"/>
    </style:style>
    <style:style style:name="T445" style:family="text">
      <style:text-properties officeooo:rsid="00b9462c"/>
    </style:style>
    <style:style style:name="T446" style:family="text">
      <style:text-properties officeooo:rsid="00b9f03e"/>
    </style:style>
    <style:style style:name="T447" style:family="text">
      <style:text-properties officeooo:rsid="00bb3284"/>
    </style:style>
    <style:style style:name="T448" style:family="text">
      <style:text-properties officeooo:rsid="00bbd592"/>
    </style:style>
    <style:style style:name="T449" style:family="text">
      <style:text-properties officeooo:rsid="00bd25cd"/>
    </style:style>
    <style:style style:name="T450" style:family="text">
      <style:text-properties officeooo:rsid="00be51f2"/>
    </style:style>
    <style:style style:name="T451" style:family="text">
      <style:text-properties officeooo:rsid="00c0aea7"/>
    </style:style>
    <style:style style:name="T452" style:family="text">
      <style:text-properties officeooo:rsid="00c116cd"/>
    </style:style>
    <style:style style:name="T453" style:family="text">
      <style:text-properties officeooo:rsid="00c18f73"/>
    </style:style>
    <style:style style:name="T454" style:family="text">
      <style:text-properties officeooo:rsid="00c7e12d"/>
    </style:style>
    <style:style style:name="T455" style:family="text">
      <style:text-properties officeooo:rsid="00c987e6"/>
    </style:style>
    <style:style style:name="T456" style:family="text">
      <style:text-properties officeooo:rsid="00ca9a0c"/>
    </style:style>
    <style:style style:name="T457" style:family="text">
      <style:text-properties officeooo:rsid="00cc74e4"/>
    </style:style>
    <style:style style:name="T458" style:family="text">
      <style:text-properties officeooo:rsid="00d74869"/>
    </style:style>
    <style:style style:name="T459" style:family="text">
      <style:text-properties officeooo:rsid="00d886c1"/>
    </style:style>
    <style:style style:name="T460" style:family="text">
      <style:text-properties officeooo:rsid="00d8e4e3"/>
    </style:style>
    <style:style style:name="T461" style:family="text">
      <style:text-properties officeooo:rsid="00d95912"/>
    </style:style>
    <style:style style:name="T462" style:family="text">
      <style:text-properties officeooo:rsid="00da1c1d"/>
    </style:style>
    <style:style style:name="T463" style:family="text">
      <style:text-properties officeooo:rsid="00db38e4"/>
    </style:style>
    <style:style style:name="T464" style:family="text">
      <style:text-properties officeooo:rsid="00dcf1a1"/>
    </style:style>
    <style:style style:name="T465" style:family="text">
      <style:text-properties officeooo:rsid="00ddf9d9"/>
    </style:style>
    <style:style style:name="T466" style:family="text">
      <style:text-properties officeooo:rsid="00e0f50d"/>
    </style:style>
    <style:style style:name="T467" style:family="text">
      <style:text-properties officeooo:rsid="00e814a5"/>
    </style:style>
    <style:style style:name="T468" style:family="text">
      <style:text-properties officeooo:rsid="00ef619a"/>
    </style:style>
    <style:style style:name="T469" style:family="text">
      <style:text-properties officeooo:rsid="00f0a0fb"/>
    </style:style>
    <style:style style:name="T470" style:family="text">
      <style:text-properties officeooo:rsid="00f9997a"/>
    </style:style>
    <style:style style:name="T471" style:family="text">
      <style:text-properties officeooo:rsid="00fb80b2"/>
    </style:style>
    <style:style style:name="T472" style:family="text">
      <style:text-properties officeooo:rsid="00fcf6df"/>
    </style:style>
    <style:style style:name="T473" style:family="text">
      <style:text-properties officeooo:rsid="00fde6b6"/>
    </style:style>
    <style:style style:name="T474" style:family="text">
      <style:text-properties officeooo:rsid="00ff7f6d"/>
    </style:style>
    <style:style style:name="T475" style:family="text">
      <style:text-properties officeooo:rsid="01004dd9"/>
    </style:style>
    <style:style style:name="T476" style:family="text">
      <style:text-properties officeooo:rsid="0103f151"/>
    </style:style>
    <style:style style:name="T477" style:family="text">
      <style:text-properties officeooo:rsid="01051d37"/>
    </style:style>
    <style:style style:name="T478" style:family="text">
      <style:text-properties officeooo:rsid="0113b334"/>
    </style:style>
    <style:style style:name="T479" style:family="text">
      <style:text-properties fo:language="de" fo:country="DE"/>
    </style:style>
    <style:style style:name="T480" style:family="text">
      <style:text-properties fo:language="de" fo:country="DE" officeooo:rsid="00eaa611"/>
    </style:style>
    <style:style style:name="T481" style:family="text">
      <style:text-properties fo:language="de" fo:country="DE" officeooo:rsid="0172cd8b"/>
    </style:style>
    <style:style style:name="T482" style:family="text">
      <style:text-properties fo:language="de" fo:country="DE" fo:font-style="normal" style:text-underline-style="none" officeooo:rsid="01cbb7ac" style:font-style-asian="normal" style:font-style-complex="normal"/>
    </style:style>
    <style:style style:name="T483" style:family="text">
      <style:text-properties fo:language="de" fo:country="DE" fo:font-style="normal" style:text-underline-style="none" officeooo:rsid="029c461e" style:font-style-asian="normal" style:font-style-complex="normal"/>
    </style:style>
    <style:style style:name="T484" style:family="text">
      <style:text-properties fo:language="de" fo:country="DE" fo:font-style="normal" style:text-underline-style="none" officeooo:rsid="01ce191b" style:font-style-asian="normal" style:font-style-complex="normal"/>
    </style:style>
    <style:style style:name="T485" style:family="text">
      <style:text-properties fo:language="de" fo:country="DE" fo:font-style="normal" style:text-underline-style="none" officeooo:rsid="03172be3" style:font-style-asian="normal" style:font-style-complex="normal"/>
    </style:style>
    <style:style style:name="T486" style:family="text">
      <style:text-properties fo:language="de" fo:country="DE" fo:font-style="normal" style:text-underline-style="none" officeooo:rsid="01d2c6f1" style:font-style-asian="normal" style:font-style-complex="normal"/>
    </style:style>
    <style:style style:name="T487" style:family="text">
      <style:text-properties fo:language="de" fo:country="DE" fo:font-style="normal" style:text-underline-style="none" officeooo:rsid="031794aa" style:font-style-asian="normal" style:font-style-complex="normal"/>
    </style:style>
    <style:style style:name="T488" style:family="text">
      <style:text-properties fo:language="de" fo:country="DE" fo:font-style="normal" style:text-underline-style="none" officeooo:rsid="01fd69ff" style:font-style-asian="normal" style:font-style-complex="normal"/>
    </style:style>
    <style:style style:name="T489" style:family="text">
      <style:text-properties fo:language="de" fo:country="DE" fo:font-style="normal" style:text-underline-style="none" officeooo:rsid="01d8f540" style:font-style-asian="normal" style:font-style-complex="normal"/>
    </style:style>
    <style:style style:name="T490" style:family="text">
      <style:text-properties fo:language="de" fo:country="DE" fo:font-style="normal" style:text-underline-style="none" officeooo:rsid="01d93d06" style:font-style-asian="normal" style:font-style-complex="normal"/>
    </style:style>
    <style:style style:name="T491" style:family="text">
      <style:text-properties fo:language="de" fo:country="DE" fo:font-style="normal" style:text-underline-style="none" officeooo:rsid="0318f732" style:font-style-asian="normal" style:font-style-complex="normal"/>
    </style:style>
    <style:style style:name="T492" style:family="text">
      <style:text-properties fo:language="de" fo:country="DE" fo:font-style="normal" style:text-underline-style="none" officeooo:rsid="01dde653" style:font-style-asian="normal" style:font-style-complex="normal"/>
    </style:style>
    <style:style style:name="T493" style:family="text">
      <style:text-properties fo:language="de" fo:country="DE" fo:font-style="normal" style:text-underline-style="none" officeooo:rsid="02306ef1" style:font-style-asian="normal" style:font-style-complex="normal"/>
    </style:style>
    <style:style style:name="T494" style:family="text">
      <style:text-properties fo:language="de" fo:country="DE" fo:font-style="normal" style:font-style-asian="normal" style:font-style-complex="normal"/>
    </style:style>
    <style:style style:name="T495" style:family="text">
      <style:text-properties fo:language="de" fo:country="DE" fo:font-style="normal" officeooo:rsid="02e6e90a" style:font-style-asian="normal" style:font-style-complex="normal"/>
    </style:style>
    <style:style style:name="T496" style:family="text">
      <style:text-properties fo:language="de" fo:country="DE" fo:font-style="normal" officeooo:rsid="02e9ba35" style:font-style-asian="normal" style:font-style-complex="normal"/>
    </style:style>
    <style:style style:name="T497" style:family="text">
      <style:text-properties fo:language="de" fo:country="DE" fo:font-style="normal" officeooo:rsid="02ea4748" style:font-style-asian="normal" style:font-style-complex="normal"/>
    </style:style>
    <style:style style:name="T498" style:family="text">
      <style:text-properties fo:language="de" fo:country="DE" fo:font-style="normal" officeooo:rsid="0102264c" style:font-style-asian="normal" style:font-style-complex="normal"/>
    </style:style>
    <style:style style:name="T499" style:family="text">
      <style:text-properties fo:language="de" fo:country="DE" fo:font-style="normal" officeooo:rsid="02ff13fb" style:font-style-asian="normal" style:font-style-complex="normal"/>
    </style:style>
    <style:style style:name="T500" style:family="text">
      <style:text-properties fo:language="de" fo:country="DE" fo:font-style="normal" officeooo:rsid="0110b4c4" style:font-style-asian="normal" style:font-style-complex="normal"/>
    </style:style>
    <style:style style:name="T501" style:family="text">
      <style:text-properties fo:language="de" fo:country="DE" fo:font-style="normal" officeooo:rsid="03000373" style:font-style-asian="normal" style:font-style-complex="normal"/>
    </style:style>
    <style:style style:name="T502" style:family="text">
      <style:text-properties fo:language="de" fo:country="DE" fo:font-style="normal" officeooo:rsid="0304385a" style:font-style-asian="normal" style:font-style-complex="normal"/>
    </style:style>
    <style:style style:name="T503" style:family="text">
      <style:text-properties fo:language="de" fo:country="DE" fo:font-style="normal" officeooo:rsid="011fafa4" style:font-style-asian="normal" style:font-style-complex="normal"/>
    </style:style>
    <style:style style:name="T504" style:family="text">
      <style:text-properties fo:language="de" fo:country="DE" fo:font-style="normal" officeooo:rsid="0126d579" style:font-style-asian="normal" style:font-style-complex="normal"/>
    </style:style>
    <style:style style:name="T505" style:family="text">
      <style:text-properties fo:language="de" fo:country="DE" fo:font-style="normal" officeooo:rsid="0309782a" style:font-style-asian="normal" style:font-style-complex="normal"/>
    </style:style>
    <style:style style:name="T506" style:family="text">
      <style:text-properties fo:language="de" fo:country="DE" fo:font-style="normal" officeooo:rsid="012499c3" style:font-style-asian="normal" style:font-style-complex="normal"/>
    </style:style>
    <style:style style:name="T507" style:family="text">
      <style:text-properties fo:language="de" fo:country="DE" fo:font-style="normal" officeooo:rsid="0305a1cb" style:font-style-asian="normal" style:font-style-complex="normal"/>
    </style:style>
    <style:style style:name="T508" style:family="text">
      <style:text-properties fo:language="de" fo:country="DE" fo:font-style="normal" officeooo:rsid="020c59fc" style:font-style-asian="normal" style:font-style-complex="normal"/>
    </style:style>
    <style:style style:name="T509" style:family="text">
      <style:text-properties fo:language="de" fo:country="DE" fo:font-style="normal" officeooo:rsid="030c052d" style:font-style-asian="normal" style:font-style-complex="normal"/>
    </style:style>
    <style:style style:name="T510" style:family="text">
      <style:text-properties fo:language="de" fo:country="DE" fo:font-style="normal" officeooo:rsid="01ed14b4" style:font-style-asian="normal" style:font-style-complex="normal"/>
    </style:style>
    <style:style style:name="T511" style:family="text">
      <style:text-properties fo:language="de" fo:country="DE" fo:font-style="normal" officeooo:rsid="03091ce7" style:font-style-asian="normal" style:font-style-complex="normal"/>
    </style:style>
    <style:style style:name="T512" style:family="text">
      <style:text-properties fo:language="de" fo:country="DE" fo:font-style="normal" officeooo:rsid="018ffbac" style:font-style-asian="normal" style:font-style-complex="normal"/>
    </style:style>
    <style:style style:name="T513" style:family="text">
      <style:text-properties fo:language="de" fo:country="DE" fo:font-style="normal" officeooo:rsid="01900ca3" style:font-style-asian="normal" style:font-style-complex="normal"/>
    </style:style>
    <style:style style:name="T514" style:family="text">
      <style:text-properties fo:language="de" fo:country="DE" fo:font-style="normal" officeooo:rsid="030c7a37" style:font-style-asian="normal" style:font-style-complex="normal"/>
    </style:style>
    <style:style style:name="T515" style:family="text">
      <style:text-properties fo:language="de" fo:country="DE" fo:font-style="normal" officeooo:rsid="019267e8" style:font-style-asian="normal" style:font-style-complex="normal"/>
    </style:style>
    <style:style style:name="T516" style:family="text">
      <style:text-properties fo:language="de" fo:country="DE" fo:font-style="normal" officeooo:rsid="0193fef6" style:font-style-asian="normal" style:font-style-complex="normal"/>
    </style:style>
    <style:style style:name="T517" style:family="text">
      <style:text-properties fo:language="de" fo:country="DE" fo:font-style="italic" style:font-style-asian="italic" style:font-style-complex="italic"/>
    </style:style>
    <style:style style:name="T518" style:family="text">
      <style:text-properties fo:language="de" fo:country="DE" fo:font-style="italic" officeooo:rsid="02cced3e" style:font-style-asian="italic" style:font-style-complex="italic"/>
    </style:style>
    <style:style style:name="T519" style:family="text">
      <style:text-properties fo:language="de" fo:country="DE" fo:font-style="italic" officeooo:rsid="030c052d" style:font-style-asian="italic" style:font-style-complex="italic"/>
    </style:style>
    <style:style style:name="T520" style:family="text">
      <style:text-properties fo:language="de" fo:country="DE" fo:font-style="italic" officeooo:rsid="0193fef6" style:font-style-asian="italic" style:font-style-complex="italic"/>
    </style:style>
    <style:style style:name="T521" style:family="text">
      <style:text-properties fo:language="de" fo:country="DE" fo:font-style="italic" officeooo:rsid="030de897" style:font-style-asian="italic" style:font-style-complex="italic"/>
    </style:style>
    <style:style style:name="T522" style:family="text">
      <style:text-properties fo:language="de" fo:country="DE" officeooo:rsid="02cced3e"/>
    </style:style>
    <style:style style:name="T523" style:family="text">
      <style:text-properties fo:language="de" fo:country="DE" officeooo:rsid="00fbfbeb"/>
    </style:style>
    <style:style style:name="T524" style:family="text">
      <style:text-properties fo:language="de" fo:country="DE" officeooo:rsid="02fe4374"/>
    </style:style>
    <style:style style:name="T525" style:family="text">
      <style:text-properties fo:language="de" fo:country="DE" officeooo:rsid="03072d92"/>
    </style:style>
    <style:style style:name="T526" style:family="text">
      <style:text-properties officeooo:rsid="01142876"/>
    </style:style>
    <style:style style:name="T527" style:family="text">
      <style:text-properties officeooo:rsid="0115a024"/>
    </style:style>
    <style:style style:name="T528" style:family="text">
      <style:text-properties officeooo:rsid="0116f94d"/>
    </style:style>
    <style:style style:name="T529" style:family="text">
      <style:text-properties officeooo:rsid="01188848"/>
    </style:style>
    <style:style style:name="T530" style:family="text">
      <style:text-properties officeooo:rsid="0118f034"/>
    </style:style>
    <style:style style:name="T531" style:family="text">
      <style:text-properties officeooo:rsid="011904da"/>
    </style:style>
    <style:style style:name="T532" style:family="text">
      <style:text-properties officeooo:rsid="011a6c4f"/>
    </style:style>
    <style:style style:name="T533" style:family="text">
      <style:text-properties officeooo:rsid="011ac176"/>
    </style:style>
    <style:style style:name="T534" style:family="text">
      <style:text-properties officeooo:rsid="011cad1f"/>
    </style:style>
    <style:style style:name="T535" style:family="text">
      <style:text-properties officeooo:rsid="011d5cca"/>
    </style:style>
    <style:style style:name="T536" style:family="text">
      <style:text-properties officeooo:rsid="0122f472"/>
    </style:style>
    <style:style style:name="T537" style:family="text">
      <style:text-properties officeooo:rsid="01256dcf"/>
    </style:style>
    <style:style style:name="T538" style:family="text">
      <style:text-properties officeooo:rsid="0126d579"/>
    </style:style>
    <style:style style:name="T539" style:family="text">
      <style:text-properties officeooo:rsid="012ba6a9"/>
    </style:style>
    <style:style style:name="T540" style:family="text">
      <style:text-properties officeooo:rsid="012bec1f"/>
    </style:style>
    <style:style style:name="T541" style:family="text">
      <style:text-properties officeooo:rsid="012dd527"/>
    </style:style>
    <style:style style:name="T542" style:family="text">
      <style:text-properties officeooo:rsid="012dd8b7"/>
    </style:style>
    <style:style style:name="T543" style:family="text">
      <style:text-properties officeooo:rsid="0130ca7d"/>
    </style:style>
    <style:style style:name="T544" style:family="text">
      <style:text-properties officeooo:rsid="0132456f"/>
    </style:style>
    <style:style style:name="T545" style:family="text">
      <style:text-properties officeooo:rsid="0134ad19"/>
    </style:style>
    <style:style style:name="T546" style:family="text">
      <style:text-properties officeooo:rsid="01366fe1"/>
    </style:style>
    <style:style style:name="T547" style:family="text">
      <style:text-properties officeooo:rsid="0137af86"/>
    </style:style>
    <style:style style:name="T548" style:family="text">
      <style:text-properties officeooo:rsid="01391997"/>
    </style:style>
    <style:style style:name="T549" style:family="text">
      <style:text-properties officeooo:rsid="0139e96c"/>
    </style:style>
    <style:style style:name="T550" style:family="text">
      <style:text-properties officeooo:rsid="013c7f5d"/>
    </style:style>
    <style:style style:name="T551" style:family="text">
      <style:text-properties officeooo:rsid="013e45c6"/>
    </style:style>
    <style:style style:name="T552" style:family="text">
      <style:text-properties officeooo:rsid="013ffd54"/>
    </style:style>
    <style:style style:name="T553" style:family="text">
      <style:text-properties officeooo:rsid="0145bf40"/>
    </style:style>
    <style:style style:name="T554" style:family="text">
      <style:text-properties officeooo:rsid="01465fb9"/>
    </style:style>
    <style:style style:name="T555" style:family="text">
      <style:text-properties officeooo:rsid="01482913"/>
    </style:style>
    <style:style style:name="T556" style:family="text">
      <style:text-properties officeooo:rsid="01496c34"/>
    </style:style>
    <style:style style:name="T557" style:family="text">
      <style:text-properties officeooo:rsid="014b2f53"/>
    </style:style>
    <style:style style:name="T558" style:family="text">
      <style:text-properties officeooo:rsid="01527012"/>
    </style:style>
    <style:style style:name="T559" style:family="text">
      <style:text-properties officeooo:rsid="0152bd1f"/>
    </style:style>
    <style:style style:name="T560" style:family="text">
      <style:text-properties officeooo:rsid="01531c2b"/>
    </style:style>
    <style:style style:name="T561" style:family="text">
      <style:text-properties officeooo:rsid="0153c678"/>
    </style:style>
    <style:style style:name="T562" style:family="text">
      <style:text-properties officeooo:rsid="0154dc3a"/>
    </style:style>
    <style:style style:name="T563" style:family="text">
      <style:text-properties officeooo:rsid="01563ba3"/>
    </style:style>
    <style:style style:name="T564" style:family="text">
      <style:text-properties officeooo:rsid="0157a24b"/>
    </style:style>
    <style:style style:name="T565" style:family="text">
      <style:text-properties officeooo:rsid="015aa7d3"/>
    </style:style>
    <style:style style:name="T566" style:family="text">
      <style:text-properties officeooo:rsid="015bf7d3"/>
    </style:style>
    <style:style style:name="T567" style:family="text">
      <style:text-properties officeooo:rsid="0161c27a"/>
    </style:style>
    <style:style style:name="T568" style:family="text">
      <style:text-properties officeooo:rsid="016374c0"/>
    </style:style>
    <style:style style:name="T569" style:family="text">
      <style:text-properties officeooo:rsid="01648b59"/>
    </style:style>
    <style:style style:name="T570" style:family="text">
      <style:text-properties officeooo:rsid="0167398c"/>
    </style:style>
    <style:style style:name="T571" style:family="text">
      <style:text-properties officeooo:rsid="016bc36e"/>
    </style:style>
    <style:style style:name="T572" style:family="text">
      <style:text-properties officeooo:rsid="016c61fe"/>
    </style:style>
    <style:style style:name="T573" style:family="text">
      <style:text-properties officeooo:rsid="016e9781"/>
    </style:style>
    <style:style style:name="T574" style:family="text">
      <style:text-properties officeooo:rsid="0171456a"/>
    </style:style>
    <style:style style:name="T575" style:family="text">
      <style:text-properties officeooo:rsid="0172cd8b"/>
    </style:style>
    <style:style style:name="T576" style:family="text">
      <style:text-properties officeooo:rsid="017afcb9"/>
    </style:style>
    <style:style style:name="T577" style:family="text">
      <style:text-properties officeooo:rsid="017bb56d"/>
    </style:style>
    <style:style style:name="T578" style:family="text">
      <style:text-properties officeooo:rsid="017c1df8"/>
    </style:style>
    <style:style style:name="T579" style:family="text">
      <style:text-properties officeooo:rsid="017e9580"/>
    </style:style>
    <style:style style:name="T580" style:family="text">
      <style:text-properties officeooo:rsid="0182d3de"/>
    </style:style>
    <style:style style:name="T581" style:family="text">
      <style:text-properties officeooo:rsid="0183faf4"/>
    </style:style>
    <style:style style:name="T582" style:family="text">
      <style:text-properties officeooo:rsid="0184dfbe"/>
    </style:style>
    <style:style style:name="T583" style:family="text">
      <style:text-properties officeooo:rsid="0188956d"/>
    </style:style>
    <style:style style:name="T584" style:family="text">
      <style:text-properties officeooo:rsid="018b48a7"/>
    </style:style>
    <style:style style:name="T585" style:family="text">
      <style:text-properties officeooo:rsid="018ffbac"/>
    </style:style>
    <style:style style:name="T586" style:family="text">
      <style:text-properties officeooo:rsid="01900ca3"/>
    </style:style>
    <style:style style:name="T587" style:family="text">
      <style:text-properties officeooo:rsid="01969616"/>
    </style:style>
    <style:style style:name="T588" style:family="text">
      <style:text-properties officeooo:rsid="0196d6b1"/>
    </style:style>
    <style:style style:name="T589" style:family="text">
      <style:text-properties officeooo:rsid="0197c715"/>
    </style:style>
    <style:style style:name="T590" style:family="text">
      <style:text-properties officeooo:rsid="0197e906"/>
    </style:style>
    <style:style style:name="T591" style:family="text">
      <style:text-properties officeooo:rsid="0199d87f"/>
    </style:style>
    <style:style style:name="T592" style:family="text">
      <style:text-properties officeooo:rsid="019a5e43"/>
    </style:style>
    <style:style style:name="T593" style:family="text">
      <style:text-properties officeooo:rsid="019a5f25"/>
    </style:style>
    <style:style style:name="T594" style:family="text">
      <style:text-properties officeooo:rsid="019bc3ea"/>
    </style:style>
    <style:style style:name="T595" style:family="text">
      <style:text-properties officeooo:rsid="019cb796"/>
    </style:style>
    <style:style style:name="T596" style:family="text">
      <style:text-properties officeooo:rsid="019d84fd"/>
    </style:style>
    <style:style style:name="T597" style:family="text">
      <style:text-properties officeooo:rsid="019de539"/>
    </style:style>
    <style:style style:name="T598" style:family="text">
      <style:text-properties officeooo:rsid="019f2041"/>
    </style:style>
    <style:style style:name="T599" style:family="text">
      <style:text-properties officeooo:rsid="01a0b422"/>
    </style:style>
    <style:style style:name="T600" style:family="text">
      <style:text-properties officeooo:rsid="01a0cbca"/>
    </style:style>
    <style:style style:name="T601" style:family="text">
      <style:text-properties officeooo:rsid="01a13e4d"/>
    </style:style>
    <style:style style:name="T602" style:family="text">
      <style:text-properties officeooo:rsid="01a361d4"/>
    </style:style>
    <style:style style:name="T603" style:family="text">
      <style:text-properties officeooo:rsid="01a5e13c"/>
    </style:style>
    <style:style style:name="T604" style:family="text">
      <style:text-properties officeooo:rsid="01a9acfe"/>
    </style:style>
    <style:style style:name="T605" style:family="text">
      <style:text-properties officeooo:rsid="01af26fc"/>
    </style:style>
    <style:style style:name="T606" style:family="text">
      <style:text-properties officeooo:rsid="01b777d1"/>
    </style:style>
    <style:style style:name="T607" style:family="text">
      <style:text-properties officeooo:rsid="01ba1ed7"/>
    </style:style>
    <style:style style:name="T608" style:family="text">
      <style:text-properties officeooo:rsid="01bbf893"/>
    </style:style>
    <style:style style:name="T609" style:family="text">
      <style:text-properties officeooo:rsid="01bcd224"/>
    </style:style>
    <style:style style:name="T610" style:family="text">
      <style:text-properties officeooo:rsid="01c384e8"/>
    </style:style>
    <style:style style:name="T611" style:family="text">
      <style:text-properties officeooo:rsid="01c3bb3d"/>
    </style:style>
    <style:style style:name="T612" style:family="text">
      <style:text-properties officeooo:rsid="01c77beb"/>
    </style:style>
    <style:style style:name="T613" style:family="text">
      <style:text-properties officeooo:rsid="01c9cfec"/>
    </style:style>
    <style:style style:name="T614" style:family="text">
      <style:text-properties officeooo:rsid="01cbb7ac"/>
    </style:style>
    <style:style style:name="T615" style:family="text">
      <style:text-properties officeooo:rsid="01cd95aa"/>
    </style:style>
    <style:style style:name="T616" style:family="text">
      <style:text-properties officeooo:rsid="01ce191b"/>
    </style:style>
    <style:style style:name="T617" style:family="text">
      <style:text-properties officeooo:rsid="01ce78e9"/>
    </style:style>
    <style:style style:name="T618" style:family="text">
      <style:text-properties officeooo:rsid="01d03e94"/>
    </style:style>
    <style:style style:name="T619" style:family="text">
      <style:text-properties officeooo:rsid="01d93d06"/>
    </style:style>
    <style:style style:name="T620" style:family="text">
      <style:text-properties officeooo:rsid="01dac0c2"/>
    </style:style>
    <style:style style:name="T621" style:family="text">
      <style:text-properties officeooo:rsid="01dc0e01"/>
    </style:style>
    <style:style style:name="T622" style:family="text">
      <style:text-properties officeooo:rsid="01dde653"/>
    </style:style>
    <style:style style:name="T623" style:family="text">
      <style:text-properties officeooo:rsid="01dfd086"/>
    </style:style>
    <style:style style:name="T624" style:family="text">
      <style:text-properties officeooo:rsid="01e0705f"/>
    </style:style>
    <style:style style:name="T625" style:family="text">
      <style:text-properties fo:color="#000000"/>
    </style:style>
    <style:style style:name="T626" style:family="text">
      <style:text-properties fo:color="#000000" fo:font-style="italic" style:font-style-asian="italic" style:font-style-complex="italic"/>
    </style:style>
    <style:style style:name="T627" style:family="text">
      <style:text-properties fo:color="#000000" officeooo:rsid="01e0705f"/>
    </style:style>
    <style:style style:name="T628" style:family="text">
      <style:text-properties fo:color="#000000" officeooo:rsid="026575ef"/>
    </style:style>
    <style:style style:name="T629" style:family="text">
      <style:text-properties officeooo:rsid="01e16f22"/>
    </style:style>
    <style:style style:name="T630" style:family="text">
      <style:text-properties officeooo:rsid="01e2e360"/>
    </style:style>
    <style:style style:name="T631" style:family="text">
      <style:text-properties officeooo:rsid="01e43184"/>
    </style:style>
    <style:style style:name="T632" style:family="text">
      <style:text-properties officeooo:rsid="01e61150"/>
    </style:style>
    <style:style style:name="T633" style:family="text">
      <style:text-properties officeooo:rsid="01e6168b"/>
    </style:style>
    <style:style style:name="T634" style:family="text">
      <style:text-properties officeooo:rsid="01e7efff"/>
    </style:style>
    <style:style style:name="T635" style:family="text">
      <style:text-properties officeooo:rsid="01e8e027"/>
    </style:style>
    <style:style style:name="T636" style:family="text">
      <style:text-properties officeooo:rsid="01e9209f"/>
    </style:style>
    <style:style style:name="T637" style:family="text">
      <style:text-properties officeooo:rsid="01ea8155"/>
    </style:style>
    <style:style style:name="T638" style:family="text">
      <style:text-properties officeooo:rsid="01eb2302"/>
    </style:style>
    <style:style style:name="T639" style:family="text">
      <style:text-properties officeooo:rsid="01ed14b4"/>
    </style:style>
    <style:style style:name="T640" style:family="text">
      <style:text-properties officeooo:rsid="01f006b9"/>
    </style:style>
    <style:style style:name="T641" style:family="text">
      <style:text-properties officeooo:rsid="01f4226f"/>
    </style:style>
    <style:style style:name="T642" style:family="text">
      <style:text-properties officeooo:rsid="01f516c8"/>
    </style:style>
    <style:style style:name="T643" style:family="text">
      <style:text-properties officeooo:rsid="01f6e67d"/>
    </style:style>
    <style:style style:name="T644" style:family="text">
      <style:text-properties officeooo:rsid="01fa437d"/>
    </style:style>
    <style:style style:name="T645" style:family="text">
      <style:text-properties officeooo:rsid="01fd01d6"/>
    </style:style>
    <style:style style:name="T646" style:family="text">
      <style:text-properties officeooo:rsid="01fd3e42"/>
    </style:style>
    <style:style style:name="T647" style:family="text">
      <style:text-properties officeooo:rsid="01fd69ff"/>
    </style:style>
    <style:style style:name="T648" style:family="text">
      <style:text-properties officeooo:rsid="01fdb895"/>
    </style:style>
    <style:style style:name="T649" style:family="text">
      <style:text-properties officeooo:rsid="020097ba"/>
    </style:style>
    <style:style style:name="T650" style:family="text">
      <style:text-properties officeooo:rsid="02018dee"/>
    </style:style>
    <style:style style:name="T651" style:family="text">
      <style:text-properties officeooo:rsid="0202fb40"/>
    </style:style>
    <style:style style:name="T652" style:family="text">
      <style:text-properties officeooo:rsid="02031b75"/>
    </style:style>
    <style:style style:name="T653" style:family="text">
      <style:text-properties officeooo:rsid="02046900"/>
    </style:style>
    <style:style style:name="T654" style:family="text">
      <style:text-properties officeooo:rsid="02067ac3"/>
    </style:style>
    <style:style style:name="T655" style:family="text">
      <style:text-properties officeooo:rsid="0207ff8c"/>
    </style:style>
    <style:style style:name="T656" style:family="text">
      <style:text-properties officeooo:rsid="0209c757"/>
    </style:style>
    <style:style style:name="T657" style:family="text">
      <style:text-properties officeooo:rsid="020daab9"/>
    </style:style>
    <style:style style:name="T658" style:family="text">
      <style:text-properties officeooo:rsid="020f63fc"/>
    </style:style>
    <style:style style:name="T659" style:family="text">
      <style:text-properties officeooo:rsid="020fcae9"/>
    </style:style>
    <style:style style:name="T660" style:family="text">
      <style:text-properties officeooo:rsid="021043df"/>
    </style:style>
    <style:style style:name="T661" style:family="text">
      <style:text-properties officeooo:rsid="0213c99b"/>
    </style:style>
    <style:style style:name="T662" style:family="text">
      <style:text-properties officeooo:rsid="02153480"/>
    </style:style>
    <style:style style:name="T663" style:family="text">
      <style:text-properties officeooo:rsid="0215528d"/>
    </style:style>
    <style:style style:name="T664" style:family="text">
      <style:text-properties officeooo:rsid="02156eca"/>
    </style:style>
    <style:style style:name="T665" style:family="text">
      <style:text-properties officeooo:rsid="0216f785"/>
    </style:style>
    <style:style style:name="T666" style:family="text">
      <style:text-properties officeooo:rsid="0218b0c1"/>
    </style:style>
    <style:style style:name="T667" style:family="text">
      <style:text-properties officeooo:rsid="021a4124"/>
    </style:style>
    <style:style style:name="T668" style:family="text">
      <style:text-properties officeooo:rsid="021d7bf9"/>
    </style:style>
    <style:style style:name="T669" style:family="text">
      <style:text-properties officeooo:rsid="021d90db"/>
    </style:style>
    <style:style style:name="T670" style:family="text">
      <style:text-properties officeooo:rsid="021f046b"/>
    </style:style>
    <style:style style:name="T671" style:family="text">
      <style:text-properties officeooo:rsid="022002a1"/>
    </style:style>
    <style:style style:name="T672" style:family="text">
      <style:text-properties officeooo:rsid="0221ba7d"/>
    </style:style>
    <style:style style:name="T673" style:family="text">
      <style:text-properties officeooo:rsid="0222b8b2"/>
    </style:style>
    <style:style style:name="T674" style:family="text">
      <style:text-properties officeooo:rsid="02233869"/>
    </style:style>
    <style:style style:name="T675" style:family="text">
      <style:text-properties officeooo:rsid="0224b8b5"/>
    </style:style>
    <style:style style:name="T676" style:family="text">
      <style:text-properties officeooo:rsid="0225f7ec"/>
    </style:style>
    <style:style style:name="T677" style:family="text">
      <style:text-properties officeooo:rsid="0226b1fd"/>
    </style:style>
    <style:style style:name="T678" style:family="text">
      <style:text-properties officeooo:rsid="0227ac38"/>
    </style:style>
    <style:style style:name="T679" style:family="text">
      <style:text-properties officeooo:rsid="0228d1b1"/>
    </style:style>
    <style:style style:name="T680" style:family="text">
      <style:text-properties officeooo:rsid="022a8bb7"/>
    </style:style>
    <style:style style:name="T681" style:family="text">
      <style:text-properties officeooo:rsid="022ea5fd"/>
    </style:style>
    <style:style style:name="T682" style:family="text">
      <style:text-properties officeooo:rsid="02306ef1"/>
    </style:style>
    <style:style style:name="T683" style:family="text">
      <style:text-properties officeooo:rsid="023212ba"/>
    </style:style>
    <style:style style:name="T684" style:family="text">
      <style:text-properties officeooo:rsid="02327b6b"/>
    </style:style>
    <style:style style:name="T685" style:family="text">
      <style:text-properties officeooo:rsid="0233d816"/>
    </style:style>
    <style:style style:name="T686" style:family="text">
      <style:text-properties officeooo:rsid="0235b1e8"/>
    </style:style>
    <style:style style:name="T687" style:family="text">
      <style:text-properties officeooo:rsid="0235de9b"/>
    </style:style>
    <style:style style:name="T688" style:family="text">
      <style:text-properties officeooo:rsid="02372972"/>
    </style:style>
    <style:style style:name="T689" style:family="text">
      <style:text-properties officeooo:rsid="02389de6"/>
    </style:style>
    <style:style style:name="T690" style:family="text">
      <style:text-properties officeooo:rsid="023cbe4e"/>
    </style:style>
    <style:style style:name="T691" style:family="text">
      <style:text-properties officeooo:rsid="023d3bde"/>
    </style:style>
    <style:style style:name="T692" style:family="text">
      <style:text-properties officeooo:rsid="023e37b1"/>
    </style:style>
    <style:style style:name="T693" style:family="text">
      <style:text-properties officeooo:rsid="023f3fff"/>
    </style:style>
    <style:style style:name="T694" style:family="text">
      <style:text-properties officeooo:rsid="0240deb3"/>
    </style:style>
    <style:style style:name="T695" style:family="text">
      <style:text-properties officeooo:rsid="02465411"/>
    </style:style>
    <style:style style:name="T696" style:family="text">
      <style:text-properties officeooo:rsid="0246a4a5"/>
    </style:style>
    <style:style style:name="T697" style:family="text">
      <style:text-properties officeooo:rsid="02470b82"/>
    </style:style>
    <style:style style:name="T698" style:family="text">
      <style:text-properties officeooo:rsid="024cbc23"/>
    </style:style>
    <style:style style:name="T699" style:family="text">
      <style:text-properties officeooo:rsid="024d6ad8"/>
    </style:style>
    <style:style style:name="T700" style:family="text">
      <style:text-properties officeooo:rsid="024e4a37"/>
    </style:style>
    <style:style style:name="T701" style:family="text">
      <style:text-properties officeooo:rsid="024f0810"/>
    </style:style>
    <style:style style:name="T702" style:family="text">
      <style:text-properties officeooo:rsid="02527e9f"/>
    </style:style>
    <style:style style:name="T703" style:family="text">
      <style:text-properties officeooo:rsid="0253cf4b"/>
    </style:style>
    <style:style style:name="T704" style:family="text">
      <style:text-properties officeooo:rsid="02554e30"/>
    </style:style>
    <style:style style:name="T705" style:family="text">
      <style:text-properties officeooo:rsid="02563cc4"/>
    </style:style>
    <style:style style:name="T706" style:family="text">
      <style:text-properties officeooo:rsid="0259c58c"/>
    </style:style>
    <style:style style:name="T707" style:family="text">
      <style:text-properties officeooo:rsid="025a2cce"/>
    </style:style>
    <style:style style:name="T708" style:family="text">
      <style:text-properties officeooo:rsid="025ab0dc"/>
    </style:style>
    <style:style style:name="T709" style:family="text">
      <style:text-properties officeooo:rsid="025b327e"/>
    </style:style>
    <style:style style:name="T710" style:family="text">
      <style:text-properties officeooo:rsid="02637ad9"/>
    </style:style>
    <style:style style:name="T711" style:family="text">
      <style:text-properties officeooo:rsid="0263ace4"/>
    </style:style>
    <style:style style:name="T712" style:family="text">
      <style:text-properties officeooo:rsid="026424bf"/>
    </style:style>
    <style:style style:name="T713" style:family="text">
      <style:text-properties officeooo:rsid="026575ef"/>
    </style:style>
    <style:style style:name="T714" style:family="text">
      <style:text-properties officeooo:rsid="02669601"/>
    </style:style>
    <style:style style:name="T715" style:family="text">
      <style:text-properties officeooo:rsid="026ab498"/>
    </style:style>
    <style:style style:name="T716" style:family="text">
      <style:text-properties officeooo:rsid="026b3fa2"/>
    </style:style>
    <style:style style:name="T717" style:family="text">
      <style:text-properties officeooo:rsid="026c2290"/>
    </style:style>
    <style:style style:name="T718" style:family="text">
      <style:text-properties officeooo:rsid="026cdc2b"/>
    </style:style>
    <style:style style:name="T719" style:family="text">
      <style:text-properties officeooo:rsid="0270504a"/>
    </style:style>
    <style:style style:name="T720" style:family="text">
      <style:text-properties officeooo:rsid="0270a41d"/>
    </style:style>
    <style:style style:name="T721" style:family="text">
      <style:text-properties officeooo:rsid="0270d375"/>
    </style:style>
    <style:style style:name="T722" style:family="text">
      <style:text-properties officeooo:rsid="0271c20a"/>
    </style:style>
    <style:style style:name="T723" style:family="text">
      <style:text-properties officeooo:rsid="0272534a"/>
    </style:style>
    <style:style style:name="T724" style:family="text">
      <style:text-properties officeooo:rsid="02730ac2"/>
    </style:style>
    <style:style style:name="T725" style:family="text">
      <style:text-properties officeooo:rsid="02732023"/>
    </style:style>
    <style:style style:name="T726" style:family="text">
      <style:text-properties officeooo:rsid="02741be8"/>
    </style:style>
    <style:style style:name="T727" style:family="text">
      <style:text-properties officeooo:rsid="027565b4"/>
    </style:style>
    <style:style style:name="T728" style:family="text">
      <style:text-properties officeooo:rsid="0275baaa"/>
    </style:style>
    <style:style style:name="T729" style:family="text">
      <style:text-properties officeooo:rsid="02765a1b"/>
    </style:style>
    <style:style style:name="T730" style:family="text">
      <style:text-properties officeooo:rsid="0277cafa"/>
    </style:style>
    <style:style style:name="T731" style:family="text">
      <style:text-properties officeooo:rsid="0279c47e"/>
    </style:style>
    <style:style style:name="T732" style:family="text">
      <style:text-properties officeooo:rsid="027bbdda"/>
    </style:style>
    <style:style style:name="T733" style:family="text">
      <style:text-properties officeooo:rsid="027d3eed"/>
    </style:style>
    <style:style style:name="T734" style:family="text">
      <style:text-properties officeooo:rsid="027e8497"/>
    </style:style>
    <style:style style:name="T735" style:family="text">
      <style:text-properties officeooo:rsid="027f8f2f"/>
    </style:style>
    <style:style style:name="T736" style:family="text">
      <style:text-properties officeooo:rsid="0281393a"/>
    </style:style>
    <style:style style:name="T737" style:family="text">
      <style:text-properties officeooo:rsid="02815689"/>
    </style:style>
    <style:style style:name="T738" style:family="text">
      <style:text-properties officeooo:rsid="0281ee67"/>
    </style:style>
    <style:style style:name="T739" style:family="text">
      <style:text-properties officeooo:rsid="02828e94"/>
    </style:style>
    <style:style style:name="T740" style:family="text">
      <style:text-properties officeooo:rsid="0284e3f5"/>
    </style:style>
    <style:style style:name="T741" style:family="text">
      <style:text-properties officeooo:rsid="0285081c"/>
    </style:style>
    <style:style style:name="T742" style:family="text">
      <style:text-properties officeooo:rsid="02863275"/>
    </style:style>
    <style:style style:name="T743" style:family="text">
      <style:text-properties officeooo:rsid="0288e217"/>
    </style:style>
    <style:style style:name="T744" style:family="text">
      <style:text-properties officeooo:rsid="0289b72a"/>
    </style:style>
    <style:style style:name="T745" style:family="text">
      <style:text-properties officeooo:rsid="0289f9f6"/>
    </style:style>
    <style:style style:name="T746" style:family="text">
      <style:text-properties officeooo:rsid="028bccdf"/>
    </style:style>
    <style:style style:name="T747" style:family="text">
      <style:text-properties officeooo:rsid="0293533a"/>
    </style:style>
    <style:style style:name="T748" style:family="text">
      <style:text-properties officeooo:rsid="02967d92"/>
    </style:style>
    <style:style style:name="T749" style:family="text">
      <style:text-properties officeooo:rsid="029e193e"/>
    </style:style>
    <style:style style:name="T750" style:family="text">
      <style:text-properties officeooo:rsid="029ebbab"/>
    </style:style>
    <style:style style:name="T751" style:family="text">
      <style:text-properties officeooo:rsid="02a1e205"/>
    </style:style>
    <style:style style:name="T752" style:family="text">
      <style:text-properties officeooo:rsid="02a22580"/>
    </style:style>
    <style:style style:name="T753" style:family="text">
      <style:text-properties officeooo:rsid="02a2c6a7"/>
    </style:style>
    <style:style style:name="T754" style:family="text">
      <style:text-properties officeooo:rsid="02a4db36"/>
    </style:style>
    <style:style style:name="T755" style:family="text">
      <style:text-properties officeooo:rsid="02a5af70"/>
    </style:style>
    <style:style style:name="T756" style:family="text">
      <style:text-properties officeooo:rsid="02a98377"/>
    </style:style>
    <style:style style:name="T757" style:family="text">
      <style:text-properties officeooo:rsid="02aed967"/>
    </style:style>
    <style:style style:name="T758" style:family="text">
      <style:text-properties officeooo:rsid="02b0d8c7"/>
    </style:style>
    <style:style style:name="T759" style:family="text">
      <style:text-properties officeooo:rsid="02b2a428"/>
    </style:style>
    <style:style style:name="T760" style:family="text">
      <style:text-properties style:font-name="Arial" fo:font-size="16.1000003814697pt" fo:language="de" fo:country="DE" fo:font-weight="bold" officeooo:rsid="02b35cda" style:font-name-asian="Microsoft YaHei" style:font-size-asian="16.1000003814697pt" style:font-weight-asian="bold" style:font-name-complex="Mangal" style:font-size-complex="16.1000003814697pt" style:font-weight-complex="bold"/>
    </style:style>
    <style:style style:name="T761" style:family="text">
      <style:text-properties style:font-name="Arial" fo:font-size="16.1000003814697pt" fo:language="de" fo:country="DE" fo:font-weight="bold" officeooo:rsid="02b443a1" style:font-name-asian="Microsoft YaHei" style:font-size-asian="16.1000003814697pt" style:font-weight-asian="bold" style:font-name-complex="Mangal" style:font-size-complex="16.1000003814697pt" style:font-weight-complex="bold"/>
    </style:style>
    <style:style style:name="T762" style:family="text">
      <style:text-properties style:font-name="Arial" fo:font-size="16.1000003814697pt" fo:language="de" fo:country="DE" fo:font-weight="bold" officeooo:rsid="02b52e64" style:font-name-asian="Microsoft YaHei" style:font-size-asian="16.1000003814697pt" style:font-weight-asian="bold" style:font-name-complex="Mangal" style:font-size-complex="16.1000003814697pt" style:font-weight-complex="bold"/>
    </style:style>
    <style:style style:name="T763" style:family="text">
      <style:text-properties officeooo:rsid="02b7ac7f"/>
    </style:style>
    <style:style style:name="T764" style:family="text">
      <style:text-properties officeooo:rsid="02b89ab9"/>
    </style:style>
    <style:style style:name="T765" style:family="text">
      <style:text-properties officeooo:rsid="02bbf4dd"/>
    </style:style>
    <style:style style:name="T766" style:family="text">
      <style:text-properties officeooo:rsid="02bc8690"/>
    </style:style>
    <style:style style:name="T767" style:family="text">
      <style:text-properties officeooo:rsid="02bf1318"/>
    </style:style>
    <style:style style:name="T768" style:family="text">
      <style:text-properties officeooo:rsid="02c0d964"/>
    </style:style>
    <style:style style:name="T769" style:family="text">
      <style:text-properties officeooo:rsid="02c25e0f"/>
    </style:style>
    <style:style style:name="T770" style:family="text">
      <style:text-properties officeooo:rsid="02c45763"/>
    </style:style>
    <style:style style:name="T771" style:family="text">
      <style:text-properties officeooo:rsid="02c8ba40"/>
    </style:style>
    <style:style style:name="T772" style:family="text">
      <style:text-properties officeooo:rsid="02cced3e"/>
    </style:style>
    <style:style style:name="T773" style:family="text">
      <style:text-properties officeooo:rsid="02ce3219"/>
    </style:style>
    <style:style style:name="T774" style:family="text">
      <style:text-properties officeooo:rsid="02ce9a9b"/>
    </style:style>
    <style:style style:name="T775" style:family="text">
      <style:text-properties officeooo:rsid="02d0879f"/>
    </style:style>
    <style:style style:name="T776" style:family="text">
      <style:text-properties officeooo:rsid="02d259ef"/>
    </style:style>
    <style:style style:name="T777" style:family="text">
      <style:text-properties officeooo:rsid="02d4ce70"/>
    </style:style>
    <style:style style:name="T778" style:family="text">
      <style:text-properties officeooo:rsid="02d826ac"/>
    </style:style>
    <style:style style:name="T779" style:family="text">
      <style:text-properties officeooo:rsid="02dc25e6"/>
    </style:style>
    <style:style style:name="T780" style:family="text">
      <style:text-properties officeooo:rsid="02ddd3a8"/>
    </style:style>
    <style:style style:name="T781" style:family="text">
      <style:text-properties officeooo:rsid="02ddf26b"/>
    </style:style>
    <style:style style:name="T782" style:family="text">
      <style:text-properties officeooo:rsid="02df0250"/>
    </style:style>
    <style:style style:name="T783" style:family="text">
      <style:text-properties officeooo:rsid="02e0bef2"/>
    </style:style>
    <style:style style:name="T784" style:family="text">
      <style:text-properties officeooo:rsid="02e2a93e"/>
    </style:style>
    <style:style style:name="T785" style:family="text">
      <style:text-properties officeooo:rsid="02e2fc59"/>
    </style:style>
    <style:style style:name="T786" style:family="text">
      <style:text-properties officeooo:rsid="02e30918"/>
    </style:style>
    <style:style style:name="T787" style:family="text">
      <style:text-properties officeooo:rsid="02e4ad70"/>
    </style:style>
    <style:style style:name="T788" style:family="text">
      <style:text-properties officeooo:rsid="02e7ca81"/>
    </style:style>
    <style:style style:name="T789" style:family="text">
      <style:text-properties officeooo:rsid="02eb9762"/>
    </style:style>
    <style:style style:name="T790" style:family="text">
      <style:text-properties officeooo:rsid="02ed73ef"/>
    </style:style>
    <style:style style:name="T791" style:family="text">
      <style:text-properties officeooo:rsid="02ed8bff"/>
    </style:style>
    <style:style style:name="T792" style:family="text">
      <style:text-properties officeooo:rsid="02efcb44"/>
    </style:style>
    <style:style style:name="T793" style:family="text">
      <style:text-properties officeooo:rsid="02f21d34"/>
    </style:style>
    <style:style style:name="T794" style:family="text">
      <style:text-properties officeooo:rsid="02f25dac"/>
    </style:style>
    <style:style style:name="T795" style:family="text">
      <style:text-properties officeooo:rsid="02f53e29"/>
    </style:style>
    <style:style style:name="T796" style:family="text">
      <style:text-properties officeooo:rsid="02f96fc4"/>
    </style:style>
    <style:style style:name="T797" style:family="text">
      <style:text-properties officeooo:rsid="02fbc021"/>
    </style:style>
    <style:style style:name="T798" style:family="text">
      <style:text-properties officeooo:rsid="02fe4374"/>
    </style:style>
    <style:style style:name="T799" style:family="text">
      <style:text-properties officeooo:rsid="02ff13fb"/>
    </style:style>
    <style:style style:name="T800" style:family="text">
      <style:text-properties officeooo:rsid="030074d6"/>
    </style:style>
    <style:style style:name="T801" style:family="text">
      <style:text-properties officeooo:rsid="03025460"/>
    </style:style>
    <style:style style:name="T802" style:family="text">
      <style:text-properties officeooo:rsid="0304385a"/>
    </style:style>
    <style:style style:name="T803" style:family="text">
      <style:text-properties officeooo:rsid="0305a1cb"/>
    </style:style>
    <style:style style:name="T804" style:family="text">
      <style:text-properties officeooo:rsid="03072d92"/>
    </style:style>
    <style:style style:name="T805" style:family="text">
      <style:text-properties officeooo:rsid="0309782a"/>
    </style:style>
    <style:style style:name="T806" style:family="text">
      <style:text-properties officeooo:rsid="030f88bd"/>
    </style:style>
    <style:style style:name="T807" style:family="text">
      <style:text-properties officeooo:rsid="03106eb7"/>
    </style:style>
    <style:style style:name="T808" style:family="text">
      <style:text-properties officeooo:rsid="03155d1a"/>
    </style:style>
    <style:style style:name="T809" style:family="text">
      <style:text-properties officeooo:rsid="031794aa"/>
    </style:style>
    <style:style style:name="T810" style:family="text">
      <style:text-properties officeooo:rsid="0318f73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85">Inhaltsverzeichnis</text:p>
          </text:index-title>
          <text:p text:style-name="P683"><text:a xlink:type="simple" xlink:href="#__RefHeading___Toc5866_563923414" text:style-name="Index_20_Link" text:visited-style-name="Index_20_Link">AKT 1<text:tab/>6</text:a></text:p>
          <text:p text:style-name="P683"><text:a xlink:type="simple" xlink:href="#__RefHeading___Toc11754_710709543" text:style-name="Index_20_Link" text:visited-style-name="Index_20_Link">Thorn – Bei Gebet im Orden denkt er über die Heuchelei nach, ein Verhör geht schief<text:tab/>6</text:a></text:p>
          <text:p text:style-name="P683"><text:a xlink:type="simple" xlink:href="#__RefHeading___Toc11756_710709543" text:style-name="Index_20_Link" text:visited-style-name="Index_20_Link">Dania – trifft sich mit Stepanie, versucht einen Kunden zu bestehlen<text:tab/>15</text:a></text:p>
          <text:p text:style-name="P683"><text:a xlink:type="simple" xlink:href="#__RefHeading___Toc11758_710709543" text:style-name="Index_20_Link" text:visited-style-name="Index_20_Link">Joran – Bastelt in seinem kleinen alchemistischen Labor, trifft Arghan<text:tab/>29</text:a></text:p>
          <text:p text:style-name="P683"><text:a xlink:type="simple" xlink:href="#__RefHeading__13970_2035619654" text:style-name="Index_20_Link" text:visited-style-name="Index_20_Link">Marcin – überlebt ein Attentat und findet Dania auf der Straße liegen<text:tab/>35</text:a></text:p>
          <text:p text:style-name="P683"><text:a xlink:type="simple" xlink:href="#__RefHeading___Toc11762_710709543" text:style-name="Index_20_Link" text:visited-style-name="Index_20_Link">Varg – stürmt Jorans Labor<text:tab/>40</text:a></text:p>
          <text:p text:style-name="P683"><text:a xlink:type="simple" xlink:href="#__RefHeading___Toc11680_2067757309" text:style-name="Index_20_Link" text:visited-style-name="Index_20_Link">Thorn – tötet Nathan den Alchemisten, stellt Arghan zur Rede, erpresst ihn, Raft zu schwächen<text:tab/>46</text:a></text:p>
          <text:p text:style-name="P683"><text:a xlink:type="simple" xlink:href="#__RefHeading___Toc11465_397508406" text:style-name="Index_20_Link" text:visited-style-name="Index_20_Link">Joran – Howl macht Labor dicht und befragt ihn, Joran bereut, dass er so ein Feigling war<text:tab/>59</text:a></text:p>
          <text:p text:style-name="P683"><text:a xlink:type="simple" xlink:href="#__RefHeading___Toc12250_1018655533" text:style-name="Index_20_Link" text:visited-style-name="Index_20_Link">Dania – trifft Marcin und spioniert Gabor aus<text:tab/>65</text:a></text:p>
          <text:p text:style-name="P683"><text:a xlink:type="simple" xlink:href="#__RefHeading___Toc12510_1913788720" text:style-name="Index_20_Link" text:visited-style-name="Index_20_Link">Stepanie – findet Dania auf Brocken auf der Straße, nimmt sie mit heim. Dania weint<text:tab/>80</text:a></text:p>
          <text:p text:style-name="P683"><text:a xlink:type="simple" xlink:href="#__RefHeading___Toc11057_578052989" text:style-name="Index_20_Link" text:visited-style-name="Index_20_Link">Marcin – Kämpft mit Miliz, gibt Dania einen neuen Auftrag und sinniert über Karriere<text:tab/>86</text:a></text:p>
          <text:p text:style-name="P683"><text:a xlink:type="simple" xlink:href="#__RefHeading___Toc11774_1121766794" text:style-name="Index_20_Link" text:visited-style-name="Index_20_Link">Varg – führt Raft in Thorns Asservatenkammer; dort stirbt Raft an einer Bor-Explosion<text:tab/>97</text:a></text:p>
          <text:p text:style-name="P683"><text:a xlink:type="simple" xlink:href="#__RefHeading___Toc12420_2047005171" text:style-name="Index_20_Link" text:visited-style-name="Index_20_Link">Dania – tötet Gabor und flieht vor seinen Kindern<text:tab/>104</text:a></text:p>
          <text:p text:style-name="P683"><text:a xlink:type="simple" xlink:href="#__RefHeading___Toc12357_144386953" text:style-name="Index_20_Link" text:visited-style-name="Index_20_Link">Thorn – wird vom Orden ausgestoßen und rettet Dania<text:tab/>108</text:a></text:p>
          <text:p text:style-name="P683"><text:a xlink:type="simple" xlink:href="#__RefHeading___Toc12626_2102357593" text:style-name="Index_20_Link" text:visited-style-name="Index_20_Link">Marcin – lernt Thorn kennen<text:tab/>116</text:a></text:p>
          <text:p text:style-name="P683"><text:a xlink:type="simple" xlink:href="#__RefHeading___Toc12801_828003115" text:style-name="Index_20_Link" text:visited-style-name="Index_20_Link">Thorn – legt sich schlafen und freut sich über all die Chancen<text:tab/>122</text:a></text:p>
          <text:p text:style-name="P683"><text:a xlink:type="simple" xlink:href="#__RefHeading___Toc12803_828003115" text:style-name="Index_20_Link" text:visited-style-name="Index_20_Link">Stepanie – redet mit ihrem Bruder über den aktuellen Tratsch im Orden<text:tab/>125</text:a></text:p>
          <text:p text:style-name="P683"><text:a xlink:type="simple" xlink:href="#__RefHeading___Toc12585_505178190" text:style-name="Index_20_Link" text:visited-style-name="Index_20_Link">Marcin – trifft sich mit Kenin, der hört ihm nicht zu, Marcin ist enttäuscht<text:tab/>132</text:a></text:p>
          <text:p text:style-name="P683"><text:a xlink:type="simple" xlink:href="#__RefHeading___Toc12589_505178190" text:style-name="Index_20_Link" text:visited-style-name="Index_20_Link">Dania – überzeugt Marcin, es mit dem Komplott zu versuchen<text:tab/>140</text:a></text:p>
          <text:p text:style-name="P684"><text:soft-page-break/><text:a xlink:type="simple" xlink:href="#__RefHeading___Toc14011_1285624845" text:style-name="Index_20_Link" text:visited-style-name="Index_20_Link">Dieses Kapitel ist noch sehr unglaubwürdig. Diese Argumente kann Dania eig nicht kennen. Wer soll Marcin aber sonst die Augen öffnen? Vllt in einem vorherigen Kapitel? Vllt gibt jmd den Anstoß und Marcin denkt es zu Ende?<text:tab/>140</text:a></text:p>
          <text:p text:style-name="P683"><text:a xlink:type="simple" xlink:href="#__RefHeading___Toc12598_505178190" text:style-name="Index_20_Link" text:visited-style-name="Index_20_Link">Varg – trifft sich mit Thorn, der ihn von seinem Plan überzeugt<text:tab/>143</text:a></text:p>
          <text:p text:style-name="P683"><text:a xlink:type="simple" xlink:href="#__RefHeading___Toc12601_505178190" text:style-name="Index_20_Link" text:visited-style-name="Index_20_Link">Dania – lernt von Thorn den Umgang mit Bor<text:tab/>148</text:a></text:p>
          <text:p text:style-name="P683"><text:a xlink:type="simple" xlink:href="#__RefHeading___Toc12603_505178190" text:style-name="Index_20_Link" text:visited-style-name="Index_20_Link">Varg – sitzt in der Schule und lernt etwas über Mythologie<text:tab/>154</text:a></text:p>
          <text:p text:style-name="P683"><text:a xlink:type="simple" xlink:href="#__RefHeading___Toc12605_505178190" text:style-name="Index_20_Link" text:visited-style-name="Index_20_Link">Dania – tötet Kenin auf seiner Party<text:tab/>157</text:a></text:p>
          <text:p text:style-name="P683"><text:a xlink:type="simple" xlink:href="#__RefHeading___Toc12607_505178190" text:style-name="Index_20_Link" text:visited-style-name="Index_20_Link">Marcin – tötet Kenins vermeintlichen Mörder und ernennt sich zum Hauptmann<text:tab/>161</text:a></text:p>
          <text:p text:style-name="P683"><text:a xlink:type="simple" xlink:href="#__RefHeading___Toc10621_453400607" text:style-name="Index_20_Link" text:visited-style-name="Index_20_Link">AKT 2<text:tab/>164</text:a></text:p>
          <text:p text:style-name="P683"><text:a xlink:type="simple" xlink:href="#__RefHeading___Toc13848_1471151789" text:style-name="Index_20_Link" text:visited-style-name="Index_20_Link">Dania – fährt mit Marcin nach Hause und freut sich über ihren neuen Beruf<text:tab/>164</text:a></text:p>
          <text:p text:style-name="P683"><text:a xlink:type="simple" xlink:href="#__RefHeading__13996_2035619654" text:style-name="Index_20_Link" text:visited-style-name="Index_20_Link">Thorn – überzeugt Arghan von seiner Sache<text:tab/>166</text:a></text:p>
          <text:p text:style-name="P683"><text:a xlink:type="simple" xlink:href="#__RefHeading__14002_2035619654" text:style-name="Index_20_Link" text:visited-style-name="Index_20_Link">Joran – hat eine Kreativblockade und reflektiert über sein Leben<text:tab/>175</text:a></text:p>
          <text:p text:style-name="P683"><text:a xlink:type="simple" xlink:href="#__RefHeading__14004_2035619654" text:style-name="Index_20_Link" text:visited-style-name="Index_20_Link">Marcin – ist depressiv und wird von Thorns Idee, ein geheimes Labor zu bauen, wieder aktiv<text:tab/>181</text:a></text:p>
          <text:p text:style-name="P683"><text:a xlink:type="simple" xlink:href="#__RefHeading__14006_2035619654" text:style-name="Index_20_Link" text:visited-style-name="Index_20_Link">Varg – wird von Thorn von Alchemie überzeugt<text:tab/>184</text:a></text:p>
          <text:p text:style-name="P683"><text:a xlink:type="simple" xlink:href="#__RefHeading__14008_2035619654" text:style-name="Index_20_Link" text:visited-style-name="Index_20_Link">Joran – wird von Arghan zur Ausbildung Danias und Vargs gebracht<text:tab/>189</text:a></text:p>
          <text:p text:style-name="P683"><text:a xlink:type="simple" xlink:href="#__RefHeading__14010_2035619654" text:style-name="Index_20_Link" text:visited-style-name="Index_20_Link">Thorn – schaut den Arbeitern beim Einladen zu, reflektiert über seine Pläne<text:tab/>193</text:a></text:p>
          <text:p text:style-name="P683"><text:a xlink:type="simple" xlink:href="#__RefHeading__14012_2035619654" text:style-name="Index_20_Link" text:visited-style-name="Index_20_Link">Dania – wacht auf Brocken im Labor auf<text:tab/>197</text:a></text:p>
          <text:p text:style-name="P683"><text:a xlink:type="simple" xlink:href="#__RefHeading__14014_2035619654" text:style-name="Index_20_Link" text:visited-style-name="Index_20_Link">Joran – reist in den elften Bezirk und lernt Dania kennen<text:tab/>201</text:a></text:p>
          <text:p text:style-name="P683"><text:a xlink:type="simple" xlink:href="#__RefHeading__14016_2035619654" text:style-name="Index_20_Link" text:visited-style-name="Index_20_Link">Dania – lernt Varg kennen und führt mit Varg und Joran eine theologische Diskussion<text:tab/>205</text:a></text:p>
          <text:p text:style-name="P683"><text:a xlink:type="simple" xlink:href="#__RefHeading__14018_2035619654" text:style-name="Index_20_Link" text:visited-style-name="Index_20_Link">Thorn – planen die Machtergreifung und den Fall des Ordens<text:tab/>214</text:a></text:p>
          <text:p text:style-name="P683"><text:a xlink:type="simple" xlink:href="#__RefHeading__14020_2035619654" text:style-name="Index_20_Link" text:visited-style-name="Index_20_Link">Varg – und Dania üben dem Schwertkampf<text:tab/>219</text:a></text:p>
          <text:p text:style-name="P683"><text:a xlink:type="simple" xlink:href="#__RefHeading__14022_2035619654" text:style-name="Index_20_Link" text:visited-style-name="Index_20_Link">Marcin – überlebt Tomans Attentat und plant mit Thorn die Übernahme des achten Bezirks<text:tab/>223</text:a></text:p>
          <text:p text:style-name="P683"><text:a xlink:type="simple" xlink:href="#__RefHeading__14024_2035619654" text:style-name="Index_20_Link" text:visited-style-name="Index_20_Link">Joran – macht einen Lehrplan für Dania und Varg<text:tab/>231</text:a></text:p>
          <text:p text:style-name="P683"><text:soft-page-break/><text:a xlink:type="simple" xlink:href="#__RefHeading__14026_2035619654" text:style-name="Index_20_Link" text:visited-style-name="Index_20_Link">Dania – bringt Magister Darn um<text:tab/>234</text:a></text:p>
          <text:p text:style-name="P683"><text:a xlink:type="simple" xlink:href="#__RefHeading__14028_2035619654" text:style-name="Index_20_Link" text:visited-style-name="Index_20_Link">Marcin – ködert Hakun mit Geschichte über Revolte im achten Bezirk<text:tab/>244</text:a></text:p>
          <text:p text:style-name="P683"><text:a xlink:type="simple" xlink:href="#__RefHeading__14030_2035619654" text:style-name="Index_20_Link" text:visited-style-name="Index_20_Link">Thorn – wird zum Magister für Bezirk acht gewählt<text:tab/>250</text:a></text:p>
          <text:p text:style-name="P683"><text:a xlink:type="simple" xlink:href="#__RefHeading__14032_2035619654" text:style-name="Index_20_Link" text:visited-style-name="Index_20_Link">Marcin – plant mit den Hauptleuten des achten Bezirks die Revolte (rewrite)<text:tab/>256</text:a></text:p>
          <text:p text:style-name="P683"><text:a xlink:type="simple" xlink:href="#__RefHeading__14034_2035619654" text:style-name="Index_20_Link" text:visited-style-name="Index_20_Link">Thorn – bezieht sein neues Büro und befördert einen Feldwebel<text:tab/>263</text:a></text:p>
          <text:p text:style-name="P683"><text:a xlink:type="simple" xlink:href="#__RefHeading__14036_2035619654" text:style-name="Index_20_Link" text:visited-style-name="Index_20_Link">Varg – Kampftraining mit Dania und Streit mit Joran<text:tab/>266</text:a></text:p>
          <text:p text:style-name="P683"><text:a xlink:type="simple" xlink:href="#__RefHeading__14038_2035619654" text:style-name="Index_20_Link" text:visited-style-name="Index_20_Link">Marcin – inszeniert eine Schlacht und wird Hauptmann des achten Bezirks<text:tab/>271</text:a></text:p>
          <text:p text:style-name="P683"><text:a xlink:type="simple" xlink:href="#__RefHeading___Toc14167_3687126840" text:style-name="Index_20_Link" text:visited-style-name="Index_20_Link">Akt 3<text:tab/>278</text:a></text:p>
          <text:p text:style-name="P683"><text:a xlink:type="simple" xlink:href="#__RefHeading___Toc10949_1886493331" text:style-name="Index_20_Link" text:visited-style-name="Index_20_Link">Stepanie – hilft, die Wunden zu versorgen, trauert um ihren Mann<text:tab/>278</text:a></text:p>
          <text:p text:style-name="P683"><text:a xlink:type="simple" xlink:href="#__RefHeading___Toc16023_1285624845" text:style-name="Index_20_Link" text:visited-style-name="Index_20_Link">Joran – geht mit Dania spazieren und findet einen A'kradizz<text:tab/>286</text:a></text:p>
          <text:p text:style-name="P683"><text:a xlink:type="simple" xlink:href="#__RefHeading__14040_2035619654" text:style-name="Index_20_Link" text:visited-style-name="Index_20_Link">Dragan – bewacht Hakun bei einem Treffen mit Marcin und wird bedrängt<text:tab/>292</text:a></text:p>
          <text:p text:style-name="P683"><text:a xlink:type="simple" xlink:href="#__RefHeading__14042_2035619654" text:style-name="Index_20_Link" text:visited-style-name="Index_20_Link">Dania – bringt mit Marcin und Varg Hakun um und lernt Dragans Tante kennen<text:tab/>300</text:a></text:p>
          <text:p text:style-name="P683"><text:a xlink:type="simple" xlink:href="#__RefHeading__14044_2035619654" text:style-name="Index_20_Link" text:visited-style-name="Index_20_Link">Thorn – hält Gericht im achten Bezirk und begutachtet den A'kraddiz bei einer Besprechung<text:tab/>308</text:a></text:p>
          <text:p text:style-name="P683"><text:a xlink:type="simple" xlink:href="#__RefHeading__14046_2035619654" text:style-name="Index_20_Link" text:visited-style-name="Index_20_Link">Stepanie – beginnt, in einer von Arghans Fabriken zu arbeiten, pöbelt rum, freundet sich schnell an<text:tab/>316</text:a></text:p>
          <text:p text:style-name="P683"><text:a xlink:type="simple" xlink:href="#__RefHeading___Toc16025_1285624845" text:style-name="Index_20_Link" text:visited-style-name="Index_20_Link">Varg – hat ein peinliches Gespräch mit Dania<text:tab/>316</text:a></text:p>
          <text:p text:style-name="P683"><text:a xlink:type="simple" xlink:href="#__RefHeading__14048_2035619654" text:style-name="Index_20_Link" text:visited-style-name="Index_20_Link">Joran – Albtraumsequenz, Arghan beauftragt ihn mit Schulgründung<text:tab/>321</text:a></text:p>
          <text:p text:style-name="P683"><text:a xlink:type="simple" xlink:href="#__RefHeading__14050_2035619654" text:style-name="Index_20_Link" text:visited-style-name="Index_20_Link">Thorn – auf Magister Darns Trauerfeier<text:tab/>330</text:a></text:p>
          <text:p text:style-name="P683"><text:a xlink:type="simple" xlink:href="#__RefHeading__14052_2035619654" text:style-name="Index_20_Link" text:visited-style-name="Index_20_Link">Marcin – und Toman geraten in einen Hinterhalt im achten Bezirk<text:tab/>339</text:a></text:p>
          <text:p text:style-name="P683"><text:a xlink:type="simple" xlink:href="#__RefHeading__14054_2035619654" text:style-name="Index_20_Link" text:visited-style-name="Index_20_Link">Dania – bekommt ein Klappschwert, hebt mit Varg ein Drogenloch aus und entjungfert ihn<text:tab/>346</text:a></text:p>
          <text:p text:style-name="P683"><text:a xlink:type="simple" xlink:href="#__RefHeading__14056_2035619654" text:style-name="Index_20_Link" text:visited-style-name="Index_20_Link">Varg – und Dania befragen die Diebe<text:tab/>356</text:a></text:p>
          <text:p text:style-name="P683"><text:a xlink:type="simple" xlink:href="#__RefHeading__14058_2035619654" text:style-name="Index_20_Link" text:visited-style-name="Index_20_Link">Thorn – befiehlt Angriff auf Marcins Konkurrenz im achten Bezirk<text:tab/>359</text:a></text:p>
          <text:p text:style-name="P683"><text:a xlink:type="simple" xlink:href="#__RefHeading__14060_2035619654" text:style-name="Index_20_Link" text:visited-style-name="Index_20_Link">Dragan – keine Verstärkung für Bezirk sieben<text:tab/>360</text:a></text:p>
          <text:p text:style-name="P683"><text:soft-page-break/><text:a xlink:type="simple" xlink:href="#__RefHeading__14062_2035619654" text:style-name="Index_20_Link" text:visited-style-name="Index_20_Link">Stepanie - bringt ihre Tochter zu Jorans Schule, damit sie eine ordentliche Ausbildung bekommt<text:tab/>366</text:a></text:p>
          <text:p text:style-name="P683"><text:a xlink:type="simple" xlink:href="#__RefHeading___Toc13842_1471151789" text:style-name="Index_20_Link" text:visited-style-name="Index_20_Link">Joran – Die Eröffnung der Schule<text:tab/>366</text:a></text:p>
          <text:p text:style-name="P683"><text:a xlink:type="simple" xlink:href="#__RefHeading__14064_2035619654" text:style-name="Index_20_Link" text:visited-style-name="Index_20_Link">Varg – Ulpors Hinrichtung, im Orden, zweifelt mal wieder an Dania und Thorn<text:tab/>370</text:a></text:p>
          <text:p text:style-name="P683"><text:a xlink:type="simple" xlink:href="#__RefHeading__5823_1936027996" text:style-name="Index_20_Link" text:visited-style-name="Index_20_Link">Dania – redet mit Varg über den Orden, mit Howl wegen Aufgaben als professionelle Attentäterin und mit Joran über Schule, verpasste Chancen, Kindheit<text:tab/>378</text:a></text:p>
          <text:p text:style-name="P683"><text:a xlink:type="simple" xlink:href="#__RefHeading___Toc7112_1886493331" text:style-name="Index_20_Link" text:visited-style-name="Index_20_Link">Thorn – wird zum Ratsmitglied ernannt, plant mit Marcin und Arghan die Machtergreifung, Arghan erzählt ihm von Danias Anfrage<text:tab/>393</text:a></text:p>
          <text:p text:style-name="P683"><text:a xlink:type="simple" xlink:href="#__RefHeading___Toc13844_1471151789" text:style-name="Index_20_Link" text:visited-style-name="Index_20_Link">Stepanie – Mia bringt ihr das Lesen bei, Varg &amp; Orst kommen vorbei, Orst missbilligt das<text:tab/>404</text:a></text:p>
          <text:p text:style-name="P683"><text:a xlink:type="simple" xlink:href="#__RefHeading___Toc13846_1471151789" text:style-name="Index_20_Link" text:visited-style-name="Index_20_Link">Marcin – trifft sich mit Dragan privat, es wird romantisch, keiner traut sich klar zu reden, Dragan muss auf die Toilette (Formatierung)<text:tab/>405</text:a></text:p>
          <text:p text:style-name="P683"><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410</text:a></text:p>
          <text:p text:style-name="P683"><text:a xlink:type="simple" xlink:href="#__RefHeading___Toc7393_734790973" text:style-name="Index_20_Link" text:visited-style-name="Index_20_Link">Dania – während die beiden rumturteln, schleicht sie sich in Dragans Haus und findet Beweise für seine Homosexualität<text:tab/>414</text:a></text:p>
          <text:p text:style-name="P683"><text:a xlink:type="simple" xlink:href="#__RefHeading___Toc7395_734790973" text:style-name="Index_20_Link" text:visited-style-name="Index_20_Link">(Thorn – Ratssitzung, es geht um langweilige Realpolitik)<text:tab/>420</text:a></text:p>
          <text:p text:style-name="P683"><text:a xlink:type="simple" xlink:href="#__RefHeading___Toc7397_734790973" text:style-name="Index_20_Link" text:visited-style-name="Index_20_Link"><text:span text:style-name="T68">Joran – träumt von Dania, wacht auf, nennt sich selbst verliebt, </text:span></text:a><text:a xlink:type="simple" xlink:href="#__RefHeading___Toc7397_734790973" text:style-name="Index_20_Link" text:visited-style-name="Index_20_Link"><text:span text:style-name="T68">versucht zu arbeiten zum runterkommen, Experiment geht schief, Unfall, aber nicht ernsthaft verletzt</text:span></text:a><text:a xlink:type="simple" xlink:href="#__RefHeading___Toc7397_734790973" text:style-name="Index_20_Link" text:visited-style-name="Index_20_Link"><text:tab/>420</text:a></text:p>
          <text:p text:style-name="P683"><text:a xlink:type="simple" xlink:href="#__RefHeading___Toc7399_734790973" text:style-name="Index_20_Link" text:visited-style-name="Index_20_Link">Varg – wacht davon auf, die beiden haben ein Gespräch über Wissenschaft, dann Religion, dann Dania<text:tab/>431</text:a></text:p>
          <text:p text:style-name="P683"><text:a xlink:type="simple" xlink:href="#__RefHeading___Toc7308_1708936629" text:style-name="Index_20_Link" text:visited-style-name="Index_20_Link">Thorn – redet mit Marcin und Dania über Dragans Erpressung, äußert sich verächtlich über Homosexualität, planen Ermordung des Patriziers<text:tab/>435</text:a></text:p>
          <text:p text:style-name="P683"><text:a xlink:type="simple" xlink:href="#__RefHeading___Toc7474_1381901862" text:style-name="Index_20_Link" text:visited-style-name="Index_20_Link">Marcin – kundschaftet mit Dania das Landhaus des Patriziers aus, planen Mord<text:tab/>440</text:a></text:p>
          <text:p text:style-name="P683"><text:a xlink:type="simple" xlink:href="#__RefHeading___Toc7827_585638094" text:style-name="Index_20_Link" text:visited-style-name="Index_20_Link"><text:span text:style-name="T68">Dragan – kriegt einen Besuch von Marcin, bei dem dieser ihn auffordert, </text:span></text:a><text:a xlink:type="simple" xlink:href="#__RefHeading___Toc7827_585638094" text:style-name="Index_20_Link" text:visited-style-name="Index_20_Link"><text:span text:style-name="T68">Namen</text:span></text:a><text:a xlink:type="simple" xlink:href="#__RefHeading___Toc7827_585638094" text:style-name="Index_20_Link" text:visited-style-name="Index_20_Link"><text:span text:style-name="T68"> in die Lieferantenliste einzutragen; Erpressung</text:span></text:a><text:a xlink:type="simple" xlink:href="#__RefHeading___Toc7827_585638094" text:style-name="Index_20_Link" text:visited-style-name="Index_20_Link"><text:tab/>451</text:a></text:p>
          <text:p text:style-name="P683"><text:soft-page-break/><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456</text:a></text:p>
          <text:p text:style-name="P683"><text:a xlink:type="simple" xlink:href="#__RefHeading___Toc10194_665622129" text:style-name="Index_20_Link" text:visited-style-name="Index_20_Link">Joran – Traumsequenz Danias Tod<text:tab/>481</text:a></text:p>
          <text:p text:style-name="P683"><text:a xlink:type="simple" xlink:href="#__RefHeading___Toc8716_453400607" text:style-name="Index_20_Link" text:visited-style-name="Index_20_Link">Thorn – im Rat mit Arghan, Dragan und Marcin, stellen Danias Leiche vor, Thorn lässt sich zum Patrizier wählen<text:tab/>484</text:a></text:p>
        </text:index-body>
      </text:table-of-content>
      <text:p text:style-name="P28"/>
      <text:p text:style-name="P29">Triggerwarnung: Mord, <text:span text:style-name="T698">Homophobie,</text:span> Suizid, Vergewaltigung, Sexarbeit, Drogensucht</text:p>
      <text:h text:style-name="P702" text:outline-level="1"><text:bookmark-start text:name="__RefHeading___Toc5866_563923414"/>AKT 1<text:bookmark-end text:name="__RefHeading___Toc5866_563923414"/></text:h>
      <text:p text:style-name="P411"/>
      <text:h text:style-name="P686" text:outline-level="1"><text:bookmark-start text:name="__RefHeading___Toc11754_710709543"/>Thorn – Bei<text:span text:style-name="T467"> Gebet im Orden denkt er über die Heuchelei nach, ein Verhör geht schief</text:span><text:bookmark-end text:name="__RefHeading___Toc11754_710709543"/></text:h>
      <text:p text:style-name="P112"/>
      <text:p text:style-name="P301">Die harte Holzbank drückte ihm in die Knie, <text:span text:style-name="T469">der kalte Stein um ihn herum ließ ihn frieren</text:span>, und Thorn hatte es satt.</text:p>
      <text:p text:style-name="P302">Das gemeinsame Gebet ging nun schon eine halbe Stunde. Die anderen Inquisitoren neben ihm hatten ihren Blick demütig nach unten gerichtet, schaukelten ihren Oberkörper mit verschränkten Armen vor und zurück. <text:span text:style-name="T469">Die langen braunen Roben aus groben Stoff fielen schlaff an schlaffen Körpern herunter. Bei denen, die seit Jahren die heiligen Hallen nicht mehr verlassen hatten, war es am schlimmsten.</text:span></text:p>
      <text:p text:style-name="P256">Ob sie sich bewusst sind, wie lächerlich sie dabei aussehen?<text:span text:style-name="T68"> Das fragte er sich nun schon fast sein ganzes Leben.</text:span></text:p>
      <text:p text:style-name="P256"><text:span text:style-name="T68">Das Gebet fand in einer der heiligen Hallen des Ordens statt, mit ihren hohen Decken und dicken Säulen aus kaltem Stein war der Raum majestätisch. Jeder hätte sich hier klein gefühlt, </text:span><text:span text:style-name="T132">von </text:span><text:span text:style-name="T227">alles umfassenden</text:span><text:span text:style-name="T132"> Stein und Massen von braunen Roben umgeben, in denen der Einzelne völlig unterging. Alles im Orden versuchte, einem Demut beizubringen, einen klein zu halten. Thorn von Hartlingen betrachtete das seit seiner Jugend, seit sein Vater ihn zum Dienst im Orden verdammt hatte, als Angriff auf seine innere Größe.</text:span></text:p>
      <text:p text:style-name="P257">Die anderen mögen sich damit begnügen, nur eine Robe unter vielen zu sein. Ich kenne meinen Wert, ich weiß, was die Welt an mir hat. Ohne mich würden in Lagon überall <text:span text:style-name="T684">Alchemie</text:span>, Unzucht und Drogenprobleme herrschen, doch niemand hier ist auch nur ein bisschen dankbar für meine Arbeit. Sie schei<text:soft-page-break/>nen das einfach nicht zu sehen.</text:p>
      <text:p text:style-name="P257"><text:span text:style-name="T68">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33">wo eine braune Robe und ein Flammensplitter noch Respekt einflößten.</text:span></text:p>
      <text:p text:style-name="P303">Die Inquisition hatte es sich zur Aufgabe gemacht, die ganze Stadt von dem Schmutz zu reinigen, den Brocken, Bor und Prostitution in ihrer wässrigen, fauligen Korruption auf die Straßen spülte. Brocken war die gängige Droge in Lagons Elendsbezirken, und Bor eine <text:span text:style-name="T681">alchemische</text:span> Substanz, die man aus Brocken gewinnen konnte, und mit der <text:span text:style-name="T681">Alchemisten</text:span> <text:span text:style-name="T681">widernatürliche Experimente durchführten</text:span>. Und J‘zharrs heilige Flamme würde sie alle ausbrennen. Zumindest <text:span text:style-name="T530">solange Thorn diese Flamme führte.</text:span></text:p>
      <text:p text:style-name="P257"><text:span text:style-name="T68">Thorn war der beste Ermittler, den der Orden zu bieten hatte. </text:span><text:span text:style-name="T133">Rücksichtslos spürte er einen </text:span><text:span text:style-name="T247">Alchemisten</text:span><text:span text:style-name="T133"> nach dem anderen auf und übergab ihn dem heiligen Feuer.</text:span></text:p>
      <text:p text:style-name="P304">Nun, er war nicht der beste in seinem Job, indem er nach den Regeln spielte. An die Gebote des Ordens glaubten doch sowieso nur die Bankdrücker, die gerade neben ihm so demütig <text:span text:style-name="T633">herum wippten</text:span> und nichts von wahrer Größe verstanden. J‘zharr, der Gott der sie erlassen hatte, und den sie alle verehrten, war seit einigen hundert Jahren tot – und trotzdem hielten diese Idioten sich noch an seine Regeln. Von ihnen war nichts großes zu erwarten.</text:p>
      <text:p text:style-name="P304">Thorn war der beste, weil er das beste Netzwerk hatte. Er wusste <text:span text:style-name="T633">Bescheid</text:span>, wer die besten Zutaten verkaufte, <text:span text:style-name="T650">wo man an das reinste Bor kam, welches Brocken gerade besonders beliebt war</text:span>. <text:span text:style-name="T650">Keiner der anderen </text:span>Inquisitoren <text:span text:style-name="T650">wusste so gut </text:span>über Bor <text:span text:style-name="T633">Bescheid wie er.</text:span> <text:span text:style-name="T650">D</text:span>ie Substanz interessierte ihn, brennend sogar.</text:p>
      <text:p text:style-name="P304">Eine Bor-Mischung, mit der man jemanden blenden, ein Verbrechen vergessen oder sich selbst schützen konnte, erfor<text:soft-page-break/>derte immer eine Portion reines Bor, und eine Zutat, die den genauen Effekt bestimmte. Das was der Orden gemeinhin als <text:span text:style-name="T681">Alchemie</text:span> bezeichnete, war eine <text:span text:style-name="T681">einfache </text:span><text:span text:style-name="T298">Bor-</text:span>Verbindung, mystisch aufgeladen durch die ketzerische Einbeziehung unheiliger Tiere, Halluzinogener Substanzen und gesellschaftliche<text:span text:style-name="T634">m</text:span> Tabu.</text:p>
      <text:p text:style-name="P304">Indem Thorn wusste, wer die anderen Zutaten verkaufte, <text:span text:style-name="T602">und</text:span> sie <text:span text:style-name="T602">dann </text:span>erpresste oder mit ihnen kooperierte, um ihnen mit der Konkurrenz zu helfen, kam er immer an genug Bor-Fabrikanten heran, um Erfolge vorweisen zu können. Sogar ein wenig Schutzgeld hatte er so durch seine Arbeit beiseite legen können.</text:p>
      <text:p text:style-name="P304">Er machte sich keine Illusionen. Der Orden verdammte <text:span text:style-name="T681">Alchemie</text:span>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text:span text:style-name="T681">alchemisten</text:span> ihr Glück wagten, desto mehr konnte er glänzen.</text:p>
      <text:p text:style-name="P304">Und so konnte er innerlich nur noch lachen, wenn er all die Inquisitoren um sich herum sah, wie sie fromm hin und her wippten. Abschätzig musterte er die steinernen Gesichter, die sie in ihrer Demut bewahrten, und aus denen jeder Impuls verschwunden war.</text:p>
      <text:p text:style-name="P258">Kein Impuls, kein Ehrgeiz. Ich werde mir meine Größe jedenfalls nicht nehmen lassen. <text:span text:style-name="T470">Eure Demut ist Schwäche, keine Zurückhaltung. Ihr wollt nicht heraus stechen, weil ihr es nicht könnt. Und so werdet ihr nie führen. </text:span><text:span text:style-name="T137">Nicht, dass es ihn störte, dass sie keine Konkurrenz darstellten; so konnten sie einen Thorn von Hartlingen an ihrer Spitze umso besser gebrauchen.</text:span></text:p>
      <text:p text:style-name="P259"><text:span text:style-name="T68">Er hieß nicht wirklich Thorn von Hartlingen. Seitdem die Privilegien des Adels abgeschafft worden waren, musste er sich mit Thorn Hartlingen zufrieden geben, doch er nahm diese Demütigung nicht hin. </text:span><text:span text:style-name="T138">Er erlaubte seinen Untergebenen nicht, </text:span><text:soft-page-break/><text:span text:style-name="T138">dass „von“ wegzulassen. Sie sollten mit jedem Satz spüren, dass er wichtiger war als sie.</text:span></text:p>
      <text:p text:style-name="P259"><text:span text:style-name="T138">Um den Namen seiner Familie ging es ihm dabei nicht.</text:span><text:span text:style-name="T68"> Er war der letzte seiner Familie, der noch am Leben war, und würde seine Blutlinie wohl kaum weiterführen. Den Inquisitoren war es verboten, </text:span><text:span text:style-name="T138">Sex zu haben</text:span><text:span text:style-name="T68">. </text:span><text:span text:style-name="T138">Thorn vermisste es nicht. Er zog es vor, seine Macht anders auszuüben.</text:span></text:p>
      <text:p text:style-name="P260"><text:span text:style-name="T138">W</text:span><text:span text:style-name="T68">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260"><text:span text:style-name="T68">Oder Raft? Der Ratsinquisitor saß in der vordersten Reihe, und gegen ihn hatte Thorn eine besondere Abneigung. Alle im Orden lobten sei</text:span><text:span text:style-name="T154">nen Eifer</text:span><text:span text:style-name="T68">, </text:span><text:span text:style-name="T154">wenn</text:span><text:span text:style-name="T68"> er den Rat der Stadt Lagon immer wieder mit seinen kritischen Einwürfen zur Frömmigkeit rief. </text:span>Eine moralische Instanz<text:span text:style-name="T68">,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260">Vor allem ist er mir im Weg. Solange seine <text:span text:style-name="T531">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04">Der Inquisitor, der das Gebet anleitete, kam zum Ende seiner Litanei. Thorn spürte die Last von sich abfallen. Die gemeinsamen Gebete waren bedrückend, doch Thorn konnte sie nicht überspringen. Sie waren ein notwendiges Übel des Weges, den sein Vater ihm damals aufgezwungen hatte.</text:p>
      <text:p text:style-name="P710"><text:soft-page-break/><text:span text:style-name="T68">Die Ränge leerten sich, und </text:span><text:span text:style-name="T134">Thorn eilte zurück zu seinem Arbeitszimmer. Er nickte Inquisitor Orfan zu, als er an ihm vorbei eilen</text:span><text:span text:style-name="T135"> wollte – doch der sprach ihn an.</text:span></text:p>
      <text:p text:style-name="P305">„Entschuldige, Thorn. Hättest du für einen Moment Zeit?“</text:p>
      <text:p text:style-name="P710"><text:span text:style-name="T134">Orfan war mit Abstand der langweiligste, gutgläubigste Narr, der im Orden so herumlief. </text:span><text:span text:style-name="T239">I</text:span><text:span text:style-name="T134">n seiner naiven Frömmigkeit war </text:span><text:span text:style-name="T228">es </text:span><text:span text:style-name="T134">seine Aufgabe, den Novizen Unterricht in Mythologie zu erteilen. Thorn hatte dafür nichts übrig. </text:span><text:span text:style-name="T239">D</text:span><text:span text:style-name="T134">ie Novizen, die </text:span><text:span text:style-name="T239">für ihn arbeiteten</text:span><text:span text:style-name="T134">, wussten besser nicht genug über die Theorie ihres Glaubens, um seine Methoden zu hinterfragen. </text:span><text:span text:style-name="T135">Doch Thorn konnte ihm ein Gespräch nicht abschlagen. „Selbstverständlich, Orfan. Worum geht es?“</text:span></text:p>
      <text:p text:style-name="P305">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305">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261"><text:span text:style-name="T68">Orfan </text:span><text:span text:style-name="T136">beeilte sich, sich für die Störung zu entschuldigen und versicherte, dass Thorns wichtige Tätigkeit natürlich Vorrang gegenüber dem Unterricht hatte. Thorn murmelte etwas und eilte weiter. Er hatte zu tun.</text:span></text:p>
      <text:p text:style-name="P306">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text:soft-page-break/>währt hatten.</text:p>
      <text:p text:style-name="P307">Als er <text:span text:style-name="T602">die Tür öffnete und den Raum</text:span> betrat, <text:span text:style-name="T602">grüßte Varg ihn mit einem schelmischen Lächeln. <text:s/>Eigentlich hätte er seine Robe tragen müssen, in einem dunklen schwarz, im Gegensatz zu der braunen Robe, die Thorn trug. Doch er trug normale Alltagskleidung. Immerhin war er gerade inkognito im siebten Bezirk unterwegs gewesen. Seine kurzen blonden Haare passten perfekt zu dem Stolz, der auf seinen Wangen stand.</text:span></text:p>
      <text:p text:style-name="P308">Der Grund für sein stolzes Lächeln war wohl der dritte Mann im Raum: auf einem Stuhl saß ein schlecht rasierter Mann Anfang zwanzig. Er schien nicht ganz bei sich zu sein, starrte ins Leere, <text:span text:style-name="T651">und murmelte </text:span>irgendetwas vor sich hin. Er war ähnlich gekleidet wie Varg, mit einem Unterschied: seine Hände waren gefesselt.</text:p>
      <text:p text:style-name="P309">Thorn tadelte Varg. „Ich habe nur davon gesprochen, ihn zu beschatten. Von einer Festnahme habe ich nichts gesagt. Kannst du nicht einmal klare Befehle befolgen?“</text:p>
      <text:p text:style-name="P309">Das Lächeln wich sofort aus Vargs Gesicht. „Aber, Meister… ich habe ihn nicht einmal festgenommen. Er ist freiwillig mitgekommen! So sehr auf Brocken ist er, er wollte, dass ich ihn irgendwo hinbringe. Er fühlt sich verfolgt, hat er gesagt, und dass es ihm nicht gut geht, ob ich ihm viel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309">Thorn verdrehte die Augen. „Du weißt, was ich meine. <text:span text:style-name="T603">Jetzt können wir ihn nicht mehr beschatten, um an seine Hintermänner zu kommen. Wir müssen wieder von vorne anfangen.“</text:span></text:p>
      <text:p text:style-name="P310">Varg kratzte sich verlegen im Nacken. „Ja, ich weiß – aber was hätte ich machen sollen? Er hat mich um Hilfe gebeten. Ist es nicht eine Tugend des Ordens, denen in Not zu helfen?“</text:p>
      <text:p text:style-name="P310">Thorns Stimme war leiste, doch vernichtend. „Ich wünschte, du würdest deine Pflicht so gewissenhaft erfüllen, wie du dir <text:soft-page-break/>die Gesetze des Ordens zurechtbiegst.“</text:p>
      <text:p text:style-name="P262">Das Privileg, die Gesetze des Ordens zu biegen, liegt bei mir. <text:span text:style-name="T652">Du tust </text:span>gefälligst, was ich <text:span text:style-name="T652">dir</text:span> auftrage, <text:span text:style-name="T68">dachte Thorn.</text:span></text:p>
      <text:p text:style-name="P310">Varg zuckte mit den Achseln. „Nun, zumindest redet er wie ein Wasserfall. Wenn du ihm die richtigen Fragen stellst, solltest du mindestens so viel aus ihm herauskriegen, wie wenn ich noch einen Monat hinter ihm her gerannt wäre.“</text:p>
      <text:p text:style-name="P262"><text:span text:style-name="T68">Das genügte Thorn. Er stellte sich vor den Mann, </text:span><text:span text:style-name="T218">griff ihm ins Gesicht</text:span><text:span text:style-name="T68"> und hielt ihn am Kinn fest. Ihm blieb gar nichts anderes übrig, als Thorn anzuschauen. Sofort hörte er damit auf, unverständliches Zeug vor sich hin zu murmeln. „Wer bist du?“, fragte Thorn.</text:span></text:p>
      <text:p text:style-name="P310">Der Mann stockte, als <text:span text:style-name="T652">er </text:span>versuchte sich daran zu erinnern, wie man log. Es fiel ihm nicht ein. „Ich… ich bin Mutt. Ein ehrbarer Dieb, glaube ich.“</text:p>
      <text:p text:style-name="P310">Varg fiel dazwischen. „Ja, du hast so eine Mütze in deiner Jacke. Dass du ein Dieb bist, wissen–“, doch Thorn brachte ihn mit einer Handbewegung zum verstummen.</text:p>
      <text:p text:style-name="P310">„Gut. Und für wen arbeitest du?“ Thorn begann, weicher zu sprechen. Er wollte ihn nicht verunsichern. Sein berauschter Geist war offensichtlich in Aufruhr; Thorn wollte, dass die richtigen Dinge an die Oberfläche sprudelten.</text:p>
      <text:p text:style-name="P262"><text:span text:style-name="T68">„</text:span><text:span text:style-name="T218">Für Marcin natürlich. Der ist der beste im siebten Bezirk. Und er zahlt am besten. Du denn nicht?“, fragte er zurück, doch Thorn lächelte nur als Antwort. Ein Lächeln, das nicht bis zu den Augen reichte.</text:span></text:p>
      <text:p text:style-name="P262"><text:span text:style-name="T68">„</text:span><text:span text:style-name="T218">Marcin, soso. Du lieferst Brocken für ihn, nicht wahr?“</text:span></text:p>
      <text:p text:style-name="P311">Mutt lachte. „Aber das weißt du doch schon, oder? Marcin braucht viel davon. Dabei nimmt er es nicht einmal selbst! Eine Schande, er sollte es versuchen.“</text:p>
      <text:p text:style-name="P311">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311"><text:soft-page-break/>„Man glaubt gar nicht, dass er nur Leutnant ist! Er kennt eigentlich jeden. Der Hauptmann, Kenin, ist viel jünger als er, doch Marcin macht nichts dagegen, dass er über ihm steht.“</text:p>
      <text:p text:style-name="P311">„Ist das denn ungewöhnlich?“ Thorn bohrte nach.</text:p>
      <text:p text:style-name="P311">„Natürlich! Marcin wäre ein viel besserer Hauptmann. Kenin ist ziemlich viel drauf und genießt das Leben, während seine Leutnants die ganze Arbeit machen. Aber vielleicht ist das ja der Job eines Hauptmanns.“</text:p>
      <text:p text:style-name="P311">„Du lieferst also nicht an Kenin, sondern direkt an Marcin?“</text:p>
      <text:p text:style-name="P312">Mutt lachte berauscht. „Ja, wie gesagt, Kenin hält sich da voll raus. Kümmert sich mehr um Prostitution, wenn du verstehst, was ich meine.“ Er lachte immer lauter, es wirkte unnatürlich.</text:p>
      <text:p text:style-name="P312">Thorn war beunruhigt. „Und von wem kriegst du dein Zeug?“, fragte er, um Mutt wieder auf die richtige Spur zu bringen. Doch Mutt lachte nur weiter und weiter.</text:p>
      <text:p text:style-name="P312">„Ihr wisst schon, wer würde nicht lieber mit den Huren, na?“, und es wurde schriller.</text:p>
      <text:p text:style-name="P312">Thorn nickte Varg zu. Der trat vor und gab Mutt eine Ohrfeige. „Wirst du wohl seine Frage beantworten?“</text:p>
      <text:p text:style-name="P312">Mutt war wie vom Donner getroffen. Er wollte zurückschlagen, doch seine Hände waren gefesselt. Sein Gesicht fror ein, als er feststellte, dass er seine Hände nicht bewegen konnte.</text:p>
      <text:p text:style-name="P263">Oh. Das wird wohl nichts mehr mit der Frage.</text:p>
      <text:p text:style-name="P312">„Du… warum hast du mich gefesselt? Und, warum hast du da eine… eine Robe an?“ Mutts Augen wurden groß, als ihm eine Erkenntnis kam.</text:p>
      <text:p text:style-name="P312">Thorn sah, wie Mutt wütend wurde.</text:p>
      <text:p text:style-name="P263">Oh, er ist auf Brocken. Das ist gar nicht gut, vor allem bei der Dosis, die er genommen hat.<text:span text:style-name="T68"> Brocken war die beliebteste Droge Lagons, doch sie hatte einige Nachteile – zum Beispiel, dass emotionale Ausbrüche auf Brocken zu </text:span><text:span text:style-name="T247">alchemischen</text:span><text:span text:style-name="T68"> Entladungen führten. </text:span><text:span text:style-name="T219">Vorsorglich zückte Thorn seinen Flammensplitter – vielleicht würde er eingreifen müssen.</text:span></text:p>
      <text:p text:style-name="P263"><text:span text:style-name="T68">Varg war nicht so vorsichtig. Er griff Mutt am Kragen </text:span><text:span text:style-name="T219">und </text:span><text:soft-page-break/><text:span text:style-name="T219">schrie ihn an. „Das hat dich einen Scheiß zu interessieren. Woher kriegst du deine Lieferungen!?“</text:span></text:p>
      <text:p text:style-name="P313">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313">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313">Der Dieb war aufgesprungen, und gegen die Tür gerannt, doch öffnen konnte er sie mit gefesselten Händen nicht. Er blickte über die Schultern und starrte intensiv auf seine Fesseln – bis Rauch von ihnen aufstieg, und sie zu schmoren begannen.</text:p>
      <text:p text:style-name="P264">Er benutzt wieder Feuer? Ihn werde ich leeren.<text:span text:style-name="T68"> Thorn hob seinen Flammensplitter.</text:span></text:p>
      <text:p text:style-name="P313">Mutts Augen wurden groß, als die Fesseln plötzlich dunkelrot aufflammten. Das war nicht mehr die leichte Glut, die er sich herbeifantasiert hatte. Er riss die Hände auseinander, teils um sich zu befreien, teils, weil er die Hitze nicht ertrug.</text:p>
      <text:p text:style-name="P313">Die Überreste der Fesseln fielen zu Boden, doch seine Handgelenke brannten weiter.</text:p>
      <text:p text:style-name="P264">Die meisten legen keine Fantasie in ihre Flammen. <text:span text:style-name="T68">Doch jeder Brand war ein Kunstwerk.</text:span></text:p>
      <text:p text:style-name="P313">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text:soft-page-break/>keit, als sich die Flammen durch das junge Gesicht fraßen.</text:p>
      <text:p text:style-name="P313">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265">Diese Macht.</text:p>
      <text:p text:style-name="P264"><text:span text:style-name="T68">Die Schreie hörten irgendwann auf und der verkohlte Körper stürzte zu Boden. Thorn ließ die Flammen ersterben, doch Varg begann zu husten und stürzte zum Fenster, um den Rauch nach draußen zu lassen. Die Tür wurde ebenfalls aufgerissen, </text:span><text:span text:style-name="T220">und einige Inquisitoren mit erhobenen Flammensplittern standen vor dem Zimmer – kopflos rein rennen wollten sie allerdings nicht, vor allem, da die Rauchwolke, die ihnen entgegen schlug, die Sicht verhinderte.</text:span></text:p>
      <text:p text:style-name="P314">Thorn ließ den Arm sinken, während er wartete, dass der Rauch sich verzog. „Hier ist Thorn von Hartlingen, die Lage ist unter Kontrolle.“</text:p>
      <text:p text:style-name="P314">Von draußen rief jemand. „Was ist passiert? Braucht jemand einen Segen?“</text:p>
      <text:p text:style-name="P314">Varg hatte zu husten aufgehört. „Nein, er wurde bereits gereinigt. Alles in Ordnung, wir sind okay.“</text:p>
      <text:p text:style-name="P314">„Wer?“</text:p>
      <text:p text:style-name="P314">Thorn räusperte sich. „Ein Dieb, des Brockenschmuggels angeklagt. Er leistete Widerstand gegen sein Verhör und das Brocken in ihm setzte Novizen Varg in Brand. Ich musste eingreifen. Der Angeklagte wurde gereinigt.“</text:p>
      <text:p text:style-name="P314">Es war ein guter Tag, ein Inquisitor zu sein.</text:p>
      <text:p text:style-name="P266"/>
      <text:h text:style-name="Heading_20_1" text:outline-level="1"><text:bookmark-start text:name="__RefHeading___Toc11756_710709543"/><text:a xlink:type="simple" xlink:href="#__RefHeading__13968_2035619654" text:style-name="Index_20_Link" text:visited-style-name="Index_20_Link"><text:span text:style-name="T479">Dania – </text:span></text:a><text:a xlink:type="simple" xlink:href="#__RefHeading__13968_2035619654" text:style-name="Index_20_Link" text:visited-style-name="Index_20_Link"><text:span text:style-name="T480">trifft sich mit Stepanie, </text:span></text:a><text:a xlink:type="simple" xlink:href="#__RefHeading__13968_2035619654" text:style-name="Index_20_Link" text:visited-style-name="Index_20_Link"><text:span text:style-name="T479">versucht einen Kunden zu bestehlen</text:span></text:a><text:bookmark-end text:name="__RefHeading___Toc11756_710709543"/></text:h>
      <text:p text:style-name="P359"/>
      <text:p text:style-name="P361">Die Straßen des siebten Bezirks waren grausam zu ihren Fü<text:soft-page-break/>ßen. <text:span text:style-name="T471">Dania hatte sich nie ganz daran gewöhnt. Ihre nackten, aufgeschundenen Fußsohlen schmerzten, wie immer, wenn sie nüchtern war.</text:span></text:p>
      <text:p text:style-name="P361"><text:span text:style-name="T471">I</text:span>n <text:span text:style-name="T471">den reicheren </text:span>Bezirken bestanden die Straßen <text:span text:style-name="T471">aus fest gestampfter trockener Erde, aus Brettern, die einen eine Handbreit über dem allgemeinen Unrat entlang 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62">Eine schlechte Mixtur, wenn man keine Schuhe besaß, um sich vor den Scherben, Metallsplittern <text:s/>und sonstigem Müll zu schützen, <text:span text:style-name="T476">die sich darin verbargen</text:span>. Und Dania hatte solange sie denken konnte keine Schuhe mehr besessen.</text:p>
      <text:p text:style-name="P363">Sie hatte gelernt, die Straße mit ihren Fußsohlen zu lesen. Sie konnte die Gassen des siebten Bezirks blind voneinander unterscheiden, eine Fähigkeit, die sehr nützlich war, wenn man seinen Lebensunterhalt nachts verdiente. Licht gab es hier nach Sonnenuntergang keines, wenn <text:span text:style-name="T653">nicht irgendwo etwas</text:span> brannte. So war sie auf das Wissen ihrer Füße angewiesen.</text:p>
      <text:p text:style-name="P363">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711"><text:span text:style-name="T523">Also machte sie sich auf die Suche nach ein wenig Brocken. Die ehrbaren Diebe, </text:span><text:span text:style-name="T524">die</text:span><text:span text:style-name="T523"> das Brocken auf der Straße verkaufte</text:span><text:span text:style-name="T524">n</text:span><text:span text:style-name="T523">,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text:span><text:soft-page-break/><text:span text:style-name="T523">des Viertels verkauft wurde.</text:span></text:p>
      <text:p text:style-name="P363">Sie ging so schnell sie eben konnte, ohne sich zu verletzen, voller Erwartung an den Rausch. <text:span text:style-name="T472">Als sie um eine Ecke bog, wäre sie fast in jemanden hinein gerannt; doch sie hielt rechtzeitig an und konnte es vermeiden, das Gleichgewicht zu verlieren und in den Unrat auf dem Boden zu fallen.</text:span></text:p>
      <text:p text:style-name="P363">„<text:span text:style-name="T472">Dania? Das ist ja ein Zufall! Schön, dich zu sehen.“ Die Frau stellte ihre Tasche auf eine trockene Stelle am Boden, um sie zu umarmen.</text:span></text:p>
      <text:p text:style-name="P363"><text:span text:style-name="T472">Dania freute sich auch, sie zu sehen. </text:span>„<text:span text:style-name="T472">Hallo Stepanie! Was machst du denn im siebten Bezirk, wohnst du jetzt nicht im achten?“</text:span></text:p>
      <text:p text:style-name="P364">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64">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text:span text:style-name="T754">sich </text:span>gerne mal ein bisschen Tratsch <text:span text:style-name="T754">an</text:span>.</text:p>
      <text:p text:style-name="P364">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64">Stepanie <text:span text:style-name="T473">berührte </text:span>sie <text:span text:style-name="T473">fürsorglich </text:span>am Arm. „Hast du noch nie darüber nachgedacht, dir einen professionellen Zuhälter zuzulegen? <text:span text:style-name="T473">Hunnar erzählt mir ja nicht viel von seiner Arbeit… ist </text:span><text:soft-page-break/><text:span text:style-name="T473">vielleicht auch besser so. Aber die könnten dich beschützen, und du müsstest auch nicht in so einem Fetzen herumlaufen. Wäre das nicht sicherer? Du weißt doch, dass ich mir immer Sorgen um dich mache.“</text:span></text:p>
      <text:p text:style-name="P365">„Klar erzählt dir Hunnar nicht viel. Wenn ich mit dir verheiratet wäre, würdest du auch nichts von meiner Arbeit erfahren!“ Sie lachte schelmisch.</text:p>
      <text:p text:style-name="P365">Stepanie verdrehte die Augen. „Du weißt, was ich meine. Und rede nicht schlecht über ihn, er kümmert sich vorbildlich um mich.“</text:p>
      <text:p text:style-name="P366">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7">„Ich verstehe das nicht, wenn ich auch nur einen Splitter deiner Schönheit abbekommen hätte, hätte ich dutzende Männer wie Hunnar um mich herum, die mich den ganzen Tag bewirten und mir Weintrauben zu essen geben. <text:span text:style-name="T475">Womit </text:span>habe ich mit meine<text:span text:style-name="T475">n dicken Armen und klobigen Gesicht so einen fürsorglichen Mann verdient?“ Stepanie hatte ehrliches Unverständnis ins Gesicht geschrieben. Es schmeichelte ihrem hervorstehenden Kinn, der Quelle von Stepanies Unsicherheit.</text:span></text:p>
      <text:p text:style-name="P366">„<text:span text:style-name="T475">Weil du viel besser aussiehst, als du dir einredest. Und großzügig und herzlich bist du noch dazu.</text:span> <text:span text:style-name="T475">Aber w</text:span>enn ich zu den Dieben hier im siebten gehe, wollen die achtzig Prozent und ich darf das Haus nicht mehr verlassen. Nein danke. Dein Mann mag dich lieben, aber Huren sind für einen Dieb alle gleich. Und <text:span text:style-name="T476">ich werde nie wieder zulassen, dass ein Mann so viel Kontrolle über mein Leben hat</text:span>.“</text:p>
      <text:p text:style-name="P365">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text:soft-page-break/>gesetzt wurde, aber ein <text:span text:style-name="T653">Geschäft</text:span> war für sie heilig. Und wenn alle anderen Huren unter ihrem Schutz achtzig Prozent ihres Einkommens abgeben mussten, würde <text:span text:style-name="T476">Dania</text:span> das auch tun müssen. <text:span text:style-name="T641">Und dass</text:span> sie die Frau eines <text:span text:style-name="T474">ehrbaren Diebes mittleren Ranges kannte, würde absolut nichts daran ändern.</text:span></text:p>
      <text:p text:style-name="P367">Dania wechselte das Thema. „Wie geht es eigentlich Mia im achten Bezirk?“</text:p>
      <text:p text:style-name="P367">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7">Dania kicherte. „Stimmt, im achten gibt es diesen komischen Magister, nicht wahr? Hat der nicht ein paar Macken?“</text:p>
      <text:p text:style-name="P367">„Mein Mann freut sich, dass er so nachlässig ist. Von seinen Milizen haben sie eigentlich gar nichts zu befürchten. Und das <text:span text:style-name="T798">wenige </text:span>Steuergeld, dass er <text:span text:style-name="T798">noch </text:span>einnimmt, verwendet er noch, um Spielgeräte für Kinder zu bauen. Alles in allem eine friedliche Atmosphäre, wir haben echt Glück, einen Magister zu haben, der nicht die Hälfte de<text:span text:style-name="T590">r Steuern </text:span>in seinen eigenen Taschen verschwinden lässt <text:span text:style-name="T476">und dann noch seine Miliz auf die Bevölkerung hetzt, wie der Magister im siebten</text:span>.“</text:p>
      <text:p text:style-name="P367">Dania verstand nichts von Politik, lachte aber trotzdem mit Stepanie. Sie war gelöst durch die Unterhaltung. Stepanie war eine gute Freundin, und taktvoll vermied sie es, die blauen Flecken auf Danias Armen anzusprechen. <text:span text:style-name="T475">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8"><text:soft-page-break/>Stepanie klopfte ihr auf die Schulter. „Du, ich muss langsam wieder zurück zu meiner Tochter. Hat mich gefreut, dich zu sehen! Pass auf dich auf, und sag <text:span text:style-name="T633">Bescheid</text:span>, wenn du etwas brauchst. Bewahr dir deine Unabhängigkeit. Und kauf dir doch auch mal etwas zu Essen, nicht nur Brocken!“ Mit diesen Worten steckte sie Dania ein paar Flammlinge zu.</text:p>
      <text:p text:style-name="P368">Dania bedankte sich begeistert und umarmte sie zum Abschied. „Ich besuche euch alle. Demnächst.“</text:p>
      <text:p text:style-name="P368">Sie verabschiedeten sich und Dania ging mit leichtem Schritt weiter. Vielleicht würde sie Stepanie und ihre Familie öfter sehen, wenn sie geglaubt hätte, dass sie ihre <text:span text:style-name="T477">Zuneigung</text:span> verdient hatte. Ihre Herzlichkeit hatte einen bitteren Beigeschmack für Dania – die Gewissheit, dass sie nie ein so sorgloses Leben würde führen können, wie ihre Freundin.</text:p>
      <text:p text:style-name="P368">Danias Leben bestand aus Schmutz, Abfall und Gewalt. Und sie wusste, dass sie es verdient hatte. Das war das Leben, das Frauen <text:span text:style-name="T641">in Lagon </text:span>eben blühte, wenn sie unabhängig bleiben wollten.</text:p>
      <text:p text:style-name="P369">Dania hatte noch eine andere Freude im Leben, und das war Brocken. <text:span text:style-name="T1">Lustig, wie so vieles in meinem Leben mit Unrat zu tun hat.</text:span><text:span text:style-name="T68"> Brocken war die beliebteste Droge Lagons, und wurde gewonnen, indem man die Exkremente eines Wombats zu einem festen Klumpen kochte. Von diesem Klumpen brach man dann einzelne Stückchen ab, daher der </text:span><text:span text:style-name="T233">Name</text:span><text:span text:style-name="T68"> der Droge.</text:span></text:p>
      <text:p text:style-name="P369"><text:span text:style-name="T68">Dania hatte noch nie einen Wombat gesehen, und bisher nur von den mystischen Tieren gehört. Ihnen wurde nach gesagt, dass sie J‘zharr die Flamme getötet hatten, </text:span><text:span text:style-name="T267">den Gott des Ordens</text:span><text:span text:style-name="T68">. Ihr</text:span><text:span text:style-name="T247">e Körperflüssigkeiten hatten alchemische</text:span><text:span text:style-name="T68">, </text:span><text:span text:style-name="T229">aufputschende</text:span><text:span text:style-name="T68"> und bewusstseinserweiternde Eigenschaften. </text:span><text:span text:style-name="T247">S</text:span><text:span text:style-name="T68">ie wurden nur für ihre Existenz vom Orden gejagt, die die Tiere bis aufs letzte Exemplar ausrotten wollten, bis die gesamte Insel, auf der </text:span><text:span text:style-name="T141">der Stadtstaat </text:span><text:span text:style-name="T68">Lagon sich befand, frei von Bor und Brocken war.</text:span></text:p>
      <text:p text:style-name="P315">Der Orden der Flamme war neben den ehrbaren Dieben die größte Gefahr, der Dania sich im Alltag ausgesetzt sah. Die <text:soft-page-break/>Diebe mochten sie in ein Bordell stecken und den Großteil des Lohns abnehmen, wenn sie sie bei der Arbeit erwischten. Indem sie ab und zu einem von ihnen eine Gefälligkeit erwies, ließ sich das jedoch abwenden.</text:p>
      <text:p text:style-name="P315">Doch die Inquisition sah es als ihre Aufgabe an, Prostitution, <text:span text:style-name="T635">Homosexualität,</text:span> <text:span text:style-name="T681">Alchemie</text:span> und Drogenkonsum in ganz Lagon auszurotten, und <text:span text:style-name="T635">die Hälfte davon war fester Bestandteil von</text:span> Danias Alltag. Wenn die Inquisitoren sie fanden, würden sie sie mit ihren Flammensplittern reinigen, bis sie nur noch ein Häufchen Asche war. Den ehrbaren Dieben wich sie aus, doch vor der Inquisition hatte sie blanke Angst.</text:p>
      <text:p text:style-name="P316">Sie betrat den Hinterhof, in dem die ehrbaren Diebe ihre Geschäfte abwickelten. In der Mitte des Hofs stand ein Mann mit einer Ballonmütze, die den ehrbaren Dieben als Erkennungszeichen diente. <text:span text:style-name="T641">A</text:span>n der Wand lehnte ein Junge. Beide waren offensichtlich bewaffnet.</text:p>
      <text:p text:style-name="P369"><text:span text:style-name="T68">Sie drückte dem Verkäufer ein paar Flammlinge in die Hand. Der gab </text:span><text:span text:style-name="T139">dem </text:span><text:span text:style-name="T68">Jungen, der </text:span><text:span text:style-name="T139">sich betont lässig gab</text:span><text:span text:style-name="T68">, ein Zeichen. </text:span><text:span text:style-name="T139">Der Junge </text:span><text:span text:style-name="T68">zog ein paar Brocken aus der Tasche und drückte sie Dania in die Hand. </text:span><text:span text:style-name="T139">Dann ging er um die Ecke, wohl um Nachschub zu holen. Ein ausgeklügeltes System, um zu verhindern, dass sie bei einem Überfall viel Brocken zu verlieren hatten.</text:span></text:p>
      <text:p text:style-name="P712"><text:span text:style-name="T498">Dania grüßte und verließ den Hof. </text:span><text:span text:style-name="T499">Bald würde</text:span><text:span text:style-name="T498"> es dunkel </text:span><text:span text:style-name="T499">werden</text:span><text:span text:style-name="T498">. Das begrüßte sie. Dann konnte sie beginnen, sich eine verlassene Hütte zu suchen, in der sie heute arbeiten würde.</text:span></text:p>
      <text:p text:style-name="P370"><text:span text:style-name="T68">Der siebte Bezirk bestand größtenteils aus windschiefen, selbst gebauten Holzhütten. Immer wieder brannte eine ab, weil jemand beim Kochen nicht aufpasste, und </text:span><text:span text:style-name="T141">das Feuer griff dann um sich. S</text:span><text:span text:style-name="T68">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71"><text:soft-page-break/><text:span text:style-name="T68">Viele dieser Hütten waren verlassen. Die meisten Bewohner des siebten Bezirks versuchten, nicht lange hier zu bleiben, und einen Job im fünften Bezirk zu ergattern, wo billige Arbeitskräfte gern gesehen waren. </text:span><text:span text:style-name="T238">D</text:span><text:span text:style-name="T140">ie </text:span><text:span text:style-name="T68">Miliz, </text:span><text:span text:style-name="T140">die mit drakonischer Willkür versuchte, gegen die Diebe anzukommen, war für einige vorzeitige Tode in der Bevölkerung verantwortlich; a</text:span><text:span text:style-name="T68">ußerdem grassierten Krankheit </text:span><text:span text:style-name="T140">und</text:span><text:span text:style-name="T68"> Raubüberfälle, </text:span><text:span text:style-name="T140">die </text:span><text:span text:style-name="T68">die Bewohner am laufenden Band </text:span><text:span text:style-name="T140">dezimierten</text:span><text:span text:style-name="T68">.</text:span></text:p>
      <text:p text:style-name="P317">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16">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72"><text:span text:style-name="T68">Zeit, sich eine Straßenecke zu suchen, an der viele einsame Männer, aber wenige ehrbare Diebe vorbei kamen. Es gab nicht viele dieser Ecken. </text:span><text:span text:style-name="T141">S</text:span><text:span text:style-name="T68">ie musste sie ständig wechseln. </text:span><text:span text:style-name="T141">D</text:span><text:span text:style-name="T68">och es gab auch nicht viele freie Huren wie sie, und so erwartete sie keine Probleme mit Konkurrentinnen.</text:span></text:p>
      <text:p text:style-name="P372"><text:span text:style-name="T68">Die Männer waren natürlich ein anderes Kaliber. Sie hatte verschiedene Kunden; Laufkundschaft, die sich spontan zu einer Nacht mit ihr entschieden, war am seltensten und am angenehmsten. </text:span><text:span text:style-name="T240">Stammkunden hatte sie keine. </text:span><text:span text:style-name="T68">Die meisten Männer, </text:span><text:span text:style-name="T240">die zu ihr kamen,</text:span><text:span text:style-name="T68"> konnten sich ein Bordell der ehrbaren Diebe entweder nicht leisten oder </text:span><text:span text:style-name="T140">hatten dort Hausverbot.</text:span></text:p>
      <text:p text:style-name="P318">Kein Wunder also, dass sie von ihrer Arbeit so viele blaue Flecken davon trug. Bisher hatte sie wenigstens nie bleibende Verletzungen erlitten, doch sie konnte es sich nicht leisten, zu warten, bis sie von selbst weggingen, und setzte lieber auf die <text:soft-page-break/>Dunkelheit.</text:p>
      <text:p text:style-name="P373"><text:span text:style-name="T68">Bevor sie losging</text:span><text:span text:style-name="T141">,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267">Endlich. Zwei Tage ist es schon her.<text:span text:style-name="T68">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19">Sie machte sich eine Line bereit und zog sie durch die Nase.</text:p>
      <text:p text:style-name="P268">Das angenehme Kribbeln.<text:span text:style-name="T68"> </text:span><text:span text:style-name="T174">Erfüllung</text:span><text:span text:style-name="T68">. </text:span>Hihi, wenn man bedenkt, dass ich jetzt Tierscheiße in der Nase habe. Scheiße, innen wie außen.<text:span text:style-name="T68"> </text:span><text:span text:style-name="T174">Belustigung, Ruhe.</text:span> Es passt so gut.</text:p>
      <text:p text:style-name="P319"><text:span text:style-name="T546">Auch wenn es nur eine kleine Dosis ist, si</text:span>e <text:span text:style-name="T636">wird </text:span>einen großartigen Tag haben.</text:p>
      <text:p text:style-name="P268">Stepanie glaubt, dass ich hübsch bin.<text:span text:style-name="T68"> </text:span><text:span text:style-name="T174">Stolz.</text:span> Sie hat meine Flecken gar nicht gesehen. <text:span text:style-name="T68">Und richtig, als Dania ihre Arme ans</text:span><text:span text:style-name="T230">ieht</text:span><text:span text:style-name="T68">, </text:span><text:span text:style-name="T230">sind </text:span><text:span text:style-name="T68">sie verblasst; nur wenn man genau hins</text:span><text:span text:style-name="T230">ieht</text:span><text:span text:style-name="T68">, </text:span><text:span text:style-name="T230">sind </text:span><text:span text:style-name="T68">noch Schatten zu sehen. </text:span>Als würde ihre Herzlichkeit mich heilen.</text:p>
      <text:p text:style-name="P319">Sie <text:span text:style-name="T636">springt</text:span> auf. Jetzt erst mal ein, zwei einsame Männer von anderen Dingen heilen. Sie <text:span text:style-name="T636">greift</text:span> sich die kleine Handtasche, in der sich alle ihre Habseligkeiten bef<text:span text:style-name="T636">i</text:span>nden, schminkt sich, und verl<text:span text:style-name="T636">ässt</text:span> die Hütte.</text:p>
      <text:p text:style-name="P319">Es <text:span text:style-name="T636">ist </text:span>noch nicht ganz dunkel. Die Kreuzung <text:span text:style-name="T636">ist </text:span>noch leer, aber bald <text:span text:style-name="T636">werden </text:span>die ersten Nachtschwärmer hier durchkom<text:soft-page-break/>men. Zwei betrunkene Frauen schlendern vorbei. Dania <text:span text:style-name="T636">spricht </text:span>sie an, ob sie an ihren Diensten interessiert <text:span text:style-name="T636">sind</text:span>. Die beiden <text:span text:style-name="T636">verstehen </text:span>sie falsch und glauben, dass sie sie um etwas Schnaps b<text:span text:style-name="T636">ittet</text:span>. Entrüstet <text:span text:style-name="T636">zieht </text:span>die eine ihre Freundin weiter.</text:p>
      <text:p text:style-name="P319">Der nächste Mann entschuldigt sich mit Verweis auf seinen Ehering, die nächsten zwei würdigen sie nur eines abschätzigen Blickes und <text:span text:style-name="T636">gehen </text:span>nicht auf ihre Avancen ein. Langsam <text:span text:style-name="T636">werden </text:span>die Straßen wieder leerer.</text:p>
      <text:p text:style-name="P319">Dania <text:span text:style-name="T636">ist </text:span>nicht <text:span text:style-name="T636">die </text:span>geduldigste, doch die witzigen Farbkringel, die vor ihren Augen auf der Kreuzung auf und ab tanzen, <text:span text:style-name="T799">lenken sie ab</text:span>.</text:p>
      <text:p text:style-name="P268">Na, wollt ihr eure Zeit mit mir vertreiben, ihr Irrlichter? <text:span text:style-name="T174">Staunen</text:span><text:span text:style-name="T68">. Beinahe übers</text:span><text:span text:style-name="T230">ieht</text:span><text:span text:style-name="T68"> sie den nächsten Mann, der vorbei stolpert. Sie </text:span><text:span text:style-name="T230">riecht </text:span><text:span text:style-name="T68">seine Fahne, bevor sie ihn erblickt.</text:span></text:p>
      <text:p text:style-name="P320">Betrunkene <text:span text:style-name="T636">sind </text:span>oft ein guter Fang, doch dieser hier reagiert nicht auf ihre Ansprache. Er <text:span text:style-name="T636">scheint</text:span> sie in seinem Suff nicht zu bemerken.</text:p>
      <text:p text:style-name="P269">Es will mir sagen, dass hier ein schlechter Ort ist. Da bin ich mir sicher.<text:span text:style-name="T68"> Dania hat nie lesen gelernt, doch es </text:span><text:span text:style-name="T230">kann </text:span><text:span text:style-name="T68">ja sein, dass die Irrlichter Buchstaben in die Nacht schre</text:span><text:span text:style-name="T230">i</text:span><text:span text:style-name="T68">ben. </text:span>Können sie das, wenn es sie nur in meinem Kopf gibt?</text:p>
      <text:p text:style-name="P269"><text:span text:style-name="T68">Sie schlendert also zur nächsten Kreuzung. Hier </text:span><text:span text:style-name="T230">sind </text:span><text:span text:style-name="T68">mehr Leute unterwegs, und sie </text:span><text:span text:style-name="T230">beginnt </text:span><text:span text:style-name="T68">fleißig und überschwänglich, den vorbei laufenden Männern ihre Vorzüge anzupreisen. Hier </text:span><text:span text:style-name="T230">läuft </text:span><text:span text:style-name="T68">es erheblich besser, und es dauert kaum zehn Minuten, bis einer stehen bl</text:span><text:span text:style-name="T230">eibt</text:span><text:span text:style-name="T68">, und sie von oben bis unten mustert. </text:span><text:span text:style-name="T142">Er s</text:span><text:span text:style-name="T230">ieht</text:span><text:span text:style-name="T142"> besser aus als die meisten ihrer Kunden, wenn auch etwas beleibt.</text:span></text:p>
      <text:p text:style-name="P320">„Du leuchtest ja.“ stellt er verwundert fest.</text:p>
      <text:p text:style-name="P320">Dania wundert gar nichts mehr. „Willst du auch leuchten? Sieh es als Zeichen.“ <text:span text:style-name="T546">Freude, Offenheit. </text:span>Sie gl<text:span text:style-name="T636">eitet</text:span> langsam an ihn heran und l<text:span text:style-name="T636">ässt</text:span> ihn ihren Geruch schmecken. Sie flüstert ihm ins Ohr: „Du hast doch wohl ein wenig Zeit, oder? Du willst mich doch nicht enttäuschen.“</text:p>
      <text:p text:style-name="P320">Er <text:span text:style-name="T636">kann</text:span> nicht alle seine Reaktionen verbergen. „Wie viel?“, <text:soft-page-break/>fragt er nur.</text:p>
      <text:p text:style-name="P320">Dania n<text:span text:style-name="T636">ennt</text:span> ihm einen relativ hohen Preis, fügt dann aber an, dass sie bei seinem Aussehen <text:span text:style-name="T636">gerne </text:span>auch ein wenig damit herunter geh<text:span text:style-name="T636">t</text:span>. Er reagiert auf die Schmeichelei, viel Erfahrung mit Huren wie ihr sch<text:span text:style-name="T636">eint</text:span> er nicht zu haben. Also n<text:span text:style-name="T636">immt</text:span> sie ihn mit.</text:p>
      <text:p text:style-name="P320">An ihrer Hütte angekommen, <text:span text:style-name="T636">lässt </text:span>sie ihn machen. Sie hat keine Lust, wirklich die Initiative zu ergreifen. Die Männer <text:span text:style-name="T636">wissen </text:span>für gewöhnlich, was sie wollen, und <text:span text:style-name="T636">lassen </text:span>sich da ungern reinreden.</text:p>
      <text:p text:style-name="P269"><text:span text:style-name="T68">Schnell </text:span><text:span text:style-name="T230">sind </text:span><text:span text:style-name="T68">seine Hände überall. </text:span><text:span text:style-name="T142">Sie verlangt das Geld, bevor sie sich ausz</text:span><text:span text:style-name="T230">ieht</text:span><text:span text:style-name="T142">. Sie linst in seine Börse, als er die Münzen herausholt, und merkt, dass sie einen viel zu niedrigen Preis angesetzt hat. Wer </text:span><text:span text:style-name="T230">ist </text:span><text:span text:style-name="T142">dieser Mann, dass er so viel Bargeld dabei hat?</text:span></text:p>
      <text:p text:style-name="P270"><text:span text:style-name="T68">Gier. </text:span>Später vielleicht. Mal sehen.</text:p>
      <text:p text:style-name="P270"><text:span text:style-name="T143">Als s</text:span><text:span text:style-name="T68">ie </text:span><text:span text:style-name="T143">nackt </text:span><text:span text:style-name="T230">ist</text:span><text:span text:style-name="T143">, </text:span><text:span text:style-name="T68">knöpft </text:span><text:span text:style-name="T143">sie </text:span><text:span text:style-name="T68">sein Hemd auf. Er </text:span><text:span text:style-name="T230">hält </text:span><text:span text:style-name="T68">sie jedoch am Handgelenk fest und hindert sie daran. „Nein. So nicht.“ Er </text:span><text:span text:style-name="T230">stößt </text:span><text:span text:style-name="T68">ihre Hand weg. „Zu schmutzig.“ Er </text:span><text:span text:style-name="T230">zieht </text:span><text:span text:style-name="T68">es selbst aus.</text:span></text:p>
      <text:p text:style-name="P321"><text:span text:style-name="T546">Schmutzig. </text:span>Dania <text:span text:style-name="T636">ist </text:span>sofort tief beleidigt. Natürlich hat er Recht, sie <text:span text:style-name="T636">ist </text:span>schmutzig. Immerhin wohnt sie im siebten Bezirk. <text:span text:style-name="T546">Doch nun fühlt sie sich auch so.</text:span> Sofort leuchtet sie etwas weniger hell.</text:p>
      <text:p text:style-name="P270"><text:span text:style-name="T68">E</text:span><text:span text:style-name="T143">r legt sein Hemd sorgfältig zusammen auf den Tisch, der in der Ecke </text:span><text:span text:style-name="T230">steht</text:span><text:span text:style-name="T143">. Dania bezweifelt, dass es dort sauber bleib</text:span><text:span text:style-name="T230">t</text:span><text:span text:style-name="T143">, doch sagt nichts. „So, jetzt. Fass mich an.“ Sie bes</text:span><text:span text:style-name="T230">innt</text:span><text:span text:style-name="T143"> sich auf ihre Arbeit und </text:span><text:span text:style-name="T230">fährt </text:span><text:span text:style-name="T143">ihm durch die Brusthaare.</text:span></text:p>
      <text:p text:style-name="P271">Ich hasse Brusthaare. Tierchen.<text:span text:style-name="T68"> </text:span><text:span text:style-name="T174">Ekel. </text:span><text:span text:style-name="T68">Sie hat</text:span><text:span text:style-name="T231">te</text:span><text:span text:style-name="T68"> in ihrer Karriere einige Krabbeltierchen aus Brusthaaren gefischt. Dieser hier </text:span><text:span text:style-name="T231">schien</text:span><text:span text:style-name="T230"> </text:span><text:span text:style-name="T68">sauber zu sein. Doch ihrer Abneigung gegen Körperbehaarung </text:span><text:span text:style-name="T231">tat </text:span><text:span text:style-name="T68">das keinen Abbruch. Sie </text:span><text:span text:style-name="T231">zwang </text:span><text:span text:style-name="T68">sich, ihn zu küssen, während er ihre trockene Vulva entlang </text:span><text:span text:style-name="T231">fuhr</text:span><text:span text:style-name="T68">, in der Hoffnung, dass sie ein Kuss wenigstens etwas feucht mach</text:span><text:span text:style-name="T230">t</text:span><text:span text:style-name="T231">e</text:span><text:span text:style-name="T68">.</text:span></text:p>
      <text:p text:style-name="P322">Mit der anderen Hand <text:span text:style-name="T637">griff </text:span>er ihr an die Brust und drückt<text:span text:style-name="T637">e</text:span> <text:soft-page-break/>zu, ein wenig zu fest. Nach einer Weile, als sich bei ihr unten nichts regt<text:span text:style-name="T637">e</text:span>, <text:span text:style-name="T637">stieß </text:span>er sie mit dieser Hand von sich. „Los, leg dich hin“, bef<text:span text:style-name="T637">ahl</text:span> er ihr, während er seine Hose aufschnürt<text:span text:style-name="T637">e</text:span>.</text:p>
      <text:p text:style-name="P322">Sie feuchtet<text:span text:style-name="T637">e</text:span> einen Finger an und bemüht<text:span text:style-name="T637">e</text:span> sich selbst ein wenig, während sie ihm beim entkleiden zus<text:span text:style-name="T637">ah</text:span>. Sein Schwanz <text:span text:style-name="T637">war </text:span>nicht allzu groß, und sie <text:span text:style-name="T637">war </text:span>froh darüber. Er schien auf den ersten Blick auch gesund zu sein. Alles in allem würde es kein Problem werden. </text:p>
      <text:p text:style-name="P322">Er kniete sich nackt über sie und fühlte abermals, ob sie feucht genug war. Ungeduldig steckte er ihr zwei Finger in den Mund. Dania war unvorbereitet, doch gab sich alle Mühe, an ihnen zu lutschen, während sie brutal ihren Mund erforschten.</text:p>
      <text:p text:style-name="P322">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22">„Fass meinen Schwanz an. Er ist ja noch nicht einmal hart.“</text:p>
      <text:p text:style-name="P322">Dania beeilte sich, dem Folge zu leisten. Umso schneller würde er ihr Loch in Ruhe lassen. Seine Fingernägel waren wirklich unangenehm. Sie <text:span text:style-name="T654">beugte sich vor und</text:span> nahm ihn auch ein wenig in den Mund, und er wurde schnell größer, bis er ihn aus ihrem Mund riss und weitermachen wollte.</text:p>
      <text:p text:style-name="P271"><text:span text:style-name="T68">Er ergriff ihren Hintern mit beiden Händen und hob ihren Unterleib hoch. Sie teilte ihre Lippen mit den Fingern, und grob fand er ihre Öffnung. </text:span><text:span text:style-name="T144">Er kniete vor ihr, hielt sie auf Hüfthöhe, und stieß mit seinen Lenden rhythmisch zu. Dania fing routiniert zu stöhnen an.</text:span></text:p>
      <text:p text:style-name="P323">Dania musste sich mit ihren Ellenbogen in die Luft hieven, damit ihr Rücken nicht unbequem durch bog. Eine sehr anstrengende Stellung, doch der Kunde war König. Sie sprachen kein Wort, und sie konnte nur an seinem Grunzen ablesen, dass es ihm gefiel.</text:p>
      <text:p text:style-name="P272"><text:span text:style-name="T68">Das Brocken hatte mittlerweile seine Wirkung auf sie verlo</text:span><text:soft-page-break/><text:span text:style-name="T68">ren, dieser armselige Schwanz war ernüchternd. Sie sehnte sich nach noch einer Line, doch erst einmal musste sie diesen Typen zu Ende ficken. </text:span>Und er braucht sowieso schon viel zu lange.</text:p>
      <text:p text:style-name="P323">Sie schlug einen Stellungswechsel vor, und er nahm sie wie ein Tier von hinten. So hatte sie wenigstens die Hände frei, um sich selbst zu berühren, und es fühlte sich bald besser an. Es war auch einfacher, begeistert zu klingen.</text:p>
      <text:p text:style-name="P323">„Na, du Schlampe, gefällt dir das?“</text:p>
      <text:p text:style-name="P323">Sie entschloss sich, dass es Zeit war, einen Orgasmus vorzutäuschen, und beschleunigte ihr Stöhnen. Kurz davor, und sie nahm die Hand von ihrem Kitzler, um sich besser, abzustützen, als…</text:p>
      <text:p text:style-name="P323">Er entlud sich in sie, simultan zu ihrer Vorstellung. Sie zog es dennoch durch und hechelte erschöpft ein paar letzte Seufzer heraus. Wahrscheinlich gefiel ihm, dass sie zusammen gekommen waren. Nicht, dass das jetzt noch von Bedeutung war.</text:p>
      <text:p text:style-name="P324">Er zog ihn heraus und ließ sich neben sie auf die Matratze fallen. Er würde ein paar Momente brauchen.</text:p>
      <text:p text:style-name="P273">Wenn ich an sein Geld will, muss ich jetzt handeln. Gleich hat er sich gefangen. Seine Hose liegt auf dem Boden…</text:p>
      <text:p text:style-name="P273"><text:span text:style-name="T68">Sie beglückwünschte ihn, während sie ihr Kleid über den Kopf zog. „Das hat schon lange keine</text:span><text:span text:style-name="T240">r</text:span><text:span text:style-name="T68"> mehr bei mir geschafft.“ </text:span>Er lächelt nicht. Hört er zu?</text:p>
      <text:p text:style-name="P324">Sie griff nach ihrer Handtasche, tat aber so, als würde sie straucheln, und ließ sie auf den Boden fallen. Nun lagen sowohl seine Hose, also auch ihre Tasche in Griffweite.</text:p>
      <text:p text:style-name="P324">„Ich Tollpatsch.“ seufzte sie, als sie sich bückte.</text:p>
      <text:p text:style-name="P273">Jetzt.</text:p>
      <text:p text:style-name="P324">Dann griff sie blitzschnell mit einer Hand nach ihrer Tasche, mit der anderen nach seiner Hose. Sie sprang auf und rammte mit ihrer Schulter die Tür der Hütte auf. Sie stürzte nach draußen.</text:p>
      <text:p text:style-name="P273"><text:span text:style-name="T68">Die Straße stach sie unangenehm in die Fußsohlen, als sie dahin sprintete, doch sie wollte mindestens um zwei Ecken sein, bevor sie sich sicher fühlte. </text:span>Ob er mir überhaupt nach<text:soft-page-break/>rennt, ohne Hose? Bestimmt, ohne Hose die Hütte verlassen muss er ja so oder so.</text:p>
      <text:p text:style-name="P324">Sie hetzte voran. Der Samen, der ihr Bein herunterlief, eine unangenehme Erinnerung. „Bleib stehen, du Hure!“ Da vorne eine Ecke. Er kam hinterher.</text:p>
      <text:p text:style-name="P273"><text:span text:style-name="T68">Sie bog um die Ecke. </text:span>Was für ein Pech, Milizionäre.<text:span text:style-name="T68"> Drehte sich um hundertachzig Grad und rannte in die andere Richtung, konnte der greifenden Hand ihres Freiers knapp ausweichen.</text:span></text:p>
      <text:p text:style-name="P324">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274"><text:span text:style-name="T68">„</text:span><text:span text:style-name="T145">Du dumme Hure dachtest wohl, du könntest mich ausrauben, na warte!“ Er versetzte ihr einige harte Schläge auf den Hinterkopf. </text:span></text:p>
      <text:p text:style-name="P325">„Hilfe!“, rief Dania, den Mund voll Stroh, wenn auch nicht Schlimmerem. Die Milizionäre waren doch nur wenige Meter weiter…</text:p>
      <text:p text:style-name="P325">„Was tust du denn da, Soldat <text:span text:style-name="T799">E</text:span><text:span text:style-name="T637">lf</text:span>?“ - „Und warum hast du keine Hose an?“ Dania hörte lautes Lachen.</text:p>
      <text:p text:style-name="P325">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25">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25">„Nein danke, die ist ja voll mit Scheiße. Du auch, übrigens. Mann, <text:span text:style-name="T799">E</text:span>lf, das wird eine witzige Geschichte morgen beim Frühstück.“</text:p>
      <text:p text:style-name="P275"><text:soft-page-break/>Wie konnte ich nur so dumm sein und einen von der Miliz ficken.<text:span text:style-name="T68"> Das war das letzte, was Dania dachte, bevor Soldat </text:span><text:span text:style-name="T267">E</text:span><text:span text:style-name="T231">lf</text:span><text:span text:style-name="T68"> ihr gegen den Kopf trat und sie das Bewusstsein verlor.</text:span></text:p>
      <text:p text:style-name="P325"/>
      <text:h text:style-name="P686" text:outline-level="1"><text:bookmark-start text:name="__RefHeading___Toc11758_710709543"/>Joran – Bastelt in seinem kleinen <text:span text:style-name="T681">alchemistischen</text:span> Labor, trifft Arghan<text:bookmark-end text:name="__RefHeading___Toc11758_710709543"/></text:h>
      <text:p text:style-name="P325"/>
      <text:p text:style-name="P326">„Verdammter J‘zharr!“</text:p>
      <text:p text:style-name="P326">Joran fluchte. Er schlug nochmal zu. Er fluchte wieder. Diesmal ließ er sich etwas kreativeres einfallen. „Bei J‘zharrs rauchendem Bart!“</text:p>
      <text:p text:style-name="P276"><text:span text:style-name="T68">Noch ein Nagel. „</text:span><text:span text:style-name="T146">Kannst. Du. Nicht. In. J‘zharrs faltigem Arsch stecken bleiben!“</text:span></text:p>
      <text:p text:style-name="P327">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text:span text:style-name="T681">Zaubersprüchen</text:span> den Stein erweichen wie manche Poeten das Herz eines frigiden Inquisitors.</text:p>
      <text:p text:style-name="P327">Joran wusste das. <text:span text:style-name="T681">Magie gab es nicht, nur Alchemie – und die würde ihm hier nicht helfen</text:span>. Diese ganze Hütte diente keinem anderen Zweck, als mit <text:span text:style-name="T681">Alchemie</text:span> herumzuexperimentieren. <text:span text:style-name="T681">S</text:span>ie aus Stein zu bauen, war eine schlechte Idee gewesen. Nicht mal das Regal für seine Ingredienzen konnte er nun an die Wand nageln. Er fluchte abermals, die Ideen gingen ihm jedoch aus. „J‘zharrs Splitter!“</text:p>
      <text:p text:style-name="P327">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27"><text:soft-page-break/>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27">Joran erfand verbotene Dinge. Joran war ein guter Erfinder. Und in dieser Eigenschaft lebte er in ständiger Angst vor der Inquisition.</text:p>
      <text:p text:style-name="P277"><text:span text:style-name="T68">Natürlich war das der Grund gewesen, das Labor aus Stein zu bauen. </text:span><text:span text:style-name="T147">Nicht nur Experimente konnten in Flammen aufgehen, auch neugierige Forscher waren leicht entzündlich. Stein schütze vor Feuer.</text:span><text:span text:style-name="T68"> </text:span><text:span text:style-name="T147">Das Labor</text:span><text:span text:style-name="T68">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27">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277"><text:span text:style-name="T68">Er besah sich die Macken, die er in der Wand hinterlassen hatte. </text:span><text:span text:style-name="T147">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28">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text:soft-page-break/>nik… aber er würde auch andere Nägel brauchen, die er erst gießen lassen müsste, und dafür fehlte noch eine Gussform. Verglichen damit war ein Regal aus Holz einfacher.</text:p>
      <text:p text:style-name="P328">Joran seufzte. Gerne hätte er einen solchen Bohrer erfunden, doch er wollte die Zeit und Ressourcen seines Arbeitgebers nicht auf Mechanik verschwenden, wenn er eigentlich Bor-Mischungen erforschen und Bor-Rezepte entwickeln sollte. <text:span text:style-name="T533">Immerhin war er nicht der einzige Alchemist, der in den Diensten Arghan Howls stand, und er wollte den anderen nicht das Budget streitig machen.</text:span></text:p>
      <text:p text:style-name="P278"><text:span text:style-name="T68">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55">Joran zu verstehen gegeben, dass er Hoffnungen in sein Potenzial setzte.</text:span><text:span text:style-name="T68"> </text:span><text:span text:style-name="T155">U</text:span><text:span text:style-name="T68">nd </text:span><text:span text:style-name="T148">Joran </text:span><text:span text:style-name="T155">wollte sich bemühen</text:span><text:span text:style-name="T148">, die Erwartungen eines so reichen und gebildeten Mannes zu </text:span><text:span text:style-name="T155">erfüllen</text:span><text:span text:style-name="T148">, </text:span><text:span text:style-name="T151">auch wenn er ihn immer ein bisschen einschüchterte.</text:span></text:p>
      <text:p text:style-name="P279"><text:span text:style-name="T68">Die Liste mit Anforderungen wurde länger und länger. Einige alchemische Apparate musste er noch bestellen. Die Zutaten hatte er </text:span><text:span text:style-name="T149">selbst </text:span><text:span text:style-name="T68">besorg</text:span><text:span text:style-name="T149">en müssen, die gab es nicht in Howls Fabriken.</text:span><text:span text:style-name="T68"> </text:span><text:span text:style-name="T149">Sie waren also bereits hier, </text:span><text:span text:style-name="T68">weswegen ein Regal, um sie aufzubewahren, umso wichtiger war.</text:span></text:p>
      <text:p text:style-name="P329">Das Bor selbst war auch noch nicht geliefert worden. Joran fragte sich, wo Howl es her 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30">Er erinnerte sich daran, dass er auch etwas essen musste, wenn er tagelang hier drin eingeschlossen war, und setzte einige Konservendosen auf die Liste. Neben den vielfältigen Din<text:soft-page-break/>gen, die in Howls Fabriken produziert wurden, zählten diese zu den praktischsten, und Joran war stolz, dass er einen praktischen Verschluss beigetragen hatte, mit denen man diese Dosen auch ohne eine Waffe auf bekam. </text:p>
      <text:p text:style-name="P330">Howl hatte ihm erklärt, dass ihm das nur wenig brachte, wenn er jetzt seine Waffen nicht mehr verkaufen konnte, doch Joran hatte nur mit den Achseln gezuckt. Sein Geschäft war das <text:span text:style-name="T655">E</text:span>rfinden von Erfindungen, nicht sie zu verkaufen. Davon verstand er nur so viel, dass er wusste, dass er lieber nichts davon verstehen wollte. Seine Erfindungen sollten den Menschen von Nutzen sein, nicht nur möglichst viel Profit abwerfen. <text:span text:style-name="T533">Howl zwang ihn wenigstens nicht, Waffen zu erfinden; dafür hatte er genug Leute.</text:span></text:p>
      <text:p text:style-name="P331">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31"/>
      <text:p text:style-name="P331">Vor Howls Büro musste Joran warten. Er musste nur die Liste unterschreiben lassen, eigentlich keine große Sache, doch die Sekretärin wies ihm einen Platz zu und versenkte den Blick wieder in ihren Unterlagen.</text:p>
      <text:p text:style-name="P280"><text:span text:style-name="T68">Die beiden Leibwächter, die vor der Tür von Howls Büro aufgebaut waren, musterten ihn wie immer </text:span><text:span text:style-name="T150">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32">Nach einer Weile wurde er herein gerufen.</text:p>
      <text:p text:style-name="P333">Arghan Howl saß in seinem riesigen, runden Büro hinter seinem Schreibtisch und sah nur kurz von seinen Unterlagen <text:soft-page-break/>auf, als Joran hereinkam. Joran hatte kein Gefühl für Mode, deswegen konnte er nur ahnen, dass Howl angemessen stilvoll für seine Position gekleidet war. </text:p>
      <text:p text:style-name="P281"><text:span text:style-name="T68">Er war einer der reichsten Unternehmer Lagons und hatte sogar einen Sitz im Rat inne, dem höchsten politischen Gremium der Stadt. Sein vernarbtes Gesicht zeugte davon, dass er </text:span><text:span text:style-name="T151">für die Wissenschaft einiges riskiert hatte, bevor er begann, sich auf das </text:span><text:span text:style-name="T268">G</text:span><text:span text:style-name="T151">eschäftliche zu konzentrieren. Seine Narben waren größtenteils von einem Okular verborgen, einem Sichtverbesserungsgerät, auf das Joran sehr stolz war und dass die rechte Gesichtshälfte Howls größtenteils verbarg.</text:span></text:p>
      <text:p text:style-name="P283">Vielleicht werde ich auch eines Tages ein Okular brauchen. Für den Umgang mit Bor ist es vielleicht auch gar nicht so schlecht, die Sicht so weit vergrößern zu können.</text:p>
      <text:p text:style-name="P282"><text:span text:style-name="T68">„Du hast eine Liste mit Anforderungen zusammengestellt?“, </text:span><text:span text:style-name="T151">fragte Howl.</text:span></text:p>
      <text:p text:style-name="P713"><text:span text:style-name="T500">Joran </text:span><text:span text:style-name="T501">verbeugte sich.</text:span><text:span text:style-name="T500"> „Ja, Herr, sie -“</text:span></text:p>
      <text:p text:style-name="P713"><text:span text:style-name="T501">Howl unterbrach ihn. „Joran, zum tausendsten Mal – der Adel und seine Privilegien sind Geschichte. Ich bin nicht dein Herr, und du kannst mich einfach Arghan nennen.“</text:span></text:p>
      <text:p text:style-name="P717"><text:span text:style-name="T500">J</text:span><text:span text:style-name="T494">oran korrigierte sich hastig. „Entschuldige, Arghan. Natürlich. Ich werde mich bessern.“</text:span></text:p>
      <text:p text:style-name="P717"><text:span text:style-name="T494">Howl verdrehte die Augen. „Nun gut. Die Liste?“</text:span></text:p>
      <text:p text:style-name="P713"><text:span text:style-name="T500">„</text:span><text:span text:style-name="T501">Oh, sie </text:span><text:span text:style-name="T500">ist nicht allzu lang. Das Regal ließ sich leider nicht an der Wand befestigen, ich benötige ein anderes. Es sei denn…“</text:span></text:p>
      <text:p text:style-name="P332">Howl hielt kurz beim Schreiben inne und hob den Kopf. „Es sei denn was?“</text:p>
      <text:p text:style-name="P332">„Mit einem Drehbohrer könnte man eine spezielle Form von Nägeln in einer Steinwand befestigen. Der Bohrer wäre einfach zu konstruieren, die Nägel wären noch am umständlichsten herzustellen. Sie müssten geringelt sein.“</text:p>
      <text:p text:style-name="P332">„Geringelte Nägel?“ Howl kratzte sich am Kopf. „Ich weiß ja, dass du mich in so einer Angelegenheit niemals aufs Kreuz legen würdest, aber das klingt ungewöhnlich.“</text:p>
      <text:p text:style-name="P332"><text:soft-page-break/>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32">„Also lösen sie nicht dein aktuelles Problem mit dem Regal, sondern sind nur so eine Idee?“</text:p>
      <text:p text:style-name="P332">Joran schluckte. „Ja, He- <text:span text:style-name="T800">Arghan,</text:span> eine Idee, nur so eine… Idee.“</text:p>
      <text:p text:style-name="P282"><text:span text:style-name="T68">Howl steckte sich den Stift hinters </text:span><text:span text:style-name="T151">linke </text:span><text:span text:style-name="T68">Ohr und winkte Joran herbei, auf seinem vernarbten Gesicht ein wohlwollender Ausdruck. „Gib mal her, deine Liste.“</text:span></text:p>
      <text:p text:style-name="P282"><text:span text:style-name="T68">Joran entspannte sich und trat nach vorne. Howl </text:span><text:span text:style-name="T151">drehte an einem Rädchen seines Okulars, um die Linse genauer einzustellen und </text:span><text:span text:style-name="T68">überflog die Liste. „Das ist ja nichts ausgefallenes oder so.“ Er griff sich den Stift und setzte seine Unterschrift drunter. „Gut, dass du dieses Mal an Essen gedacht hast. Wenn du noch etwas brauchst, Kaffee, </text:span><text:span text:style-name="T151">Substanzen, </text:span><text:span text:style-name="T68">Arbeitskräfte, melde dich. </text:span><text:span text:style-name="T155">G</text:span><text:span text:style-name="T68">ib die Liste meiner Sekretärin, sie wird sich um deine Wünsche kümmern.“</text:span></text:p>
      <text:p text:style-name="P334">Joran bedankte sich.</text:p>
      <text:p text:style-name="P334">Howl drehte an seinem Okular. Joran war es, als würde er ihm umso tiefer in die Augen sehen, als er <text:span text:style-name="T656">plötzlich </text:span>ernst wurde. „<text:span text:style-name="T656">Joran, d</text:span>u bist der jüngste meiner Ingenieure, den ich mit der <text:span text:style-name="T681">Alchemie</text:span> betraue. Du legst eine Kreativität an den Tag, die ich von einem Mann, der vierzig Jahre mehr auf dem Buckel hat, nicht erwarten kann. Für die Sorgfalt, die die <text:span text:style-name="T681">Alchemie</text:span>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282"><text:span text:style-name="T155">Joran nickte eifrig. </text:span><text:span text:style-name="T68">„</text:span><text:span text:style-name="T152">Nur eine Frage: wann kommt das Bor an? Je früher es kommt, desto schneller kann ich anfangen.“</text:span></text:p>
      <text:p text:style-name="P335"><text:span text:style-name="T533">Howl sah kurz auf seine Unterlagen. Wieder musste er das </text:span><text:soft-page-break/><text:span text:style-name="T533">Okular scharf stellen. </text:span>„Wenige Tage. Mein Kontakt hat Schwierigkeiten, aber du wirst schon merken, wenn wir es liefern.“</text:p>
      <text:p text:style-name="P282"><text:span text:style-name="T68">Joran bedankte sich </text:span><text:span text:style-name="T151">und machte, dass er herauskam. Er wusste bei den meisten Menschen nicht, wie er sich richtig verhalten sollte, bei Vorgesetzten war es jedoch noch schlimmer. Da hatte er unter Umständen mit Konsequenzen zu rechnen.</text:span></text:p>
      <text:p text:style-name="P283">Hätte ich nicht von dem Bohrer anfangen sollen?<text:span text:style-name="T68"> Joran war sich unsicher.</text:span></text:p>
      <text:p text:style-name="P283"><text:span text:style-name="T68">Er wusste auch nicht genau, wie er die Sekretärin um die Gegenstände auf der Liste bitten sollte. War es in Ordnung, einfach zu fragen? </text:span><text:span text:style-name="T152">War sie in der Firmenhierarchie eher über oder eher unter ihm?</text:span><text:span text:style-name="T68"> </text:span><text:span text:style-name="T152">Immerhin belegte die Liste, dass er ein Recht auf diese Dinge hatte. Er überwand sich und sprach sie an.</text:span></text:p>
      <text:p text:style-name="P336">„Entschuldigen Sie, ich habe hier eine Liste mit Howls Unterschrift. Er meinte, Sie können mir diese Dinge auf Firmenkosten auftreiben.“</text:p>
      <text:p text:style-name="P709">Ohne große Worte nahm sie die Liste entgegen. „Ich stelle <text:span text:style-name="T800">Ihnen </text:span>einfach ein paar Gutscheine aus. Damit geh<text:span text:style-name="T800">en Sie </text:span>zu den Lagern der jeweiligen Fabriken, sie händigen <text:span text:style-name="T800">Ihnen </text:span>das Material einzeln aus.“ Sie nahm einige Zettel von einem Stapel und begann zu schreiben. „<text:span text:style-name="T800">Sie werden </text:span>wohl eine Kutsche brauchen, um all das zu transportieren. Hier ha<text:span text:style-name="T800">ben Sie </text:span>ein paar Flammlinge. Das sollte genügen.“</text:p>
      <text:p text:style-name="P709">Joran bedankte sich, nahm die Gutscheine und das Geld und verließ das Vorzimmer.</text:p>
      <text:p text:style-name="P335">Der schwierige Teil war getan. <text:span text:style-name="T638">Bald</text:span> konnte er endlich anfangen, zu <text:span text:style-name="T638">forschen</text:span>.</text:p>
      <text:p text:style-name="P335"/>
      <text:h text:style-name="P687" text:outline-level="1"><text:bookmark-start text:name="__RefHeading__13970_2035619654"/>Marcin – <text:span text:style-name="T389">überlebt ein Attentat und findet Dania auf der Straße liegen </text:span><text:bookmark-end text:name="__RefHeading__13970_2035619654"/></text:h>
      <text:p text:style-name="P392"/>
      <text:p text:style-name="P359">„Ehrwürden, kommt schon, nur ein paar Flammlinge!! Ihr <text:soft-page-break/>habt doch sicher ein wenig Wechselgeld einstecken! Es ist ja nicht für mich, ich muss für meine Kinder sorgen! helfen sie mir!“ </text:p>
      <text:p text:style-name="P359"><text:span text:style-name="T68">Marcin </text:span><text:span text:style-name="T153">ignorierte</text:span><text:span text:style-name="T68"> den Mann, bis dieser ihn an seinem Mantel zog. Er saß zerlumpt am Straßenrand und schien um Almosen zu betteln. Obwohl Marcin zu den ehrbaren Dieben</text:span><text:span text:style-name="T1"> </text:span><text:span text:style-name="T68">gehörte,</text:span><text:span text:style-name="T1"> </text:span><text:span text:style-name="T68">war er noch nie in seinem Leben mit Ehrwürden angesprochen worden. </text:span><text:span text:style-name="T153">Im organisierten Verbrechen</text:span><text:span text:style-name="T68"> erlebt</text:span><text:span text:style-name="T153">e</text:span><text:span text:style-name="T68"> man das nicht oft. </text:span></text:p>
      <text:p text:style-name="P359">„Was <text:span text:style-name="T800">I</text:span>hr in <text:span text:style-name="T800">E</text:span>urem Leben durch böse Taten erreicht habt, könnt <text:span text:style-name="T800">I</text:span>hr durch Güte vielleicht wieder wettmachen! Die Flamme wird <text:span text:style-name="T800">E</text:span>uch <text:span text:style-name="T800">E</text:span>ure Güte vergelten und <text:span text:style-name="T800">E</text:span>uch beschützen. Doch helft meiner Familie!“ </text:p>
      <text:p text:style-name="P359">Der Bettler begann zunehmend, Marcin zu nerven. Er hatte <text:span text:style-name="T478">l</text:span>ukrativeres zu erledigen. „Deine <text:span text:style-name="T528">komische</text:span> Flamme hat mich noch nie beschützt. Glaubst du, ich <text:span text:style-name="T528">wäre ehrbarer Dieb</text:span>, wenn ich nicht für jedes Almosen eine Gegenleistung einfordern würde? Kampfkraft hast du mir ja wohl kaum anzubieten. Also wenn du nicht irgendeine nützliche Information für mich hast, lass mich in Ruhe.“ Er <text:span text:style-name="T528">riss </text:span>sich los und ging weiter.</text:p>
      <text:p text:style-name="P359"><text:span text:style-name="T68">Die </text:span><text:span text:style-name="T153">e</text:span><text:span text:style-name="T287">hrbaren Diebe</text:span><text:span text:style-name="T1"> </text:span><text:span text:style-name="T68">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53">e</text:span><text:span text:style-name="T287">hrbaren Diebe</text:span><text:span text:style-name="T1"> </text:span><text:span text:style-name="T68">immer Arbeit, und so funktionierte das Sozialsystem Lagons gegen Gefallen. Wer immer bereit war, einem Dieb einen Gefallen zu erweisen, konnte sich sicher sein, dass ihm geholfen wurde. </text:span><text:span text:style-name="T153">D</text:span><text:span text:style-name="T68">ie Diebe hatten einen komplizierten Ehrenkodex, der sie dazu zwang, einen Gefallen zu erwidern, wenn sie ihren Ruf nicht verlieren wollten. Und ein Dieb ohne Ruf war sehr bald entweder arbeitslos oder tot. </text:span></text:p>
      <text:p text:style-name="P359"><text:span text:style-name="T68">Marcin trat eine leere Konservendose aus dem Weg. Er machte dabei einen trügerisch gelangweilten Eindruck, als würde ihn ein</text:span><text:span text:style-name="T153">e Dose Mais</text:span><text:span text:style-name="T1"> </text:span><text:span text:style-name="T68">mehr interessieren als die Schatten hin</text:span><text:soft-page-break/><text:span text:style-name="T68">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raschend flinke kleine Augen, die ihn musterten, als sollte er das auf keinen Fall bemerken. </text:span></text:p>
      <text:p text:style-name="P359">Marcin schenkte ihm ebenso wenig<text:span text:style-name="T478"> eine </text:span>Reaktion, als die beiden aneinander vorüber 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478">D</text:span>urch den Schock ließ er ohne Umschweife sein Messer fallen, drehte sich um und rannte, als wäre ihm der Teufel auf den Fersen. </text:p>
      <text:p text:style-name="P359">Weit kam er nicht, nach etwa zehn Metern traf ihn ein Wurfmesser zwischen die Schulterblätter. Er fiel. Als Marcin sich ihm näherte, sah er, dass seine Augen offen standen. Er hatte wohl das Herz getroffen. Er fluchte. So konnte er ihm <text:span text:style-name="T801">keine </text:span>Fragen <text:span text:style-name="T801">mehr </text:span>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9"><text:span text:style-name="T68">Marcin war ein außergewöhnlich guter Dieb. Wobei man </text:span><text:span text:style-name="T1">gut</text:span><text:span text:style-name="T68"> in dem Fall besser mit </text:span><text:span text:style-name="T1">am Leben</text:span><text:span text:style-name="T68"> übersetzen konnte. Er war etwa dreißig Jahre alt, was selten war, denn ein Dieb überlebte </text:span><text:soft-page-break/><text:span text:style-name="T68">meistens nicht besonders lange; das Einkommen </text:span><text:span text:style-name="T131">und der Status</text:span><text:span text:style-name="T68"> der erfolgreicheren Diebe zog die Aufmerksamkeit neidischer und ehrgeiziger Leute auf sich. </text:span></text:p>
      <text:p text:style-name="P359"><text:span text:style-name="T68">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53">e</text:span><text:span text:style-name="T287">hrbaren Diebe</text:span><text:span text:style-name="T1"> </text:span><text:span text:style-name="T68">und wusste, dass die Luft oben dünner war. Er hatte den Rang eines Leutnants inne, genauer, er war die rechte Hand von Kenin, Hauptmann des siebten Bezirks. </text:span><text:span text:style-name="T269">Dadurch </text:span><text:span text:style-name="T68">hatte er durchaus ziemlich großen Einfluss, wenn auch von einer unteren Ebene aus. Doch er wusste, wie man die Fäden unauffällig genug zog. </text:span></text:p>
      <text:p text:style-name="P374">Anscheinend reichte es für seine Sicherheit nicht mehr, Leutnant zu sein. Attentate gegen Marcin waren nicht alltäglich, doch sie kamen vor. Und in letzter Zeit häuften sie sich beunruhigend.</text:p>
      <text:p text:style-name="P374">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526">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375">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375">Andere Leute schienen darauf aufmerksam zu werden. Marcin wurde für andere Diebe gefährlicher, wenn er so ein gutes <text:soft-page-break/>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text:span text:style-name="T638">noch </text:span>der dritte, <text:span text:style-name="T638">ein als seltsam verschriener Typ namens Gabor</text:span>, der ein Motiv und passende Umstände hatte. <text:span text:style-name="T546">Und auch andere Gerüchte machten es wahrscheinlich, dass er dahinter steckte.</text:span></text:p>
      <text:p text:style-name="P375">Marcin beschloss, in Zukunft etwas vorsichtiger vorzugehen. Sein Handeln erregte genug Aufsehen, wenn er jetzt einen weiteren Rivalen ausstoch, würde das nur noch mehr Misstrauen in dem fragilen Ökosystem der <text:span text:style-name="T153">e</text:span><text:span text:style-name="T287">hrbaren Diebe</text:span><text:span text:style-name="T1"> </text:span><text:span text:style-name="T68">des siebten Bezirks hervorrufen. Eine Gelegenheit würde sich ergeben.</text:span></text:p>
      <text:p text:style-name="P375">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527">beunruhigt gewesen.</text:span></text:p>
      <text:p text:style-name="P376">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376">Viel interessantes entdeckte er nicht, während er so durch seine Gassen schlenderte. Er traf keine Milizen an, die sich in sein Territorium vorwagten. Das war auch unwahrscheinlich, <text:soft-page-break/>seine Leute waren auf Zack und griffen sie oft mitten auf der Straße aus dem Hinterhalt an. Die leicht erkennbaren Milizionäre hatten gegen einen unsichtbaren Feind nicht viel aufzubieten.</text:p>
      <text:p text:style-name="P376">Er hatte genug gesehen und entschloss sich, eins seiner Verstecke aufzusuchen, die nicht weit von hier lagen. Da konnte er immer noch weitere Schritte planen, <text:span text:style-name="T528">seine Informanten durchgehen, sich ein Vorgehen zurechtlegen.</text:span></text:p>
      <text:p text:style-name="P376">Als er um die Ecke bog, fand er jedoch einen ungewöhnlichen Anblick <text:span text:style-name="T528">vor sich</text:span>. Eine Frau, sie lag auf dem Boden. Sie war offensichtlich bewusstlos. Das Kleid war ihr über den nackten Hintern hochgerutscht, und <text:span text:style-name="T528">sie schien nichts bei sich zu haben. Ihre langen schwarzen Haare breiteten sich über den schlammigen Boden aus, und allgemein war sie bei dem Sturz ziemlich schmutzig geworden.</text:span></text:p>
      <text:p text:style-name="P284">Na toll, eine freie Hure. <text:span text:style-name="T68">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284">Oder… es gibt noch eine bessere Lösung.<text:span text:style-name="T68"> Es gab keinen Menschen, den er nicht irgendwie benutzen konnte; und die Situation, in die er heute hineingeraten war, bot dieser jungen Frau tatsächlich eine Gelegenheit.</text:span></text:p>
      <text:p text:style-name="P337">Marcin hob Dania vom Boden auf und schleppte ihren verdreckten, abgemagerten Körper in seinen Unterschlupf.</text:p>
      <text:p text:style-name="P337"/>
      <text:h text:style-name="P686" text:outline-level="1"><text:bookmark-start text:name="__RefHeading___Toc11762_710709543"/>Varg – stürmt Jorans Labor<text:bookmark-end text:name="__RefHeading___Toc11762_710709543"/></text:h>
      <text:p text:style-name="P337"/>
      <text:p text:style-name="P338"><text:soft-page-break/>Varg drückte sich an die Steinwand. Seine schwarze Robe eignete sich perfekt für die Nacht. Dennoch achtete er darauf, nicht in das Mondlicht zu geraten, als er um die Ecke linste.</text:p>
      <text:p text:style-name="P338">Thorn war gegenüber in einer Seitengasse, stand im Schatten, und wartete darauf, dass Varg die Situation sicherte. Varg wusste, dass er seinen Mentor nicht enttäuschen durfte, doch die Razzia würde einfach werden. <text:span text:style-name="T532">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339">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714">Vielleicht war es eine schlechte Idee gewesen, in Roben hier her zu kommen. Doch <text:span text:style-name="T604">wenn </text:span><text:span text:style-name="T802">Thorn </text:span><text:span text:style-name="T604">einen Flammensplitter benutzte, musste </text:span><text:span text:style-name="T802">er wie alle</text:span><text:span text:style-name="T604"> Inquisitoren eine Robe tragen. Da hatte es für Varg auch keinen Sinn gemacht, inkognito zu erscheinen</text:span>. Wieder einmal verfluchte Varg die Vorschriften, die sie manchmal tatsächlich von den guten Taten abhielten, die sie sich zur Aufgabe gemacht hatten.</text:p>
      <text:p text:style-name="P339">Er entschied sich, nicht länger zu fackeln. Seine Aufgabe war ohnehin nicht so brisant wie Thorns – er sollte nur den Überblick behalten, Rückendeckung bewahren und sich um die Tür kümmern. <text:span text:style-name="T802">M</text:span>it dem <text:span text:style-name="T681">Alchemisten</text:span> musste Thorn sich auseinandersetzen. <text:span text:style-name="T534">Im Ernstfall war nur ein Flammensplitter den Substanzen eines gewitzten Alchemisten gewachsen.</text:span></text:p>
      <text:p text:style-name="P340">Er gab Thorn ein Zeichen und eilte um die Ecke. Die Tür war aus Holz, ging nach innen auf und war klar die Schwach<text:soft-page-break/>stelle des ganzen Gebäudes – der einzige Punkt, an dem sie eine Chance hatten, einzubrechen. Er schien noch nicht entdeckt worden zu sein, also beschloss er, sorgfältig vorzugehen.</text:p>
      <text:p text:style-name="P340">Das kunstvolle Schloss <text:span text:style-name="T535">sprach Bände zu Varg. Es war viel zu auffällig für den achten Bezirk; der Alchemist schien viel Geld mit seinen Machenschaften zu verdienen. Varg schauderte bei dem Gedanken, was ein so erfolgreicher Alchemist im Untergrund Lagons anrichten konnte. Wenn die falschen Leute Bor-Pulver in die Finger bekamen...</text:span></text:p>
      <text:p text:style-name="P285">Tja, ein Schloss ist nur so sicher, wie die Tür, in die es eingefasst ist.<text:span text:style-name="T68"> Weder Varg noch Thorn konnten Schlösser knacken; doch durch die meisten Türen kam man viel einfacher. Er holte sein Beil aus der Robe und zählte mit den Fingern herunter, für Thorn sichtbar. Drei, zwei, eins.</text:span></text:p>
      <text:p text:style-name="P341">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285"><text:span text:style-name="T68">Varg zog sich sofort zurück und lief mehrere Schritte von der Tür weg, während Thorn den Schutz des Schattens verließ und majestätisch auf das Haus zu schritt. </text:span><text:span text:style-name="T156">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286"><text:span text:style-name="T68">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57">einen </text:span><text:span text:style-name="T68">Ecke stand ein Bett, doch es war leer.</text:span></text:p>
      <text:p text:style-name="P286"><text:span text:style-name="T68">Der Junge, der darin geschlafen hatte, </text:span><text:span text:style-name="T157">drückte sich in die an</text:span><text:soft-page-break/><text:span text:style-name="T157">dere Ecke und blickte panisch zwischen Thorn und Varg hin und her. </text:span><text:span text:style-name="T158">Seine Haut, seine Haare schimmerten rötlich in dem schummrigen Licht, dass den Raum in eine unwirkliche Atmosphäre versetzte. Thorns Finger, die den Splitter hoch erhoben hielten, warfen lange Schatten auf den Boden; einer von ihnen reichte durch Zufall gerade bis zu den Füßen des Verdächtigen, und schien auf ihn zuzukriechen. </text:span><text:span text:style-name="T162">Er war noch ein Junge, bei so einem Hänfling wollte Varg nicht von einem Mann sprechen.</text:span><text:span text:style-name="T158"> Eine kurze Hose war alles, was er trug, und Varg fragte sich schon, wann er sie durchnässte.</text:span></text:p>
      <text:p text:style-name="P342">„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342">Thorns strenge Stimme donnerte durch den Raum. „Wo ist das Bor? Wir können das alles erheblich verkürzen, wenn du kooperierst.“</text:p>
      <text:p text:style-name="P343">Der Junge überschlug sich fast beim Antworten. „Ich habe, ich habe keins! Ehrlich.“</text:p>
      <text:p text:style-name="P343">Thorn lachte trocken. „Durchsuchen.“, wandte er sich an Varg.</text:p>
      <text:p text:style-name="P287"><text:span text:style-name="T68">Varg machte sich sofort ans Werk. Thorn ließ das Licht heller leuchten, sodass er es gut sehen konnte. Er suchte rücksichtslos und gründlich, </text:span><text:span text:style-name="T158">riss Kolben, Destilliergeräte, Reagenzgläser, Metallteile und Ständer aus den Kisten und warf alles, was ihm bereits durch die Hän</text:span><text:span text:style-name="T270">d</text:span><text:span text:style-name="T158">e gegangen war, in eine Ecke. Einiges ging zu Bruch, und Varg jubilierte jedes Mal, wenn das Klirren erklang. Selten hatte man solchen Spaß, wenn man die Gerechtigkeit durchsetzte.</text:span></text:p>
      <text:p text:style-name="P344">Nachdem er in den Kisten nichts fand, wandte er sich dem Zeug zu, dass auf den Tischen herumlag. Einiges kam ihm sehr seltsam vor; einige Blumen beispielsweise, oder etwas, das nach Augen kleiner Tiere aussah und sich auch so anfühlte. Er <text:soft-page-break/>ließ sie sofort fallen, und sie verteilten sich über den gesamten Boden.</text:p>
      <text:p text:style-name="P344">„Hier, das sollte es sein!“ Er reichte seinem Mentor eine Schale mit einem rötlichen Pulver.</text:p>
      <text:p text:style-name="P344">Thorn schüttelte den Kopf. „Du Narr, das ist Zucker. Bor sähe im Flammenschein ganz anders aus. Weitersuchen.“</text:p>
      <text:p text:style-name="P345">Varg begann, die Papiere, die über den Tisch verteilt waren, von der Oberfläche zu fegen, um zu sehen, ob darunter vielleicht noch etwas lag, doch Thorn unterbrach ihn sofort.</text:p>
      <text:p text:style-name="P288"><text:span text:style-name="T68">„Bist du irre? Die Unterlagen sind das beste Beweismaterial, das wir kriegen können. </text:span><text:span text:style-name="T162">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289"><text:span text:style-name="T162">Sonst </text:span><text:span text:style-name="T68">fand </text:span><text:span text:style-name="T162">Varg </text:span><text:span text:style-name="T68">nichts auf dem Tisch, und auch das Bett auf den Kopf zu stellen war nutzlos. </text:span><text:span text:style-name="T162">Joran</text:span><text:span text:style-name="T68"> hatte die Wahrheit gesagt; es befand sich in der ganzen Hütte kein Bor. </text:span><text:span text:style-name="T162">Varg war fast ein bisschen enttäuscht, dass er vielleicht unschuldig war. </text:span><text:span text:style-name="T68">Hatten sie den falschen erwischt?</text:span></text:p>
      <text:p text:style-name="P289"><text:span text:style-name="T68">Thorn stellte sich bedrohlich, breitbeinig über </text:span><text:span text:style-name="T162">ihn</text:span><text:span text:style-name="T68">. „Wo hast du die Rattenaugen her? Die ganze alchemische Ausrüstung? Raus damit.“</text:span></text:p>
      <text:p text:style-name="P289"><text:span text:style-name="T162">Joran</text:span><text:span text:style-name="T68"> schien langsam seinen Mut wieder zu fassen. „Kein Bor! Ihr könnt mir gar nichts, ich bin unschuldig! Nichts davon ist verboten, und das wisst ihr.“</text:span></text:p>
      <text:p text:style-name="P289"><text:span text:style-name="T68">Thorn kniff die Zähne zusammen. „Beantworte meine Frage.“ Keine Reaktion, doch im schummrigen Licht sah Varg, wie der </text:span><text:span text:style-name="T162">Junge</text:span><text:span text:style-name="T68"> sich verzweifelt bemühte, Thorn nicht ins Gesicht zu sehen.</text:span></text:p>
      <text:p text:style-name="P715"><text:span text:style-name="T503">„Nun, viel Bart kann bei dir ja noch nicht schmoren“, sagte Thorn, als er den Splitter etwas dunkler dimmte, sodass er die Farbe heißer Glut annahm. Dann bückte er sich und näherte ihn langsam an das </text:span><text:span text:style-name="T504">Jorans Gesicht</text:span><text:span text:style-name="T503"> heran. </text:span><text:span text:style-name="T502">Durch Thorns Konzentration </text:span><text:span text:style-name="T503">tat </text:span><text:span text:style-name="T502">ihm </text:span><text:span text:style-name="T503">die Hitze nichts, doch jeder andere würde durch die </text:span><text:soft-page-break/><text:span text:style-name="T503">Hitze versengt werden.</text:span></text:p>
      <text:p text:style-name="P344">„Nein, genug! Ich sage euch alles.“ Er brach in Tränen aus und ratterte Namen und Adresse des Händlers herunter, der ihm die Zutaten verkauft hatte.</text:p>
      <text:p text:style-name="P344">Thorn seufzte. „Verrate uns etwas, was wir noch nicht wissen. Was ist mit dem Laborzubehör?“</text:p>
      <text:p text:style-name="P289"><text:span text:style-name="T68">Soweit Varg es in dem Licht sehen konnte, wurde </text:span><text:span text:style-name="T162">Joran</text:span><text:span text:style-name="T68"> erheblich blasser. „Naja, so ein Fabrikverkauf eben. Die sind ja legal erhältlich. Keine… keine große Sache.“</text:span></text:p>
      <text:p text:style-name="P289"><text:span text:style-name="T68">Daran, dass sich die Schatten im Rest des Raumes verschoben, merkte Varg, dass der Flammensplitter näher an </text:span><text:span text:style-name="T162">Jorans</text:span><text:span text:style-name="T68"> Gesicht rückte.</text:span></text:p>
      <text:p text:style-name="P344">„Howl, Howl Industries! Da kann man die kaufen.“</text:p>
      <text:p text:style-name="P289"><text:span text:style-name="T68">„</text:span><text:span text:style-name="T159">Und wo, wo wolltest du Bor her kriegen? Soweit ich weiß könnt ihr Ketzer so etwas ja nicht einfach mit einem Fingerschnippen beschwören oder so. Namen, Adressen.“</text:span></text:p>
      <text:p text:style-name="P346">„Ich…“ Er schien fieberhaft zu überlegen, was gar nicht so einfach war, wenn man gleichzeitig darauf achten musste, sich die Haare nicht zu versengen.</text:p>
      <text:p text:style-name="P346">„Varg, was meinst du? Wenn er das Bor am Körper trug, als wir ihn reinigten, könnte man das hinterher feststellen?“</text:p>
      <text:p text:style-name="P347">Varg schmunzelte. „Oh, ich bin mir sicher, dass er Bor hatte. Er hat uns damit angegriffen. Doch im Kampf sind die Beweise leider verbrannt.“</text:p>
      <text:p text:style-name="P347">„Aber, aber, Novize. Wäre das nicht gegen die Vorschriften?“, fragte Thorn spöttisch.</text:p>
      <text:p text:style-name="P347">„Nun, nicht so wie ich die Vorschriften auslege.“ Varg fand das <text:span text:style-name="T639">überaus</text:span> witzig.</text:p>
      <text:p text:style-name="P290"><text:span text:style-name="T68">„Nathan!“ Der Name purzelte aus dem von Todesangst erfüllten Jungen heraus, bevor er ihn zurückhalten konnte. Erst wollte er die Worte ungesagt machen, sie herunter schlucken wie herauf gespülte Galle. Er hätte Kotze gegessen, um diesen Fehler rückgängig zu machen, ohne Zweifel. Doch zu spät, er hatte den Namen aus gespien, und nun klebte er am zerbrochenen Instrumentarium wie </text:span><text:span text:style-name="T160">ungebührliches Verlangen an der See</text:span><text:soft-page-break/><text:span text:style-name="T160">le eines Inquisitors.</text:span></text:p>
      <text:p text:style-name="P348">„Nathan wer?“</text:p>
      <text:p text:style-name="P348">„Nur Nathan. Kein Nachname. Ich bin nicht mehr als sein Gehilfe. Das soll sein neues Labor werden. Noch arbeitet er im alten. Vierter Bezirk.“</text:p>
      <text:p text:style-name="P291"><text:span text:style-name="T68">Varg war beeindruckt. </text:span><text:span text:style-name="T162">Joran</text:span><text:span text:style-name="T68"> schien die Wahrheit zu sagen.</text:span></text:p>
      <text:p text:style-name="P360"/>
      <text:h text:style-name="P688" text:outline-level="1"><text:bookmark-start text:name="__RefHeading___Toc11680_2067757309"/>Thorn – tötet <text:span text:style-name="T539">Nathan </text:span>den <text:span text:style-name="T681">Alchemisten</text:span>, stellt Arghan zur Rede, erpresst ihn, <text:span text:style-name="T539">Raft zu schwächen</text:span><text:bookmark-end text:name="__RefHeading___Toc11680_2067757309"/></text:h>
      <text:p text:style-name="P349"/>
      <text:p text:style-name="P350">Unter Gebildeten, wozu Thorn sich als Inquisitor stolz zählte, wa<text:span text:style-name="T793">r</text:span> der vierte Bezirk als der „Textilbezirk“ bekannt. Der Rest Lagons nannte ihn anders; viele hielten „Giftbezirk“ für die passendere Bezeichnung. Unter anderem deswegen, weil er im Begriff war, einen langsamen, qualvollen Siechtod zu erleiden.</text:p>
      <text:p text:style-name="P350">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350">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text:soft-page-break/>nicht lange genug, um ihr erstes Kalb zu werfen.</text:p>
      <text:p text:style-name="P716"><text:span text:style-name="T506">Wasser war nicht nur für die Menschen im vierten Bezirk tabu – auch der Rest Lagons mied </text:span><text:span text:style-name="T507">pures </text:span><text:span text:style-name="T506">Wasser wie die Pest. </text:span><text:span text:style-name="T508">Nur in Notfällen</text:span><text:span text:style-name="T506"> wusch </text:span><text:span text:style-name="T508">man sich </text:span><text:span text:style-name="T506">mit Wasser. Vom Trinken ganz abgesehen; das wäre Frevel gewesen. Der Wassergott Q‘holi war immerhin für J‘zharrs Tod persönlich verantwortlich. So musste der Durst Lagons über </text:span><text:span text:style-name="T502">gepresste S</text:span><text:span text:style-name="T506">äfte, </text:span><text:span text:style-name="T509">Milch</text:span><text:span text:style-name="T506">, </text:span><text:span text:style-name="T509">Kakao,</text:span><text:span text:style-name="T506"> und in Notfällen durch abgekochtes </text:span><text:span text:style-name="T510">und gesegnetes </text:span><text:span text:style-name="T506">Wasser gestillt werden. Bei abgekochtem Wasser gab es eine theologische Interpretation, die erklärte, dass das Wasser durch J‘zharrs Flamme gereinigt werden würde. </text:span><text:span text:style-name="T511">Wenn es von einem Inquisitor gesegnet wurde, um so besser.</text:span><text:span text:style-name="T506"> Dennoch trauten die wenigsten sich daran heran und griffen zu den Alternativen.</text:span></text:p>
      <text:p text:style-name="P357">Eine Ausnahme bildeten die neumodischen Fabriken des fünften Bezirks. Seit der Erfindung der Dampfmaschine nutzen sie die Energie, die im kochenden Wasser wohnte. In der Öffentlichkeit beriefen sie sich darauf, dass sie nur den Dampf nutzten, nicht das Wasser. Doch man sagte ihnen nach, dass sie sich weniger um göttliche Gesetze, und mehr um den Profit scherten. Die Unternehmer des fünften Bezirks wurden allgemein komisch angesehen; das hinderte jedoch niemand daran, ihre Produkte zu kaufen.</text:p>
      <text:p text:style-name="P350">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350">Die Menschen des vierten Bezirks wussten noch nicht, dass die „Industrialisierung“ über sie hereinbrechen würde, und <text:soft-page-break/>Thorn war sich sicher, dass die Loge der innovativen Eliten es ihnen nicht verraten würde. Sie zogen es vor, aus dem Elend anderer zu profitieren, statt sich ehrlicher Konkurrenz auszusetzen.</text:p>
      <text:p text:style-name="P292">Außerdem – auch wenn sie es nie zugeben würden, trotz ihrem intellektuellen Anspruch nach Reflektion, es gefällt <text:span text:style-name="T538">Arghan </text:span>Howl, <text:span text:style-name="T538">Goran </text:span>Witte<text:span text:style-name="T537">n und den anderen, wenn sie Wörter kennen, mit denen andere nichts anfangen können. Am Ende ist all diese Wissenschaft und Forschung doch nur ein schöner Weg, sich überlegen fühlen zu können.</text:span><text:span text:style-name="T161"> Thorn hatte kein Problem damit, dass sie sich überlegen fühlen wollten; damit konnte er sich identifizieren. Aber sie hätten dabei wenigstens ehrlich zu sich selbst sein können.</text:span></text:p>
      <text:p text:style-name="P292"><text:span text:style-name="T163">Nachdem sie Joran mit dem Stiel von Vargs Beil schlafen geschickt hatten, waren </text:span><text:span text:style-name="T68">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61">Der Kutscher wollte sie nur an den Rand des Bezirks bringen, und sie hatten nicht genug Flammlinge dabei, um ihn zur Weiterfahrt zu bewegen.</text:span></text:p>
      <text:p text:style-name="P288">Ein Nachteil des frommen Lebens im Orden. Es wird von uns erwartet, sparsam und arm zu sein. Oder wenigstens geizig.<text:span text:style-name="T68"> Nichts störte Thorn mehr, als wenn er zu falscher Demut gezwungen war, doch er hatte nicht erwartet, heute noch so weit reisen zu müssen, und kein Geld mitgenommen.</text:span></text:p>
      <text:p text:style-name="P288"><text:span text:style-name="T68">So ging die Sonne bereits auf, als sie in die Straße einbogen, in der die Adresse war, die </text:span><text:span text:style-name="T162">Joran ihnen verraten hatte. </text:span><text:span text:style-name="T163">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351"><text:soft-page-break/>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hätte auch einiges von ihrer Wirkung eingebüßt.</text:p>
      <text:p text:style-name="P293"><text:span text:style-name="T68">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64">während Thorn seinen Flammensplitter herausholte.</text:span></text:p>
      <text:p text:style-name="P294"><text:span text:style-name="T164">E</text:span><text:span text:style-name="T68">r schenkte dem Splitter einen kurzen Blick – sie hatten viel miteinander durchgemacht. Thorn war egal, ob der Splitter wirklich einmal ein Teil J‘zharrs gewesen war. </text:span><text:span text:style-name="T241">Wichtig war</text:span><text:span text:style-name="T68">, dass er seine Wirkung tat. Und das hatte Thorn sichergestellt; die Freizügigkeit, die sich andere Inquisitoren erlaubten, hatte Thorn immer vermieden. Er hielt sich rein, und der Splitter behielt seine Kraft.</text:span></text:p>
      <text:p text:style-name="P293"><text:span text:style-name="T68">Der zweite </text:span><text:span text:style-name="T164">Axth</text:span><text:span text:style-name="T68">ieb verfing sich in der Tür, und Varg musste </text:span><text:span text:style-name="T164">ein bisschen rütteln, um sie wieder freizubekommen. Wertvolle Sekunden verstrichen, während er sich mit der Tür abmühte. Thorn war ungeduldig, von innen ertönte ein Fluchen. Er trat ein paar Schritte zurück, zur Sicherheit.</text:span></text:p>
      <text:p text:style-name="P352">Varg trat die Fetzen der Tür beiseite. Prompt wehte ihm etwas ins Gesicht, und er taumelte – scheinbar orientierungslos. Thorn fluchte. Er hatte wohl eine Ladung Blindheits-Bor abbekommen. <text:span text:style-name="T803">Dafür benötigte man Rattenaugen, aber die hatten sie bei Joran ja zur Genüge gefunden.</text:span> <text:span text:style-name="T746">Thorn</text:span> konnte nur hoffen, <text:soft-page-break/>dass nicht mehr genug übrig war, um auch ihn zu blenden.</text:p>
      <text:p text:style-name="P352">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294">Das effektivste Pulver dürfte er damit losgeworden sein.</text:p>
      <text:p text:style-name="P352">Da schoss ein Speer aus dem Eingang des Hauses, auf Varg zu. Der lenkte die Spitze wie durch ein Wunder von sich ab, indem er mit der Rückseite des Beils den Schaft des Speers traf; der Speer durchstieß die Luft hinter Vargs Rücken.</text:p>
      <text:p text:style-name="P294"><text:span text:style-name="T68">„Lass dich fallen!“, rief Thorn ihm zu, in der Hoffnung, dass der Novize sich so außer Reichweite brachte, und Thorn endlich eingreifen konnte. Der Flammensplitter juckte in seiner linken Hand, </text:span><text:span text:style-name="T165">und er bezwang sich selbst, um seine eiserne Willenskraft in die Hitze fließen zu lassen, die sich in seiner Hand konzentrierte.</text:span></text:p>
      <text:p text:style-name="P353">Ein Arm wagte sich aus der Hütte; der <text:span text:style-name="T681">Alchemist</text:span> versuchte wohl, Varg auch auf dem Boden zu erstechen, solange er noch geblendet war. Thorn beschwor seine innere Leere, um reine Flammen in Richtung der Tür zu schicken, den Stoß zu unterbrechen. Der <text:span text:style-name="T681">Alchemist</text:span> schreckte zurück, und der Finger aus Flammen, den Thorn kurzzeitig entfesselt hatte, hinterließ einen schwarzen Fleck aus Ruß am Türrahmen.</text:p>
      <text:p text:style-name="P353">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353">Er durfte die Hitze nicht sein Herz ergreifen lassen. Die reine Wärme weckte die Emotionen mindestens genauso wie ein Kampf es tat, doch Thorn musste die Distanz zu allem bewahren.</text:p>
      <text:p text:style-name="P295"><text:soft-page-break/><text:span text:style-name="T68">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66">Das flackernde Feuer erhellte den fensterlosen Raum und zeichnete Sekunde für Sekunde neue Bilder.</text:span><text:span text:style-name="T68"> Der </text:span><text:span text:style-name="T247">Alchemist</text:span><text:span text:style-name="T68"> stieß mit dem Speer nach ihm. </text:span><text:span text:style-name="T241">Er konnte noch </text:span><text:span text:style-name="T166">ausweichen, und Thorn sprang nach rechts von der Tür weg, auf der Suche nach seiner Konzentration.</text:span></text:p>
      <text:p text:style-name="P354">Nathan, wie der <text:span text:style-name="T681">Alchemist</text:span> hieß, wenn sich Thorn recht erinnerte, griff mit der einen Hand nach einem weiteren Pulver, das im Zimmer herumlag. Thorn raffte seine Robe und brachte sich in Ordnung.</text:p>
      <text:p text:style-name="P354">Mit einer Feuerwelle hatte er nicht gerechnet. Anscheinend hatten nun auch die <text:span text:style-name="T681">Alchemisten</text:span> eine Mischung für Feuer entdeckt. Doch Thorn merkte, dass es nur sehr schwach war. Die Feuerwelle erreichte ihn zwar, doch er spürte es kaum. Auf Thorns kahlen Schädel waren keine Haare zum versengen mehr. Um ihn rum gingen Papiere in Flammen auf.</text:p>
      <text:p text:style-name="P296"><text:span text:style-name="T68">Er ruhte in sich. </text:span>Das Feuer frisst alles gleichermaßen, ohne Unterschiede. Nichts ist besser als etwas anderes. Nichts ist gut. Ich will nichts. Nichts.<text:span text:style-name="T68"> Die aufwallende Hitze des Kampfes, die Furcht, die Wut, wich der reinen Indifferenz gegenüber allem und jeden, bis kein Gefühl mehr seine reine Seele befleckte.</text:span></text:p>
      <text:p text:style-name="P354">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mit einem Mal Feuer fing. Er interessierte sich nicht einmal für die Schreie, die irgendwann vom Feuer erstickt wurden, und er musste sich nicht dazu zwingen, Mitleid gegenüber dem Mann <text:soft-page-break/>zu unterdrücken, der gerade am lebendigen Leib verbrannte.</text:p>
      <text:p text:style-name="P355">Thorn war absolut leer. Absolut rein.</text:p>
      <text:p text:style-name="P354"/>
      <text:p text:style-name="P355">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355">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567">müssen</text:span>.</text:p>
      <text:p text:style-name="P355">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297">Ein Glückstreffer. Heute wird ein großer Tag für mich. Heute ist der Beginn von etwas Großem.</text:p>
      <text:p text:style-name="P355">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xt:soft-page-break/>te zu seinem Portfolio. Er war nicht nur mächtig, sondern auch gefährlich.</text:p>
      <text:p text:style-name="P298">Ich sollte herausfinden, was er will. Was hat er davon, <text:span text:style-name="T681">Alchemisten</text:span> zu beschäftigen? Er beliefert sogar die Miliz mit Waffen. Warum so ein Risiko eingehen, wenn man vor allem gefeit ist, außer vor dem Orden der heiligen Flamme?</text:p>
      <text:p text:style-name="P355">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298"><text:span text:style-name="T68">Arghan Howl mochte kein Bauer sein. Doch er würde </text:span><text:span text:style-name="T167">die Figur </text:span><text:span text:style-name="T232">nach seinem Willen</text:span><text:span text:style-name="T167"> bewegen</text:span><text:span text:style-name="T68">, </text:span><text:span text:style-name="T167">oder ihn schlagen</text:span><text:span text:style-name="T68">.</text:span></text:p>
      <text:p text:style-name="P355"/>
      <text:p text:style-name="P356">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356">In den Spelunken, in denen sie von ihrem Job schwärmten, wurden sie natürlich dafür verachtet, ihr Leben an einen reichen Wichtigtuer verkauft zu haben. Am Ende des Tages hatte er mit ihnen so wenig gemeinsam wie ein Braunbär mit Waschbären.</text:p>
      <text:p text:style-name="P299"><text:span text:style-name="T68">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text:span><text:soft-page-break/><text:span text:style-name="T68">höchstpersönlich vor. Niemand, den sie kannten, würde sich J‘zharrs Willen widersetzen. Es kam ihnen gar nicht in den Sinn, ihn </text:span>nicht <text:span text:style-name="T68">durchzulassen.</text:span></text:p>
      <text:p text:style-name="P300"><text:span text:style-name="T540">Ein schönes Büro</text:span><text:span text:style-name="T168">, dachte Thorn, als er durch die schweren Doppeltüren trat. </text:span><text:span text:style-name="T570">Etwas unordentlich vielleicht. Doch hier klebt Macht in den Spinnenweben in den Bücherregalen. Sie summt hier durch die Gegend, und dieser Mann fängt sie ein wie ein kostenloses Abendessen.</text:span></text:p>
      <text:p text:style-name="P300"><text:span text:style-name="T280">Thorn hatte Howl bisher nur aus der Ferne gesehen. Er </text:span><text:span text:style-name="T273">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377">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text:soft-page-break/>Blut wurmte, wenn ein Forschungsgegenstand, beispielsweise Bor, <text:span text:style-name="T1">verboten</text:span> war.</text:p>
      <text:p text:style-name="P378">Arghan blickte von seinen Unterlagen auf und schraubte an seinem Okular, um den Mann, der gerade in sein Büro geplatzt war, deutlich ansehen zu können. „Was wollen Sie?“</text:p>
      <text:p text:style-name="P378">Thorn grüßte respektvoll. „Keine Sorge, ich will Sie nicht festnehmen. Aber wir sollten vielleicht im Privaten weiter sprechen.“</text:p>
      <text:p text:style-name="P378">Falls Howl von der wenig subtilen Drohung betroffen war, konnte Thorn <text:span text:style-name="T541">das </text:span>nicht erkennen. Er wies die Leibwächter an, die Tür zu schließen und sie alleine zu lassen.</text:p>
      <text:p text:style-name="P378">„<text:span text:style-name="T541">Mein Name ist Thorn von Hartlingen. Ich jage Alchemisten.“</text:span></text:p>
      <text:p text:style-name="P378">„<text:span text:style-name="T541">Ich bin Arghan Howl, aber das wissen sie ja bereits. Kommen Sie zum Punkt, meine Zeit ist knapp bemessen und Sie haben keinen Termin. Was wollen Sie?“</text:span></text:p>
      <text:p text:style-name="P379">Thorn registrierte, dass er nicht auf dem adeligen „von“ bestand. Anscheinend hatte er nichts gegen die Reformen, die auch ih<text:span text:style-name="T657">n</text:span>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379">Außerdem merkte er, dass Howl seiner Robe nicht das leiseste bisschen Respekt schenkte. In diesem Ausmaß konnte Thorn sich dafür nur einen Grund vorstellen; er stand einem beinharten Atheisten gegenüber, der nicht einsah, Inquisitoren als etwas besseres zu behandeln.</text:p>
      <text:p text:style-name="P387">Hier werde ich mit meinem Status nicht weiterkommen. Umso besser. Dann kann ich ja klar und offen sprechen.</text:p>
      <text:p text:style-name="P379">„Der Name Nathan sagt Ihnen sicher etwas?“ Howl hatte seine Reaktionen außergewöhnlich gut im Griff, doch Thorn war ein Verhörexperte. „Dann muss ich Ihnen mein Beileid aussprechen. Er wurde der <text:span text:style-name="T681">Alchemie</text:span> für schuldig befunden und <text:soft-page-break/>hatte sich gegen die Festnahme gewehrt. Doch seien Sie beruhigt. Seine Seele ist nun gereinigt.“</text:p>
      <text:p text:style-name="P387"><text:span text:style-name="T68">Thorn hatte gegen Ende immer langsamer gesprochen – </text:span><text:span text:style-name="T169">und Howls Augen hatten sich im selben Rhythmus verengt. </text:span><text:span text:style-name="T542">Ich wüsste gerne, ob sie sich nahe standen. </text:span><text:span text:style-name="T169">Sicher konnte er das nicht sagen. Dafür waren die Signale, die Howl aussandte, zu ungenau.</text:span></text:p>
      <text:p text:style-name="P380">„Und nun habe ich Dokumente, die nahelegen, dass Sie in seine Machenschaften involviert waren. Was für ein Skandal wäre das – Arghan Howl, langjähriges Ratsmitglied und stadtweit als exzentrisch bekannter Fabrikant, lässt sich mit der <text:span text:style-name="T681">Alchemie</text:span> ein? <text:span text:style-name="T657">Hat er zuviel Wasserdampf abgekriegt?</text:span>“</text:p>
      <text:p text:style-name="P381">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390">Er wird nicht offenbaren, was er will. Dafür ist er zu klug. Nun, nicht, dass das für mich wichtig wäre. Wenn wir nicht zufällig in dieselbe Richtung rennen können, werde ich ihn eben einfach erpressen.</text:p>
      <text:p text:style-name="P388"><text:span text:style-name="T68">Thorn </text:span><text:span text:style-name="T171">änderte kurz die Stoßrichtung und fuhrt fort</text:span><text:span text:style-name="T68">. „Ich habe im Orden noch eine lange Karriere vor mir. Ich würde sie gerne beschleunigen, und ich glaube, Sie können mir dabei helfen.“ Er machte eine Kunstpause. „Raft.“ Er spie den Namen aus wie einen schlechten Schluck Bier.</text:span></text:p>
      <text:p text:style-name="P381">Howl zuckte mit den Schultern. „Der Ratsinquisitor. Was ist mit ihm?“</text:p>
      <text:p text:style-name="P388"><text:span text:style-name="T68">„Das wissen Sie selbst. Populär, ohne Frage. Eine scharfe Zunge – doch was hat er schon vollbracht? </text:span><text:span text:style-name="T170">Er isoliert sich von der Zusammenarbeit im Rat, um ein gutes Bild abzugeben. Ein Populist, wie er die Sorgen des Volkes und die Hoheit der Sitten betont. </text:span><text:span text:style-name="T259">Er hält </text:span><text:span text:style-name="T170">sich weit genug von der Macht fern, um niemandem gefährlich zu werden, aber seine hübsche Position zu behalten. Rafts Beliebtheit steht in direktem Gegensatz dazu, </text:span><text:soft-page-break/><text:span text:style-name="T170">dass er nichts weiter tun kann, als wie eine nervige Fliege um den riesigen Scheißhaufen herumzufliegen, der sich Rat der Stadt Lagon nennt.“</text:span></text:p>
      <text:p text:style-name="P382">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text:span text:style-name="T681">Alchemie</text:span> reinigen. Ihr Inquisitoren seid so durchschaubar.“ Fügte er bitter hinzu.</text:p>
      <text:p text:style-name="P382">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389"><text:span text:style-name="T68">Howl winkte gelangweilt ab. „Ganz wie Sie meinen. Und nun glauben Sie, mich erpressen zu können, </text:span><text:span text:style-name="T171">um die Leiter zu erklimmen.“</text:span></text:p>
      <text:p text:style-name="P383">Thorn setzte nach. „Ja, weil ich nicht viel verlange, und es für Sie viel einfacher ist, zu tun, was ich will, als sich mit den Problemen auseinanderzusetzen, die ich Ihnen <text:span text:style-name="T640">sonst</text:span> bereiten <text:span text:style-name="T640">würde</text:span>.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383">„Ein geringer Preis für eine große Drohung.“ Howl hätte niemals klar ausgesprochen, dass er verloren hatte. Diese De<text:soft-page-break/>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390"><text:span text:style-name="T68">„Immerhin müssen sie ein praktisches Arrangement dafür aufgeben; noch können Sie im Rat schalten und walten, wie sie wollen, und die Inquisition tut so, als würde sie etwas dagegen tun, dass Sie unsere hoch geliebten Sitten so mit Füßen treten. </text:span><text:span text:style-name="T172">M</text:span><text:span text:style-name="T68">it mir an seiner Stelle </text:span><text:span text:style-name="T172">müssten Sie </text:span><text:span text:style-name="T68">damit rechnen, dass </text:span><text:span text:style-name="T172">ich die Gesetze J‘zharrs im Notfall mit aller Macht der Flamme verteidige. Kein Wunder, dass Ihnen meine Bedingungen nicht gefallen.“</text:span></text:p>
      <text:p text:style-name="P384">Howl zeigte sich unbeeindruckt. „Dann werden Sie mich eben aus dem Verkehr ziehen, wenn Sie erst einmal Ratsinquisitor sind. Wenn ich ihr Angebot annehmen würde, würde ich mir höchstens Zeit kaufen. Dafür mache ich mich nicht zu Ihrem Vasallen.“</text:p>
      <text:p text:style-name="P384">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391">Ich habe ihn an der Angel. Nicht nur, dass ich ihn unter Druck setze, er weiß jetzt, was ich will, und kann mich berechnen. Er ist im Herzen Wissenschaftler, er wird rechnen. Und <text:soft-page-break/>die Rechnung wird zu meinen Gunsten ausfallen.</text:p>
      <text:p text:style-name="P385">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385">Mit einem Mal standen die Zahnräder still und fast wäre zum Zeichen der abgeschlossenen Aufgabe etwas Dampf aus den Ohren Howls geschossen.</text:p>
      <text:p text:style-name="P386">„Habe ich denn eine Wahl?“</text:p>
      <text:p text:style-name="P386"/>
      <text:h text:style-name="P688" text:outline-level="1"><text:bookmark-start text:name="__RefHeading___Toc11465_397508406"/>Joran – Howl macht Labor dicht und befragt ihn, Joran bereut, dass er so ein Feigling war<text:bookmark-end text:name="__RefHeading___Toc11465_397508406"/></text:h>
      <text:p text:style-name="P412"/>
      <text:p text:style-name="P412"><text:bookmark-start text:name="__RefHeading___Toc10967_578052989"/>Joran erwachte und sofort war ihm schlecht. Nicht, weil er etwas falsches gegessen hätte. Oder <text:span text:style-name="T568">weil er </text:span><text:span text:style-name="T22">gefoltert</text:span><text:span text:style-name="T568"> worden war. Sondern weil das gesamte teure Labor um ihn, mitsamt Reagenzien, alchemistischen Instrumenten, Möbeln, teuren Geräten komplett verwüstet und zerstört war.</text:span><text:bookmark-end text:name="__RefHeading___Toc10967_578052989"/></text:p>
      <text:p text:style-name="P412"><text:bookmark-start text:name="__RefHeading___Toc10969_578052989"/>Joran hatte viel Hoffnung in diesen Raum gesteckt. Er hatte gehofft, hier könnte er endlich seine unendlich<text:span text:style-name="T640">e</text:span> Neugier befriedigen. Die Mysterien erkunden, die in dem verflixten Wirkstoff zu finden waren.<text:bookmark-end text:name="__RefHeading___Toc10969_578052989"/></text:p>
      <text:p text:style-name="P412"><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12"><text:bookmark-start text:name="__RefHeading___Toc10973_578052989"/><text:span text:style-name="T1">Muss ich noch irgendwelche Beweise vernichten?</text:span><text:span text:style-name="T68"> Er sah sich um. </text:span>Nein, kein Bor. <text:span text:style-name="T1">Ich bin auf der sicheren Seite. </text:span><text:span text:style-name="T35">Und die </text:span><text:soft-page-break/><text:span text:style-name="T35">Unterlagen haben sie ja sowieso schon alle mitgenommen. Ich denke aber nicht, dass man auf ihnen einen klaren Hinweis auf Bor findet. Nun j</text:span><text:span text:style-name="T569">a.</text:span><text:bookmark-end text:name="__RefHeading___Toc10973_578052989"/></text:p>
      <text:p text:style-name="P412"><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12"><text:bookmark-start text:name="__RefHeading___Toc10977_578052989"/><text:span text:style-name="T1">Wie kann man nur so mit Instrumenten des Wissens umgehen? Wenn er wüsste, was sie kosten, und welche Geheimnisse man damit enthüllen könnte? Arroganter Zelot</text:span>.<text:bookmark-end text:name="__RefHeading___Toc10977_578052989"/></text:p>
      <text:p text:style-name="P412"><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text:span text:style-name="T657">u</text:span>rden solche Dinge plötzlich wichtig.<text:bookmark-end text:name="__RefHeading___Toc10979_578052989"/></text:p>
      <text:p text:style-name="P412"><text:bookmark-start text:name="__RefHeading___Toc10981_578052989"/><text:span text:style-name="T1">Und die können das einfach machen. Tür eintreten, Gewalt verursachen, wieder gehen.</text:span><text:span text:style-name="T68"> Er hielt inne. </text:span>Leute foltern, Geständnisse erpressen.<text:bookmark-end text:name="__RefHeading___Toc10981_578052989"/></text:p>
      <text:p text:style-name="P412"><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412"><text:bookmark-start text:name="__RefHeading___Toc10985_578052989"/><text:span text:style-name="T1">Immerhin hat er dir doch schon alles beigebracht, was er wusste, und das war nicht viel. Er hatte seinen Wert bereits verloren.</text:span> <text:span text:style-name="T68">Joran versetzte sich selbst eine Ohrfeige. So durfte er nicht denken, das wusste er.</text:span><text:bookmark-end text:name="__RefHeading___Toc10985_578052989"/></text:p>
      <text:p text:style-name="P412"><text:bookmark-start text:name="__RefHeading___Toc10987_578052989"/>Doch nun musste er Howl das Schlamassel erklären. Mit dem Argument, dass er gefoltert wurde, konnte er ihm nicht kommen. Er hatte ja nicht mal Wunden, sein Gesicht war nur etwas heiß geworden. Konnte man da überhaupt von Folter sprechen?<text:bookmark-end text:name="__RefHeading___Toc10987_578052989"/></text:p>
      <text:p text:style-name="P414"><text:bookmark-start text:name="__RefHeading___Toc10989_578052989"/>Verdammte… bei J‘zharr.<text:bookmark-end text:name="__RefHeading___Toc10989_578052989"/></text:p>
      <text:p text:style-name="P412"><text:bookmark-start text:name="__RefHeading___Toc10991_578052989"/><text:span text:style-name="T68">Das war der schlimmste Fluch, den Joran kannte; einfach </text:span><text:soft-page-break/><text:span text:style-name="T68">normal J‘zharr anzurufen. Die Gläubigen taten das natürlich den ganzen Tag, doch er hoffte, er spottete dem toten Gott damit. </text:span><text:span text:style-name="T1">Vielleicht sollte ich nicht seinen Namen rufen, immerhin kamen nach meinem ganzen Gefluche diese beiden Schergen.</text:span><text:span text:style-name="T68"> Er musste lachen. Jetzt glaubte er schon an übernatürliches.</text:span><text:bookmark-end text:name="__RefHeading___Toc10991_578052989"/></text:p>
      <text:p text:style-name="P412"><text:bookmark-start text:name="__RefHeading___Toc10993_578052989"/>Er würde sich etwas anderes einfallen lassen müssen.<text:bookmark-end text:name="__RefHeading___Toc10993_578052989"/></text:p>
      <text:p text:style-name="P412"><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12"/>
      <text:p text:style-name="P718"><text:bookmark-start text:name="__RefHeading___Toc10997_578052989"/><text:span text:style-name="T479">„</text:span><text:span text:style-name="T525">Sie werden </text:span><text:span text:style-name="T479">erwartet.“ Die Sekretärin sah von ihrem Schreibtisch auf. „Auch wenn ich mich wundere, dass </text:span><text:span text:style-name="T525">Sie </text:span><text:span text:style-name="T479">schon da </text:span><text:span text:style-name="T525">sind</text:span><text:span text:style-name="T479">. Der Botenjunge ist erst vor fünf Minuten los.“</text:span><text:bookmark-end text:name="__RefHeading___Toc10997_578052989"/></text:p>
      <text:p text:style-name="P412"><text:bookmark-start text:name="__RefHeading___Toc10999_578052989"/>Joran sah zu Boden. „Ich sollte das besser nur mit Howl besprechen.“<text:bookmark-end text:name="__RefHeading___Toc10999_578052989"/></text:p>
      <text:p text:style-name="P412"><text:bookmark-start text:name="__RefHeading___Toc11001_578052989"/>Sie nickte. „Das ist sicher das beste.“ Sie drehte sich zu den beiden Leibwächtern um. „<text:span text:style-name="T804">Wachen, l</text:span>ass<text:span text:style-name="T804">en Sie</text:span> ihn rein!“<text:bookmark-end text:name="__RefHeading___Toc11001_578052989"/></text:p>
      <text:p text:style-name="P412"><text:bookmark-start text:name="__RefHeading___Toc11003_578052989"/><text:span text:style-name="T68">Die beiden Schränke hielten ihm die Tür auf und er betrat Howls Büro, unordentlich wie immer, nur dass Howl, der sonst einen Ruhepol in der Raummitte bot, </text:span><text:span text:style-name="T196">heute selbst aufgewühlt wirkte. Er blickte auf und musste wieder einmal sein Okular ausrichten.</text:span><text:bookmark-end text:name="__RefHeading___Toc11003_578052989"/></text:p>
      <text:p text:style-name="P412"><text:bookmark-start text:name="__RefHeading___Toc11005_578052989"/>„Du bist schnell da, dafür dass ich dich eben erst habe rufen lassen.“<text:bookmark-end text:name="__RefHeading___Toc11005_578052989"/></text:p>
      <text:p text:style-name="P412"><text:bookmark-start text:name="__RefHeading___Toc11007_578052989"/>Joran räusperte sich verlegen. „Nun, es ist etwas passiert. Aber warum ha<text:span text:style-name="T703">st du</text:span> mich denn rufen lassen? Es scheint wichtig zu sein.“<text:bookmark-end text:name="__RefHeading___Toc11007_578052989"/></text:p>
      <text:p text:style-name="P412"><text:bookmark-start text:name="__RefHeading___Toc11009_578052989"/>Howl legte den Papierstapel zur Seite, den er gerade in der Hand hatte. „Nathan ist tot. J‘zharrs bekloppte Schergen.“<text:bookmark-end text:name="__RefHeading___Toc11009_578052989"/></text:p>
      <text:p text:style-name="P412"><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12"><text:bookmark-start text:name="__RefHeading___Toc11013_578052989"/><text:soft-page-break/><text:span text:style-name="T68">Howl hatte nun eine ruhigere Stimme. „Umso besser, dass du hier bist. Vielleicht musst du untertauchen, die anderen auch. Keine Sorge, darum kümmern wir uns. </text:span><text:span text:style-name="T197">Wieso bist du überhaupt schon so früh hier?“</text:span><text:bookmark-end text:name="__RefHeading___Toc11013_578052989"/></text:p>
      <text:p text:style-name="P412"><text:bookmark-start text:name="__RefHeading___Toc11015_578052989"/>„Mein Labor wurde auch verwüstet“, sagte Joran kleinlaut. <text:span text:style-name="T657">Und spontan entschied er sich, zu lügen. </text:span>„Zum Glück war ich gerade draußen, beim Spazieren kann ich besser nachdenken. Doch die Ausrüstung ist komplett hinüber, die Reagenzien kann man vergessen, und alle Unterlagen haben sie mitgenommen. Ich hoffe nur, die führen nicht auf <text:span text:style-name="T703">dich </text:span>zurück…“ <text:span text:style-name="T657">Er log nicht gerne; aber in dem Chaos hier sah es so aus, als könnte er gut damit davonkommen.</text:span><text:bookmark-end text:name="__RefHeading___Toc11015_578052989"/></text:p>
      <text:p text:style-name="P412"><text:bookmark-start text:name="__RefHeading___Toc11017_578052989"/><text:span text:style-name="T68">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68">, vermutete Joran. „</text:span><text:span text:style-name="T198">Mehr hast du nicht mitgekriegt?“</text:span><text:bookmark-end text:name="__RefHeading___Toc11017_578052989"/></text:p>
      <text:p text:style-name="P412"><text:bookmark-start text:name="__RefHeading___Toc11019_578052989"/>Joran sah schuldbewusst zu Boden. „Nein, nur den angerichteten Schaden. Es hatte auch niemand was gesehen…“<text:bookmark-end text:name="__RefHeading___Toc11019_578052989"/></text:p>
      <text:p text:style-name="P412"><text:bookmark-start text:name="__RefHeading___Toc11021_578052989"/><text:span text:style-name="T68">„</text:span><text:span text:style-name="T198">Ist egal, wir wissen eh genug. </text:span><text:span text:style-name="T68">Ich kenne den Inquisitor, der dafür verantwortlich ist. Er hat uns hier auch schon einen Besuch abgestattet.“ Joran konnte einen erschreckten Laut nicht zurückhalten. „Keine Sorge, lass das </text:span><text:span text:style-name="T198">mein</text:span><text:span text:style-name="T68"> Problem sein. Ich werde schon mit ihm fertig, da lass ich mir etwas einfallen. Und dann kommen wir vielleicht noch mit ein paar blauen Flecken aus der ganzen Affäre heraus. Und ohne, dass hier lauter Roben mit ihren göttlichen Leichenteilen herum spazieren und alles in Schutt und Asche legen.“ Howl fluchte abermals.</text:span><text:bookmark-end text:name="__RefHeading___Toc11021_578052989"/></text:p>
      <text:p text:style-name="P412"><text:bookmark-start text:name="__RefHeading___Toc11023_578052989"/><text:span text:style-name="T68">Joran </text:span><text:span text:style-name="T198">blickte ihn niedergeschlagen an</text:span><text:span text:style-name="T68">. „Dann ist die Forschung…“</text:span><text:bookmark-end text:name="__RefHeading___Toc11023_578052989"/></text:p>
      <text:p text:style-name="P412"><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text:soft-page-break/>noch ein wenig weiter herab. „Nein, du erfindest mal besser nur noch mundane, technische Sachen. Du hast doch das letzte Mal etwas über einen Schraubendreher gesagt?“<text:bookmark-end text:name="__RefHeading___Toc11025_578052989"/></text:p>
      <text:p text:style-name="P412"><text:bookmark-start text:name="__RefHeading___Toc11027_578052989"/>Joran seufzte. „Ja, habe ich… aber Metall ist so langweilig.“<text:bookmark-end text:name="__RefHeading___Toc11027_578052989"/></text:p>
      <text:p text:style-name="P412"><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12"><text:bookmark-start text:name="__RefHeading___Toc11031_578052989"/>Joran schluckte. „Ähm…“, doch Howl winkte ab und drehte wieder an seinem Okular.<text:bookmark-end text:name="__RefHeading___Toc11031_578052989"/></text:p>
      <text:p text:style-name="P412"><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12"/>
      <text:p text:style-name="P412"><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12"><text:bookmark-start text:name="__RefHeading___Toc11037_578052989"/><text:span text:style-name="T1">Ist meine Verantwortung dann hiermit vorbei?</text:span><text:span text:style-name="T68"> Er brauchte sich nichts vormachen. Für Nathans Tod trug er die volle Verantwortung, auch wenn niemand davon wusste. </text:span>Außer den Inquisitoren.<text:bookmark-end text:name="__RefHeading___Toc11037_578052989"/></text:p>
      <text:p text:style-name="P412"><text:bookmark-start text:name="__RefHeading___Toc11039_578052989"/><text:span text:style-name="T1">Ich kann das nicht länger verleugnen.</text:span> <text:span text:style-name="T68">Joran gab sich einen Ruck, und stürzte die Reue wie einen randvollen Becher hinunter, ließ das saure Gefühl seine Kehle herab rinnen und spürte, wie sie sich ätzend in seinem Inneren verbreitete. </text:span><text:span text:style-name="T1">Ich habe Nathan getötet. Ohne mich wäre er noch am Leben. Ich habe ihn getötet.</text:span><text:bookmark-end text:name="__RefHeading___Toc11039_578052989"/></text:p>
      <text:p text:style-name="P412"><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text:span text:style-name="T702">das Vertrauen in </text:span>seine Fähigkeiten, zerflossen in kürzester Zeit zu einem dampfenden Haufen undefinier<text:soft-page-break/>bare Grütze.<text:bookmark-end text:name="__RefHeading___Toc11041_578052989"/></text:p>
      <text:p text:style-name="P412"><text:bookmark-start text:name="__RefHeading___Toc11043_578052989"/><text:span text:style-name="T1">Sie haben mir nur mit Folter gedroht</text:span>, <text:span text:style-name="T68">dachte er. </text:span><text:span text:style-name="T1">Nathan wäre vielleicht noch am Leben, wenn ich nur ein bisschen mehr vertragen würde. Wenigstens könnte er noch weitermachen, so kann es keiner von uns.</text:span><text:span text:style-name="T68">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23">können</text:span><text:span text:style-name="T1"> sich alles erlauben in Lagon.</text:span><text:bookmark-end text:name="__RefHeading___Toc11043_578052989"/></text:p>
      <text:p text:style-name="P412"><text:bookmark-start text:name="__RefHeading___Toc11045_578052989"/><text:span text:style-name="T68">Joran verfluchte die Stadt, er verfluchte den Orden, er verfluchte die Insel, auf der alle Lagoner seit dem </text:span>dummen<text:span text:style-name="T68"> Götterkrieg fest saßen, er verfluchte die Angst, die alle hier hatten.</text:span><text:bookmark-end text:name="__RefHeading___Toc11045_578052989"/></text:p>
      <text:p text:style-name="P412"><text:bookmark-start text:name="__RefHeading___Toc11047_578052989"/><text:span text:style-name="T1">Angst? Wenn ich keine Angst gehabt hätte, wäre Nathan jetzt noch am Leben. </text:span><text:span text:style-name="T68">Nun, vielleicht waren an dieser Angst wenigstens auch alle </text:span><text:span text:style-name="T260">A</text:span><text:span text:style-name="T68">nderen Schuld.</text:span><text:bookmark-end text:name="__RefHeading___Toc11047_578052989"/></text:p>
      <text:p text:style-name="P412"><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15">Vielleicht hätte ich zumindest ein bisschen Folter ertragen. Das wäre ich Nathan schuldig gewesen. Nicht, dass es etwas geändert hätte, sie hätten es so oder so aus mir heraus bekommen. Wie viel Folter muss man ertragen, um einen Verrat wiedergutzumachen?</text:p>
      <text:p text:style-name="P463">Er hoffte, dass Philosophie von seiner Reue befreite, doch gegen das lauernde Gefühl half alle Gedankenakrobatik nichts.</text:p>
      <text:p text:style-name="P414"><text:bookmark-start text:name="__RefHeading___Toc11051_578052989"/>Eines Tages werde ich keine Angst mehr haben. Eines Tages habe ich mehr Bor im Gepäck. Dann werden mir diese Hornochsen mit ein bisschen Feuer nichts mehr anhaben können. <text:span text:style-name="T571">Ich komme wieder.</text:span><text:bookmark-end text:name="__RefHeading___Toc11051_578052989"/></text:p>
      <text:p text:style-name="P412"><text:bookmark-start text:name="__RefHeading___Toc11053_578052989"/><text:soft-page-break/>Jorans Schritt wurde fester, und er ging in Richtung der Baracke, in der er wohnte. <text:span text:style-name="T572">E</text:span>rstmal ausschlafen.<text:bookmark-end text:name="__RefHeading___Toc11053_578052989"/></text:p>
      <text:p text:style-name="P255"><text:bookmark-start text:name="__RefHeading___Toc11055_578052989"/>Ich komme wieder, mit mehr Bor, als ihr vertragen könnt. Und ich werde euren Starrsinn <text:span text:style-name="T658">zerstampfen</text:span>, die Überreste eures Gottes, euren Glauben und euren gesamten Orden.<text:bookmark-end text:name="__RefHeading___Toc11055_578052989"/></text:p>
      <text:p text:style-name="P255"/>
      <text:h text:style-name="P686" text:outline-level="1"><text:bookmark-start text:name="__RefHeading___Toc12250_1018655533"/>Dania – <text:span text:style-name="T389">trifft Marcin und spioniert Gabor aus</text:span><text:bookmark-end text:name="__RefHeading___Toc12250_1018655533"/></text:h>
      <text:p text:style-name="P23"/>
      <text:p text:style-name="P411">Dania erwachte. <text:span text:style-name="T544">Auch wenn ihr Kopf schmerzte, </text:span>war <text:span text:style-name="T544">das erst mal</text:span> eine Erleichterung für si<text:span text:style-name="T544">e.</text:span> <text:span text:style-name="T658">Davon konnte sie nach einer solchen Begegnung nicht ausgehen</text:span>. <text:span text:style-name="T536">Die Miliz war nicht gerade zimperlich, wenn man sie verarschte. Und immerhin war Dania Kronzeugin dafür, dass der Soldat Prostitution in Anspruch genommen hatte, worauf die Todesstrafe stand – andere hätten sie nicht am Leben gelassen. Auch wenn es unwahrscheinlich war, dass sie aussagte</text:span>. <text:span text:style-name="T573">Immerhin wollte sie nicht selbst von den Inquisitoren gereinigt werden.</text:span></text:p>
      <text:p text:style-name="P411">Sie war dennoch beunruhigt, denn der Ort gefiel ihr weniger; <text:span text:style-name="T543">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P563">In diesem Moment kam ein Mann ins Zimmer und <text:span text:style-name="T543">unterbrach </text:span>ihre Selbstbetrachtung. Er sah ein wenig finster aus. <text:span text:style-name="T18">Dieser Mann hat noch nie jemandem eine Freude gemacht.</text:span> <text:span text:style-name="T543">E</text:span>r war um die dreißig, schlecht rasiert und hatte etwa kinnlange schwarze Haare, die <text:span text:style-name="T543">anscheinend </text:span>von einem <text:span text:style-name="T543">nicht </text:span>sehr talentierten Straßen<text:span text:style-name="T658">kind</text:span> geschnitten worden waren. Er trug einen langen, schwarzen, abgewetzten Ledermantel, der schon ein paar Klingen abgekriegt hatte, und unter dem eine ganze Waf<text:soft-page-break/>fenkammer verstecken konnte. Auf <text:span text:style-name="T543">seinem </text:span>Kopf <text:span text:style-name="T543">ruhte </text:span>eine schwarze Ballonmütze, das Markenzeichen der <text:span text:style-name="T574">e</text:span>hrbaren Diebe.</text:p>
      <text:p text:style-name="P411">„Ah, du bist aufgewacht, wie ich sehe.“ sagte er <text:span text:style-name="T543">mit einem Lächeln, das seine Augen nicht erreichte.</text:span></text:p>
      <text:p text:style-name="P411">Dania schnaubte. „Soll ich mich jetzt vielleicht bedanken?“</text:p>
      <text:p text:style-name="P411"><text:span text:style-name="T543">Sein </text:span>Lachen <text:span text:style-name="T543">war zynisch</text:span>. „Wie wir uns jeden Morgen bei J‘zharr bedanken sollten, dass er uns wieder in Ruhe gelassen hat und uns seine ewige Reinheit für noch nen Tag erspart bleibt“, sagte er sarkastisch.<text:span text:style-name="T543"> „Ich habe dir ja keinen Kaffee ans Bett gebracht. Dafür würde ich Dankbarkeit verlangen. Für alles andere verlange ich nur eine Gegenleistung.“</text:span></text:p>
      <text:p text:style-name="P411"><text:span text:style-name="T544">Dania sah sich um. </text:span>„<text:span text:style-name="T544">Wo ist meine Tasche?“ Sie versuchte angestrengt, sich zu erinnern, doch ihre Kopfschmerzen hielten sie bald davon ab. „Ohne die </text:span>habe ich keinen müden Flammling mehr in meinen Taschen.“ <text:span text:style-name="T544">Sie erinnerte sich an ihren Beruf.</text:span> „Wie kann ich dich denn sonst so belohnen, mein tapferer Held? Wenn du dir das nicht bereits alles genommen hast, während ich schlief.“</text:p>
      <text:p text:style-name="P411">„Nein, daran bin ich nicht interessiert… <text:span text:style-name="T544">meine Währung sind zwar Gefallen, doch</text:span> mir fällt eine bessere Verwendung deiner Talente ein. <text:span text:style-name="T544">D</text:span>u weißt <text:span text:style-name="T544">ja, dass man die Gefallen eines ehrbaren Diebes besser zurückzahlt, und einen Gefallen habe ich dir erwiesen</text:span>. Mich nennt man Marcin, hast du auch einen Namen?“</text:p>
      <text:p text:style-name="P411">„Ich heiße Son<text:span text:style-name="T658">i</text:span>a.“ log sie.</text:p>
      <text:p text:style-name="P411">„<text:span text:style-name="T574">Guten Tag, ich bin Q‘holi, der unheilige Gott des Wassers</text:span>“, erwiderte er sarkastisch. „Du brauchst gar nicht erst versuchen, mich zu verarschen, das haben schon klügere versucht. <text:span text:style-name="T574">Wie heißt du wirklich?</text:span>“</text:p>
      <text:p text:style-name="P411">„<text:span text:style-name="T544">Wie auch immer</text:span>, <text:span text:style-name="T544">dann bin ich eben </text:span>Dania. <text:span text:style-name="T544">Seit wann zählt der echte Name einer Hure? Du bist wohl einer von den Sentimentalen. </text:span>Was willst du von mir?“</text:p>
      <text:p text:style-name="P411"><text:span text:style-name="T544">Marcin ignorierte ihre Bemerkung, auch wenn seine Züge klar verrieten, dass er keine Spur sentimental war. </text:span>„Mit deinen Talenten kommt man doch bestimmt ganz gut an gewisse Infor<text:soft-page-break/>mationen, richtig? Ich brauche eine Spionin, die sich nicht zu mir zurückverfolgen lässt. Ich habe da einen gewissen Konkurrenten namens Gabor, weißt du, der hat den Fehler gemacht, sein <text:span text:style-name="T590">R</text:span>evier direkt neben meinem zu haben.... erzähl mir, wo er schläft, und der Gefallen ist vergolten.“</text:p>
      <text:p text:style-name="P411">Dania wagte sich vor. „Der Aufwand und das Risiko ist aber um einiges höher als der, den du hattest, als du mich gerettet hast...“</text:p>
      <text:p text:style-name="P411"><text:span text:style-name="T68">„Na gut, ich stelle dir ein sauberes Kleid und </text:span><text:span text:style-name="T173">etwas</text:span><text:span text:style-name="T68"> </text:span><text:span text:style-name="T176">Geld</text:span><text:span text:style-name="T68">. Du hast </text:span><text:span text:style-name="T204">vier</text:span><text:span text:style-name="T68"> Tage Zeit. Außerdem hast du noch nie meinen Namen gehört, mich noch nie gesehen, vergessen, wo sich dieses Versteck befindet und zwar auch, wenn </text:span><text:span text:style-name="T1">meine</text:span><text:span text:style-name="T68"> Leute dich fragen. Du hast hier keine Rückendeckung, verstanden? Keine Spur darf zu mir führen. Ich hole dir ein Ersatzkleid.“</text:span></text:p>
      <text:p text:style-name="P411">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P411"/>
      <text:p text:style-name="P411">Dania konnte sich <text:span text:style-name="T642">den</text:span> Namen <text:span text:style-name="T642">der Hure </text:span>nie merken, doch konnte es vermeiden, dass sie es merkte. Niemand kannte die Straße so gut wie sie, doch ihre Gegenwart war Dania doch etwas unangenehm.</text:p>
      <text:p text:style-name="P411"><text:span text:style-name="T1">Wie lange muss ich das noch machen? Wie lange kann ich das noch machen? Wie lange, bis ich so werde, wie die da?</text:span><text:span text:style-name="T68"> Solche Gedanken plagten sie immer wieder, doch diese Frau stieß sie geradezu mit dem Kopf darauf.</text:span></text:p>
      <text:p text:style-name="P411">„<text:span text:style-name="T545">Gabor? Das ist doch dieser komische… der hat aber nicht unbedingt das beste Zeug gerade, das ist dir auch klar, oder?“ Die Hure, die ein paar Jahre älter als Dania war, hatte gerade noch genug Zähne, damit sie verstehen konnte, was sie sagte. </text:span><text:soft-page-break/><text:span text:style-name="T545">„Ich meine, es ist nett, dass er sich so um die Kinder kümmert, immerhin gibt er ihnen eine Arbeit. Ich glaube, von meinen habe ich ihm auch mal zwei gegeben. Ich hoffe, er hat ihnen schöne Namen gegeben.“</text:span></text:p>
      <text:p text:style-name="P411">Dania stutzte. „Kinder? Was für Kinder?“</text:p>
      <text:p text:style-name="P411">„Ach, du glückliche hattest noch nie welche, nicht wahr?“ Dania war stolz darauf, dass sie das bisher immer hatte vermeiden können. Sie glaubte, dass ihr reiner Wunsch, keine zu bekommen, ausreichte. <text:span text:style-name="T658">V</text:span>ielleicht hatte sie auch einfach nur Glück, oder in einem Körper, der so viel Brocken zu sich nahm, wollte sich niemand einnisten. „Nun, er nimmt sie immer auf, die <text:span text:style-name="T549">Jungs</text:span>, die keine Familie haben. Ist wie ein Vater für sie. Hm, manchmal auch die, deren echten Vater er kurz vorher abgestochen hat. Aber zugegeben, danach brauchen sie nun mal nen neuen, oder nicht?“</text:p>
      <text:p text:style-name="P411">Dania konnte sich dieser Logik nicht erwehren.</text:p>
      <text:p text:style-name="P411">„<text:span text:style-name="T546">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P411">Nicht, dass sie darauf Lust gehabt hätte. Sie hoffte, dass sie ihren Auftrag auch ohne so etwas erledigen konnte. Kinder waren ja generell etwas vorlaut, vielleicht würden sie von selbst reden.</text:p>
      <text:p text:style-name="P411">„Also drei seiner Jungs stehen immer in diesem Hof, ein paar Blocks in die Richtung. Nicht zu verfehlen, die malen immer so Blumen an die Wände, wenn ihnen langweilig ist. <text:span text:style-name="T547">Hässliche Blumen, allerdings. Und ihr Brocken schmeckt auch nach Blumen. Also wenn ich du wäre, würde ich mein Zeug eher im Osten holen.“</text:span></text:p>
      <text:p text:style-name="P411"><text:soft-page-break/>Dania bedankte sich und ging los. <text:span text:style-name="T548">Die Straße fühlte sich heute leichter an, und die Münzen, die sie in der Tasche hatte, nahmen ihrem Schritt die Schwerfälligkeit, die sie sonst durch die Gassen trieb. </text:span><text:span text:style-name="T19">Wenn man für die Diebe arbeitet, verdient man sein Geld wohl leichter. </text:span><text:span text:style-name="T548">Die </text:span><text:span text:style-name="T19">ehrbaren</text:span><text:span text:style-name="T548"> Diebe, korrigierte sie sich. Denn Marcin hatte sie gut behandelt, alles in allem. Sie war nicht einmal vergewaltigt worden, er hatte ihr sogar noch ein paar Münzen gegeben. Obwohl er nicht mit ihr geschlafen hatte.</text:span></text:p>
      <text:p text:style-name="P411">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text:span text:style-name="T517">Mir bleibt wohl nichts anderes übrig, als mitzuspielen. Vielleicht kann ich mich ja beweisen, und er lässt mich weiter für ihn arbeiten.</text:span><text:span text:style-name="T479"> </text:span><text:span text:style-name="T494">Sie </text:span><text:span text:style-name="T505">gab</text:span><text:span text:style-name="T494"> ihre Unabhängigkeit ungern auf, doch so wie es aussah, blieb ihr vielleicht keine andere Wahl.</text:span></text:p>
      <text:p text:style-name="P413">Immerhin hat er mich nicht angefasst. Unter diesen Umständen war es schon angenehmer, für einen Dieb zu arbeiten. Einen ehrbaren Dieb.</text:p>
      <text:p text:style-name="P411">„<text:span text:style-name="T549">Süßkram! Schokolade, Honiggebäck! Nur einen Flammling pro Stück!“ Eine Kinderstimme riss sie aus ihren Gedanken. Ein kleines Mädchen stand am Straßenrand und verkaufte Leckereien aus einem Bauchladen heraus.</text:span></text:p>
      <text:p text:style-name="P413">Etwas Süßes! Perfekt. Damit kann ich sicher einen von den Kleinen bestechen.</text:p>
      <text:p text:style-name="P411">Sie sprach sie an. „Schokolade, sagst du? Davon würde ich eine nehmen.“ Dania hielt inne. „Ist das Gabors Qualität?“</text:p>
      <text:p text:style-name="P411">Das Mädchen sah aus, als hätte sie auf etwas bitteres gebissen. „Gabor? Nein.“ Sie spuckte auf den Boden. „Dem sein Zeug ist Schund. Meine sind viel leckerer!“</text:p>
      <text:p text:style-name="P411"><text:soft-page-break/>Dania fragte sich, ob sie etwas gegen Gabor hatte, so wie sie sich aufführte… „Was ist denn mit Gabor? Ich meine, so wie du guckst… wollte er dich etwa nicht in seiner Familie?“, bohrte Dania nach.</text:p>
      <text:p text:style-name="P411">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P411">Dania bezahlte und nahm sich eine Tafel Schokolade aus dem Bauchladen. „Er verdient mehr? Verkauft er Brocken?“</text:p>
      <text:p text:style-name="P411">Die Kleine nickte. „Nicht weit von hier, ich besuche ihn oft. Er hat jetzt ganz viele Brüder, doch mich mag er immer noch am liebsten.“ Sie grinste schelmisch.</text:p>
      <text:p text:style-name="P411"><text:span text:style-name="T68">Dania fragte sich, was wohl ihren Eltern passiert war, doch sie schob den unangenehmen Gedanken beiseite. „</text:span><text:span text:style-name="T175">Besuchst du ihn nur bei der Arbeit, oder auch mal zuhause?“ Langsam wagte sie sich näher an die Informationen, die sie wollte.</text:span></text:p>
      <text:p text:style-name="P411">Das Mädchen schüttelte traurig den Kopf. „Ich weiß nicht mal, wo er wohnt, und wenn er mal länger weg ist, kann ich ihn nicht finden und mache mir tagelang Sorgen. Einmal habe ich ihn gefragt. Er hat mich nur erschrocken angesehen und gesagt, er darf mir das nicht sagen… und als ich nachgebohrt habe, hat er nur auf seinen Kumpel gezeigt. Der hatte einen gebrochenen Arm, und hat trotzdem noch weiterverkaufen müssen. Da habe ich lieber den Mund gehalten. Und mir noch mehr Sorgen gemacht.“</text:p>
      <text:p text:style-name="P411">Dania nickte verständnisvoll. „Das tut mir leid. Naja, ich muss weiter. Nett, dich kennenzulernen! Pass auf dich auf. Und viel Glück mit deinem Bruder!“ Sie verabschiedete sich und ging.</text:p>
      <text:p text:style-name="P411">Ein Stück Schokolade würde ihr wahrscheinlich nicht viel weiterhelfen, wenn die Kinder Gefahr liefen, geschlagen zu <text:soft-page-break/>werden. <text:span text:style-name="T550">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P411">Im Eingang lehnte ein Junge, etwa elf Jahre alt. Er hatte die Hände in den Hosentaschen und musterte sie mit abgebrühtem Blick. Es war klar, dass er diesen Job nicht erst seit kurzem machte. <text:span text:style-name="T551">Dania beschloss, erst einmal etwas zu kaufen.</text:span></text:p>
      <text:p text:style-name="P411">„<text:span text:style-name="T551">Fünf Flammlinge. Für dreizehn kriegst du das dreifache, klar? Ist im Angebot.“ Der Junge spuckte auf den Boden.</text:span></text:p>
      <text:p text:style-name="P411">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P411">Dania beschloss es weiter zu treiben und machte einen Knicks, woraufhin der Junge kichern musste. Sie ging an ihm vorbei. „Guten Abend, Jungs!“</text:p>
      <text:p text:style-name="P411">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P411">Sie verbeugte sich gegenüber beiden, was der ältere mit einem irritierten Blick hin nahm. Der jüngere jedoch fand das ausgesprochen witzig und grinste sie an. „Die Dame“, sagte er und deutete auf den Tisch. Er war niedrig und Dania musste <text:soft-page-break/>sich ziemlich herunter beugen, um das Brocken ziehen zu können.</text:p>
      <text:p text:style-name="P411">Freude. Es <text:span text:style-name="T643">schießt</text:span> ihr durch die Nase und sofort in den Kopf.<text:span text:style-name="T1"> Wohlerzogen.</text:span> Sie <text:span text:style-name="T643">hebt</text:span> den Kopf in den Nacken <text:span text:style-name="T552">und genießt das Kribbeln. Kribbeln. Kribbeln. Senkt den Kopf wieder und sieht den Kleinen selig an. „Danke“, sagt Dania aus vollem Herzen.</text:span></text:p>
      <text:p text:style-name="P411">Der Junge macht eine wohlwollende Geste und antwortet mit „Gern geschehen. Haben <text:span text:style-name="T805">S</text:span>ie vielleicht noch einen Wunsch?“ und Dania muss sich sehr beherrschen, um nicht zu ehrlich zu sein und mit all den Fragen herauszuplatzen, die ihr wahres Anliegen verraten <text:span text:style-name="T643">würden</text:span>.</text:p>
      <text:p text:style-name="P411">Dankbar.</text:p>
      <text:p text:style-name="P411">„Gib mir nur ein paar Minuten“, sagt sie stattdessen, setzt <text:s text:c="6"/>sich mit wackligen Beinen auf den Boden und schl<text:span text:style-name="T643">ießt</text:span> die Augen. Ruhe. <text:span text:style-name="T643">Sitzt</text:span> eine Weile. <text:span text:style-name="T643">Sieht</text:span> sich schließlich um.</text:p>
      <text:p text:style-name="P411">Jetzt erst bemerkt sie, dass auch der Innenhof mit Zeichnungen voll geschmiert <text:span text:style-name="T643">ist</text:span>. „Von dir?“, fragt sie den Jungen, der sich kaum bewegt hat.</text:p>
      <text:p text:style-name="P411">Er zuckt mit den Achseln. „Wir haben hier viel Zeit“, sagt er. „Und nicht viel zu sehen, außer dem, was wir selber malen.“</text:p>
      <text:p text:style-name="P411">Sie lacht. „Ja, schon schade, dass nicht alle Wände im siebten so aussehen.“</text:p>
      <text:p text:style-name="P411">Er fühlt sich sichtlich geschmeichelt. Schön. Dania fühlt sich schön.</text:p>
      <text:p text:style-name="P411">Zeit für den nächsten Schritt.</text:p>
      <text:p text:style-name="P411">„Willst du eigentlich ein Trinkgeld?“ Sie <text:span text:style-name="T643">zieht</text:span> die Tafel Schokolade hervor. „Wir könnten uns die hier teilen, wenn du willst, ihr behandelt mich so nett...“</text:p>
      <text:p text:style-name="P411">Der Kleine stutzt misstrauisch. „Für mich? Nur, wenn meine Brüder auch etwas bekommen.“ Dania blickt kurz hin und her, der Große mit dem Schwert <text:span text:style-name="T643">ist</text:span> plötzlich auf die Unterhaltung aufmerksam geworden, als sie die Schokolade hervorgeholt hat.</text:p>
      <text:p text:style-name="P411">„Sicher! Es ist genug für alle da.“ Sie <text:span text:style-name="T643">nimmt</text:span> die Schokolade <text:soft-page-break/>und <text:span text:style-name="T643">bricht</text:span> sie in vier Stücke. Verteilt sie. Lecker. „Und ihr seid alle Brüder?“</text:p>
      <text:p text:style-name="P411">„Sicher“, sagt der Kleine mit vollem Mund. Macht eine Pause beim Kauen. „Blutsbrüder.“</text:p>
      <text:p text:style-name="P411">Dania lacht. „Habt ihr dann auch Blutseltern? Oder seid ihr nur eine kleine Familie?“</text:p>
      <text:p text:style-name="P411">„Nein, eine riesengroße!“ Er <text:span text:style-name="T643">ist</text:span> mit Kauen fertig. Bevor er noch einmal <text:span text:style-name="T643">abbeißt</text:span>, sagt er: „Unser Vater gibt uns was zu tun. Mutter keine. Vater kommt auch später vorbei, um Hallo zu sagen!“ Dania <text:span text:style-name="T643">sieht</text:span> aus dem Augenwinkel, wie der Älteste das Gesicht verz<text:span text:style-name="T643">ieht</text:span>. Er hat wohl auch schon andere Erfahrungen mit den Besuchen gemacht. „Er macht immer abends seine Runde, bevor wir alle heimgehen.“ - „<text:span text:style-name="T553">Und besucht noch mehr Brüder?“ - „Klar, muss überall nach dem Rechten sehen! Die Pferde, die Gebeine, die Blumen und die Steine, sagt er immer. Wir sind die Blumen!“ Der Kleine beißt noch einmal enthusiastisch von der Schokolade ab. Dania ist nicht sicher, ob er über den Besuch so begeistert ist, über die Schokolade, oder weil sie mit ihm redet.</text:span></text:p>
      <text:p text:style-name="P411">„<text:span text:style-name="T553">Und wo sind die Steine?“, fragte sie.</text:span></text:p>
      <text:p text:style-name="P411">Da <text:span text:style-name="T643">wird</text:span> sie von dem Großen unterbrochen. „Du stellst ganz schön viele Fragen, Fräulein. Ich glaube, du solltest dich langsam mal verpissen.“ Er hat seine Schokolade aufgegessen.</text:p>
      <text:p text:style-name="P411">Wut. <text:span text:style-name="T20">Undankbarer Bastard.</text:span><text:span text:style-name="T554"> Sie sieht verletzt zu dem Kleinen, und auch er schaut perplex.</text:span></text:p>
      <text:p text:style-name="P411">Da <text:span text:style-name="T643">stößt</text:span> sich der große von der Wand ab. „Verstehst du mich? Soll ich mich wiederholen?“ Er legt die Hand auf sein Schwert. Dania <text:span text:style-name="T643">weiß</text:span>, es <text:span text:style-name="T643">ist </text:span>Zeit, zu gehen. Sie <text:span text:style-name="T643">wirft </text:span>ihm noch eine Beleidigung hinterher, als sie den Hof <text:span text:style-name="T643">verlässt</text:span>.</text:p>
      <text:p text:style-name="P411">Kaum <text:span text:style-name="T643">ist</text:span> sie um eine Ecke, <text:span text:style-name="T643">beginnt </text:span>sie, Leute nach <text:span text:style-name="T659">einer</text:span> Wandzeichnung von Steinen zu fragen.</text:p>
      <text:p text:style-name="P411"/>
      <text:p text:style-name="P411">Mittlerweile war später Abend. <text:span text:style-name="T555">Sie lehnte an einer Ecke und tat so, als würde sie nach Kunden suchen. Tatsächlich lehnte sie aber alle ab, die fragten; der viel bessere Grund für diesen Ort </text:span><text:soft-page-break/><text:span text:style-name="T555">war, dass sie von hier aus einen guten Blick auf einen gewissen Hofeingang hatte, der von gemalten Steinen umgeben war.</text:span></text:p>
      <text:p text:style-name="P411">Mehr als Steine hatten die Kinder hier wohl nicht hin 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P411">Gabor würde gleich wieder herauskommen, da war sie sich sicher. Ein Mann mit einer Diebesmütze war vor wenigen Minuten plötzlich aufgetaucht, hatte dem Jungen am Eingang über den Kopf gestreichelt und war hineingegangen. <text:span text:style-name="T556">Nun wartete sie nicht mehr so geduldig wie vorher. Nervös konnte sie ihren Blick gar nicht mehr von dem Eingang nehmen. Erst als der Junge am Eingang in ihre Richtung starrte, wendete sie hastig den Blick ab.</text:span></text:p>
      <text:p text:style-name="P411">Wie auffällig. Wie dumm von mir.</text:p>
      <text:p text:style-name="P411">Die Kinder hier hatte sie bisher nicht angesprochen. Sie wollte Fragen vermeiden, warum sie sich genau hier herum 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P411">Er kam um die Ecke. Tätschelte dem Jungen am Eingang abermals den Kopf, der missmutig zu ihm auf sah. Und ging in die andere Richtung weiter, von Dania weg.</text:p>
      <text:p text:style-name="P411"><text:span text:style-name="T68">Sie löste sich aus dem Schatten der Ecke, in der sie gewartet hatte, und heftete sich auf seine Fersen. </text:span>Nicht zu nah dran gehen,<text:span text:style-name="T68"> dachte sie. Aber zu weit hinter ihm durfte sie auch nicht bleiben.</text:span></text:p>
      <text:p text:style-name="P411">Er ging etwa zweihundert Meter geradeaus. So konnte Dania in weitem Abstand folgen, doch immer, wenn er sich ei<text:soft-page-break/>ner Ecke näherte, wurde sie schneller; nicht, dass er abbog und sie ihn hinter der Ecke verlor.</text:p>
      <text:p text:style-name="P411">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P411">Sie folgte ihm weiter in einem gesunden Abstand, durch ein paar verwinkelte Gassen. In denen musste sie nah dran bleiben, zu lange durfte sie ihn nicht aus dem Blick verlieren.</text:p>
      <text:p text:style-name="P411">Schließlich bog er noch einmal links ab, einige dutzend Meter vor ihr. Sie musste sich beeilen. Im Laufschritt war sie schneller. Außer Atem durfte sie jedoch nicht sein. Und unauffällig.</text:p>
      <text:p text:style-name="P411">Sie bog um die Ecke und hastete am ersten Hauseingang vorbei… aus dem plötzlich jemand trat, sie von hinten packte und ihr die Hand auf den Mund hielt.</text:p>
      <text:p text:style-name="P411">„Warum folgst du mir?“, fragte Gabor.</text:p>
      <text:p text:style-name="P413">Verdammt.</text:p>
      <text:p text:style-name="P411">Dania stockte. Versuchte etwas zu sagen. Er nahm die Hand von ihrem Mund.</text:p>
      <text:p text:style-name="P411">„Wie bitte? Folgen?“</text:p>
      <text:p text:style-name="P411">„Du brauchst mir nichts vorzumachen. Ich bin im Kreis gelaufen. Jemand, der den ganzen selben Weg gelaufen ist, hat sich entweder ganz zufällig genauso verlaufen wie ich oder führt was im Schilde. Also antworte!“</text:p>
      <text:p text:style-name="P411">Dania räusperte sich verlegen. „Nun ja, du bist mir aufgefallen.“ Sie musste sich auf ihre Fähigkeiten besinnen. „Wie du so stattlich gegangen bist.“</text:p>
      <text:p text:style-name="P411"><text:span text:style-name="T177">„</text:span><text:span text:style-name="T557">Aufgefallen sagst du? Für ein bisschen stattlich gehen rennen Frauen wie du einem Mann nicht durch den halben Bezirk hinterher.“</text:span></text:p>
      <text:p text:style-name="P723"><text:span text:style-name="T178">Ihrer Erfahrung nach reagierten alle Männer auf Schmeicheleien, aber für </text:span><text:span text:style-name="T177">diesen musste sie tiefer in die Trickkiste greifen. „Und wie freundlich du mit den Kindern umgegangen bist. Da </text:span><text:soft-page-break/><text:span text:style-name="T177">bin ich gleich auf dich aufmerksam geworden. Das tun hier nicht viele für die Kleinen.“ Dania schmierte ihm ordentlich Honig um den Bart. </text:span><text:span text:style-name="T178">Und Gabors Bart hätte etwas Honig gebrauchen können, so wie er sie im Nacken kratzte. Wenn etwas Dania </text:span><text:span text:style-name="T183">nervte, dann war es ein Kratzen im Nacken, von dem so viele </text:span><text:span text:style-name="T234">Männer</text:span><text:span text:style-name="T183"> glaubten, dass keine Frau dem widerstehen könnte.</text:span></text:p>
      <text:p text:style-name="P411">„Meine Kleinen gehen dich nichts an. Ich habe geschworen, dass ich sie vor Huren wie dir beschützen werde.“</text:p>
      <text:p text:style-name="P721">Verdammt, ist das so offensichtlich? Dieses Kleid ist doch um Längen keuscher als jeder andere Fummel, den ich je besessen habe.</text:p>
      <text:p text:style-name="P411"><text:span text:style-name="T242">Dania musste improvisieren. </text:span><text:span text:style-name="T68">„Huren sind nicht gut für Kinder, </text:span><text:span text:style-name="T180">sagen sie!</text:span><text:span text:style-name="T68"> </text:span><text:span text:style-name="T179">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P411"><text:span text:style-name="T68">Sein Griff wurde </text:span><text:span text:style-name="T181">unwillkürlich </text:span><text:span text:style-name="T68">sanfter. </text:span><text:span text:style-name="T181">Wahrscheinlich merkte er es kaum. „</text:span><text:span text:style-name="T182">Du hattest… eigene Kinder?“</text:span></text:p>
      <text:p text:style-name="P411"><text:span text:style-name="T182">S</text:span><text:span text:style-name="T68">ie zog die Nase hoch. „Zwei. Aber ich habe nicht viel von ihnen gesehen, bis mein Vater sie weggegeben hat. Damit ich weiterarbeite, und nicht einen auf Mutter mache.“</text:span></text:p>
      <text:p text:style-name="P413">Warum geh<text:span text:style-name="T558">en</text:span> mir Lügen leichter von der Hand als <text:span text:style-name="T558">Ehrlichkeit</text:span>? <text:span text:style-name="T558">Berufskrankheit?</text:span> </text:p>
      <text:p text:style-name="P411"><text:span text:style-name="T68">Er ließ ihre Arme los. „</text:span><text:span text:style-name="T183">So habe ich das noch nie gesehen.“</text:span></text:p>
      <text:p text:style-name="P411"><text:span text:style-name="T68">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68"> Sie ergriff sein Hemd, zog es nach vorne, und roch daran. „Puh! Den Kleinen fehlt eine Mut</text:span><text:soft-page-break/><text:span text:style-name="T68">ter, oder? </text:span><text:span text:style-name="T271">Wie lange trägst du das schon?</text:span><text:span text:style-name="T68">“ Er protestierte, doch sie zog ihn </text:span><text:span text:style-name="T184">einfach</text:span><text:span text:style-name="T68"> an seinem Hemd weiter. „</text:span><text:span text:style-name="T184">Los, lass uns zu dir gehen, ich werde sehen, was ich tun kann.“ Sie ergriff seine Hand, und bald zog nicht mehr sie ihn weiter, sondern er sie. Von der Seite sah sie ein seliges Lächeln auf seinem Gesicht.</text:span></text:p>
      <text:p text:style-name="P452">Das wird einfach.</text:p>
      <text:p text:style-name="P411"/>
      <text:p text:style-name="P411">Aufgerissen, geplündert wie eine Packung <text:span text:style-name="T559">Bohnen</text:span>, und jetzt nur eine leere Tüte. Allerdings eine Tüte, die sich immer noch in seiner Hand <text:span text:style-name="T643">befindet</text:span>.</text:p>
      <text:p text:style-name="P413"><text:span text:style-name="T643">Wird </text:span>er mich vielleicht behalten? Mich wollte noch nie jemand...</text:p>
      <text:p text:style-name="P411">Ein Hauch von Harmonie.</text:p>
      <text:p text:style-name="P413">Ist es gut bei jemandem? </text:p>
      <text:p text:style-name="P411">Zuhause.</text:p>
      <text:p text:style-name="P413">Brocken <text:span text:style-name="T643">gibt</text:span> es wohl auch genug... oder ist das nur die Dosis, die mich mich das fragen lässt?</text:p>
      <text:p text:style-name="P411">Auf dem Tisch <text:span text:style-name="T643">liegt</text:span> noch eine kurze Line. Sie <text:span text:style-name="T643">kriecht</text:span> unter der Decke hervor, <text:span text:style-name="T643">hält</text:span> ihre Nase über das Pulver und <text:span text:style-name="T643">zieht</text:span> es ein. ZOG ZOG ZOG BIS ER IN IHR EXPLODIERTE? WO WAR ER?? <text:span text:style-name="T1">LASST IHN MICH NEHMEN, BIS ER MICH ZURÜCK NIMMT</text:span> ist er der ominöse Richtige? </text:p>
      <text:p text:style-name="P411"><text:span text:style-name="T1">Er sieht aus wie mein Vater, frage ich mich das gerade oder </text:span><text:span text:style-name="T68">BUNT BUNT </text:span>ekel?<text:span text:style-name="T68"> BUNT </text:span>gerade nicht. </text:p>
      <text:p text:style-name="P411">Sie <text:span text:style-name="T643">entscheidet</text:span> sich, ihn sanft zu wecken. </text:p>
      <text:p text:style-name="P411">„Willst du mich auch zu dir nehmen, schlagen, versorgen, hassen, lieben!? <text:span text:style-name="T643">F</text:span>icken, wenn dir danach ist? <text:span text:style-name="T643">W</text:span>as glaubst du, dass ich dich einfach wie meinen Vater aussehen lasse? Du wärst nicht mal gut für mich, wenn du zwanzig Jahre älter wärst!!!“</text:p>
      <text:p text:style-name="P573">Gabor rappelt sich von ihrem gemeinsamen Nachtlager hoch. Er schaltet relativ schnell, dafür dass er kaum zwei Stunden Schlaf genossen hat. „Warte, komm runter, Brocken und Wut sind keine gute Kombination!“ <text:span text:style-name="T643">E</text:span>ine <text:span text:style-name="T681">alchemische</text:span> Entladung <text:span text:style-name="T643">lässt</text:span> ein <text:span text:style-name="T559">Weing</text:span>las auf dem Tisch zerspringen. „Krieg dich <text:soft-page-break/>lieber wieder ein!!“ </text:p>
      <text:p text:style-name="P411">Worte dr<text:span text:style-name="T643">i</text:span>ngen aus seinem Mund, die ihn schmutziger und schmutziger erscheinen <text:span text:style-name="T643">lassen</text:span>. Was hat sie sich eingebildet? <text:span text:style-name="T560">Ruhe. </text:span>Nie könnte er einem Wunder wie ihr das Feuer reichen. <text:span text:style-name="T560">Ruhe. </text:span>Nichtmal ihr Vater war schlimm genug, als dass er an ihn heran reich<text:span text:style-name="T643">t</text:span>. Wofür auch immer er sich <text:span text:style-name="T643">hält</text:span>, er hat ausgespielt. Er soll schweigen. <text:span text:style-name="T21">Ruhe.</text:span></text:p>
      <text:p text:style-name="P411">Er verstummt mitten im Satz, seine Augen <text:span text:style-name="T643">kneifen</text:span> sich zusammen. Seine Konzentration <text:span text:style-name="T643">scheint</text:span> zu schwinden, einen Augenblick später <text:span text:style-name="T643">sinkt </text:span>er in sich zusammen und beg<text:span text:style-name="T643">i</text:span>nn<text:span text:style-name="T643">t</text:span> zu schnarchen. <text:span text:style-name="T36">Habe ich ihn in den Schlaf geschickt?</text:span><text:span text:style-name="T243"> So müde und erschöpft, wie er ist, wäre er wohl auch von selbst bald umgefallen.</text:span></text:p>
      <text:p text:style-name="P411">Da erst bemerkt sie den kleinen Jungen, der im Raum <text:span text:style-name="T660">sitzt</text:span>. Seine Lumpen und sein Gesicht <text:span text:style-name="T660">sind </text:span>so dreckig, dass er sich überhaupt nicht von der Holzwand <text:span text:style-name="T660">abhebt</text:span>, an der er <text:span text:style-name="T660">sitzt</text:span>. Er hat sie während der gesamten Auseinandersetzung angeschaut. <text:span text:style-name="T1">Bei J‘zharr, wie lange sitzt der schon da? Er ist vielleicht sechs, was hat er alles gesehen? War er schon da, als es mit dem Wein los ging? Als wir die erste Line gezogen haben? War er schon da, als wir gefickt haben? Gute Güte.</text:span></text:p>
      <text:p text:style-name="P411">Je länger sie ihn anschaut, desto mehr <text:span text:style-name="T660">kommt </text:span>sie zur Überzeugung, dass er gar nicht sie anguckt, sondern nur ins Leere starrt. Er hat wohl nichts bemerkt. Wenn er nicht auf ihr Geschrei reagiert hat, würde er auf ihre Orgie vom Vorabend auch nicht reagiert haben. <text:span text:style-name="T560">Erleichterung.</text:span></text:p>
      <text:p text:style-name="P411"><text:span text:style-name="T560">Hunger. </text:span>Ob hinten noch etwas zu Essen <text:span text:style-name="T660">ist</text:span>? Sie <text:span text:style-name="T660">geht </text:span>ins Nachbarzimmer, es hat keine Tür. Der Raum <text:span text:style-name="T660">ist </text:span>komplett mit Matratzen ausgelegt, über ein Dutzend Kinder und Jugendliche <text:span text:style-name="T660">schlafen</text:span> hier. Einige <text:span text:style-name="T660">sind </text:span>aufgewacht und starren sie jetzt an, wie sie in der Tür <text:span text:style-name="T660">steht</text:span>.</text:p>
      <text:p text:style-name="P411">„Du bist doch...“, <text:span text:style-name="T660">fängt </text:span>einer an, verschlafen zu murmeln. <text:span text:style-name="T21">Oh.</text:span></text:p>
      <text:p text:style-name="P411">„Es ist alles in Ordnung“, sagt sie. „Geht wieder schlafen.“ Sie <text:span text:style-name="T660">verlässt </text:span>das Zimmer wieder.</text:p>
      <text:p text:style-name="P411"><text:soft-page-break/>Es muss mitten in der Nacht sein. Warum bin ich aufgewacht?<text:span text:style-name="T68"> Schock. </text:span>Ich bin so was von drauf, verdammt.<text:span text:style-name="T68"> </text:span><text:span text:style-name="T185">Sie glaubt, dass da hinten noch ein Zimmer </text:span><text:span text:style-name="T243">ist</text:span><text:span text:style-name="T185">.</text:span></text:p>
      <text:p text:style-name="P411">Dort hat sie mehr Glück. Auf der Ablage <text:span text:style-name="T660">liegt </text:span>ein Brot. Es war ziemlich hart, und <text:span text:style-name="T660">liegt </text:span>dort schon etwas länger. <text:span text:style-name="T660">A</text:span>ber der Junge braucht etwas zu essen, so abgemagert wie er <text:span text:style-name="T660">aussieht</text:span>. <text:span text:style-name="T1">Ob er den ganzen Tag nur ins Leere starrt? Und die ganze Nacht?</text:span></text:p>
      <text:p text:style-name="P411">Sie <text:span text:style-name="T660">ist </text:span>ein Wunder, sie <text:span text:style-name="T660">ist </text:span>die beste, sie <text:span text:style-name="T660">ist </text:span>Dania. Daran erinnert sie sich, und an das Brocken. Und dass man sich auf Brocken immer so fühlt.</text:p>
      <text:p text:style-name="P411"><text:span text:style-name="T68">Jemand, der so gut wie sie </text:span><text:span text:style-name="T243">ist</text:span><text:span text:style-name="T68">, würde dem Kleinen etwas Brot geben. Sie </text:span><text:span text:style-name="T243">hält </text:span><text:span text:style-name="T186">ihm das Brot vors Gesicht, doch er reagiert nicht. Erst, als sie es ihm praktisch in den Mund </text:span><text:span text:style-name="T243">schiebt</text:span><text:span text:style-name="T186">, </text:span><text:span text:style-name="T243">hebt </text:span><text:span text:style-name="T186">er im Schneckentempo die Hand und </text:span><text:span text:style-name="T243">ergreift </text:span><text:span text:style-name="T186">das Brot. Langsam </text:span><text:span text:style-name="T243">beginnt </text:span><text:span text:style-name="T186">er daran herumzuknabbern. Sein Blick </text:span><text:span text:style-name="T243">bleibt </text:span><text:span text:style-name="T186">die ganze Zeit starr ins Leere. </text:span><text:span text:style-name="T561">Gruselig.</text:span></text:p>
      <text:p text:style-name="P411">Vom Bett <text:span text:style-name="T562">her </text:span>dröhnte ein lautes Schnarchen. Ekel.</text:p>
      <text:p text:style-name="P532">Sie <text:span text:style-name="T660">entschließt </text:span>sich, den Jungen anzusprechen. Er <text:span text:style-name="T660">kann </text:span>ihr ohnehin nichts anhaben. „Warum bist du so?“, sagt sie.</text:p>
      <text:p text:style-name="P416">Das… war kein richtiger Satz.<text:span text:style-name="T68"> Sie </text:span><text:span text:style-name="T243">probiert </text:span><text:span text:style-name="T68">es nochmal und stupst den kauenden Jungen an. „Warum starrst du so ins Nichts?“</text:span></text:p>
      <text:p text:style-name="P464">Der Junge zuckt zusammen und sein Blick <text:span text:style-name="T660">fährt </text:span>hoch. Er braucht ein paar Momente, <text:span text:style-name="T660">sieht </text:span>sich um, und hat irgendwann begriffen, wo er <text:span text:style-name="T660">ist</text:span>. Dania wiederholt ihre Frage: „Was ist los mit dir?“</text:p>
      <text:p text:style-name="P464">Der Junge blickt zwischen dem Brot und ihr hin und her. Nach einer Weile <text:span text:style-name="T660">scheint </text:span>er sich zurecht gefunden zu haben, <text:span text:style-name="T660">und scheint </text:span>ihr Vertrauen zu schenken. Er öffnet den Mund, wie um etwas zu sagen… doch statt zu sprechen, <text:span text:style-name="T660">fängt </text:span>er nur an zu schluchzen.</text:p>
      <text:p text:style-name="P416"><text:span text:style-name="T68">Dania legt ihm einen Arm um die Schulter und </text:span><text:span text:style-name="T243">spricht </text:span><text:span text:style-name="T68">ihm gut zu, bis er sich beruhigt. </text:span><text:span text:style-name="T199">Schließlich </text:span><text:span text:style-name="T243">ist </text:span><text:span text:style-name="T199">er bereit zu sprechen.</text:span></text:p>
      <text:p text:style-name="P416"><text:soft-page-break/><text:span text:style-name="T199">„Mein Bruder… mein Bruder ist tot. Er sollte jemanden töten, für Vater. Er kam nicht wieder… ich habe ihn gefunden…“ Seine Stimme </text:span><text:span text:style-name="T243">wird </text:span><text:span text:style-name="T199">von Schluchzern unterbrochen, bis Dania gar nichts mehr </text:span><text:span text:style-name="T243">versteht</text:span><text:span text:style-name="T199">. Doch sie hat genug gehört. Sie </text:span><text:span text:style-name="T243">lässt </text:span><text:span text:style-name="T199">den Jungen sitzen, </text:span><text:span text:style-name="T243">geht </text:span><text:span text:style-name="T199">zum Tisch, und </text:span><text:span text:style-name="T243">zieht </text:span><text:span text:style-name="T199">noch eine Line von dem Brocken, das dort </text:span><text:span text:style-name="T243">liegt</text:span><text:span text:style-name="T199">. </text:span><text:span text:style-name="T573">Das hat dieser Bastard nicht verdient.</text:span></text:p>
      <text:p text:style-name="P411">Angewidert <text:span text:style-name="T660">verlässt </text:span>sie Gabors Verschlag und <text:span text:style-name="T660">tritt </text:span>auf die Straße. <text:span text:style-name="T561">Es ist noch dunkel, doch im Osten ist die Dunkelheit etwas weniger dunkel. Zwei Stunden noch</text:span>. Heute <text:span text:style-name="T660">könnte </text:span>der erste Tag sein, an dem sie der Welt zeigt, wozu die Dania, die sie immer verabscheut <text:span text:style-name="T660">haben</text:span>, wirklich fähig <text:span text:style-name="T660">ist</text:span>. Oder <text:span text:style-name="T660">ist </text:span>das nur, was das Brocken ihr immer einredet, wenn sie einem dieser Morgen beiwohnt?</text:p>
      <text:p text:style-name="P533">Sie atmet die kalte, frische Luft tief ein und <text:span text:style-name="T660">lässt </text:span>sich ihre Lungen füllen. Mut. Los geht‘s. Sie blickt sich um, <text:span text:style-name="T660">sieht </text:span>in beiden Richtungen niemanden, <text:span text:style-name="T660">geht </text:span>los.</text:p>
      <text:p text:style-name="P533">Nur eine Straße weiter begegnet sie einem Mann. Er macht ihr klar, dass es doch kein so guter Tag werden w<text:span text:style-name="T660">ird</text:span>.</text:p>
      <text:h text:style-name="P706" text:outline-level="1"/>
      <text:h text:style-name="P686" text:outline-level="1"><text:bookmark-start text:name="__RefHeading___Toc12510_1913788720"/>Stepanie – findet Dania auf Brocken auf der Straße, <text:span text:style-name="T567">nimmt sie mit heim</text:span>. <text:span text:style-name="T565">Dania weint</text:span><text:bookmark-end text:name="__RefHeading___Toc12510_1913788720"/></text:h>
      <text:p text:style-name="P411"/>
      <text:p text:style-name="P411"><text:bookmark-start text:name="__RefHeading___Toc10883_578052989"/>Stepanie <text:span text:style-name="T563">war selten um diese Zeit wach. Und niemals freiwillig. Doch wenn sie einmal geweckt wurde, halfen all die Gebete an J‘zharrs Barmherzigkeit und der beruhigende Tee nicht viel – sie konnte einfach nicht wieder einschlafen.</text:span><text:bookmark-end text:name="__RefHeading___Toc10883_578052989"/></text:p>
      <text:p text:style-name="P411"><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text:soft-page-break/>Nur ein Kollege von ihm, der <text:span text:style-name="T564">Hilfe brauchte. </text:span><text:bookmark-end text:name="__RefHeading___Toc10885_578052989"/></text:p>
      <text:p text:style-name="P411"><text:bookmark-start text:name="__RefHeading___Toc10887_578052989"/>Sie hatte nicht nachgefragt, <text:span text:style-name="T566">worum</text:span> genau es ging. Sie tat es nie; fest überzeugt, dass sie es nicht wirklich wissen wollte. <text:span text:style-name="T566">Doch in ihrem Kopf gaben sich verschiedene Szenarien die Klinke in die Hand. Sie konnte sich nicht davon abhalten, die Gefahren auszumalen, in denen Hunnar schwebte; an Schlaf war nicht mehr zu denken.</text:span><text:bookmark-end text:name="__RefHeading___Toc10887_578052989"/></text:p>
      <text:p text:style-name="P411"><text:bookmark-start text:name="__RefHeading___Toc10889_578052989"/><text:span text:style-name="T1">Ich muss hier raus</text:span>,<text:span text:style-name="T68"> dachte Stepanie. </text:span><text:span text:style-name="T1">Ein bisschen spazieren</text:span>.<text:span text:style-name="T68"> Ein paar Stunden würde sie noch haben, </text:span><text:span text:style-name="T187">bis </text:span><text:span text:style-name="T68">Mia aufwachte und ihre tägliche Tasse Morgenkakao erwartete.</text:span><text:bookmark-end text:name="__RefHeading___Toc10889_578052989"/></text:p>
      <text:p text:style-name="P411"><text:bookmark-start text:name="__RefHeading___Toc10891_578052989"/><text:span text:style-name="T68">Sie zog sich etwas wärmere Klamotten an. </text:span><text:span text:style-name="T1">Ich hoffe, die Straßen sind sicher. Wer weiß, warum Hunnar raus musste.</text:span><text:span text:style-name="T68"> Doch Stepanie hatte keine Angst; sie hatte ein Grundvertrauen in die Welt und alle Menschen und war sich sicher, dass niemand einen Grund hatte, ihr etwas anzutun.</text:span><text:bookmark-end text:name="__RefHeading___Toc10891_578052989"/></text:p>
      <text:p text:style-name="P411"><text:bookmark-start text:name="__RefHeading___Toc10893_578052989"/><text:span text:style-name="T1">Sobald man mir einmal ins Gesicht gesehen hat, will man mich doch nicht einmal mehr vergewaltigen</text:span>,<text:span text:style-name="T68"> dachte sie. Auch wenn sie wusste, dass es bei so etwas nicht um Sex ging, sondern um Gewalt. Und Männern dieser Sorte solche Dinge egal waren. </text:span><text:span text:style-name="T1">Ich bin die Frau von Hunnar. Eines ehrbaren Diebes. Ich brauche vor so etwas keine Angst zu haben.</text:span><text:bookmark-end text:name="__RefHeading___Toc10893_578052989"/></text:p>
      <text:p text:style-name="P411"><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P413"><text:bookmark-start text:name="__RefHeading___Toc10897_578052989"/>Möge J‘zharr sie beschützen.<text:bookmark-end text:name="__RefHeading___Toc10897_578052989"/></text:p>
      <text:p text:style-name="P411"><text:bookmark-start text:name="__RefHeading___Toc10899_578052989"/><text:span text:style-name="T68">Ihre Stiefel waren schmucklos und praktisch. In diesem Teil der Stadt war man froh über feste Stiefel; Wasser war nicht einmal das schlimmste, was auf den Straßen herum schwamm. </text:span><text:soft-page-break/><text:span text:style-name="T68">Auch wenn Stepanie Wasser natürlich verabscheute und jedes Mal zu J‘zharr betete, wenn es regnete oder ihre Haut aus anderen Gründen mit Wasser in Berührung kam; vor der unangenehmen Mischung </text:span><text:span text:style-name="T188">der Kloake des achten Bezirks hatte sie einen natürlicheren und ursprünglicheren Ekel.</text:span><text:bookmark-end text:name="__RefHeading___Toc10899_578052989"/></text:p>
      <text:p text:style-name="P411"><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P411"><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P411"><text:bookmark-start text:name="__RefHeading___Toc10905_578052989"/><text:span text:style-name="T1">Ist ein Kind genug? Es ist schwer genug, eine Tochter alleine durchzubringen, aber eigentlich…</text:span><text:span text:style-name="T68"> Sie fragte sich, ob J‘zharr nicht mehr von ihr erwartete. </text:span><text:span text:style-name="T189">Sie erwartete auf jeden Fall mehr von sich. Ihr Mann hingegen… </text:span><text:span text:style-name="T52">Verdammt, wir haben schon seit Mias Geburt nicht mehr…</text:span><text:span text:style-name="T189"> sie errötete bei dem Gedanken. Sie sah beschämt zu Boden, bevor J‘zharr es sah. In einer Pfütze auf dem Boden sah sie ihr Gesicht. Und war plötzlich niedergeschlagen.</text:span><text:bookmark-end text:name="__RefHeading___Toc10905_578052989"/></text:p>
      <text:p text:style-name="P411"><text:bookmark-start text:name="__RefHeading___Toc10907_578052989"/>Wenn sie ehrlich zu sich war, vermisste sie es.<text:bookmark-end text:name="__RefHeading___Toc10907_578052989"/></text:p>
      <text:p text:style-name="P411"><text:bookmark-start text:name="__RefHeading___Toc10909_578052989"/><text:span text:style-name="T1">Darf ich es vermissen?</text:span><text:span text:style-name="T68"> Sie wusste die Antwort.</text:span><text:bookmark-end text:name="__RefHeading___Toc10909_578052989"/></text:p>
      <text:p text:style-name="P411"><text:bookmark-start text:name="__RefHeading___Toc10911_578052989"/>Sie besann sich, formulierte ein kurzes Gebet und schob den Gedanken an ihren Mann und an ihr Aussehen dann beiseite.<text:bookmark-end text:name="__RefHeading___Toc10911_578052989"/></text:p>
      <text:p text:style-name="P411"><text:bookmark-start text:name="__RefHeading___Toc10913_578052989"/><text:span text:style-name="T68">Ihr Blick tastete die vertrauten Häuser ab; da stand ein Steinhaus, das erst kürzlich errichtet worden war, doch die Tür war seit ein paar Wochen kaputt, und es stand leer. Sie hatte gehört, dass die Inquisitoren die Tür eingetreten hatten, und einen </text:span><text:span text:style-name="T247">Alchemisten</text:span><text:span text:style-name="T68"> gefasst hatten. Oder schlimmeres. Die Spekulationen liefen heiß, und ihre Freundinnen liebten es, üb</text:span><text:span text:style-name="T190">er ketzerisches Zeug nachzudenken. Sie versuchte, sich davon fernzuhalten. Auch wenn sie zugeben musste, dass ein Teil von ihr davon </text:span><text:soft-page-break/><text:span text:style-name="T190">auch fasziniert war, und sich fragte, wer wohl in diesem Haus gewohnt hatte.</text:span><text:bookmark-end text:name="__RefHeading___Toc10913_578052989"/></text:p>
      <text:p text:style-name="P411"><text:bookmark-start text:name="__RefHeading___Toc10915_578052989"/><text:span text:style-name="T190">D</text:span><text:span text:style-name="T68">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P411"><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P411"><text:bookmark-start text:name="__RefHeading___Toc10919_578052989"/>Sie trat an die Gestalt heran und ging in die Knie. „Entschuldigung? Ist alles in Ordnung?“<text:bookmark-end text:name="__RefHeading___Toc10919_578052989"/></text:p>
      <text:p text:style-name="P411"><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P411"><text:bookmark-start text:name="__RefHeading___Toc10923_578052989"/><text:span text:style-name="T68">„Brauch</text:span><text:span text:style-name="T191">st du</text:span><text:span text:style-name="T68"> Hilfe?“ Stepanie beschloss, sie sanft wachzurütteln. Nicht, dass sie </text:span><text:span text:style-name="T235">zu viel getrunken hatte </text:span><text:span text:style-name="T68">und </text:span><text:span text:style-name="T235">jemanden brauchte</text:span><text:span text:style-name="T68">!</text:span><text:bookmark-end text:name="__RefHeading___Toc10923_578052989"/></text:p>
      <text:p text:style-name="P411"><text:bookmark-start text:name="__RefHeading___Toc10925_578052989"/><text:span text:style-name="T68">Die Frau regte sich. Mit unverständlichem Murmeln </text:span><text:span text:style-name="T191">schüttelte sie sich. Sie schien Schwierigkeiten zu haben, sich aufzurichten, und stützte sich schließlich auf ihren Ellenbogen. „Wa- was?“ sagte die Stimme verschlafen.</text:span><text:bookmark-end text:name="__RefHeading___Toc10925_578052989"/></text:p>
      <text:p text:style-name="P411"><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P411"><text:bookmark-start text:name="__RefHeading___Toc10929_578052989"/>Die Frau hustete. Dann sprach sie brüchig weiter. „Flamme… verachtet mich.“<text:bookmark-end text:name="__RefHeading___Toc10929_578052989"/></text:p>
      <text:p text:style-name="P411"><text:bookmark-start text:name="__RefHeading___Toc10931_578052989"/><text:span text:style-name="T68">Plötzlich erkannte Stepanie die Stimme der Frau, auch wenn sie den Sinn ihrer Worte nicht verstand. Die </text:span><text:span text:style-name="T192">V</text:span><text:span text:style-name="T68">erlorene auf dem Boden war Dania! Gut, dass Stepanie sie gefunden hatte, bevor ihr jemand anders begegnet war, der vielleicht weniger wohl</text:span><text:soft-page-break/><text:span text:style-name="T68">wollend war.</text:span><text:bookmark-end text:name="__RefHeading___Toc10931_578052989"/></text:p>
      <text:p text:style-name="P411"><text:bookmark-start text:name="__RefHeading___Toc10933_578052989"/><text:span text:style-name="T68">„</text:span><text:span text:style-name="T192">Dania? Bist du das?“</text:span><text:bookmark-end text:name="__RefHeading___Toc10933_578052989"/></text:p>
      <text:p text:style-name="P411"><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P411"><text:bookmark-start text:name="__RefHeading___Toc10937_578052989"/>„Bei J‘zharr, was machst du im achten Bezirk! Und was ist mit dir passiert?“<text:bookmark-end text:name="__RefHeading___Toc10937_578052989"/></text:p>
      <text:p text:style-name="P411"><text:bookmark-start text:name="__RefHeading___Toc10939_578052989"/>Dania versuchte, sich abzustützen und rappelte sich schließlich auf. „Ich… verlaufen, glaube ich…“<text:bookmark-end text:name="__RefHeading___Toc10939_578052989"/></text:p>
      <text:p text:style-name="P411"><text:bookmark-start text:name="__RefHeading___Toc10941_578052989"/><text:span text:style-name="T68">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93">die sich mit brüchiger Stimme bedankte.</text:span><text:bookmark-end text:name="__RefHeading___Toc10941_578052989"/></text:p>
      <text:p text:style-name="P411"><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P411"><text:bookmark-start text:name="__RefHeading___Toc10945_578052989"/><text:span text:style-name="T68">„</text:span><text:span text:style-name="T193">Wie ist dir das denn passiert?“, fragte Stepanie besorgt. „Du solltest endlich mal lernen, auf dich aufzupassen.“</text:span><text:bookmark-end text:name="__RefHeading___Toc10945_578052989"/></text:p>
      <text:p text:style-name="P411"><text:bookmark-start text:name="__RefHeading___Toc10947_578052989"/>„Es war nicht das Brocken oder so, falls du das denkst“, murmelte Dania.<text:bookmark-end text:name="__RefHeading___Toc10947_578052989"/></text:p>
      <text:p text:style-name="P564"><text:bookmark-start text:name="__RefHeading___Toc10949_578052989"/>Nicht, dass Stepanie Dania dafür verurteilte. Sie war im allgemeinen der Ansicht, dass die schlechten Entscheidungen anderer Leute sie nichts angingen. J‘zharr missbilligte Drogen und Prostitution, sicher – aber genauso wenig wie Hunnar für seinen Job etwas konnte, konnte man Dania vorwerfen, dass sie ihren Beruf nur mit Drogen aushielt. Stepanie war sich klar, dass die beiden das nur taten, weil es in dieser Gegend Lagons nun mal nicht viele andere Möglichkeiten gab. Hunnar hätte <text:soft-page-break/>Mia und sie beispielsweise nie mit einem Fabrikjob ernähren können, und jemand wie Dania wurde im fünften Bezirk nicht mal angenommen. <text:bookmark-end text:name="__RefHeading___Toc10949_578052989"/></text:p>
      <text:p text:style-name="P411"><text:bookmark-start text:name="__RefHeading___Toc10951_578052989"/><text:span text:style-name="T68">„</text:span><text:span text:style-name="T194">Was war denn dann los?“, fragte Stepanie, und bereute es sogleich.</text:span><text:bookmark-end text:name="__RefHeading___Toc10951_578052989"/></text:p>
      <text:p text:style-name="P411"><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P411"><text:bookmark-start text:name="__RefHeading___Toc10955_578052989"/>Dania sagte nichts mehr, bis sie angekommen waren, und auch Stepanie schwieg. Sie hoffte, dass sie damit Ruhe ausstrahlte. Es hal<text:span text:style-name="T661">f</text:span> tatsächlich, nach ein paar Minuten hörte Dania zu weinen auf, vollkommen erschöpft.<text:bookmark-end text:name="__RefHeading___Toc10955_578052989"/></text:p>
      <text:p text:style-name="P411"><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P411"><text:bookmark-start text:name="__RefHeading___Toc10959_578052989"/>Sie brachte Dania ihre Tasse Kakao. „Hier, bitteschön“, sagte sie.<text:bookmark-end text:name="__RefHeading___Toc10959_578052989"/></text:p>
      <text:p text:style-name="P411"><text:bookmark-start text:name="__RefHeading___Toc10961_578052989"/><text:span text:style-name="T68">Dania blickte sie nicht an, als sie die Tasse entgegen nahm. Ein „Danke.“ brachte sie immerhin heraus. </text:span><text:span text:style-name="T195">Sie wärmte ihre Hände an der Tasse und schlürfte immer wieder etwas von der heißen Flüssigkeit, während sie weiter schwieg. Auch Stepanie blieb respektvoll still.</text:span><text:bookmark-end text:name="__RefHeading___Toc10961_578052989"/></text:p>
      <text:p text:style-name="P411"><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34">Stepanie schluckte. „Das ist sicher in J‘zharrs Sinne“, sagte sie. „Aber hast du eine Alternative? Von irgendetwas musst du doch leben. Ich muss schon eine Familie durchfüttern, tut mir leid.“</text:p>
      <text:p text:style-name="P534">Dania lachte bitter. „Das hier ist Lagon. Wer nichts zu ver<text:soft-page-break/>lieren hat und zu allem bereit ist, wird in Lagon immer für jemanden nützlich sein.“</text:p>
      <text:p text:style-name="P534">Stepanie sagte nichts. <text:span text:style-name="T1">Wird sie damit nicht in noch schlimmeren Kreisen landen, als sie es bereits ist? Das wird nicht gut ausgehen.</text:span></text:p>
      <text:p text:style-name="P465">Dania trank ihren Kakao in einem Zug leer. „Danke für die Unterstützung, Stepanie. <text:span text:style-name="T579">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66"/>
      <text:h text:style-name="Heading_20_1" text:outline-level="1"><text:bookmark-start text:name="__RefHeading___Toc11057_578052989"/><text:a xlink:type="simple" xlink:href="#__RefHeading__13974_2035619654" text:style-name="Index_20_Link" text:visited-style-name="Index_20_Link"><text:span text:style-name="T479">Marcin – </text:span></text:a><text:span text:style-name="T481">Kämpft mit Miliz, g</text:span><text:a xlink:type="simple" xlink:href="#__RefHeading__13974_2035619654" text:style-name="Index_20_Link" text:visited-style-name="Index_20_Link"><text:span text:style-name="T481">ibt Dania einen neuen Auftrag und </text:span></text:a><text:a xlink:type="simple" xlink:href="#__RefHeading__13974_2035619654" text:style-name="Index_20_Link" text:visited-style-name="Index_20_Link"><text:span text:style-name="T481">s</text:span></text:a><text:span text:style-name="T481">inniert über Karriere</text:span><text:bookmark-end text:name="__RefHeading___Toc11057_578052989"/></text:h>
      <text:h text:style-name="P707" text:outline-level="1"/>
      <text:p text:style-name="P411"><text:bookmark-start text:name="__RefHeading___Toc11622_1121766794"/>„<text:span text:style-name="T574">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P411"><text:bookmark-start text:name="__RefHeading___Toc11624_1121766794"/>Marcin schnaubte. „Das Brocken soll die Leute doch nicht aufmümpfiger machen! Da hat wohl wieder ein besonder<text:span text:style-name="T577">er</text:span> Koch den Wombats Chilischoten zu essen gegeben.“<text:bookmark-end text:name="__RefHeading___Toc11624_1121766794"/></text:p>
      <text:p text:style-name="P411"><text:bookmark-start text:name="__RefHeading___Toc11626_1121766794"/><text:span text:style-name="T575">Brocken wurde hergestellt, indem man die Exkremente von Wombats abkochte. </text:span>Die Brockenköche erlaubten sich manchmal <text:span text:style-name="T575">den </text:span>Spaß, mit dem Brocken herumzuexperimentieren. <text:span text:style-name="T577">Marcin hatte noch nie einen nüchternen Koch getroffen. D</text:span>ie Wombats <text:span text:style-name="T661">produzierten </text:span>genug Brocken, um <text:span text:style-name="T575">die Köche</text:span> den ganzen Tag berauscht zu halten. Da kam man schnell auf die Idee, die Wirkung zu modifizieren, indem man den Wombats etwas <text:soft-page-break/>anderes zu essen gab. <text:bookmark-end text:name="__RefHeading___Toc11626_1121766794"/></text:p>
      <text:p text:style-name="P411"><text:bookmark-start text:name="__RefHeading___Toc11628_1121766794"/>„<text:span text:style-name="T575">Also es hat uns niemand gefährdet oder so. Die Leute wissen, wo sie ihr Zeug her bekommen. Uns fasst niemand an.“</text:span><text:bookmark-end text:name="__RefHeading___Toc11628_1121766794"/></text:p>
      <text:p text:style-name="P411"><text:bookmark-start text:name="__RefHeading___Toc11630_1121766794"/>„<text:span text:style-name="T575">Ja, aber wenn das ganze Viertel aggressiv ist und sich gegenseitig absticht, ist das trotzdem schlecht für unser Geschäft. Ich werde mit den Leuten reden.“</text:span><text:bookmark-end text:name="__RefHeading___Toc11630_1121766794"/></text:p>
      <text:p text:style-name="P411"><text:bookmark-start text:name="__RefHeading___Toc11632_1121766794"/><text:span text:style-name="T1">Warum erzähle ich ihm das eigentlich?</text:span><text:span text:style-name="T68">, dachte Marcin. </text:span><text:span text:style-name="T1">Je mehr meine Leute über die ganze Operation hier wissen, desto leichter bin ich ersetzbar. Ich werde leichtsinnig.</text:span><text:bookmark-end text:name="__RefHeading___Toc11632_1121766794"/></text:p>
      <text:p text:style-name="P411"><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P411"><text:bookmark-start text:name="__RefHeading___Toc11636_1121766794"/><text:span text:style-name="T68">Seine erste Runde war fast zu Ende, und es war beinahe Mittag. </text:span><text:span text:style-name="T200">Die Ecke, an der seine Leute hier verkauften, war tatsächlich sehr ruhig. </text:span><text:span text:style-name="T244">D</text:span><text:span text:style-name="T200">ie anderen beiden Diebe, die hier ihre Schicht schoben, dösten in der Sonne. Es war ein warmer Tag. </text:span><text:span text:style-name="T244">S</text:span><text:span text:style-name="T200">ie trugen nur dünne Hemden zu ihren schwarzen Ballonmützen, die sie als Diebe zu erkennen gaben. Ihre Waffen waren offen sichtbar. </text:span><text:span text:style-name="T244">A</text:span><text:span text:style-name="T200">uf diese Weise wussten alle, die Brocken wollten, wen sie ansprechen konnten; und dass sie sich keine Dummheiten erlauben sollten.</text:span><text:bookmark-end text:name="__RefHeading___Toc11636_1121766794"/></text:p>
      <text:p text:style-name="P411"><text:bookmark-start text:name="__RefHeading___Toc11638_1121766794"/>Marcin trug ebenfalls eine solche Mütze. Es war wichtig, dass man im Viertel Präsenz zeigte. Es sorgte dafür, dass die Leute zu ihm kamen, wenn sie ein Problem hatten. <text:span text:style-name="T661">Sie gingen </text:span>nicht zum Magister des siebten Bezirks, um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P411"><text:bookmark-start text:name="__RefHeading___Toc11640_1121766794"/>Zu der Mütze trug er trotz der Hitze seinen schwarzen Ledermantel. Er machte ihn unnahbar und hob ihn heraus. Marcin war sich bewusst, wie wichtig er war. Außerdem schätzte er die <text:soft-page-break/>Möglichkeit, Waffen, und auch seine Mütze im Zweifelsfall verstecken zu können.<text:bookmark-end text:name="__RefHeading___Toc11640_1121766794"/></text:p>
      <text:p text:style-name="P411"><text:bookmark-start text:name="__RefHeading___Toc11642_1121766794"/><text:span text:style-name="T68">Hier war es friedlich, und er entschloss sich zu gehen. Es wurde Zeit, zu Mittag zu essen.</text:span><text:span text:style-name="T311"> Er grüßte die Verkäufer und wandte sich zum gehen, als er eine Gruppe Männer aus der Ferne auf die Ecke zukommen sah.</text:span><text:bookmark-end text:name="__RefHeading___Toc11642_1121766794"/></text:p>
      <text:p text:style-name="P411"><text:bookmark-start text:name="__RefHeading___Toc11644_1121766794"/><text:span text:style-name="T326">Die Miliz?</text:span><text:span text:style-name="T311"> Es waren fünf, einer mehr als sie. </text:span><text:span text:style-name="T326">Sollen sie doch kommen.</text:span><text:bookmark-end text:name="__RefHeading___Toc11644_1121766794"/></text:p>
      <text:p text:style-name="P411"><text:bookmark-start text:name="__RefHeading___Toc11646_1121766794"/><text:span text:style-name="T311">Marcin warnte seine Männer, die sofort aufstanden, </text:span><text:span text:style-name="T312">ihre Waffen aber erst einmal stecken ließen. Die Passanten, die in der Nähe herumlungerten, entfernten sich </text:span><text:span text:style-name="T319">unauffällig</text:span><text:span text:style-name="T312">, als sie die Miliz entdeckten – schnell war die Kreuzung entvölkert, bis auf die Diebe.</text:span><text:bookmark-end text:name="__RefHeading___Toc11646_1121766794"/></text:p>
      <text:p text:style-name="P411"><text:bookmark-start text:name="__RefHeading___Toc11648_1121766794"/>Marcin steckte demonstrativ die Hände in die Manteltaschen, als die fünf Soldaten mit <text:span text:style-name="T578">grauen Uniformen und</text:span> geschulterten Speeren näher kamen. Als noch etwa zehn Meter zwischen ihnen waren, streckte er die Hand aus.<text:bookmark-end text:name="__RefHeading___Toc11648_1121766794"/></text:p>
      <text:p text:style-name="P411"><text:bookmark-start text:name="__RefHeading___Toc11650_1121766794"/>„Halt, das ist weit genug. Was wollt ihr?“<text:bookmark-end text:name="__RefHeading___Toc11650_1121766794"/></text:p>
      <text:p text:style-name="P411"><text:bookmark-start text:name="__RefHeading___Toc11652_1121766794"/><text:span text:style-name="T311">Die Milizionäre hielten tatsächlich an. „Das Gesetz des Rates von Lagon umsetzen. Diebstahl ist unter </text:span><text:span text:style-name="T315">Kerkers</text:span><text:span text:style-name="T311">trafe </text:span><text:span text:style-name="T313">verboten; ihr </text:span><text:span text:style-name="T318">tragt Diebesmützen und</text:span><text:span text:style-name="T313"> seid offensichtlich Diebe. Also seid ihr festgenommen.“</text:span><text:bookmark-end text:name="__RefHeading___Toc11652_1121766794"/></text:p>
      <text:p text:style-name="P411"><text:bookmark-start text:name="__RefHeading___Toc11654_1121766794"/><text:span text:style-name="T311">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314">Marcin schmunzelte, und Verunsicherung ergriff die Milizionäre.</text:span><text:bookmark-end text:name="__RefHeading___Toc11654_1121766794"/></text:p>
      <text:p text:style-name="P411"><text:bookmark-start text:name="__RefHeading___Toc11656_1121766794"/>Der Wortführer ließ sich jedoch nicht beeindrucken. Vielleicht konnte er sogar lesen. „Wir haben einen Beweis. Deine Mütze. Und die wirst du uns jetzt aushändigen.“ Damit machte <text:soft-page-break/>er einen Schritt nach vorn.<text:bookmark-end text:name="__RefHeading___Toc11656_1121766794"/></text:p>
      <text:p text:style-name="P411"><text:bookmark-start text:name="__RefHeading___Toc11658_1121766794"/>Marcin <text:span text:style-name="T578">steckte</text:span> die <text:span text:style-name="T578">Hände wieder </text:span>in <text:span text:style-name="T578">seine</text:span> Taschen. „Nur zu, nimm sie dir! Ich warte.“<text:bookmark-end text:name="__RefHeading___Toc11658_1121766794"/></text:p>
      <text:p text:style-name="P411"><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13"><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P411"><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P411"><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576">Röchelnd torkelte</text:span> er, griff nach dem Messer, zog es heraus, fiel. Niemand machte Anstalten, eine Waffe zu ziehen.<text:bookmark-end text:name="__RefHeading___Toc11666_1121766794"/></text:p>
      <text:p text:style-name="P411"><text:bookmark-start text:name="__RefHeading___Toc11668_1121766794"/><text:span text:style-name="T311">Seine Kameraden lachten nervös. Einer ging langsam rückwärts, die anderen folgten ihm nach. „Der war eh komisch. Zu ehrgeizig.“, hörte Marcin sie sagen, </text:span><text:span text:style-name="T315">als sie sich entfernten.</text:span><text:bookmark-end text:name="__RefHeading___Toc11668_1121766794"/></text:p>
      <text:p text:style-name="P411"><text:bookmark-start text:name="__RefHeading___Toc11670_1121766794"/>Einer der Diebe lachte seine Anspannung weg. „Keine Eier, diese Milizdeppen! Dass die ihren <text:span text:style-name="T578">Freund</text:span> so im Stich lassen.“ Er setzte sich wieder. Marcin bückte sich, hob das kleine Messer auf, wischte es an der Uniform des Toten ab und steckte es wieder in sein Geheimfach.<text:bookmark-end text:name="__RefHeading___Toc11670_1121766794"/></text:p>
      <text:p text:style-name="P411"><text:bookmark-start text:name="__RefHeading___Toc11672_1121766794"/>„Unterschätzt sie nicht“, sagte Marcin, während er sich umdrehte und ging.<text:bookmark-end text:name="__RefHeading___Toc11672_1121766794"/></text:p>
      <text:p text:style-name="P411"/>
      <text:p text:style-name="P411"><text:bookmark-start text:name="__RefHeading___Toc11674_1121766794"/><text:span text:style-name="T326">Ich nehme mir zu viel vor</text:span><text:span text:style-name="T310">, </text:span><text:span text:style-name="T311">dachte Marcin, während er zu seinem Versteck ging, um die Runde zu beenden. </text:span><text:span text:style-name="T326">Die kommen </text:span><text:soft-page-break/><text:span text:style-name="T326">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P411"><text:bookmark-start text:name="__RefHeading___Toc11676_1121766794"/><text:span text:style-name="T311">Bisher hatte Marcin sich immer im Schatten gehalten, geduckt, kein Aufsehen erregt. Das war auch der einzige Grund, warum er noch Leutnant war. Nun zweifelte er, ob dieser Ansatz noch funktionierte. </text:span><text:span text:style-name="T316">Die Milizionäre hatten gewusst, nach wem sie suchten; der kleine Junge sicher auch. Wobei ihm der minderjährige Meuchelmörder größere Bedenken einflößte als die Miliz, die im siebten Bezirk herumstolperte wie ein Novize </text:span><text:span text:style-name="T317">auf Brocken</text:span><text:span text:style-name="T316">.</text:span><text:bookmark-end text:name="__RefHeading___Toc11676_1121766794"/></text:p>
      <text:p text:style-name="P413"><text:bookmark-start text:name="__RefHeading___Toc11678_1121766794"/><text:span text:style-name="T310">Die falschen Leute kennen mich mittlerweile. Sie wissen wo sie suchen sollen. Ich habe nicht die Macht, sie langfristig auf Abstand zu halten. Ich muss mir etwas einfallen lassen. </text:span><text:span text:style-name="T325">Ich will doch nicht als ein schäbiger Leutnant in der Gosse enden. Dafür habe ich zu viel geopfert.</text:span><text:bookmark-end text:name="__RefHeading___Toc11678_1121766794"/></text:p>
      <text:p text:style-name="P535"><text:bookmark-start text:name="__RefHeading___Toc11680_1121766794"/><text:span text:style-name="T311">Seine Gedanken wichen zu Hauptmann Kenin ab, seinem Freund. Die beiden teilten einige Geheimnisse und arbeiteten eng zusammen, doch hier würde er ihm nicht helfen können. Das Problem hatte mit Marcins Position zu tun. </text:span><text:span text:style-name="T326">Ich brauche mir nichts vormachen: unsere Verbindung besteht nur, weil ich sein Leutnant bin. Sie würde anders nicht funktionieren.</text:span><text:span text:style-name="T310"> </text:span><text:bookmark-end text:name="__RefHeading___Toc11680_1121766794"/></text:p>
      <text:p text:style-name="P726"><text:span text:style-name="T310">Außerdem ist er doch mehr mit diesen Huren beschäftigt.</text:span><text:span text:style-name="T311"> Wenn Marcin ehrlich zu sich selbst war, bedrückte ihn, dass Kenin an beiden Ufern fischte. Manchmal bezweifelte er, dass Kenin wirklich zu ihm stand. Nicht, dass das in einer Stadt wie Lagon möglich gewesen wäre. Doch während </text:span><text:span text:style-name="T320">sein Hauptmann</text:span><text:span text:style-name="T311">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406">Der Gedanke tat ein bisschen weh, und er wischte ihn bei<text:soft-page-break/>seite, über Kenin wollte er nun wirklich nicht nachdenken. Er hatte andere Sorgen.</text:p>
      <text:p text:style-name="P411"><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13"><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P411"><text:bookmark-start text:name="__RefHeading___Toc11686_1121766794"/><text:span text:style-name="T68">Marcin dachte wieder an Kenin – es war beunruhigend, in welche Richtung seine Gedanken gingen. </text:span><text:span text:style-name="T1">Nun, </text:span><text:span text:style-name="T25">als Hauptmann hat </text:span><text:span text:style-name="T1">Kenin es definitiv leichter als ich. Für den Moment.</text:span><text:bookmark-end text:name="__RefHeading___Toc11686_1121766794"/></text:p>
      <text:p text:style-name="P411"><text:bookmark-start text:name="__RefHeading___Toc11688_1121766794"/><text:span text:style-name="T68">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P411"><text:bookmark-start text:name="__RefHeading___Toc11690_1121766794"/>Doch eine gute Idee kam ihm nicht. Wirklich fähig<text:span text:style-name="T589">e</text:span> Leute <text:span text:style-name="T589">hatte er kaum</text:span>. Gut fürs Tagesgeschäft, ja. Aber er hatte darauf geachtet, dass niemand ihm gefährlich werden konnte – dementsprechend waren die meisten seiner Untergebenen Fachidioten, die exzellente Spione, Brocken-Verkäufer oder Soldaten waren. <text:span text:style-name="T589">Alle</text:span>, die etwas konnten, was über ihren Beruf hinausging, hatte er sorgfältig aussortiert.<text:bookmark-end text:name="__RefHeading___Toc11690_1121766794"/></text:p>
      <text:p text:style-name="P411"><text:bookmark-start text:name="__RefHeading___Toc11692_1121766794"/><text:span text:style-name="T1">Vielleicht war das ein Fehler</text:span>,<text:span text:style-name="T68"> dachte Marcin.</text:span><text:bookmark-end text:name="__RefHeading___Toc11692_1121766794"/></text:p>
      <text:p text:style-name="P411"><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P411"><text:bookmark-start text:name="__RefHeading___Toc11696_1121766794"/><text:span text:style-name="T1">Vielleicht ist er noch da drin.</text:span><text:span text:style-name="T68"> Marcin reichte in seinem Mantel hinein und zog ein Kurzschwert heraus. Es hatte genau die richtige Länge, um in der engen Hütte zu kämpfen. </text:span><text:span text:style-name="T26">Jede dieser </text:span><text:soft-page-break/><text:span text:style-name="T26">Begegnungen könnte meine letzte sein.</text:span><text:span text:style-name="T68"> </text:span><text:span text:style-name="T201">Er atmete tief durch und trat die Tür ein.</text:span><text:bookmark-end text:name="__RefHeading___Toc11696_1121766794"/></text:p>
      <text:p text:style-name="P411"><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P411"><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580">Auf dem Sofa saß jemand - </text:span><text:bookmark-end text:name="__RefHeading___Toc11700_1121766794"/></text:p>
      <text:p text:style-name="P411"><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P411"><text:bookmark-start text:name="__RefHeading___Toc11704_1121766794"/><text:span text:style-name="T1">Was zum – etwas geht hier nicht mit rechten Dingen zu.</text:span><text:span text:style-name="T68"> Marcin fluchte und sprang vom Eingang zurück.</text:span><text:bookmark-end text:name="__RefHeading___Toc11704_1121766794"/></text:p>
      <text:p text:style-name="P411"><text:bookmark-start text:name="__RefHeading___Toc11706_1121766794"/><text:span text:style-name="T68">„Alles klar, Boss, ich bin nur ein bisschen drauf, du weißt schon“, erklang eine Stimme von innen. </text:span><text:span text:style-name="T1">Weiblich.</text:span> <text:span text:style-name="T68">Marcin stand wenige Meter vor der Hütte, das Schwert immer noch nach vorne gerichtet. „Du hast mir nur ein bisschen Angst gemacht, deswegen der Qualm, tut mir leid!“, fuhr die Stimme fort.</text:span><text:bookmark-end text:name="__RefHeading___Toc11706_1121766794"/></text:p>
      <text:p text:style-name="P411"><text:bookmark-start text:name="__RefHeading___Toc11708_1121766794"/>Marcin blickte misstrauisch auf den Eingang, konnte aber immer noch nichts erkennen. Er <text:span text:style-name="T588">be</text:span>zweifelte, dass das eine der <text:span text:style-name="T681">alchemischen</text:span> Entladungen war, die für Brocken so typisch waren. Wollte ihn hier jemand in einen Hinterhalt locken? Er blickte rasch um sich, doch die Gasse war leer.<text:bookmark-end text:name="__RefHeading___Toc11708_1121766794"/></text:p>
      <text:p text:style-name="P411"><text:bookmark-start text:name="__RefHeading___Toc11710_1121766794"/><text:span text:style-name="T68">Da trat eine Frau aus dem Türrahmen, zwischen Schwaden aus Qualm hervor. </text:span><text:span text:style-name="T203">„</text:span><text:span text:style-name="T202">Warum trittst du denn die Tür zu deinem eigenen Haus ein? </text:span><text:span text:style-name="T204">Mann, hast du mich erschreckt.</text:span><text:span text:style-name="T202">“</text:span><text:bookmark-end text:name="__RefHeading___Toc11710_1121766794"/></text:p>
      <text:p text:style-name="P411"><text:bookmark-start text:name="__RefHeading___Toc11712_1121766794"/><text:span text:style-name="T1">Stimmt, Dania. </text:span>Marcin steckte das Schwert weg. <text:span text:style-name="T1">Ich hatte ganz vergessen, dass sie nicht die Tür benutzen sollte. Vergesslichkeit darf ich mir genauso wenig anmerken lassen.</text:span><text:bookmark-end text:name="__RefHeading___Toc11712_1121766794"/></text:p>
      <text:p text:style-name="P411"><text:bookmark-start text:name="__RefHeading___Toc11714_1121766794"/>„<text:span text:style-name="T581">Scheiße, reagierst du immer so auf Brocken? Man sollte dir vielleicht nichts von dem Zeug geben. Was ist, wenn mal was </text:span><text:soft-page-break/><text:span text:style-name="T581">in Flammen aufgeht, wenn du drauf bist? Der ganze Block könnte abbrennen.</text:span>“ <text:span text:style-name="T581">Die Schwaden verflüchtigten sich mittlerweile wieder, Dania schien beruhigt zu sein. „Nichts wie rein, wir sollten nicht noch länger auf der Straße herumstehen.“</text:span><text:bookmark-end text:name="__RefHeading___Toc11714_1121766794"/></text:p>
      <text:p text:style-name="P411"><text:bookmark-start text:name="__RefHeading___Toc11716_1121766794"/><text:span text:style-name="T1">Kein Wunder, dass die Inquisition das Zeug für gefährlich hält, wenn die Leute so verantwortungslos mit Brocken umgehen. </text:span><text:span text:style-name="T68">Gefühlsausbrüche w</text:span><text:span text:style-name="T211">ur</text:span><text:span text:style-name="T68">den auf Brocken </text:span><text:span text:style-name="T220">besonders</text:span><text:span text:style-name="T68"> schnell zu unberechenbaren </text:span><text:span text:style-name="T247">alchemischen</text:span><text:span text:style-name="T68"> Entladungen – und auf Brocken ger</text:span><text:span text:style-name="T211">iet</text:span><text:span text:style-name="T68"> man schnell in aufreibende Situationen. Marcin hatte gute Gründe, seine Finger von dem Zeug zu lassen.</text:span><text:bookmark-end text:name="__RefHeading___Toc11716_1121766794"/></text:p>
      <text:p text:style-name="P411"><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P411"><text:bookmark-start text:name="__RefHeading___Toc11720_1121766794"/><text:span text:style-name="T581">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P411"><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582">Nächte auf brüchigen Dächern nötig</text:span>.<text:bookmark-end text:name="__RefHeading___Toc11722_1121766794"/></text:p>
      <text:p text:style-name="P411"><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P411"><text:bookmark-start text:name="__RefHeading___Toc11726_1121766794"/>Marcin verzog keine Miene. „In vierundzwanzig Stunden hast du ihn aufgespürt? Erzähl. Wie?“<text:bookmark-end text:name="__RefHeading___Toc11726_1121766794"/></text:p>
      <text:p text:style-name="P411"><text:bookmark-start text:name="__RefHeading___Toc11728_1121766794"/>Dania zuckte mit den Schultern. „Rum gefragt. Er hat eine Bande aus Kindern, ausschließlich Jungs. Habe die ausgefragt, wusste aber, dass die den Schlafplatz nicht verraten würden. Bin also zu einer anderen Stelle, hab dort auf Gabor gewartet, <text:soft-page-break/>bin ihm hinterher.“<text:bookmark-end text:name="__RefHeading___Toc11728_1121766794"/></text:p>
      <text:p text:style-name="P411"><text:bookmark-start text:name="__RefHeading___Toc11730_1121766794"/>Marcin runzelte die Stirn. „So unvorsichtig kann er doch nicht gewesen sein, dass du ihm einfach folgen konntest.“<text:bookmark-end text:name="__RefHeading___Toc11730_1121766794"/></text:p>
      <text:p text:style-name="P411"><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588">Gabor</text:span> mit den Kindern macht, der Schweinehund… er richtet diese Jungs zum töten ab. Ich habe mit einem gesprochen, der war total fertig – sein Bruder ist vor ein paar Tagen bei einem Attentat drauf gegangen. Kinder, verstehst du? Schweinerei.“<text:bookmark-end text:name="__RefHeading___Toc11732_1121766794"/></text:p>
      <text:p text:style-name="P411"><text:bookmark-start text:name="__RefHeading___Toc11734_1121766794"/><text:span text:style-name="T68">Marcin blickte verärgert. </text:span><text:span text:style-name="T1">Ich wusste es. Gabor hat diesen kleinen Wichser geschickt. Ich muss ihn loswerden. Gerade, wenn er noch mehr von diesen Blagen in der Hinterhand hat. </text:span><text:span text:style-name="T24">Und mir gehen die Leute aus, die so etwas durchziehen könnten...</text:span><text:bookmark-end text:name="__RefHeading___Toc11734_1121766794"/></text:p>
      <text:p text:style-name="P411"><text:bookmark-start text:name="__RefHeading___Toc11736_1121766794"/><text:span text:style-name="T583">Er riss sich zusammen. </text:span>„Also weiß er, wer du bist? Ahnt er was? Verdammt, du solltest doch unauffällig bleiben.“<text:bookmark-end text:name="__RefHeading___Toc11736_1121766794"/></text:p>
      <text:p text:style-name="P411"><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Text_20_body"><text:bookmark-start text:name="__RefHeading___Toc11740_1121766794"/><text:span text:style-name="T517">Nun, ich muss zugeben, sie hat </text:span><text:span text:style-name="T519">sich gut angestellt</text:span><text:span text:style-name="T517">. Ihr Vorgehen zeugt von Kreativität. Von meinen Leuten hätte das niemand so schnell hin gekriegt. Ich hoffe nur, Gabor ahnt nichts.</text:span><text:bookmark-end text:name="__RefHeading___Toc11740_1121766794"/></text:p>
      <text:p text:style-name="P411"><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P411"><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text:soft-page-break/>mit der anderen Hand die Tür aufhielt.<text:bookmark-end text:name="__RefHeading___Toc11744_1121766794"/></text:p>
      <text:p text:style-name="P411"><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P411"><text:bookmark-start text:name="__RefHeading___Toc11748_1121766794"/><text:span text:style-name="T1">Was will sie?</text:span><text:span text:style-name="T68">, dachte Marcin. „Komm zum Punkt.“</text:span><text:bookmark-end text:name="__RefHeading___Toc11748_1121766794"/></text:p>
      <text:p text:style-name="P411"><text:bookmark-start text:name="__RefHeading___Toc11750_1121766794"/>Sie stockte. „Du hast nicht zufällig einen Job für mich? Ich habe mehr drauf, als die Leute von mir denken. Du hast das heute erst erlebt.“<text:bookmark-end text:name="__RefHeading___Toc11750_1121766794"/></text:p>
      <text:p text:style-name="P411"><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P411"><text:bookmark-start text:name="__RefHeading___Toc11754_1121766794"/><text:span text:style-name="T68">Sie zögerte. „Nun, ich kenne den siebten Bezirk wie meine Westentasche. Ich kann Männer bezirzen, sie verstehen, ablenken, sie nach Informationen ausquetschen. </text:span><text:span text:style-name="T205">Ich habe überlebt, ich kann weg rennen, klauen, klarkommen.</text:span><text:span text:style-name="T68"> Und niemand erwartet etwas von mir, ich bin nur so eine dumme Hure. Das ist ein Vorteil.“</text:span><text:bookmark-end text:name="__RefHeading___Toc11754_1121766794"/></text:p>
      <text:p text:style-name="P411"><text:bookmark-start text:name="__RefHeading___Toc11756_1121766794"/><text:span text:style-name="T1">Wenn ich nur noch so unauffällig wäre, dachte Marcin. Dann säße ich jetzt nicht in dieser Bredouille.</text:span><text:span text:style-name="T68"> </text:span><text:span text:style-name="T205">Doch das war Marcin nicht genug. „Hast du schon mal jemanden getötet, kannst du mit Waffen umgehen?“</text:span><text:bookmark-end text:name="__RefHeading___Toc11756_1121766794"/></text:p>
      <text:p text:style-name="P411"><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P411"><text:bookmark-start text:name="__RefHeading___Toc11760_1121766794"/><text:span text:style-name="T68">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P411"><text:bookmark-start text:name="__RefHeading___Toc11762_1121766794"/>Er fasste einen Entschluss. „Einen Job willst du?“, sagte er. Er griff in seinen Mantel und holte einen Dolch heraus, ging in die Küche, und kam mit einer Stange Wetzstahl wieder. Die <text:soft-page-break/>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n Wetzstahl ab, schnitt sich zur Probe mit dem Messer in die Fingerkuppe. Dann reichte er ihr das Messer.<text:bookmark-end text:name="__RefHeading___Toc11762_1121766794"/></text:p>
      <text:p text:style-name="P411"><text:bookmark-start text:name="__RefHeading___Toc11764_1121766794"/>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P411"><text:bookmark-start text:name="__RefHeading___Toc11766_1121766794"/>Marcin ließ nicht los und fragte nach. „Hm? Hast du was gesagt?“<text:bookmark-end text:name="__RefHeading___Toc11766_1121766794"/></text:p>
      <text:p text:style-name="P411"><text:bookmark-start text:name="__RefHeading___Toc11768_1121766794"/>Dania zerrte an dem Messer. „Ist gut, ich tus. Ich habe so oder so keine Wahl.“<text:bookmark-end text:name="__RefHeading___Toc11768_1121766794"/></text:p>
      <text:p text:style-name="P411"><text:bookmark-start text:name="__RefHeading___Toc11770_1121766794"/><text:span text:style-name="T1">Wenn das das ist, was sie sich einreden muss, sei‘s drum.</text:span><text:span text:style-name="T68">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P411"><text:bookmark-start text:name="__RefHeading___Toc11772_1121766794"/>Dania packte ihre Sachen zusammen, während Marcin in der Hütte nach <text:span text:style-name="T584">einer Scheide für das Messer</text:span> <text:span text:style-name="T584">und </text:span>etwas Brocken für <text:span text:style-name="T584">Dania </text:span>suchte. <text:span text:style-name="T584">Sie </text:span>sah ihm nicht in die Augen, als sie es einsteckte. <text:span text:style-name="T584">Die Scheide schnallte sie an ihrem Oberschenkel fest, wo das Kleid darüber fallen würde. </text:span>Das Messer zitterte in ihren Händen, als es die Öffnung der <text:span text:style-name="T584">Scheide </text:span>suchte, und sich in dem <text:span text:style-name="T584">dunklen Leder</text:span> verbarg.<text:bookmark-end text:name="__RefHeading___Toc11772_1121766794"/></text:p>
      <text:p text:style-name="P411"/>
      <text:h text:style-name="P686" text:outline-level="1"><text:bookmark-start text:name="__RefHeading___Toc11774_1121766794"/><text:soft-page-break/>Varg – führt Raft in Thorns Asservatenkammer; dort stirbt Raft an einer Bor-Explosion<text:bookmark-end text:name="__RefHeading___Toc11774_1121766794"/></text:h>
      <text:p text:style-name="P411"/>
      <text:p text:style-name="P536">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36">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585">ohnehin</text:span> kein Mitspracherecht, was es zu essen gab. <text:span text:style-name="T585">Damit hatte er sich abgefunden.</text:span></text:p>
      <text:p text:style-name="P536">Was ihn jedoch wirklich störte, war der Umstand, dass er das Gemüse schneiden musste. Das war nicht der Zweck, für den sein Geschick mit <text:span text:style-name="T662">der </text:span>Waffe am besten nützte. Verbrecher jagen, dafür waren Vargs Fähigkeiten da; das Gemüse hatte nicht gesündigt, hier war sein Geschick verschwendet.</text:p>
      <text:p text:style-name="P417">Demut, Varg. Du weiß es doch besser.<text:span text:style-name="T68"> Sie hatten ihm den Grund natürlich gesagt. Jeder Novize musste alltägliche Aufgaben übernehmen. Das war keine Bestrafung, sondern gehörte nun mal zu den Pflichten eines jeden Novizen; </text:span><text:span text:style-name="T585">eine Robe trägt man mit Demut, und die lerne ich bestimmt, wenn ich meine wertvolle Zeit verschwende</text:span>, um ein bisschen Gemüse zu schnippel<text:span text:style-name="T585">n</text:span>. Kann man dazu nicht irgendwelche Ketzer verdonnern? Haben wir nicht genug Leute in den Kerkern?</text:p>
      <text:p text:style-name="P418"><text:span text:style-name="T68">Varg hoffte, dass die Demut bald zu ihm kam. Dann konnte er sich endlich wieder wichtigen Dingen widmen. </text:span>Zum Beispiel Lagon zu einem besseren Ort machen. Meinem Meister dienen. <text:soft-page-break/>Den richtigen Umgang mit Waffen trainieren, nicht dieses verkrüppelte Verständnis einer edlen Tätigkeit.</text:p>
      <text:p text:style-name="P467">Doch was half es. Wann er gehen durfte, hing natürlich davon ab, wann er fertig wurde. <text:span text:style-name="T644">Der </text:span>Inquisitor, der die Küche leitete, und entschied, wann Varg gehen konnte, <text:span text:style-name="T644">konnte seine Demut </text:span>ohnehin nicht messen. So wie er ständig herum brüllte, kannte er sich wohl auch nicht besonders gut damit aus.</text:p>
      <text:p text:style-name="P467">So schnippelte Varg in seinem Stumpfsinn eben weiter. Der Berg rechts von ihm wurde immer kleiner, während die Schüsseln links von ihm immer voller wurden. Das war auf seine eigene Weise auch befriedigend.</text:p>
      <text:p text:style-name="P727"><text:span text:style-name="T512">Varg wurde jäh unterbrochen, als ihn jemand </text:span><text:span text:style-name="T513">leicht </text:span><text:span text:style-name="T514">am Arm berührte</text:span><text:span text:style-name="T512">. </text:span><text:span text:style-name="T513">Er guckte über die Schulter, doch da war niemand.</text:span></text:p>
      <text:p text:style-name="P468">„Ä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 heran zu kommen und schien ziemlich schüchtern zu sein.</text:p>
      <text:p text:style-name="P468">„Oh, tut mir leid. Habe dich nicht gesehen. Was gibt‘s?“, fragte Varg.</text:p>
      <text:p text:style-name="P418"><text:span text:style-name="T206">„Ich soll dich holen, ähm, ich meine, du sollst sofort zu Ratsinquisitor Raft kommen.“ Der Junge schien verlegen. </text:span><text:span text:style-name="T586">Naja, vielleicht ist er immer verlegen.</text:span></text:p>
      <text:p text:style-name="P418"><text:span text:style-name="T68">„</text:span><text:span text:style-name="T272">Jetzt sofort</text:span><text:span text:style-name="T206">?“</text:span></text:p>
      <text:p text:style-name="P469">Der Junge sah auf seine Füße. „Ich möchte dich natürlich nicht von deinen Pflichten abhalten, aber Raft meinte, es sei dringend.“</text:p>
      <text:p text:style-name="P419">Ein Grund, hier wegzukommen! <text:span text:style-name="T68">Varg legte begeistert die Messer weg. „Chef, ich muss zum Ratsinquisitor, es ist dringend. Jemand anders muss das Gemüse zu Ende schneiden!“, rief er durch die Küche, er erntete ein ordentliches Fluchen, das er großzügig als Erlaubnis interpretierte.</text:span></text:p>
      <text:p text:style-name="P419"><text:span text:style-name="T68">Varg folgte dem jungen Novizen durch einige lange Gänge. Es war nicht viel los, die meisten Novizen hatten ihre Pflichten </text:span><text:soft-page-break/><text:span text:style-name="T68">zu erledigen, und viele Inquisitoren nutzten den Vormittag, um etwas zu lesen, oder vielmehr, in der Sonne zu dösen. </text:span><text:span text:style-name="T207">Bald waren sie bei der Tür angelangt, die in Rafts Büro führte. </text:span><text:span text:style-name="T236">Der Junge</text:span><text:span text:style-name="T207"> klopfte, bevor er die Tür öffnete und sie eintraten.</text:span></text:p>
      <text:p text:style-name="P446"><text:span text:style-name="T68">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68"> </text:span></text:p>
      <text:p text:style-name="P446"><text:span text:style-name="T68">Varg hatte im vierten Bezirk Leute mit gefärbten Haaren gesehen – selbst die, die um einiges jünger als Raft waren, </text:span><text:span text:style-name="T245">hatten </text:span><text:span text:style-name="T68">nach dem Kontakt mit den Chemikalien nicht mehr so volles Haar wi</text:span><text:span text:style-name="T245">e</text:span><text:span text:style-name="T68"> Raft. </text:span>Es muss natürlich sein.</text:p>
      <text:p text:style-name="P470">„Du hast mich rufen lassen?“</text:p>
      <text:p text:style-name="P470">Raft sah auf. „Ah, da seid ihr ja. Du bist Varg, wenn ich mich nicht irre?“ Er legte die Unterlagen hin und stand auf.</text:p>
      <text:p text:style-name="P471">Varg stellte sich gerade hin. „Jawohl. Novize, ich diene und lerne bei Inquisitor Thorn. Abteilung für <text:span text:style-name="T681">Bor-Verfolgung</text:span>.“</text:p>
      <text:p text:style-name="P471">Raft nickte. „Das wurde mir gesagt. Nun, ich wünsche, dass du mich in das Lager der <text:span text:style-name="T681">Bor</text:span>-Abteilung führst. Ich habe einen anonymen Hinweis erhalten, dem ich gerne nachgehen würde.“ Er hob die Hand, um Varg den Vortritt zu lassen.</text:p>
      <text:p text:style-name="P471">Varg fühlte, wie er rot würde. „In… in das Lager? Wonach suchen sie denn? Sie haben doch mit unserer Abteilung überhaupt nichts zu tun...“</text:p>
      <text:p text:style-name="P471">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71">Befehlen folgte man, das wusste Varg, und Raft trug die rote Robe eines hohen Inquisitors. Er setzte sich in Bewegung, auch <text:soft-page-break/>wenn sein Kopf schwirrte. Wenn Thorn hier gewesen wäre, hätte er ihm vielleicht das Gegenteil befohlen?</text:p>
      <text:p text:style-name="P420">Nun, Thorn ist nicht hier. Die Frage brauche ich mir nicht zu stellen.<text:span text:style-name="T68"> Wie von selbst führten seine Füße ihn vorwärts, die beiden anderen folgten ihm. </text:span>Und ich denke nicht, dass Thorn etwas zu befürchten hat. Er tut ja nur seine Pflicht. Und er ist gut darin, Verbrecher und Ketzer zu jagen. Das weiß Raft auch.</text:p>
      <text:p text:style-name="P471">Tief in seinem Hinterkopf klopfte eine unangenehme Vermutung, doch Varg ließ sich nicht auf sie ein. Thorn vollstreckte den Willen des Ordens, Raft vollstreckte den Willen des Ordens, was konnte schon passieren?</text:p>
      <text:p text:style-name="P728"><text:span text:style-name="T515">Sie kamen tiefer, das Lager lag im Keller. </text:span><text:span text:style-name="T520">Könnte dort etwas sein, was Raft nicht gefallen würde?,</text:span><text:span text:style-name="T516"> fragte sich Varg. Doch er wusste nicht, was das sein könnte. </text:span><text:span text:style-name="T520">Ich weiß nicht, ob wir dort Bor aufbewahren. Doch selbst wenn, nur zu Forschungszwecken! Immerhin müssen wir wissen, womit wir es zu tun haben. Und die Rezepte, die wir sammeln, sind natürlich wichtig. Die Alchemisten setzen so etwas ja gegen uns ein! Wenn wir sie nicht kennen, können wir nicht vorhersagen, womit sie uns angreifen. Raft </text:span><text:span text:style-name="T521">wird</text:span><text:span text:style-name="T520"> das sicher verstehen.</text:span></text:p>
      <text:p text:style-name="P421"><text:span text:style-name="T68">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421"><text:span text:style-name="T68">Hier waren keine anderen Menschen mehr. Sie mussten nur noch um zwei Ecken, bis sie bei dem Lager wären. </text:span>Hatte Thorn einen Grund dafür, unsere Beweisstücke in einer so abgelegenen Ecke zu lagern? <text:span text:style-name="T68">Varg hatte sich immer schon gefragt, warum sie eigentlich immer so weit nach unten mussten, wenn sie nach einer erfolgreichen Razzia die Beweise sicherten. </text:span>Nun, die Räume werden ja von der Leitung des Ordens vergeben.</text:p>
      <text:p text:style-name="P472">Da kam ihnen ein Novize entgegen. Eine schwarze Robe <text:soft-page-break/>schoss um die Ecke und verlangsamte ihren Schritt deutlich, als sie die Gruppe sah. Er schien nicht älter als Sinya zu sein, der Novize des Ratsinquisitors.</text:p>
      <text:p text:style-name="P472">Raft tadelte den Jungen im vorbeigehen. „Novize, auf den Gängen nicht rennen! Das ist diesem Ort nicht würdig.“</text:p>
      <text:p text:style-name="P421"><text:span text:style-name="T68">Doch der Junge würdigte sie kaum eines Blickes und ging zügig davon. Varg blickte sich </text:span><text:span text:style-name="T208">im Gehen</text:span><text:span text:style-name="T68"> über die Schulter, doch er war schon um die Ecke verschwunden. Sinya zupfte Raft am Ärmel seiner roten Robe.</text:span></text:p>
      <text:p text:style-name="P472">„Meister, wenn ich stören darf...“</text:p>
      <text:p text:style-name="P472">„Ja, Sinya?“, fragte Raft in fürsorglichem Ton.</text:p>
      <text:p text:style-name="P472">„Ich… ich habe diesen Novizen noch nie gesehen. Das wundert mich… ich dachte, ich kenne alle Novizen in meinem Alter.“ Sinya runzelte die Stirn.</text:p>
      <text:p text:style-name="P421"><text:span text:style-name="T68">Raft tätschelte ihm </text:span><text:span text:style-name="T208">im Laufen</text:span><text:span text:style-name="T68"> </text:span><text:span text:style-name="T208">beschwichtigend</text:span><text:span text:style-name="T68"> den Kopf. „</text:span><text:span text:style-name="T208">Darüber haben wir doch geredet. Du musst mal mehr Zeit mit gleichaltrigen verbringen. Keine Angst, die tun dir nichts. Er ist bestimmt neu, deswegen kennst du ihn noch nicht. Wann hast du das letzte Mal mit den anderen gespielt?“</text:span></text:p>
      <text:p text:style-name="P473">Sinya zuckte mit den Schultern und antwortete nicht. Damit schien das Thema erledigt. Varg fühlte sich ebenso beruhigt. Alles war hier bester Ordnung. Dieser Mann hatte Verständnis. Und Varg musste sich keine Gedanken machen.</text:p>
      <text:p text:style-name="P473">Schon standen sie vor der Tür. Varg holte einen Schlüsselbund aus der Tasche seiner Robe – doch als er aufsperren wollte, fiel ihm auf, dass die Tür nur angelehnt war.</text:p>
      <text:p text:style-name="P473">„Seltsam“, murmelte er und drückte die Tür auf. Nun, seit der letzten Razzia waren zwei Wochen vergangen, Varg war seitdem nicht mehr hier gewesen. Bestimmt hatte Thorn vergessen, sie abzuschließen.</text:p>
      <text:p text:style-name="P422"><text:span text:style-name="T68">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text:soft-page-break/>sonst wissen, was auf uns zu kommt, wenn wir einen <text:span text:style-name="T681">Alchemisten</text:span> hoch nehmen?</text:p>
      <text:p text:style-name="P422"><text:span text:style-name="T68">Das Regal auf der rechten Seite hingegen war voller </text:span><text:span text:style-name="T210">beschlagnahmter Waffen, aber auch </text:span><text:span text:style-name="T68">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68"> Doch die Prozesse, in denen sie Ketzer verurteilten, kamen üblicherweise auch ohne Beweise aus…</text:span></text:p>
      <text:p text:style-name="P473">„Nun, ich würde mich hier gerne umsehen. Wollt ihr beiden bitte draußen warten? Ich wäre gerne ungestört“, sagte Raft. Varg konnte zu einem hohen Inquisitor ohnehin nicht nein sagen. Also standen Sinya und er vor der Tür herum.</text:p>
      <text:p text:style-name="P473">Varg fröstelte ein bisschen. Es war kalt hier unten. Und das Warten machte es nicht besser. Sinya hatte die Hände in den Taschen seiner Robe und lehnte an der Wand.</text:p>
      <text:p text:style-name="P473">Varg hielt die Stille nicht mehr aus. „Was für ein Hinweis war das denn? Das kommt alles ziemlich plötzlich.“</text:p>
      <text:p text:style-name="P422"><text:span text:style-name="T68">Sinya zuckte mit den Achseln. „Heute früh lag ein Brief auf dem Tisch, ohne Absender. </text:span><text:span text:style-name="T209">Mein Meister wunderte sich natürlich, und zweifelte ihn an… doch auf Nachfrage wurde klar, dass in dem Brief einige Details zu eurer letzten Operation standen, also schien er relevant zu sein.“</text:span></text:p>
      <text:p text:style-name="P474">Varg zuckte zusammen. „Details zu unserer Operation? Dann – ich muss diesen Brief sehen. Diese Verbrecher versuchen uns zu lähmen! Unsere Handlungsfähigkeit – wo ist der Brief?“</text:p>
      <text:p text:style-name="P474">Sinya zuckte mit den Schultern und deutete auf die Tür. „Der Ratsinquisitor hat ihn.“</text:p>
      <text:p text:style-name="P474">Varg drehte sich um. Energisch öffnete er die Tür. Sie schwang auf, nach innen. Verbarg den rechten Gang jedoch. Er betrat das Lager, um in den rechten Gang sehen zu können. „Raft, auf ein Wort -“</text:p>
      <text:p text:style-name="P474">Ein lauter Knall, ein Feuerblitz. Eine Druckwelle, und Varg <text:soft-page-break/>lag wieder auf dem Gang, nach hinten geworfen. </text:p>
      <text:p text:style-name="P474">Sinya stieß einen Schrei aus und rannte nach innen. „Meister!“</text:p>
      <text:p text:style-name="P423"><text:span text:style-name="T68">Varg wollte aufstehen, doch er war noch zu benommen. </text:span>Was?<text:span text:style-name="T68"> Er rätselte – </text:span>was ist da eben passiert? Wieso – <text:span text:style-name="T68">mit der rechten Hand fuhr er sich über die Stirn. Kein Blut. </text:span>Ich erleide gerade einen Schock.</text:p>
      <text:p text:style-name="P423"><text:span text:style-name="T68">Von innen hörte er ein Wimmern. Sinya schoss aus der Kammer heraus. </text:span>Warum blutet er? Die Explosion hat ihn doch gar nicht – oh.</text:p>
      <text:p text:style-name="P474">Sinya saß an der Wand neben der Tür, versenkte das Gesicht in den Händen. Wimmerte.</text:p>
      <text:p text:style-name="P424"><text:span text:style-name="T68">Varg raffte sich auf. „Was… was ist gerade passiert?“ Er stützte sich mich dem linken Arm ab – und ließ das schnell wieder sein. </text:span>Oh. Wahrscheinlich geprellt.<text:span text:style-name="T68"> Mit etwas Mühe konnte er aufstehen. „Sinya?“</text:span></text:p>
      <text:p text:style-name="P424"><text:span text:style-name="T68">Der junge Novize antwortete nicht. „Wie Mutter, wie Mutter...“ </text:span><text:span text:style-name="T210">murmelte er vor sich hin.</text:span></text:p>
      <text:p text:style-name="P475">Varg ignorierte ihn und öffnete die Tür. Das Regal in der Mitte war umgefallen, lehnte schräg im linken Gang. Reagenzien, Papiere, Waffen, alles lag in einem riesigen Durcheinander auf dem Boden, im gesamten Raum.</text:p>
      <text:p text:style-name="P425"><text:span text:style-name="T68">Und über das Regal in der Mitte verteilt – </text:span>es hat ihn… es hat ihn einfach auseinandergerissen.<text:span text:style-name="T68"> Varg wurde schlecht. Daher das Blut. Das sich mit dem rot der Robe vermischte. Rafts Gesicht war zerfetzt, nicht mehr erkennbar. Die Haare, die eben noch knallrot geleuchtet hatten, verkohlt.</text:span></text:p>
      <text:p text:style-name="P475">Varg rannte hinaus. Würgte. Und sein Frühstück, halb verdaut, ergoss sich auf den Boden des Ganges, in dem Sinya wimmernd saß.</text:p>
      <text:p text:style-name="P733"/>
      <text:h text:style-name="P689" text:outline-level="1"><text:bookmark-start text:name="__RefHeading___Toc12420_2047005171"/><text:soft-page-break/>Dania – <text:span text:style-name="T389">tötet Gabor und flieht vor seinen Kindern</text:span><text:bookmark-end text:name="__RefHeading___Toc12420_2047005171"/></text:h>
      <text:p text:style-name="P22"/>
      <text:p text:style-name="P539">Die Angst trieb sie vorwärts, <text:span text:style-name="T590">und ihre Fußsohlen piksten. Ein klares Zeichen, dass sie zu schnell ging. Der Boden wehrte sich gegen ihr Tempo, die Scherben, Holzsplitter, der restliche Müll, der auf der Straße lag, leistete Widerstand gegen ihre Füße</text:span>. <text:span text:style-name="T27">Doch niemand </text:span><text:span text:style-name="T30">widersteht mir mehr</text:span><text:span text:style-name="T27">. </text:span><text:span text:style-name="T53">Niemals.</text:span></text:p>
      <text:p text:style-name="P540">Als Marcin ihr einen Job angeboten hatte, war ihr schon egal gewesen, worum es dabei ging. Irgendetwas verkaufen, das wäre ihr am liebsten gewesen. Mit Brocken kannte sie sich aus. Mit feilschen ebenfalls. Doch wie <text:span text:style-name="T593">er</text:span> auf den ersten Blick erkannt hatte – mit Grausamkeit kannte sie sich <text:span text:style-name="T593">noch besser aus</text:span>. Für gewöhnlich nur aus der Opferperspektive, doch sie wusste, wie Grausamkeit funktionierte.</text:p>
      <text:p text:style-name="P539">Marcin hatte sie durchschaut. <text:span text:style-name="T1">Der erste Mord ist der schwerste, </text:span>der Satz trieb sich immer tiefer in ihre Gedanken. Auf Marcin musste sie aufpassen. <text:span text:style-name="T587">Er konnte in Menschen lesen, wie in einem Buch...</text:span> <text:span text:style-name="T1">der erste Mord</text:span>, <text:span text:style-name="T662">es</text:span> erfüllte sie <text:span text:style-name="T587">gleichzeitig </text:span>mit Hoffnung <text:span text:style-name="T587">und mit Schrecken</text:span>. <text:span text:style-name="T587">Natürlich hatte sie Angst – doch o</text:span>ffenbar hatte er tatsächlich langfristige Pläne mit ihr. <text:span text:style-name="T587">Und alles war besser, als nur noch einmal von so einem widerlichen Mann angefasst zu werden.</text:span></text:p>
      <text:p text:style-name="P447">Es wäre ohnehin nur eine Frage der Zeit gewesen, bis ich den ersten von ihnen abgestochen hätte<text:span text:style-name="T68">,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68"> Das hatte sie sich geschworen.</text:span></text:p>
      <text:p text:style-name="P541">Doch dafür musste sie <text:span text:style-name="T592">diesen</text:span> ersten <text:span text:style-name="T589">Mord</text:span> <text:span text:style-name="T662">erst mal </text:span>hinter <text:soft-page-break/>sich bringen. <text:span text:style-name="T589">Es war beinahe dunkel, bestimmt waren wieder alle zuhause.</text:span> Die Fassade von Gabors Versteck ragte vor ihr in den Himmel. <text:span text:style-name="T25">H</text:span><text:span text:style-name="T1">eute früh war das Ding doch noch nicht so groß? </text:span><text:span text:style-name="T25">Das Brocken ist doch schon größtenteils abgeklungen.</text:span><text:span text:style-name="T1"> </text:span></text:p>
      <text:p text:style-name="P541">Dania <text:span text:style-name="T589">fragte sich, wie </text:span>sie ihren ersten Mord überstehen sollte. <text:span text:style-name="T592">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541"><text:span text:style-name="T29">Das ist mir alles zu kompliziert. </text:span>Sie <text:span text:style-name="T590">machte halt, holte ihr Messer hervor und</text:span> zog <text:span text:style-name="T590">von seiner Spitze </text:span>noch <text:span text:style-name="T590">etwas </text:span>Brocken <text:span text:style-name="T590">durch die Nase</text:span>.</text:p>
      <text:p text:style-name="P426">Alles. Ich kann alles.<text:span text:style-name="T68"> Das Brocken klärt ihre Sicht wieder auf. Sie </text:span><text:span text:style-name="T213">nimmt</text:span><text:span text:style-name="T68"> die Realität und </text:span><text:span text:style-name="T213">biegt</text:span><text:span text:style-name="T68"> sie ein bisschen. </text:span>So, nun hat die Hütte wieder die richtige Größe. Alles andere wäre… naja.</text:p>
      <text:p text:style-name="P427"><text:span text:style-name="T68">Es </text:span><text:span text:style-name="T213">gibt</text:span><text:span text:style-name="T68"> keinen Grund, nicht noch etwas mehr Brocken zu ziehen. Also </text:span><text:span text:style-name="T213">zieht</text:span><text:span text:style-name="T68"> sie noch etwas mehr Brocken.</text:span></text:p>
      <text:p text:style-name="P426"><text:span text:style-name="T68">Es </text:span><text:span text:style-name="T213">gibt</text:span><text:span text:style-name="T68"> keinen Grund, nicht zu </text:span><text:span text:style-name="T212">anzu</text:span><text:span text:style-name="T68">klopfen. Also klopft sie.</text:span></text:p>
      <text:p text:style-name="P539"/>
      <text:p text:style-name="P539">Gabor <text:span text:style-name="T592">sieht</text:span> irritiert <text:span text:style-name="T590">aus, als er die Tür öffnet. </text:span><text:span text:style-name="T27">Verständlich.</text:span> <text:span text:style-name="T590">D</text:span>ie Hure, die ihn gestern <text:span text:style-name="T590">verfolgte,</text:span> <text:span text:style-name="T590">dann eine Familie gründen wollte, ihn verführte </text:span>und <text:span text:style-name="T590">mitten in der Nacht bereits einen ordentlichen Streit anfing</text:span>, <text:span text:style-name="T590">taumelt</text:span> voll auf Drogen, mit einem Messer in der Hand, in sein Zimmer.</text:p>
      <text:p text:style-name="P539">Leute mit <text:span text:style-name="T591">Messern sind</text:span> gefährlich, <text:span text:style-name="T591">das weiß Gabor sicherlich</text:span>. Leute auf Drogen <text:span text:style-name="T592">sind eine Spur </text:span>lächerlich, <text:span text:style-name="T591">eine Spur unberechenbar</text:span>. <text:span text:style-name="T591">Kein Wunder, dass Gabor so eine Begegnung lieber vermieden hätte. Er ruft etwas. Nach hinten. </text:span><text:span text:style-name="T28">Die Kinder, ach ja. Ich vergaß. </text:span><text:span text:style-name="T212">Dania lacht über den Ernst der Situation. Der kleine Junge, dem sie heute früh Brot </text:span><text:span text:style-name="T213">geschenkt hat</text:span><text:span text:style-name="T212">, </text:span><text:span text:style-name="T213">sitzt</text:span><text:span text:style-name="T212"> teilnahmslos an der Wand, er hat sich wohl </text:span><text:span text:style-name="T213">seitdem </text:span><text:span text:style-name="T212">nicht be</text:span><text:soft-page-break/><text:span text:style-name="T212">wegt. Erst als Dania ihn anlacht, lacht er zurück – sie </text:span><text:span text:style-name="T213">ist</text:span><text:span text:style-name="T212"> ansteckend. Gabor </text:span><text:span text:style-name="T213">lässt </text:span><text:span text:style-name="T212">sich nicht anstecken.</text:span></text:p>
      <text:p text:style-name="P428">Was fällt ihm ein, sich zu wehren. Er zieht ein Schwert. Wie lächerlich. Wie erwartet. Hm, eine <text:span text:style-name="T591">m</text:span>ordlustige Brockenhure geht auf mich los, was mach ich bloß? Klar, ich ziehe ein Schwert. Idiot. Wieso muss <text:span text:style-name="T591">alles </text:span>immer <text:span text:style-name="T591">wie erwartet ablaufen</text:span>? Verdammt.</text:p>
      <text:p text:style-name="P539"><text:span text:style-name="T1">Naja, ein Schwert. Dagegen kann ich echt </text:span><text:span text:style-name="T28">nichts </text:span><text:span text:style-name="T1">ausrichten. Gut dass die Zeit gerade so langsam vergeht.</text:span> <text:span text:style-name="T591">Sie wundert sich, dass sie noch lebt. </text:span><text:span text:style-name="T28">Wundern kommt von Wunder und reimt sich auf – keine Ahnung. Ist das wichtig? </text:span><text:span text:style-name="T37">Alchemie</text:span><text:span text:style-name="T28"> wäre jetzt gut.</text:span><text:span text:style-name="T212"> Sie kichert.</text:span></text:p>
      <text:p text:style-name="P539"><text:span text:style-name="T591">Aus ihrem Mund kommen Wörter. </text:span>„H<text:span text:style-name="T593">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28">Oh Mann, das klingt ja genial. S<text:span text:style-name="T591">o</text:span> rette ich mein Leben. Dania, sogar deine Fantasie verarscht dich.</text:p>
      <text:p text:style-name="P539"><text:span text:style-name="T591">Eine Horde Jungs kommt aus dem Zimmer, in dem sie schliefen, halb angezogen. Zwei haben Schwerter in der Hand. Sie rufen etwas dazwischen, doch </text:span>Gabor <text:span text:style-name="T591">beachtete sie nicht. Er hat ihr aufmerksam zugehört. Sein</text:span> Blick klärt sich. „Ja wenn das so ist“, sagt er. Desinteressiert legt er das Schwert weg und dreht ihr den Rücken zu. Es interessiert ihn nicht einmal, wie sie ihm den Mund zuh<text:span text:style-name="T593">ä</text:span>lt und <text:span text:style-name="T593">ihm vor den Augen seiner Kinder</text:span> die Kehle durchschn<text:span text:style-name="T593">eidet</text:span>.</text:p>
      <text:p text:style-name="P539"/>
      <text:p text:style-name="P542">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43"><text:soft-page-break/>Jetzt lacht Dania nicht mehr. Der Mund, der die Witze erzählt hat, ist verstummt. Sie blickt sich ein bisschen verwirrt um.</text:p>
      <text:p text:style-name="P543">Eine Klinge kommt auf sie zu gesaust. Ihr Körper reagiert, bevor ihr Geist es begreift, sie hebt ihr Messer. Das Schert prallt ab, doch sie erzittert von dem Aufprall, von der Energie.</text:p>
      <text:p text:style-name="P543">Etwas dreht sich um in Dania. Etwas erwacht, so wie eben, und die Fensterscheibe neben ihr zersplittert. Die Scheiben bohren sich unangenehm in Danias <text:span text:style-name="T663">linkes Bein, ungeschützt</text:span>.</text:p>
      <text:p text:style-name="P543">Dem nächsten Hieb kann sie nur ausweichen, indem sie zurückspringt. Der Junge, der an der Wand lehnt, beginnt zu würgen, und erbricht – doch aus seinem Mund kommt nur eine Blume. Eine perfekte, wohl geformte Blume. Ein anderer Junge beginnt, irgendetwas zu rufen, was, interessiert Dania nicht.</text:p>
      <text:p text:style-name="P543">Der Tisch erhebt sich, schwebt in der Luft. Der mit dem Schwert staunt, springt zur Seite, als der Tisch auf ihn zu rast. Dania reagiert nicht so schnell, und die Tischplatte saust ihr mit voller Wucht gegen den Oberkörper. Das Messer fliegt ihr aus der Hand, sie wird umgeworfen.</text:p>
      <text:p text:style-name="P429">Ich muss hier raus. Stimmt ja.</text:p>
      <text:p text:style-name="P544"><text:span text:style-name="T215">Sie strampelt mit den Beinen, schlägt um sich, und der Tisch gibt sie frei, fliegt davon. Sie springt auf. </text:span><text:span text:style-name="T214">Eine Klinge saust vorwärts, kratzt sie jedoch nur leicht am Arm. Sie stürzt aus der Tür hinaus.</text:span></text:p>
      <text:p text:style-name="P544"><text:span text:style-name="T1">Diesmal schau ich nicht zurück beim rennen. </text:span><text:span text:style-name="T214">Sie rennt </text:span>vor sich hin, <text:span text:style-name="T594">den Blick auf der Straße. Eine Horde Kinder hinter ihr, und sie spürt fast ihren Atem im Nacken. Sie weiß, dass sie schneller sind.</text:span></text:p>
      <text:p text:style-name="P538"><text:span text:style-name="T1">Mein Kleid behindert mich beim rennen, verdammt!</text:span><text:span text:style-name="T214"> Scherben stechen.</text:span><text:span text:style-name="T1"> Ich will gar nicht wissen, was die wohl mit mir anstellen, </text:span><text:span text:style-name="T31">was ist, </text:span><text:span text:style-name="T1">wenn die mich erwischen? </text:span>Panik. <text:span text:style-name="T1">Nicht zurückschauen, </text:span><text:span text:style-name="T31">D</text:span><text:span text:style-name="T1">a vorne ist eine Ecke, die schaffe ich –</text:span> Schock – <text:span text:style-name="T1">ich habe gerade jemanden umgebracht! </text:span>Blut. <text:span text:style-name="T1">Verdammt, hinterlasse ich eine Spur?</text:span> Schock. <text:span text:style-name="T594">Nicht nach hinten gucken.</text:span> <text:span text:style-name="T1">Habe ich das wirklich getan? </text:span>Gegenwind. <text:span text:style-name="T1">War da hinten nicht </text:span><text:soft-page-break/><text:span text:style-name="T1">die Abzweigung? Da kann ich sie abschütteln! </text:span>Ecke. </text:p>
      <text:p text:style-name="P538"><text:span text:style-name="T68">Schnell hier </text:span><text:span text:style-name="T214">her</text:span><text:span text:style-name="T68">um, </text:span><text:span text:style-name="T214">e</text:span>in Inquisitor. </text:p>
      <text:p text:style-name="P448">Ein Inquisitor?</text:p>
      <text:p text:style-name="P537"/>
      <text:h text:style-name="P690" text:outline-level="1"><text:bookmark-start text:name="__RefHeading___Toc12357_144386953"/>Thorn – <text:span text:style-name="T389">wird vom Orden ausgestoßen und rettet Dania</text:span><text:bookmark-end text:name="__RefHeading___Toc12357_144386953"/></text:h>
      <text:p text:style-name="P25"/>
      <text:p text:style-name="P545">Der Boden fühlte sich kalt an. </text:p>
      <text:p text:style-name="P545">Rätselhaft. So war er ihm definitiv noch nie vorgekommen.</text:p>
      <text:p text:style-name="P545"><text:span text:style-name="T597">Er hatte</text:span> diese Hallen nie als besonders einschüchternd empfunden. Dieser Ort war immer nur eine Chance für ihn gewesen. </text:p>
      <text:p text:style-name="P545">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45">Die kratzige Stimme des Großinquisitors holte ihn zurück in die Wirklichkeit.</text:p>
      <text:p text:style-name="P545">„…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61">Die ewige Litanei, wer nicht für uns ist, ist gegen uns, Vertrauen missbraucht, was weiß ich. </text:p>
      <text:p text:style-name="P545">Es hing ihm <text:span text:style-name="T595">ohnehin </text:span>zum Hals raus, dieses ewige Gebuckel, diese vorgetäuschte Frömmigkeit. Wie viele Jahre hatte er an diesen verdammten Orden verschwendet?</text:p>
      <text:p text:style-name="P546">Er hatte den Prozess kaum mitbekommen, so blind vor Wut war er. Die Nachricht hatte ihn wie aus dem Nichts getroffen. Er hatte sich <text:span text:style-name="T596">nicht auf den Prozess vorbereiten können</text:span>. Wie <text:soft-page-break/>keiner der Verbrecher, die er in den vergangenen Jahren vor das heilige Gericht gezerrt hatte.</text:p>
      <text:p text:style-name="P546">„…<text:span text:style-name="T596">und er möge ein Leben in Schande führen, das in einem ehrenlosen Tod ende, nach dem er nichts zu erwarten habe außer das endlose Nichts…“</text:span></text:p>
      <text:p text:style-name="P476">Der genaue Grund war unvorsichtiger Umgang mit illegalen S<text:span text:style-name="T596">u</text:span>bstanzen gewesen. Eine Lappalie. Wann hatte man das letzte Mal jemanden aus dem Orden entlassen, weil er eine Lagerungsvorschrift missachtet hatte? Dass Raft, dieser Idiot von einem Ratsinquisitor, dabei drauf gegangen war, war ja wohl nicht seine Schuld. Was steckte er auch seine Nase in Dinge, die ihn nichts angingen?</text:p>
      <text:p text:style-name="P477">Die Exkommunikation war eine der harmlosesten Strafen, die das Gericht je ausgesprochen hatte. Die meisten wurden nach dem obligatorischen Schauprozess gereinigt. Insofern war Thorn glimpflich davongekommen, sein Leben durfte er behalten, nicht einmal im Kerker schmoren musste er. Doch mit irgendwelchen Verbrechern hätte Thorn sich ohnehin nie verglichen.</text:p>
      <text:p text:style-name="P477"><text:span text:style-name="T595">„…</text:span>auf dass das allen eine Lehre sei, die in Zukunft, nun ja, gegen Lagerungsvorschriften verstoßen, dass J‘zharr solche Untaten ernst nimmt…“</text:p>
      <text:p text:style-name="P430">Die haben doch nur nach einem Vorwand gesucht. Ich bin ihnen zu gefährlich geworden, ja. Und wer sich nicht mit fairen Mitteln verteidigen kann…</text:p>
      <text:p text:style-name="P545">Als sie ihn zu<text:span text:style-name="T806">r</text:span> Port<text:span text:style-name="T806">e</text:span> <text:span text:style-name="T806">der Heiligen Hallen </text:span>schleiften, versuchte er vor lauter Verachtung gar nicht, sich zu wehren. Er stolperte die steinernen, erhabenen Treppen mehr herunter, als <text:span text:style-name="T597">dass </text:span>er stolzierte. Die <text:span text:style-name="T597">ganze Aufregung hatte ihn vollkommen</text:span> entkräftet. Davon abgesehen war er noch nie von besonders guter körperlicher Verfassung gewesen. Sein Geist war seine Waffe.</text:p>
      <text:p text:style-name="P431">Was fällt diesen aufgeblasenen Schwachköpfen eigentlich ein? Denken, sie könnten mich, den großen THORN VON HARTLINGEN aus ihrem Orden werfen? Denen ist wohl nicht <text:soft-page-break/>bewusst, wie sehr sie mich brauchen...</text:p>
      <text:p text:style-name="P545">Er rappelte sich auf, ignorierte die neugierigen Blicke und ging ziellos in irgendeine Richtung. </text:p>
      <text:p text:style-name="P545"><text:span text:style-name="T54">Keiner von diesen Schlappschwänzen hat auch nur ein bisschen Weitblick. Nicht mehr lange, und ich hätte sie endlich aus ihrer Unwissenheit heraus in eine bessere Zukunft führen können! Aber diese </text:span><text:span text:style-name="T57">a</text:span><text:span text:style-name="T54">ufgeblasenen </text:span><text:span text:style-name="T57">w</text:span><text:span text:style-name="T54">ichtigtuerischen Arschgeigen...</text:span><text:span text:style-name="T273"> </text:span></text:p>
      <text:p text:style-name="P545"><text:span text:style-name="T273">Je weiter er sich von den heiligen Hallen entfernte, desto leichter fiel ihm das fluchen, das er in all den Jahren als heiliger Inquisitor fast verlernt hatte. Eigentlich war es eine Befreiung, </text:span><text:span text:style-name="T276">dass er</text:span><text:span text:style-name="T273"> endlich frei denken, frei laufen, frei handeln konnte... nur diese verdammte, </text:span><text:span text:style-name="T275">hässlich</text:span><text:span text:style-name="T276">e</text:span><text:span text:style-name="T273"> Robe hing ihm immer noch wie Blei am Körper, aus dickem, unbequemen braunen </text:span><text:span text:style-name="T292">Scheiß</text:span><text:span text:style-name="T273">stoff. </text:span></text:p>
      <text:p text:style-name="P431">Ich werde sowas von zurückkehren, ihr habt euch das jetzt eingebrockt, ihr habt es euch mit mir versaut, das hättet ihr euch wohl vorher überlegen sollen. Und wenn ich wiederkomme, werde ich eure SCHEISShallen mit Blu...</text:p>
      <text:p text:style-name="P545"><text:span text:style-name="T273">„Entschuldigt, ehrwürdiger Inquisitor, </text:span><text:span text:style-name="T274">können Sie</text:span><text:span text:style-name="T273"> mir vielleicht den Weg zu...“ </text:span></text:p>
      <text:p text:style-name="P545">Der Mann <text:span text:style-name="T597">vollendete den Satz nicht</text:span>, Thorns Hass hatte sich wie im vorübergehen seiner Faust bemächtigt.</text:p>
      <text:p text:style-name="P431">..t streichen und eure Scheißroben allesamt verbrennen und eure ach so keuschen nackten Körper von Huren entwürdigen lassen und eure Eingeweide...</text:p>
      <text:p text:style-name="P545"><text:span text:style-name="T273">„</text:span><text:span text:style-name="T276">Hey! Was…“ Der Mann lehnte an der Wand und hielt sich die Nase, doch Thorn war bereits weitergerauscht.</text:span></text:p>
      <text:p text:style-name="P432"><text:span text:style-name="T292">Inquisitor Thorn von Hartlingen</text:span><text:span text:style-name="T273">,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text:span><text:soft-page-break/><text:span text:style-name="T273">ckerte.</text:span></text:p>
      <text:p text:style-name="P491">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 griffen, Bolzen, die hin und her zuckten und Öl, dass durch die kleinen, korrupten Ritzen tropfte. Thorn war keins dieser Zahnräder. Er war der Mechaniker, der dieses kaputte alte Ding wieder richten würde. Auf dass es nach seinem Willen stampfte und rackerte.</text:p>
      <text:p text:style-name="P545"><text:span text:style-name="T273">Über kurz oder lang brauchte er wohl eine Unterkunft. Der Gedanke traf ihn wie ein Schlag. </text:span><text:span text:style-name="T276">Außerhalb des Ordens kannte er niemanden. Nun, niemanden, dem er vertraute. Und all die Leute, die er bisher noch mit Drohung und Erpressung von sich abhängig gemacht hatte, würden ihn jetzt wohl nur noch auslachen.</text:span></text:p>
      <text:p text:style-name="P545"><text:span text:style-name="T273">Er hatte eine Tasche mit Geld versteckt, für alle Fälle, aber die war am anderen Ende der Stadt in einem geheimen Postfach versteckt. Wo war er eigentlich? In seiner Rage war er wohl ein kleines bisschen </text:span><text:span text:style-name="T292">zu</text:span><text:span text:style-name="T273"> ziellos gelaufen. </text:span><text:span text:style-name="T276">Die Heiligen Hallen waren im zweiten Bezirk, doch das hier war alles andere als der zweite Bezirk.</text:span><text:span text:style-name="T59"> </text:span><text:span text:style-name="T58">Wie lange bin ich schon unterwegs? Das sind doch höchstens zwanzig Minuten, dass ich in Gedanken <text:s/>versunken...</text:span></text:p>
      <text:p text:style-name="P545"><text:span text:style-name="T273">Hier kannte er sich nicht aus, auch wenn es nicht gerade nach einer guten Ecke aussah. </text:span><text:span text:style-name="T277">Windschiefe Hütten, die Straße konnte kaum so genannt werden. Aller möglicher Unrat lag auf dem Weg herum, und die Straße bestand aus Stroh und fest gestampfter Erde, nicht aus Steinen.</text:span><text:span text:style-name="T273"> Er rutschte in einer kleinen Pfütze mit undefinierbarem Inhalt aus. </text:span></text:p>
      <text:p text:style-name="P431">Was zu<text:span text:style-name="T598">m</text:span>… </text:p>
      <text:p text:style-name="P545">Thorn hätte sein Gleichgewicht wohl noch gefunden, wenn nicht just in diesem Moment eine ziemlich panische, kühn be<text:soft-page-break/>kleidete junge Frau mit schwarzen Haaren in ihn hinein gerannt wäre. </text:p>
      <text:p text:style-name="P545">„<text:span text:style-name="T598">Hilf mir!</text:span>“ <text:span text:style-name="T598">Sie schien ebenso überrascht zu sein wie er, auf einen anderen Menschen zu treffen.</text:span>„<text:span text:style-name="T598">Hilf mir, barmherziger Inquisitor! </text:span>Reinig<text:span text:style-name="T598">e </text:span>sie, was weiß ich, ihr <text:span text:style-name="T598">habt doch so eine Robe, habt ihr nicht auch so einen Flammenstein?</text:span>“</text:p>
      <text:p text:style-name="P547">In diesem Moment kam <text:span text:style-name="T598">eine Horde Kinder um die Ecke. Thorn hätte fast gelacht, dass die Frau Angst vor ihnen hatte – da sah er, wie schwer bewaffnet sie waren.</text:span><text:span text:style-name="T32"> Und damit um einiges bewaffneter als ich.</text:span></text:p>
      <text:p text:style-name="P547">Auch sie guckten ziemlich blöd, als sie <text:span text:style-name="T599">ihr Opfer</text:span> in den Armen eines Inquisitors erblickten. Aufeinander liegend. In einer Dreckpfütze. Mühsam rappelte Thorn sich auf.</text:p>
      <text:p text:style-name="P545"><text:span text:style-name="T294">Sie starrten ihn in seiner Robe an, als würden sie etwas erwarten. Aus </text:span><text:span text:style-name="T295">purem Reflex</text:span><text:span text:style-name="T294"> fing er an, zu predigen. </text:span><text:span text:style-name="T309">Das hatte er seit Jahren nicht mehr tun müssen.</text:span><text:span text:style-name="T294"> </text:span><text:span text:style-name="T292">„Da steht ihr, Blut im Sinn und starrt voll Hass. Hass ist alles, was euch ausmacht, alles was euch antreibt, alles, was euch am Leben erhält. Doch bedenkt, wen hasst ihr wirklich?“ </text:span><text:span text:style-name="T54">Verdammt, </text:span><text:span text:style-name="T292">dachte er, </text:span><text:span text:style-name="T60">warum mussten sie </text:span><text:span text:style-name="T54">mir meinen Flammensplitter ab</text:span><text:span text:style-name="T60">nehmen</text:span><text:span text:style-name="T54">, als sie mich rausgeworfen haben! </text:span><text:span text:style-name="T278">Nun, diese Frage konnte er sich selbst beantworten.</text:span><text:span text:style-name="T292">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93">s</text:span><text:span text:style-name="T292"> der </text:span><text:span text:style-name="T293">Kinder, er war etwas jünger und sein Schwert war länger als sein Arm, schien beeindruckt – er </text:span><text:span text:style-name="T292">hatte Tränen in den Augen.</text:span></text:p>
      <text:p text:style-name="P545">Ein anderer schien nicht so überzeugt. „Das mit diesem reinigen sagt ihr immer, kurz bevor ihr euren komischen Feuerball raus holt und uns weg pustet, nich<text:span text:style-name="T599">t </text:span>wa<text:span text:style-name="T599">hr</text:span>? Einer von euch hat <text:span text:style-name="T599">unseren </text:span>Bruder getötet!“</text:p>
      <text:p text:style-name="P545"><text:span text:style-name="T54">J'zharr m</text:span><text:span text:style-name="T60">uss</text:span><text:span text:style-name="T54"> mich wirklich hassen. Wenn er noch exist</text:span><text:span text:style-name="T60">i</text:span><text:span text:style-name="T54">eren würde</text:span><text:span text:style-name="T292">. </text:span><text:span text:style-name="T293">Thorn versuchte es mit argumentieren. </text:span><text:span text:style-name="T273">„Er wurde gerei</text:span><text:soft-page-break/><text:span text:style-name="T273">nigt und ist vorangeschritten in ein besseres Leben an J'zharrs Seite. Ein Leben, in dem er nicht ständig fürchten muss, niedergestochen zu werden. Ein gutes, reines Leben. Er mag jetzt wo anders sein, doch dort ist er sauber und es geht ihm gut!“</text:span></text:p>
      <text:p text:style-name="P548">Der <text:span text:style-name="T599">kleine</text:span> <text:span text:style-name="T599">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599">Dido </text:span>beworfen!“ </text:p>
      <text:p text:style-name="P548"><text:span text:style-name="T599">D</text:span>er Wortführer schien noch nicht überzeugt. </text:p>
      <text:p text:style-name="P545">„Siehest du, mein Sohn, das war alles im Sinne deines Bruders. Weißt du, jetzt trägt er ein Hemd aus Flammen, das sich fortlaufend selbst reinigt und <text:span text:style-name="T599">Dido </text:span>muss er auch nicht mehr ertragen.“</text:p>
      <text:p text:style-name="P545">„Naja, <text:span text:style-name="T599">Dido </text:span>wurde leider auch – <text:span text:style-name="T599">und hey, diese Schlampe da hat meinen Vater -</text:span>“</text:p>
      <text:p text:style-name="P545">„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49"><text:span text:style-name="T599">Die Frau</text:span> unterbrach ihn. „Ist ja gut, Inquisitor, sie sind weg.“</text:p>
      <text:p text:style-name="P549"><text:span text:style-name="T663">Die Kinder hatten es wohl mit der Angst bekommen und entschieden, dass es für ihre Reinigung noch etwas zu früh war</text:span>. <text:span text:style-name="T600">Die Frau schaute ihn aus großen Augen an, und wie Thorn bemerkte, mit noch größeren Pupillen. Dann begann sie unkontrolliert zu lachen.</text:span></text:p>
      <text:p text:style-name="P549"><text:soft-page-break/>„<text:span text:style-name="T600">Haha, so ein Glück! Das war – hast du das gesehen? Das war bestimmt J‘zharr persönlich, der sie verjagt hat!“</text:span></text:p>
      <text:p text:style-name="P433">Ist sie auf Brocken? Verdammt. <text:span text:style-name="T68">„J‘zharr hatte damit nichts zu tun. Du verdankst deine Rettung Thorn von Hartlingen persönlich.“ Sein Stolz war durchaus angeknackst.</text:span> Wenn du dich auf Gott verlassen hättest, dann wärst du jetzt Hackfleisch.</text:p>
      <text:p text:style-name="P433"><text:span text:style-name="T68">Sie wirkte von einem Moment auf den anderen total betroffen. „Oh, ein von im Namen? Entschuldigt, ich habe </text:span><text:span text:style-name="T237">E</text:span><text:span text:style-name="T68">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478">Er besah sich die Flecken auf seiner Robe. Dass die Roben braun waren, hatte seine Vorteile. Es war immerhin die einzige Kleidung, die er besaß. „Du, wie heißt du?“, herrschte er die Frau an.</text:p>
      <text:p text:style-name="P433"><text:span text:style-name="T68">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text:span text:style-name="T664">mir auch einen überlegen</text:span> sollen. Verdammt.</text:p>
      <text:p text:style-name="P478">„Nun, Dania, ich brauche neue Kleidung. Diese Flecken sind eines Inquisitors unwürdig. Kennst du jemanden, der Kleidung in meiner Größe hat? Es muss keine Robe sein.“ Damit fiel er ohnehin nur auf wie ein bunter Hund.</text:p>
      <text:p text:style-name="P433"><text:span text:style-name="T68">„Woah.“ Jetzt erst sah Dania an sich herunter, und sah die Flecken. Als Thorn genauer hinsah, sah nicht alles davon aus wie Unrat… doch eine Schnittwunde an ihrem Arm erklärte die Blutflecken hoffentlich. „</text:span><text:span text:style-name="T216">Ich bin… ich bin so schmutzig!“, sagte sie. Thorn seufzte. </text:span><text:span text:style-name="T601">Ich kann ja kaum mit ihr reden! Verdammtes Brocken. Nun, ich bin ja kein Inquisitor mehr, was sie nimmt, geht mich nichts an. Und wenn sie nüchtern wäre, würde sie wohl überhaupt nicht so viel preisgeben.</text:span></text:p>
      <text:p text:style-name="P434"><text:soft-page-break/><text:span text:style-name="T68">Er entschied sich, die Inquisitor-Karte bis zum Ende auszuspielen. </text:span><text:span text:style-name="T217">So lange sie glaubte, dass er ein Inquisitor wäre, hatte er bessere Chancen, dass sie gehorchte – und sein Name war so noch etwas länger.</text:span></text:p>
      <text:p text:style-name="P550"><text:span text:style-name="T273">„Ich bin ein heiliger Mann, und J'zharr predigt innerliche Reinheit, und nicht äußerliche. </text:span><text:span text:style-name="T279">Dennoch… du solltest uns irgendwohin bringen, wo wir saubere Kleidung bekommen. Und etwas zu Essen. Ein Bett.</text:span><text:span text:style-name="T273">“</text:span></text:p>
      <text:p text:style-name="P492">Dania schaute betroffen. „Ein Bett? Du willst doch nicht...“</text:p>
      <text:p text:style-name="P434"><text:span text:style-name="T68">„</text:span><text:span text:style-name="T221">D</text:span><text:span text:style-name="T220">u bist schmutzig, ich auch. </text:span><text:span text:style-name="T221">Wir müssen uns darum kümmern.“ Er redete hier wohl mit einem kleinen Kind. Und Thorn war nicht gerade gut mit Kindern.</text:span></text:p>
      <text:p text:style-name="P479">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435"><text:span text:style-name="T68">Thorn sah noch einmal an ihr herunter – und seine Kinnlade fiel ihm herunter. </text:span>Tatsächlich, tatsächlich, ihr Kleid ist plötzlich sauber! Kein Blut, keine Scheiße – wie konnte das…</text:p>
      <text:p text:style-name="P479">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79">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436">Ich habe noch nie gesehen, dass jemand so gezielt mit Brocken-Entladungen umgehen konnte. Oder war das etwa Zufall?</text:p>
      <text:p text:style-name="P551"><text:soft-page-break/>„<text:span text:style-name="T605">Wohin?“, fragte er. Immerhin brauchte er einen Platz zum schlafen.</text:span></text:p>
      <text:p text:style-name="P551">Dania starrte konzentriert vor sich hin. Sie schien nachzudenken.</text:p>
      <text:p text:style-name="P404">Dann erhellte sich ihr Gesicht. „Oh ja! Da muss ich eh hin. Komm mit!“</text:p>
      <text:p text:style-name="P404"/>
      <text:h text:style-name="P691" text:outline-level="1"><text:bookmark-start text:name="__RefHeading___Toc12626_2102357593"/>Marcin – <text:span text:style-name="T389">lernt Thorn kennen</text:span><text:bookmark-end text:name="__RefHeading___Toc12626_2102357593"/></text:h>
      <text:p text:style-name="P411"/>
      <text:p text:style-name="P552">Marcin konnte wertschätzen, dass sie zumindest am Fenster klopfte. Es war bereits dunkel, und Marcin war für heute fertig – aber die Sache mit Gabor war zu wichtig, um sich bereits schlafen zu legen. Man riskierte nicht einfach so einen Krieg mit <text:span text:style-name="T605">einem konkurrierenden Leutnant. Da konnte er sich es nicht leisten, bis morgen zu warten. </text:span></text:p>
      <text:p text:style-name="P553">Wenn sie gescheitert war, wenn man sie erkannt, vielleicht verfolgt hatte… dann würde er unter Umständen noch heute Abend verschwinden müssen. Und einen Gegenschlag planen.</text:p>
      <text:p text:style-name="P553">„Ich komme ja schon“, rief er nach draußen, und machte sich daran, das Fenster zu öffnen. Das Licht, das im Raum brannte, fiel auf Danias gerötete Wangen.</text:p>
      <text:p text:style-name="P553">„Hallo Marcin! Schön, dich zu sehen. Du wirst dich freuen zu hören, was… du weißt schon.“</text:p>
      <text:p text:style-name="P436">Ob ich sie jemals nüchtern antreffen werden? Diese Frau nimmt wirklich zu viel.<text:span text:style-name="T68"> </text:span>Oder ist sie nur aufgedreht? Wenn sie gerade ihren ersten Mord begangen hat…</text:p>
      <text:p text:style-name="P480">Sie hielt sich am Rahmen fest und stieg durch das Fenster. „Komm erst einmal rein“, versuchte Marcin, sie zu beruhigen. So aufgedreht wie sie war, würde sie vielleicht wichtige Details vergessen – und <text:span text:style-name="T747">Marcin</text:span> musste genau wissen, was passiert war. Er musste sich sicher sein, dass die Gefahr beseitigt war.</text:p>
      <text:p text:style-name="P480">Sie streckte sich erst einmal. Marcin wollte schon das Fenster schließen, da fiel ihm Dania in den Arm. „Warte, was ist mit <text:soft-page-break/>Thorn?“</text:p>
      <text:p text:style-name="P553">Marcin runzelte die Stirn und schaute sie an. „Was sagst du?“</text:p>
      <text:p text:style-name="P554">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437">Und… warum trägt er eine Robe… des verdammten Ordens der heiligen Flamme?</text:p>
      <text:p text:style-name="P393">„Warte mal, wer zur Hölle ist der Typ!?“ Marcin war nicht besonders begeistert, dass er heiligen Besuch hatte. „Was fällt dir ein, jemanden mit hierher zu bringen? Ohne dass er vorher von mir geprüft wurde? Hast du ihn wenigstens nach Waffen durchsucht!? Verdammt, ein Inquisitor!? Du bringst einen Inquisitor zu einem ehrbaren Dieb? Was für eine Auftragskillerin bist du eigentlich!?“ </text:p>
      <text:p text:style-name="P393">Die Worte sprudelten nur so aus ihm heraus, so überrascht war er. Normalerweise hätte er so etwas nie gesagt.</text:p>
      <text:p text:style-name="P393">„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393">Marcin fand nicht halb so lustig, das plötzlich ein Inquisitor in seinem Versteck stand. „Praktisch? Leute wie er töten Leute wie mich!“</text:p>
      <text:p text:style-name="P407">Sollte ich ihm eine Waffe an den Hals… nein, am Ende gehe ich noch in Flammen auf. Beruhige dich, Marcin. Er ist durch das Fenster geklettert, er hat dir ja nicht die Tür eingetreten. Es gibt keinen Grund zur Annahme, dass er dich rösten will oder so etwas.</text:p>
      <text:p text:style-name="P403">Er starrte Thorn abschätzend an. Sein Kopf war völlig kahl, und die Robe verhüllte die Form seines Körpers. Die meisten Inquisitoren versteckten darunter eine ordentliche Wampe, die<text:soft-page-break/>ser hier sah eher etwas hager aus. Seine Augen funkelten ein bisschen zu intelligent. Sie nahmen jedes Detail im Raum innerhalb weniger Sekunden auf, verbanden die Puzzleteile, zogen Schlüsse. Das Gesicht des Inquisitors erhellte sich. Er schien einen Entschluss gefasst zu haben.</text:p>
      <text:p text:style-name="P393">Thorn <text:span text:style-name="T645">räusperte sich</text:span>. „Du bist Marcin? Ich habe schon von dir gehört. Beruhige dich, Ich bin nicht im Auftrag des Ordens hier. Dein Brocken interessiert mich einen Dreck.“</text:p>
      <text:p text:style-name="P407">Mein Brocken was? Davon habe ich noch gar nichts erwähnt. Und er ist der erste Inquisitor, <text:span text:style-name="T665">bei </text:span>dem ich gehört habe, dass er flucht.</text:p>
      <text:p text:style-name="P437"><text:span text:style-name="T321">Er sah ihn nachdenklich an. Steckte die Hände in die Taschen und prüfte, ob seine Dolche in Griffweite waren. </text:span><text:span text:style-name="T327">Wenn er plötzlich so einen Splitter raus holt, dann muss ich schnell sein. Und ich bin schnell. Aber erst muss ich mir einen Reim auf diese Situation machen. Und was hat Dania eigentlich erreicht heute? Wenn sie sagt, dass er Gabors Bande vertrieben hat, sind wir die zumindest erst einmal los.</text:span></text:p>
      <text:p text:style-name="P393">Er wagte sich vor. „Thorn heißt du? Soso. Was hast du denn gehört?“, fragte er Thorn misstrauisch, die Hände in den Taschen. Er hoffte, dass die Mütze auf seinem Kopf einschüchternd wirkte.</text:p>
      <text:p text:style-name="P393">Thorn zuckte mit den Achseln und strich seine Robe glatt, um sein würdevolles Auftreten wiederherzustellen. Anscheinend war er es nicht gewohnt, durch Fenster zu klettern.</text:p>
      <text:p text:style-name="P393">„Dass du Leutnant bist. Dass du nur Leutnant bist. Dass du ziemlich gutes Brocken verkaufst. Dass du zu gut bist, um Leutnant zu sein. Und dass du Kenin zu viel durchgehen lässt, sodass er sich auf seinem Posten ausruhen kann.“</text:p>
      <text:p text:style-name="P438"><text:span text:style-name="T321">Marcin zuckte, und fragte sich, wieso. </text:span><text:span text:style-name="T327">Das hätte er auch kürzer sagen können. Da war eine Botschaft dabei. Mich manipulierst du nicht, Glatzkopf.</text:span></text:p>
      <text:p text:style-name="P394">Er entschied sich, ihn weiter auszufragen. „Du bist Inquisitor. Müsstest du um diese Zeit nicht auf deiner Pritsche liegen? Was machst du hier?“</text:p>
      <text:p text:style-name="P394"><text:soft-page-break/>Dania lachte. „Ja stimmt, was machst du eigentlich hier?“</text:p>
      <text:p text:style-name="P394">Thorn räusperte sich. „Nun, ehrbare Diebe erweisen Gefallen. Gefallen, die auch Inquisitoren wie ich manchmal brauchen. Und viele der Regeln, die Leute wie ich befolgen müssen, brauchen euch nicht zu kümmern.“</text:p>
      <text:p text:style-name="P438"><text:span text:style-name="T327">Einen Gefallen.</text:span><text:span text:style-name="T321"> Marcin beruhigte sich. Mit Gefallen kannte er sich aus. </text:span><text:span text:style-name="T327">Der Mann ist geschäftlich hier. </text:span><text:span text:style-name="T321">Das hatte er nicht erwartet, er hatte auch noch nie davon gehört, dass jemand einem Inquisitor einen Gefallen erwiesen hatte, geschweige denn einen Gefallen von einem Inquisitor erhalten habe. Das waren wohl die Sachen, die sich besser nicht herum sprachen. „Fahr fort.“</text:span></text:p>
      <text:p text:style-name="P438"><text:span text:style-name="T322">Thorn nickte. </text:span><text:span text:style-name="T321">„Mit Vergnügen. Wie du weißt, brauchen auch ehrbare Diebe Gefallen. Ich bin ein pragmatischer Mensch. </text:span><text:span text:style-name="T322">Viel pragmatischer, als ich gläubig bin. Ich suche Vorteile, wo ich sie finden kann.“</text:span></text:p>
      <text:p text:style-name="P439"><text:span text:style-name="T327">Der hört sich aber gerne reden</text:span><text:span text:style-name="T321">, dachte Marcin.</text:span></text:p>
      <text:p text:style-name="P395">„Denn bedenke: was können sich zwei Diebe schon für Gefallen erweisen? Das ist, wie wenn zwei Bäcker Brote tauschen. Vorher haben beide ein Brot – hinterher haben beide ein Brot. Sie haben nicht viel gewonnen. Ein Metzger und ein Bäcker hingegen…“</text:p>
      <text:p text:style-name="P395">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395">Dania runzelte die Stirn. „Wovon redet ihr? Ihr seid <text:span text:style-name="T619">doch </text:span>keine Bäcker“, doch die beiden ignorierten sie.</text:p>
      <text:p text:style-name="P395">Marcin schnalzte mit der Zunge. „Und an was für einen Gefallen hättest du gedacht?“</text:p>
      <text:p text:style-name="P395">Thorns Lächeln wurde breiter. „Nun, was kann ich von einem Leutnant schon wollen. Ja, du verkaufst ein bisschen Brocken. Du bist gut, also verkaufst du ein bisschen mehr. Du hast ein paar Männer, die für dich in den Tod gehen würden. Auch <text:soft-page-break/>eine schöne Sache. Aber eigentlich brauche ich keinen Leutnant. Eigentlich brauche ich einen Hauptmann.“</text:p>
      <text:p text:style-name="P439"><text:span text:style-name="T321">Marcin lachte verächtlich. „Dann gehe doch zu einem Hauptmann. Du hast ja gesagt, du </text:span><text:span text:style-name="T323">weißt, wer Kenin ist.“</text:span></text:p>
      <text:p text:style-name="P396">„Einen richtigen Hauptmann. Nicht so einen Buben, der seine Zeit mit Brocken und Huren tot schlägt.“ Ein Stich fuhr durch Marcins Herz. Ohne etwas davon zu ahnen, hatte Thorn einen wunden Punkt getroffen. „Ich brauche einen Hauptmann wie dich.“</text:p>
      <text:p text:style-name="P408">In der Tat, <text:span text:style-name="T606">dass </text:span>ich Kenin <text:span text:style-name="T606">damals </text:span>den Vortritt <text:span text:style-name="T606">ließ, war ein Fehler. Er ist nicht ansatzweise der Hauptmann, für den ich ihn hielt. Und auch nicht der Freund, den ich mir wünschte.</text:span></text:p>
      <text:p text:style-name="P397">Marcin riss sich zusammen. „Nun, ich bin kein Hauptmann.“</text:p>
      <text:p text:style-name="P397">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text:span text:style-name="T681">Alchemisten</text:span> gejagt, und ich war gut darin. Brockenhändler sind dabei wichtig – für beides braucht man Wombats, also sind es meistens die selben Hintermänner. Du ahnst also, wie Beziehungen zu höheren Dieben mir bei dem Job helfen können – sie kennen die <text:span text:style-name="T681">Alchemisten</text:span>. Und schon kann ich Erfolge vorweisen.“</text:p>
      <text:p text:style-name="P397">Marcin runzelte die Stirn. „Das würde doch meinem Geschäft schaden.“</text:p>
      <text:p text:style-name="P409"><text:span text:style-name="T68">„Nicht in dem Ausmaß, in dem ich es tue. Wenn ich von vier </text:span><text:span text:style-name="T247">Alchemisten</text:span><text:span text:style-name="T68">, die bei dir Bor kaufen, einen erwische – dann kann ich genug Erfolge vorweisen, um aufzusteigen. Wenn ich wiederum die Ermittlungen kontrolliere, können meine Leute den siebten Bezirk in Ruhe lassen. </text:span><text:span text:style-name="T222">Was deine Arbeit ungemein erleichtert.“</text:span></text:p>
      <text:p text:style-name="P410"><text:span text:style-name="T665">Das klingt faul. </text:span>Warum <text:span text:style-name="T665">kommen</text:span> solche Deals nicht öfter <text:span text:style-name="T665">vor</text:span>? <text:span text:style-name="T665">Hm, w</text:span>ahrscheinlich gibt es <text:span text:style-name="T665">nicht genug </text:span>Inquisitoren, die <text:soft-page-break/>die Regeln so auslegen.<text:span text:style-name="T68"> „Keine schlechte Idee. Du hast allerdings interne Streitigkeiten erwähnt…“</text:span></text:p>
      <text:p text:style-name="P398">Thorn blickte etwas gequält drein. „Sagen wir, im Moment bin ich nicht mehr der beste Ermittler im Orden. Aber gemeinsam können wir das vielleicht ändern. Und das heißt nicht, dass ich dir nicht im Moment mit deinem Problem helfen kann. Deinem Hauptmann.“</text:p>
      <text:p text:style-name="P410">Soll ich Kenin wie ein Problem <text:span text:style-name="T645">behandeln</text:span>? <text:span text:style-name="T68">Marcin wurde etwas schwindlig. </text:span>Nun, wir haben sein Wochen nicht mehr… <text:span text:style-name="T68">doch so wollte er über seinen Freund gar nicht nachdenken.</text:span></text:p>
      <text:p text:style-name="P410">Ich kann ihn nicht zur Treue zwingen. Was soll er schon machen, wir sind in Lagon. Männer wie wir können hier nicht einfach so tun und lassen, was wir wollen.<text:span text:style-name="T68"> Doch war Kenin wirklich wie er?</text:span></text:p>
      <text:p text:style-name="P398">Er fuhr aus den Gedanken, als er merkte, dass Thorn immer noch redete. „…welche Chancen du hier hast. Ist dir noch nie aufgefallen, dass Dania <text:span text:style-name="T681">alchemistisches</text:span> Talent hat? Ich habe noch nie gesehen, dass jemand die <text:span text:style-name="T681">alchemischen</text:span> Entladungen durch Brocken so gut kontrollieren kann wie sie…“</text:p>
      <text:p text:style-name="P398">Dania, die das Gespräch über auf dem Sofa gesessen und desinteressiert ins Leere gestarrt hatte, fuhr plötzlich dazwischen. „Wirklich? Talent? Ist doch nur Brocken!“ Sie lachte.</text:p>
      <text:p text:style-name="P398">Thorn <text:span text:style-name="T607">wandte sich Dania zu und </text:span>nickte. „Ja, aber ich rede nicht von Brocken. Ich rede von Bor. Die Reinform. Hast du schon mal damit zu tun gehabt?“</text:p>
      <text:p text:style-name="P410"><text:span text:style-name="T68">Dania blickte verdutzt. „</text:span><text:span text:style-name="T223">Das Wort</text:span><text:span text:style-name="T68"> habe ich schon einmal gehört.“</text:span></text:p>
      <text:p text:style-name="P399">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401">Marcin wurde aufmerksam. Thorn hatte wahrscheinlich Zu<text:soft-page-break/>griff auf interessante Mittel.</text:p>
      <text:p text:style-name="P400"><text:span text:style-name="T607">Dania fragte: </text:span>„<text:span text:style-name="T607">Das kann man lernen?“</text:span></text:p>
      <text:p text:style-name="P401">Er war offensichtlich genervt, dass sie ihn so beharkte – dumme Fragen schienen ihn zu ermüden. „Ja, kein Problem, das ist einfach. Ich bringe es dir bestimmt mal bei. Was ich sagen wollte -“</text:p>
      <text:p text:style-name="P401">Dania plapperte jedoch munter los. „Das hätte mir bei Gabor heute bestimmt viel gebracht. Das Brocken hat auch schon angefangen, hilfreiches Zeug anzustellen, aber wenn ich das gezielter hätte einsetzen können, dann wäre das sicher anders gelau-“</text:p>
      <text:p text:style-name="P401">Marcin unterbrach sie. „Kein Wort darüber. Das besprechen wir zu zweit. <text:span text:style-name="T619">Morgen. Wenn du nüchtern bist.</text:span>“</text:p>
      <text:p text:style-name="P401"/>
      <text:h text:style-name="P686" text:outline-level="1"><text:bookmark-start text:name="__RefHeading___Toc12801_828003115"/>Thorn – legt sich schlafen und freut sich über all die Chancen<text:bookmark-end text:name="__RefHeading___Toc12801_828003115"/></text:h>
      <text:p text:style-name="P402"/>
      <text:p text:style-name="P725">Thorn streckte sich auf dem Lager aus, das Marcin ihm gewährt hatte. Es war eine ziemlich abgeranzte alte Matratze, die voller Flecken rätselhafter Herkunft war.</text:p>
      <text:p text:style-name="P722">Diese Schlafstätte wird mir nicht ansatzweise gerecht. <text:span text:style-name="T68">Doch Thorn hatte keine Wahl. Auch wenn es nur die Gastfreundschaft eines Diebes war, gerade hatte er nichts anderes. Das musste er sich eingestehen.</text:span></text:p>
      <text:p text:style-name="P725"><text:span text:style-name="T609">Letzte Nacht hatte er noch in seiner Zelle in den heiligen Hallen geschlafen… nicht im Kerker, im Wohnbereich. Alle Inquisitoren und Novizen, selbst der Großinquisitor schlief in einer solchen Kammer. </text:span><text:span text:style-name="T807">Thorn hatte es schon immer für unter seiner Würde gehalten.</text:span></text:p>
      <text:p text:style-name="P555">Sie wurden Zellen genannt, damit man verstand, dass man in der diesseitigen Welt eingesperrt war, seit J‘zharr in die nächste Welt aufgestiegen war. Doch Suizid, die einzige Möglichkeit, sich aus dieser Welt zu befreien, war natürlich verbo<text:soft-page-break/>ten und als Sünde tabuisiert.</text:p>
      <text:p text:style-name="P440">Nun, vom Orden befreit habe ich mich dennoch<text:span text:style-name="T68">, dachte Thorn. </text:span>Ich hätte nie gedacht, dass man nach einer Verurteilung freier sein kann als vorher.</text:p>
      <text:p text:style-name="P440"><text:span text:style-name="T68">Als er gestern Abend zu Bett gegangen war, hätte er niemals gedacht, dass er am nächsten Tag exkommuniziert werden würde. </text:span>Das ging allerdings schnell. <text:span text:style-name="T328">Und unerwartet.</text:span></text:p>
      <text:p text:style-name="P440"><text:span text:style-name="T287">Er schüttelte noch einmal den Kopf bei dem Gedanken, was für ein großer Mann dem Orden mit ihm abhanden kam. </text:span><text:span text:style-name="T328">Sie können in der Tat kein Potenzial erkennen. </text:span><text:span text:style-name="T331">Ein herber Verlust. </text:span><text:span text:style-name="T288">War es ein größerer Verlust für sie als für ihn? Wahrscheinlich nicht. Er hatte fast sein ganzes Leben im Orden verbracht. Für sie war er nur ein weiterer Soldat.</text:span></text:p>
      <text:p text:style-name="P453">Nun, ich habe deswegen nicht alles verloren. Scheiß auf die Robe – ich habe noch einige meiner Kontakte, mein Wissen und das Geld, dass ich beiseite gelegt habe. Auch wenn es nicht lange reichen wird. Und im Gegensatz zum Orden habe ich einige Chancen. Wir mögen beide einiges verloren haben – doch ich werde mir alles zurückholen und noch mehr.</text:p>
      <text:p text:style-name="P441"><text:span text:style-name="T287">Dass er ausgerechnet auf Marcin gestoßen war, war ein unwahrscheinlicher Glücksfall. Einer der wenigen ehrbaren Diebe, über die er tatsächlich etwas wusste? Damit konnte er arbeiten. Den Ehrgeiz in ihm zu wecken, konnte nicht so schwer sein. </text:span><text:span text:style-name="T290">Jeder Mensch war manipulierbar, wenn man erst einmal seinen Antrieb kannte.</text:span><text:span text:style-name="T287"> Und dann würde er sich mit seiner Hilfe wieder an die Oberfläche paddeln, </text:span><text:span text:style-name="T289">wo die Sonne wieder schien</text:span><text:span text:style-name="T287">. Und noch weiter. </text:span><text:span text:style-name="T289">Bis er die Sonne ersetzen würde.</text:span></text:p>
      <text:p text:style-name="P495">Thorn musste ein bisschen kichern, wenn er daran dachte, dass die beiden ihm geglaubt hatten, dass Dania <text:span text:style-name="T682">alchemistisches</text:span> Talent besaß. Bor-Mischungen funktionierten anders als Brocken; sie wirkten unabhängig vom Anwender. Man nahm sie nicht ein. Doch die Lüge würde erst entlarvt werden, wenn die beiden bereits auf seiner Seite waren. Da brauchte er sich keine Sorgen zu machen.</text:p>
      <text:p text:style-name="P495">Dania war zum Glück sehr leichtgläubig. Ihr würde er das <text:soft-page-break/>Blaue vom Himmel versprechen können. Sie zu einem Werkzeug zu machen, würde einfach werden; das Feuer J‘zharrs würde er nicht brauchen, um sie zu schmieden, anders als bei Varg.</text:p>
      <text:p text:style-name="P495">Seine Gedanken wichen ab zu Varg und blieben eine Weile dort. Wem er wohl als nächstes unterstellt werden würde? Zumindest nicht Raft, diesem aufgeblasenen Idioten. Dass Raft bei dem Unfall drauf gegangen war, erfüllte Thorn zumindest mit Befriedigung. Auch wenn er bezweifelte, dass es ein Unfall war. Er hatte nämlich entgegen der Anklage durchaus darauf geachtet, dass alle Substanzen sicher gelagert waren. Wer auch immer Raft ermordet hatte, hatte damit zwei Fliegen mit einer Klappe geschlagen, und Thorn gleich mit aus dem Rennen genommen. Thorn musste seinem <text:span text:style-name="T666">u</text:span>nbekannten Feind durchaus Anerkennung zollen.</text:p>
      <text:p text:style-name="P442"><text:span text:style-name="T287">Er konnte wohl damit rechnen, dass er ihm nie wieder in die Quere kommen würde. Der Orden war für Thorn Geschichte. Zu viel Zeit hatte er in den heiligen Hallen verschwendet. Marcin hatte er zwar gesagt, dass er ihm helfen sollte, diesen Konflikt zu bereinigen, doch das war ein Bluff gewesen; seinen wahren Plänen hätte Marcin niemals zugehört. Wenn sie zusammenarbeiten sollten, würde Thorn ihm seine Vorhaben nur Stück für Stück füttern müssen; zu große Bissen würde der Dieb nicht kauen wollen. Dafür war Marcin zu vorsichtig. </text:span><text:span text:style-name="T328">Mit Recht. Kluger Bursche, </text:span><text:span text:style-name="T287">dachte Thorn.</text:span></text:p>
      <text:p text:style-name="P496">Ob Varg ihn vermissen würde? Thorn hoffte es, nur so blieb ihm der Novize erhalten. Es würde nicht einfach werden, ihm zu verklickern, dass Thorn auch außerhalb des Ordens noch J‘zharrs Willen vollstreckte. Nur wenn Varg das glaubte, konnte Thorn auf seine Unterstützung zählen.</text:p>
      <text:p text:style-name="P454">Schon das, was ich als nächstes von ihm brauche, könnte schwierig werden. Aber der Junge ist loyal, und denkt nicht zu viel. Und wenn er nicht liefert, werde ich eben andere Wege gehen.</text:p>
      <text:p text:style-name="P496">Gestern war er als unfreier Mann eingeschlafen. Die Ketten, <text:soft-page-break/>die die Inquisition den Sündern Lagons anlegte, fesselten sie auch selbst. Dem würde Thorn sich nie wieder aussetzen. Ab jetzt war er frei, und als Thorn einschlief, kamen ihm triumphale Träume darüber, was er mit Lagon anstellen würde.</text:p>
      <text:p text:style-name="P496"/>
      <text:h text:style-name="P686" text:outline-level="1"><text:bookmark-start text:name="__RefHeading___Toc12803_828003115"/>Stepanie – redet mit ihrem Bruder über den aktuellen Tratsch im Orden<text:bookmark-end text:name="__RefHeading___Toc12803_828003115"/></text:h>
      <text:p text:style-name="P496"/>
      <text:p text:style-name="P497">Natürlich hatte Stepanie schon lange akzeptiert, dass das Aufräumen der Wohnung ihre Arbeit war. Hunnar war dafür zuständig, das Geld reinzubringen, sie kümmerte sich um den Haushalt. Und vor allem um Mia. Aber jedes Mal, wenn sie an den Flecken herum schrubbte, die nur seine Schuld waren, und die ihr niemals passiert wären, verfluchte sie, dass die Dinge so waren, wie sie waren.</text:p>
      <text:p text:style-name="P497">Die Hütte, die die kleine Familie bewohnte, war relativ gut ausgestattet. Es war genug Platz da, dass Mia ein eigenes Zimmer haben konnte – was im Umkehrschluss bedeutete, dass Hunnar und Stepanie ein Zimmer für sich hatten. <text:span text:style-name="T611">Dazu kam noch eine Küche, und eine Toilette. Die Toilette zu putzen, damit kam sie klar, doch die Küche war immer ein Saustall. Hunnar hatte sogar noch schlechtere Essmanieren als ihre kleine Tochter.</text:span></text:p>
      <text:p text:style-name="P455">Kein Wunder, ich habe ihn ja nicht erzogen.</text:p>
      <text:p text:style-name="P498">Mia spielte heute wieder zuhause – alleine, und Stepanie versuchte, sich keine Sorgen zu machen. <text:span text:style-name="T635">Früher, als sie noch im siebten Bezirk gewohnt hatten, war es ihr sehr schwer gefallen, Anschluss zu finden; Stepanie stach es bis heute.</text:span></text:p>
      <text:p text:style-name="P455">Nun, sie kann nichts dafür, dass sie mein Gesicht geerbt hat. Ich habe Glück, dass Hunnar mich für meine anderen Seiten liebt – aber Mia muss so jemanden eben erst noch finden. Und die Welt ist hart zu hässlichen Frauen.</text:p>
      <text:p text:style-name="P498">Stepanie dachte an Dania – und ihr fiel ein, dass die Welt <text:soft-page-break/>auch hart zu hübschen Frauen war. Am Anfang hatte sie Dania beneidet, doch je mehr sie über Danias Leben erfahren hatte, desto weniger wollte sie in ihrer Haut stecken.</text:p>
      <text:p text:style-name="P498">Doch Prostitution war nun einmal für viele Frauen in Lagon die einzige Möglichkeit, alleine klar zu kommen. Abermals war Stepanie froh, dass Hunnar für sie sorgte. So musste sie ihren Bruder nicht enttäuschen, und konnte das sittsame Leben führen, das Dania nicht vergönnt gewesen war.</text:p>
      <text:p text:style-name="P498">Orst, ihr Bruder, war Inquisitor. Nicht viele Inquisitoren hielten Kontakt zu ihrer alten Familie, nachdem sie in den Orden eintraten, und Orst hatte es zu Beginn ähnlich gehalten. Doch zwei Wochen nach seinem Eintritt in den Orden, in denen Stepanies Familie nichts von ihm gehört hatte, hatte es ihr gereicht; sie war in die Heiligen Hallen gestürmt, in eine Schulklasse voller Novizen geplatzt und hatte ihm vor all seinen Kameraden vorgeworfen, warum er sich denn nie meldete. Bis heute teilten die beiden eine enge Verbindung.</text:p>
      <text:p text:style-name="P530">Das war auch der Grund, warum sie ihre Hütte ausgerechnet heute putzte - Orst würde sie heute besuchen kommen, um auf eine Tasse Tee darüber zu quatschen, was sie zur Zeit jeweils bewegte. Diese Tradition pflegten sie schon lange, länger als Stepanie mit Hunnar verheiratet war. Die Meinung ihres Bruders bedeutete ihr viel, und sie fragte ihn oft um Rat – auch wenn sein Glaube ihn manchmal ein bisschen stur machte. Stepanie kannte niemand anderen, der so viele Bücher gelesen hatte. <text:span text:style-name="T666">Stepanie kannte niemanden, </text:span>der überhaupt lesen konnte. <text:span text:style-name="T666">Als lehrender Inquisitor hatte er täglichen Umgang mit Kindern. Dadurch, und d</text:span>urch seine Bildung, hatte er ihr auch für die Erziehung von Mia schon einige gute Ratschläge geben können.</text:p>
      <text:p text:style-name="P499">Sie hätte Mia gerne in eine der Schulen des Ordens gegeben, doch leider unterrichteten sie dort keine Mädchen. Sie machte sich ohnehin ein wenig Sorgen, was Mia den ganzen Tag über tat; immerhin war sie schon acht Jahre alt. Hunnar sparte schon länger darauf, ihr ein<text:span text:style-name="T808">e Flöte</text:span> kaufen zu können, und manchmal gab sie ihr etwas im Haushalt zu tun, damit sie etwas lernte. <text:soft-page-break/>Doch zu viel wollte sie nicht von ihr verlangen. Der Ernst der Welt würde früh genug über sie hineinbrechen, und wenn sie jetzt ein wenig harmlos spielte, tat das niemandem weh.</text:p>
      <text:p text:style-name="P499">Sie wurde von einem lauten Klopfen aus den Gedanken gerissen. Das musste Orst sein. Wirklich sauber war die Küche noch nicht, doch daran konnte sie nun nichts mehr ändern. Sie rief Mia zu, dass ihr Onkel da war und öffnete die Tür.</text:p>
      <text:p text:style-name="P499">„Na, meine Lieblingsschwester, wie geht es uns denn heute?“, begrüßte Orst sie.</text:p>
      <text:p text:style-name="P499">Stepanie musste lächeln. „Ich bin deine einzige Schwester, du Idiot. Und mir geht es prima, wie immer. Wie geht es dir?“, fragte sie.</text:p>
      <text:p text:style-name="P499">Doch er konnte nicht antworten – eine kreischende kleine Masse stürzte sich auf ihn und riss ihn fast um. Er hob seine Nichte hoch <text:span text:style-name="T612">und</text:span> wirbelte sie einmal um sich herum. <text:span text:style-name="T666">Irgendwann bettelte sie ihn an, sie wieder herunterzulassen. Er ließ sie noch ein bisschen betteln, bevor er ihrem Wunsch schließlich nachkam.</text:span></text:p>
      <text:p text:style-name="P500">Stepanie ging erst einmal in die Küche, um heißes Wasser aufzusetzen. „Orst, kannst du mal kommen? Ich könnte etwas Hilfe mit dem Feuer hier gebrauchen“, witzelte sie.</text:p>
      <text:p text:style-name="P500">Orst trat hinter ihr in die Küche und lachte. „Ich kann doch J‘zharrs Geschenk nicht für so etwas Banales wie Tee kochen verschwenden. Das wäre Frevel. Aber gib mal her“, sagte er, und nahm ihr die Schwefelhölzer aus der Hand.</text:p>
      <text:p text:style-name="P500">Mia zog an seiner Robe, doch davon ließ er sich nicht aus der Ruhe bringen. Bald war der Herd angefeuert, und Stepanie fuhr fort, den Tee vorzubereiten, während Mia ihrem Onkel unbedingt zeigen musste, was sie <text:span text:style-name="T613">S</text:span>chönes gemalt hatte.</text:p>
      <text:p text:style-name="P501">Stepanie merkte, wie Orsts Ankunft den Raum sofort erhellte – ihre Tochter schien besonders begeistert zu sein, Orst zu sehen. Während sie darauf wartete, dass das Wasser kochte, erklärte Mia ihrem Onkel, was auf ihren Bildern geschah.</text:p>
      <text:p text:style-name="P501">„…und hier kämpft mein Papa mit den bösen Leuten, die ihm etwas antun wollen. Er hat ein großes Schwert, und mit <text:soft-page-break/>dem ist er vor allen sicher!“</text:p>
      <text:p text:style-name="P501">Stepanie merkte, was Mia da erzählte, und fühlte sofort eine leichte Beklemmung. Mia wusste genauso wenig wie Orst, womit Hunnar sein Geld verdiente – ihre Tochter wollte sie nicht damit belasten, und Orst nicht vor einen Gewissenskonflikt stellen. Er hätte wahrscheinlich gesagt, dass auch ein noch so ehrbarer Dieb für seine Schwester eine große Gefahr darstellte, und dass er für seine Sünden gereinigt werden müsste. Niemals würde er sehen können, wie gut Hunnar für sie war, und dass er ihr tatsächlich<text:span text:style-name="T646">e</text:span> Sicherheit versprach.</text:p>
      <text:p text:style-name="P501">„Dein Papa ist wirklich einer der stärksten, nicht wahr?“ Orst hielt es offenbar für normal, dass sich Töchter ihre Väter als starke Krieger vorstellten. Zum Glück.</text:p>
      <text:p text:style-name="P501">Hunnar war der, der ihre kleine Familie beschützte – und in den seltenen Fällen, wo sie nachts aufwachte, voller Angst, dass ihnen etwas zustoßen könnte, dann weil sie Angst vor Orsts Kameraden hatte – der Inquisition, die Männer wie Hunnar jagte. Stepanie war eine gläubige Mutter, doch manchmal wünschte sie, die Inquisitoren wären etwas mehr mit J‘zharrs Gnade gesegnet worden.</text:p>
      <text:p text:style-name="P501">Der Tee war fertig, und Stepanie machte sich daran, zwei Tassen bereitzustellen. Die reinigenden Kräuter würden das abgekochte Wasser <text:span text:style-name="T614">reinigen, und zum Glück war Orst da, um seinen Segen über den Tee zu sprechen. Sonst wäre Tee trinken für eine fromme Frau wie sie nicht in Frage gekommen.</text:span></text:p>
      <text:p text:style-name="P501">„<text:span text:style-name="T614">Der Tee wäre dann soweit. Kommst du rüber?“, fragte sie ihren Bruder. Der ließ sich das nicht zweimal sagen, entschuldigte sich bei Mia, dass er sie mit ihren Gemälden alleine lassen musste und kam in die Küche. „Hier ist der Tee, willst du ihn absegnen?“</text:span></text:p>
      <text:p text:style-name="P501">„<text:span text:style-name="T614">Selbstverständlich“, sagte Orst. Er hielt die Hände über die beiden Tassen, sodass der Dampf seine Handflächen berührte, und murmelte mit geschlossenen Augen ein paar Worte.</text:span></text:p>
      <text:p text:style-name="P681"><text:span text:style-name="T482">Stepanie setzte sich ihm gegenüber an den kleinen Tisch, der in ihrer Küche stand. „Vielen Dank“, sagte sie und nahm sich </text:span><text:soft-page-break/><text:span text:style-name="T482">ihre Tasse. </text:span><text:span text:style-name="T483">Die</text:span><text:span text:style-name="T482"> Keramik brannte heiß in ihren Handflächen.</text:span></text:p>
      <text:p text:style-name="P502">„Eine verrückte Welt, in der wir <text:span text:style-name="T697">l</text:span>eben“, fing Orst ohne Umschweife an zu erzählen, „der Wahnsinn macht nicht einmal vor dem Orden halt. Hast du gehört, was gerade bei uns los ist?“</text:p>
      <text:p text:style-name="P502">Stepanie verneinte, auch wenn sie natürlich vage Gerüchte gehört hatte. Die anderen Frauen redeten, aber sie wollte es aus Orsts Mund hören. Bis jetzt kannte sie drei verschiedene Versionen, und die Chance, eine wahre Geschichte zu erfahren, wollte sie sich nicht entgehen lassen.</text:p>
      <text:p text:style-name="P502">„Ratsinquisitor Raft ist tot, das musst du doch mitgekriegt haben. Er war ja ziemlich beliebt, vor allem hier in den ärmeren Bezirken, oder nicht?“ Er trank einen Schluck, aber verbrannte sich sofort die Zunge. „Schien ein Unfall zu sein, aber ein hässlicher. Ein anderer Inquisitor hat <text:span text:style-name="T682">alchemische</text:span> Substanzen gelagert – und als Raft davon erfahren hat, wollte er dem nachgehen. Nun, <text:span text:style-name="T682">alchemische</text:span> Substanzen sind gefährlich. <text:span text:style-name="T615">Die Explosion hat den Raum komplett verwüstet…“</text:span></text:p>
      <text:p text:style-name="P502">„<text:span text:style-name="T615">Explodiert also? Das war zumindest eines der Gerüchte, neben einem eingeschleusten Alchemisten und Dämonen, die aus dem nichts erschienen seien.“</text:span></text:p>
      <text:p text:style-name="P502">„<text:span text:style-name="T615">Ja, meine Schüler erzählen sich den größten Müll. Wenn sie im Unterricht aufpassen würden, dann wüssten sie, dass es so etwas wie Dämonen nicht gibt – und dass die Dämonen in den Menschen lauern. Aber das ist wohl ihre Art, damit umzugehen.“</text:span></text:p>
      <text:p text:style-name="P503">Stepanie unterbrach ihn. „Du unterrichtest keine Novizen, oder? Nur Jungs von außerhalb?“</text:p>
      <text:p text:style-name="P503">Orst nickte. „Nur selten. Letztendlich brauchen sie die selbe Ausbildung wie jeder andere in dem Alter, aber Novizen habe ich nur eine einzige Klasse – es gibt ja viel mehr normale Kinder.“</text:p>
      <text:p text:style-name="P503">Stepanie kicherte. „Normal würde ich die Jungs hier im Bezirk ja nicht nennen.“</text:p>
      <text:p text:style-name="P503">Orst musste grinsen, fuhr aber fort. „Ja, die Novizen reden nicht so viel Schwachsinn. Die sind auch ganz anders betrof<text:soft-page-break/>fen, immerhin war Raft für einige hier ein großes Vorbild. Er war einer der beliebtesten Inquisitoren, die am lautesten für unsere Ideale eintraten. Und dann nicht zu vergessen die beiden Novizen, die bei der Explosion dabei waren, die sind ziemlich am Ende.“</text:p>
      <text:p text:style-name="P503">„Da waren noch zwei Novizen? Leben sie noch?“</text:p>
      <text:p text:style-name="P503">„Ja, keine Sorge. Sie standen direkt vor dem Raum, als es passiert ist. Sinya, der Novize von Raft, war danach am Boden zerstört. Sein Meister ist gestorben, kein Wunder. Aber nicht nur das – bevor er zu uns kam, ist seine Mutter an Brocken gestorben, einer dieser Unfälle, wo danach alles verbrannt ist. Jetzt wurde auch noch sein Meister von der <text:span text:style-name="T682">Alchemie</text:span> umgebracht, das hat niemand verdient. Aber auch was Varg zur Zeit durchmachen muss…“</text:p>
      <text:p text:style-name="P503">Stepanie <text:span text:style-name="T667">wusste, wann man Nachfragen stellte, um Interesse zu zeigen</text:span>. „Varg ist der andere?“</text:p>
      <text:p text:style-name="P503">Orst nickte abermals. „Ja, Varg ist der Novize von Thorn gewesen, dem Inquisitor, der jetzt für das ganze verantwortlich gemacht wird. Er hat Raft erst in die Kammer geführt, und manche beschuldigen ihn genauso wie seinen ehemaligen Meister. Nicht nur, dass er jetzt auch ohne Meister dasteht, weil Thorn exkommuniziert wurde, er kriegt jetzt auch noch die Feindseligkeiten der anderen Novizen ab… das wünsche ich nach so einer Erfahrung niemandem. Wenn es nach mir geht, ist er unschuldig, Raft hat von ihm verlangt, dass er ihn zu der Kammer führt. Er hat nur seine Befehle befolgt. Und trotzdem kriegt er jetzt alles ab.“</text:p>
      <text:p text:style-name="P503">Stepanie schüttelte sich. „Du weißt ja wie das ist, Jungs in dem Alter können grausam zu einander sein. Du warst ja damals nicht viel anders, nicht wahr? Mit deinen Jungs <text:span text:style-name="T808">drüben im Siebten</text:span>…“</text:p>
      <text:p text:style-name="P503">Orst lächelte, ein bisschen verschämt. „Ich habe Dinge getan, auf die ich nicht stolz bin, klar. Aber <text:span text:style-name="T616">ich habe es wieder gerade gerückt, und jetzt kümmere ich mich um genau die Jungen, die jetzt so sind, wie ich einmal war. Das bin ich J‘zharr </text:span><text:soft-page-break/><text:span text:style-name="T616">schuldig.“</text:span></text:p>
      <text:p text:style-name="P504">Stepanie klopfte ihm mütterlich auf die Schulter. „Klar, kein Vorwurf. Du machst einen großartigen Job, da bin ich mir sicher. Deine Schüler werden die Gesetze J‘zharrs achten lernen.“</text:p>
      <text:p text:style-name="P504">Orst blickte demütig drein. „Nun, das kann nur die Zeit sagen.“</text:p>
      <text:p text:style-name="P504">Stepanie lachte. „Und ich. Ernsthaft, wenn ihr Mädchen nehmen würdet, Mia würde ich sofort zu dir in den Unterricht schicken. Ich will, dass sie lernt, wie man in der Welt zurecht kommt – wo könnte sie das besser lernen als in deinen Klassen?“</text:p>
      <text:p text:style-name="P504">Orsts Blick wurde hart. „Schwester, du kennst doch die Regeln. Warum kommst du immer damit? Frauen brauchen nicht lesen zu können. Ich bin sicher, alles was sie braucht, kannst du ihr viel besser beibringen. Woher soll ich wissen, was ein Mädchen wissen muss? Ich bin mir sicher, das kriegst du viel besser hin.“</text:p>
      <text:p text:style-name="P504">Stepanie zuckte mit den Schultern, sie wollte nicht streiten. Stattdessen hob sie die Tasse und stieß mit ihrem Bruder an. „Vergiss es, natürlich kenne ich die Regeln. Ihr habt sicher eure Gründe, ich will mir gar nicht vorstellen, was die ganzen Jungs dann – wie gesagt, vergiss es. Lass uns das Thema wechseln.“</text:p>
      <text:p text:style-name="P504">Orst trank einen Schluck. „Ich weiß nicht, wie – wie findest du das Wetter?“</text:p>
      <text:p text:style-name="P504">Sie mussten beide lachen, und die Anspannung war wieder wie weggeblasen. Stepanie erlaubte sich ein „könnte mal mehr regnen, meine Blumen würden sich nicht beschweren“, und Orst kommentierte das nicht, obwohl er unter normalen Umständen wohl sicher komisch geguckt hatte. Aber er wollte genauso wenig einen Streit anfangen.</text:p>
      <text:p text:style-name="P504">Er trank noch einen Schluck. „Mal wieder zu dir, Schwesterherz – wie geht es Hunnar zur Zeit? Was arbeitet er im Moment, kommt ihr über die Runden?“</text:p>
      <text:p text:style-name="P504">Stepanie hatte gelernt, auf solche Fragen zu antworten, und <text:soft-page-break/>ließ sich ihr plötzliches Unwohlsein nicht anmerken. „Nun, wie immer, mal dies, mal das. Hier im Viertel werden immer ein paar starke Arme gebraucht, wenn es darum geht, ein Häuschen zu bauen. Es ist hart, klar – aber wir nagen nicht am Hungertuch. Und wenn es eines Tages mal schlechter aussieht, könnte ich ja auch mal etwas anpacken. Vielleicht Kinder von Freundinnen betreuen, das würde mir Spaß machen, denke ich. Oder in einer dieser neuen Fabriken, die suchen immer Leute.“</text:p>
      <text:p text:style-name="P504">„Das wird nicht nötig sein, Schwesterherz“, sagte Orst in verschwörerischem Ton. Er griff in die Taschen seiner Robe, und holte ein paar Flammlinge heraus. „Für die Familie.“</text:p>
      <text:p text:style-name="P729"><text:span text:style-name="T484">„Für die Familie“, erwiderte Stepanie lächelnd, während sie das Geld entgegennahm. Ihr Bruder war wahrlich ein Schatz, das zusätzliche Geld, dass er ab und zu vorbeibrachte, konnten Hunnar und sie gut gebrauchen. Zu </text:span><text:span text:style-name="T485">der Flöte</text:span><text:span text:style-name="T484">, </text:span><text:span text:style-name="T485">die </text:span><text:span text:style-name="T484">sie Mia schenken wollten, würden diese Münzen einiges beitragen können.</text:span></text:p>
      <text:p text:style-name="P504">„<text:span text:style-name="T617">Nun, ich muss noch ein bisschen was vorbereiten, für den Unterricht morgen. Ich lasse euch besser mal allein.“ Orst erhob sich.</text:span></text:p>
      <text:p text:style-name="P505">Stepanie bedankte sich abermals, für die Spende, für das Gespräch, und er dankte ihr für den guten Tee. Mia verabschiedete sich ausführlich.</text:p>
      <text:p text:style-name="P505">Dennoch war Stepanie ein bisschen froh, als er weg war. Sie wusste nicht warum.</text:p>
      <text:p text:style-name="P499"/>
      <text:h text:style-name="P686" text:outline-level="1"><text:bookmark-start text:name="__RefHeading___Toc12585_505178190"/>Marcin – trifft sich mit Kenin, <text:span text:style-name="T618">der hört ihm nicht zu,</text:span> <text:span text:style-name="T610">Marcin ist enttäuscht</text:span><text:bookmark-end text:name="__RefHeading___Toc12585_505178190"/></text:h>
      <text:p text:style-name="P506"/>
      <text:p text:style-name="P507">Marcin konnte nicht schlafen, und das aus gutem Grund. Schlaf war gefährlich. Er wusste, jederzeit könnte jemand durch das Fenster steigen, die Tür eintreten, die Hütte anzünden – <text:span text:style-name="T1">verdammt, ich bin nicht mehr vorsichtig, ich bin ängst</text:span><text:soft-page-break/><text:span text:style-name="T1">lich. Ich werde noch paranoid, wenn das so weitergeht.</text:span></text:p>
      <text:p text:style-name="P508">Nun es sah allgemein nicht unbedingt gut aus. Ein Zimmer weiter lag ein verdammter Inquisitor und schnarchte, diese verdammte Hure schlief auf dem Boden und murmelte im Schlaf immer nur „Nein, nein, nein“… und wie war er in diese Situation gekommen? </text:p>
      <text:p text:style-name="P508">Er hatte in den letzten Tagen einige Attentate überleben müssen, und sein Versuch, mit dem Problem umzugehen, führte zu nur noch mehr unberechenbaren Faktoren.</text:p>
      <text:p text:style-name="P507">Er drehte sich auf die andere Seite, doch das schmale Sofa war hier bereits zu Ende – und auch diese kleine Handlung gab ihm das Gefühl der Kontrolle nicht zurück, dass er so dringend brauchte, um klar denken zu können. Jeder klare Gedanke wurden von Danias Murmeln unterbrochen.</text:p>
      <text:p text:style-name="P507">Er musste hier raus. Er war ein Dieb, in der Nacht war er aufgehoben. <text:span text:style-name="T809">Viele Diebe </text:span>nahmen Brocken, um in den Nächten noch Energie zu haben – doch er fürchtete den Kontrollverlust, er verließ sich lieber auf sich selbst. Hastig zog er sich Hose, Hemd und Ledermantel an. Seine Waffen saßen, ohne die fühlte er sich schon viel weniger nackt. <text:span text:style-name="T1">Und nun nichts wie an die frische Luft.</text:span></text:p>
      <text:p text:style-name="P509">Marcins Stiefel machten sich daran, die Herrschaft über die Straße zu erlangen, doch Straßen waren breit, und waren lang. Ein kurzer Sprint, um in Form zu bleiben. Am Ende des Blocks hielt er an, blickte um die Ecken. <text:span text:style-name="T668">S</text:span>tieß die Luft aus, als er sicher war, dass ihn niemand hören konnte. Dann lief er weiter, doch diesmal zwang er seine Stiefel, keinen Laut von sich zu geben. Marcin spielte verstecken mit sich selbst.</text:p>
      <text:p text:style-name="P509">Er hastete voran, und für eine Weile überließ er seinen Instinkten die Kontrolle über sich. Er war ein Raubtier, und als solches kannte er sein Revier. Er wusste, wo die beiden Leute ungefähr Wache schoben, die für ihn auch nachts die Kontrolle behielten – die würde er jagen.</text:p>
      <text:p text:style-name="P509">Die ersten paar Straßen rannte er, um jede<text:span text:style-name="T647">m</text:span> seiner Muskeln zu zeigen, wer hier das sagen hatte. Es waren seine, also ge<text:soft-page-break/>horchten sie ohne nachzudenken, und ohne auch nur einen Befehl falsch zu verstehen. So hatte er es am liebsten. Wenn alles berechenbar war.</text:p>
      <text:p text:style-name="P509">Erst als er sich dem Bereich näherte, in dem er seine Nachtwache vermutete, begann er, den Schritt zu mäßigen, und verschmolz wieder mit dem Schatten. Langsam ging er weiter, bis er zu einer kleinen Lichtung kam, einem natürlich gewachsenen Platz, auf dem nur wenige leere Marktstände standen, die sicher nicht legal waren. Morgen würde es hier wieder geschäftig zugehen, doch jetzt war der Platz ausgestorben. Zwei Minuten blieb er stehen, und seine Augen betrachteten jeden Schatten haargenau, bis sie die Dunkelheit gewohnt waren und er ausschließen konnte, dass jemand hier war.</text:p>
      <text:p text:style-name="P509">Zwei Sprünge, einmal festhalten, hochziehen, den Körper über die Kante wuppen – Marcin wusste, wie man auf eine Hütte kletterte, ohne ein Geräusch zu machen, und auf welchen Dächern das Mondlicht einen nicht offenbarte.</text:p>
      <text:p text:style-name="P510">Er drückte sich in den Schatten eines Schornsteins. Wieder zwei Minuten, die ihm reichten, um die Dächer um sich zu erfassen, zu verstehen.</text:p>
      <text:p text:style-name="P512">Da stand er. Der Schatten eines Schornsteins war an einer Seite nicht glatt, sondern ergab menschliche Umrisse. Auch wenn Marcin den Mann selbst nicht sehen konnte, der Schatten verriet seinen Aufenthaltsort, nur wenige Dächer weiter. Er hatte den Blick bestimmt auf den Platz gerichtet, seine Position war dafür perfekt. Ein bisschen zu perfekt, ein bisschen zu leicht war zu erahnen, wo man sich am besten hinstellte.</text:p>
      <text:p text:style-name="P512">Marcin fand eine Kante, wo das Nachbarhaus ein wenig höher war. Hinter dieser konnte er entlang huschen, ohne gesehen zu werden. Eine weitere brachte ihn direkt zu dem Dach, wo sein Mann stand – diese bot leider nur Schatten, keine Deckung. <text:span text:style-name="T647">Nichtsdestotrotz</text:span> huschte er in ihrem Schutz entlang, das Risiko musste er eingehen.</text:p>
      <text:p text:style-name="P730"><text:span text:style-name="T486">Mit einem </text:span><text:span text:style-name="T487">dumpfen</text:span><text:span text:style-name="T486"> Geräusch bohrte sich plötzlich ein Wurfmesser in die Wand direkt vor ihm – </text:span><text:span text:style-name="T488">im nächsten</text:span><text:span text:style-name="T486"> Moment </text:span><text:soft-page-break/><text:span text:style-name="T486">wäre er dort gewesen.</text:span></text:p>
      <text:p text:style-name="P512">Marcin erschrak, doch schaltete sofort. „Gute Arbeit, Ugo“, sagte er schnell, bevor das nächste Messer fliegen konnte. „Ich bin‘s, Marcin. Was glaubst du, wie ich deine Position erraten habe?“</text:p>
      <text:p text:style-name="P512">In der Dunkelheit atmete jemand auf. „Gut, Boss, ich dachte schon. Keine Ahnung, ich dachte, ich wäre gut versteckt. Wie?“</text:p>
      <text:p text:style-name="P512">Marcin zog das Messer aus der Wand und richtete sich auf. Er war erleichtert, dass keiner von ihnen beiden sich verletzt hatte. Was hatte er sich eigentlich gedacht? „Nun, einmal – siehst du diesen Schatten dort? Der bedeutet, dass du von da drüben im Licht bist; und dass man von jeder anderen Position deinen Schatten sehen kann. Außerdem bist du genau da, wo jeder sich hinstellen würde, wenn er den Platz am besten im Blick haben wollen würde. Wenn du berechenbar bist, bringt dir dein Vorteil nichts. Lieber hat man einen toten Winkel, als dass man berechenbar ist.“</text:p>
      <text:p text:style-name="P512">Ugos Schatten nickte. „Verstanden, Boss. Danke für die Lektion.“</text:p>
      <text:p text:style-name="P512">Marcin zuckte mit den Achseln. „Du hast dich gut geschlagen.“ Er ging ein paar Meter übers Dach, um ihm sein Wurfmesser wiederzugeben. Nichts passierte. Sie waren allein, alles war sicher.</text:p>
      <text:p text:style-name="P512">Marcin ließ Ugo allein, sprang vom Dach, und <text:span text:style-name="T810">schlenderte</text:span> davon.</text:p>
      <text:p text:style-name="P456">Verdammt. <text:span text:style-name="T68">Er hatte es Ugo gegenüber noch überspielen können, aber er war alles andere als beruhigt. </text:span>Hätte er nicht verschätzt, wie schnell ich husche, hätte mich das Wurfmesser getroffen.</text:p>
      <text:p text:style-name="P512">Er würde heute nicht mehr zur Ruhe kommen. Marcin wusste, was er brauchte. Kein Wunder, dass er so aufgewühlt war. Das letzte Mal war bereits ein bisschen her. Er hatte Kenin lange nicht besucht – und besuchen sollte er ihn sowieso. Er musste über die Attentate sprechen.</text:p>
      <text:p text:style-name="P513">Kenin und er teilten ein Geheimnis, dass sie zu einem guten <text:soft-page-break/>Team machte. Die wahre Verbindung zwischen ihnen musste geheim bleiben – doch sie sicherte ihnen einige Macht über den siebten Bezirk, denn sich mit ihnen beiden anzulegen, konnte sich niemand leisten.</text:p>
      <text:p text:style-name="P513">Marcin war allerdings besorgt, dass sie nicht mehr so oft miteinander schliefen wie früher. In den letzten Monaten hatte Kenin sich seltener bei ihm blicken lassen, und sie hatten mehr über geschäftliches geredet, als andere Sachen getan. Marcin bereute das – unter anderem deswegen, weil es nicht einfach war, mit Kenin über geschäftliches zu reden. Aber auch, weil er die Nähe vermisste, die sie einmal gehabt hatten. Nun, wenn Kenin etwas daran störte, dann sagte er es zumindest nicht.</text:p>
      <text:p text:style-name="P457"><text:span text:style-name="T224">Er </text:span><text:span text:style-name="T68">achtete darauf, im Schatten zu bleiben, bis er bei Kenins Haus war. Kenin hatte zwei eigene Nachtwachen, einen an der Tür, einen in der Umgebung, bereit, jederzeit einzuschreiten. Marcin wusste das, er hatte die Männer aus</text:span><text:span text:style-name="T246">g</text:span><text:span text:style-name="T68">ewählt. Erst als er nahe an dem Haus war, trat er aus dem Schatten und ging mit erhobenen Armen und langsamen Schrittes auf die Tür zu. Ein ehrbarer Dieb, an der Mütze klar erkennbar, löste sich aus der Dunkelheit und sprach ihn an: „Ah, Marcin. Du willst Kenin sehen?“</text:span></text:p>
      <text:p text:style-name="P515">Marcin nickte und nahm die Arme herunter.</text:p>
      <text:p text:style-name="P515">Der Dieb trat zur Tür und klopfte. Er öffnete die Tür einen Spalt und rief „Marcin ist hier!“ ins innere des Hauses.</text:p>
      <text:p text:style-name="P515">Marcin drängte ihn beiseite, trat ein und schloss die Tür hinter sich. Die Szenerie vor ihm gefiel ihm ganz und gar nicht. Kenin war kaum zu sehen, zwei nackte Frauen saßen auf ihm – eine auf seinem Gesicht, eine auf seinem Schwanz. Zwei der Huren, die für ihn arbeiteten, nahm Marcin an. Sie sahen ihn kurz an, aber verloren das Interesse, als sie sahen, wer er war.</text:p>
      <text:p text:style-name="P515">„Kenin. Wir müssen reden.“ Marcin bemühte sich, die Wut <text:span text:style-name="T668">nicht </text:span>in seiner Stimme <text:span text:style-name="T668">zu zeigen</text:span>. Er klang jedoch immer noch ziemlich genervt.</text:p>
      <text:p text:style-name="P515">Kenin befreite sein Gesicht für kurz aus dem Griff der beiden Schenkel. „Das kann warten. Komm, mach mit! Die beiden <text:soft-page-break/>sind großartig.“ Eines der beiden Mädchen kicherte.</text:p>
      <text:p text:style-name="P457"><text:span text:style-name="T68">Marcin spürte Wut in sich aufsteigen, und diesmal sah er keinen Grund, sie zu zügeln. Er trat einen Schritt nach vorne, und zog das Mädchen, das es sich auf Kenins Unterleib bequem gemacht hatte, an den Haaren von ihm herunter. Sie kreischte, bis Marcin ihr ins Gesicht schlug und das taumelnde Mädchen mit beiden Armen </text:span><text:span text:style-name="T224">umfasste und in Richtung der Tür schleuderte</text:span><text:span text:style-name="T68">. Kenin schob die andere Hure, die sich erschrocken umgedreht hatte, empört von sich herunter.</text:span></text:p>
      <text:p text:style-name="P515">„Nichts ins Gesicht, Mann! Komm mal runter. Kannst du denn nie ein bisschen Spaß haben?“</text:p>
      <text:p text:style-name="P515">Marcin holte tief Luft. „Komm mir nicht so. Hör mir zu. Und schick diese Huren raus hier.“</text:p>
      <text:p text:style-name="P515">Kenin grummelte wie ein kleines Kind, doch er deutete mit einer Handbewegung nach draußen.</text:p>
      <text:p text:style-name="P516">„Die Klamotten könnt ihr euch auch draußen wieder anziehen“, schob Marcin noch nach, und sie verschwanden durch die Tür. „Was glaubst du, warum ich so wütend bin?“, fragte Marcin seinen Hauptmann. Auch wenn Kenin fast zehn Jahre jünger war als Marcin, hatte er ihm doch den Vortritt in der Hierarchie gelassen. In Momenten wie diesen bereute er das.</text:p>
      <text:p text:style-name="P516">Kenin grinste verschmitzt. „Weil du ein kleines Bisschen eifersüchtig bist?“ Er trat näher. Seine Haut, die sich über die Muskeln eines Kämpfers spannte, war von Schweiß bedeckt. </text:p>
      <text:p text:style-name="P516">Er versuchte, Marcin zu küssen, doch der drehte den Kopf weg. „Du stinkst nach Frau“, sagte er abschätzig.</text:p>
      <text:p text:style-name="P458"><text:span text:style-name="T68">Kenin </text:span><text:span text:style-name="T224">trat einen Schritt zurück, fasste Marcin an den Schultern und blickte ihn besorgt an. „Nun sag schon. Was macht dich so fertig? Du weißt doch, du kannst mir alles erzählen.“</text:span></text:p>
      <text:p text:style-name="P514">Marcin schluckte. Senkte den Kopf. „Ich habe Angst“, gab er zu.</text:p>
      <text:p text:style-name="P514">Kenin kicherte. „Naja, wenn du so mit Frauen umspringst, brauchst du dich nicht wundern, wenn Leute reden.“</text:p>
      <text:p text:style-name="P514">Marcin schaute verletzt hoch. „Nein, das ist es nicht.“ Er steckte die Hände in die Taschen seines Mantels. „Ich wurde <text:soft-page-break/>allein in den letzten Tagen zwei Mal angegriffen. Leute, die mich umbringen wollten. Was glaubst du, warum?“</text:p>
      <text:p text:style-name="P514">Kenin zuckte mit den Schultern. „Und, du lebst doch, oder? Und stellst mir Fragen, deren Antwort du besser kennst als ich.“</text:p>
      <text:p text:style-name="P459"><text:span text:style-name="T68">Marcin fuhr fort: „Die Leute sagen, ich hätte zu viel Einfluss auf dich. Ich wäre zu mächtig geworden. </text:span><text:span text:style-name="T225">Ich bin zu einer laufenden Zielscheibe geworden – ich habe so viele Feinde wie ein Hauptmann, aber nur die Mittel eines Leutnants. Ich bin froh, dass ich die letzte Woche überlebt habe. Aber wie sieht es mit der nächsten aus?“</text:span></text:p>
      <text:p text:style-name="P517">„Natürlich hast du viel Einfluss auf mich.“ Kenin grinste anzüglich. „Bis tief in mein Herz hinein. Die sind nur eifersüchtig!“ Er legte eine Hand auf sein Herz, und die andere auf Marcins Schulter, doch der fand das nicht lustig.</text:p>
      <text:p text:style-name="P517">„Na danke für die wertvolle Unterstützung. Willst du überhaupt, dass ich die nächste Woche überlebe?“ Marcins Augen blitzten.</text:p>
      <text:p text:style-name="P517">Kenin senkte den Kopf. „Du bist unfair.“</text:p>
      <text:p text:style-name="P517">Marcin rollte mit den Augen. „Unterstütze mich endlich ausreichend. Gib mir eine Leibwache, eine vertrauenswürdige. Nicht meine unfähigen Leute, die Elite. Oder lass uns zusammen Hauptmänner sein. Wäre nicht das erste Mal, und die anderen würden wissen, dass sie sich mit uns nicht anzulegen brauchen. Wir könnten den siebten Bezirk zusammen regieren. Vielleicht auch den achten. Den neunten. Du weißt, dass wir das könnten, aber du lässt mich hier verhungern, bis ich eines Tages abgestochen werde. Ich bange um mein verfluchtes Leben.“</text:p>
      <text:p text:style-name="P517">Kenin hob langsam den Kopf. „Du bist… ängstlich? Der große Marcin, der Schrecken des siebten Bezirks? Das ist nicht der Mann, den ich kenne.“</text:p>
      <text:p text:style-name="P517">Marcin spuckte auf den teuren Teppich, direkt zwischen Kenins nackte Füße. „Hörst du mir überhaupt zu!?“</text:p>
      <text:p text:style-name="P517">Kenin fasste ihn an der Hand, und strich ihm mit der ande<text:soft-page-break/>ren über den Kopf. „Du bist doch ein so viel besserer Mann als ich, das wissen wir beide. Du zweifelst daran, dass du für dich sorgen könntest?“</text:p>
      <text:p text:style-name="P460"><text:span text:style-name="T68">Marcin spürte, dass er kurz davor war, jede Geduld zu verlieren. „Und ich soll wohl </text:span><text:span text:style-name="T226">jeden Tag um mein Leben bangen, während du es hier mit irgendwelchen Flittchen treibst? Du kümmerst dich einen Scheiß um mich.“</text:span></text:p>
      <text:p text:style-name="P518">Kenin sah ihm ernst in die Augen. „Was willst du – dass wir beide Hauptmann sind und beide Zielscheiben sind? Oder willst du, dass wir zusammenziehen? Dass alle Welt sieht, wie sehr ich mich um dich sorge? Dass wir zwei Tage offizielles Liebesglück haben, bis die Inquisitoren uns reinigen, oder, noch wahrscheinlicher, unsere eigenen Leute uns im Schlaf abstechen? Willst du ein romantisches Ende?“</text:p>
      <text:p text:style-name="P518">Das war das Ende von Marcins Geduld. Er brüllte jetzt nur noch, schüttelte Kenins Hand ab, ballte seine Fäuste. „Du liebst mich nicht! Du stehst doch nicht einmal auf Männer, so wie du deine Huren jede Nacht bewirtest! Willst du mir erzählen, dass du das nur machst, damit niemand etwas ahnt? Damit dein schöner Ruf gewahrt bleibt? Ich erzähle dir was -“</text:p>
      <text:p text:style-name="P518">Doch er konnte nicht zu Ende sprechen, ein Mund presste sich auf seinen, eine Zunge bahnte sich den Weg durch seine Zähne, fand seine. Hände umfassten seine Fäuste und brachen den harten Griff. Es schmeckte abscheulich. Er gab sich hin. Die Hände knöpften sein Hemd auf. Er ließ es geschehen.</text:p>
      <text:p text:style-name="P518">Es hörte auf, als Kenins Mund nach unten wanderte, um Marcins haarige Brust abzuküssen. Marcin wischte sich den Mund ab. Kenins Worte wurden von Küssen unterbrochen. „Lass mich – dich – beruhigen. Das – wird alles noch – gut werden. Keine Angst.“</text:p>
      <text:p text:style-name="P518">Marcin war nicht steif, doch Kenin nahm ihn dennoch in den Mund. Er konnte nichts sagen, wollte nichts sagen. Seine Hände waren keine Fäuste mehr, doch schmerzten dennoch, leicht verkrampft. Er konzentrierte sich auf das angenehme Lutschen, die Zunge, die ihn umspielte.</text:p>
      <text:p text:style-name="P519"><text:soft-page-break/>Marcin hasste es, dass er hart wurde. Marcin hasste, dass es ihm so gefiel, dass Kenin so einfach davon kam. Marcin hasste, dass er nichts sagte. Marcin hasste sich dafür.</text:p>
      <text:p text:style-name="P511"/>
      <text:h text:style-name="P692" text:outline-level="1"><text:bookmark-start text:name="__RefHeading___Toc12589_505178190"/>Dania – <text:span text:style-name="T390">überzeugt Marcin, es mit dem Komplott zu versuchen</text:span><text:bookmark-end text:name="__RefHeading___Toc12589_505178190"/></text:h>
      <text:h text:style-name="P705" text:outline-level="2"><text:bookmark-start text:name="__RefHeading___Toc14011_1285624845"/>Dieses Kapitel ist noch sehr unglaubwürdig. Diese Argumente kann Dania eig nicht kennen. Wer soll Marcin aber sonst die Augen öffnen? Vllt in einem vorherigen Kapitel? Vllt gibt jmd den Anstoß und Marcin denkt es zu Ende?<text:bookmark-end text:name="__RefHeading___Toc14011_1285624845"/></text:h>
      <text:p text:style-name="P505"/>
      <text:p text:style-name="P520">Dania wurde vom Schlagen der Tür wach. Sie schreckte auf – doch es war nur Marcin, von ihm ging keine Gefahr aus. Von wo auch immer er gerade heimkam. Sie konnte sich nicht erinnern, dass er gegangen war. Doch das bedeutete nur, dass sie nach gestern einiges an Schlaf gebraucht hatte. </text:p>
      <text:p text:style-name="P520">Und sie fühlte sich durchaus ausgeschlafen. Die Sonne, die durchs Fenster strahlte, verriet ihr, dass es bereits Vormittag war. Sie rieb sich den Schlaf aus den Augen und streckte sich. Dania war putzmunter.</text:p>
      <text:p text:style-name="P520">Marcin öffnete die Tür zu dem anderen Zimmer, steckte den Kopf hinein, und schloss sie wieder. <text:s/>Dania fragte ihn, was los war.</text:p>
      <text:p text:style-name="P520">„Nur, ob der Inquisitor noch da ist. Ich bin vorsichtig, wie du weißt. Und er hat offenbar zu schnarchen aufgehört.“</text:p>
      <text:p text:style-name="P520">Dania musste kichern. Ein Zeichen, wie entspannt sie war. „Davon habe ich nichts mitgekriegt. Ich habe geschlafen wie ein Stein. Gar keine schlechte Idee, nach gestern.“</text:p>
      <text:p text:style-name="P520"><text:soft-page-break/>Marcin ging in die Küche, und kam kurz darauf mit etwas zu essen wieder. Er gab auch Dania ein<text:span text:style-name="T810">en Apfel und ein</text:span> Stückchen Brot ab – hart und ohne Belag, doch sie war dieses Frühstück gewohnt, und hatte Appetit.</text:p>
      <text:p text:style-name="P731"><text:span text:style-name="T489">„Wenigstens deinen Auftrag hast du ausgeführt? Du verbrocktes Stück hast mir ja eine Scheiße ins Haus geschleppt... könnte irgendeine Spur zu mir führen? Jedenfalls </text:span><text:span text:style-name="T490">darf </text:span><text:span text:style-name="T489">dich </text:span><text:span text:style-name="T490">niemand </text:span><text:span text:style-name="T489">zusammen mit mir sehen. Und </text:span><text:span text:style-name="T491">diesen Inquisitor</text:span><text:span text:style-name="T489"> am besten auch nicht.“ Rastlos schritt Marcin im Zimmer auf und ab. „Wie auch immer, da müssen wir jetzt durch.“ </text:span><text:span text:style-name="T490">Er biss von seinem Brotkanten ab.</text:span></text:p>
      <text:p text:style-name="P522">„Ach was, Thorn scheint doch nett zu sein! Er hat mir das Leben gerettet. Davon abgesehen kann er uns beide unglaublich reich und mächtig machen, hat er gesagt! <text:span text:style-name="T620">Probleme lösen.</text:span>“ Dania war nicht halb so beunruhigt wie Marcin. <text:span text:style-name="T1">Thorn war jedenfalls bisher um einiges netter zu mir als dieser verdammte Dieb, ehrbar hin oder her</text:span>, dachte sie.</text:p>
      <text:p text:style-name="P523">Marcin schnaubte. „Er hat dir das Leben gerettet? Erzähl.“</text:p>
      <text:p text:style-name="P523">Dania ließ sich nicht zweimal bitten, und erzählte von dem ganzen Abend. Wie geschickt sie Gabor getötet hatte, wie sie sich mit seiner ganzen Familie auf einmal angelegt hatte. Wie das Brocken sie gerettet hatte. Als sie behauptete, dass das Brocken noch einen Plan mit ihr hatte, verdrehte Marcin die Augen. <text:span text:style-name="T748">A</text:span>lso überspielte sie es mit einem Lachen und tat so, als hätte sie einen Witz gemacht. Als sie erzählte, wie Thorn ihre Verfolger verjagt hatte, hörte Marcin besonders aufmerksam zu.</text:p>
      <text:p text:style-name="P522">„Ich hätte dich für klüger gehalten, als einem Inquisitor zu vertrauen“, sagte Marcin. „<text:span text:style-name="T620">Du weißt, wie die sind. Es ist ihr verdammter Job, uns zu jagen und zu töten.</text:span>“ </text:p>
      <text:p text:style-name="P574">Dania wusste nicht, was Marcins Problem war. Thorn bot ihm Aufstiegsmöglichkeiten, Macht, Geld, immerhin eine Perspektive! Ihrer Ansicht nach war Marcin viel zu intelligent, um weiter irgendein niederer Leutnant zu sein, das hatte er schon mehrfach bewiesen. Und er wäre der erste Dieb <text:span text:style-name="T748">gewesen</text:span>, dem <text:soft-page-break/>es an Ambitionen mangelte. </text:p>
      <text:p text:style-name="P574">„Er hat doch gesagt, er braucht dich. Ihr ergänzt euch. Und ich will nur mal anmerken, dass er damit Recht hat. <text:span text:style-name="T669">B</text:span>edenke doch mal, auf welche Ressourcen er Zugriff hat, von denen du nicht mal etwas ahnst... Er ist <text:span text:style-name="T1">öffentlich anerkannt</text:span>! Wenn wir es richtig anstellen, müssen wir keine <text:span text:style-name="T669">a</text:span>lten Säcke mehr ficken oder Brocken verkaufen, wir können einfach <text:span text:style-name="T1">verdammte Steuern einnehmen</text:span>! Organisiertes Verbrechen quasi! <text:span text:style-name="T620">Das machen doch Leute wie er. </text:span>Bei J'zharr, hast du denn gar keinen Ehrgeiz?“</text:p>
      <text:p text:style-name="P521">„Ehrgeiz ist eine ziemlich tödliche Eigenschaft unter Dieben.“</text:p>
      <text:p text:style-name="P522">„<text:span text:style-name="T620">Erzähl mir nicht, dass du nicht </text:span><text:span text:style-name="T810">auch ein bisschen </text:span><text:span text:style-name="T620">ehrgeizig bist. </text:span><text:span text:style-name="T810">Du unterdrückst es nur.</text:span><text:span text:style-name="T620"> Mit Thorns Hilfe musst du nicht dein Leben lang Dieb bleiben, bis eines Tages eine Klinge auf dich wartet. Mit Thorns Hilfe wirst du am Ende noch jemand ganz anderes – nicht bei jeder Tätigkeit muss man damit rechnen, jederzeit abgestochen zu werden. Vielleicht bist du eines Tages der Dieb, der überlebt hat.“</text:span></text:p>
      <text:p text:style-name="P522">„Ich war mein Leben lang Dieb, das ist das, was ich am besten kann!“ </text:p>
      <text:p text:style-name="P522"><text:span text:style-name="T620">„Ich muss dir nicht erzählen, wie du deinen Job machst. Aber eins weiß ich -</text:span> Kenin <text:span text:style-name="T620">macht ihn beschissen</text:span>, so lange wie ich in seinem Bezirk arbeiten konnte, ohne dass er davon Wind gekriegt hat. Du bist wie alt? Dreißig? Etwas älter? Und immer noch jeden Tag Angst haben müssen, dass plötzlich eine der Klingen trifft?“</text:p>
      <text:p text:style-name="P522"><text:span text:style-name="T621">Marcin verlor die Geduld, er sah aus, als hätte er kaum geschlafen. </text:span>„<text:span text:style-name="T621">Was soll ich denn machen? Hauptmann werden? Es ist schon jemand Hauptmann, das weiß niemand so gut wie ich. Und ich bringe Kenin ganz sicher nicht um.“</text:span></text:p>
      <text:p text:style-name="P523">Dania stand auf und setzte Marcin einen Finger auf die Brust. „Nein, du nicht.“ Dann deutete sie auf sich. „Aber ich.“ Sie lächelte. „Das ist mein Job.“</text:p>
      <text:p text:style-name="P523">Ein Zucken war durch Marcins Miene gegangen, als sie ihn <text:soft-page-break/>berührt hatte. Dania dachte sich nichts dabei. Was sie ihm vorschlug, war wagemutig, war ein tödliches Risiko. Einen Konkurrenten auszuschalten war die eine Sache – aber den Hauptmann des siebten Bezirks, des härtesten Bezirks Lagons… <text:span text:style-name="T1">ist das die Kragenweite eines Mädchens, das gestern ihren ersten Mord begangen hat? </text:span>Ein bisschen zweifelte Dania an sich selbst, doch nie hätte sie das zugegeben.</text:p>
      <text:p text:style-name="P527">Marcin sagte lange nichts, er musterte sie. Schien nachzudenken, sah nach unten. Dania meinte, einen Hauch von Schmerz über sein Gesicht blitzen zu sehen. Schließlich antwortete er.</text:p>
      <text:p text:style-name="P524">„Kenin umzubringen wird aber nicht so einfach wie Gabor, er ist nicht umsonst Hauptmann geworden. <text:span text:style-name="T622">Er hat mehr als ein paar Kinder zum Schutz. Er wittert Verrat an allen Enden. Und er ist sich seiner Schwächen bewusst.“</text:span></text:p>
      <text:p text:style-name="P732"><text:span text:style-name="T492">Dania lächelte. Ein gefährliches Lächeln. „Ja, der Schwächen, die ihn schon einmal etwas gekostet haben. Die er kennt. Aber auf </text:span><text:span text:style-name="T493">Alchemie </text:span><text:span text:style-name="T492">hat er keine Antwort. Woher soll er so etwas ahnen? Das ist die Trumpfkarte in unserem Ärmel. Thorn ist die Trumpfkarte in unserem Ärmel. </text:span><text:span text:style-name="T491">Er kennt sich doch mit diesem Bor aus?</text:span><text:span text:style-name="T492">“</text:span></text:p>
      <text:p text:style-name="P525">Beide fuhren herum, als <text:span text:style-name="T748">sie die </text:span>Tür <text:span text:style-name="T648">knarren hörten.</text:span> Thorn steckte seinen kahlen Kopf aus dem Zimmer heraus. „Habe ich etwa meinen Namen gehört?“</text:p>
      <text:p text:style-name="P525"/>
      <text:h text:style-name="Heading_20_1" text:outline-level="1"><text:bookmark-start text:name="__RefHeading___Toc12598_505178190"/><text:a xlink:type="simple" xlink:href="#__RefHeading__13986_2035619654" text:style-name="Index_20_Link" text:visited-style-name="Index_20_Link"><text:span text:style-name="T479">Varg – trifft sich mit Thorn, </text:span></text:a><text:a xlink:type="simple" xlink:href="#__RefHeading__13986_2035619654" text:style-name="Index_20_Link" text:visited-style-name="Index_20_Link"><text:span text:style-name="T480">d</text:span></text:a><text:a xlink:type="simple" xlink:href="#__RefHeading__13986_2035619654" text:style-name="Index_20_Link" text:visited-style-name="Index_20_Link"><text:span text:style-name="T479">er ihn von seinem Plan überzeugt</text:span></text:a><text:bookmark-end text:name="__RefHeading___Toc12598_505178190"/></text:h>
      <text:p text:style-name="P358"/>
      <text:p text:style-name="P575">Varg war ein <text:span text:style-name="T648">gut aussehender</text:span> Mann, geradezu eine Verschwendung für den Orden. Schon als er langsam in die Pubertät kam, hatten sich die Freundinnen seiner kleinen Schwestern mehr für seine goldblonden Haare interessiert als für seine Schwestern selbst. </text:p>
      <text:p text:style-name="P575"><text:soft-page-break/>Er war wie durch ein Wunder von den typischen Hautkrankheiten verschont worden, die im neuntem Bezirk die gesamte Bevölkerung plagten; als hielte J'zharr schon damals sein schützendes Feuer über ihn und hielte ihn rein. Feuer sprühte aus seinen Augen. <text:span text:style-name="T669">Sie waren heller</text:span>, als überhaupt möglich schien, ein fast schon gelbes weiß. Und eine Kindheit und Jugend, geprägt von harter Arbeit in der Metzgerei seines Vaters, hatte seine Muskeln früh wachsen lassen. </text:p>
      <text:p text:style-name="P575">Sein Vater war ein Tyrann ohnegleichen gewesen. Er war herrschsüchtig und gierig, ehrgeizig ohnegleichen und was er an harter Arbeit erbrachte, erwartete er auch von allen anderen, seinem Sohn und seinen beiden Töchtern. Und wenn jemand seinen Ansprüchen nicht genügte, würden seine Fäuste ihn schon formen, bis er seine Aufgabe gebührend erledigte. </text:p>
      <text:p text:style-name="P575">Nachdem Vargs Mutter sich unter all dem Druck und den Schlägen das Leben nahm, <text:span text:style-name="T622">wurde er, wenn das überhaupt ging, nur noch härter. Irgendwann</text:span> zwang er seine Töchter dazu, ihr Geld <text:span text:style-name="T622">mit ihren Körpern </text:span>zu verdienen, obwohl der Ertrag seiner Metzgerei zum überleben gereicht hätte. <text:span text:style-name="T669">Er war</text:span> ein Mann mit Vision gewesen, er wollte nicht den Rest seines Lebens in dem Loch fristen, dass seine Frau immer <text:span text:style-name="T622">Z</text:span>uhause genannt hatte. </text:p>
      <text:p text:style-name="P556">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556"><text:span text:style-name="T1">Und niemand hat je erfahren, wieso das Feuer sich so schnell ausgebreitet hat, </text:span>dachte Varg. Er war ein gläubiger <text:span text:style-name="T529">junger </text:span>Mann, doch er war der Ansicht, dass man J'zharr in seinem Wirken wo es nur ging unterstützen sollte. </text:p>
      <text:p text:style-name="P556">Der Abschied von seinen Schwestern war ihm schwergefallen. <text:span text:style-name="T671">D</text:span>och sie verstanden, dass er nicht nur ihre Zukunft, son<text:soft-page-break/>dern die von <text:span text:style-name="T648">Menschen</text:span> in ganz Lagon verbessern wollte.</text:p>
      <text:p text:style-name="P526">Das ganze war nun <text:span text:style-name="T623">vier</text:span> Jahre her. <text:span text:style-name="T671">S</text:span>eine Ausbildung zum Inquisitor neigte sich dem Ende zu. <text:span text:style-name="T623">N</text:span>un war er ein vielversprechender Novize voller Ambitionen und mit ersten Erfolgen in der Jagd auf <text:span text:style-name="T682">Alchemisten</text:span>. </text:p>
      <text:p text:style-name="P526"><text:span text:style-name="T671">D</text:span>ie Inquisitoren <text:span text:style-name="T671">konnten </text:span>sich auf <text:span text:style-name="T671">ihre </text:span>Flammensplitter verlassen, wenn sie im Kampf gegen unreine Verbrechen glänzen wollten. <text:span text:style-name="T671">D</text:span>ie Novizen <text:span text:style-name="T671">mussten </text:span>herkömmliche Waffen nutze<text:span text:style-name="T671">n</text:span>. Varg hatte aufgrund seines Körperbaus ein natürliches Talent mit dem Hammer und wegen seines früheren Berufs große Übung mit Hackbeilen und Messern aller Art. <text:span text:style-name="T671">D</text:span>as <text:span text:style-name="T671">machte </text:span>ih<text:span text:style-name="T671">n</text:span> zu einem sehr erfolgreichen Beschützer der Bewohner Lagons vor der Unreinheit der Sünde.</text:p>
      <text:p text:style-name="P528">Thorn hatte sein Potenzial früh erkannt, und war sein Meister geworden. Varg hatte einen unstillbaren Drang, gegen das Ungerechte zu kämpfen, und Thorn wusste sehr gut, wo man es finden konnte. Sie waren ein gutes Team gewesen.</text:p>
      <text:p text:style-name="P528"/>
      <text:p text:style-name="P565">Als er die Nachricht von Thorn erhalten hatte, war Varg gerade in seiner Zelle in Meditation versunken gewesen. <text:span text:style-name="T669">Thorn wollte </text:span>sich mit ihm treffen. <text:span text:style-name="T669">Varg</text:span> war glücklich darüber, dass sein Mentor noch <text:span text:style-name="T669">lebte</text:span>, und <text:span text:style-name="T669">ließ ihm eine Antwort zukommen</text:span>. </text:p>
      <text:p text:style-name="P565">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443">Oder kommt es mir nur so vor, jetzt, wo er offiziell kein Heiliger mehr ist? Er wirkt, als hätte ihn das sehr verletzt. <text:span text:style-name="T670">A</text:span>ls würde er den Mangel an Heiligkeit nun mit Stolz verdecken wollen.</text:p>
      <text:p text:style-name="P557">„Du weißt, dass ich für dich eingetreten wäre, wenn ich bereits ein vollwertiges Ordensmitglied wäre. Eine Schweinerei, dass sie dich <text:span text:style-name="T648">raus geschmissen</text:span> haben, an den Vorwürfen ist <text:soft-page-break/>doch eh nichts dran, oder? Die glauben wohl, sie könnten auf einen Inquisitor wie dich verzichten!“</text:p>
      <text:p text:style-name="P557">„Ich will nicht über die Vorwürfe reden“, sagte Thorn abwesend. Er schien mit den Gedanken woanders. </text:p>
      <text:p text:style-name="P557">„Nach dem Tod <text:span text:style-name="T670">von Raft</text:span>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557">Thorn riss sich zusammen. „Du hast Recht, die Lagoner verdienen mehr, als von diesen Tölpeln beschützt zu werden. Varg, vertraust du mir? Ich kann dieser Stadt helfen, doch dafür brauche ich dein absolutes Vertrauen und deine Hilfe.“</text:p>
      <text:p text:style-name="P557">„Das hast du, das hast du! Du bist der einzige, der in diesen Zeiten des Verbrechens, der Korruption, der Unreinheit und allgemeinen Sittenlosigkeit noch weiß, was zu tun ist. Ich helfe dir.“</text:p>
      <text:p text:style-name="P557">„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557">Varg war beunruhigt. „Was meinst du? Erkenntnisse?“</text:p>
      <text:p text:style-name="P557">„Was verdient <text:span text:style-name="T624">Goran Witten</text:span> deiner Meinung nach, dafür dass er sich geheimer Labors bedient hat, um <text:span text:style-name="T682">alchemistische</text:span> <text:span text:style-name="T1">Waffen</text:span> zu entwickeln, die Tod und Unheil über das Volk Lagons bringen?“</text:p>
      <text:p text:style-name="P557">„Na, er verdient es, vor das Gericht der Inquisition zu kom<text:soft-page-break/>men und von seinen Sünden und seiner Gier gereinigt zu werden!“</text:p>
      <text:p text:style-name="P557">„Und warum konnten wir <text:span text:style-name="T624">nie etwas gegen ihn und die anderen Hintermänner tun</text:span>? Warum lebt er munter weiter und forscht an <text:span text:style-name="T682">Alchemie</text:span> herum, um Massenvernichtungswaffen zu erschaffen?“</text:p>
      <text:p text:style-name="P557">„Weil wir ihn nicht festnehmen <text:span text:style-name="T624">dürfen</text:span>... Die Inquisition darf ohne Beweise nicht handeln.“</text:p>
      <text:p text:style-name="P557">„Genau. Warum ist Kenin vom siebten Bezirk immer noch Hauptmann der <text:span text:style-name="T529">e</text:span>hrbaren Diebe und verkauft sein Brocken an die armen verlorenen Seelen?“</text:p>
      <text:p text:style-name="P557">„<text:span text:style-name="T648">Ich wusste nicht einmal, dass der Hauptmann Kenin heißt.</text:span>“</text:p>
      <text:p text:style-name="P557">„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68">weil der Orden seinen Regeln und Prinzipien folgen muss. </text:span>Nur deswegen. Verstehst du mich?“</text:p>
      <text:p text:style-name="P557">„Stimmt, der <text:span text:style-name="T625">Orden tut viel zu wenig, diese Stadt ist immer noch voll mit Leid.“</text:span></text:p>
      <text:p text:style-name="P558">Thorn ließ Vargs Satz noch ein bisschen nachklingen, und beugte sich dann zu ihm hin. „Wie haben wir dieses Labor gefunden? Das von diesem schmächtigen <text:span text:style-name="T672">Assistenten</text:span>?“</text:p>
      <text:p text:style-name="P558">Varg zuckte mit den Schultern. „Wir haben alle beschattet, die bei einem Händler Zutaten kaufen, den wir gewähren lassen.“</text:p>
      <text:p text:style-name="P557">„<text:span text:style-name="T624">Und wie hat er uns zu diesem Alchemisten geführt hat, den wir gereinigt haben</text:span>? Sag‘s mir.“</text:p>
      <text:p text:style-name="P557">„<text:span text:style-name="T624">Naja, wir haben ihm ein bisschen weh getan, obwohl wir keine Beweise gegen ihn hatten…</text:span>“</text:p>
      <text:p text:style-name="P557"><text:span text:style-name="T625">„</text:span><text:span text:style-name="T627">Genau, w</text:span><text:span text:style-name="T625">ir haben ihn mit der direkten Anschuldigung konfrontiert, dass wir </text:span><text:span text:style-name="T626">wissen,</text:span><text:span text:style-name="T625"> was er tut und er ist sofort zusam</text:span><text:soft-page-break/><text:span text:style-name="T625">mengebrochen und hat uns davon erzählt. Wir mussten </text:span>ihn laufen lassen, aber <text:span text:style-name="T530">den schlimmeren Alchemisten</text:span> konnten wir <text:span text:style-name="T624">hoch nehmen</text:span>. Und all das wäre nicht möglich gewesen, wenn?“</text:p>
      <text:p text:style-name="P557">„...wenn wir uns an die Vorschriften gehalten hätten?“ sagte Varg unsicher.</text:p>
      <text:p text:style-name="P557">„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557">Varg jubilierte innerlich. „Ich wusste, du würdest verstehen, dass man etwas tun muss!“</text:p>
      <text:p text:style-name="P557">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557">„Ja! Ich bin dabei und zu allen Schandtaten bereit!“ Varg war überglücklich, dass er für ein besseres Lagon kämpfen konnte.</text:p>
      <text:p text:style-name="P557">„Gut, sind die konfiszierten Gegenstände noch im Lager der heiligen Hallen? Es fällt bestimmt nicht auf, wenn die Rezepte <text:span text:style-name="T624">für Bor-Mischungen</text:span> fehlen. <text:span text:style-name="T624">Der Orden kann doch eh nichts damit anfangen.</text:span>“</text:p>
      <text:p text:style-name="P531">Hätte Varg mehr Übung darin gehabt, sich zu hinterfragen, hätte er es vielleicht verdächtig gefunden.</text:p>
      <text:p text:style-name="P529"/>
      <text:h text:style-name="P695" text:outline-level="1"><text:bookmark-start text:name="__RefHeading___Toc12601_505178190"/>Dania – <text:span text:style-name="T390">lernt von Thorn den Umgang mit Bor</text:span><text:bookmark-end text:name="__RefHeading___Toc12601_505178190"/></text:h>
      <text:p text:style-name="P30"/>
      <text:p text:style-name="P566"><text:soft-page-break/><text:span text:style-name="T672">Die </text:span>Decke <text:span text:style-name="T672">des Zimmers war ziemlich morsch, wie alles </text:span>in Lagon. Der Großteil <text:span text:style-name="T672">der Stadt </text:span>war aus Holz gebaut. <text:span text:style-name="T673">Stein war teuer auf der Insel, und s</text:span>eit dem Krieg der Götter benutzte niemand mehr Lehm. <text:span text:style-name="T672">D</text:span>ie Lagoner <text:span text:style-name="T672">verabscheuten </text:span>alles, was irgendwie mit Wasser zu tun hatte.</text:p>
      <text:p text:style-name="P567">Auch diese Decke war aus Holz, <text:span text:style-name="T675">nichts besonderes</text:span>. <text:span text:style-name="T673">D</text:span>ie Slums <text:span text:style-name="T673">wurden praktisch ständig abgerissen und wieder aufgebaut.</text:span> <text:span text:style-name="T673">M</text:span>an <text:span text:style-name="T673">konnte </text:span>den Dieben <text:span text:style-name="T673">auch nicht </text:span>verdenken, dass sie <text:span text:style-name="T673">sich für ein Versteck </text:span>nicht gerade das <text:span text:style-name="T673">beste </text:span>aussuchten.</text:p>
      <text:p text:style-name="P567"><text:span text:style-name="T673">Es </text:span>dauerte <text:span text:style-name="T673">in der Regel nie </text:span>länger als ein paar <text:span text:style-name="T673">Monate</text:span>, bis sie von anderen Dieben oder der Miliz entdeckt wurden. Ein Dieb hatte schlimmeres zu fürchten, als dass ihm die Decke auf den Kopf fiel. </text:p>
      <text:p text:style-name="P567">Über all diesen hochinteressanten Überlegungen war <text:span text:style-name="T673">es kein Wunder</text:span>, dass <text:span text:style-name="T673">Dania </text:span>nicht so gefesselt zuhörte. Die Konzentration war ihr noch nie leicht gefallen. Eine Schule hatte sie <text:span text:style-name="T673">wie alle Mädchen</text:span> nie besuch<text:span text:style-name="T673">en dürfen. So war </text:span>ihr Konzentrationsmangel noch nie <text:span text:style-name="T673">ein </text:span>Problem <text:span text:style-name="T673">gewesen</text:span>.</text:p>
      <text:p text:style-name="P568">In ihrem Kopf <text:span text:style-name="T673">passierten </text:span>nun mal meistens interessantere Sachen als in der Realität. Dafür hatte ein Leben mit <text:span text:style-name="T629">Brocken gesorgt. Sie wollte gar nicht so viel davon in der Wirklichkeit verbringen</text:span>.</text:p>
      <text:p text:style-name="P559">Dass sie gerade nüchtern war, und ihre Wahrnehmung wohl <text:span text:style-name="T629">gerade funktionierte</text:span>, machte sie auf rätselhafte Weise stutzig. Denn wenn ihre geballte Erinnerung sie nicht trog, dann redete Thorn mittlerweile seit einer guten Viertelstunde auf sie ein. Das war für sie nur <text:span text:style-name="T629">von </text:span>Bedeutung, da sich daraus <text:span text:style-name="T629">Folgen</text:span> ergeben würden. <text:span text:style-name="T674">Er ging wohl davon aus</text:span>, dass sie den Wortlaut seines Monologs und am besten auch noch den Sinn verstanden hatte. </text:p>
      <text:p text:style-name="P559">Er war ein Inquisitor, er hatte jahrelang Zeit gehabt, über den Sinn von einigen Sachen nachzudenken. Unter gar nicht so unwahrscheinlichen Umständen war das nicht nur plausibel, sondern sogar wichtig für sie, was er sagte. <text:span text:style-name="T629">Zweifellos war es</text:span> nützlich. Dania hatte sich schon oft nach dem Sinn einiger Sa<text:soft-page-break/>chen gefragt – in einigen ihrer lichteren Momente. Wieso sich in den höheren Gesellschaftsschichten und mittlerweile auch teilweise in den Slums <text:span text:style-name="T629">unnötiger </text:span>Schnickschnack wie Besteck durchgesetzt hatte, war ihr zum Beispiel schleierhaft.</text:p>
      <text:p text:style-name="P559"><text:span text:style-name="T34">Es gibt bestimmt Leute, die all diese Sachen verstehen</text:span><text:span text:style-name="T1">, </text:span>dachte sie sich.</text:p>
      <text:p text:style-name="P559">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559">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559"><text:span text:style-name="T1">Nichtsdestotrotz produktives Denken</text:span>, dachte sie. <text:span text:style-name="T1">Thorn muss stolz au-</text:span></text:p>
      <text:p text:style-name="P559">In diesem Moment traf sie seine Rückhand. <text:span text:style-name="T629">Dania würde sich nie an so etwas gewöhnen.</text:span></text:p>
      <text:p text:style-name="P559">„Hörst du mir überhaupt zu? Ich rede mir hier seit einer halben Stunde auf dich ein, und du zeigst nicht ein bisschen Verständnis! Verstehst du, es ist <text:span text:style-name="T1">wichtig</text:span>, dass du lernst, mit deinem Talent umzugehen!“</text:p>
      <text:p text:style-name="P559">„Ja, also das ist ja schon hochinteressant, was du da erzählst... aber etwas zu viel... Naja, Gerede, fürchte ich... ich kann da leider oft nicht so ganz... folgen.“</text:p>
      <text:p text:style-name="P559"><text:soft-page-break/>„Du verdammte <text:span text:style-name="T648">Junkie-Braut</text:span>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ext:span text:style-name="T629">T</text:span>öten auf die Reihe kriegst. <text:span text:style-name="T682">Alchemie</text:span> ist kompliziert und nichts für unbesorgte Gemüter, bei der erstbesten Gelegenheit brennst du dir ein Loch in deine Zukunftspläne, wenn du nicht aufpasst.“</text:p>
      <text:p text:style-name="P559">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444">Noch nie Brocken genommen, aber alles darüber wissen. Klar, mein <text:span text:style-name="T648">g</text:span>roßer weiser Meister, was auch immer.</text:p>
      <text:p text:style-name="P559">Thorn sprach <text:span text:style-name="T676">nun </text:span>etwas versöhnlicher. <text:span text:style-name="T676">A</text:span>nscheinend sah man ihre Ablehnung in ihrem Gesichtsausdruck. <text:span text:style-name="T676">Ihre </text:span>Gefühle <text:span text:style-name="T676">zu </text:span>verbergen, <text:span text:style-name="T676">das </text:span>würde sie als Spionin auch noch lernen müssen.</text:p>
      <text:p text:style-name="P559">„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text:soft-page-break/>mal alle offensichtlichen Hinweise, die zu dir führen, weg, und setzt es dann ein, oder so. Das kriegst du schon hin.“</text:p>
      <text:p text:style-name="P559">Dania war sprachlos. „Ich kann sie... mich einfach vergessen lassen?“</text:p>
      <text:p text:style-name="P569">„Das Pulver hat nur begrenzte Wirkung, unter Umständen, wenn die Dosis zu klein ist, kann es sein, dass Erinnerungsfetzen zurückbleiben und über kurz oder lang wieder zurückkehren. <text:span text:style-name="T629">Das hat wahrscheinlich noch nie jemand ausreichend getestet. Wäre immerhin sehr teuer.</text:span>“</text:p>
      <text:p text:style-name="P569">„Kein Wunder, dass ihr das verbieten wollt, dieses Rezept öffnet Kriminellen aller Art ja Tor und Tür… also, <text:span text:style-name="T629">Leuten wie</text:span> uns.“</text:p>
      <text:p text:style-name="P559">„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559">„Ich könnte mich damit <text:span text:style-name="T1">selbst</text:span> vergessen?“ fragte Dania hoffnungsvoll.</text:p>
      <text:p text:style-name="P559">„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559">Dania seufzte. „Spaßverderber... nüchtern bin ich eh zu nichts zu gebrauchen, geschweige denn für einen Mord.“</text:p>
      <text:p text:style-name="P559">Thorn beachtete sie nicht. „Und es gibt noch mehr Proble<text:soft-page-break/>me: als Inquisitor habe ich natürlich keine Erfahrung darin, diese Pulver zusammen zu mischen. Dieses hier besteht aus Bor, das ist die alchemische Essenz, und ein paar zerriebenen Blüten der Myosotis Sylvatica, die für das Spezifikum der Wirkung verantwortlich sind. Allerdings, wenn der Mörser, mit dem ich die Blüten zerstoßen habe, nicht ganz sauber war, oder sonst etwas schief gegangen ist, können Nebenwirkungen auftreten... am Ende hast du noch so etwas wie grün-flimmernde Haare, und der erste Inquisitor, der dich damit erwischt, reinigt dich auf der Stelle.“ <text:s/></text:p>
      <text:p text:style-name="P559">Dania tastete panisch ihre Frisur ab.</text:p>
      <text:p text:style-name="P559">Thorn ignorierte <text:span text:style-name="T676">das</text:span>. „Ich kann nicht feststellen, welche Substanzen wohl noch in das Pulver mit hinein gekommen sind, ich bin ja kein Alchemist. Eventuell musst du eben improvisieren, und pass auf, dass du nicht Feuer fängst.“</text:p>
      <text:p text:style-name="P559">„Und wie wende ich denn jetzt dieses Pulver an?“</text:p>
      <text:p text:style-name="P559">„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559">„Das sollte ich hinbekommen. Wie meine Gedanken auf Brocken Auswirkungen haben, habe ich ja bereits ein, zwei mal bestaunen können.“</text:p>
      <text:p text:style-name="P559">Marcin betrat den Raum. Er schien ziemlich angespannt zu sein und trug seine Diebesmütze. </text:p>
      <text:p text:style-name="P559">„Habt ihr euren <text:span text:style-name="T682">Alchemi</text:span>ekram besprochen? Die Feier geht gleich los, und wir sollten rechtzeitig sein.“</text:p>
      <text:p text:style-name="P560">Dania schaute auf. „Oh, ich brauche noch eine Waffe, nicht wahr?“</text:p>
      <text:p text:style-name="P560">Marcin winkte ab. „Wir werden durchsucht werden. Gründlich. Da können wir ohnehin nichts hinein schmuggeln… nein, ich habe den Raum organisiert, und ein Messer auf dem Fensterbrett versteckt. Die Waffe ist schon dort, nur wir müssen <text:soft-page-break/>noch dahin. Gehen wir?“</text:p>
      <text:p text:style-name="P559"/>
      <text:h text:style-name="P695" text:outline-level="1"><text:bookmark-start text:name="__RefHeading___Toc12603_505178190"/>Varg – <text:span text:style-name="T390">sitzt in der Schule und lernt etwas über Mythologie</text:span><text:bookmark-end text:name="__RefHeading___Toc12603_505178190"/></text:h>
      <text:p text:style-name="P30"/>
      <text:p text:style-name="P569">Varg saß auf seiner Schulbank und spielte den eifrigen Zuhörer. Er hatte Mythologie. Dem Pragmatiker Varg war das viel zu theoretisch und altbacken. Er nahm nur Fächer ernst, in denen er beigebracht bekam, wie er diese Stadt verbessern konnte. <text:span text:style-name="T468">W</text:span>ie es zu der Misere gekommen war, <text:span text:style-name="T468">brauchte er nicht wissen</text:span>. 'Nahkampfwaffen' war sein unübertroffenes Lieblingsfach. </text:p>
      <text:p text:style-name="P569">Doch Novizen des Ordens bekamen eine umfassende Ausbildung auch in Grundwissen, ein Inquisitor sollte sich durch sein Wissen von dem Normalbürger abheben; wer behauptete zu wissen, was richtig und was falsch ist, sollte zumindest eine paar Lektionen aus der Geschichte ziehen.</text:p>
      <text:p text:style-name="P559">„…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559">Orfan war ja reinen und guten Herzens, und ein frommer Inquisitor, doch sein rednerisches Talent glich dem einer feuchten Sumpfkröte. </text:p>
      <text:p text:style-name="P559">„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xt:soft-page-break/>te er seine Treiben und er versuchte, ihn zur Vernunft zu bringen.“</text:p>
      <text:p text:style-name="P559">„Ja klar, er war einfach nur neidisch, weil die Bräute für ihn nicht so Feuer und Flamme waren!“ <text:span text:style-name="T676">E</text:span>in mutiger Zwischenruf <text:span text:style-name="T676">ertönte </text:span>aus der letzten Bankreihe. Vereinzelt folgte Gelächte<text:span text:style-name="T676">r. D</text:span>och die meisten der etwa sechzig Novizen im Saal schaute<text:span text:style-name="T630">n</text:span> wütend um sich, wer <text:span text:style-name="T630">diese </text:span>Lästerung <text:span text:style-name="T630">gewagt hatte</text:span>.</text:p>
      <text:p text:style-name="P569">Varg hatte die Stimme erkannt. <text:span text:style-name="T676">E</text:span>s war Ulpor, ein älterer Novize. <text:span text:style-name="T676">N</text:span>ach Problemen mit den ehrbaren Dieben <text:span text:style-name="T676">hatter er </text:span>beim Orden um Aufnahme und Schutz ersucht. Weil er ein Ausnahmetalent im Kampf mit sämtlichen Waffenstilen war und Informationen zu ein paar Brockenfarmen hatte, wurde ihm die Aufnahme gewährt und er wurde in die Ausbildung genommen. </text:p>
      <text:p text:style-name="P569">Er konnte sich einen Kommentar wie diesen erlauben. Er war der Beste in der Kampfausbildung, dank seiner früheren Straßenerfahrung. Er war etwa Mitte zwanzig. <text:span text:style-name="T676">K</text:span>ein Novize würde sich trauen, Hand an ihn zu legen. Und Inquisitor Orfan war viel zu gutherzig, als dass er diesen Frevel bestraft hätte.</text:p>
      <text:p text:style-name="P559"><text:span text:style-name="T292">„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54">und</text:span><text:span text:style-name="T292"> Frauen ihm ausgeliefert waren. Darunter befand sich auch ein Schiff des Ordens, der damals noch in den Kinderschuhen steckte. Es sank mit dutzenden Novizen an Bord. Er </text:span><text:span text:style-name="T297">schändete</text:span><text:span text:style-name="T292"> sie alle einen nach dem anderen und </text:span><text:span text:style-name="T296">sie ertranken</text:span><text:span text:style-name="T292">.“</text:span></text:p>
      <text:p text:style-name="P559">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559">„J'zharr war erst unfassbar traurig als er das erfuhr. Und doch weinte er nicht, denn Tränen sind de<text:span text:style-name="T649">m</text:span> Wasser und den Memmen Q'holis gewidmet.“</text:p>
      <text:p text:style-name="P559"><text:soft-page-break/>„Weine nicht, auf dass die Flamme deinen Gram verbrenne!!!“ <text:span text:style-name="T649">stimmte jemand an</text:span>, <text:span text:style-name="T469">auch Varg fiel mit ein</text:span>.</text:p>
      <text:p text:style-name="P559">„Und wie es die Natur des Feuers ist, wandte er sich der <text:span text:style-name="T630">Strafe</text:span>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559">Varg <text:span text:style-name="T649">musste gähnen</text:span>. Er hatte diese Geschichte nat<text:span text:style-name="T649">ü</text:span>rlich wie alle hier bereits mit der Muttermilch aufgesogen. Ein Inquisitor musste sie auch nacherzählen können; jedenfalls einer im Schuld- und Gottesdienst. Da er aber in die Reinigung gehen wollte, <text:span text:style-name="T630">nicht in die Lehre, wie diese Schlafmütze von Orfan,</text:span> ging ihn das eigentlich nichts an.</text:p>
      <text:p text:style-name="P569">„Ein Funke J'zharrs sprang auf die Tiere über, und das Bor in ihnen entzündete sich in einer einzigen <text:span text:style-name="T682">alchemischen</text:spa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text:p>
      <text:p text:style-name="P571">Er hatte ohne Pause geredet und musste Luft holen.</text:p>
      <text:p text:style-name="P569">„Doch Q'holis Blut, das ewige Wasser, ergoss sich über die Landzunge, nun, da sein Körper es nicht mehr hielt, und schuf das tödliche Meer. Seitdem ist Lagon vom Festland getrennt. Sämtliche Schiffe waren untergegangen, und Q'holis Gunst <text:soft-page-break/>hielt sie nun auch nicht mehr auf dem Wasser, so brach der Kontakt zum Festland ab. Und uns bleibt nichts, als J'zharrs Andenken zu ehren, und in dem Sinne zu leben, wie er es uns auftrug: innere Reinheit zu heiligen, nicht äußere. <text:span text:style-name="T676">U</text:span>ns nicht zu waschen, außer unsere Seele zu reinigen. <text:span text:style-name="T676">K</text:span>eusch und gut zu lieben, das Bor und Brocken zu verachten und zerschmettern wo immer wir sie finden, <text:span text:style-name="T676">weil </text:span>sie verantwortlich sind für seinen Tod. <text:span text:style-name="T676">Wir vermeiden </text:span>jede Unzucht, die nicht gesunde Menschen <text:span text:style-name="T676">hervorbringt</text:span>, weil Q'holi durch Unzucht die A'kradizz schuf. Wir sind sein Orden und befolgen dies.“</text:p>
      <text:p text:style-name="P559">„Wir befolgen dies!!!“ tönte es durch den Saal.</text:p>
      <text:p text:style-name="P405"/>
      <text:h text:style-name="P695" text:outline-level="1"><text:bookmark-start text:name="__RefHeading___Toc12605_505178190"/>Dania – <text:span text:style-name="T390">tötet Kenin auf seiner Party</text:span><text:bookmark-end text:name="__RefHeading___Toc12605_505178190"/></text:h>
      <text:p text:style-name="P411"/>
      <text:p text:style-name="P411"><text:span text:style-name="T630">Dania</text:span> fühlte sich leicht ungeschützt.</text:p>
      <text:p text:style-name="P576">Überall um sie herum waren grimmige Diebe und übermäßig aufgedrehte Prostituierte unter Drogeneinfluss. Der Saal im zweiten Bezirk war schön geschmückt. Kellner liefen mit kostenlosen Getränken umher. </text:p>
      <text:p text:style-name="P576"><text:span text:style-name="T677">D</text:span>ie Feier <text:span text:style-name="T677">hatte </text:span>keinen genauen Anlas<text:span text:style-name="T677">s,</text:span> <text:span text:style-name="T677">d</text:span>och Kenin war der Meinung, dass es nie schadete, ab und zu ein Firmenfest <text:span text:style-name="T677">für die Belegschaft </text:span>auszugeben. <text:span text:style-name="T677">Es </text:span>trug <text:span text:style-name="T677">angeblich </text:span>zum Zusammenhalt bei. </text:p>
      <text:p text:style-name="P570">Und so sehr alle Anwesenden diese Veranstaltungen hassten, niemand traute sich, auch nur eine zu verpassen. Niemand trug Waffen, bis auf die vier Leibwächter Kenins. <text:span text:style-name="T677">D</text:span>en anderen waren sie am Eingang abgenommen worden, damit kein „Unfall“ die Feier störte. Zwei der Leibwächter standen vor einer Tür, hinter der sich wohl Kenins Hinterzimmer verbarg.</text:p>
      <text:p text:style-name="P411"><text:span text:style-name="T677">Dania </text:span>trug nur einen viel zu kurzen Minirock sowie ein so gut wie durchsichtiges Oberteil. <text:span text:style-name="T631">Die Puderdose mit der Bormischung war in ihrer Handtasche. Keine der Leibwachen kannte sich gut genug damit aus, um sie über blaues Puder wundern zu </text:span><text:soft-page-break/><text:span text:style-name="T631">können. Darum machte sie sich zumindest keine Sorgen.</text:span> </text:p>
      <text:p text:style-name="P570">Die Party wäre unter anderen Umständen sicher amüsierend gewesen, doch Dania <text:span text:style-name="T677">konnte </text:span>sich nicht ganz entspannen. Man könnte meinen, Marcin wäre keine gute Gesellschaft für eine Party, aber damit tat man ihm etwas Unrecht. Er war zwar rund zehn Jahre über dem Durchschnittsalter, doch gab sich gelassen und stellte sie niemandem vor, <text:span text:style-name="T677">netterweise.e</text:span></text:p>
      <text:p text:style-name="P570">„Also, <text:span text:style-name="T677">das </text:span>Gerücht <text:span text:style-name="T677">ist schon im Umlauf</text:span>, dass Tomor <text:span text:style-name="T677">etwas gegen Kenin hat.</text:span> <text:span text:style-name="T677">D</text:span>as ist die grimmige Leibwache mit dem roten Bart dort.“ Er deutete mit einer leichten Kopfbewegung auf einen breitschultrigen Mann mit einem roten Kinnbart. „Er wurde neulich vom Leutnant zur Leibwache degradiert, er verdient jetzt nur noch ein Drittel <text:span text:style-name="T631">wie früher</text:span>. Aber er ist eben schlicht und ergreifend nicht helle genug, um Leutnantsgeschäfte zu führen.“</text:p>
      <text:p text:style-name="P411">„Dann lass doch ihn die Arbeit erledigen, wenn er ihn eh töten will!“ flüsterte Dania zurück.</text:p>
      <text:p text:style-name="P411">„Das will er nicht, glaubst du, <text:span text:style-name="T677">dann </text:span>wäre <text:span text:style-name="T677">er </text:span>Leibwächter? Selbst wenn er wollte, er ist viel zu unfähig.“</text:p>
      <text:p text:style-name="P411">„<text:span text:style-name="T631">W</text:span>ie praktisch, <text:span text:style-name="T677">mit </text:span>unfähige<text:span text:style-name="T677">n</text:span> Leibwächter<text:span text:style-name="T677">n kann ich etwas anfangen</text:span>.“</text:p>
      <text:p text:style-name="P411">„Und dem schiebst du nach dem Mord die Schuld in die Schuhe, wenn er mit den anderen Leibwächtern in den Raum kommt. Mit etwas Glück wird er am Ende selber glauben, dass er Kenin umgebracht hat.“</text:p>
      <text:p text:style-name="P411">Sie näherten sich Tomor.</text:p>
      <text:p text:style-name="P411">„Tomor, darf ich dir diese reizende junge Dame vorstellen?“</text:p>
      <text:p text:style-name="P411"/>
      <text:p text:style-name="P411">Nachdem sie ein, zwei Pflichtgespräche geführt hatten, setzten sie sich in eine Ecke des Raumes.</text:p>
      <text:p text:style-name="P411">„Wir sollten noch etwas warten, bis alle Anwesenden ein bisschen betrunkener sind. Das macht es wahrscheinlicher, dass sie die Geschichte glauben. Die Leibwächter trinken leider nichts. <text:span text:style-name="T677">A</text:span>ber die sind eh nicht die hellsten Lichter, da wird das Pulver schon seinen Teil tun.“</text:p>
      <text:p text:style-name="P411"><text:soft-page-break/>So saßen sie angespannt in der Ecke herum und sahen den Dieben beim betrunken werden zu. Kenin war immer noch in seinem Hinterzimmer und vergnügte sich wohl mit Brocken und vielleicht ein <text:span text:style-name="T631">oder zwei von Danias früheren Kolleginnen</text:span>.</text:p>
      <text:p text:style-name="P560">Alle Diebe sahen grimmig drein, aber Dania merkte nach einiger Beobachtung, dass niemand so finster aussah wie Marcin. Er brütete über einigen Gedanken, das war deutlich zu sehen. <text:span text:style-name="T678">M</text:span>an <text:span text:style-name="T678">sah </text:span>Marcin eigentlich nie eine Gefühlsregung an. Dania fragte sich, was ihn wohl so belastete. Bekam er Angst, so kurz vor dem Ziel? Sie traute sich nicht, ihn zu fragen.</text:p>
      <text:p text:style-name="P411"/>
      <text:p text:style-name="P411">Als sie etwa zwei Stunden nichtstuerisch herumgesessen waren, <text:span text:style-name="T632">kam eine Frau aus Kenins Zimmer. Sie hatte zersauste Haare und einen unsicheren Blick. </text:span>Marcin <text:span text:style-name="T632">stand </text:span>mit einem Ruck auf.</text:p>
      <text:p text:style-name="P411">„Zeit, dir den Gastgeber vorzustellen, meine <text:span text:style-name="T631">L</text:span>iebe.“</text:p>
      <text:p text:style-name="P411">Dania bekam plötzlich einen leichten Anflug von Panik, den sie sofort bekämpfte.</text:p>
      <text:p text:style-name="P411">„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text:p>
      <text:p text:style-name="P411">Das Zimmer war erheblich kleiner als der Saal, klein und gemütlich. Nichtsdestotrotz fasste es zwei farbenfrohe Sofas und einen schmuckvollen kleinen Glastisch dazwischen. <text:span text:style-name="T678">Ein paar Brösel bezeugten, dass </text:span>er sich anscheinend wunderbar zum Brockennehmen eignete.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411">„Hallo, mein <text:span text:style-name="T618">L</text:span>ieber, du hast auch endlich zu mir <text:soft-page-break/>gefunden?“</text:p>
      <text:p text:style-name="P411">„Hauptmann“, sagte Marcin förmlich.</text:p>
      <text:p text:style-name="P411">„Ach, lass doch das förmliche Gehabe. Wofür bist du denn bitteschön hier? Sie ist eingeweiht, nehme ich an?“ fragte Kenin mit Blick auf Dania.</text:p>
      <text:p text:style-name="P411">„Nein“, sagte Marcin etwas schnell, was Dania stutzig machte. Hatte er ihr etwas verschwiegen?Etwas, das wichtig für die Mission war? Sie schaute Marcin überrascht an.</text:p>
      <text:p text:style-name="P411">„Hm“, sagte Kenin, „Das wird aber keinen großen Unterschied machen. Wie ist dein Name, schöne Frau?“ fragte er sie.</text:p>
      <text:p text:style-name="P411">„Ich heiße Dania.“</text:p>
      <text:p text:style-name="P411">„Interessant...“ er legte sich eine Brocken-Line auf dem Tisch zurecht. „Sag mal,“ er zog sie durch die Nase, „bist du schon mal von zwei Männern gleichzeitig verwöhnt worden?“</text:p>
      <text:p text:style-name="P411">„Das klingt allerdings interessant...“ sagte sie verführerisch. „Und was schwebt euch da vor?“ sie trat hinter sein Sofa. Und fing an, ihm wie selbstverständlich die Schultern zu massieren. <text:span text:style-name="T1">Jetzt bin ich in meinem Element</text:span>, dachte sie.</text:p>
      <text:p text:style-name="P561">Marcin regte sich. „<text:span text:style-name="T631">Dania, würdest du vielleicht… das Fenster aufmachen? Die Luft ist hier drinnen nicht so gut.“</text:span></text:p>
      <text:p text:style-name="P560">Dania nickte. „Selbstverständlich“, sagte sie, während ihre Finger sich unwillkürlich verkrampften. Sie hoffte, dass Kenin das nicht bemerkte. Sie ließ ihn los, und öffnete das Fenster. Strich die schmucken Vorhänge beiseite, und siehe da… Marcin hatte nicht gelogen. Draußen auf dem Fensterbrett lag eine schmucklose, kurze Klinge. Sie sah über die Schulter, und griff sie sich.</text:p>
      <text:p text:style-name="P561"><text:span text:style-name="T632">Marcin trat einen Schritt voran. </text:span>„Hauptmann, ich fühle mich heute nicht so gut, mein<text:span text:style-name="T632">en Sie nicht, dass…</text:span>“ </text:p>
      <text:p text:style-name="P413"><text:span text:style-name="T632">Ah, er lenkt Kenins </text:span>Aufmerksamkeit von mir ab!</text:p>
      <text:p text:style-name="P411">„Marcin, <text:span text:style-name="T632">warum duzt du mich</text:span>? Nach all den Jahren? Das machst du auch sonst nicht. Im Gegenteil, sonst le...“</text:p>
      <text:p text:style-name="P411">Der Rest des Wortes verschwand in einem Gurgeln. Eine Messerklinge lugte vorne aus seinem Hals. Sie zog sich wieder zurück, kam wieder. Dania stach immer und immer wieder in <text:soft-page-break/>seinen Hals. Dann hielt sie ihm den Mund zu, beugte sich über seine Schulter und rammte die Klinge mehrmals in sein Herz.</text:p>
      <text:p text:style-name="P411"><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411">Sie pulte die Dose aus ihrem Ausschnitt.</text:p>
      <text:p text:style-name="P411">Dann fing sie laut an zu kreischen.</text:p>
      <text:p text:style-name="P411"/>
      <text:h text:style-name="P696" text:outline-level="1"><text:bookmark-start text:name="__RefHeading___Toc12607_505178190"/>Marcin – <text:span text:style-name="T390">tötet Kenins vermeintlichen Mörder und ernennt sich zum Hauptmann</text:span><text:bookmark-end text:name="__RefHeading___Toc12607_505178190"/></text:h>
      <text:p text:style-name="P562"/>
      <text:p text:style-name="P577">Blut</text:p>
      <text:p text:style-name="P577">Haut, reißend</text:p>
      <text:p text:style-name="P562">Diese Augen, blicken benebelt und Verständnislos.</text:p>
      <text:p text:style-name="P562">Diese Augen, deren Ausdruck er kannte wie jede einzelne Narbe auf diesem Oberkörper, der nun so unsanft durchstoßen worden war.</text:p>
      <text:p text:style-name="P562">Als der Kopf wie irreal zur Seite fiel, brach eine Barriere, die er sicher geglaubt hatte wie nichts auf dieser Welt. </text:p>
      <text:p text:style-name="P562">Freund?</text:p>
      <text:p text:style-name="P445">Das war mein FREUND, du verdammte Hure!! und ICH habe das befohlen!!??</text:p>
      <text:p text:style-name="P562">Der Schrei riss ihn zurück in die Realität.</text:p>
      <text:p text:style-name="P577">Als die vier Leibwächter den Raum betreten hatten, hatte er sich bereits wieder gefangen. <text:span text:style-name="T679">E</text:span>r schaffte <text:span text:style-name="T679">es sogar</text:span>, die Tür direkt hinter ihnen wieder zuzumachen. Sie hatten Messer gezückt und standen desorientiert im Zimmer, versuchten die Situation zu überblicken. </text:p>
      <text:p text:style-name="P577"><text:soft-page-break/>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562">„Er wurde ermordet! Tomor, hier, die Mordwaffe!“ er drückte dem völlig perplexen Tomor das blutige Messer in die Hand. </text:p>
      <text:p text:style-name="P562">In diesem Moment pustete Dania eine gehörige Portion Pulver von ihrem Finger. Es bestäubte den gesamten Raum.</text:p>
      <text:p text:style-name="P562"/>
      <text:p text:style-name="P562">Blut</text:p>
      <text:p text:style-name="P562">Haut, reißend</text:p>
      <text:p text:style-name="P562">Diese Augen, blicken benebelt und Verständnislos.</text:p>
      <text:p text:style-name="P562">Diese Augen, deren Ausdruck er kannte wie jede einzelne Narbe auf diesem Oberkörper, der nun so unsanft durchstoßen worden war.</text:p>
      <text:p text:style-name="P562">Als sein Blick auf den Mörder fiel, wie er die noch blutige Klinge in der Hand verständnislos anstarrte, brach etwas in Marcin, eine Barriere, die er sicher geglaubt hatte wie nichts auf dieser Welt. </text:p>
      <text:p text:style-name="P562">Wie von Sinnen brüllte er. </text:p>
      <text:p text:style-name="P562">„Du Mörder, gottverdammter Mörder, das war mein bester Freund, dein Boss, dein Anvertrauter! Wie konntest du ihn so betrügen? Du bist mir ein guter Leibwächter!“ </text:p>
      <text:p text:style-name="P562"><text:span text:style-name="T292">Das konnte nicht wahr sein. Und er stand nur da, mit dem eigenen Messer in der rechten Hand, dem blutigen in der linken, und versuchte sich einen Reim darauf zu machen? </text:span><text:span text:style-name="T54">Wie scheißarrogant ist dieser Wichser eigentlich!</text:span></text:p>
      <text:p text:style-name="P577">Die anderen Leibwächter starrten verdutzt auf Tomor, einer begann sein Messer zu heben. Doch er war nicht schnell genug für Marcin, der in einer einzigen schnellen wütenden Bewegung Tomor ansprang. </text:p>
      <text:p text:style-name="P577">Er ergriff die rechte Hand mit Tomors Messer und schnitt mit der Klinge die Sehnen des linken Handgelenks durch. Das <text:soft-page-break/>blutige Messer, das nun frei war, fing er auf und rammte es Tomor ins Auge.</text:p>
      <text:p text:style-name="P562">Tomor fiel zu Boden, Marcin stand über ihm und spuckte auf ihn hinunter.</text:p>
      <text:p text:style-name="P562"/>
      <text:p text:style-name="P562">„Ich habe ja schon immer gewusst, dass Tomor etwas gegen Kenin hat, da war der alte Sack selber schuld, dass er ihn auch noch als Leibwache eingestellt hat.“</text:p>
      <text:p text:style-name="P562">„Was alter Sack? Kenin war jünger als du, du bist doch schon Mitte zwanzig!“</text:p>
      <text:p text:style-name="P562">„Ach, ihr beiden Idioten streitet euch um euer Alter? Ehrt lieber mal den Toten! Das sieht dir ähnlich, dass du seine Ruhe störst!“</text:p>
      <text:p text:style-name="P562">„Wieso kann kein einziger ehrbarer Dieb mal einen Toten respektieren!? Du willst doch Streit anfangen, so wie du hier rumschreist!“ </text:p>
      <text:p text:style-name="P562">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562">Also warfen sie die Leichen durch das Fenster in den Innenhof, und wiesen den Fahrer an, die Kutsche dort zu parken. Bevor er die Leiche endgültig in die Kutsche hievte, nahm er sich die Anstecknadel von dem blutigen Bademantel. </text:p>
      <text:p text:style-name="P562">Als das getan war, rief Hauptmann Marcin seine Leutnants zu sich.</text:p>
      <text:h text:style-name="P704" text:outline-level="1"><text:bookmark-start text:name="__RefHeading___Toc10621_453400607"/>AKT 2<text:bookmark-end text:name="__RefHeading___Toc10621_453400607"/></text:h>
      <text:p text:style-name="P21"/>
      <text:h text:style-name="P697" text:outline-level="1"><text:bookmark-start text:name="__RefHeading___Toc13848_1471151789"/>Dania – <text:span text:style-name="T390">fährt mit Marcin nach Hause und freut sich über ihren neuen Beruf</text:span><text:bookmark-end text:name="__RefHeading___Toc13848_1471151789"/></text:h>
      <text:p text:style-name="P26"/>
      <text:p text:style-name="P599">Marcin saß ihr in einer wackelnden Kutsche gegenüber. Er starrte aus dem Fenster, sein Mund zu einem grimmigen Strich zusammengepresst. Er schien mit sich zu hadern. </text:p>
      <text:p text:style-name="P599">Dania selbst war für ihre Verhältnisse sehr klar im Kopf. Sie musste ständig daran denken, wie ihre Klinge so simpel immer wieder in diesen Hals gefahren war. Der erste Stich war noch relativ schwierig gewesen, da war noch am meisten Widerstand. <text:span text:style-name="T688">S</text:span>ie <text:span text:style-name="T688">hörte </text:span>noch <text:span text:style-name="T688">das </text:span>deutliches Knacken,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599">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599">Unwirklich. </text:p>
      <text:p text:style-name="P599">Der Wirklichkeit entrissen. </text:p>
      <text:p text:style-name="P599"><text:span text:style-name="T273">Sie hatte Kenin, Hauptmann der </text:span><text:span text:style-name="T286">e</text:span><text:span text:style-name="T273">hrbaren Diebe, der Wirklichkeit entrissen. Die Wirklichkeit hatte keinen Preis verlangt und sie hatte nicht bezahlt. Sie hatte sich genommen, was sie </text:span><text:soft-page-break/><text:span text:style-name="T273">nehmen musste – was ihr </text:span><text:span text:style-name="T54">gebührte</text:span><text:span text:style-name="T273">. Es war Teil ihrer Existenz, </text:span><text:span text:style-name="T282">die </text:span><text:span text:style-name="T273">Legitimation ihrer Existenz, dieses Leben zu nehmen. Es war an ihr gewesen, diese Stiche zu vollführen. </text:span><text:span text:style-name="T282">Sie war, weil sie tötete.</text:span></text:p>
      <text:p text:style-name="P599"><text:span text:style-name="T273">Und wie der finale Abgang in seiner Brust endete. So nahm sie nicht nur seinem Kopf den Halt in dieser Welt, sondern entzog auch seiner Seele, seinem Herz den Ort zu sein. Verbannte sie aus der Realität. Sie nahm sich das, was ihr nie gewährt worden war. </text:span><text:span text:style-name="T282">S</text:span><text:span text:style-name="T273">ie hätte das Herz herausschneiden sollen, sich in ein Regal stellen sollen. Dort wäre es geblieben, hätte gewacht, </text:span><text:span text:style-name="T54">Ihr Herz.</text:span><text:span text:style-name="T273"> </text:span></text:p>
      <text:p text:style-name="P599"><text:span text:style-name="T273">Sie hatte es sich </text:span><text:span text:style-name="T54">rechtmäßig</text:span><text:span text:style-name="T273"> genommen. </text:span><text:span text:style-name="T282">S</text:span><text:span text:style-name="T273">oweit sie an </text:span><text:span text:style-name="T282">das </text:span><text:span text:style-name="T273">Recht glaubte. </text:span><text:span text:style-name="T282">D</text:span><text:span text:style-name="T273">as Recht </text:span><text:span text:style-name="T282">war noch nie </text:span><text:span text:style-name="T273">auf ihrer Seite gewesen. </text:span><text:span text:style-name="T282">Wenn es nach ihr ging, hatte niemand </text:span><text:span text:style-name="T273">das Recht zu irgendetwas. </text:span><text:span text:style-name="T282">Bis auf sie,</text:span><text:span text:style-name="T273"> sie hatte sich das Recht dazu </text:span><text:span text:style-name="T282">sogar</text:span><text:span text:style-name="T273"> </text:span><text:span text:style-name="T54">rechtmäßig</text:span><text:span text:style-name="T273"> genommen.</text:span></text:p>
      <text:p text:style-name="P599">In Danias Augen war ein Messer schon immer die einzige Macht gewesen, der niemand widersprach, im Recht zu sein. </text:p>
      <text:p text:style-name="P599">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599">Sie hoffte, dass er ihr nicht böse war. Es gab keinen Grund für Kenin, länger zu leben – immerhin war er ein Meilenstein auf ihrem Weg zur Macht. </text:p>
      <text:p text:style-name="P599"><text:span text:style-name="T54">Das versteht er doch, oder?</text:span><text:span text:style-name="T273"> Sie war sich nicht sicher. </text:span></text:p>
      <text:p text:style-name="P599">„Du hast den Preis gezahlt, nun kannst du dir nehmen, was dir zusteht.“</text:p>
      <text:p text:style-name="P599">Er reagierte nicht.</text:p>
      <text:p text:style-name="P599">„Es gehört alles dir. Und ich rede nicht nur vom siebten Bezirk. Der gehört dir doch schon lange. Lagon. Sämtliche Geheimnisse dieser Stadt <text:span text:style-name="T704">gehören dir</text:span>. Du magst Geheimnisse. Sie <text:span text:style-name="T704">schützen dich, sie machen dich reich</text:span>. Du <text:span text:style-name="T704">bist nicht überlegen, weil du Hauptmann bist, oder ein guter Kämpfer</text:span>. Nicht mal <text:soft-page-break/><text:span text:style-name="T704">wegen </text:span>deiner <text:span text:style-name="T704">Klugheit</text:span>.“</text:p>
      <text:p text:style-name="P599">Marcin schien ihr zumindest zuzuhören, auch wenn er es nicht zeigen wollte. Vielleicht gefiel ihm auch der Gedanke nicht, dass sie das erkannt hatte.</text:p>
      <text:p text:style-name="P638">„Du bist sicher, wenn du weißt, wer dir an die Haut will. Du bist mächtig, wenn du weißt, wer in dieser Müllhalde was vorhat. Du isst Geheimnisse zum Frühstück, Mittag und Abendbrot, und jetzt hast du ein weiteres, dass du schützen musst und darfst. Du tust das alles, weil du Geheimnisse erlangst. Was du nicht alles an Wissen angesammelt hast in den letzten Tagen – <text:span text:style-name="T688">d</text:span>as war das erste Mal, dass du einen Inquisitor wirklich kennengelernt hast, nicht wahr? Was in diesem ach so diskreten Orden alles steckt...“</text:p>
      <text:p text:style-name="P599">„Halt <text:span text:style-name="T688">den Mund</text:span>. Es ist genug.“ Er sah sie immer noch nicht an.</text:p>
      <text:p text:style-name="P599">„Thorn ist genau so ein Mann, der eine Menge Geheimnisse hat... und genauso viele Gründe, sie geheim zu halten. Dabei ist er auch noch genau in deiner Nähe. Gib es zu, Kenin war langweilig und durchsichtig geworden.“</text:p>
      <text:p text:style-name="P599">Er schaute tatsächlich auf. Obwohl wütend, klang er, als hätte er drei Tage nicht geschlafen. „Hörst du mit dieser Scheiße auf, wenn ich dir ein bisschen Brocken gebe!?“</text:p>
      <text:p text:style-name="P599">Dania wollte weiter reden, sie hatte gerade so einen guten Gedankenflus<text:span text:style-name="T689">s. W</text:span>ie als hätte sie Kenins Durchblick geerbt... geerntet. Doch der Gedanke an Brocken zerstörte jedes weitere Interesse an Marcins Beweggründen.</text:p>
      <text:h text:style-name="P697" text:outline-level="1"><text:bookmark-start text:name="__RefHeading__13996_2035619654"/>Thorn – <text:span text:style-name="T690">überzeugt Arghan von seiner Sache</text:span><text:bookmark-end text:name="__RefHeading__13996_2035619654"/></text:h>
      <text:p text:style-name="P27"/>
      <text:p text:style-name="Text_20_body">Der <text:span text:style-name="T696">Mantel</text:span> stand ihm sogar. Und war nicht halb so lächerlich wie diese Roben. Irgendwie moderner. Und dieser Spazierstock war zwar <text:span text:style-name="T695">etwas </text:span>gewöhnungsbedürftig, aber schmuckvoll. <text:span text:style-name="T695">P</text:span>raktisch, mit den richtigen Modifizierungen. Marcin verdiente <text:soft-page-break/>mittlerweile richtig gut. Thorn war gut gelaunt.</text:p>
      <text:p text:style-name="P615"><text:span text:style-name="T292">Bis jetzt war alles viel zu glatt gelaufen. </text:span><text:span text:style-name="T301">S</text:span><text:span text:style-name="T292">ein erster Verbündeter, der Dieb, war in seiner Position gefestigt und dankbar, dass er ihm diese Position verschafft hatte. </text:span></text:p>
      <text:p text:style-name="P615"><text:span text:style-name="T292">Sein zweiter Verbündeter, der Novize, war so manipulierbar, wie er gehofft hatte. </text:span><text:span text:style-name="T301">Er hatte nichts anderes erwartet. Ein mal </text:span><text:span text:style-name="T292">war er schon zum Glauben hin manipuliert worden, </text:span><text:span text:style-name="T301">ihn vom Glauben wegzuführen konnte ja nicht so schwer sein</text:span><text:span text:style-name="T292">. </text:span><text:span text:style-name="T301">Varg </text:span><text:span text:style-name="T292">hatte ihm bereits bei der Beschaffung von illegalen </text:span><text:span text:style-name="T299">alchemischen</text:span><text:span text:style-name="T292"> Rezepten geholfen, und war somit erpressbar. </text:span><text:span text:style-name="T301">Leichtes Spiel</text:span><text:span text:style-name="T292">. </text:span></text:p>
      <text:p text:style-name="P615"><text:span text:style-name="T301">S</text:span><text:span text:style-name="T292">eine dritte Verbündete, die Nutte (das klang leider nicht ganz so </text:span><text:span text:style-name="T300">heldenhaft</text:span><text:span text:style-name="T292">), war dermaßen hoffnungslos schwach, dass er ihr wirklich </text:span><text:span text:style-name="T54">alles</text:span><text:span text:style-name="T273"> hätte erzählen können.</text:span></text:p>
      <text:p text:style-name="Text_20_body"><text:span text:style-name="T685">D</text:span>er vierte Verbündete war leider noch keiner. <text:span text:style-name="T685">D</text:span>eswegen schlenderte er gerade diese gut ausgebaute Straße im fünften Bezirk entlang. Links und rechts von ihm waren hunderte Arbeiterbaracken, eine neben der anderen. <text:span text:style-name="T685">Die Loge der innovativen Eliten benötigte tausende Arbeiter </text:span>für <text:span text:style-name="T685">ihre </text:span>industrielle Revolution.</text:p>
      <text:p text:style-name="P619">Die Arbeiter lebten in Schmutz und Dreck. <text:span text:style-name="T686">Dennoch arbeiteten </text:span>sie sich kaputt. Die Löhne, die Arghan Howl und die anderen Industriellen zahlten, reichten gerade so, um die Miete für die Baracken zu zahlen. Arghan Howl und die anderen Industriellen <text:span text:style-name="T686">hatten sie </text:span>netterweise <text:span text:style-name="T686">bauen lassen. Sie boten ihren Arbeitern nicht </text:span>nur Arbeit, sondern auch Schlaf und Ruhe. </text:p>
      <text:p text:style-name="P619">Außerdem aßen die Arbeiter Essen, das in einer der Farmen Arghan Howls und der anderen Industriellen gewachsen <text:span text:style-name="T695">war</text:span> und in den Konservenfabriken Arghan Howls und der anderen Industriellen abgepackt wurde. <text:span text:style-name="T686">Sie sollten ja</text:span> genug Kraft <text:span text:style-name="T686">haben</text:span>, um in einer der Fabriken <text:span text:style-name="T695">zu arbeiten, die </text:span>Arghan Howls und de<text:span text:style-name="T695">n </text:span>anderen Industriellen <text:span text:style-name="T695">gehörten</text:span>.</text:p>
      <text:p text:style-name="P597">Ab und zu kamen ein paar <text:span text:style-name="T794">e</text:span>hrbare Diebe und knöpften ihnen den spärlichen Rest ihres Einkommens ab; mit Waffen, die in einer der Waffenfabriken Arghan Howls und der anderen Industriellen hergestellt worden waren. Nur die Steuern zahlten <text:soft-page-break/><text:span text:style-name="T695">d</text:span>ie <text:span text:style-name="T695">Arbeiter </text:span>an die Beamten des Rats.</text:p>
      <text:p text:style-name="Text_20_body">Im fünften Bezirk gab es kein Brockenproblem – <text:span text:style-name="T686">Arghan Howl und die anderen Industriellen stellten kein Brocken her. Zu sehr war ihnen der Orden auf den Fersen, die Dampfmaschinen waren schon Ketzerei genug.</text:span></text:p>
      <text:p text:style-name="Text_20_body">Thorn war fasziniert, wie es der Spitze der Loge der innovativen Eliten gelungen war, soziale Probleme beinahe im Alleingang zu lösen. Denn die Arbeiter, die im fünften Bezirk hausten und <text:span text:style-name="T686">den Großteil von </text:span>Lagon <text:span text:style-name="T686">versorgten</text:span>, starben nicht ständig in irgendwelchen Straßenkämpfen, an Drogen, an Hunger oder an der Willkür der Miliz. <text:span text:style-name="T686">E</text:span>s gab erstaunlich wenige gewaltsame Tode im fünften Bezirk.</text:p>
      <text:p text:style-name="Text_20_body"><text:span text:style-name="T695">Dennoch, ei</text:span>nen langsamen Tod <text:span text:style-name="T686">starb jeder </text:span>einzelne der Arbeiter. <text:span text:style-name="T686">I</text:span>ndem sie sich aus kriminellen, gefährlichen Sachen heraushielten, erlaubten sie <text:span text:style-name="T695">Blutsaugern </text:span>wie Arghan Howl, sie ohne Scham und Schande ganz legal und geordnet ausbluten zu lassen. <text:span text:style-name="T686">Wenn man d</text:span>ie Wahl zwischen einem langsamen Tod und einem schnellen <text:span text:style-name="T686">hatte,</text:span> fiel <text:span text:style-name="T686">sie </text:span>für viele zugunsten der industriellen Revolution aus.</text:p>
      <text:p text:style-name="Text_20_body"><text:span text:style-name="T693">Angetrieben von den Dampfmaschinen, hatte d</text:span>ie Loge der innovativen Eliten es tatsächlich geschafft, ein <text:span text:style-name="T693">neues </text:span>System <text:span text:style-name="T693">der Ordnung </text:span>zu etablieren. <text:span text:style-name="T693">Es zwang die </text:span>Menschen zu Ehrlichkeit, Leistung und Ordnung, weil sie sonst unter die Räder des Systems gerieten.</text:p>
      <text:p text:style-name="Text_20_body">Sie nannten es „Kapitalismus“.</text:p>
      <text:p text:style-name="Text_20_body">Kapitalismus war erfolgreich, und eins war Thorn gewiss: wer selbst erfolgreich sein wollte, der hängte sich am besten an erfolgreiche Menschen – um sie dann eines Tages zu überholen, und der Welt seinen eigenen Stempel aufzudrücken.</text:p>
      <text:p text:style-name="Text_20_body"/>
      <text:p text:style-name="Text_20_body">Ein Undercoveragent hätte wohl angeklopft, sich eingeschlichen, sich hochgeschlafen oder (im Falle des prüden Ordens wahrscheinlicher) hochgearbeitet. <text:span text:style-name="T687">Irgendwann könnte ein Agent </text:span>sich <text:span text:style-name="T687">dann </text:span>Informationen erschleichen. Thorn hatte eine etwas direktere Methode vor. Immerhin war er kein Underco<text:soft-page-break/>veragent, und wollte im Gegenteil um jeden Preis vermeiden, wie einer zu wirken; sein Ziel war Zusammenarbeit.</text:p>
      <text:p text:style-name="P619"><text:span text:style-name="T687">O</text:span>hne Genehmigung, Einladung, Geheimplan und Zurückhaltung <text:span text:style-name="T687">betrat er </text:span>die marmorn ausgeschmückte Eingangshalle von Howls Bürokomplex. Er ging mit zielsicherem Schritt auf die majestätischen Treppen zu, die nach oben zu den wichtigeren Vorgesetzten in der straffen Hierarchie des Ausbeutungsunternehmens führten. <text:span text:style-name="T687">S</text:span>chlanke blonde Sekretärinnen <text:span text:style-name="T687">wuselten </text:span>wie Ameisen umher und schleppten irgendwelche Blätter zu ihrem Futterhort, damit die Königin sich an ihnen satt fressen konnte. Über ein paar Umwege landete jeder Zettel bei Howl – zumindest jeder, der etwas wert war.</text:p>
      <text:p text:style-name="P598">Thorn kannte den Weg. Das letzte Mal war er <text:span text:style-name="T687">auch nicht eingeladen </text:span>gewesen. <text:span text:style-name="T687">D</text:span>iesmal fiel er in seinem neumodischen Mantel nicht so sehr auf wie mit der Robe, die bereits von weitem von Asketismus, Enthaltsamkeit und Götterhörigkeit zeugte. Als er im elften und obersten Stockwerk angelangt war, musste er erst einmal ein bisschen verschnaufen. <text:span text:style-name="T687">E</text:span>in alter Trick, mit dem Arghan alle, die zu ihm kamen, <text:span text:style-name="T687">erst mal </text:span>auslaugte und verunsicherte.</text:p>
      <text:p text:style-name="P598">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467">Kaffee</text:span> bleibe. Das kleine blonde Vieh blickte sofort demütig drein und versprach alles zu tun, was ihn irgendwie zufrieden stellte. <text:span text:style-name="T688">Sie </text:span>eilte sofort los, auf der Suche nach einem <text:span text:style-name="T467">Kaffee</text:span>.</text:p>
      <text:p text:style-name="Text_20_body">„Kapitalismus!“ seufzte Thorn andächtig, während er ihrem flatternden Röckchen nachblickte.</text:p>
      <text:p text:style-name="Text_20_body">Neben einer großen doppelten Glastür mit goldenen Rändern hing ein Schild mit der Aufschrift „Arghan Howl, Oberster Geschäftsführer“. Dahinter lag ein langer Gang, an deren Ende eine letzte Sekretärin saß, mit Unterstützung von <text:span text:style-name="T688">den </text:span><text:soft-page-break/>breit gebauten Herren, die <text:span text:style-name="T688">Thorn schon kannte. Sie waren berufsmäßig schlecht gelaunt, aber fromm. An ihnen würde er mit einem Anzug nicht so gut vorbeikommen wie in seiner alten Robe.</text:span></text:p>
      <text:p text:style-name="Text_20_body"><text:span text:style-name="T249">Z</text:span><text:span text:style-name="T68">u diesem Zweck hatte er sich noch etwas von Danias Vergissmich-Pulver aufgehoben. </text:span><text:span text:style-name="T1">Immer eine Rückversicherung bereithalten</text:span><text:span text:style-name="T68">, dachte Thorn. Aber hier schien sowieso alles nach Plan zu laufen.</text:span></text:p>
      <text:p text:style-name="Text_20_body">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Text_20_body">„Mr. Howl ist in einer Besprechung.“ Die Sekretärin blickte nicht einmal auf.</text:p>
      <text:p text:style-name="Text_20_body">„Arghan würde es sicher wertschätzen, wenn ihr ihm mitteilt, dass er Thorn von Hartlingen empfangen will...“, sagte er ziemlich beiläufig.</text:p>
      <text:p text:style-name="Text_20_body">Mit müdem Blick sah die Sekretärin auf und richtete ihre modische Brille. „Sie haben nicht einmal einen Termin?“</text:p>
      <text:p text:style-name="Text_20_body">„Ich werde Arghan den Sachverhalt wohl selbst erklären müssen“, sagte Thorn und machte einen mutigen Schritt vor in Richtung der nächsten großen Doppeltür.</text:p>
      <text:p text:style-name="Text_20_body">Die Sekretärin sah wieder in ihre Unterlagen. „Meine Herren, bitte geleiten sie Herrn Hartlingen hinaus.“</text:p>
      <text:p text:style-name="Text_20_body">Die beiden Leibwächter machten von den beiden Enden der Tür einen trägen Schritt auf ihn zu. <text:span text:style-name="T688">D</text:span>och Thorn bewegte sich plötzlich schneller, als <text:span text:style-name="T688">sie es von </text:span>einem würdevollen Unternehmer im Anzug <text:span text:style-name="T688">erwarteten</text:span>. Er <text:span text:style-name="T688">duckte sich unter einem Arm durch,</text:span> trat die Doppeltür auf und stürmte in das Büro. Arghan <text:span text:style-name="T688">sah </text:span>ziemlich überrascht <text:span text:style-name="T699">von </text:span>seinem Schr<text:span text:style-name="T467">e</text:span>ibtisch <text:span text:style-name="T699">auf</text:span>. </text:p>
      <text:p text:style-name="Text_20_body">Die Leibwächter fuhren herum, selbst die Sekretärin sprang auf und drehte sich um. Die beiden Grobiane stürmten ihm <text:soft-page-break/>nach. Doch bevor die Leibwächter ihn fassen konnten, pustete Thorn etwas Staub von seinem Finger. </text:p>
      <text:p text:style-name="P24"/>
      <text:p text:style-name="Text_20_body">„Habt ihr irgendeinen Grund, dass ihr uns in dieser äußerst wichtigen Besprechung stört?“ </text:p>
      <text:p text:style-name="Text_20_body">Die beiden Leibwächter starrten ihn perplex an. Da stand ein wichtig aussehender Mann im Anzug im Büro ihres Chefs, war er vorhin an ihnen vorbeigekommen? Ihnen kam es so vor, als müsste er schon ewig hier gewesen sein.</text:p>
      <text:p text:style-name="Text_20_body">„Mr. Howl, ist alles in Ordnung?“ fragte einer der beiden vorsichtig, er konnte sich nur daran erinnern, dass sein Boss irgendwie in Gefahr sein musste.</text:p>
      <text:p text:style-name="Text_20_body">„Ja, Barry, mir geht es gut, geh wieder an deine Arbeit.“ <text:span text:style-name="T690">Howl hatte sich gefasst und gab sich unbeeindruckt.</text:span></text:p>
      <text:p text:style-name="Text_20_body">„Alright, Boss, Alright, wir passen auf, verlass<text:span text:style-name="T690">t Euch </text:span>auf uns.“ Sie ließen die beiden allein und zogen die schwere Tür hinter sich zu.<text:span text:style-name="T68"> </text:span></text:p>
      <text:p text:style-name="Text_20_body">„Thorn Hartlingen... jetzt habt <text:span text:style-name="T690">I</text:span>hr euch also der <text:span text:style-name="T682">Alchemie</text:span> verschrieben? <text:span text:style-name="T690">Ihr werft Eure Überzeugungen ja schnell über Bord, nachdem Ihr selbst ins Wasser gefallen seid. Und ich dachte schon fast, Ihr hättet Prinzipien.</text:span>“ Howl lächelte spöttisch. „<text:span text:style-name="T690">Hätte ich mir aber denken können. Wo Alchemie doch eine der Sachen ist, mit denen Ihr euch wirklich auskennt.“</text:span></text:p>
      <text:p text:style-name="P599"><text:span text:style-name="T690">Thorn korrigierte ihn. „Thorn </text:span><text:span text:style-name="T38">von </text:span><text:span text:style-name="T690">Hartlingen, wir sind doch beide von Stand. Kein Grund, unsere Manieren zu vergessen. Und diesmal komme ich mit einem Geschäftsangebot, nicht mit einem Erpressungsversuch. Keine Sorge.“</text:span></text:p>
      <text:p text:style-name="P600">Howl musterte ihn abschätzig. „Ich bitte Euch. Was habt Ihr mir denn noch anzubieten? Alles was Ihr je hattet war diese Robe und ein Splitter dieses toten Gottes. Nun seid Ihr auch das los.“</text:p>
      <text:p text:style-name="P603"><text:span text:style-name="T691">Thorn besah sich seine Fingernägel. Er hatte sie zu diesem Anlass perfekt gestutzt. So würde er nicht mit sich umspringen lassen. „Ihr wisst genau, dass ich nie nur auf ein Pferd gesetzt habe. </text:span>Ich habe eine Menge Insiderwissen über den Orden, was <text:soft-page-break/>man auch politisch nutzen könnte... und wovon die nichts ahnen. Ich habe Verbindungen in die Unterwelt, und das beste: Ich habe ein bis zwei Attentäter, die <text:span text:style-name="T691">I</text:span>hr <text:span text:style-name="T682">alchemistisch</text:span> schulen könntet. <text:span text:style-name="T691">D</text:span>ie <text:span text:style-name="T691">könnten </text:span>dann unsere Interessen durchsetzen... <text:span text:style-name="T691">ist das nicht </text:span>gerade für einen Ratspolitiker eine interessante Option?“</text:p>
      <text:p text:style-name="P601">„Für so einen Politiker haltet Ihr mich? Ich habe einen Ruf zu verlieren.“</text:p>
      <text:p text:style-name="P602">Thorn zuckte die Achseln. „Dass <text:span text:style-name="T701">I</text:span>hr Skrupel habt, war mir klar. Deswegen werdet Ihr wohl nie zu der wahren Macht fähig sein, die Ihr bräuchtet, um Eure Ziele umzusetzen.“</text:p>
      <text:p text:style-name="P602">Er trat an Howls Pult heran.</text:p>
      <text:p text:style-name="P602">„Ihr und Eure Loge braucht jemanden, der diese Skrupel nicht hat. Jemanden wie mich. <text:span text:style-name="T692">Ihr habt Angst vor dem Orden. Ihr haltet ihn für unbesiegbar. Nun, ich habe ihn von innen gesehen, und er ist alles andere als das.“</text:span></text:p>
      <text:p text:style-name="P617">Thorn senkte seine Stimme und fuhr fort.</text:p>
      <text:p text:style-name="P617">„Letztendlich ist er ein großer Haufen alter Männer, die nur von ihrem eigenen Fanatismus am Leben gehalten werden. Wenn man die Schwachstellen kennt, kann man ihn auseinanderfallen lassen. Ich bin im Orden aufgewachsen, ich habe ihn jahrelang betrogen und ausgenutzt. Ich kenne die Schwachstellen. Und niemand will den Orden so gerne fallen sehen wie ich.“</text:p>
      <text:p text:style-name="P620">Howl lachte. Das hatte Thorn nicht erwartet. „Dann habe ich <text:span text:style-name="T701">E</text:span>uch wohl richtig eingeschätzt. Als <text:span text:style-name="T701">I</text:span>hr das letzte Mal hier wart, und mich erpressen wolltet, dachte ich mir schon, dass es <text:span text:style-name="T701">E</text:span>uch im Orden nicht besonders gut gefällt. Ich habe mich nicht getäuscht, <text:span text:style-name="T701">I</text:span>hr blüht auf in dem neuen Anzug.“</text:p>
      <text:p text:style-name="P606">Warum kommt er mir so?<text:span text:style-name="T68">, dachte Thorn. Er wusste, dass jemand wie Arghan Howl ihm nicht einfach so schmeicheln würde. Er fragte: „Also seid </text:span><text:span text:style-name="T251">I</text:span><text:span text:style-name="T68">hr interessiert?“</text:span></text:p>
      <text:p text:style-name="P617">„<text:span text:style-name="T700">Ob ich interessiert bin? Nun, wie ist Euer genaues Angebot denn? Was braucht Ihr denn von mir? Noch weiß ich ja nicht einmal, was ich hier zustimme.“</text:span></text:p>
      <text:p text:style-name="P620"><text:soft-page-break/>Thorn wappnete sich für den nächsten Satz. Er hatte den Fuß in der Tür, nun musste er geschickt verhandeln. „Unsere Organisation braucht einen Finanzier, um ihre Mission gegen den Orden umzusetzen. Waffen, Bor, Verschwiegenheit – all das kostet, all das muss bezahlt werden, wenn wir verlässlich arbeiten sollen. <text:span text:style-name="T701">Wenn unsere Ziele auch Euch am Herzen liegen, wisst Ihr, dass wir kein Risiko eingehen können, nur um ein bisschen Geld zu sparen. Alles in allem brauchen wir in etwa 60.000 Flammlinge.“</text:span></text:p>
      <text:p text:style-name="P621">Howls Grinsen entblößte seine Zähne. „Nicht schlecht. Ich habe Euer Talent richtig eingeschätzt. Und ohne Robe drumherum gefällt mir euer Elan weitaus besser.“</text:p>
      <text:p text:style-name="P621">Howl räusperte sich.</text:p>
      <text:p text:style-name="P621">„Ich will ehrlich mit Euch sein, das ist eine weitaus bessere Grundlage für unsere Zusammenarbeit. Seit ich dafür gesorgt habe, dass sie Euch aus dem Orden werfen, habe ich die Tage gezählt. Ihr steht schneller auf dieser Matte, als ich erwartet hatte. Das ist ein gutes Zeichen.“</text:p>
      <text:p text:style-name="P621">Thorn schluckte. „Ihr habt was? <text:span text:style-name="T1">Ihr</text:span><text:span text:style-name="T68"> habt mich aus dem Orden werfen lassen?“</text:span></text:p>
      <text:p text:style-name="P625">Howl winkte ab. „Ich habe Euch befreit. Diese Dummköpfe haben geglaubt, sie könnten Euch einsperren. Ich bin nicht so dumm.“</text:p>
      <text:p text:style-name="P621"><text:span text:style-name="T68">Thorn ballte die Fäuste. </text:span><text:span text:style-name="T1">Er hat mich ausgespielt. Damit habe ich nicht gerechnet. Warum habe ich damit nicht gerechnet?</text:span></text:p>
      <text:p text:style-name="P621"><text:span text:style-name="T68">Howl fuhr fort. „</text:span><text:span text:style-name="T252">Nun, ich lasse mich nicht erpressen. Wenn ich mit jemandem zusammenarbeite, dann nach </text:span><text:span text:style-name="T40">meinen</text:span><text:span text:style-name="T252"> Bedingungen. Und außerhalb des Ordens gefallt Ihr mir weit besser, als in so einer Robe. Wenn Ihr kurz über Euren verletzten Stolz hinweg sehen könnt, dann seid ihr ein bisschen froh darüber, oder?“</text:span></text:p>
      <text:p text:style-name="P622"><text:span text:style-name="T68">Thorn schwieg. </text:span><text:span text:style-name="T1">Er ist noch nicht fertig. Soll er erst einmal all seine Karten auf den Tisch legen.</text:span></text:p>
      <text:p text:style-name="P626">„Ihr habt Recht. Ihr seid eben enthusiastisch in mein Büro <text:soft-page-break/>gestürmt. Ihr habt Euch mit viel Talent an meinen Wachen vorbeigemogelt, um mir zu erzählen, dass wir zusammen großes erreichen können, und Ihr habt Recht. Das können wir.“</text:p>
      <text:p text:style-name="P626">Howl machte eine Pause. Er wusste, dass er gewonnen hatte. </text:p>
      <text:p text:style-name="P626">„Wir können diese ganze Stadt vom Orden befreien, so wie ich Euch vom Orden befreit habe. Diese Stadt braucht vieles, aber sicher keinen Schwelbrand, dass jeden Fortschritt im Keim erstickt.“</text:p>
      <text:p text:style-name="P607">Wie komme ich hier raus? Er hat mich. Aber noch könnte ich untertauchen, weitermachen, das Geld anders herbekommen… es mir einfach nehmen? Nein, erst muss ich hier weg.<text:span text:style-name="T68"> Thorn sah sich vorsichtig um. Sein Bor war alle.</text:span></text:p>
      <text:p text:style-name="P626">„Ich erzähle Euch das nicht, um Euch fertig zu machen. Ich will Euch nicht verunsichern. Ich will Euch nicht brennen sehen, im Gegenteil, das wollen nur die Anderen. Nein, ich nehme Euer Angebot an. Sechzigtausend, eventuell mehr, wenn nötig. Nicht sofort, sondern als monatliches Budget von 10.000 Flammlingen. Euer kleines Team sollte damit einiges anrichten können. Und das Geld geht direkt an Euch, Ihr behaltet die Kontrolle.“</text:p>
      <text:p text:style-name="P626">Thorn stutzte. „Was?“ Dann wollte er sich den Mund zunähen dafür, wie unprofessionell das klang.</text:p>
      <text:p text:style-name="P626">Howl lachte. „Ihr habt mich schon richtig verstanden. Ich will nicht, dass Ihr in ein paar Monaten herausfindet, dass ich Euch übers Ohr gehauen habe, und dann plötzlich an mir Rache üben wollt. Deswegen bin ich lieber von vorneherein ehrlich mit Euch. Keine Spielchen mehr, keine verdeckten Karten. Nur unser gemeinsames Ziel.“</text:p>
      <text:p text:style-name="P624">Thorn zwang sich zum Nachdenken.<text:span text:style-name="T1"> Was will er wirklich? Hat er einen anderen Grund, mich derart aus dem Konzept zu bringen?</text:span></text:p>
      <text:p text:style-name="P623">Howl blickte geduldig auf in herab. „Beruhigt Euch. Was wir vollbringen wollen, ist größer als Euer Ehrgefühl. Lasst Euch diese Chance nicht von Eurem verletzten Stolz nehmen. Ihr seid am Boden, ja. Alles, wofür Ihr in den letzten Jahren ge<text:soft-page-break/>arbeitet habt, habe ich Euch genommen. Nein, der Orden hat es Euch genommen, hat Euch das gesamte Leben gestohlen. Um ein paar Alchemisten und Drogenhändler dranzukriegen. Ich kann Euch so viel mehr geben. Da könnt Ihr mir ja wohl verzeihen, dass ich euch vorher aus diesem Loch herausholen musste.“</text:p>
      <text:p text:style-name="P608">Was er sagt, macht Sinn<text:span text:style-name="T68">, gestand Thorn sich ein. </text:span>Er lügt mich nicht an. Ich bin nützlich für ihn. Wie ich es hasse, ein nützlicher Idiot zu sein.</text:p>
      <text:p text:style-name="P624">Thorn räusperte sich. „Ich kann ihrer Logik nicht widersprechen.“</text:p>
      <text:p text:style-name="P608"><text:span text:style-name="T68">Howl lächelte zufrieden. </text:span>Und gnädig. Das kenne ich aus dem Orden. Wie ich Gnade verabscheue. <text:span text:style-name="T68">„Ich wusste, Ihr seid ein vernünftiger Mann. Wie ich Euch kenne, habt Ihr bestimmt schon einen Plan. Wie Ihr euch denken könnt, habe ich auch einen. Höchste Zeit, dass wir uns austauschen, findet Ihr nicht?“</text:span></text:p>
      <text:p text:style-name="P494">Thorn zwang sich zu einem Lächeln. „Nun, ich habe mir schon ein paar Gedanken gemacht.“</text:p>
      <text:p text:style-name="P462">Eines Tages werde ich dich überholen. Für heute hast du gewonnen. Für heute brauche ich dich. Doch der Tag wird kommen, an dem du meine Fußsohlen leckst.</text:p>
      <text:p text:style-name="P493"/>
      <text:h text:style-name="P686" text:outline-level="1"><text:bookmark-start text:name="__RefHeading__14002_2035619654"/>Joran – <text:span text:style-name="T390">hat eine Kreativblockade und reflektiert über sein Leben</text:span><text:bookmark-end text:name="__RefHeading__14002_2035619654"/></text:h>
      <text:p text:style-name="Text_20_body"/>
      <text:p text:style-name="Text_20_body">Joran starrte deprimiert auf das leere Blatt Papier vor ihm. </text:p>
      <text:p text:style-name="Text_20_body"><text:span text:style-name="T697">E</text:span>s konnte <text:span text:style-name="T697">doch </text:span>nicht sein, dass ihm die Ideen ausgingen.</text:p>
      <text:p text:style-name="P635">Als er klein gewesen war, hatte er bereits sein eigenes Spielzeug entworfen. Figuren mit beweglichen Armen und Beinen, Fahrzeuge, einmal ein Buch-Haltegerät, mit dem er im liegen lesen konnte. </text:p>
      <text:p text:style-name="P635"><text:span text:style-name="T702">Er</text:span> <text:span text:style-name="T702">hatte </text:span>einmal Kisten mit Rädern versehen, mit denen <text:span text:style-name="T702">man </text:span>den Berg hinunterrollen konnte, <text:span text:style-name="T702">u</text:span>m sich mit den Kindern in <text:soft-page-break/>seiner Straße anzufreunden. Da hatten sie ihn tatsächlich einmal beachtet, und zwei hatten sogar nach seinem Namen gefragt. <text:span text:style-name="T702">D</text:span>och leider hatte er dafür zwei Monate Hausarrest bekommen, und als er wieder nach draußen durfte, hatten die beiden seinen Namen schon wieder vergessen.</text:p>
      <text:p text:style-name="Text_20_body">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text:span text:style-name="T697">dem stets beschäftigten </text:span>Dienstleistungssektor.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635"><text:span text:style-name="T702">Irgendwann hatten s</text:span>eine Eltern keine Lust mehr, ihn durchzufüttern, und seine Konstruktionen <text:span text:style-name="T702">zu finanzieren.</text:span> <text:span text:style-name="T702">Mit der Zeit hatten sie sich </text:span>von Spielzeug zu nicht allzu viel nützlicheren Instrumenten entwickelt, <text:span text:style-name="T702">doch niemand interessierte sich für sie. </text:span></text:p>
      <text:p text:style-name="P635"><text:span text:style-name="T702">Jorans Eltern</text:span> besorgten ihm einen Job in einer der neumodischen Fabriken, von denen alle so schwärmten. <text:span text:style-name="T702">Dort stellten sie</text:span> die ganzen nützlichen Verbesserungen für den Alltag her, die sie im ersten Bezirk hatten. <text:span text:style-name="T702">Der Bezirk, zu</text:span> dem seine Eltern immer aufgeschaut hatten.</text:p>
      <text:p text:style-name="Text_20_body">Die Maloche in der Fabrik war allerdings nicht das Wahre für Jorans zarte<text:span text:style-name="T697">s Gemüt</text:span>; mit seinen Kollegen hatte er kaum Gemeinsamkeiten. Die redeten immer so abfällig über Frauen. <text:span text:style-name="T702">D</text:span>ie, die Joran kannte (seine Mutter), waren immer nett zu ihm gewesen. Die Arbeiter waren ziemlich raue Gesellen. <text:span text:style-name="T697">D</text:span>ie meisten <text:span text:style-name="T697">konnten </text:span>nicht mal lesen. <text:span text:style-name="T697">Er </text:span>blieb lieber für sich allein.</text:p>
      <text:p text:style-name="Text_20_body">Außerdem benahmen <text:span text:style-name="T697">s</text:span>ie sich alle so unpraktisch. Jorans Fabrik stellte Kutschenteile her, und alles wurde umständlich von <text:soft-page-break/>Hand geschliffen, gesägt und mit vollkommen verschiedenen Schnittstellen eingebaut. Davon abgesehen waren viele der Einzelteile so sperrig, dass sie nur sehr schwer von einer Halle in die nächste transportiert werden konnten.</text:p>
      <text:p text:style-name="Text_20_body">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Text_20_body">Als er damit auf der Arbeit erschien, war sein Vorarbeiter erst ziemlich skeptisch. <text:span text:style-name="T702">D</text:span>och als er sah, wie viel schneller <text:span text:style-name="T702">Joran </text:span>seine Arbeit tun konnte, wo er doch eigentlich ein eher schmächtiger Bursche war, rannte er seinerseits zu seinem Vorgesetzten. <text:span text:style-name="T702">Wenig später </text:span>besuchte Arghan Howl persönlich Joran in seiner Fabrik.</text:p>
      <text:p text:style-name="Text_20_body">Von da an schraubte Joran nicht mehr stupide Kutschenteile zusammen, sondern entwarf sie. <text:span text:style-name="T697">D</text:span>as lag ihm sowieso viel besser. Er standardisierte die benutzten Schrauben und die Schnittstellen zwischen den Konstruktionsmodulen <text:span text:style-name="T702">und</text:span> teilte die sperrigen Kutschenteile in handlichere Einzelteile auf. <text:span text:style-name="T702">W</text:span>o das nicht ging, entwarf <text:span text:style-name="T702">er </text:span>Transportmittel zum Transport der Teile in die nächste Halle, so zum Beispiel ein Band, auf dem sich Dinge gleichmäßig in eine Richtung bewegten. Er nannte es „Fließband“.</text:p>
      <text:p text:style-name="P616">Er lernte die Errungenschaften der Dampfmaschine schnell zu nutzen. Eine dauernde Energiequelle zu haben, war unendlich wertvoll. Schnell lernte er, wie man den Impuls lenkte, den der Dampf freisetzte.</text:p>
      <text:p text:style-name="P618">Die größte Beschränkung war, dass die Dampfmaschine unbeweglich und sperrig in der Mitte der Fabrik stand; den Impuls wo anders einzusetzen, war die große Kunst. Es durfte nicht zu viel Energie verloren gehen. Und Joran kannte sich damit aus, Aufwand einzusparen. Dafür war er faul genug.</text:p>
      <text:p text:style-name="Text_20_body">Nachdem es in der Kutschenfabrik nichts mehr zu entwerfen <text:soft-page-break/>gab, versetzte Arghan ihn nacheinander in eine Lebensmittelverpackungsfabrik, die er frisch gekauft hatte, in eine Schraubenfabrik, zeitweise in seine Waffenfabrik für Armbrüste und Schwertermassenware. <text:span text:style-name="T703">Bis </text:span>er <text:span text:style-name="T703">Joran </text:span>schließlich ein neues interessantes Projekt ermöglichte, das <text:span text:style-name="T703">ihn </text:span>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Text_20_body">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Text_20_body"><text:span text:style-name="T273">Irgendwann ging er dazu über, nicht ganz so orthodoxe Substanzen in seiner Forschung zu verwenden – die aber eine sehr gute Wirkung hatten. Hätten die reichen Herrschaften des ersten Bezirks gewusst, dass ihre Rasiercreme </text:span><text:span text:style-name="T54">Wasser</text:span><text:span text:style-name="T273"> enthielt, öffentliche Aufstände hätten den Ruf von Howl Industries zerstört. </text:span></text:p>
      <text:p text:style-name="Text_20_body">Nachdem Arghan dahinterkam, was Joran begann, in seine Mittelchen zu mischen, war er jedoch prinzipiell nicht schockiert oder warf ihn hochkant heraus: Nein, er <text:span text:style-name="T703">bot ihm das Du an</text:span>, stellte ihm ein spezielles Geheimlabor zur Verfügung und bat ihn, doch auch einmal Bor in seiner Forschung zu verwenden. </text:p>
      <text:p text:style-name="Text_20_body">Joran war überglücklich, dass er die Chance hatte, auch diese unerforschten Zonen der Alchemie zu entdecken. Er wollte das Leben der Menschen aufrichtig verbessern – und eine der<text:soft-page-break/>artig energetische Substanz bot ihm unerreichte Möglichkeiten.</text:p>
      <text:p text:style-name="Text_20_body">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text:span text:style-name="T703">Und</text:span> im Dunkeln sehen zu können war praktisch, wenn er kein Licht anmachen konnte, während er mit explosiven Chemikalien hantierte. </text:p>
      <text:p text:style-name="Text_20_body">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Text_20_body">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636">Joran hatte sich immer noch nicht verziehen, dass er all das durch seine Schwäche eingebüßt hatte. Dass Nathan sein Leben lassen musste, nur weil Joran nicht einmal eine Drohung mit Folter ertrug.</text:p>
      <text:p text:style-name="P637"><text:span text:style-name="T703">Dass Arghan </text:span>Joran wieder in die Konstruktionsabteilung <text:soft-page-break/><text:span text:style-name="T703">versetzte</text:span>, wo er an neuen Produkten für verschiedenste Fabriken arbeiten sollte, <text:span text:style-name="T703">war noch ganz gut gelaufen. Die Arbeit dort </text:span>machte Joran durchaus Spaß und war seinem Erfindertalent angemessen.</text:p>
      <text:p text:style-name="P637">Doch wo er nun einmal in die Möglichkeiten hineingeschnuppert hatte, die Bor bot, wollte er am liebsten nie wieder mit etwas anderem arbeiten. <text:span text:style-name="T703">D</text:span>as Zusammenschrauben von Kutschenteilen, das Entwerfen von leichteren, universelleren, und unkomplizierter herstellbaren Schrauben konnte seinen Wissensdurst nicht stillen, ganz davon abgesehen, dass die Explosionen nicht halb so spektakulär waren.</text:p>
      <text:p text:style-name="Text_20_body"/>
      <text:p text:style-name="Text_20_body">Nun saß er hier, spät abends an seinem Schreibtisch, und starrte weiter auf sein leeres Blatt Papier, zwang sich, die Gedanken nicht weiter abschweifen zu lassen und sich aufs erfinden zu konzentrieren.</text:p>
      <text:p text:style-name="Text_20_body">Er hatte für die steinreiche Oberschicht eine automatische Treppe erfunden, eine Zentralverwaltung für die Rollläden von Villen, Alarmanlagen, Hundehütten, die es einem erleichterten, seinen Liebling zu streicheln, ohne gebissen zu werden. Für die nicht ganz so <text:span text:style-name="T703">P</text:span>rivilegierten erfand er klappbare Betten, die beliebig erweiterbar waren und in jede Baracke passten, besonders nahrhafte Dosenbohnen, und letztendlich sogar eine essbare Konservendose.</text:p>
      <text:p text:style-name="Text_20_body">Diese Erfindungen fand Arghan allerdings nicht halb so nützlich, nicht halb so gewinnbringend wie die Konstruktionen für die Reichen. <text:span text:style-name="T703">G</text:span>erade Alarmanlagen und Verteidigungsanlagen gingen weg wie warme Semmeln, angesichts Lagons Verbrechensrate. </text:p>
      <text:p text:style-name="Text_20_body">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text:soft-page-break/>gen, oder Möglichkeiten, ohne viel Sachverstand eigenes Geld verdienen zu können. </text:p>
      <text:p text:style-name="Text_20_body">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Text_20_body">Joran nahm sich vor, eine Maschine zu entwerfen, die einem das <text:span text:style-name="T703">L</text:span>esen beibrachte.</text:p>
      <text:p text:style-name="P24"/>
      <text:h text:style-name="P686" text:outline-level="1"><text:bookmark-start text:name="__RefHeading__14004_2035619654"/>Marcin – <text:span text:style-name="T391">ist depressiv und wird von Thorns Idee, ein geheimes Labor zu bauen, wieder aktiv</text:span><text:bookmark-end text:name="__RefHeading__14004_2035619654"/></text:h>
      <text:p text:style-name="P24"/>
      <text:p text:style-name="P604">Als er sich entschied, doch mal wieder das Bett zu verlassen, hatte er sechsundsiebzig Stunden lang das Tageslicht nicht gesehen. <text:span text:style-name="T694">Zwei Mädchen, die er früher öfter mit Kenin gesehen hatte, </text:span>hatten ihm regelmäßig etwas Nahrung ans Bett gestellt. <text:span text:style-name="T694">Er hasste ihren Anblick. Zu sehr erinnerten sie ihn an seinen früheren Freund.</text:span></text:p>
      <text:p text:style-name="P604">Außerdem <text:span text:style-name="T694">hatten sie </text:span>einige Kräuter <text:span text:style-name="T694">gebracht. S</text:span>ie dachten, er hatte sich eine Grippe eingefangen, zu fragen <text:span text:style-name="T694">hatte </text:span>sich keine getraut. Doch <text:span text:style-name="T694">nur die Unlust aufzustehen fesselte </text:span>Marcin ans Bett. E<text:span text:style-name="T694">r hatte</text:span> Angst vor dem Alltag, <text:span text:style-name="T694">er hatte Angst vor seinem neuen Job. Vor allem aber hatte er Angst vor sich selbst.</text:span></text:p>
      <text:p text:style-name="Text_20_body"><text:span text:style-name="T300">E</text:span><text:span text:style-name="T292">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würde er sich jemals wieder </text:span><text:span text:style-name="T54">selbst</text:span><text:span text:style-name="T292"> vertrauen können? </text:span></text:p>
      <text:p text:style-name="P605"><text:soft-page-break/>Genug davon jetzt. Ich muss mich wiederfinden, das Grübeln bringt mich auch nicht weiter. </text:p>
      <text:p text:style-name="Text_20_body">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p>
      <text:p text:style-name="Text_20_body">Die Füße aus dem Bett zu hieven war noch relativ einfach, sich aufzusetzen bekam er auch noch gut hin, für das aufstehen brauchte er schon mehr Willenskraft. Er riss sich am Riemen und zwang sich mit einem Ruck hoch.</text:p>
      <text:p text:style-name="P605">Na toll, ein Schwächeanfall, das war ja klar. Will mir mein Körper jetzt sagen, Hey, geh lieber wieder ins Bett, ist doch scheiße hier draußen? Fick dich, wenn ich nicht bald meine Gang unter Kontrolle kriege, bin ich in einer Woche tot.</text:p>
      <text:p text:style-name="Text_20_body">Er zwang sich, stehen zu bleiben und machte ein paar Schritte, ein paar Kniebeugen, um wieder Blut durch seinen Körper fließen zu lassen. Die körperliche Betätigung tat ihm gut, er erinnerte sich an seine alten Instinkte. <text:span text:style-name="T39">Ich habe seit</text:span><text:span text:style-name="T1"> drei Tagen niemanden mehr getötet. </text:span><text:span text:style-name="T39">Vielleicht ist es gar nicht so schlecht, sich zu verstecken.</text:span></text:p>
      <text:p text:style-name="Text_20_body">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Text_20_body">Seine Waffen. Hundertfach hatten sie ihm gedient, wenn es nicht ausgereicht hatte, sich versteckt zu halten, zu manipulieren, auszuweichen und hinters Licht zu führen. In all den Jah<text:soft-page-break/>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Text_20_body">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605">Stimmen.</text:p>
      <text:p text:style-name="Text_20_body">Draußen vor seiner Zimmertür hörte er Stimmen. Wenn er seine Instinkte schon wieder auf Vordermann brachte, wollte er gleich mal hören, was dort denn gesprochen wurde.</text:p>
      <text:p text:style-name="Text_20_body">„...auch wenn er jetzt drei Tage sein Zimmer nicht verlassen hat, wenn du darauf bestehst, kannst du ihn sicher sprechen... ob er antwortet, ist halt nicht sicher.“</text:p>
      <text:p text:style-name="Text_20_body">„Das geht in Ordnung, Dania, wenn er hört, was ich zu sagen habe, wird er schon zuhören. Das wird ihm gefallen.“</text:p>
      <text:p text:style-name="P605">Das müsste Thorn sein. Klingt zumindest nicht nach einer Bedrohung.</text:p>
      <text:p text:style-name="Text_20_body">Marcin öffnete die Tür, um seine Besucher willkommen zu heißen. „Ihr redet über mich? Ich höre alles, immer. Das ist mein Job. Also werde ich dir auch zuhören, Thorn, keine Angst.“</text:p>
      <text:p text:style-name="Text_20_body"><text:span text:style-name="T54">Endlich mal wieder ein </text:span><text:span text:style-name="T56">eindrucksvoller</text:span><text:span text:style-name="T54"> Auftritt.</text:span></text:p>
      <text:p text:style-name="Text_20_body">Thorn sah nicht beeindruckt aus, er hatte ihn wohl in dem Aufzug erwartet und nicht als das Häufchen Elend, das er in den letzten Tagen gewesen war. Immerhin hatte er so seine vorrübergehende Schwäche nicht bemerkt. <text:span text:style-name="T694">Er trug schon wieder einen neuen Mantel. D</text:span>as ließ ihn gleich noch ein gutes Stück arroganter wirken.</text:p>
      <text:p text:style-name="Text_20_body">„Ah, mein Lieblingsdieb. Die Ausbildung unserer eigenen <text:span text:style-name="T682">Alchemisten</text:span> geht in die nächste Stufe. Ich habe uns einen wei<text:soft-page-break/>teren Verbündeten besorgt, das weißt du vielleicht schon. Kannst du uns einen geheimen Raum zur Verfügung stellen, für ein Labor, und ein paar Wombats für Bor-Produktion? Dania und einer meiner Novizen werden wohl von Arghan Howls Leuten in <text:span text:style-name="T682">den alchemistischen</text:span> Künsten unterrichtet werden.“</text:p>
      <text:p text:style-name="Text_20_body">„Cool, ich kann noch mehr über <text:span text:style-name="T682">Alchemie</text:span> lernen? Lustige Pülverchen? Ein bisschen Brocken fällt da doch auch sicher für mich ab, oder?“ jubelte Dania voller Vorfreude.</text:p>
      <text:p text:style-name="Text_20_body">„Kommt darauf an, ob wir einen Raum für ein Labor finden, aber ich bin sicher, Marcins Organisation hat dafür genug Ressourcen. Marcin?“ Thorn sah ihn erwartungsvoll an.</text:p>
      <text:p text:style-name="Text_20_body">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Text_20_body">„Ich wusste, du bist mein Mann!“ sagte Thorn herzlich. „Bald können wir mit der ernsthaften Arbeit anfangen.“</text:p>
      <text:p text:style-name="Text_20_body">„Und darf ich fragen, wer dein Novize ist?“ fragte Marcin misstrauisch.</text:p>
      <text:p text:style-name="Text_20_body">„Er hat noch nicht zugesagt, aber ich werde gleich losgehen und ihn überzeugen. Mach dir wenigstens darum keine Sorgen, kümmer dich einfach um deine Aufgaben.“ Thorns neumodische Anzugjacke flatterte im Wind, als er sich umdrehte und ging.</text:p>
      <text:p text:style-name="P24"/>
      <text:h text:style-name="P686" text:outline-level="1"><text:bookmark-start text:name="__RefHeading__14006_2035619654"/>Varg – <text:span text:style-name="T391">wird von Thorn von Alchemie überzeugt</text:span><text:bookmark-end text:name="__RefHeading__14006_2035619654"/></text:h>
      <text:p text:style-name="P24"/>
      <text:p text:style-name="Text_20_body">„Die Stadt wird bald einen erheblichen Aufschwung erfahren!“ verkündete Thorn erfreut. „Und du kannst dazu beitragen, wenn du willst!“</text:p>
      <text:p text:style-name="Text_20_body">Thorn und Varg saßen wieder in ihrem Stammcafe. Varg war <text:soft-page-break/>von Thorns neuem Anzug ziemlich beeindruckt, der stand ihm tatsächlich viel besser als die ranzige Inquisitorenrobe, die auch ihn erwartete, wenn er das Gewand der Novizen ablegen würde.</text:p>
      <text:p text:style-name="Text_20_body">„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639">„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Text_20_body">„Das ist hervorragend! Schön zu hören, dass es außerhalb dieser Blase, in der ich lebe, noch tatkräftige Leute gibt. Was sind denn das für 'Verbündete', von denen du sprichst?“ Varg war gespannt, <text:span text:style-name="T705">was Thorn getrieben hatte.</text:span></text:p>
      <text:p text:style-name="P639">„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text:p>
      <text:p text:style-name="P609">Er hat sich verändert, seit er nicht mehr im Orden ist. Zum Guten oder zum Schlechten? Schwer einzuschätzen. Aber er sprüht vor Leben.</text:p>
      <text:p text:style-name="P639"><text:span text:style-name="T705">Thorn war in seinem Redefluss nicht zu stoppen. „</text:span>Ich habe das Leben dort draußen jetzt auch gesehen, und mit Dieben, Huren, Ausbeutern und Mördern gesprochen – sogar mit <text:span text:style-name="T682">Alchemisten</text:span>. Und jeder von ihnen hat letztendlich eine so vollkommen eigene Sicht auf sein Leben, sein persönliches Überleben; <text:soft-page-break/>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Text_20_body">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639">Thorn seufzte. „Varg, wovon ich spreche, sind Menschen, die nie die freie Wahl hatten, böse oder gut zu sein. Marcin zum Beispiel, ich habe mit ihm zusammengearbeitet, ist ein ehrbarer Dieb. Und er ist einer geworden, weil er sonst als kleiner Junge jämmerlich verhungert wäre.“</text:p>
      <text:p text:style-name="P639">„<text:span text:style-name="T705">Marcin? Für den hat doch dieser eine Dieb gearbeitet, den wir gereinigt haben...“</text:span></text:p>
      <text:p text:style-name="P639">„<text:span text:style-name="T705">Ja, aber was hatte er schon verbrochen, außer in Armut aufzuwachsen? </text:span>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text:span text:style-name="T704">e</text:span>hrbare Diebe böse sind.“</text:p>
      <text:p text:style-name="Text_20_body">Varg <text:span text:style-name="T705">musste zustimmen, d</text:span>as<text:span text:style-name="T705">s die Lehrpläne schlecht waren</text:span>. <text:soft-page-break/><text:span text:style-name="T705">Was Thorn sprach, trug mehr Wahrheit in sich. </text:span>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 <text:span text:style-name="T704">Er fragte sich, was Thorn gesehen hatte, dass er jetzt so sprach.</text:span></text:p>
      <text:p text:style-name="Text_20_body">„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Text_20_body">„Das klingt ja nach einer armen Seele, die endlich ihr Schicksal in die Hand nehmen will, auch noch im Dienste des Rechts! Und das, obwohl sie eine Frau ist.“ Varg war gespannt auf diese Dame des Glaubens.</text:p>
      <text:p text:style-name="P639">„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text:p>
      <text:p text:style-name="P609">Darin bin ich am besten.<text:span text:style-name="T68"> Varg war zufrieden, dass Thorn dabei an ihn gedacht hatte. Er war zur Untätigkeit verdammt, seit man Thorn aus dem Orden geworfen hatte. Das klang vielversprechend.</text:span></text:p>
      <text:p text:style-name="P639">„Und zu eurem Glück haben wir euch einen großen Vorteil im Außeneinsatz verschafft, damit ihr diese großen Aufgaben <text:soft-page-break/>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639"><text:span text:style-name="T705">Varg stutzte. </text:span><text:span text:style-name="T41">Thorn hat sich verändert.</text:span><text:span text:style-name="T705"> </text:span>„<text:span text:style-name="T682">Alchemie</text:span>? Darauf hast du dich eingelasse<text:span text:style-name="T705">n</text:span>? Das ist doch vom Teufel! <text:span text:style-name="T682">Alchemie </text:span>ist schuld, dass J'zharr in tausend Splitter zerbrach!“ <text:span text:style-name="T705">Varg war baff, er schüttelte den Kopf. Klang Thorn deswegen so anders? War er in Verführung geraten?</text:span></text:p>
      <text:p text:style-name="Text_20_body">„Wer hat das gesagt? Inquisitor Orfan im Mythologie-Unterricht? Nun er hat sicher auch gesagt, dass <text:span text:style-name="T682">Alchemie</text:span> auch schuld daran war, dass Q'holi in Tausend Splitter zerbrach. Und wir können mit seinen Splittern J'zharrs Willen noch ausführen. <text:span text:style-name="T682">Alchemie </text:span>hat den grausamen Krieg der Götter beendet. <text:span text:style-name="T682">Alchemie </text:span>ist gar nicht so schlecht, oder?“</text:p>
      <text:p text:style-name="Text_20_body">Varg grummelte zustimmend.</text:p>
      <text:p text:style-name="Text_20_body">„Nicht nur das: <text:span text:style-name="T682">Alchemie </text:span>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text:span text:style-name="T682">Alchemie </text:span>kann das wunderbare Mittel des Fortschritts gegen das Leid sein. Wie ein Messer ist <text:span text:style-name="T682">Alchemie </text:span>weder gut noch böse: ein Messer kann töten, klar, aber mit einem Messer kann man auch Kranke operieren, Abszesse beseitigen, einfach nur einen Kuchen schneiden. Lass es uns doch benutzen, um das Krebsgeschwür der Korruption aus dieser Stadt zu schneiden!“</text:p>
      <text:p text:style-name="Text_20_body"><text:span text:style-name="T1">Das klingt wirklich gut,</text:span> dachte Varg.<text:span text:style-name="T1"> Immerhin hängt mir auch schon zum Hals heraus, was sie mir im Orden ständig erzählen. Und diese Stadt hat eine Kur dringend nötig, vielleicht </text:span><text:soft-page-break/><text:span text:style-name="T1">ist Bor ja das Mittel, das Lagon braucht.</text:span></text:p>
      <text:p text:style-name="Text_20_body">„Okay“, sagte er, „ich mache mit. Wenn wir Bor tatsächlich nur zum <text:span text:style-name="T379">G</text:span>uten einsetzen, bin ich bereit, für dich zu kämpfen.“</text:p>
      <text:p text:style-name="Text_20_body">„Prima! Ich bin froh, dich dabei zu haben. Deine Anwesenheit wird mir genug Rückgrat geben, dass ich in der Gegenwart der Schwachen nicht auch schwach werde und unsere Ideale nicht vergesse.“</text:p>
      <text:p text:style-name="P640">Varg war sich da nicht so sicher.</text:p>
      <text:p text:style-name="Text_20_body"/>
      <text:h text:style-name="P686" text:outline-level="1"><text:bookmark-start text:name="__RefHeading__14008_2035619654"/>Joran – <text:span text:style-name="T391">wird von Arghan zur Ausbildung Danias und Vargs gebracht</text:span><text:bookmark-end text:name="__RefHeading__14008_2035619654"/></text:h>
      <text:p text:style-name="P24"/>
      <text:p text:style-name="Text_20_body">Er war schon wieder über seinen Skizzen eingeschlafen. Alles was er noch wusste, war, dass er über einem Luftschiff gegrübelt hatte... aber ihm absolut keine Möglichkeit für den Antrieb eingefallen war. </text:p>
      <text:p text:style-name="Text_20_body">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text:soft-page-break/>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Text_20_body">Doch die liebreizenden Inquisitorinnen wandten sich ab von seinem mächtigen stählernen Stamm.</text:p>
      <text:p text:style-name="Text_20_body">„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text:span text:style-name="T706">E</text:span>ines Tages fand er auf der höchsten Wolke, wo bereits kein Dampf mehr existieren konnte, ein Luftschiff liegen. <text:span text:style-name="T706">Es wartete n</text:span>ur auf einen Fahrer, der es weit und frei durch die Lüfte steuerte. <text:span text:style-name="T706">Joran </text:span>stieg ab von dem Baum, der seinen Zweck erfüllt hatte, und trat auf die Wolke, betrat das Luftschiff durch eine Luke und betätigte die Armaturen, auf dass es startete. Und es begann zu ruckeln und zu zuckeln und zu zucken und zu rucken, und dann </text:p>
      <text:p text:style-name="Text_20_body">zerrte Arghan an ihm und rüttelte ihn an den Schultern, sodass er unsanft erwachte. </text:p>
      <text:p text:style-name="Text_20_body">„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text:span text:style-name="T682">alchemistischen</text:span> Front. Wir haben ein neues Labor organisiert!“</text:p>
      <text:p text:style-name="Text_20_body">Joran blinzelte verwirrt. Er war offensichtlich vollständig bekleidet eingeschlafen, das ersparte ihm zumindest die Unannehmlichkeit, in Unterwäsche vor seinem Boss zu stehen, vor <text:soft-page-break/>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Text_20_body">„Was sagst du? Labor? Krieg? Mister Arghan, glaubst du, ein Krieg ist eine gute Idee? Gegen wen überhaupt?“</text:p>
      <text:p text:style-name="P641">Howl beruhigte sich ein wenig und lächelte nachsichtig. „Joran, hast du nicht immer davon geträumt, frei mit Bor zu forschen und zu erfinden, sodass du der Menschheit endlich gescheit helfen kannst? Dieses Recht wollen wir uns nehmen! Der Orden tut uns völlig unverständlicherweise die Verwendung von Bor zu verbieten, aufgrund von ein paar Dogmen eines toten Gottes... und wir wollen dieses Verbot aufheben, damit unser Unternehmen endlich den gewaltigen Sprung nach vorn machen kann, auf den wir seit Jahren warten!“</text:p>
      <text:p text:style-name="P642">Howl macht eine kurze Pause, um Luft zu holen.</text:p>
      <text:p text:style-name="P641">„Keine Sorge, das wird kein offener Krieg, wir wollen unser Ziel auf politischem Weg erreichen. Nur damit wir auf diesem Weg erfolgreich sind, müssen wir unter Umständen etwas nachhelfen. <text:span text:style-name="T706">W</text:span>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Text_20_body">Joran fand es ein bisschen früh am morgen für politische Gespräche, doch er konnte nicht umhin, Howl recht zu geben. Er hatte die <text:span text:style-name="T706">Repression </text:span>des Ordens ja auch schon am eigenen Leib erfahren müssen, auch wenn Howl das nicht wusste.</text:p>
      <text:p text:style-name="Text_20_body">„Und deswegen brauche ich deine Künste als <text:span text:style-name="T682">Alchemist</text:span>. Du musst zwei unserer Leute im Umgang mit Bor ausbilden – mache sie zu Attentätern im Dienste der Wissenschaft! Wir be<text:soft-page-break/>kämpfen den Terrorismus des Ordens mit unseren eigenen Waffen. Die haben die Splitter ihres toten Gottes, und wir haben die Essenz des Lebens – Bor!“</text:p>
      <text:p text:style-name="Text_20_body">„Ich soll... <text:span text:style-name="T706">Attentäter</text:span> ausbilden? <text:span text:style-name="T706">Mörder?</text:span>“</text:p>
      <text:p text:style-name="Text_20_body">„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Text_20_body">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Text_20_body">„Nicht die Armut ist die Krankheit, Joran, der Orden ist es! Und du bist ein ziemlich guter Chirurg. Lass un<text:span text:style-name="T706">s</text:span> diesen Tumor aus Lagon herausoperieren! Wir bekämpfen Feuer mit Feuer, oder zumindest Flamme mit Wissenschaft. Für eine bessere Zukunft.“</text:p>
      <text:p text:style-name="Text_20_body"><text:span text:style-name="T54">Ich habe immer noch ein etwas mulmiges Gefühl, </text:span><text:span text:style-name="T292">dachte Joran. </text:span><text:span text:style-name="T54">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text:span><text:span text:style-name="T61">G</text:span><text:span text:style-name="T54">anzen schaden.</text:span></text:p>
      <text:p text:style-name="Text_20_body">„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Text_20_body"><text:soft-page-break/>„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642">Auch wenn Arghan begeistert war, Joran konnte sich kaum vorstellen, dass es so einfach werden würde.</text:p>
      <text:p text:style-name="P24"/>
      <text:h text:style-name="P686" text:outline-level="1"><text:bookmark-start text:name="__RefHeading__14010_2035619654"/>Thorn – <text:span text:style-name="T709">schaut den Arbeitern beim Einladen zu, reflektiert über seine Pläne</text:span><text:bookmark-end text:name="__RefHeading__14010_2035619654"/></text:h>
      <text:p text:style-name="P24"/>
      <text:p text:style-name="P643">Thorn sah Arghans Arbeitern dabei zu, wie sie die Kutschen beluden. <text:span text:style-name="T708">Seine Stimmung stand auf Triumph – endlich ging es los. Mit der Ausrüstung, die hier vorbereitet wurde, konnten sie einen geheimen Stützpunkt einrichten, und mit der Ausbildung von Varg und Dania beginnen. Der Grundstein für Thorns Erfolg war gelegt.</text:span></text:p>
      <text:p text:style-name="P645">Viel Ausrüstung war nicht nötig, besonders viel brauchte man für ihre neue Basis nicht. Thorn sah ein paar Tische, Regale, und kleine Schränke, und ein, zwei Kisten, die verdächtig klirrten, wenn die Arbeiter sie absetzten. Ein Vorarbeiter brüllte Befehle, wischte sich den Schweiß von der Stirn – wenige Dinge gaben Thorn so ein gutes Gefühl, <text:span text:style-name="T710">wie</text:span> wenn andere Leute in seinem Namen Befehle brüllten.</text:p>
      <text:p text:style-name="P645">Er musste sich nicht einmal selbst darum kümmern.</text:p>
      <text:p text:style-name="P645">Die Dinge liefen wirklich gut. Alle hatten sie sich zur Zusammenarbeit bereit erklärt. Dass Leute wie Dania, Varg, Arghan und Marcin gemeinsam in einer Mannschaft spielten, war sein Verdienst.</text:p>
      <text:p text:style-name="P646"><text:span text:style-name="T42">Sie sind so unterschiedlich. Aber genau darin liegt ihre Stärke,</text:span><text:span text:style-name="T253"> dachte Thorn.</text:span></text:p>
      <text:p text:style-name="P646"><text:soft-page-break/><text:span text:style-name="T253">Thorn hatte einiges aufbringen müssen, um diese ungewöhnliche Mischung zusammen zu bringen. Erfolg bekam einen </text:span>gewissen fatalistischen Touch, wenn man vierundzwanzig Stunden am Tag versuchen muss<text:span text:style-name="T710">te</text:span>, den eigenen Lügen nicht zu sehr zu glauben.</text:p>
      <text:p text:style-name="P646"><text:span text:style-name="T54">Verdammter Idealismus,</text:span><text:span text:style-name="T292"> dachte er. </text:span><text:span text:style-name="T54">Aber nur solange </text:span><text:span text:style-name="T62">Leute</text:span><text:span text:style-name="T54"> wie Varg mir so etwas ab</text:span><text:span text:style-name="T62">kaufen</text:span><text:span text:style-name="T54">, kann ich ihnen ihre verdammte Aufgabe näher bringen.</text:span></text:p>
      <text:p text:style-name="P646"><text:span text:style-name="T292">Fluchen war ein guter Weg, um nicht in die Illusion zu verfallen, dass er tatsächlich einen besseren Ort aus Lagon machen wollte. </text:span><text:span text:style-name="T54">Zu viel gute-Seele-tun verwirrt einem die Sinne.</text:span><text:span text:style-name="T292"> </text:span><text:span text:style-name="T302">W</text:span><text:span text:style-name="T292">ie sollte er seine Pläne verwirklichen, wenn er anfing, sich tatsächlich so sehr mit moralischen Fragen zu plagen, wie seine Schützlinge?</text:span></text:p>
      <text:p text:style-name="P647"><text:span text:style-name="T54">Amüsant, wie Varg, Dania, sogar Arghan sich irgendwo an ihre Ideale klammern. Schwächere Geister brauchen das wohl, um nicht den Verstand zu verlieren.</text:span><text:span text:style-name="T292"> </text:span></text:p>
      <text:p text:style-name="P647"><text:span text:style-name="T292">Er konnte sich das nicht leisten. Um überzeugend zu lügen, muss man das, was man sagt, zu </text:span><text:span text:style-name="T302">einh</text:span><text:span text:style-name="T292">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647">Doch jetzt liefen die Geschehnisse langsam an, die Überzeugungsarbeit war fürs erste getan. Endlich ging es ans Eingemachte. Das Labor wurde eingerichtet. Marcin hatte eine Hütte im abgelegenen elften Bezirk organisiert, wo die Miliz nie vorbeischaute. <text:span text:style-name="T710">E</text:span>s <text:span text:style-name="T710">gab dort </text:span>nicht einmal <text:span text:style-name="T709">e</text:span>hrbare Diebe. <text:span text:style-name="T710">Nur </text:span>ein<text:span text:style-name="T710">en</text:span> einsame<text:span text:style-name="T710">n</text:span> brave<text:span text:style-name="T710">n</text:span> Inquisitor, der wegen zuviel Idealismus in dieses Loch versetzt wurde, <text:span text:style-name="T710">fristete hier sein Dasein, predigte ab und zu</text:span> – beste Vorraussetzungen für ein Geheimlabor.</text:p>
      <text:p text:style-name="P647"><text:span text:style-name="T709">D</text:span>ie Hinterwäldler, die dort von ihrer Schweinezucht lebten, hätten keine Ahnung, womit sie es zu tun <text:span text:style-name="T709">haben</text:span>, selbst wenn sie in das Labor hinein<text:span text:style-name="T709">schauen würden</text:span>. Der Bildungsstandar<text:span text:style-name="T706">d</text:span> <text:soft-page-break/>lief hier auf nichts hinaus, <text:span text:style-name="T709">bis auf das Bisschen, </text:span>das man für Landwirtschaft brauchte. <text:span text:style-name="T709">D</text:span>iese rückständigen Idioten waren nicht <text:span text:style-name="T709">ein</text:span>mal für Verbrechen zu gebrauchen.</text:p>
      <text:p text:style-name="Text_20_body"><text:span text:style-name="T1">Umso bessere Bedingungen für uns,</text:span> dachte Thorn.</text:p>
      <text:p text:style-name="Text_20_body">„<text:span text:style-name="T709">Thorn! Da bist du ja. Und, gefällt dir, was du siehst?“ Arghan eilte herbei, er war spät dran.</text:span></text:p>
      <text:p text:style-name="P610">Nun, er wird hier ja auch nicht wirklich gebraucht. Alles, was wir von ihm benötigen, ist die Unterschrift, die das hier ermöglicht.</text:p>
      <text:p text:style-name="P610"><text:span text:style-name="T68">„Ja, ich stelle sicher, dass alles nach Plan verläuft. Dass nichts wichtiges vergessen wird.“ Natürlich hatte Thorn keine Ahnung, was sie eigentlich alles benötigten. </text:span>Schlafplätze, schätze ich. Vielleicht ein paar Waffen. Der alchemische Kram ist mir fremd.</text:p>
      <text:p text:style-name="P610"><text:span text:style-name="T68">Arghan war sehr freundlich zu ihm, seit er klargestellt hatte, welche Macht er über Thorn hatte. </text:span><text:span text:style-name="T254">Er hatte ihm das Du angeboten.</text:span><text:span text:style-name="T68"> Für Arghan war alles bester Ordnung, endlich ging es los. </text:span><text:span text:style-name="T254">Seine Träume begannen sich gerade, zu manifestieren. Und er hatte das Gefühl der Kontrolle.</text:span></text:p>
      <text:p text:style-name="P628">Thorn war immer ein bisschen schlecht, wenn er Arghan sah. Da ging der Mann, der ihm seinen Weg aufgezwungen hatte. Der seinen Ruf ruiniert, und seine Machtbasis genommen hatte. Wegen dem er seinen Flammensplitter verloren hatte. Und Thorn konnte nicht auf ihn verzichten, er brauchte ihn, wenn er jemals wieder etwas werden wollte in dieser Stadt.</text:p>
      <text:p text:style-name="P611"><text:span text:style-name="T68">Arghan trat heran und klopfte ihm auf die Schulter. Solche Berührungen waren Thorn höchst unangenehm. Er war es gewohnt, Macht auszuüben – er wusste genau, welche Botschaft dadurch subtil vermittelt wurde. </text:span>Gut gemacht.<text:span text:style-name="T287"> Nicht, dass Arghan zu entscheiden hätte, ob er etwas gut gemacht hat. Arghan </text:span><text:span text:style-name="T291">hatte nicht </text:span><text:span text:style-name="T287">zu entscheiden, was Thorn tat.</text:span></text:p>
      <text:p text:style-name="P632">„Und du? Ist für den Transport wirklich alles abgeklärt? Können wir dem Fahrer vertrauen? Dieses Labor muss geheim bleiben.“</text:p>
      <text:p text:style-name="P632">„Selbstverständlich.“ Arghan lachte. „Ist ja nicht das erste <text:soft-page-break/>Labor, das wir einrichten, wie du weißt. Auch wenn es gut ist, dass das Grundstück diesmal nicht auf meinen Namen läuft. Da hat dein Mann bei den Dieben bestimmt die bessere Infrastruktur.“</text:p>
      <text:p text:style-name="P632">Thorn nickte zustimmend. Das war natürlich der Grund, den er Arghan erzählt hatte. In Wirklichkeit war es ihm lieber, wenn Arghan und Marcin nie komplett für etwas verantwortlich waren. Umso weniger verzichtbar war Thorn. Wenn es nach ihm ging, würden die beiden sich nie kennenlernen.</text:p>
      <text:p text:style-name="P633">Arghan klopfte ihm noch einmal auf die Schulter. „Ich sehe, du hast alles im Griff. Macht Spaß, mit dir zusammenzuarbeiten. Sehr professionell. Ich kümmere mich dann mal weiter um meine anderen Geschäfte.“</text:p>
      <text:p text:style-name="P627"><text:span text:style-name="T328">Thorn wollte dem Geschäftsmann zum Abschied ebenfalls auf die Schulter klopfen, doch der neumodische Anzug, den Arghan trug, hatte dort spitze Nieten. Er musste auf diese Geste verzichten, und winkte stattdessen. </text:span><text:span text:style-name="T66">Winken. So verschaffe ich mir niemals Respekt.</text:span></text:p>
      <text:p text:style-name="P633">Nun, Respekt war zwischen den beiden wahrscheinlich gar nicht nötig. Letztendlich gab es nur einen Grund, warum Thorn und Arghan sich vertrauen konnten: sie wussten zu viel über einander.</text:p>
      <text:p text:style-name="P633">Thorn hätte niemals zugegeben, dass er Arghan dankbar war. Seit der Orden ihn verstoßen hatte, hatte Thorn sich so frei wie noch nie gefühlt – auch wenn er nun ein sehr viel gefährlicheres Spiel spielte. Aber er war zuversichtlich, dass er gut in dem Spiel war. So gut wie kein Anderer.</text:p>
      <text:p text:style-name="P633">Von Marcin vielleicht abgesehen. Über ihn wusste Thorn nicht genug. Dass sie zusammen geplant hatten, Kenin zu ermorden, war bereits etwas – aber letztendlich nicht belastend genug. Diebe brachten sich ständig gegenseitig um. Das alleine reichte nicht, um etwas gegen Marcin in der Hand zu haben.</text:p>
      <text:p text:style-name="P627"><text:span text:style-name="T328">Er hatte Marcin auch noch nicht viel von sich gesagt. </text:span><text:span text:style-name="T332">Um Marcins Vertrauen nicht vollständig zu verspielen, sollte er ihm bald sagen, dass der Orden ihn verstoßen hatte. Jetzt, wo Thorn </text:span><text:soft-page-break/><text:span text:style-name="T332">der Kontakt zu Arghan war, und ein ordentliches Budget für die Operation kontrollierte, hatte Marcin genug andere Gründe, mit ihm zusammenzuarbeiten.</text:span></text:p>
      <text:p text:style-name="P629"><text:span text:style-name="T332">A</text:span><text:span text:style-name="T328">ber das rechtfertigte Marcins Risiko nur bis zu einem gewissen Grad. Für Marcin war Thorn bis jetzt nur eine Chance, nicht unersetzlich. Marcin war nicht abhängig von ihm. </text:span><text:span text:style-name="T66">Das ist ein Problem.</text:span></text:p>
      <text:p text:style-name="P634">Nun, jeder hatte seine Schwachstelle. Auch Marcin musste irgendwo verwundbar sein. Thorn würde nur herausfinden müssen, was er brauchte. Es ihm geben. Bis Marcin es sich nicht mehr leisten konnte, wenn Thorn es ihm wegnahm.</text:p>
      <text:p text:style-name="P634">Doch dieses Problem würde er an einem anderen Tag lösen. Heute sonnte sich Thorn in seinen Chancen.</text:p>
      <text:p text:style-name="P24"/>
      <text:h text:style-name="P686" text:outline-level="1"><text:bookmark-start text:name="__RefHeading__14012_2035619654"/>Dania – <text:span text:style-name="T391">wacht auf Brocken im Labor auf</text:span><text:bookmark-end text:name="__RefHeading__14012_2035619654"/></text:h>
      <text:p text:style-name="P23"/>
      <text:p text:style-name="Text_20_body"><text:span text:style-name="T711">Dania </text:span>saß vollkommen mit sich und der Welt im Einklang in einer Ecke. Das verwunderte sie auch nicht weiter, sie verwunderte gar nichts. <text:span text:style-name="T711">I</text:span>mmerhin war sie mit sich selbst und der Welt im Einklang. Da hatte sie doch eine harmlose Ecke nicht zu beachten.</text:p>
      <text:p text:style-name="Text_20_body">Zum ersten Mal seit langer Zeit fühlte sie sich... das war schwer zu sagen, Dania kannte dieses Gefühl nicht. Für ein verlorenes Mädchen des siebten Bezirks blieben nicht allzu viele Metaphern übrig, um Reinheit und Unschuld zu beschreiben. Eine <text:span text:style-name="T711">wie sie musste </text:span>auf Konzepte wie Reinheit und Unschuld vollkommen verzichten – ums <text:span text:style-name="T711">Ü</text:span>berleben <text:span text:style-name="T711">w</text:span>illen.</text:p>
      <text:p text:style-name="Text_20_body">Sie fühlte sich satt, aufgehoben und rundum wohl. <text:span text:style-name="T711">Und ziemlich zugedröhnt, natürlich.</text:span> Sie hatte in den letzten Wochen sogar genug Schlaf abgekriegt. <text:span text:style-name="T711">E</text:span>in Gefühl genoss sie ganz besonders – es war ungewohnt <text:span text:style-name="T1">trocken</text:span> zwischen ihren Schenkeln.</text:p>
      <text:p text:style-name="Text_20_body"><text:span text:style-name="T1">Unklebrig, </text:span>dachte sie,<text:span text:style-name="T1"> und trotzdem satt. So fühlt sich wohl eine fabrikneue Packung Hoover Beans. </text:span><text:span text:style-name="T255">Wenn man im </text:span>siebten <text:soft-page-break/>Bezirk <text:span text:style-name="T711">aufwuchs,</text:span> bl<text:span text:style-name="T408">ie</text:span>ben wahrlich nicht viele Metaphern.</text:p>
      <text:p text:style-name="Text_20_body"><text:span text:style-name="T711">A</text:span>m Rande <text:span text:style-name="T711">war ihr </text:span>bewusst, dass das Brocken ihr wohl einfach einen Schub an Selbstbewusstsein gab. <text:span text:style-name="T711">S</text:span>ie <text:span text:style-name="T711">fühlte </text:span>sich toll, weil sie sich toll fühlen wollte… <text:span text:style-name="T711">so funktionierte die Droge. D</text:span>och <text:span text:style-name="T711">irgendwie ging </text:span>dieses Gefühl viel tiefer.</text:p>
      <text:p text:style-name="Text_20_body">Als sie an sich herunterblickte, merkte sie, dass ihre Kleider sich vor ihren Augen verwandelten. Sie war vollkommen verblüfft, aber dann erinnerte sie sich an ihr <text:span text:style-name="T682">alchemistisches</text:span> Talent, Brockenauswirkungen zu steuern. Sie trug zwar keine Lumpen (das musste sich eine Hure leisten können), doch mehr als eine einzige Garnitur Klamotten hatte sie nie besessen, und die war schon immer steif und grau vor Dreck gewesen. <text:span text:style-name="T711">E</text:span>s war ein viel zu kurzes Kleid und oberschenkellange Strümpfe, die es irgendwie schafften, sehr durchsichtig, aber trotzdem sehr warm zu sein. <text:span text:style-name="T711">Davon abgesehen war die Farbe der </text:span>Strümpfe undefinierbar.</text:p>
      <text:p text:style-name="P648">Sie hatte sie am Anfang ihrer Karriere <text:span text:style-name="T68">gefunden. </text:span><text:span text:style-name="T255">E</text:span>twa zwei Wochen, nachdem sie ein sehr gruseliger und grausamer Mann mitten auf der Straße in eine Nische <text:span text:style-name="T711">zerrte</text:span>, vergewaltigte und dem heulenden und zitternden kleinen Mädchen anschließend gleich sieben Flammlinge auf einmal in die Unterhose stopfte. </text:p>
      <text:p text:style-name="P648">Dania hatte diese ersten grauenvollen Momente <text:span text:style-name="T711">ihres Berufs </text:span>nie vergessen – doch ihr Vater hatte ihr erklärt, dass das nur eine ehrliche Art für Frauen sei, Geld zu verdienen. <text:span text:style-name="T711">Er hatte </text:span>nicht <text:span text:style-name="T711">einmal </text:span>alles von ihrem Lohn versoffen. <text:span text:style-name="T711">E</text:span>r hatte sich sogar bereit erklärt, ihr etwas darüber beizubringen, sehr uneigennützig. </text:p>
      <text:p text:style-name="Text_20_body">Jedenfalls, zwei Wochen nach diesem Erlebnis <text:span text:style-name="T711">strolchte </text:span>sie <text:span text:style-name="T711">durch eine </text:span>der hinteren Gassen, <text:span text:style-name="T711">weil </text:span>ihr die Unterrichtsversuche ihres Vaters zu viel <text:span text:style-name="T711">waren. Sie stolperte</text:span> über eine tote Kollegin. <text:span text:style-name="T711">S</text:span>ie hatte wohl eine Überdosis gehabt, <text:span text:style-name="T711">nichts ungewöhnliches. Ihre </text:span>Kleidung <text:span text:style-name="T711">hatte </text:span>viel besser zu ihre<text:span text:style-name="T711">m</text:span> neuen Beruf <text:span text:style-name="T711">gepasst </text:span>als die Lumpen, die sie ihre Kindheit über getragen hatte; sie waren ihr zwar viel zu groß, aber einige der Männer schien das ziemlich anzuziehen, und so konnte sie sich über <text:soft-page-break/>Wasser halten, und ihren Vater über seinem Alkoholpegel. Als sie dann etwa drei Monate später ihre erste Regel bekam, hatte sie sich bereits an ihren neuen Job gewöhnt.</text:p>
      <text:p text:style-name="P648">Diese Erinnerungen schmerzten nicht mehr, wenn Dania auf Brocken war. Außerdem hatte sie gerade einen wirklich guten Tag. Und sie war vollkommen davon abgelenkt, was mit ihrem Kleid passierte: das Graubraune vollkommen harte Stück „Stoff“, dass sie am Körper trug, änderte sein Farbe. </text:p>
      <text:p text:style-name="P648">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text:p>
      <text:p text:style-name="P648"><text:span text:style-name="T711">A</text:span>ls sie es anfasste, fühlte es sich plötzlich viel weicher an, als es je gewesen war – anscheinend bestand es aus <text:span text:style-name="T43">Baumwolle</text:span>. Dania war fasziniert. Sie hatte Jahrelang solch ein schönes Kleid angehabt, und es erst jetzt gemerkt?</text:p>
      <text:p text:style-name="Text_20_body">Sie sprach ein kurzes Dankgebet an J'zharr, dass es Brocken gab, und dass sie die Möglichkeit hatte, Reinheit auch einmal zu erfahren. <text:span text:style-name="T711">D</text:span>er einzige, der ihr je etwas über Theologie beigebracht hatte,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Text_20_body">Diese Erinnerungen begannen, etwas wehzutun, und sie merkte, dass sie wohl langsam herunterkam. Sie begann sich schnell einzureden, dass es jetzt gut sei, und dass sie ja jetzt ein neues Leben anfange – mit etwas Glück musste sie nie wieder so arbeiten. <text:span text:style-name="T711">Und mit Thorns Hilfe, natürlich.</text:span></text:p>
      <text:p text:style-name="P650">Sie dachte lieber wieder an Kenin oder an Gabor, und die Macht, die sie gespürt hatte. Die Macht, die sie plötzlich gehabt <text:soft-page-break/>hatte, und dass sie kein harmloser Spielball dieses Universums mehr war. <text:span text:style-name="T628">Sie überprüfte noch mal die Klinge, die an ihr Bein geschnallt war,</text:span> und fühlte sich gleich viel sicherer. <text:span text:style-name="T713">Seit dem Mord an Kenin hatte sie immer bei sich.</text:span></text:p>
      <text:p text:style-name="P612">Selbst wenn mein Vater mich finden würde – heute hätte ich eine Antwort darauf.</text:p>
      <text:p text:style-name="P650"><text:span text:style-name="T713">Eines Tages war sie </text:span>mit sich übereingekommen, dass sie ihren Vater nicht mehr brauchte. <text:span text:style-name="T712">Es war</text:span> eine gute Entscheidung gewesen, ihn zu verlassen. <text:span text:style-name="T713">Sie bereute sie keinen Tag. Für eine Weile musste sie sich in einem anderen Bezirk herumtreiben – doch eines Tages hörte sie, dass er aufgehört hatte, nach ihr zu fragen. Da machte sie sich keine Sorgen mehr. Da er selten das Haus verließ, hatte sie keine Angst, ihm zufällig zu begegnen.</text:span></text:p>
      <text:p text:style-name="Text_20_body"><text:span text:style-name="T1">Soll er sich doch sein eigenes Geld erficken</text:span>, dachte sie. <text:span text:style-name="T1">Ich werde das jedenfalls nicht mehr tun. Nicht mal mehr für mich selbst – ich ermorde es mir ab jetzt!</text:span></text:p>
      <text:p text:style-name="Text_20_body">Drei Wochen waren seit dem Mord an Kenin vergangen. Sie hatte seitdem nicht mehr arbeiten müssen, Marcin hatte sie bei sich wohnen lassen, und ihr sogar eine tägliche Dosis Brocken bereitgestellt. </text:p>
      <text:p text:style-name="Text_20_body">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eine Kutsche gesetzt hatte. Sie wusste allerdings nicht mehr, wie lang sie gefahren waren. War sie vielleicht nicht einmal mehr im siebten Bezirk?</text:p>
      <text:p text:style-name="P651">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text:span text:style-name="T712">verschiedenen B</text:span>eulen versehen war. </text:p>
      <text:p text:style-name="P651">Er hatte auch keine Tür <text:span text:style-name="T714">und keine Fenster</text:span>; nur eine Falltür an der Decke, mit einer kleinen Leiter, die nach oben führte. An <text:soft-page-break/>einer Wand hing eine große Tafel. <text:span text:style-name="T712">S</text:span>ie kannte das noch, <text:span text:style-name="T712">als </text:span>sie einmal <text:span text:style-name="T712">zum schlafen in eine Schule des Ordens eingestiegen war</text:span>. An den restlichen Wänden standen Tische voller rätselhafter Instrumente, irgendwelche Glaskolben mit Flüssigkeiten, die sie lieber nicht zu genau kennen wollte. </text:p>
      <text:p text:style-name="P649"><text:span text:style-name="T712">I</text:span>n der Ecke stand ein Käfi<text:span text:style-name="T714">g. Darin schlief das </text:span>süßeste kleine haarige Wesen, das ihr je untergekommen war. <text:span text:style-name="T714">Sie kniete sich hin und presste ihr Gesicht an die Gitterstäbe. Sie hätte das Tier gerne gestreichelt, doch die Gitter waren zu eng. </text:span>Dania wusste sofort, dass es ein Wombat war, auch wenn sie noch nie einem begegnet war. <text:span text:style-name="T1">Wofür sollte man ein </text:span><text:span text:style-name="T44">Tier in einem </text:span><text:span text:style-name="T1">Labor </text:span><text:span text:style-name="T44">halten</text:span><text:span text:style-name="T1">, wenn nicht, um Brocken herzustellen?</text:span></text:p>
      <text:p text:style-name="Text_20_body">Dann klopfte es an der Decke.</text:p>
      <text:p text:style-name="P24"/>
      <text:h text:style-name="P686" text:outline-level="1"><text:bookmark-start text:name="__RefHeading__14014_2035619654"/>Joran – <text:span text:style-name="T391">reist in den elften Bezirk und lernt Dania kennen</text:span><text:bookmark-end text:name="__RefHeading__14014_2035619654"/></text:h>
      <text:p text:style-name="P23"/>
      <text:p text:style-name="P652">Was auch immer die sich gedacht hatten, das Labor in den <text:span text:style-name="T1">elften </text:span>Bezirk zu stellen, eine <text:span text:style-name="T715">einfache </text:span>Anreise hatten sie auf jeden Fall nicht im Sinn gehabt. Der Kutschenfahrer hatte ihn sehr seltsam angeschaut, als Joran ihm befahl, ihn in den elften Bezirk zu fahren. </text:p>
      <text:p text:style-name="P652"><text:span text:style-name="T715">D</text:span>och die freiberuflichen Kutschenfahrer Lagons hatten sich darauf spezialisiert, keine Fragen zu stellen und ein sehr schlechtes Gedächtnis zu haben, wenn es um etwas anderes als Straßen und Orte ging. So konnte Joran sich in Ruhe mental <text:span text:style-name="T715">auf seine Arbeit im Labor</text:span> vorbereiten. Soweit das <text:span text:style-name="T715">bei </text:span>einer Kutschfahrt in Lagon möglich war.</text:p>
      <text:p text:style-name="Text_20_body"><text:span text:style-name="T715">Der </text:span>fünfte Bezirk, wo Joran wohnte, <text:span text:style-name="T715">hatte </text:span>ausgebaute Straßen und Infrastruktur. <text:span text:style-name="T715">Der </text:span>Ausbau <text:span text:style-name="T715">wurde </text:span>von den Großindustriellen selbst in die Hand genommen. <text:span text:style-name="T715">So weit war die Fahrt </text:span>angenehm, doch der elfte Bezirk lag am völlig anderen Ende der Stadt, und viel rückständiger als diese hinterwäldlerischen <text:soft-page-break/>Schweinehirten dort ging es kaum. Auch die Slums, durch die er musste, als er durch die urbane Stadtmitte fuhr, hatten nur <text:span text:style-name="T715">verwahrloste </text:span>Gassen. <text:span text:style-name="T715">A</text:span>b und zu musste der Fahrer aussteigen, um <text:span text:style-name="T715">einen </text:span>Körper aus dem Weg zu räumen. <text:span text:style-name="T715">N</text:span>icht alle <text:span text:style-name="T715">waren</text:span> Schnapsleichen.</text:p>
      <text:p text:style-name="P652">Als sie jedoch de<text:span text:style-name="T715">n </text:span>elften Bezirks kamen, <text:span text:style-name="T715">der weniger dicht besiedelt war, </text:span>war meistens nicht mal eine Straße zu erkennen. <text:span text:style-name="T715">S</text:span>ie mussten sich durch die vollkommen löchrigen Pfade zwischen Viehweiden, Feldern und brüchigen Hütten durchkämpfen. <text:span text:style-name="T715">Joran hatte darauf geachtet, eine Kutsche mit moderner Federung auszuwählen, doch viel half es nicht.</text:span></text:p>
      <text:p text:style-name="P652"><text:span text:style-name="T715">Als </text:span>Joran <text:span text:style-name="T715">den Blick aus dem Fenster schweifen lies, war er enttäuscht. Er </text:span>hatte einige Maschinen zur Landwirtschaft entworfen – doch zu seiner Verwunderung <text:span text:style-name="T715">sah er </text:span>kaum eine im Einsatz. <text:span text:style-name="T715">Dabei war </text:span>das hier doch der landwirtschaftliche Bezirk. Anscheinend verkaufte Arghan die Maschinen zu teuer, als dass diese Leute sie sich hätten leisten können. Joran fluchte <text:span text:style-name="T716">auf J‘zharr. Er war froh, dass der Kutscher ihn in seiner Kabine nicht hören konnte.</text:span></text:p>
      <text:p text:style-name="P653">Irgendwann hörten sogar die Häuser auf. <text:span text:style-name="T716">Hier </text:span>gab <text:span text:style-name="T716">es </text:span>nur noch Felder, <text:span text:style-name="T716">und nur </text:span>in der Ferne ein paar <text:span text:style-name="T716">Landhäuser. Die reichsten Familien Lagons, die einen eigenen Namen hatten, konnten es sich leisten, ab und zu dem Dreck und Lärm der Stadt zu entkommen</text:span>. </text:p>
      <text:p text:style-name="P654">In der Ferne zeichnete sich ihr Ziel ab – eine kleine Häusersiedlung, um die weit reichende Felder lagen.</text:p>
      <text:p text:style-name="P653">Auf <text:span text:style-name="T716">denen </text:span>sah Joran ein paar vergleichsweise junge Leute mit ein paar seiner eigenen Maschinen arbeiten, was ihn sofort zum <text:span text:style-name="T716">L</text:span>ächeln brachte. <text:span text:style-name="T718">Arghan hatte ihm gesagt, dass sie ehrbare Diebe waren</text:span>, die <text:span text:style-name="T718">hier ihr Glück in der Landwirtschaft versuchten</text:span>. <text:span text:style-name="T718">Mehr wusste Joran nicht, mehr wollte er auch nicht wissen.</text:span></text:p>
      <text:p text:style-name="P653">Joran sollte es recht sein. <text:span text:style-name="T716">Durch diese Erfahrungen konnten die Maschinen verbessert werden. Vielleicht waren sie eines Tages billig genug für andere Bauern. Und wenn die Diebe dadurch von der Straße wegkamen und ehrlich arbeiteten, umso </text:span><text:soft-page-break/><text:span text:style-name="T716">besser.</text:span></text:p>
      <text:p text:style-name="Text_20_body">Doch <text:span text:style-name="T717">seine Gedanken wurden unterbrochen, </text:span>sie <text:span text:style-name="T717">kamen </text:span>in der kleinen Siedlung an. <text:span text:style-name="T1">Clever, das Labor </text:span><text:span text:style-name="T45">von ihnen </text:span><text:span text:style-name="T1">bauen </text:span><text:span text:style-name="T45">zu lassen</text:span><text:span text:style-name="T1">, </text:span><text:span text:style-name="T45">die plaudern bestimmt nicht.</text:span></text:p>
      <text:p text:style-name="P655">Er stieg aus der Kutsche, bezahlte für die Fahrt und ging auf eins der Häuser zu. Arghan hatte ihm beschrieben, welches das Labor beherbergte. Er merkte, wie er von einem ehrbaren Dieb in Arbeiteruniform beobachtet wurde, als er die Tür aufsperrte. <text:span text:style-name="T718">Ein bisschen Angst machten sie ihm schon, aber er wusste, dass sie auf derselben Seite waren.</text:span></text:p>
      <text:p text:style-name="P655">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die Hütten <text:span text:style-name="T718">gebaut waren</text:span>. Er schlug den Teppich um. <text:span text:style-name="T718">Dadurch öffnete sich d</text:span>ie Falltür, sie war an dem Teppich befestigt. Er kletterte die Leiter herunter, und zog die Falltür wieder zu. <text:span text:style-name="T718">Eine durchdachte </text:span>Konstruktion, der Teppich <text:span text:style-name="T718">landete auch</text:span> wieder an Ort und Stelle.</text:p>
      <text:p text:style-name="Text_20_body">Unten angekommen, sah Joran sich erst einmal um. <text:span text:style-name="T718">E</text:span>r <text:span text:style-name="T718">hatte</text:span> sich die ganze Fahrt <text:span text:style-name="T718">gefreut </text:span>auf die Kolben, die Reagenzgläser, die Ingredienzen und seinen eigenen Wombat – <text:span text:style-name="T718">doch etwas anderes fesselte </text:span>seine Aufmerksamkeit: eine wunderschöne junge Frau stand mitten in seinem Labor, bildhübsch, mit langen DA STEHT EINE FRAU schwarzen Haaren, einem dunkelgrünen DA STEHT EINE FRAU Kleid, das für Jorans Geschmack fast schon atem- DA STEHT EINE FRAU beraubend kurz war, und einfach perfekt zu ihren Haaren passte. Wie eben alles zu schwarz passt. <text:span text:style-name="T718">N</text:span>icht dass Joran von Farbkomposition DA STEHT EINE FRAU eine Ahnung gehabt hätte.</text:p>
      <text:p text:style-name="Text_20_body"><text:span text:style-name="T1">Da steht eine Frau</text:span>...<text:span text:style-name="T68"> Joran hatte </text:span><text:span text:style-name="T256">selten mit Frauen zu tun</text:span><text:span text:style-name="T68">, immerhin hatte er sein ganzes Leben lang nur mit seinen Eltern, und später mit lauter schwitzenden Proleten verbracht. </text:span><text:soft-page-break/><text:span text:style-name="T256">Wenn er Frauen begegnete, dann eigentlich nur in seinen Träumen. </text:span><text:span text:style-name="T68">Er hatte hin und wieder eine Maschine gebaut, die so aussah wie eine Frau. </text:span><text:span text:style-name="T256">Er versuchte, nachzustellen</text:span><text:span text:style-name="T68">, wie so </text:span><text:span text:style-name="T256">jemand </text:span><text:span text:style-name="T68">wohl tickte. Doch nach einer Weile hatte er das aufgegeben. </text:span><text:span text:style-name="T256">I</text:span><text:span text:style-name="T68">hm war klar geworden, dass er wohl nie </text:span><text:span text:style-name="T256">eine </text:span><text:span text:style-name="T68">kennenlernen würde. </text:span><text:span text:style-name="T256">S</text:span><text:span text:style-name="T68">ein Platz war in der Technik, und dort war er noch nie einer begegnet.</text:span></text:p>
      <text:p text:style-name="Text_20_body">Die Träume waren nichtsdestotrotz immer wiedergekehrt.</text:p>
      <text:p text:style-name="Text_20_body"><text:span text:style-name="T1">Und nun steht so ein Traum vor mir?</text:span><text:span text:style-name="T68"> </text:span>Und durchbohrt mich mit ihren Blicken.</text:p>
      <text:p text:style-name="Text_20_body">Joran bemerkte plötzlich, wie er da wohl gerade stand, mal wieder hatte er sich nicht unter Kontrolle. Er zwang sich, eine aufrechte Haltung anzunehmen, den Mund zu schließen und wieder einen normalen Menschen zu spielen.</text:p>
      <text:p text:style-name="Text_20_body">„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text:span text:style-name="T719">Wie ein schlechtes Klischee von einem Bastler.</text:span></text:p>
      <text:p text:style-name="Text_20_body">Er schluckte, öffnete den Mund und startete einen weiteren Versuch.</text:p>
      <text:p text:style-name="Text_20_body">„H-Hallo, ich bin Jo- äh<text:span text:style-name="T720">m</text:span>, Joran!“ </text:p>
      <text:p text:style-name="Text_20_body">Verdammt, wie kann man sich bei seinem eigenen Namen verhaspeln.</text:p>
      <text:p text:style-name="Text_20_body">Die Frau starrte ihn verwundert an, sie schien überrascht, doch dann wandte sie sich einfach ab, ging wieder in die Hocke und betrachtete weiter den Käfig in der Ecke, den Joran erst jetzt bemerkte. </text:p>
      <text:p text:style-name="P630">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ext:soft-page-break/>Tafel für Notizen, und vielleicht für Unterrichtszwecke. </text:p>
      <text:p text:style-name="P656"><text:span text:style-name="T1">Warte – </text:span><text:span text:style-name="T46">ist </text:span><text:span text:style-name="T1">die Frau etwa eine</text:span><text:span text:style-name="T46">r</text:span><text:span text:style-name="T1"> der Mörder, die </text:span><text:span text:style-name="T46">ich </text:span><text:span text:style-name="T1">ausbilden soll?</text:span><text:span text:style-name="T68"> </text:span><text:span text:style-name="T257">E</text:span><text:span text:style-name="T68">r konnte sie ja nicht einmal normal ansehen. </text:span><text:span text:style-name="T257">W</text:span><text:span text:style-name="T68">ie sollte er sie </text:span><text:span text:style-name="T257">dann erst </text:span>unterrichten<text:span text:style-name="T68">?</text:span></text:p>
      <text:p text:style-name="P605">Wie <text:span text:style-name="T720">kann </text:span>so ein Wesen überhaupt jemandem etwas zuleide tun? Sie <text:span text:style-name="T720">sieht </text:span>unberührt von dieser Welt aus, als dass sie jemals zu irgendeiner bösen Tat imstande wäre. Im Gegen-</text:p>
      <text:p text:style-name="Text_20_body">Sie unterbrach seine Gedanken ziemlich abrupt, indem sie sich bewegte. Sie stand unwillkürlich auf, ging zu einem der Tische, und langte sich in den Ausschnitt. Jorans Herz blieb beinahe stehen, von hier aus konnte er fast sehen, was da alles in.... </text:p>
      <text:p text:style-name="P656">Sie holte ein Tütchen mit einem seltsamen Pulver heraus, langte sich unter den Rock, zog ein Messer hervor. <text:span text:style-name="T720">Sie</text:span> <text:span text:style-name="T720">schob das </text:span>Pulver <text:span text:style-name="T720">auf dem Tisch mit dem Messer zu einer Linie zusammen und </text:span>zog sie routiniert durch die Nase ein.</text:p>
      <text:p text:style-name="Text_20_body">„Was ist los, Jo-<text:span text:style-name="T720">ähm</text:span>, willste auch was?“</text:p>
      <text:p text:style-name="P24"/>
      <text:h text:style-name="P686" text:outline-level="1"><text:bookmark-start text:name="__RefHeading__14016_2035619654"/>Dania – <text:span text:style-name="T396">lernt Varg kennen und führt mit Varg und Joran eine theologische Diskussion</text:span><text:bookmark-end text:name="__RefHeading__14016_2035619654"/></text:h>
      <text:p text:style-name="P23"/>
      <text:p text:style-name="P605">Seltsamer Kauz, der da in diesen lustigen Raum geklettert <text:span text:style-name="T720">ist</text:span>. Der <text:span text:style-name="T720">ist </text:span>ja wie vom Blitz getroffen. Ist ja gut, ich hab auch noch nie einen Wombat gesehen, trotzdem flippe ich nicht so aus. Verdammter Junkie. Naja. Jo- ähm Joran? Ist Jo-ähm sein Vorname? Interessant, habe ich noch nie so gehört. <text:span text:style-name="T391">Er kommt wohl</text:span> nicht aus dem siebten Bezirk, <text:span text:style-name="T391">wenn er einen Nachnamen hat</text:span>. Was wohl der Wombat dazu meint.</text:p>
      <text:p text:style-name="P656">Sie drehte sich um, um in eine tiefe spirituelle Verbindung mit dem Wombat einzutreten. Er schien sich vor dem Neuankömmling zu fürchten, er zwängte sich so weit wie möglich <text:soft-page-break/>von diesem Joran weg. </text:p>
      <text:p text:style-name="P656">Dania kam sich vor wie eine externe Beobachterin – ihre Existenz machte in diesem Raum keinen Sinn. <text:span text:style-name="T720">Sie</text:span> konnte sich auch kein Stück erinnern, wie sie hierhergekommen war. <text:span text:style-name="T720">A</text:span>lso war sie wahrscheinlich gar nicht hier, sie konnte gar nicht hier sein, oder? Joran war hier, weil er hergekommen war. <text:span text:style-name="T720">S</text:span>ie nicht.</text:p>
      <text:p text:style-name="P656"><text:span text:style-name="T1">Wenn man </text:span><text:span text:style-name="T46">gerade </text:span><text:span text:style-name="T1">von Brocken runterk</text:span><text:span text:style-name="T46">ommt</text:span><text:span text:style-name="T1">, hat man immer so ein gutes Verständnis von Logik.</text:span><text:span text:style-name="T68"> Sonst war Logik nicht unbedingt Danias Stärke. </text:span><text:span text:style-name="T257">Doch</text:span><text:span text:style-name="T68"> wenn sie sich nicht mehr an diese ganzen Regeln halten musste</text:span><text:span text:style-name="T257">, war </text:span><text:span text:style-name="T68">Logik doch relativ einfach.</text:span></text:p>
      <text:p text:style-name="Text_20_body"><text:span text:style-name="T46">Sind </text:span><text:span text:style-name="T1">die beiden womöglich einfach nur eine Halluzination?</text:span> Auch möglich, aber dann wäre er eine ziemlich seltsame. Solche Klamotten hatte sie ja noch nie gesehen.</text:p>
      <text:p text:style-name="P656">Er hatte eine <text:span text:style-name="T720">bauchige </text:span>Mütze auf, anscheinend selbst genäht, <text:span text:style-name="T720">sie hatte keine </text:span>Form, <text:span text:style-name="T720">die man so hätte nennen können</text:span>. Ein weites Hemd, Hosenträger, Pumphosen, Sicherheitsstiefel. Auch wenn Dania nicht von ihm erwartete, dass er mehr als diese eine Garnitur besaß und so etwas freiwillig anzog, fragte sie sich doch, wo er das wohl her hatte. </text:p>
      <text:p text:style-name="P656">Ansonsten sah er nicht zu schlecht aus – er hatte kurze blonde Haare, wohl selbst geschnitten, an manchen Stellen sahen sie auch verschmort aus (was sie schon sehr wunderte). Er hatte keinen <text:span text:style-name="T720">ernst zu nehmenden </text:span>Bartwuchs. <text:span text:style-name="T46">W</text:span><text:span text:style-name="T1">ohl eher harmlos.</text:span></text:p>
      <text:p text:style-name="Text_20_body">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Text_20_body"><text:span text:style-name="T1">Höchste Zeit für die nächste Line!</text:span><text:span text:style-name="T68"> Immerhin war ihr Vorrat unerschöpflich. Wieso sagte dieser Joran eigentlich nichts und bewegte sich nicht? Seltsam. Sie stand auf und machte sich eine Line zurecht und zog eine Hälfte hoch.</text:span></text:p>
      <text:p text:style-name="Text_20_body">Komm, ich binde ihn ein bisschen ein. <text:span text:style-name="T68">Sie sah ihn an. </text:span>Der schaut aber fasziniert.</text:p>
      <text:p text:style-name="Text_20_body"><text:soft-page-break/>„Was ist los, Jo-<text:span text:style-name="T720">ähm</text:span>, willste auch was?“</text:p>
      <text:p text:style-name="P657">Joran fiel die Kinnlade noch zwei Zentimeter weiter nach unten. Er sah nicht so aus, als wäre er gewillt zu antworten. </text:p>
      <text:p text:style-name="P657">„<text:span text:style-name="T721">Joran, so heiße ich. Kein Jo-ähm vorne. Äh.“</text:span></text:p>
      <text:p text:style-name="P658">Dania zuckte mit den Schultern. „Joran, auch gut. Willst du jetzt was?</text:p>
      <text:p text:style-name="P657"><text:span text:style-name="T721">Joran </text:span>stammelte ein paar Worte von wegen „Drogen.... öähm... schlecht... Mama hat gesagt...“, sodass sie sich abwandte und auch die andere Hälfte zog.</text:p>
      <text:p text:style-name="Text_20_body">Die Wirkung kam <text:span text:style-name="T721">kurz darauf</text:span>. Sie fühlte sich total produktiv und bereit, alles zu lernen, was sie wissen musste, um ihr Talent als <text:span text:style-name="T682">Alchemistin</text:span> richtig einzusetzen.</text:p>
      <text:p text:style-name="Text_20_body">„Okay, Joran, lass uns anfangen, bring mir alles über Bor bei!“</text:p>
      <text:p text:style-name="Text_20_body">Joran schluckte. „Lass uns doch noch auf den anderen Schüler warten, okay?“</text:p>
      <text:p text:style-name="Text_20_body">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Text_20_body">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text:soft-page-break/>einen davon noch brauchen? Die Herren, die Väter, die (Be-)Freier dieser Welt. Keiner davon hatte sie jemals wirklich frei und stark gemacht – geschweige denn Sicherheit und Geborgenheit und Heilung und Ausweg aus ihrem Kreislauf der Abhängigkeit angeboten. </text:p>
      <text:p text:style-name="Text_20_body">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ment über ihr Kleid gemacht und nicht versucht, sie in den Arm zu nehmen, um ihr versteckt an den Arsch zu langen. Was war das bitte für ein Mann? Er war nur... so da. Harmlos. </text:p>
      <text:p text:style-name="Text_20_body">Ihre Gedankengänge wurden von einem ziemlichen Gepolter gestört. Dania zuckte zusammen. In dem Haus über ihnen veranstaltete jemand wohl ein ziemliches Durcheinander.</text:p>
      <text:p text:style-name="Text_20_body">„Verdammt, das hört sich an, als würde jemand die Möbel durch die Gegend schmeißen, Scheiße, Inquisitoren oder so? Die können uns doch nicht so schnell gefunden haben!? Bevor wir überhaupt <text:span text:style-name="T683">mit den Experimenten </text:span>angefangen haben? Dania, schnell, lass uns ein kleines Verteidigungspulver mischen, was haben wir an Zutaten da?“ Joran tigerte panisch durch den Raum und suchte nach Ingredienzen, oder nach einer Liste, nach Unterlagen, nach irgendetwas. </text:p>
      <text:p text:style-name="Text_20_body">Dania war nicht klar, was genau das Problem war, Inquisitoren aller Art würden schon zur Vernunft kommen. Wenn sie erst mal sahen, was für tolle Farben so ein <text:span text:style-name="T682">alchemistischer</text:span> Kolben bauen konnte, würden sie ihre Anti-<text:span text:style-name="T682">Alchemie</text:span>-Haltung schon überdenken. Doch sie sah ein, dass Joran wohl sehr beunruhigt war und schritt zur Luke, um mal nachzusehen, und seine Zweifel auszuräumen, dass man mit denen ja wohl reden könnte. Als Joran das merkte, schritt er ihr panisch in den Weg. </text:p>
      <text:p text:style-name="Text_20_body"><text:soft-page-break/>„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Text_20_body"><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Text_20_body">„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text:span text:style-name="T721">Loch</text:span>, rammte <text:span text:style-name="T721">seine Stirn gegen die Kante der Luke</text:span>. Er rief etwas, das entfernt nach „Halt, warte, es ist nicht so wie du denkst!“ klang. <text:span text:style-name="T721">S</text:span>ie sprang aus der Luke, zog ihr Messer hervor, setzte sich rittlings auf ihn und hielt ihm das Messer an die Kehle. </text:p>
      <text:p text:style-name="Text_20_body">Prompt wunderte sie sich, wie zur Hölle sie das bitteschön vollbracht haben konnte... Das Brocken schien sie mal wieder zu beflügeln. Der Novize wimmerte jedenfalls erst mal ängstlich vor sich hin: </text:p>
      <text:p text:style-name="Text_20_body">„Warte, ich bin einer der neuen Schüler hier, beruhige dich! Ich komme von Thorn!“</text:p>
      <text:p text:style-name="Text_20_body">Dania musste erst einmal laut lachen.</text:p>
      <text:p text:style-name="Text_20_body">„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text:soft-page-break/>rerin? Hocherfreut, <text:span text:style-name="T723">wie heißt du</text:span>?“</text:p>
      <text:p text:style-name="Text_20_body">Dania kriegte sich nicht mehr ein. Lachend steckte sie das Messer weg und stand auf. Das musste man ihm lassen: Der Novize war bemerkenswert schnell wieder auf den Beinen. <text:span text:style-name="T721">Er </text:span>begann, den riesigen Schrank, den er aus Versehen auf die Falltür gelegt hatte, wieder an die Wand zu stellen. Er schien bemerkenswerte Kräfte zu haben, vielleicht war er im Orden ja für die Möbel zuständig.</text:p>
      <text:p text:style-name="Text_20_body">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Text_20_body">„Nein, ich bin nur deine Mitmörderin. Joran da unten ist unser Lehrer, der ist harmloser als ich, keine Sorge.“</text:p>
      <text:p text:style-name="Text_20_body">Der Novize hatte das Zimmer mittlerweile wieder aufgeräumt und wartete, bis sie die Strickleiter abstieg. Doch Dania dachte gar nicht daran: </text:p>
      <text:p text:style-name="Text_20_body">„Nein, du gehst zuerst, ich habe etwas gegen Inquisitoren in meinem Rücken.“ So resolut wollte sie schon immer mal wirken. „Los, mach schon!“ </text:p>
      <text:p text:style-name="Text_20_body">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Text_20_body">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text:soft-page-break/>blickte in das Gesicht eines ziemlich bleichen Joran.</text:p>
      <text:p text:style-name="Text_20_body">„J'zharr <text:span text:style-name="T721">zum Gruße. I</text:span>ch wollte mich nochmal vorstellen, ich bin Varg. <text:span text:style-name="T721">I</text:span>ch will diese Stadt ein bisschen menschenwürdiger machen. Und ihr seid?“</text:p>
      <text:p text:style-name="Text_20_body">Joran sah ziemlich bleich und verängstigt aus, also ergriff Dania das Wort. „Ich bin Dania und das ist Joran. Joran ist unser Lehrer, er hat anscheinend Ahnung von <text:span text:style-name="T682">Alchemie</text:span> und so Zeug. Reinige ihn besser erst mal nicht, Novize, er mag zwar nicht der mutigste sein, aber dafür hat er bestimmt ne Menge interessantes Zeug zu erzählen!“ </text:p>
      <text:p text:style-name="Text_20_body">Varg kniff die Augen zusammen. „Joran heißt du? Kennen wir uns nicht?“</text:p>
      <text:p text:style-name="P657">„Ja, ich bin Joran... das letzte Mal, wo ich euch traf, wart ihr aber noch nicht so ein begeisterter Verfechter der <text:span text:style-name="T682">Alchemie</text:span>. <text:span text:style-name="T723">I</text:span>-ich bin sehr erfreut über euren Sinneswandel! Was ist passiert, dass ihr zu Vernunft gekommen seid?“</text:p>
      <text:p text:style-name="P658">Vargs Gesichtszüge schienen sich gleichzeitig zu erhellen und zu verdunkeln. Anscheinend kannten sich die beiden.</text:p>
      <text:p text:style-name="P657">„Hüte deine Zunge, Ketzer. <text:span text:style-name="T721">I</text:span>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text:span text:style-name="T721">s</text:span>eelenlosen Sklaven von Sünde und Schmutz.“</text:p>
      <text:p text:style-name="P658">Er wischte sich demonstrativ etwas Staub vom Ärmel seiner schwarzen Robe.</text:p>
      <text:p text:style-name="P657">„Ich lasse mich nur auf <text:span text:style-name="T683">Alchemie</text:span> ein, weil ich hoffe, dass ein anderer Weg diese Leute besser von ihrem Schmutz befreien kann. <text:span text:style-name="T721">B</text:span>evor weniger standhafte Menschen in die Versuchung geraten, bin ich lieber der, der sich in Schmutz begibt – ich kann damit umgehen, ohne dass ich meine Reinheit aufgebe. <text:span text:style-name="T721">I</text:span>ch nehme dieses Opfer auf mich. Ich will keine Macht, ich will nur diesen Menschen helfen.“</text:p>
      <text:p text:style-name="Text_20_body"><text:soft-page-break/>Dania platzte der Kragen. Sie ging um ihn herum und spuckte ihm vor die Füße. „Mach mal halblang, du Fanatiker. Deine geliebten ‚Menschen‘ leben in ständiger Angst vor deinem Orden, deine Glaubensbrüder morden und vergewaltigen in den Slums, unter dem Vorwand der ‚seelischen Reinigung‘ für die armen Sünder – deine <text:span text:style-name="T723">T</text:span>heo-Dings-Dreck interessiert mich einen Scheiß.“</text:p>
      <text:p text:style-name="P659">Joran, der jetzt hinter Dania stand, wurde gleich ein bisschen mutiger. „Die meisten Leute haben einfach Hunger, die haben andere Sorgen als ihre seelische Reinheit. Dein Orden mag ja edle Motive haben, aber <text:span text:style-name="T683">Alchemie</text:span> und Wissenschaft können ihre Probleme viel besser lösen als eure Theologie.“</text:p>
      <text:p text:style-name="P660">Joran war es nicht gewohnt, Widerworte zu leisten, <text:span text:style-name="T723">doch er machte sich nicht schlecht.</text:span></text:p>
      <text:p text:style-name="P659">„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text:p>
      <text:p text:style-name="P659">Joran schien langsam in Fahrt zu kommen und Dania merkte, dass er statt Mut wenigstens eine ganze Menge Intelligenz in seinem Kopf zu haben schien. </text:p>
      <text:p text:style-name="P659">„Eure Dogmen hindern die <text:span text:style-name="T683">Alchemie</text:span>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Text_20_body">Varg schnaubte. „Mir gefällt doch auch nicht alles, was der Orden verzapft. Klar <text:span text:style-name="T722">gibt es korrupte Inquisitoren</text:span>. Aber diese Korruption werde ich bekämpfen – und den Leuten anders hel<text:soft-page-break/>fen. Ihr seht den Einfluss von Bor nur ein bisschen <text:span text:style-name="T1">zu</text:span> positiv. Das ist nichts, was automatisch gut für alle ist. Die, die es einsetzen, brauchen eine gewisse moralische Integrität. Und Macht verdirbt nun mal den Menschen, da<text:span text:style-name="T723">vor </text:span>schützt euch auch Bor nicht,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Text_20_body">Joran nickte zufrieden. „Nichts anderes will ich erreichen. <text:span text:style-name="T723">Fürs erste können wir zu</text:span>sammenarbeiten. <text:span text:style-name="T723">Vielleicht hilft das gegen </text:span>das Machtmonopol des Ordens.“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Text_20_body">„Äh, nein? Woher soll ich so was wissen?“</text:p>
      <text:p text:style-name="Text_20_body">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Text_20_body">„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text:span text:style-name="T722">V</text:span>ersehen produzieren. Vielleicht ist es ja auch ein seltsamer Wombat-Gott, der dafür verantwortlich ist, aber das ist eher unwahrscheinlich. Ihr glaubt gar nicht, wie viele Dinge auf diesem Planeten einfach aus Zufall geschehen, nicht überall haben <text:soft-page-break/>Götter ihre Hand im Spiel. Aber das steht jedem frei zu glauben.“</text:p>
      <text:p text:style-name="Text_20_body">Varg murrte, dagegen konnte er nichts sagen.</text:p>
      <text:p text:style-name="Text_20_body">Joran fuhr fort: „Was für unsere Zwecke aber viel wichtiger ist: wir können das Bor aus den Wombats extrahieren und nutzbar machen, indem wir es aus ihren Körperflüssigkeiten destillieren. Wisst ihr, was eine Destillerie ist?“</text:p>
      <text:p text:style-name="Text_20_body">Dania schaute auf. „Natürlich, der zahnlose John, der hat in unserer Straße gewohnt, als ich noch klein war. <text:span text:style-name="T723">D</text:span>er hatte so ein Ding, hat irgendeine Brühe verkauft, die er damit hergestellt hat... war das Bor? War er dann ein <text:span text:style-name="T683">Alchemist</text:span>?“</text:p>
      <text:p text:style-name="Text_20_body">Joran verdrehte die Augen.</text:p>
      <text:p text:style-name="P24"/>
      <text:h text:style-name="P686" text:outline-level="1"><text:bookmark-start text:name="__RefHeading__14018_2035619654"/>Thorn – <text:span text:style-name="T392">planen die Machtergreifung und den Fall des Ordens</text:span><text:bookmark-end text:name="__RefHeading__14018_2035619654"/></text:h>
      <text:p text:style-name="P24"/>
      <text:p text:style-name="P661">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text:span text:style-name="T724">leicht</text:span> aufgereg<text:span text:style-name="T724">t</text:span>, <text:span text:style-name="T724">auch wenn er sich das niemals eingestanden hätte. </text:span></text:p>
      <text:p text:style-name="P661"><text:span text:style-name="T724">Die Aufregung kam nicht daher, dass </text:span>er noch nie bei einem Meeting gewesen war – Thorn war immerhin schon mit ungewohnteren Situationen klargekommen. <text:span text:style-name="T724">S</text:span>ich vor <text:span text:style-name="T724">e</text:span>hrbaren Dieben als Inquisitor oder als Mitverschwörer aus<text:span text:style-name="T724">zu</text:span>geben, <text:span text:style-name="T724">war anspruchsvoller. D</text:span>ie hatten erheblich mehr beunruhigende spitze Gegenstände.</text:p>
      <text:p text:style-name="Text_20_body"><text:span text:style-name="T1">Aber hier geht es ja auch nicht um die Übernahme eines feindlichen Konzerns </text:span><text:span text:style-name="T47">oder einer Bande. H</text:span><text:span text:style-name="T1">ier geht es um die Übernahme einer ganzen verdammten Stadt. Ich weiß, dass ich das hinkriege. </text:span><text:span text:style-name="T47">I</text:span><text:span text:style-name="T1">ch hoffe nur, dass auch Howl ein Talent für so </text:span><text:soft-page-break/><text:span text:style-name="T1">etwas besitzt. Aber </text:span><text:span text:style-name="T47">an seinen Sitz im Rat muss er ja auch </text:span><text:span text:style-name="T1">irgendwie gekommen </text:span><text:span text:style-name="T47">sein</text:span><text:span text:style-name="T1">. Und noch viel mehr hoffe ich, dass er mich nicht bescheißt. Aber eigentlich kann er daraus nichts gewinnen...</text:span> </text:p>
      <text:p text:style-name="Text_20_body"><text:span text:style-name="T68">Thorn hätte niemals den Fehler gemacht, Arghan zu vertrauen. </text:span><text:span text:style-name="T258">E</text:span><text:span text:style-name="T68">r hatte etwas viel besseres – er kannte seine Motivationen, und konnte </text:span>einschätzen<text:span text:style-name="T68">, wie </text:span><text:span text:style-name="T258">er </text:span><text:span text:style-name="T68">handeln würde.</text:span></text:p>
      <text:p text:style-name="Text_20_body"><text:span text:style-name="T1">Durchschauen ist besser als vertrauen</text:span><text:span text:style-name="T68">, dachte Thorn.</text:span></text:p>
      <text:p text:style-name="Text_20_body">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Text_20_body">„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text:span text:style-name="T724">Thorn</text:span> eine Kugel aus Messing hin, die vorne eine runde ziffernblattartige Anzeige hatte. „Das ist unser neuer Höhenmesser! Funktioniert mithilfe von Magnetismus, neueste Kreation. Jetzt kann ich immer ausrechnen, in welchem Stockwerk ich mich gerade befinde! Unsere Kunden aus Distrikt <text:span text:style-name="T724">Eins</text:span> werden das lieben, und sobald wir es erst ermöglicht haben, durch die Luft zu fliegen, werden diese Instrumente unerlässlich sein. Darf ich dir einen zum Fabrikpreis anbieten, Thorn?“</text:p>
      <text:p text:style-name="Text_20_body"><text:span text:style-name="T68">Thorn musste sich beherrschen, um nicht durchzudrehen, beim Gedanken daran, womit dieser Wahnsinnige die Kapazitäten seines Unternehmens verschwendete. </text:span><text:span text:style-name="T258">Dafür</text:span><text:span text:style-name="T68"> </text:span><text:span text:style-name="T258">warf Arghan </text:span><text:span text:style-name="T68">seine gesamte Macht hinaus, </text:span><text:span text:style-name="T258">damit beschäftigte er sich?</text:span><text:span text:style-name="T68"> </text:span><text:span text:style-name="T1">Du könntest Waffen herstellen, mit denen du in Nullkommanichts die gesamte Stadt einnehmen könntest, und du verschwendest die Energie deiner Erfinder und Arbeiter auf einen Höhenmes</text:span><text:soft-page-break/><text:span text:style-name="T1">ser? Zeig mir drei Häuser in Lagon, die einen zweiten Stock haben!</text:span></text:p>
      <text:p text:style-name="Text_20_body">„Nein, danke, ich habe kein zweistöckiges Haus. Ich hoffe, wir werden in naher Zukunft die Luft bereisen, dann würde ich gerne eins nehmen, aber ich fürchte, bis dahin nimmt es mir nur Platz weg.“</text:p>
      <text:p text:style-name="Text_20_body">„Na gut, das mag ein Argument sein. So komm mit, Thorn, lass uns in mein Büro gehen, wir haben einiges zu besprechen!“</text:p>
      <text:p text:style-name="Text_20_body">Kurze Zeit und sehr viele Stufen später saßen sie sich in Howls Büro gegenüber. Eine Sekretärin servierte den beiden Drinks. Howl steckte sich eine Zigarre an, paffte ein, zwei Züge, und sah Thorn an. </text:p>
      <text:p text:style-name="Text_20_body">„Also, wir wollen den Orden entmachten, und das Verbot für Bor aufheben. Gegen den Glauben der gesamten Stadtbevölkerung. Klingt nach einer Herausforderung! Aber du wärst nicht Thorn, wenn du nicht bereits einen Plan hättest, habe ich Recht?“</text:p>
      <text:p text:style-name="Text_20_body">„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 <text:span text:style-name="T707">B</text:span>ei so einem wichtigen Thema ist Zeit schon mal eine Ressource, mit der man freigiebig umgehen kann.“ Thorn beugte sich vor und nahm einen Schluck von seinem Drink. Er erschauderte.</text:p>
      <text:p text:style-name="P644"><text:span text:style-name="T1">Was trinken die hier bitte für ein widerliches Zeug</text:span>,<text:span text:style-name="T68"> dachte Thorn.</text:span></text:p>
      <text:p text:style-name="P644"><text:span text:style-name="T68">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text:span><text:soft-page-break/><text:span text:style-name="T68">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68">, wir sollten </text:span><text:span text:style-name="T258">es</text:span><text:span text:style-name="T68"> wissen nennen, das klingt seriöser.“ </text:span></text:p>
      <text:p text:style-name="Text_20_body">Er nahm noch einen Schluck, mehr aus Durst als aus Appetit. <text:span text:style-name="T724">E</text:span>r <text:span text:style-name="T724">stellte fest</text:span>, dass dieser nun völlig anders schmeckte. Das war wohl der Clou bei diesen neumodischen Getränken. Thorn nahm sich vor, den dritten dann mit Neugier zu trinken.</text:p>
      <text:p text:style-name="P661">„<text:span text:style-name="T724">U</text:span>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text:p>
      <text:p text:style-name="P662">Der dritte Schluck erstickte seine Neugier im Keim. Er hustete und schob die Tasse von sich weg. Arghan <text:span text:style-name="T725">grinste</text:span>. „Ja, das wird die Forschung dann zeigen. Je eher wir einen Flammensplitter beschaffen können, desto eher können wir mit den Experimenten beginnen.“</text:p>
      <text:p text:style-name="P661">„<text:span text:style-name="T724">Darauf achten wir natürlich, ja. Um fortzufahren: d</text:span>as sind jedenfalls die drei Säulen, und sie basieren aufeinander. Der Orden hätte niemals diese politische Macht, wenn sie nicht auch eine ernstzunehmende militärische Macht hätten – sonst <text:soft-page-break/>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text:span text:style-name="T725">A</text:span>ber so viele Huren zu bezahlen, wäre durchaus teuer, gerade wenn man das Risiko bedenkt, einen Inquisitor zu verführen...“</text:p>
      <text:p text:style-name="Text_20_body">Arghan war begeistert. „<text:span text:style-name="T725">Interessant</text:span>, <text:span text:style-name="T725">dann</text:span> sind <text:span text:style-name="T725">die </text:span>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Text_20_body">„Warte“, sagte Thorn, „so einfach ist das trotzdem nicht. Wir brauchen ein paar Leute in den richtigen Positionen, dann geht das, aber die einzelnen Säulen sind trotzdem schwer zu stürzen. Fürs erste bräuchte ich einen Sitz im Rat, bis ich anfangen kann, hier sinnvolle Schritte zu unternehmen – dann bringen wir sie Schritt für Schritt zum Einsturz. Meinst du, du kannst mir einen Sitz im Rat verschaffen?“</text:p>
      <text:p text:style-name="Text_20_body"><text:span text:style-name="T68">Arghan war hochmotiviert und sein Verstand lief auf Hochtouren. </text:span>Gut, dass er nicht misstrauisch wird, wenn man nur auf seiner Partitur spielt. <text:span text:style-name="T68">Thorn blickte ihn einfach weiter erwartungsvoll an.</text:span></text:p>
      <text:p text:style-name="Text_20_body">Arghan analysierte erst einmal die Lage. „Nun, der Rat besteht aus Beratern des Patriziers, Vertretern wichtiger gesellschaftlicher Gruppen, hochrangigen Beamten, und auch Men<text:soft-page-break/>schen, die sich um die Stadt verdient gemacht haben. <text:span text:style-name="T725">D</text:span>er Patrizier hat natürlich das letzte Wort, wer in seinen Rat aufgenommen wird. <text:span text:style-name="T725">A</text:span>ber es ist nicht allzu schwer, ihn in der Hinsicht auch etwas unter Druck zu setzen. <text:span text:style-name="T725">W</text:span>enn du ein neues Licht bist, dann wird er schon mal keine Einwände haben, weil du <text:span text:style-name="T725">zu </text:span>mächtig <text:span text:style-name="T725">wärst</text:span>. <text:span text:style-name="T725">E</text:span>r wird dich vermutlich für eine Marionette von mir halten – aber da ich eine Menge für Geld, Arbeit und Ordnung in dieser Stadt tue, wird er sich kaum sperren, wenn wir eine gute Begründung haben. Und die Begründung –“</text:p>
      <text:p text:style-name="Text_20_body">„Ich wollte schon immer mal ein Volksheld sein!“, sagte Thorn hinterhältig grinsend. „<text:span text:style-name="T725">A</text:span>ngenommen, ich schlage einen Aufstand nieder, der Patrizier müsste sich erkenntlich zeigen, nicht wahr?“</text:p>
      <text:p text:style-name="P24"/>
      <text:h text:style-name="P686" text:outline-level="1"><text:bookmark-start text:name="__RefHeading__14020_2035619654"/>Varg – <text:span text:style-name="T392">und Dania üben dem Schwertkampf</text:span><text:bookmark-end text:name="__RefHeading__14020_2035619654"/></text:h>
      <text:p text:style-name="P24"/>
      <text:p text:style-name="Text_20_body">Tschak, Tschak, Tschak, Tschak.</text:p>
      <text:p text:style-name="Text_20_body">Durchatmen, umkreisen.</text:p>
      <text:p text:style-name="Text_20_body">Vorpreschen.</text:p>
      <text:p text:style-name="Text_20_body">Tschak, Tschak.</text:p>
      <text:p text:style-name="Text_20_body">Holz auf Holz, Monoton, immer gleich.</text:p>
      <text:p text:style-name="Text_20_body"><text:span text:style-name="T292">Und sie macht sich ziemlich gut, sie ist sehr beweglich.</text:span><text:span text:style-name="T273"> </text:span></text:p>
      <text:p text:style-name="P664">Varg und Dania hatten entschieden, dass sie fürs erste genug über Bor gelernt hatten. <text:span text:style-name="T726">S</text:span>ie <text:span text:style-name="T726">brauchten </text:span>eine Pause. Joran war auch nicht unglücklich darüber gewesen. <text:span text:style-name="T726">Es war eine ziemlich nervenaufreibende Arbeit, i</text:span>hnen die ganze Zeit dabei zuzusehen, wie unfassbar blöd sie sich anstellten. So hatte er endlich mal etwas Freiheit für sich und konnte sich im Labor so richtig austoben. Varg und Dania gingen an die frische Luft, um mit Stöcken zu trainieren. </text:p>
      <text:p text:style-name="Text_20_body">Varg war schockiert gewesen, als er gehört hatte, dass Dania noch nie ein Schwert in der Hand gehabt hatte. <text:span text:style-name="T726">A</text:span>ber Frau<text:span text:style-name="T726">en</text:span> <text:soft-page-break/>hatte<text:span text:style-name="T726">n nun mal </text:span>am ehesten noch ein Messer einstecken. Varg wunderte sich <text:span text:style-name="T726">höchstens über </text:span>Thorn<text:span text:style-name="T726">s</text:span> Meinung, dass jemand ohne Schwertkampferfahrung ein ernstzunehmender Attentäter sein konnte.</text:p>
      <text:p text:style-name="Text_20_body">Nun hatte er aber Gelegenheit, das zu ändern. <text:span text:style-name="T726">E</text:span>r <text:span text:style-name="T726">brachte </text:span>ihr <text:span text:style-name="T726">nicht </text:span>den hackartigen Schwertkampf bei, den die meisten Männer benutzten. Er brachte ihr vielmehr bei, ihr<text:span text:style-name="T726">en Stock</text:span> wie einen Degen einzusetzen – <text:span text:style-name="T725">zierlich, wie sie war,</text:span> war sie mit Stichen wohl erfolgreicher als mit dem stumpfsinnigen Gehacke, dass die meisten Männer anstellten, die sich keine Gedanken darüber machten, wie sie sinnvoll mit ihrer Kraft umgingen. </text:p>
      <text:p text:style-name="Text_20_body">Eine andere Taktik beherrschte sie ebenfalls sehr gut – mit einer dünnen Klinge und wenig Körperkraft hatte es keinen Sinn, sich im <text:span text:style-name="T726">A</text:span>bblocken und Parieren zu üben, aber er zeigte ihr, wie sie frühzeitig erkennen konnte, in welche Richtung ein Gegner schlagen würde, und wie sie dem geschickt ausweichen konnte. </text:p>
      <text:p text:style-name="Text_20_body"><text:span text:style-name="T273">Aber bis es gut genug funktionierte, um einen echten Kampf zu überleben, musste sie noch </text:span><text:span text:style-name="T292">viel</text:span><text:span text:style-name="T273"> üben.</text:span></text:p>
      <text:p text:style-name="Text_20_body"><text:span text:style-name="T685">T</text:span>schak, Tschak, und ein dumpfer Schlag von Holz auf dämpfenden Stoff.</text:p>
      <text:p text:style-name="Text_20_body">„Du machst dich sehr gut, Dania! Aber dieser Schlag hätte dich getötet, wenn ich eine Klinge benutzt hätte. Bleib konzentriert!“</text:p>
      <text:p text:style-name="Text_20_body">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text:span text:style-name="T725">D</text:span>och bei den meisten Männern waren die Aggressionen nur kurze Entladungen von Adrenalin und Testosteron, bevor man wieder seine Sprüche riss. </text:p>
      <text:p text:style-name="Text_20_body"><text:span text:style-name="T273">Dania würde nie einfach Sprüche reißen. Da war Varg sich </text:span><text:soft-page-break/><text:span text:style-name="T273">sicher, Naja, ein bisschen. </text:span><text:span text:style-name="T54">So gut kenne ich sie ja noch nicht. Aber für einen Junkie scheint sie ganz okay zu sein, das hatte ich mir immer schlimmer vorgestellt.</text:span></text:p>
      <text:p text:style-name="P664">Sie hatte kein Brocken mehr genommen, obwohl sie stundenlang gelernt hatten. Wie sie das Brocken auch spontan zusammenmischen konnten, was sich mischen ließ und was nicht, welche Rezepte funktionierten, wie sich das Bor aus Wombats gewinnen ließ. </text:p>
      <text:p text:style-name="P664">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663">Dania hatte ihn am Anfang ein bisschen von oben herab behandelt. <text:span text:style-name="T726">D</text:span>as hatte sich nach kurzer Zeit verflüchtigt, als klar wurde, wie dringend auch sie den Unterricht brauchte. Und jetz<text:span text:style-name="T726">t</text:span>, im Zweikampf, bauten die beiden eine ganz andere Verbindung auf. <text:span text:style-name="T726">A</text:span>lles, was zählte, waren die Bewegungen des anderen.</text:p>
      <text:p text:style-name="P663">Schläge, Holz auf Holz, Muskeln, die sich streckten, um den Körper in eine Richtung zu federn. <text:span text:style-name="T725">V</text:span>erwundbare Stellen, die es zu treffen und zu schützen galt, Schenkel, die die ersten Anzeichen einer Bewegung darstellten. <text:span text:style-name="T725">D</text:span>ie Brust, auf die er sich fixierte, um sein Ziel im Blick zu haben, die Augen, die ihm verrieten, wo sie hinschlagen würde. <text:span text:style-name="T725">I</text:span>hre Farbe konnte <text:span text:style-name="T725">er </text:span>von hier aus in der Hitze des Gefechts nicht erkennen, doch er tippte auf ein funkelndes <text:span text:style-name="T726">G</text:span>rün. <text:span text:style-name="T725">D</text:span>as von Wimpern eingerahmt wurde, die ihn fast aufzuspießen schienen, Augen, die intensiver blickten, als alles, was ihn je angeblickt hatte...</text:p>
      <text:p text:style-name="Text_20_body"><text:span text:style-name="T726">Da tauchte </text:span>sie geschickt unter einem schlecht gezielten Schlag von ihm hindurch. <text:span text:style-name="T726">Sie preschte</text:span> links an ihm vorbei, <text:span text:style-name="T726">schlug </text:span>ihren Stock in seine Kniekehle und <text:span text:style-name="T726">zwang </text:span>ihn auf die <text:soft-page-break/>Knie. Sie stand nun hinter ihm, hielt ihm ihren Stock an die Kehle und den Mund zu.</text:p>
      <text:p text:style-name="Text_20_body">„Na, du wirst doch wohl nicht unaufmerksam werden?“, flüsterte sie in sein Ohr, sie hielt den Kopf so, dass er sie nicht sehen konnte. Langsam zog sie den glatten Stock an seinem Hals entlang. „Das hätte dich getötet, wenn ich eine Klinge benutzt hätte. Bleib konzentriert!“ <text:span text:style-name="T726">Dania</text:span> kicherte noch einmal und ließ ihn los.</text:p>
      <text:p text:style-name="Text_20_body">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Text_20_body">„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Text_20_body">Neugierig wog sie die Klinge in ihrer Hand. <text:span text:style-name="T726">E</text:span>s war ein Männerschwert, definitiv zu schwer, als dass sie damit gut hätte kämpfen können. Sie nahm es zweihändig und schwang es über ihren Kopf, drosch es gegen die Hauswand. Es prallte ab, doch sie hatte es unter Kontrolle, auch wenn sie es noch ein bisschen schwerfällig lenkte. Varg ließ sie noch ein bisschen in der Luft herumschlagen. </text:p>
      <text:p text:style-name="Text_20_body">„Spüre, wie du den Schwung ausnutzen kannst. Dann musst du nicht so viel Kraft investieren.“</text:p>
      <text:p text:style-name="Text_20_body">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text:soft-page-break/>schwere Waffe sich langsam ihrem Willen unterwarf. </text:p>
      <text:p text:style-name="Text_20_body">„Okay, das reicht fürs erste mit Luft zerhacken. Suchen wir uns eine nette Vogelscheuche, auf die du ein bisschen einstechen kannst?“</text:p>
      <text:p text:style-name="P24"/>
      <text:h text:style-name="P686" text:outline-level="1"><text:bookmark-start text:name="__RefHeading__14022_2035619654"/>Marcin – <text:span text:style-name="T392">überlebt Tomans Attentat und plant mit Thorn die Übernahme des achten Bezirks</text:span><text:bookmark-end text:name="__RefHeading__14022_2035619654"/></text:h>
      <text:p text:style-name="P24"/>
      <text:p text:style-name="Text_20_body">Marcin saß in seinem Büro, das zuletzt sehr viel geschäftiger geworden war. Diebe aller Art gingen nun ein und aus, gaben Gewinne ab, fanden sich für neue Arbeit ein oder suchten Unterschlup<text:span text:style-name="T726">f. Immer öfter brauchte jemand </text:span>Unterstützung wegen Messerstechereien. <text:span text:style-name="T726">D</text:span>ie anderen höheren Diebe <text:span text:style-name="T726">wollten </text:span>die Fähigkeiten des neuen Hauptmanns testen. Doch Marcin war ein erfahrener Stratege und koordinierte seine Verteidigung. <text:span text:style-name="T726">S</text:span>ein immer größer werdendes Netzwerk von Spionen meldete ihm potenzielle Angreifer rechtzeitig, sodass ihm oft noch Zeit blieb, Kommandos in einen Hinterhalt laufen zu lassen.</text:p>
      <text:p text:style-name="Text_20_body">Auch normale Bürger sprachen oft bei ihm vor. <text:span text:style-name="T727">Sie</text:span> baten um Unterstützung oder Arbeit, nach dem guten alten Prinzip des Gebens und Nehmens, <text:span text:style-name="T727">das </text:span>bei den <text:span text:style-name="T794">e</text:span>hrbaren Dieben schon immer die Regel gewesen war. Marcin legte viel wert darauf, sich einen besonders guten Ruf in dieser Hinsicht zu schaffen. <text:span text:style-name="T727">E</text:span>r wusste, er konnte jeden Spion gebrauchen, den er kriegen konnte. <text:span text:style-name="T727">E</text:span>r hatte aus Kenins Zeiten noch eine Menge Geld übrig, um den Leuten zu helfen. Wenn er sich einen gewissen Ruf verschafft hatte, würde er den Leuten auch über Vermittlung und Kontakte helfen können, doch erst mal musste ihm die bare Münze Sympathien kaufen. </text:p>
      <text:p text:style-name="Text_20_body">Immerhin, es funktionierte. <text:span text:style-name="T727">D</text:span>ie Bedürftigen des Bezirks <text:span text:style-name="T727">ließen durchscheinen</text:span>, dass er <text:span text:style-name="T727">als Hauptmann </text:span>um einiges besser <text:soft-page-break/>war als Kenin. <text:span text:style-name="T727">D</text:span>er hatte auch mehr auf seinen Ausschweifungen bestanden. Marcin war weit professioneller, und als er so dasaß und merkte, wie leicht es ihm fiel, die Geschicke der Leute hier und seiner Bande zu steuern, fragte er sich, warum er diesen Schritt nicht schon viel früher gegangen war.</text:p>
      <text:p text:style-name="Text_20_body">Der Brockenhandel kam wieder in Schwung, und Marcin führte ein paar Neuerungen ein, die Kenin versäumt hatte. <text:span text:style-name="T727">Z</text:span>um Beispiel wurde das Brocken jetzt nicht mehr in Marcins Hauptquartier gelagert, sondern er lagerte es in einem seiner Bordelle. <text:span text:style-name="T727">D</text:span>a wunderte es niemanden, wenn häufig Leute ein und aus gingen.</text:p>
      <text:p text:style-name="Text_20_body">Außerdem wollte er eigene Brockenküchen aufbauen. Nur die Wombats fehlten ihm noch. <text:span text:style-name="T727">E</text:span>r hatte bereits <text:span text:style-name="T727">mehrere </text:span>abgelegene, schwer zugängliche Hütten für Gehege und Küchen organisiert. <text:span text:style-name="T727">D</text:span>ie Versorgung <text:span text:style-name="T727">sollte nicht einbrechen</text:span>, wenn eine davon mal gereinigt oder überfallen werden würde. <text:span text:style-name="T727">Leider waren</text:span> Wombats nicht so einfach aufzutreiben, <text:span text:style-name="T727">er</text:span> würde wohl eine fremde Brockenküche überfallen müssen.</text:p>
      <text:p text:style-name="Text_20_body">Doch erst mal standen die normalen Tagesgeschäfte an. <text:span text:style-name="T727">E</text:span>iner seiner Spione rannte gerade ziemlich abgehetzt durch die Tür seines Büros.</text:p>
      <text:p text:style-name="Text_20_body">„Hauptmann, deine Leute sind in Gefahr! Ein Attentäter treibt hier sein Unwesen, er hat schon zwei Diebe erwischt, zwei Straßen weiter von hier – und zwar hinterrücks, nacheinander!“</text:p>
      <text:p text:style-name="Text_20_body">„Verdammt, das hat mir gerade noch gefehlt. Klingt nach nem professionellen, führ mich mal hin.“ </text:p>
      <text:p text:style-name="Text_20_body">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Text_20_body">Der Spion führte ihn auf die Straße hinaus, es war gegen Nachmittag, und in der Gasse, in der Marcins Hauptquartier <text:soft-page-break/>lag, waren fünf Leute unterwegs, ein Junkie schlief, an eine Hauswand gelehnt.</text:p>
      <text:p text:style-name="Text_20_body">„Hier entlang, folge mir!“</text:p>
      <text:p text:style-name="P665">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text:p>
      <text:p text:style-name="P665">Erst hatte sich der Mörder um den hinteren gekümmert, als der andere bereits weiter in Richtung anderes Ende der Gasse ging, und dann hatte er sich den vorderen vorgenommen. </text:p>
      <text:p text:style-name="Text_20_body">Marcin kniete sich nieder, um sich die Leiche des einen anzuschauen. Die beiden mussten irgendeinen Grund gehabt haben, plötzlich in die eine Richtung zu laufen – zum Beispiel, weil jemand ihnen gesagt hatte, dass dort ein Angriff –</text:p>
      <text:p text:style-name="P665">Marcin hechtete zur Seite. <text:span text:style-name="T727">G</text:span>erade in dem Moment <text:span text:style-name="T727">wurde</text:span> die Luft von einem Messer durchstochen, an der Stelle, an der er eben noch gesessen hatt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Text_20_body">„Ich habe Wurfmesser, denk gar nicht daran, wegzurennen.“ Marcin schnaubte. „Du scheinst ein intelligenter Mann zu sein, meinen Respekt. Ich Idiot hätte dich nicht als Spion, sondern als Attentäter anheuern sollen. Wer hat dir mehr gezahlt?“</text:p>
      <text:p text:style-name="Text_20_body">„Du bist ein genauso intelligenter Mann, fürchte ich. Intelligent genug, um zu verstehen, wie viel mehr ich dir lebendig wert bin?“ Er spuckte aus. Außerdem bewegte er sich mit kleinen Schritten von Marcin weg, doch der ging mit.</text:p>
      <text:p text:style-name="Text_20_body">„Intelligent genug, um zu verstehen, wie wertvoll so ein Mann in meinen Diensten wäre.“ Er zog ein Wurfmesser. „Und wie verheerend in den Diensten eines anderen.“</text:p>
      <text:p text:style-name="Text_20_body">„Okay, ich sehe, ich habe keine Wahl. sagt dir der Name Hakun etwas?“</text:p>
      <text:p text:style-name="Text_20_body"><text:soft-page-break/>„Von welchem Bezirk ist der denn bitte? Hier im siebten nicht, davon hätte ich gehört.“</text:p>
      <text:p text:style-name="Text_20_body"><text:span text:style-name="T273">„Vergiss die Bezirke. Vergiss die Diebe. Ich hatte gerade als Spion bei dir angeheuert, als ein </text:span><text:span text:style-name="T283">verdammtes </text:span><text:span text:style-name="T292">Ratsmitglied</text:span><text:span text:style-name="T273"> auf mich zukam und meinte, dass er mehr Geld zur Verfügung hat als du... und Talent besser erkennt. Hakun ist </text:span><text:span text:style-name="T283">im </text:span><text:span text:style-name="T273">Rat, der Lieblingsspion des Patriziers. </text:span><text:span text:style-name="T283">D</text:span><text:span text:style-name="T273">er hat seine Augen und Ohren überall. </text:span><text:span text:style-name="T283">U</text:span><text:span text:style-name="T273">nd du bist ihm </text:span><text:span text:style-name="T283">als </text:span><text:span text:style-name="T273">Dieb wohl etwas zu gut, um über so viel Macht zu verfügen...“</text:span></text:p>
      <text:p text:style-name="P665"><text:span text:style-name="T273">Marcin </text:span><text:span text:style-name="T283">war beunruhigt. Er ließ das Wurfmesser sinken</text:span><text:span text:style-name="T273">. „Verdammt, </text:span><text:span text:style-name="T283">m</text:span><text:span text:style-name="T273">einst du den Stadtrat? </text:span><text:span text:style-name="T283">J</text:span><text:span text:style-name="T273">emand im </text:span><text:span text:style-name="T292">Rat </text:span><text:span text:style-name="T273">weiß über mich Bescheid?“</text:span></text:p>
      <text:p text:style-name="Text_20_body">„Ja, natürlich. <text:span text:style-name="T727">G</text:span>laubst du, die Diebe könnten hier schalten und walten, wie sie wollten? Hakun weiß so ziemlich alles was in dieser Stadt vor sich geht, glaube ich... und er hat ganz andere Mittel.“ <text:span text:style-name="T727">Er räusperte sich. „</text:span>Weißt du, ich werde nicht mit Geld bezahlt – für deinen Tod hätte er meine Schwester aus einem Bordell im achten Bezirk befreit, wo sie <text:span text:style-name="T727">z</text:span>um <text:span text:style-name="T727">A</text:span>rbeiten gezwungen wird. Das ist wohl jetzt nicht mehr so einfach.“</text:p>
      <text:p text:style-name="P613">Er hat aus Loyalität gehandelt, ist gewitzt und kennt sich aus. Den sollte ich nicht noch mal verlieren.</text:p>
      <text:p text:style-name="Text_20_body">„Danke für die Information. <text:span text:style-name="T727">U</text:span>nd ich denke, um deine Schwester kann ich mich vielleicht kümmern, keine Sorge. Wenn das bedeutet, dass du mir nicht noch einmal in den Rücken fällst. Aber wir sollten vielleicht deinen Tod vortäuschen, nicht, dass Hakun deiner Schwester noch <text:span text:style-name="T727">et</text:span>was antut, als Strafe für deinen Verrat. Ich werde dich jetzt gut verschnüren, und für alle sichtbar in einen meiner Keller schmeißen, dir passiert dort nichts, aber du bist da wohl sicherer. Und dann sehen wir weiter. Wie heißt du?“</text:p>
      <text:p text:style-name="Text_20_body">„Mein Name ist Toman. Und vielen Dank für deine Gnade.“</text:p>
      <text:p text:style-name="P666">Sie machten sich auf den Weg in Marcins Hauptquartier, Marcin hatte Toman den Arm auf den Rücken gedreht. Marcin wies zwei seiner Leute an, ihn gut zu behandeln. „<text:span text:style-name="T728">Ich habe noch ein paar Fragen an ihn, bevor ich sein Gesicht entferne.“ </text:span><text:soft-page-break/><text:span text:style-name="T728">Marcin stellte sicher, dass alle Leute in seinem Hauptquartier diesen Satz gehört hatten.</text:span></text:p>
      <text:p text:style-name="P673">Dann winkte er einem Dieb, den er schon seit Jahren kannte, und wies ihn flüsternd an, heimlich eine Leiche in den Keller zu schaffen. Zwei Straßen weiter lagen ja welche…</text:p>
      <text:p text:style-name="P666"/>
      <text:p text:style-name="P666">Als <text:span text:style-name="T728">Marcin </text:span>hoch in sein Büro kam, saß Thorn bereits im Gästesessel.</text:p>
      <text:p text:style-name="Text_20_body">„Hallo, mein Freund, und, genießt du deinen neuen Job?“ Thorn hatte sein typisches kaltes Lächeln aufgesetzt. </text:p>
      <text:p text:style-name="Text_20_body">„Ja. <text:span text:style-name="T728">S</text:span>ogar das Attentat, dass ich gerade überlebt habe, war irgendwie... erfrischend.“ entgegnete Marcin sarkastisch. „Was nicht halb so problematisch ist, wie die Tatsache, dass ein Mann namens Hakun es anscheinend auf mich abgesehen hat. Sagt dir der Name was?“</text:p>
      <text:p text:style-name="Text_20_body">Thorn runzelte die Stirn. „Verdammt, wollte er dich nur testen oder...“</text:p>
      <text:p text:style-name="Text_20_body">„Bezweifle ich, dafür hat er zu viel Aufwand betrieben, der Attentäter war sehr gut ausgewählt und keiner von der Wegwerf-Sorte.“</text:p>
      <text:p text:style-name="Text_20_body">„Hm, vielleicht hat er es lieber, wenn die Hauptleute der Diebe in seiner Stadt nicht zu erfahren und fähig sind. <text:span text:style-name="T729">S</text:span>eine Taktik ist wohl, das Verbrechen zu akzeptieren, und dafür zu sorgen, dass es nicht zu gefährlich wird. <text:span text:style-name="T729">Z</text:span>umindest das ist für heute fehlgeschlagen. Aber wer weiß, wie es morgen aussieht? Dieser Mann ist einer der <text:span text:style-name="T729">m</text:span>ächtigsten Leute in Lagon, praktisch direkt hinter dem Patrizier und dem Großinquisitor, schätze ich – wobei ja niemand wissen kann, was er wirklich alles unter Kontrolle hat. Und der ist hinter dir her?“</text:p>
      <text:p text:style-name="Text_20_body">„Ja, scheint so. Hast du eine Idee?“</text:p>
      <text:p text:style-name="Text_20_body"><text:span text:style-name="T273">„Hm, wenn er es auf dich abgesehen hat, ist das eine krasse Beeinträchtigung für unsere Pläne... und wenn </text:span><text:span text:style-name="T284">bisher </text:span><text:span text:style-name="T273">er die Stadt unter </text:span><text:span text:style-name="T284">seiner Fuchtel</text:span><text:span text:style-name="T273"> hat, ist er definitiv ein Hindernis für uns, wenn </text:span><text:span text:style-name="T292">wir</text:span><text:span text:style-name="T273"> </text:span><text:span text:style-name="T284">Lagon kontrollieren </text:span><text:span text:style-name="T273">wollen. Wir müssen ihn aus dem Weg räumen, denke ich... nur, dass das nicht einfach </text:span><text:soft-page-break/><text:span text:style-name="T273">wird.“ Thorn runzelte die Stirn. „Wir können höchstens unsere Chancen verbessern... aber eigentlich haben wir nur ein Gebiet, in dem wir ihm überlegen sind, und das ist Bor. Dafür ist er wahrscheinlich nicht gewappnet, wenn wir ihn mit einem </text:span><text:span text:style-name="T281">alchemistischen</text:span><text:span text:style-name="T273"> Attentäter angreifen... aber die brauchen wohl noch ein bisschen Übung, wir brauchen Zeit.“</text:span></text:p>
      <text:p text:style-name="Text_20_body">„Zeit? Der kommt bei der nächsten Gelegenheit noch selbst vorbei, um sicherzugehen, dass ich diesmal draufgehe.“</text:p>
      <text:p text:style-name="Text_20_body">„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Text_20_body"><text:span text:style-name="T273">Marcin war verblüfft. Thorn schien eine wahre Ideen</text:span><text:span text:style-name="T292">maschine</text:span><text:span text:style-name="T273"> zu sein. „Okay, und was ist dein Plan?“</text:span></text:p>
      <text:p text:style-name="Text_20_body">„Wusstest du schon, das vor dir der neue Magister von Bezirk Sieben steht? Oder einem der anderen Slums, such dir einen aus. Am besten einen, in dem du dir vorstellen könntest, mit den dort ansässigen Diebesgangs einen Aufstand zu organisieren.“</text:p>
      <text:p text:style-name="Text_20_body"><text:span text:style-name="T54">Was zur... ich bin schwer beschäftigt, meinen Bezirk unter Kontrolle zu kriegen, mich gegen Attentate zur Wehr zu setzen, muss den gefährlichsten Mann Lagons von mir loskriegen, und du willst, dass ich eine verdammte Revolution anzettele? Dieser Mann macht mich fertig... </text:span><text:span text:style-name="T273">Marcin war all das nicht geheuer. </text:span><text:span text:style-name="T284">A</text:span><text:span text:style-name="T273">ber Thorn hatte zumindest Grips und </text:span><text:span text:style-name="T284">den richtigen </text:span><text:span text:style-name="T273">Sinn für Intrigen. „Naja, die drei Clans im achten Bezirk ließen sich wohl auf so etwas ein... die schaffen es, relativ friedlich zu koexistieren, und ich kenne einen von ihnen noch von früher. Aber Bezirk Acht hat schon einen Magister.“ </text:span></text:p>
      <text:p text:style-name="Text_20_body">„Ja, Alliser Darn, nicht wahr? Eine schöne Übung für Dania, ihn seines Amtes zu entheben. Der ist ja ziemlich verweichlicht, das dürfte nicht besonders schwierig werden. Auf Arghan Howls Empfehlung beim Patrizier werde ich sein Amt überneh<text:soft-page-break/>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text:span text:style-name="T729">J</text:span>etzt können sie sich dort ihren eigenen Staat der Diebe einrichten. <text:span text:style-name="T729">Der würde basieren </text:span>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Text_20_body">„Aber was helfen uns ein paar Diebe, die ihren eigenen Staat in Lagon errichten? Vor allem, wenn du der arme Typ bist, auf dessen Kosten die Revolte geht?“</text:p>
      <text:p text:style-name="Text_20_body">„Da kommen deine Probleme mit Hakun ins Spiel – Du gehst zu Hakun hin -“</text:p>
      <text:p text:style-name="Text_20_body">Marcin unterbrach ihn. „Was? Das ist doch lebensmüde Scheiße! Einer seine Männer hat mich heute fast umgebracht! Wofür soll das jetzt gut sein!?“ </text:p>
      <text:p text:style-name="Text_20_body">„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text:soft-page-break/>Job als Meisterspion übernehmen. Was sagst du dazu?“</text:p>
      <text:p text:style-name="Text_20_body"><text:span text:style-name="T273">Marcin fiel die Kinnlade herunter. </text:span><text:span text:style-name="T54">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73"> Er fing sich, räusperte sich kurz und schwieg einen Moment. Er war sich nicht sicher, ob der Plan das Risiko wert war. </text:span><text:span text:style-name="T54">Und doch, irgendwie muss ich Hakun ja loswerden. Da klingt das sogar nach einem ziemlich vernünftigen Plan.</text:span><text:span text:style-name="T273"> „Hakun umzubringen ist denke ich das schwerste an dem Plan.“</text:span></text:p>
      <text:p text:style-name="Text_20_body">„Nicht so schwer, wie du glaubst. In seinen Diensten wirst du schon ein paar Sachen über ihn herausfinden, die wir irgendwie gegen ihn verwenden können. Und du musst bedenken, dass wir den Vorteil der <text:span text:style-name="T683">Alchemie</text:span> haben. <text:span text:style-name="T729">K</text:span>einer rechnet <text:span text:style-name="T729">damit.</text:span> Hakun hat jedenfalls nicht das nötige Wissen, wie man ein Borlabor betreibt. <text:span text:style-name="T729">E</text:span>r hat <text:span text:style-name="T729">keine </text:span>Kontakte zur Loge, weil er denen zu konservativ ist. Es ist schon unglaublich, dass wir die ersten sind, denen so etwas einfällt. <text:span text:style-name="T729">A</text:span>ber du musst bedenken, dass außer uns niemand diese Kompetenzen auf so vielen verschiedenen Feldern miteinander vereint. Und dieser Vorteil wird uns den Erfolg bringen.“</text:p>
      <text:p text:style-name="Text_20_body"><text:span text:style-name="T54">Verdammt, der Plan ist nicht nur gut, sondern sogar notwendig. Anders werde ich diesen Hakun nie los. Und ich muss zugeben, dass Thorn unsere Stärken sehr gut einschätzt und einsetzen will.</text:span><text:span text:style-name="T292"> </text:span><text:span text:style-name="T273">Marcin seufzte. „In Ordnung, ich bin dabei. Ich muss zugeben, der Plan gefällt mir. Auch wenn es </text:span><text:span text:style-name="T284">unrealistisch</text:span><text:span text:style-name="T273"> ist, Hakuns Platz einzunehmen... zumindest ruhigstellen können wir ihn nur auf diese Art und Weise.“</text:span></text:p>
      <text:p text:style-name="P667"><text:span text:style-name="T273">Thorn lächelte, und diesmal erreichte es sogar seine Augen. </text:span><text:span text:style-name="T63">Er sieht </text:span><text:span text:style-name="T54">immer noch nicht, </text:span><text:span text:style-name="T63">n</text:span><text:span text:style-name="T54">aja, nett aus – immerhin plan</text:span><text:span text:style-name="T63">en wir</text:span><text:span text:style-name="T54"> gerade ein paar Morde – aber zumindest </text:span><text:span text:style-name="T63">sieht </text:span><text:span text:style-name="T54">man, wie viel Spaß es ihm macht, solche Komplotte auszutüfteln.</text:span><text:span text:style-name="T273"> </text:span></text:p>
      <text:p text:style-name="P667"><text:span text:style-name="T273">„Ach, wer weiß, wie sich die Dinge entwickeln“, sagte </text:span><text:span text:style-name="T284">Thorn </text:span><text:span text:style-name="T273">geheimnisvoll.</text:span></text:p>
      <text:p text:style-name="P24"><text:soft-page-break/></text:p>
      <text:h text:style-name="P686" text:outline-level="1"><text:bookmark-start text:name="__RefHeading__14024_2035619654"/>Joran – <text:span text:style-name="T392">macht einen Lehrplan für Dania und Varg</text:span><text:bookmark-end text:name="__RefHeading__14024_2035619654"/></text:h>
      <text:p text:style-name="P24"/>
      <text:p text:style-name="Text_20_body">Joran machte sich Gedanken über den Lehrplan. Wozu er die beiden ausbilden musste, war offensichtlich die Aufgabe, in ein Haus einzusteigen. <text:span text:style-name="T729">Sie mussten lernen,</text:span> mit Wachen und Alarmanlagen fertig zu werden, am besten lautlos, und den Hausherrn zu ermorden. Und, was noch wichtiger war, danach in einem Stück zu entkommen.</text:p>
      <text:p text:style-name="Text_20_body">Ein bisschen machte er sich Sorgen darüber, dass er selbst keine Erfahrung <text:span text:style-name="T729">auf </text:span>dem Gebiet hatte. <text:span text:style-name="T729">Wenigstens hatte er</text:span> einen kreativen Verstand, er war schon in der Lage, sich so etwas auszumalen. Zumindest das mit den Alarmanlagen war einfach, immerhin hatte er <text:span text:style-name="T729">sie größtenteils </text:span>selbst entworfen. Arghan hatte ihn damals angewiesen, in <text:span text:style-name="T729">jede </text:span>eine Schwachstelle einzubauen. <text:span text:style-name="T729">A</text:span>ngeblich, falls der Hausherr sich mal aussperrte... das war ihm damals schon komisch vorgekommen. <text:span text:style-name="T729">Doch </text:span>jetzt machte das ganze natürlich mehr Sinn. </text:p>
      <text:p text:style-name="P605">Arghan, du verdammtes Schlitzohr. Aber gut, in unserem Fall ist es tatsächlich sinnvoll, dass ich damals nicht nachgefragt habe.</text:p>
      <text:p text:style-name="P668">Er rekapitulierte noch einmal die Alarmanlagen und Abwehrmechanismen, die am häufigsten verkauft wurden, und setzte sie auf seine Liste. Er nahm sich vor, <text:span text:style-name="T730">sie</text:span> zu Trainingszwecken zu bestellen. Diese Ausgaben würde Arghan schon verschmerzen können, immerhin war es für die Wissenschaft. Arghan steckte viel Hoffnung <text:span text:style-name="T729">und </text:span>Geld in dieses Projekt. Die Chance, seinen Erzfeind, den Orden, loszuwerden, ließ er sich tatsächlich einiges kosten.</text:p>
      <text:p text:style-name="P668">Arghan hatte mit seinen Fabriken bereits mehr verdient, als er auf normalem Wege je würde ausgeben können. <text:span text:style-name="T730">U</text:span>nd da er sogar die Luxusgüter zu Fabrikpreisen bekam (immerhin wur<text:soft-page-break/>den sie <text:span text:style-name="T730">in </text:span>seinen Fabriken <text:span text:style-name="T292">hergestellt, </text:span>oder <text:span text:style-name="T730">in </text:span>denen seiner Freunde aus der Loge) hatte er keine Geldnöte. Thorns kleines Komplott war eine vielversprechende Investition.</text:p>
      <text:p text:style-name="Text_20_body">Nun gut, das mit den Abwehrmaßnahmen überwinden hätten wir also. Zeit, ein paar Pülverchen zusammenzustellen, die die beiden einsetzen können, um unentdeckt zu bleiben.</text:p>
      <text:p text:style-name="P668">Er hatte einst ein sehr nützliches Pulver erfunden, um Nebel zu erzeugen. Im Innern von Gebäuden war <text:span text:style-name="T730">diese Variante </text:span>etwas zu auffällig. <text:span text:style-name="T730">A</text:span>ber um außen eine schlechte Sicht zu erzeugen, im Zuge derer man vorbeischlüpfen konnte, war <text:span text:style-name="T730">das </text:span>durchaus sehr praktisch.</text:p>
      <text:p text:style-name="P668">Sie erforderte Ammoniak als Zutat zu Bor. Joran wusste nicht, ob dieser Nebel Nebenwirkungen hervorrief. <text:span text:style-name="T730">B</text:span>eziehungsweise, <text:span text:style-name="T730">vielleicht war </text:span>der Nebel nur die Nebenwirkung einer mehr oder weniger gefährlicheren anderen Reaktion. <text:span text:style-name="T730">A</text:span>ber bisher war er noch nie von dem Nebel beeinträchtigt worden, und er dachte, dass Varg und Dania damit schon klarkämen. </text:p>
      <text:p text:style-name="P668">Sicherheitshalber würde er unter Umständen eine Schutzmaske entwerfen. <text:span text:style-name="T730">V</text:span>ielleicht <text:span text:style-name="T730">hatte sie </text:span>sogar den netten Nebeneffekt, dass ihre Gesichter unkenntlich gemacht werden würden. Und wie stand es eigentlich mit einer Maske, die einen gegen die Effekte von Bor immun machte? <text:span text:style-name="T730">Z</text:span>umindest gegen die, für die es erforderlich war, dass man die Substanz irgendwie aufnahm?</text:p>
      <text:p text:style-name="P605">Genug jetzt, konzentriere dich auf deine Arbeit, erfinden kannst du später noch.</text:p>
      <text:p text:style-name="Text_20_body">Er hatte auch einst ein Pulver entdeckt, dass die Haut widerstandsfähiger und härter machte, wie eine natürliche Rüstung, sodass die beiden theoretisch auch nackt kämpfen konnten, ohne dass sie allzu viel befürchten mussten. Das sollte Dania...</text:p>
      <text:p text:style-name="P668"><text:span text:style-name="T54">Was denkst du da schon wieder, Joran!? Das ist </text:span><text:span text:style-name="T64">respektlos ihr gegenüber</text:span><text:span text:style-name="T54">.</text:span><text:span text:style-name="T292"> Er wischte all das fort und versuchte, sich wieder auf seine Aufgabe zu konzentrieren. Das Schutzpulver schrieb er auf jeden Fall mal auf. </text:span><text:span text:style-name="T303">D</text:span><text:span text:style-name="T292">avon würde er auch größere Mengen herstellen, es wurde aus Knochenmehl hergestellt. Es </text:span><text:soft-page-break/><text:span text:style-name="T292">ging auch mit tierischem, aber menschliches </text:span><text:span text:style-name="T303">Knochenmehl </text:span><text:span text:style-name="T292">erzielte bessere Resultate, hatte er festgestellt... in Lagon waren Leichen nicht besonders schwer aufzutreiben. </text:span></text:p>
      <text:p text:style-name="P668"><text:span text:style-name="T303">F</text:span><text:span text:style-name="T292">ür Jorans Arbeit musste niemand sterben, das widersprach seinem Kodex von einem besseren Leben durch Forschung definitiv. </text:span><text:span text:style-name="T303">A</text:span><text:span text:style-name="T292">ber er hatte trotzdem immer ein sehr mulmiges Gefühl dabei, wenn er menschliche Zutaten verwendete. </text:span><text:span text:style-name="T54">Würden sie nur nicht so unbestechlich gut wirken!</text:span></text:p>
      <text:p text:style-name="P668">Das brachte ihn auf zwei andere sehr erfolgreiche Pulver, eins aus Muskelmasse, und eins, harmloser, aus Ohrenschmalz. Das erste machte einen stärker, das zweite verstärkte das Gehör, beides waren sehr naheliegende Wirkungen. Es kam ihm <text:span text:style-name="T730">durchaus </text:span>so vor, als hätte bei diesen Rezepturen ein Gott seine Hand im Spiel gehabt, und sich hin und wieder einen Scherz erlaubt. </text:p>
      <text:p text:style-name="P668">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Text_20_body">Auch diese Pulver landeten auf seiner Liste. <text:span text:style-name="T730">I</text:span>hm fielen nur noch ein Nachtsichtpulver aus Sonnenblumen und ein Feuerpulver aus Asche ein. <text:span text:style-name="T730">Das konnte </text:span>im Kampf gegen große Gruppen <text:span text:style-name="T730">verwendet werden</text:span>, oder eben für Brandstiftung, oder alles andere, wozu die Menschen seit Urzeiten Feuer <text:span text:style-name="T730">nutzten</text:span>. <text:span text:style-name="T730">Es erlaubte allerdings nicht dieselbe Kontrolle wie ein Flammensplitter.</text:span></text:p>
      <text:p text:style-name="Text_20_body">Joran war zufrieden. <text:span text:style-name="T730">D</text:span>iese Menge an Pulvern konnte er zeitnah herstellen. <text:span text:style-name="T730">D</text:span>ie Zutaten waren nicht allzu schwer zu bekommen. Er würde Arghan anweisen, die menschlichen Zutaten bereits fertig abgepackt zu ihm zu schicken. <text:span text:style-name="T730">E</text:span>r hatte nicht den Nerv, die Leichen einzeln auseinandernehmen zu müssen.</text:p>
      <text:p text:style-name="Text_20_body">Sonstige Spionage-Mittelchen waren leider noch nicht er<text:soft-page-break/>funden, aber er würde sich eben ranhalten und testen, testen, testen. Leider konnte er schlecht ermessen, worauf es beim <text:span text:style-name="T730">S</text:span>pionieren ankam... aber das würden ihm Varg und Dania wohl bald sagen können.</text:p>
      <text:p text:style-name="Text_20_body">Er ging nach draußen, um einen <text:span text:style-name="T730">der Diebe </text:span>mit Bestellungen zu Arghan Howl zu schicken.</text:p>
      <text:p text:style-name="P24"/>
      <text:h text:style-name="P686" text:outline-level="1"><text:bookmark-start text:name="__RefHeading__14026_2035619654"/>Dania – <text:span text:style-name="T392">bringt Magister Darn um</text:span><text:bookmark-end text:name="__RefHeading__14026_2035619654"/></text:h>
      <text:p text:style-name="P24"/>
      <text:p text:style-name="Text_20_body">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Text_20_body"><text:span text:style-name="T54">Na, dann überzeugen wir ihn mal von meinem Lernfortschritt</text:span><text:span text:style-name="T292">, dachte sie.</text:span></text:p>
      <text:p text:style-name="Text_20_body">Einen Dieb zu überraschen, speziell einen wie Marcin, der einen jahrelangen Erfahrungsvorsprung hatte, war ein Ding der Unmöglichkeit – nur dass das Dania noch nie jemand gesagt hatte.</text:p>
      <text:p text:style-name="Text_20_body">Sie saß gerade oben in der Hütte mit dem geheimen Keller, als sie seinen Wagen erspähte. <text:span text:style-name="T731">E</text:span>r <text:span text:style-name="T731">war</text:span> noch etwa fünfzig Meter von der kleinen Siedlung entfernt war. Wenn sie in seinen Rücken kommen wollte, musste sie sich beeilen. Sie kletterte aus dem hinteren Fenster der Hütte, und huschte hinter den anliegenden Hütten vorbei. </text:p>
      <text:p text:style-name="Text_20_body">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text:soft-page-break/>dann zwischen zwei von den Hütten durch, noch einen kleinen Feldweg entlang, bis er bei dem Haus mit dem Keller wäre. Wenn er die Gasse zwischen den zwei Baracken passierte, wäre er am ehesten in einer bedrängten Situation.</text:p>
      <text:p text:style-name="Text_20_body">Dania schickte sich an, eine der <text:span text:style-name="T731">beiden </text:span>Baracken hochzuklettern. <text:span text:style-name="T731">S</text:span>ie waren nicht besonders groß und nicht besonders gut gebaut. <text:span text:style-name="T731">Es gab </text:span>lauter Löcher in der Wand, in denen ihre Füße halt fanden. Und auch wenn Dania nicht besonders gut klettern konnte, <text:span text:style-name="T731">hier kam sie ohne Probleme </text:span>hoch.</text:p>
      <text:p text:style-name="Text_20_body">Als sie etwas ausgelaugt oben angekommen war, sah sie sich um – Marcin war nicht mehr allzu weit von der Gasse entfernt, nur noch ein paar Meter. Die Baracke, auf der sie stand, hatte ein Flachdach. Sie schlich sich Stück für Stück an den Rand heran. </text:p>
      <text:p text:style-name="P605">Nicht entdeckt werden!</text:p>
      <text:p text:style-name="Text_20_body">Marcin sah nicht nach oben. In der Mitte wäre die beste Gelegenheit. Sie setzte noch einen Fuß näher an den Abgrund. Auf ihn springen, Messer an die Kehle. Sie zog die Klinge hervor. Zwei Meter noch, einer...</text:p>
      <text:p text:style-name="Text_20_body">Sie sprang, doch sie konnte sich das Geschrei nicht verkneifen. Im selben Moment merkte sie, wie dumm das war – <text:span text:style-name="T732">d</text:span>och reflexartig öffnete <text:span text:style-name="T732">sie den </text:span>Mund, und ein einzelner, wütender Schrei verließ ihre Kehle. Marcin hechtete zur Seite, ohne überhaupt nach oben zu schauen. <text:span text:style-name="T732">S</text:span>ie <text:span text:style-name="T732">sah nicht, </text:span>wie er <text:span text:style-name="T732">sein Schwert zog</text:span>, <text:span text:style-name="T732">doch </text:span>plötzlich <text:span text:style-name="T732">hatte er es </text:span>in der Hand, nicht allzu groß, doch gefährlich scharf.</text:p>
      <text:p text:style-name="Text_20_body">Sie schaffte es irgendwie, halbwegs sauber zu landen, zumindest verletzte sie sich nicht. Doch aufrichten konnte sie sich nicht. Marcins Klinge an ihrer Kehle flüsterte ihr zu, jetzt lieber keine schnellen Bewegungen zu machen.</text:p>
      <text:p text:style-name="Text_20_body">„Das Schreien solltest du beim nächsten Mal weglassen“, sagte Marcin, „doch ich bewundere deine Ambition.“</text:p>
      <text:p text:style-name="Text_20_body"><text:span text:style-name="T54">Nicht ein kleines Stückchen Stolz schwingt in deiner Stimme mit? Arschloch.</text:span><text:span text:style-name="T292"> </text:span></text:p>
      <text:p text:style-name="Text_20_body">Er zog das Schwert weg und steckte es wieder ein. „Aber <text:soft-page-break/>nett, dass du mir bereits entgegenkommst, <text:span text:style-name="T732">wir</text:span> können <text:span text:style-name="T732">es </text:span>auch gleich hier besprechen – ich habe einen Auftrag für dich.“</text:p>
      <text:p text:style-name="Text_20_body"/>
      <text:p text:style-name="Text_20_body">Dania war noch nie im achten Bezirk gewesen. <text:span text:style-name="T732">D</text:span>ass sie jetzt auch mal den elften gesehen hatte, war für sie schon <text:span text:style-name="T732">etwas Neues</text:span>. Nun kam sie ja regelrecht herum in der Stadt. <text:span text:style-name="T732">D</text:span>ie vielen anderen Landschaften, die sie auf der Fahrt gesehen hatte – auf dem Weg vom siebten in den elften <text:span text:style-name="T732">Bezirk </text:span>war sie immerhin bewusstlos gewesen, oder auf Drogen, genau wusste sie das nicht mehr. Aber nun hatte sie seit ein paar Tagen, seit sie in der kleinen Siedlung wohnte, kein Brocken mehr genommen, und konnte die Fahrt ein bisschen genießen.</text:p>
      <text:p text:style-name="Text_20_body">Das sie nun endlich etwas zu tun hatte, war ein sehr guter Ersatz für den ständigen Durst nach Brocken. <text:span text:style-name="T1">Wie hat Marcin es genannt? Beschäftigungstherapie.</text:span> <text:span text:style-name="T1">Seltsames Wort, so viele Silben. </text:span></text:p>
      <text:p text:style-name="Text_20_body">Sie wusste auch nicht, was Varg dazu sagen würde, wenn sie bei seinen Trainingsstunden auf Brocken wäre... die Regeln seines Ordens ließen so etwas bestimmt nicht zu. Was war, wenn sie ihn einmal verletzte, weil sie ihre Kraft wieder nicht einschätzen konnte?</text:p>
      <text:p text:style-name="Text_20_body">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text:span text:style-name="T732">und</text:span> wie viele Wachen das Gebäude hatte. </text:p>
      <text:p text:style-name="Text_20_body"><text:span text:style-name="T54">Eine kleine Dosis Brocken würde jetzt viel besser zu meiner Verkleidung passen...</text:span><text:span text:style-name="T292"> </text:span></text:p>
      <text:p text:style-name="P669">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text:p>
      <text:p text:style-name="P669">Doch er schien nicht in der Laune zu sein, jemanden abzufa<text:soft-page-break/>ckeln. <text:span text:style-name="T732">Die </text:span>meisten Inquisitoren <text:span text:style-name="T732">taten das </text:span>nur, wenn sie einen <text:span text:style-name="T732">besonders </text:span>schlechten Tag hatten. <text:span text:style-name="T732">E</text:span>r <text:span text:style-name="T732">ging</text:span> einfach nur in das Gebäude hinein.</text:p>
      <text:p text:style-name="Text_20_body">Laut Marcin war es das Amtsgebäude von Magister Darn, dem Magister des achten Bezirks. Dania hatte noch nie von ihm gehört, und gesehen hatte sie ihn auch noch nie. <text:span text:style-name="T732">D</text:span>och Marcin hatte gesagt, so heiße ihr Ziel. <text:span text:style-name="T732">U</text:span>nd so stand sie nun hier und fragte sich, woran sie den Magister bitteschön erkennen sollte. </text:p>
      <text:p text:style-name="Text_20_body">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Text_20_body"><text:span text:style-name="T732">S</text:span>ie <text:span text:style-name="T732">stand </text:span>bereits seit heute früh <text:span text:style-name="T732">vor diesem Gebäude, noch</text:span> <text:span text:style-name="T732">be</text:span>vor <text:span text:style-name="T732">es offiziell geöffnet hatte. Sie </text:span>versuchte sich zu merken, wie viele <text:span text:style-name="T732">b</text:span>ewaffnete Leute hinein- und wie viele wieder hinausgegangen waren. Wenn sie richtig zählte, waren gerade fünf Bewaffnete in dem Amt. Darn <text:span text:style-name="T732">hielt </text:span>wohl gerade Gericht. <text:span text:style-name="T732">N</text:span>ormale Angehörige der Miliz <text:span text:style-name="T732">waren</text:span> da, um den Magister zu beschütze<text:span text:style-name="T732">n. I</text:span>m Zweifelsfall <text:span text:style-name="T732">setzten sie </text:span>seine Gesetze durch, und <text:span text:style-name="T732">was </text:span>noch viel wichtiger <text:span text:style-name="T732">war</text:span>, <text:span text:style-name="T732">sie trieben</text:span> seine Steuern <text:span text:style-name="T732">ein</text:span>.</text:p>
      <text:p text:style-name="Text_20_body"><text:span text:style-name="T304">D</text:span><text:span text:style-name="T292">ie Milizen im achten Bezirk </text:span><text:span text:style-name="T304">hatten allerdings </text:span><text:span text:style-name="T292">nicht mehr viel zu tun, seit Darn an der Macht war. Er war einer der wenigen Magister, die </text:span><text:span text:style-name="T304">den Bezirk tatsächlich gestalteten</text:span><text:span text:style-name="T292">, </text:span><text:span text:style-name="T304">statt einfach die Bewohner </text:span><text:span text:style-name="T292">zugunsten ihres persönlichen Reichtums auszubluten. Alliser Darn verwendete die Steuereinnahmen, um so etwas abwegiges wie </text:span><text:span text:style-name="T54">Spielplätze </text:span><text:span text:style-name="T329">und </text:span><text:span text:style-name="T65">Suppenküchen</text:span><text:span text:style-name="T329"> für die Armen</text:span><text:span text:style-name="T292"> zu bauen. Was qualifizierte so einen Mann für einen Magister?</text:span></text:p>
      <text:p text:style-name="Text_20_body">Während sie so sinnierte, sah sie, dass der Inquisitor das Amt wieder verließ. Sein Gesichtsausdruck hatte sich nicht gebessert. <text:span text:style-name="T733">A</text:span>nscheinend waren noch mehr Leute nicht besonders glücklich mit Alliser Darns Arbeit.</text:p>
      <text:p text:style-name="Text_20_body">Dania fasste sich ein Herz. Wenn sie nicht bald in die Gänge <text:soft-page-break/>kam, würde sie ohne Zweifel entweder vor Langeweile sterben oder doch noch eine Dosis einschmeißen. Dass der Inquisitor jetzt keine Gefahr mehr war, machte ihr die Knie schwach... doch sie besann sich.</text:p>
      <text:p text:style-name="Text_20_body"><text:span text:style-name="T54">Wenn ich jetzt eine Dosis nehme, kann ich den offensiven Ansatz vollkommen vergessen.</text:span><text:span text:style-name="T292"> </text:span></text:p>
      <text:p text:style-name="Text_20_body">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text:p>
      <text:p text:style-name="Text_20_body">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Text_20_body">Sie trat in einen offenen Raum ein, länglich und relativ kunstvoll ausgestaltet. Darns Vorgänger hatte <text:span text:style-name="T733">ihre </text:span>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text:p>
      <text:p text:style-name="Text_20_body"><text:span text:style-name="T273">Sonst war der Raum leer, viele Leute kamen nicht, um von Magister Alliser Darn regiert zu werden. Immerhin gab es im achten Bezirk gleich </text:span><text:span text:style-name="T54">drei</text:span><text:span text:style-name="T273"> Clans der </text:span><text:span text:style-name="T286">e</text:span><text:span text:style-name="T273">hrbaren Diebe, die genauso gerne für das Recht</text:span><text:span text:style-name="T333"> ihrer Bittsteller sorgten.</text:span></text:p>
      <text:p text:style-name="Text_20_body"><text:span text:style-name="T344">Der auf dem Stuhl ist wahrscheinlich Magister Darn,</text:span><text:span text:style-name="T347"> dachte Dania. </text:span><text:span text:style-name="T344">Der ist ja nicht gerade mit viel Schönheit gesegnet worden... mal sehen, was das für eine Auswirkung auf meine Ausrede hat.</text:span></text:p>
      <text:p text:style-name="Text_20_body"><text:span text:style-name="T347">„Verehrter Magister, helft mir!“ schluchzte sie vollkommen aufgelöst, während sie auf ihn zu stolperte. </text:span><text:span text:style-name="T344">Es darf nicht verdächtig wirken, dass ich hier ohne Grund hineinkomme.</text:span><text:span text:style-name="T347"> „Mir </text:span><text:soft-page-break/><text:span text:style-name="T347">wurde etwas angetan!“</text:span></text:p>
      <text:p text:style-name="Text_20_body">„Sprich, Frau. Was ist passiert?“ Ein gütiges Lächeln füllte sein Gesicht.</text:p>
      <text:p text:style-name="Text_20_body">„Ein finsterer Schuft hat mich vergewaltigt! Dachte wohl, er kann das bei Frauen wie mir einfach tun, das Schwein. Und ich habe niemanden, an den ich mich wenden kann!“</text:p>
      <text:p text:style-name="P674">In Ordnung, gleich wird er mich wegschicken. Ist ja nicht sein Job, das Geld einer freien Hure einzutreiben.</text:p>
      <text:p text:style-name="Text_20_body">„Du arme Frau! Wie sah er denn aus?“</text:p>
      <text:p text:style-name="Text_20_body">„Ähm... schwarze – Haare?“ Dania war verwirrt, wieso ihn das interessierte.</text:p>
      <text:p text:style-name="Text_20_body">„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605">Mist.</text:p>
      <text:p text:style-name="Text_20_body">„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Text_20_body">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text:p>
      <text:p text:style-name="Text_20_body">Der <text:span text:style-name="T734">K</text:span>leinere <text:span text:style-name="T734">von beiden </text:span>schien der Wortführer zu sein. „Also, meine Dame, wo hat sich der Vorfall den<text:span text:style-name="T734">n</text:span> zugetragen? Können sie den Mann vielleicht wiedererkennen, wie finden wir ihn?“</text:p>
      <text:p text:style-name="Text_20_body"><text:soft-page-break/><text:span text:style-name="T734">Dania war verwirrt, dass sie als Dame angesprochen wurde. </text:span>„Ähm, folgt mir einfach, ich kenne den Straßennamen nicht genau, aber das finde ich wieder.“ </text:p>
      <text:p text:style-name="Text_20_body">Dania ging einfach in eine zufällige Richtung. Sie kannte sich <text:span text:style-name="T734">überhaupt nicht </text:span>aus im achten Bezirk und hatte keine Ahnung, wie sie aus dem Schlamassel wieder herauskommen sollte. Sie lief irgendwelche Gassen auf und ab. <text:span text:style-name="T734">E</text:span>s kamen ihr nicht einmal schwarzhaarige Menschen entgegen, die sie hätte beschuldigen können. Jetzt hatte sie zumindest eine leere Gasse gefunden. Sie fasste einen Entschluss.</text:p>
      <text:p text:style-name="Text_20_body">„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05">Scheiße. Gut, dass ich die ganzen letzten Tage mit Kampftraining für genau solche Situationen verbracht habe.</text:p>
      <text:p text:style-name="Text_20_body">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text:p>
      <text:p text:style-name="Text_20_body">Aber sein Speer hatte erheblich mehr Reichweite als Danias kleiner Dolch. <text:span text:style-name="T734">Er </text:span>stach mit einem wütenden Schrei in ihre Richtung.</text:p>
      <text:p text:style-name="Text_20_body">Sie wich schnell zurück. <text:span text:style-name="T734">M</text:span>it dem Dolch zu parieren hatte keinen Sinn, und zur Seite ausweichen war in der engen Gasse <text:soft-page-break/>fast unmöglich. Der Soldat kämpfte ohne genauen Plan, sondern nur mit der Wut über seinen toten Kameraden, und der Gewissheit, dass er die effektivere Waffe hatte. </text:p>
      <text:p text:style-name="P605">Verdammt, Dania, fange dich mal wieder, so was hast du doch geübt. Achte auf seine Augen!</text:p>
      <text:p text:style-name="Text_20_body">Doch ihr Gegner stieß mal hierhin, mal dorthin, und sie musste ständig reagieren. Vor allem kam sie nicht an die Pulver in ihrem Ausschnitt heran, weil sie sich ständig bewegen musste. </text:p>
      <text:p text:style-name="Text_20_body"><text:span text:style-name="T734">E</text:span>in Hieb <text:span text:style-name="T734">traf beinahe </text:span>ihren Arm, doch <text:span text:style-name="T734">sie </text:span>konnte <text:span text:style-name="T734">ihn </text:span>mit dem Dolch in eine andere Richtung leiten, vorbei an ihr, weg von ihr. Er riss den Speer zurück und ging weiter vorwärts, stieß weiter nach ihr.</text:p>
      <text:p text:style-name="Text_20_body">Dania erkannte, dass sie irgendetwas zwischen sich und ihn bringen musste. Von den offenen Straßen musste sie sich fernhalten, zu groß war die Gefahr, dass er Verstärkung bekam. Aber eine Ecke weiter zu flüchten würde noch niemanden alarmieren.</text:p>
      <text:p text:style-name="Text_20_body">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gegen die massive Hausecke, <text:span text:style-name="T734">einmal, zweimal, dreimal.</text:span></text:p>
      <text:p text:style-name="Text_20_body">Der minderwertige Schaft zerbrach bereits beim vierten Aufprall. <text:span text:style-name="T734">N</text:span>un war seine Reichweite weg. Sie sprang wieder um die Ecke, und noch bevor er <text:span text:style-name="T734">s</text:span>eine<text:span text:style-name="T734">n Dolch</text:span> ziehen konnte, versenkte sie ihr Messer immer wieder in seiner Brust, bis auch <text:span text:style-name="T734">er </text:span>definitiv tot war.</text:p>
      <text:p text:style-name="P605">Bin ich bereit für einen noch offensiveren Ansatz? Ach, was soll´s, ich riskier´s. Ich weiß ja jetzt, wie er tickt, das kann ich <text:soft-page-break/>bestimmt gegen ihn ausspielen.</text:p>
      <text:p text:style-name="Text_20_body">Dass sie ein bisschen Blut abbekommen hatte, war für diesen Plan gar nicht so schlecht, das würde ihrer Geschichte Glaubwürdigkeit verleihen. Sie ging zurück zur Behörde des Magisters. Niemand, dem sie begegnete, wunderte sich offensichtlich darüber, dass sie Blut <text:span text:style-name="T734">an den Händen und </text:span>in ihrem Ausschnitt hatte, aber es traute sich auch keiner, zu genau hinzuschauen. Die meisten Bewohner Lagons hatten verstanden, <text:span text:style-name="T734">wie </text:span>gefährlich <text:span text:style-name="T734">das </text:span>war.</text:p>
      <text:p text:style-name="Text_20_body">Etwa einen Block, bevor sie da war, begann sie zu rennen, und so kam sie ziemlich außer Atem bei Darn an. </text:p>
      <text:p text:style-name="Text_20_body">„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670">Alarmiert gingen zwei der Milizionäre zum Eingang, um nach draußen zu schauen. Einer blieb bei ihrem Herrn stehen. Der sah auch ziemlich beunruhigt aus. Für Sicherheit zu sorgen hatte noch nie zu Darns Kernkompetenzen gehört. <text:span text:style-name="T735">E</text:span>r pflegte die Philosophie, dass keiner Grund hatte, einen anzugreifen, wenn man die Leute glücklich machte und ihnen zuhörte. Dass diese Blauäugigkeit ihm nun zum Verhängnis werden könnte, beunruhigte ihn zutiefst – er selbst war gar nicht durchtrieben genug, um auf so einen Gedanken zu kommen.</text:p>
      <text:p text:style-name="Text_20_body">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Text_20_body">Darn legte seine Arme um Dania und murmelte, sie solle <text:soft-page-break/>keine Angst haben. Damit konnte er gerade noch am ehesten zur Schlichtung der Situation beitragen. Er streichelte ihr über <text:span text:style-name="T735">den Scheitel</text:span> und sprach beruhigende Worte.</text:p>
      <text:p text:style-name="Text_20_body">Als er ihr schließlich in die Augen sah, erkannte er seinen Irrtum – da waren keine Tränen. Da war keine Angst mehr. Da war nur ein Messer in seinem Rücken, immer und immer wieder.</text:p>
      <text:p text:style-name="Text_20_body"/>
      <text:p text:style-name="Text_20_body">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Text_20_body"><text:span text:style-name="T1">Ich muss mir mal ein Opfer aufheben, damit ich ein bisschen üben kann, wo die wichtigen Stellen sind,</text:span> dachte sie. <text:span text:style-name="T1">Wer weiß, ob ich bei</text:span><text:span text:style-name="T48">m nächsten</text:span><text:span text:style-name="T1"> Mal immer noch so unkontrolliert drauflos stechen kann.</text:span></text:p>
      <text:p text:style-name="P670">Sie merkte, wie ihr Denken immer rationaler wurde, wenn es um die Morde ging. Seit sie nicht mehr auf Brocken war, hatte sich der Nebel um ihr Gehirn allgemein ein wenig gelichtet. <text:span text:style-name="T735">D</text:span>as Adrenalin, dass ihr <text:span text:style-name="T735">jetzt </text:span>durch die Adern schoss, <text:span text:style-name="T735">fokussierte sie weiter. Dania </text:span>konnte es sich nicht leisten, dass sie jedes Mal so flatterhaft und aufgeregt war wie bei den ersten Malen. Dass sie jetzt professionelles Training bekam, gab ihr aber ein bisschen Sicherheit.</text:p>
      <text:p text:style-name="P605">Apropos Sicherheit, hier sind noch drei Soldaten im Raum, ich muss schauen, dass ich hier fortkomme.</text:p>
      <text:p text:style-name="Text_20_body">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text:soft-page-break/>lichkeit wäre noch, alle drei umzubringen, zumindest den Offizier konnte sie erwischen, ohne dass die anderen beiden es merkten, die waren beschäftigt, einen Aktenschrank vor die Tür zu zerren. </text:p>
      <text:p text:style-name="Text_20_body">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Text_20_body">Sie befand sich mittlerweile auf der Straße. <text:span text:style-name="T735">E</text:span>in paar Leute schauten <text:span text:style-name="T735">seltsam </text:span>– aus dem Amt drang eine gewaltige <text:span text:style-name="T735">dunkle </text:span>Rauchwolke. <text:span text:style-name="T735">A</text:span>llerdings schien es nicht zu brennen, <text:span text:style-name="T735">es war nicht heiß</text:span> und roch nicht nach normalem Rauch. <text:span text:style-name="T735">D</text:span>ie Rufe, die man von innen hörte, klangen verwirrt, nicht gefährdet. Die leichtbekleidete und blutverschmierte Frau, die durch diesen Qualm nach draußen stolperte, wurde auch erst seltsam beäugt. <text:span text:style-name="T735">A</text:span>ber als <text:span text:style-name="T735">sie </text:span>sich nicht darum scherte und in der nächsten Gasse verschwand, verloren die Passanten das Interesse an ihr und versuchten, sich Zugang zum Amt zu verschaffen.</text:p>
      <text:p text:style-name="P1"/>
      <text:h text:style-name="P686" text:outline-level="1"><text:bookmark-start text:name="__RefHeading__14028_2035619654"/>Marcin – <text:span text:style-name="T393">ködert Hakun mit Geschichte über Revolte im achten Bezirk</text:span><text:bookmark-end text:name="__RefHeading__14028_2035619654"/></text:h>
      <text:p text:style-name="P1"/>
      <text:p text:style-name="Text_20_body"><text:span text:style-name="T292">Es war gar nicht so schwer gewesen, Hakun aufzufinden. Immerhin war er ein offizielles Ratsmitglied. </text:span><text:span text:style-name="T305">E</text:span><text:span text:style-name="T292">s war eine willkommene Abwechslung gewesen, einmal einen Verhandlungspartner nicht erst zwei Wochen beschatten zu müssen, bis man </text:span><text:soft-page-break/><text:span text:style-name="T292">sicher sein konnte, wo der günstigste Ort für ein Treffen war. Marcin konnte ihn einfach an seinem verdammten </text:span><text:span text:style-name="T54">Arbeitsplatz</text:span><text:span text:style-name="T292"> besuchen – dort konnte Hakun es </text:span><text:span text:style-name="T305">nicht </text:span><text:span text:style-name="T292">riskieren, ihn plötzlich ermorden zu lassen. </text:span><text:span text:style-name="T305">Er </text:span><text:span text:style-name="T292">würde sich anhören müssen, was Marcin ihm zu sagen hatte.</text:span></text:p>
      <text:p text:style-name="Text_20_body">Und so wartete Marcin einfach mitten auf dem Vorplatz des Rathauses auf Hakun, der demnächst von einer der Ratssitzungen kommen musste. Es waren nicht allzu viele Menschen da an diesem frühen Nachmittag. <text:span text:style-name="T735">A</text:span>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die einzigen, die nicht von den <text:span text:style-name="T735">e</text:span>hrbaren Dieben, sondern von den Milizen kontrolliert wurden.</text:p>
      <text:p text:style-name="Text_20_body">Natürlich hatte er Rückendeckung für den Notfall mitgenommen. Fünf seiner besten Leute standen in der Nähe, lasen sich irgendwelche Aufschriftstafeln vor hohen, grauen Gebäuden durch und wirkten unauffällig. Zwei davon entdeckte er nicht einmal selbst. Und für den absoluten Notfall war auch noch Varg in der Nähe. <text:span text:style-name="T735">Er </text:span>hatte ein paar Borpulver bereit, falls es wirklich brenzlig werden würde.</text:p>
      <text:p text:style-name="Text_20_body">Da sah er Hakun das Rathaus verlassen, ganz ohne Eskorte – Hakun pflegte, seinen Ruf für sich arbeiten zu lassen. Hakun <text:span text:style-name="T735">wirkte </text:span>nicht <text:span text:style-name="T735">einmal besonders </text:span>groß, was auch dadurch unterstützt wurde, dass er ein wenig gebückt ging. Er hatte einen feinen, aber unauffälligen Anzug an, der so ziemlich überhaupt keine Ausstrahlung hatte – der Meisterspion hatte in all den Jahren die Fähigkeit perfektioniert, niemandem zu genau aufzufallen.</text:p>
      <text:p text:style-name="Text_20_body">Marcins Augen entging das nicht – er wusste allerdings auch, nach wem er suchen musste. Wenn Hakun ihm einmal auf der Straße aufgelauert hätte, hätte Marcin ihn wohl unter keinen Umständen rechtzeitig bemerkt. Heute war <text:span text:style-name="T735">das </text:span>aber <text:soft-page-break/>nicht <text:span text:style-name="T735">das Problem </text:span>– also ging er einfach auf ihn zu und sprach ihn an.</text:p>
      <text:p text:style-name="Text_20_body">„Hakun – ich glaube, wir wurden einander noch nicht vorgestellt, aber wir haben ein paar Dinge zu bereden.“</text:p>
      <text:p text:style-name="Text_20_body">Hakun hielt in seinem zielstrebigen Gang inne und drehte den Kopf leicht zu Marcin, wie beiläufig: „Nach meiner Uhr ist es halb acht, <text:span text:style-name="T736">mein Herr</text:span>. <text:span text:style-name="T736">Ihr</text:span> such<text:span text:style-name="T736">t</text:span> eine gute Sauna? <text:span text:style-name="T736">Ihr </text:span>sollte<text:span text:style-name="T736">t </text:span>dringend mal die von Mr Becket besuchen, am Wolkenfelden-Platz. Gerade gegen Abend sind sie besonders vorzüglich.“</text:p>
      <text:p text:style-name="Text_20_body">Es war noch lange nicht halb acht. Hakun spielte wohl auf die Uhrzeit an, um die er sich gerne mit Marcin in der Sauna treffen wollte. <text:span text:style-name="T736">Darauf wollte Marcin sich aber nicht einlassen</text:span>. „Nein <text:span text:style-name="T736">d</text:span>anke, mein Herr. <text:span text:style-name="T736">M</text:span>ein Cousin hatte in einer Sauna einmal einen schrecklichen Unfall, ich fürchte, ich fühle mich hier draußen sicherer. Ich würde allerdings sehr gerne mit <text:span text:style-name="T736">Euch </text:span>über die aktuelle Politik diskutieren. <text:span text:style-name="T736">D</text:span>as sollte auch in einem Cafe hier an einem der Außentische möglich sein, wo die Luft ein wenig frischer ist und man gut und frei atmen kann.“</text:p>
      <text:p text:style-name="Text_20_body">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Text_20_body">„Die Situation mit der Kriminalität macht mir Sorgen. <text:span text:style-name="T736">I</text:span>ch habe Freunde im achten Bezirk. <text:span text:style-name="T736">Sie sind </text:span>besorgt <text:span text:style-name="T737">über</text:span> die Ermordung des Magisters…<text:span text:style-name="T737"> und sehen darin </text:span>ein Zeichen für die ausufernden Aktivitäten der <text:span text:style-name="T737">e</text:span>hrbaren Diebe. Es scheint, als hätte die Stadt die Situation dort immer weniger unter Kontrolle. <text:span text:style-name="T737">D</text:span>ie dort ansässigen Diebe beginnen bereits, ihre Finger nach anderen Bezirken auszustrecken. Besonders im siebten Bezirk muss man Angst haben, dass diese Unholde einem auflauern. Sie entziehen sich jeder Kontrolle und planen sogar, demnächst selbst einen Magister zu stellen – notfalls mit einem gewaltsa<text:soft-page-break/>men Putsch, sodass sie nicht mehr fürchten müssen, dass die Milizen der Stadt Lagon ihnen die Geschäfte kaputt machen. Finde<text:span text:style-name="T737">t Ihr </text:span>diese Situation akzeptabel?“</text:p>
      <text:p text:style-name="Text_20_body">Hakun sah ihn gleichgültig an. „Und inwiefern befinde<text:span text:style-name="T737">t Ihr Euch </text:span>in der Stellung, diese Gefahr auszuräumen? Oder hoff<text:span text:style-name="T737">t Ihr </text:span>einzig auf die Hilfe der Stadt? <text:span text:style-name="T737">Ihr wisst</text:span>, wir können uns nicht um die Sorgen aller Bürger kümmern. Die Bedürfnisse der <text:span text:style-name="T737">R</text:span>echtschaffensten haben naturgemäß Vorrang.“</text:p>
      <text:p text:style-name="Text_20_body">Marcin grinste. „Oder mein<text:span text:style-name="T737">t Ihr </text:span>nicht die der <text:span text:style-name="T737">R</text:span>eichsten? Nun, ich habe nicht vor, das Problem mit Geld aus dem Weg zu räumen. <text:span text:style-name="T737">Ich setze auf </text:span>gezielten Verrat. Und dieser Verrat wird <text:span text:style-name="T737">E</text:span>uch einige Vorteile bringen.“</text:p>
      <text:p text:style-name="Text_20_body"><text:span text:style-name="T292">Ein leichtes Lächeln blitzte kurz durch Hakuns gleichgültige Miene, er sah definitiv einen talentierten Mann vor sich. Hakun </text:span><text:span text:style-name="T273">mochte</text:span><text:span text:style-name="T292"> Talent. „Erläuter</text:span><text:span text:style-name="T306">t mir, was Ihr meint</text:span><text:span text:style-name="T292">.“</text:span></text:p>
      <text:p text:style-name="Text_20_body">„Wenn ein ambitionierter junger Mann es satt hat, denselben Weg zu gehen, wie die meisten Diebe – nämlich den, nach einer schnellen und kurzen Karriere ebenso schnell in <text:span text:style-name="T737">den ewigen </text:span>Ruhestand einzutreten – dann überlegt er sich, in welcher Branche man es mit diesen Talenten ebenso weit bringen kann. Nun, warum haben gerade die besten Diebe so eine kurze Lebensspanne? Weil sie die Kontrolle verlieren. Nun, Hakun, <text:span text:style-name="T737">Ihr seid </text:span>doch ein Meister, wenn es darum geht, die Situation unter Kontrolle zu halten... und ich habe ein Interesse daran, dass das ein intelligenter und gut informierter Mann wie <text:span text:style-name="T737">Ihr tut</text:span>.“</text:p>
      <text:p text:style-name="Text_20_body">Hakun hob die Augenbrauen. „Erst rede<text:span text:style-name="T737">t Ihr </text:span>über Verrat und jetzt über Kontrolle. Ich komme langsam zu dem Schluss, dass das hier zu einem Date auswächst. Leider teile ich wohl keine einzige ihrer sexuellen Vorlieben. Keine.“</text:p>
      <text:p text:style-name="Text_20_body">Marcin wurde schlagartig rot. <text:span text:style-name="T737">Plötzlich </text:span>wurde <text:span text:style-name="T737">ihm </text:span>klar, was es bedeutete, dem bestinformiertesten Mann der Stadt gegenüberzusitzen. Doch er fasste sich und fuhr fort. Er nahm sich vor, die Sprache etwas weniger blumig zu gestalten. „Nun, wenn die drei Hauptleute im achten Bezirk außer Kontrolle geraten, dann sollte <text:span text:style-name="T738">man rechtzeitig jemanden dort platzieren, der </text:span><text:soft-page-break/><text:span text:style-name="T738">die Gefahr im Keim erstickt</text:span>. <text:span text:style-name="T738">Ich glaube, wenn ich sie anstachle</text:span>, einen eigenen Staat im achten Bezirk zu errichten, dann <text:span text:style-name="T738">kann ich sie davon abhalten, sich mit mir zu beschäftigen. Stattdessen richte ich </text:span>ihre Kräfte auf den neuen Magister. <text:span text:style-name="T738">Der wird </text:span>es zweifelsohne schwer haben. Nur, dass dieser Magister besser informiert sein wird, und eine Attacke ganz gut abwehren <text:span text:style-name="T738">kann </text:span>– während die drei Putschisten plötzlich merken, wie ihnen jemand in den Rücken fällt. Und schon sind die Clans des siebten und achten Bezirks unter meiner und damit unter <text:span text:style-name="T738">Eurer </text:span>Kontrolle.“</text:p>
      <text:p text:style-name="Text_20_body">Hakun lächelte. „Mir scheint es, Marcin, <text:span text:style-name="T738">Ihr </text:span>verstehen <text:span text:style-name="T738">Euer </text:span>Handwerk. Nur verstehe ich nicht, wieso <text:span text:style-name="T738">Ihr </text:span>mir das erzähl<text:span text:style-name="T738">t</text:span>. Ich wüsste nicht, inwiefern <text:span text:style-name="T738">Euer </text:span>Machtzuwachs meine Interessen bedient... im Gegenteil, das war ziemlich töricht. <text:span text:style-name="T738">I</text:span>mmerhin wiss<text:span text:style-name="T738">t Ihr</text:span>, wie es den Dieben ergeht, <text:span text:style-name="T738">die zu erfolgreich sind</text:span>.“</text:p>
      <text:p text:style-name="P671">„Nun, <text:span text:style-name="T739">Ihr </text:span>wär<text:span text:style-name="T739">t </text:span>nicht mein größtes Problem, sollte ich diesen Schritt wagen. Diebe überall in Lagon <text:span text:style-name="T739">wären aufgeschreckt</text:span>, wenn ich ihren alten Traum von einem Staat der Diebe mit den Füßen trete. <text:span text:style-name="T739">V</text:span>iele verstehen nicht, wieso solch ein Staat nicht funktionieren würde. Außerdem würden sie sich schon ziemlich vor den Kopf gestoßen fühlen, wenn ich solch einen Verrat begehe. <text:span text:style-name="T739">S</text:span>ie kennen vielleicht unser kompliziertes Ehrgefühl. Und deswegen brauche ich ihren Schutz – dafür, dass sie mit einem Schlag die Kontrolle über den größten Diebesclan der Stadt hätten. <text:span text:style-name="T738">Und nebenbei klären wir einen Mord an einem Magister auf.“</text:span></text:p>
      <text:p text:style-name="P672">„Und führt auch direkt Urteil und Strafe aus, nehme ich an.“</text:p>
      <text:p text:style-name="P671">„<text:span text:style-name="T739">In der Tat. </text:span>Nun, es <text:span text:style-name="T739">ist </text:span>in <text:span text:style-name="T739">Eu</text:span>rem Interesse, Stabilität in der Stadt zu gewährleisten. <text:span text:style-name="T739">Ihr sollt </text:span>die allgemeine öffentliche Sicherheit hochhalten, <text:span text:style-name="T739">besonders </text:span>in den höheren Bezirken. <text:span text:style-name="T739">Ich </text:span>kann ihnen folgende<text:span text:style-name="T739">s</text:span> Zugeständnis machen: mein<text:span text:style-name="T738">e Bande</text:span> wird in Zukunft darauf achten, dass <text:span text:style-name="T739">unsere </text:span>Wombats eine spezielle Ernährung bekommen, sodass das Brocken, das wir den Leuten andrehen, nicht mehr so aggressiv <text:span text:style-name="T739">macht</text:span> wie die derzeitigen Mischungen. <text:span text:style-name="T739">Zusätzlich versprechen wir,</text:span> unsere Verdienstquel<text:soft-page-break/>len auf Verbrechen zu beschränken, die <text:span text:style-name="T739">Eur</text:span>en reichen Freunden nicht schaden. <text:span text:style-name="T739">Das</text:span> macht diese Stadt zu einem erheblich sichereren Ort. <text:span text:style-name="T739">Besonders </text:span>die zwei Problemviertel sieben und acht. Deswegen, wegen <text:span text:style-name="T739">Eu</text:span>ren tatsächlichen politischen Zielen, lohnt es sich für <text:span text:style-name="T739">Euch</text:span>, mich zu unterstützen.“</text:p>
      <text:p text:style-name="Text_20_body">Hakun blickte ein bisschen müde drein, aber das war nur Verhandlungstaktik. Marcin konnte sehen, dass ihn die Vorstellung anregte. „Ich habe auch jetzt schon Diebe unter meiner Kontrolle. Warum sollte ich ausgerechnet <text:span text:style-name="T739">Euch </text:span>die Chance geben, so mächtig zu werden? Die derzeitigen Clans im achten sind wenigstens unfähig.“</text:p>
      <text:p text:style-name="Text_20_body">Marcin beugte sich vor und lächelte verschwörerisch. „Natürlich, aber was für ein Werkzeug hätte<text:span text:style-name="T739">t Ihr </text:span>lieber? Diese Jungspunde, die allesamt keine zweiundzwanzig werden, nur auf Drogen sind und meistens noch nicht mal lesen können, oder einen erfahrenen Mann wie mich, der Ihnen auch zuverlässig die Kontrolle über zwei vollkommen verwahrloste Bezirke geben kann? Ich weiß, dass <text:span text:style-name="T739">Ihr </text:span>bereits mit einem von <text:span text:style-name="T739">i</text:span>hnen zusammenarbeite<text:span text:style-name="T739">t</text:span> – und sein Attentäter war ja nicht besonders erfolgreich. <text:span text:style-name="T739">S</text:span>olche Fehler von Untergebenen können <text:span text:style-name="T739">Euch </text:span>eines Tages das Leben kosten. Ein weniger vorsichtiger Mann <text:span text:style-name="T739">als </text:span>ich hätte sich vielleicht rächen wollen. Ich kann <text:span text:style-name="T739">Euch </text:span>garantieren, dass meinen Leuten so etwas nicht passiert. Außerdem habe ich einen Vorteil, den <text:span text:style-name="T739">Ihr </text:span>unter all <text:span text:style-name="T739">Eurer</text:span> Abgebrühtheit zu schätzen wiss<text:span text:style-name="T739">t</text:span> – ich bin ein guter Mensch. Ich mag ein professioneller Krimineller sein, doch ich bin keiner der blutrünstigen Junkies, die derzeit den achten Bezirk in der Hand halten. Wenn in dieser Stadt tatsächlich eines Tages Stabilität und Sicherheit herrschen soll, dann brauch<text:span text:style-name="T739">t Ihr </text:span>Leute wie mich – die verstehen, das so etwas dem Geschäft viel mehr nützt als das Chaos. Alles in allem – so schnell finde<text:span text:style-name="T739">t Ihr </text:span>keinen anderen, der all diese Vorzüge in sich vereint. Wie finde<text:span text:style-name="T739">t Ihr </text:span>den Vorschlag jetzt? <text:span text:style-name="T739">Nicht zu vergessen – Ihr müsst nicht einmal etwas dafür tun.</text:span>“</text:p>
      <text:p text:style-name="Text_20_body">Hakun lächelte herablassend und stand auf. „Beweis<text:span text:style-name="T739">t </text:span>mir <text:soft-page-break/>erst einmal, dass <text:span text:style-name="T739">Ihr </text:span>etwas taug<text:span text:style-name="T739">t</text:span>. Zieh<text:span text:style-name="T739">t</text:span> <text:span text:style-name="T739">Euren </text:span>Plan durch – ich werde <text:span text:style-name="T739">Euch </text:span>nicht stören. <text:span text:style-name="T739">Lasst </text:span>mir zukommen, wann die Revolte stattfinden soll, ich leite das <text:span text:style-name="T739">an den </text:span>jeweiligen Magister weiter. Aber glaub<text:span text:style-name="T739">t</text:span> bloß nicht, dass ich <text:span text:style-name="T739">Euch</text:span> irgendwie zur Hilfe eile, wenn <text:span text:style-name="T739">Ihr euch verrechnet </text:span>und <text:span text:style-name="T739">Euer </text:span>Plan auffliegt. Außerdem habe ich nie von <text:span text:style-name="T739">Euch </text:span>gehört, wenn <text:span text:style-name="T739">Ihr </text:span>mit einem Gesetzeshüter aneinandergerate<text:span text:style-name="T739">t. </text:span>Ich wünsche <text:span text:style-name="T739">Euch </text:span>dennoch viel Glück – ich schätze <text:span text:style-name="T739">Eure </text:span>professionelle Art. Mach<text:span text:style-name="T739">t</text:span> was draus.“</text:p>
      <text:p text:style-name="P1"/>
      <text:h text:style-name="P686" text:outline-level="1"><text:bookmark-start text:name="__RefHeading__14030_2035619654"/>Thorn – <text:span text:style-name="T394">wird zum Magister für Bezirk acht gewählt</text:span><text:bookmark-end text:name="__RefHeading__14030_2035619654"/></text:h>
      <text:p text:style-name="P1"/>
      <text:p text:style-name="P675">„Deshalb schlage ich euch diesen talentierten Mann als neuen Magister für Bezirk acht vor. Er hat schon früher Verwaltungsaufgaben beim Orden übernommen, als er noch diesen Weg beschritt. <text:span text:style-name="T743">D</text:span>och <text:span text:style-name="T740">die </text:span>weltlichen Freuden waren ihm wohl wichtiger.“</text:p>
      <text:p text:style-name="P675">Arghan erntete vereinzeltes Gelächter.</text:p>
      <text:p text:style-name="P679">„Außerdem ist er der einzige Kandidat, den ich für geeignet genug halte, um den achten Bezirk zu führen. <text:span text:style-name="T743">Auf der Position </text:span>zu überleben <text:span text:style-name="T743">ist nicht einfach</text:span>, wie man an Magister Darns tragischem Tod sehen konnte. <text:span text:style-name="T743">D</text:span>ie Diebe <text:span text:style-name="T743">werden </text:span>ein immer größeres Problem. Doch mein Freund Thorn <text:span text:style-name="T745">Hartlingen</text:span> hat beim Orden einige interessante Verhörmethoden kennengelernt und auch schon selbst Brockenlabore ausgehoben. <text:span text:style-name="T743">I</text:span>ch denke, ihr könnt meine Wahl nachvollziehen, Freunde.“</text:p>
      <text:p text:style-name="P631">Es störte Thorn, dass Arghan ihn nicht als „Thorn von Hartlingen“ vorstellte. Doch Arghan kannte die Umgangsformen im Rat besser als er, also fügte er sich. Und so geschickt, wie Arghan ihn anpreiste, konnte er sich echt nicht beschweren.</text:p>
      <text:p text:style-name="P679"><text:span text:style-name="T273">Thorn stand in dem Raum, den er schon insgeheim als seinen künftigen Arbeitsplatz betrachtete – der Ratshalle. Der Rat </text:span><text:soft-page-break/><text:span text:style-name="T273">Lagons tagte gerade, um die Nachfolge </text:span><text:span text:style-name="T285">von Alliser Darn zu bestimmen, </text:span><text:span text:style-name="T273">dem tragisch verschiedenen Magister. </text:span><text:span text:style-name="T285">M</text:span><text:span text:style-name="T273">it Abscheu betrachtete </text:span><text:span text:style-name="T285">Thorn </text:span><text:span text:style-name="T273">die aufgedunsenen Gesichter der mächtigsten – </text:span><text:span text:style-name="T292">und fettgefressensten</text:span><text:span text:style-name="T273"> – Männer Lagons</text:span><text:span text:style-name="T292">.</text:span><text:span text:style-name="T273"> Er nahm sich vor, eine strenge Diät einzuhalten, wenn er erst einmal auf einem dieser Sessel seinen Platz hatte. </text:span></text:p>
      <text:p text:style-name="P675">Der Rat <text:span text:style-name="T740">bestand </text:span>ausschließlich aus Männern. <text:span text:style-name="T743">Die Sessel waren </text:span>im Halbkreis <text:span text:style-name="T743">angeordnet, die </text:span>Mitte <text:span text:style-name="T743">war tiefergelegt</text:span>. <text:span text:style-name="T743">Dort standen </text:span>die Bewerber auf das Magisteramt, wie sie dem Rat vorgeführt wurden. Der Patrizier saß in ihrem Rücken, dem Rat gegenüber, und hatte alles im Blick. Thorn spürte bereits seinen Blick im Nacken.</text:p>
      <text:p text:style-name="P678">Er hoffte nur, dass der Patrizier seine Gedanken, Pläne, Träume und ehrgeizigen Ziele nicht <text:span text:style-name="T740">aus </text:span>seinem Kopf <text:span text:style-name="T740">heraus</text:span>lesen konnte – er hätte wohl den Raum nicht mehr lebend verlassen. <text:span text:style-name="T743">Er konnte sich nur </text:span>darauf <text:span text:style-name="T743">konzentrieren</text:span>, gefasst, <text:span text:style-name="T740">fokussiert,</text:span> und vor allem knallhart zu wirken.</text:p>
      <text:p text:style-name="P680">Die Blicke des Rates ruhten auf Thorn. Manche beunruhigten ihn mehr als andere – er wollte gar nicht wissen, was Hakun in ihm sah. Der Gedanke, was Hakun vielleicht über ihn wusste, vielleicht aber auch nicht, störte Thorn ungemein.</text:p>
      <text:p text:style-name="P680">So alt und faul wie sie in ihren Sesseln saßen, musste Thorn sich hüten, sie nicht zu unterschätzen. Sie alle standen zwischen ihm und seinem Weg zur Macht, und sie alle hatten sich irgendwie diese Position erkämpft. Ein Sitz im Rat war kein Posten, auf dem man sich gemütlich ausruhen konnte.</text:p>
      <text:p text:style-name="P678"><text:span text:style-name="T744">Nun </text:span>war <text:span text:style-name="T744">der Rat </text:span>beunruhigt durch den jüngsten Mord. <text:span text:style-name="T744">Magister Darn war nicht irgendein anonymer Toter – wer es wagte, einen Magister zu töten, würde auch vor einem Ratsmitglied nicht halt machen. Die Lage geriet außer Kontrolle.</text:span> <text:span text:style-name="T740">S</text:span>ie wussten, <text:span text:style-name="T740">nur </text:span>ein harter Mann <text:span text:style-name="T740">konnte </text:span>den achten Bezirk unter seine Kontrolle bringen. <text:span text:style-name="T740">D</text:span>er Stadtteil <text:span text:style-name="T740">sollte keinen Tag </text:span>länger im Chaos versinken.</text:p>
      <text:p text:style-name="P675"><text:span text:style-name="T740">B</text:span>esonders hart musste er nicht wirken neben seinem einzigen Mitbewerber: ein Bürokrat Ende fünfzig stand neben ihm. <text:soft-page-break/><text:span text:style-name="T740">Er hatte </text:span>kurze, dicke Beine, <text:span text:style-name="T743">aber dünne Finger – Thorn erkannte den Schreibtischtäter auf einen Blick. Seine </text:span>letzten Haare <text:span text:style-name="T743">hatte</text:span> <text:span text:style-name="T743">er </text:span>gewissenhaft über die Lücken gekämmt. <text:span text:style-name="T740">Das täuschte natürlich niemanden.</text:span></text:p>
      <text:p text:style-name="P675">Thorn verachtete solche Leute zutiefst – wie alle, die ihm im Weg standen. <text:span text:style-name="T740">D</text:span>och unterschätzen wollte er ihn lieber auch nicht. <text:span text:style-name="T740">Vielleicht hatte er ü</text:span>ber die Jahre i<text:span text:style-name="T740">m </text:span>öffentliche<text:span text:style-name="T740">n Dienst </text:span>genug Feinde angesammelt, dass der Rat ihn einfach nur in einen sicheren Tod schicken wollte. Naiv genug <text:span text:style-name="T743">schien er zu sein.</text:span></text:p>
      <text:p text:style-name="Text_20_body">„Soso, ein ehemaliger Inquisitor? Mir war nicht bekannt, dass der Orden seine Leute gehen lässt, nur weil sie weltlichen Freuden nachgehen wollen. Ich dachte immer, diese Leute werden dann befördert und nicht entlassen.“ </text:p>
      <text:p text:style-name="P675"><text:span text:style-name="T744">Der Einwurf kam von einem</text:span> kräftige<text:span text:style-name="T744">n</text:span> Mann <text:span text:style-name="T744">mit </text:span>Farbe im Gesicht. <text:span text:style-name="T744">Für ein Ratsmitglied sah er ungewöhnlich gesund aus, auch</text:span> wenn <text:span text:style-name="T744">er völlig kahl war</text:span>. Arghan wollte zu einer Antwort ansetzen, doch Ratsinquisitor Callen stand mit wehender Robe auf und fuhr dazwischen. <text:span text:style-name="T744">Callen war </text:span>ein älterer Mann mit ebenso wenig Haaren, aber dafür wesentlich mehr Gewich<text:span text:style-name="T740">t.</text:span></text:p>
      <text:p text:style-name="Text_20_body">„Allerdings, den Orden hat er bereits enttäuscht, ich stelle mich gegen seine Wahl. <text:span text:style-name="T745">Hartlingen</text:span> ist definitiv nicht vertrauenswürdig!“</text:p>
      <text:p text:style-name="Text_20_body">Arghan grinste spöttisch. „Ach, was hat er denn bitte getan? Der Rat hätte gerne Aufklärung über seine sogenannten Taten. Callen?“</text:p>
      <text:p text:style-name="Text_20_body">Callen verzog das Gesicht. „Ich kann darüber keine Auskunft geben, das ist eine Orden-interne Geschichte. <text:span text:style-name="T745">Hartlingen</text:span> ist <text:span text:style-name="T744">jed</text:span>och kein akzeptabler Kandidat, er hätte damals lieber gleich hingerichtet werden sollen.“</text:p>
      <text:p text:style-name="Text_20_body">„Ach ja?“ Arghan schnaubte. „Oder <text:span text:style-name="T742">Ihr wollt </text:span>uns die Auskunft nicht geben, weil sie keinen Grund liefert, warum Thorn als Magister ungeeignet wäre. Oder Hakun, <text:span text:style-name="T742">könnt Ihr </text:span>uns vielleicht den Grund nennen, warum unser Bewerber den Orden verlassen musste? <text:span text:style-name="T742">Ihr seid </text:span>doch immer so gut informiert.“</text:p>
      <text:p text:style-name="Text_20_body"><text:soft-page-break/>Hakun <text:span text:style-name="T740">lehnte sich </text:span>belustigt in seine<text:span text:style-name="T740">n</text:span> Sessel <text:span text:style-name="T740">zurück </text:span>und verneinte. „Ich will doch Callens Bedürfnis nach Diskretion nicht stören.“</text:p>
      <text:p text:style-name="Text_20_body">Callen wich dem Angriff aus: „Vielleicht sollten wir uns erst einmal den anderen Bewerber anhören, der keine solchen Lücken in seinem Lebenslauf hat? Er hat außerdem viel mehr Erfahrung in der Verwaltung und kennt auch die weltlichen Gesetze, nicht nur die geistlichen wie <text:span text:style-name="T745">Hartlingen</text:span>.“</text:p>
      <text:p text:style-name="Text_20_body">Dann begann er, den Bürokraten nach Lebenslauf und Fähigkeiten zu befragen, und Thorns Interesse schweifte ab. Diesem absolut nichtssagenden Idioten zuzuhören war einfach unmöglich. Er erzählte irgendetwas über Vorschriften beim Viehhandel. <text:span text:style-name="T740">D</text:span>ie <text:span text:style-name="T740">hatte </text:span>er sich bereits in seiner Kindheit im elften Bez<text:span text:style-name="T411">i</text:span>rk überlegt. <text:span text:style-name="T740">Weil die </text:span>Beamtenstellung ihn von der harten Arbeit befreit <text:span text:style-name="T740">hatte</text:span>, <text:span text:style-name="T740">glaubte er,</text:span> dadurch zu höherem bestimmt <text:span text:style-name="T740">zu sein.</text:span></text:p>
      <text:p text:style-name="P605">Der merkt nicht einmal, <text:span text:style-name="T740">wie </text:span>ihn das <text:span text:style-name="T740">disqualifiziert. F</text:span>ür einen höheren Posten <text:span text:style-name="T740">braucht man eine </text:span>dubiose Vergangenheit <text:span text:style-name="T740">wie ich</text:span>. <text:span text:style-name="T740">Der a</text:span>rbeitet jahrelang im öffentlichen Dienst und hat immer noch nicht verstanden, dass man Dreck am Stecken haben muss, um mächtig zu werden? Ich habe mich geirrt – dieser Nichtsnutz hat hier keine Feinde. <text:span text:style-name="T740">D</text:span>er ist nicht gefährlich genug, um sich Feinde zu schaffen. Sein Glück, dass man fürs langweilen so selten den Löffel abgeben muss. Warum also will er einen Magisterposten, auf dem er keine zwei Tage überleben würde?</text:p>
      <text:p text:style-name="P676">Seine Tirade war fertig, und Callen merkte bereits, dass sein Gegenbewerber nicht besonders gut ausgewählt war. Man sah in seinem Gesicht, dass er schon selbst zweifelte, ob Thorn nicht der bessere Kandidat wäre. <text:span text:style-name="T741">A</text:span>ber natürlich ging es hier nur vordergründig um die Eignung für den Posten – <text:span text:style-name="T741">wichtig war nur</text:span>, wer mehr seiner Freunde und Verbündeten in einflussreiche <text:span text:style-name="T741">Positionen </text:span>hieven konnte.</text:p>
      <text:p text:style-name="P676">Thorn ergriff selbst das Wort.</text:p>
      <text:p text:style-name="P676">„Meine Herren Ratsmitglieder – Das kann nicht euer Ernst <text:soft-page-break/>sein, dass dieser gewissenhafte und fleißige Mann für einen so riskanten Posten wie das Magisteramt verschwendet werden soll. Er hat eine natürliche Begabung fürs Verwalten – sich schon so jung Vorschriften auszudenken, <text:span text:style-name="T458">mein Herr</text:span>, <text:span text:style-name="T742">Ihr habt </text:span>meine Achtung.“</text:p>
      <text:p text:style-name="P677">Er machte eine Kunstpause, damit sie seine ungewöhnliche Argumentationsweise würdigen konnten.</text:p>
      <text:p text:style-name="P676">„Aber um seine gute Arbeit zu leisten, dazu hätte er im achten Bezirk nicht mal eine Gelegenheit. Dieser Bezirk hat ganz andere Probleme. <text:span text:style-name="T741">D</text:span>ie Leute halten sich dort sowieso nicht an die Vorschriften. <text:span text:style-name="T741">D</text:span>ie einzigen Gesetze, die <text:span text:style-name="T745">dort </text:span>durchgesetzt werden, sind die <text:span text:style-name="T745">Gesetze der Diebe</text:span>.“</text:p>
      <text:p text:style-name="P614">Damit sie sich für den harten Mann entscheiden, muss ich die Angst vor den Dieben schüren.</text:p>
      <text:p text:style-name="P676">„Seine Kompetenzen wären an solch einem Ort fürs erste verschwendet. <text:span text:style-name="T741">G</text:span>anz abgesehen von Gefahr für Leib und Seele – der Bezirk ist frühestens in einem halben Jahr soweit, dass die Leute sich an eine Herrschaft mit festen Regeln und fester Hand gewöhnt haben. Gebt mir die Chance, diesen Bezirk gesund zu pflegen, und dann kann unser Freund <text:span text:style-name="T741">hier seine Reformen einführen. Dann soll er </text:span>seine fortgeschrittenern Verwaltungstechniken anwenden, die ich zugegeben<text:span text:style-name="T741">ermaßen</text:span> nie gelernt habe.“ </text:p>
      <text:p text:style-name="P677">Thorn mochte es nicht, <text:span text:style-name="T745">seine </text:span>Schwäche<text:span text:style-name="T745">n</text:span> zu zeigen – aber <text:span text:style-name="T745">wenn er selbst welche nannte, konnte er </text:span>sich wenigstens aussuchen, welche <text:span text:style-name="T745">seiner Makel </text:span>in den Vordergrund traten.</text:p>
      <text:p text:style-name="P676">„<text:span text:style-name="T745">E</text:span>rst <text:span text:style-name="T741">müssen wir </text:span>das Kriminalitätsproblem in den Griff bekommen. Darns Ermordung war doch nur ein vorhersehbarer Punkt in einer viel zu lange verleugneten Entwicklung! Ich habe die Diebe in meiner Zeit beim Orden bereits vielfach bekämpft. <text:span text:style-name="T741">Ich </text:span>kenne das Problem, <text:span text:style-name="T741">ich kenne</text:span> ihre Strukturen, ihre Organisation, ich weiß wo ich ansetzen muss. Aufgrund der mangelnden Steuereinnahmen hat der Bezirk kaum eigene Milizen. <text:span text:style-name="T741">D</text:span>ie paar, die es gibt, sind miserabel bewaffnet. Das heißt, man kann die Diebe nur mit gezielten, kleinen Aktionen aushe<text:soft-page-break/>ben – nicht mit groß angelegten Kontrollen und öffentlicher Präsenz <text:span text:style-name="T741">der Miliz</text:span>.“</text:p>
      <text:p text:style-name="P677">Arghan sah ihn bewunder<text:span text:style-name="T745">nd</text:span> an. <text:span text:style-name="T1">Anscheinend kommt es gut an, einen Anschein an Kompetenz zu wahren.</text:span></text:p>
      <text:p text:style-name="P676">„All diese Dinge beherrsche ich. <text:span text:style-name="T741">B</text:span>eim Orden war ich für diese Dinge verantwortlich. Ich verspreche <text:span text:style-name="T742">euch</text:span>, <text:span text:style-name="T458">meine Herren</text:span>, in einem halben Jahr habe ich den Bezirk so weit, dass <text:span text:style-name="T458">seine</text:span> fortgeschrittene Wirtschafts- und Finanzpolitik funktionieren wird. <text:span text:style-name="T741">Und d</text:span>ann können wir endlich etwas Wachstum in einem Bezirk erwarten – <text:span text:style-name="T741">dass die </text:span>Steuergelder dann endlich in <text:span text:style-name="T741">die Stadtkassen </text:span>fließen, statt in die der Diebe, <text:span text:style-name="T741">muss ich ja wohl nicht erwähnen, oder?</text:span>“</text:p>
      <text:p text:style-name="P677">Thorn hatte während der Rede keine Pausen für möglichen Applaus gemacht, doch jetzt applaudierten einige der Ratsmitglieder. <text:span text:style-name="T49">Steuereinnahmen kommen immer gut</text:span><text:span text:style-name="T1">,</text:span><text:span text:style-name="T68"> dachte Thorn.</text:span></text:p>
      <text:p text:style-name="Text_20_body">Sein Mitbewerber starrte ihn nach dieser Rede mit großen Augen an. „Mein<text:span text:style-name="T742">t Ihr</text:span> wirklich, dass das Kriminalitätsproblem so schlimm ist? Meine Herren, in diesem Fall würde ich meine Bewerbung fürs erste auf Eis legen. <text:span text:style-name="T742">Ich überlasse</text:span> diesem Mann das Feld – ich glaube, er ist fürs erste die bessere Wahl. <text:span text:style-name="T742">I</text:span>ch werde mich in einem halben Jahr nochmal bewerben. Viel Glück wünsche ich <text:span text:style-name="T742">Euch</text:span>!“</text:p>
      <text:p text:style-name="P678">Ratsinquisitor Callen legte sich die Hände vors Gesicht und rieb sich verzweifelt die Stirn. Der Patrizier ernannte Thorn zum neuen Magister von Bezirk acht und schloss die Sitzung. <text:span text:style-name="T742">Die letzten Formalien wurden von den Bürokraten abgehandelt.</text:span> Die Leute erhoben sich und schoben sich langsam in Richtung Ausgang. </text:p>
      <text:p text:style-name="P678">Thorn wollte sich gerade Arghan zuwenden, da klopfte ihm Hakun auf die Schulter.</text:p>
      <text:p text:style-name="P1"/>
      <text:h text:style-name="P686" text:outline-level="1"><text:bookmark-start text:name="__RefHeading__14032_2035619654"/><text:soft-page-break/>Marcin – <text:span text:style-name="T394">plant mit den Hauptleuten des achten Bezirks die Revolte (rewrite)</text:span><text:bookmark-end text:name="__RefHeading__14032_2035619654"/></text:h>
      <text:p text:style-name="P1"/>
      <text:p text:style-name="Text_20_body">„Und darum ist jetzt unser Zeitpunkt, um zuzuschlagen!“</text:p>
      <text:p text:style-name="Text_20_body">„Offener Kampf gegen die städtischen Milizen? Das ist der Grund, warum wir nicht mehr dich angreifen sollen?“ Der Hauptmann links von ihm lächelte spöttisch. „Da musst du dir schon was besseres einfallen lassen, um einen Friedensvertrag auszuhandeln.“</text:p>
      <text:p text:style-name="P678">Marcin schnaubte. <text:span text:style-name="T742">Er war im achten Bezirk und traf sich mit den Hauptleuten der ehrbaren Diebe. Es gab hier drei verschiedene Banden, die ohne klare Vorherrschaft ums Territorium stritten. Gerade setzten sie Marcins Leuten empfindlich zu – neue Hauptleute wurden immer getestet. Die ersten Wochen hielten nur die durch, die wirklich zu dem Job taugten.</text:span></text:p>
      <text:p text:style-name="P678">„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Text_20_body">„Naja, di<text:span text:style-name="T742">rekt hinter der Loge kommen die</text:span> Magister, die sich selbst bereichern.“</text:p>
      <text:p text:style-name="Text_20_body">„Genau, alles was wir können, ist den Verzweifelten das Geld aus der Tasche zu ziehen. Denen, die ihre Sorgen mit Brocken und Weib stillen wollen, denen, die zu uns kommen, um Gefallen einzufordern. <text:span text:style-name="T742">D</text:span>enen, die ihre Steuern, ihre Miete, ihre Rechnungen eh schon nicht bezahlen können. Und warum? Weil die Magister sich alles unter den Nagel reißen! Wir bekommen doch nur die kümmerlichen Reste vom Kuchen.“</text:p>
      <text:p text:style-name="Text_20_body">„Kuchen, Mann, Kuchen wäre absolut nicht schlecht!!“ grölte der Hauptmann ganz rechts im Brockenrausch. Er räkelte sich auf seinem Stuhl und starrte glasig auf den Tisch, der in <text:soft-page-break/>der Mitte stand. Auf ihm lag eine selbstgezeichnete Karte des achten Bezirks. </text:p>
      <text:p text:style-name="Text_20_body">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Text_20_body">„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Text_20_body">„Und diese Steu – Verdammt, Mitch, warum benutzt der immer so lange Wörter?“ der rechte Hauptmann rammte seinen Dolch in den Tisch. „Verdammt, Mark, oder wie du heißt – wenn du nochmal lange Wörter benutzt, rasier ich dir die grauen Haare damit weg.“ </text:p>
      <text:p text:style-name="Text_20_body">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Text_20_body">„Ach, unser Freund Marcin hier erschreckt sie mit seinen Altersflecken! Schaut her, wie ich nicht mehr gerade pissen kann!“ der mittlere imitierte einen alten Mann und tat so, als <text:soft-page-break/>würde er in hohem Bogen quer durch den Raum pissen, er erntete schallendes Gelächter von seinen Kollegen.</text:p>
      <text:p text:style-name="Text_20_body">„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Text_20_body">„Aaaaargh, er hat es wieder getan!! ich stech ihn an, diesen miesen Wichser!“ Der rechte griff nach dem Dolch, den er in den Tisch gerammt hatte.</text:p>
      <text:p text:style-name="Text_20_body">„Ist ja gut, mit dem Kuchen! Wir sind wieder in unseren Verstecken, zusammen mit dem Kuchen.“</text:p>
      <text:p text:style-name="Text_20_body">„Du sprichst von 'wir' – was meinst du damit, Marcin? Du willst der vierte Clan im achten Bezirk werden? Du kriegst nichts von unserem Kuchen ab.“</text:p>
      <text:p text:style-name="Text_20_body">„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text:soft-page-break/>die Steuereinnahmen aus beiden Bezirken durch vier! Aber wir können das nur schaffen, wenn wir zusammenarbeiten.“</text:p>
      <text:p text:style-name="Text_20_body">„Und genau unser Bezirk soll zuerst dran kommen? Da wittere ich doch etwas. Warum nehmen wir nicht erst den siebten auseinander und lassen das Risiko bei dir?“</text:p>
      <text:p text:style-name="Text_20_body">„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Text_20_body">„Pff, und wer ist dann der Magister? Wenn ich hier genau hinsehe, sind wir vier Leute, und es gibt nur einen Magister pro Bezirk. Du willst sicher der Magister des siebten werden...“</text:p>
      <text:p text:style-name="Text_20_body">„Nein, viel besser – wir sind alle vier gleichberechtigte Magister. Über alles stimmen wir ab, und jeder hat eine Stimme, die gleichviel wert ist. So ist keiner benachteiligt.“</text:p>
      <text:p text:style-name="Text_20_body">Mitch grunzte zufrieden. „Also ich finde den Plan gut, Jungs. Marcin mag ein alter Sack sein, aber umso mehr Kuchen <text:soft-page-break/>bleibt für uns, sollte er in Rente gehen! Außerdem ist er... clever.“</text:p>
      <text:p text:style-name="Text_20_body">Der mittlere und der rechte stimmten ebenfalls zu. Sie stießen mit Wein auf ihr neues Bündnis an. „Dann lass uns mal losgehen, schauen wir uns unseren neuen Arbeitsplatz doch mal an!“ Mitch schnappte sich seinen Mantel. </text:p>
      <text:p text:style-name="Text_20_body">„Verdammt, hast du gerade Arbeit gesagt!? Wenn ich gewusst hätte, dass das auf Arbeit hinausläuft, wäre ich nicht Dieb geworden!“ Doch der Einwurf des rechten war nicht ernstgemeint. </text:p>
      <text:p text:style-name="Text_20_body">Marcin kam plötzlich ein Gedanke. Er sprach den rechten an: „Ach Leute, wo wir gerade so schön beisammen sitzen, ich habe gehört, du hast in einem deiner Bordelle ein Mädchen namens Magda... ich interessiere mich für sie, kann ich sie dir nicht vielleicht abkaufen?“</text:p>
      <text:p text:style-name="Text_20_body">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Text_20_body">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Text_20_body">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text:soft-page-break/>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Text_20_body"><text:span text:style-name="T54">Anscheinend hat Thorn schon seinen Dienst angetreten,</text:span><text:span text:style-name="T292"> dachte er. </text:span><text:span text:style-name="T54">Um so besser, dann kann ich einen Kampf provozieren, in dem ich dann überhaupt jemandem in den Rücken fallen kann.</text:span></text:p>
      <text:p text:style-name="Text_20_body">Die vier Diebe drängten sofort in eine Seitengasse und nahmen ihre Mützen ab.</text:p>
      <text:p text:style-name="Text_20_body">„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Text_20_body">„In dem Haus da wohnt meine Tante“, meldete sich der mittlere zu Wort. </text:p>
      <text:p text:style-name="Text_20_body">„Und dort drüben, dem Mann habe ich einst ein Alibi verschafft.“ </text:p>
      <text:p text:style-name="Text_20_body">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Text_20_body">Der mittlere war begeistert. „Mann, Mitch, der Typ ist echt clever! So gefallen mir Kämpfe! Die werden keine Ahnung ha<text:soft-page-break/>ben, was auf sie zukommt, Mann! Das könnte echt öfter so laufen.“</text:p>
      <text:p text:style-name="Text_20_body">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Text_20_body">Der rechte Hauptmann grinste. „Oh ja, direkt am Ort des Gemetzels, so habe ich es am liebsten!“</text:p>
      <text:p text:style-name="Text_20_body">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Text_20_body">Marcin selbst machte sich auf den Weg zurück in den siebten Bezirk, während in seinem Kopf ein Plan Gestalt annahm. Und kaum war er in seinem Hauptversteck, schickte er einen Boten zum Waffenhändler und einen zu Hakun.</text:p>
      <text:p text:style-name="P1"/>
      <text:h text:style-name="P686" text:outline-level="1"><text:bookmark-start text:name="__RefHeading__14034_2035619654"/><text:soft-page-break/>Thorn – <text:span text:style-name="T394">bezieht sein neues Büro und befördert einen Feldwebel</text:span><text:bookmark-end text:name="__RefHeading__14034_2035619654"/></text:h>
      <text:p text:style-name="P1"/>
      <text:p text:style-name="Text_20_body">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Text_20_body">Mal sehen, wen ich damit wohl bestechen muss.</text:p>
      <text:p text:style-name="Text_20_body">Während er gerade die Karte des Bezirks studierte, um sich einzuprägen, wo er eine Revolte gut würde abwehren können, klopfte es an der Tür.</text:p>
      <text:p text:style-name="Text_20_body">„Herein!“</text:p>
      <text:p text:style-name="Text_20_body">Ein <text:span text:style-name="T379">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Text_20_body">Thorn ahnte Böses, als er den Brief fand und öffnete. </text:p>
      <text:p text:style-name="Text_20_body">„Morgen im Lauf des Tages wird eine Revolte der <text:span text:style-name="T794">e</text:span>hrbaren Diebe im achten Bezirk stattfinden. Es wird einen direkten Angriff auf Ihr Amt geben. Stationieren sie ihre Miliz außerhalb des Gebäudes, aber halten sie im Innern Schilde bereit. Wenn <text:soft-page-break/>auf den Dächern Bogenschützen zu schießen anfangen, sollte die Hälfte ihrer Leute nach innen gehen und die <text:span text:style-name="T379">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Text_20_body">Der Brief war mit einem 'H' unterschrieben. Thorn seufzte. </text:p>
      <text:p text:style-name="Text_20_body">Verdammt, das ist mein erster Tag in dem Job. Jetzt weiß ich zumindest, wofür ich die letzten paar Flammlinge in der Schatzkammer ausgeben werde.</text:p>
      <text:p text:style-name="Text_20_body">Er ließ den Feldwebel seiner Milizeinheit antreten.</text:p>
      <text:p text:style-name="Text_20_body">„Feldwebel?“</text:p>
      <text:p text:style-name="Text_20_body">„Sir, Angetreten!“ </text:p>
      <text:p text:style-name="Text_20_body">„Ich habe einen beunruhigenden Spionagebericht erhalten. Hier, lesen Sie.“ Thorn gab ihm den Brief. Der Feldwebel hielt ihn unschlüssig in den Händen. „Sie können doch lesen, Feldwebel?“ </text:p>
      <text:p text:style-name="Text_20_body">„Sir, Ich kann vierundvierzig Liegestütze am Stück und habe mal den Speer von Soldat 4 mit einer Hand zerbrochen!“</text:p>
      <text:p text:style-name="Text_20_body"><text:span text:style-name="T273">Thorn vergrub sein Gesicht in seinen Händen. </text:span><text:span text:style-name="T292">Das darf, das darf einfach nicht wahr sein.</text:span></text:p>
      <text:p text:style-name="Text_20_body"><text:span text:style-name="T273">„Bringen sie mir einen ihrer Leute, der lesen kann, aber, zuhören, </text:span><text:span text:style-name="T292">nicht</text:span><text:span text:style-name="T273"> Soldat 11 oder 26, verstanden? Lesen ja, 11 oder 26 nein. Verstanden?“</text:span></text:p>
      <text:p text:style-name="Text_20_body">„Sir, Magister, Sir!“</text:p>
      <text:p text:style-name="Text_20_body">„Wegtreten.“</text:p>
      <text:p text:style-name="Text_20_body">Wenig später stand ein ziemlich junger Soldat vor ihm, seine <text:soft-page-break/>blaue Weste war ihm ein Stück zu groß, und es sah aus, als hätte er seinen Speer unten etwa fünfzehn Zentimeter abgesägt. Aber er sah zumindest ein wenig sympathischer aus, und sein Blick war nicht so leer wie der seines Vorgesetzten.</text:p>
      <text:p text:style-name="Text_20_body">„Sir, Sie brauchen jemanden, der lesen kann?“</text:p>
      <text:p text:style-name="Text_20_body">„Wer sind sie, wenn ich fragen darf?“</text:p>
      <text:p text:style-name="Text_20_body">„Soldat 13 ist mein Name.“</text:p>
      <text:p text:style-name="Text_20_body">„In Ordnung. Sie haben eine Schule besucht? Haben Sie auch etwas Ahnung von Taktik?“</text:p>
      <text:p text:style-name="Text_20_body">„Ja, ich bin bei der Offiziersprüfung durchgefallen, weil ich das Wetttrinken nicht bestanden habe, aber ich habe sowohl einen regulären Schulabschluss als auch die Offiziersschule besucht.“</text:p>
      <text:p text:style-name="Text_20_body">„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Text_20_body">„Sir, Magister, Trinkfestigkeit ist essenziell für einen Offizier! Ein Offizier, der nach einer Flasche Soldatenfusel nicht mehr kommandieren kann, ist ungeeignet, auf dem Schlachtfeld einen klaren Kopf zu bewahren.“</text:p>
      <text:p text:style-name="Text_20_body">„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Text_20_body">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text:soft-page-break/>gen und sofort eine Verteidigung bereitstellen, sowie die beiden Spitzel wegsperren.“</text:p>
      <text:p text:style-name="Text_20_body">„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Text_20_body">„Sir, Magister, Sir!“</text:p>
      <text:p text:style-name="Text_20_body">„Ich bin zuversichtlich, dass du einiges hierbei lernst, viel Erfolg bei deinem ersten Kommando, ich denke, du hast noch einiges vor dir. Wegtreten.“</text:p>
      <text:p text:style-name="P1"/>
      <text:h text:style-name="P686" text:outline-level="1"><text:bookmark-start text:name="__RefHeading__14036_2035619654"/>Varg – <text:span text:style-name="T394">Kampftraining mit Dania und Streit mit Joran</text:span><text:bookmark-end text:name="__RefHeading__14036_2035619654"/></text:h>
      <text:p text:style-name="P1"/>
      <text:p text:style-name="Text_20_body">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Text_20_body">Verdammt, das ist immer der Punkt, an dem sie mich erwischt, doch diesmal habe ich es noch rechtzeitig gemerkt.</text:p>
      <text:p text:style-name="Text_20_body">Da kam ihm ein Schwung unter der Parade durch und er musste zurückweichen – leider hatte er die Bodenwelle nicht <text:soft-page-break/>eingeplant, die hinter ihm war, und reflexartig versuchte er, mit beiden Armen das Gleichgewicht zu halten, seine Deckung war offen.</text:p>
      <text:p text:style-name="Text_20_body">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Text_20_body">„Verdammt, wie landest du so zielsicher?“</text:p>
      <text:p text:style-name="Text_20_body">Varg war sich nicht sicher, ob er die Antwort hören wollte, doch verdammt, es interessierte ihn. Auch wenn es wohl um ziemlich blasphemische Dinge ging, oder so stellte er sich ihr Leben jedenfalls vor.</text:p>
      <text:p text:style-name="Text_20_body">„Naja, Körperkontrolle lernt man eben einfach in meinem Beruf... und ich habe es auch mal eine Weile als Tänzerin versucht, aber da verdient man nicht gut genug für zwei.“</text:p>
      <text:p text:style-name="Text_20_body">Varg war gespannt. Tänzerin musste sie tatsächlich mal gewesen sein, so wie sie sich bewegte.</text:p>
      <text:p text:style-name="Text_20_body">„Für zwei? Hast du... Kinder? Oder...“ Varg wusste gar nicht, was ihn das eigentlich interessieren sollte, immerhin war er ein verdammter Novize, und so etwas würde ihn sowieso nie betreffen. Doch Dania lachte nur.</text:p>
      <text:p text:style-name="Text_20_body">„Nein, Ich musste damals immer für meinen Vater sorgen. Verdammter Bastard.“ Sie stieg von ihm herunter. „Wie machst du das eigentlich, die Leute in eurem Orden sollen doch keusch bleiben? Hältst du dich da auch dran?“</text:p>
      <text:p text:style-name="Text_20_body">Wo kommt diese Frage denn her?</text:p>
      <text:p text:style-name="Text_20_body">„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Text_20_body">„Du hältst das ein sagst du? Dann hast du meine Bewunderung. Mir gehen all die Männer auf die Eierstöcke... keiner von <text:soft-page-break/>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Text_20_body">„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Text_20_body">„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Text_20_body">„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Text_20_body">„Nein, im Gegenteil, sie hat mich eben besiegt, ich bin über eine Bodenwelle gestolpert.“</text:p>
      <text:p text:style-name="Text_20_body">„Und das war alles? Bist du dir sicher?“ </text:p>
      <text:p text:style-name="Text_20_body"><text:soft-page-break/><text:span text:style-name="T54">Dieser misstrauische Bastard. Verkriech dich doch in dein Kellerlabor.</text:span><text:span text:style-name="T292"> „Jaja, sie kommt nur nicht so gut auf ihre Vergangenheit klar, das ist alles, was willst du noch?“</text:span></text:p>
      <text:p text:style-name="Text_20_body"><text:span text:style-name="T292">Joran kniete sich vor ihn auf den Boden und versuchte, ihm bedrohlich mit dem Finger im Gesicht herumzuwischen.</text:span><text:span text:style-name="T54"> Amüsant.</text:span><text:span text:style-name="T292"> „Hast du sie angefasst? Ich hab gesehen, dass sie auf di</text:span><text:span text:style-name="T308">r</text:span><text:span text:style-name="T292"> saß. Wenn du ihr etwas tust... was näherst du dich ihr überhaupt! Hast du nicht so ein Gelübde einzuhalten?“</text:span></text:p>
      <text:p text:style-name="Text_20_body">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Text_20_body">„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Text_20_body">„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Text_20_body">„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text:soft-page-break/>habt!“</text:p>
      <text:p text:style-name="Text_20_body">„Dania würde so etwas sowieso nicht wollen, sie hat auch verstanden, dass Sex nicht gut für sie ist, du lüsterner Freak!“</text:p>
      <text:p text:style-name="Text_20_body">Und mit diesen Worten waren sie im Haus und schwiegen, sie wollten nicht vor Dania weiterstreiten. Beiden fiel auf, wie kindisch sie sich verhielten, doch sie blieben schweigsam feindselig.</text:p>
      <text:p text:style-name="Text_20_body"><text:span text:style-name="T54">Dieser verdammte kleine Freak</text:span><text:span text:style-name="T292">, dachte Varg.</text:span><text:span text:style-name="T54">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55">Typen</text:span><text:span text:style-name="T54">.</text:span></text:p>
      <text:p text:style-name="Text_20_body">„Dania, Varg, ich will euch den Umgang mit diesem Pulver zeigen. Es macht eure Haut widerstandsfähiger, sodass sie schwerer zu durchdringen ist. Das schützt euch vor Klingen – aber passt auf, man kann euch immer noch Knochen brechen oder euch <text:span text:style-name="T380">sonst wie</text:span> verletzen, ohne dass die Haut durchdrungen wird.“</text:p>
      <text:p text:style-name="Text_20_body">Dania war begeistert. „Geil, dann könnten wir praktisch nackt kämpfen? Das wäre interessant... vor allem der Aspekt mit der Ablenkung.“</text:p>
      <text:p text:style-name="Text_20_body"><text:span text:style-name="T292">Varg stutzte. Ihm wurde heiß und kalt bei dem Gedanken – </text:span><text:span text:style-name="T54">wieso sieht sie Joran an bei diesem Satz?</text:span><text:span text:style-name="T292"> </text:span><text:span text:style-name="T54">Warum macht mir das Sorgen?</text:span><text:span text:style-name="T292"> Doch auch Joran verließ der Mut, das hatte auch er nicht erwartet.</text:span></text:p>
      <text:p text:style-name="Text_20_body">„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Text_20_body">Varg kratzte sich an der Stirn. </text:p>
      <text:p text:style-name="P605">Es hat schon einen Grund, dass sich meine Brüder von Frauen fernhalten.</text:p>
      <text:p text:style-name="P1"/>
      <text:h text:style-name="P686" text:outline-level="1"><text:bookmark-start text:name="__RefHeading__14038_2035619654"/><text:soft-page-break/>Marcin – <text:span text:style-name="T395">inszeniert eine Schlacht und wird Hauptmann des achten Bezirks</text:span><text:bookmark-end text:name="__RefHeading__14038_2035619654"/></text:h>
      <text:p text:style-name="P1"/>
      <text:p text:style-name="Text_20_body">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Text_20_body"><text:span text:style-name="T54">Beziehungsweise nach Plan lief,</text:span><text:span text:style-name="T292"> dachte Marcin, und musste unwillkürlich schmunzeln. Ein beunruhigender Humor in einer derart ernsten Situation. Doch obwohl alles so beunruhigend sein sollte, durchströmte ihn die Ruhe, so dass es fast schon sichtbar war. </text:span></text:p>
      <text:p text:style-name="Text_20_body">Seine Leute schien das anzustecken, immerhin. Er quetschte sich mit etwa <text:span text:style-name="T752">zehn</text:span> <text:span text:style-name="T752">seiner Leute </text:span>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Text_20_body">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Text_20_body">„Ihr werdet sehen, wir haben noch den besten Teil erwischt. Wir haben den Überblick. Die ganzen Schafe da unten werden nicht viel sehen können, was passiert – wir können jederzeit sehen, <text:span text:style-name="T751">falls</text:span> sich die ersten zum fliehen umdrehen. Keiner von euch wird das Pech haben, plötzlich alleine vor einer Horde wütender Gegner zu stehen, weil er den besten Augenblick zum Rückzug verpasst hat. Also seid beruhigt, wir haben mit Ab<text:soft-page-break/>stand die beste Ausgangsposition heute – von euch muss keiner um sein Leben fürchten.“</text:p>
      <text:p text:style-name="Text_20_body">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Text_20_body">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Text_20_body">Marcin holte tief Luft. „Also Männer, ihr habt eure Anweisungen. Auf mein Kommando – Los!“</text:p>
      <text:p text:style-name="Text_20_body">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Text_20_body">Marcins Männer waren noch nicht ganz alle auf dem Dach, <text:soft-page-break/>da sah Marcin plötzlich, wie der Hauptmann dem Milizionär eine Ohrfeige gab.</text:p>
      <text:p text:style-name="Text_20_body"><text:span text:style-name="T54">Verdammt, das war voreilig. Aber mir spielt es in die Hände. </text:span><text:span text:style-name="T292">„Männer, sofort eure Bogen raus! Zielt auf die Milizionäre – </text:span><text:span text:style-name="T307">ist ein bisschen weit weg, klar</text:span><text:span text:style-name="T292">, aber schießt!“</text:span></text:p>
      <text:p text:style-name="Text_20_body">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Text_20_body">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Text_20_body"><text:span text:style-name="T54">Eins</text:span><text:span text:style-name="T292">, dachte Marcin.</text:span></text:p>
      <text:p text:style-name="Text_20_body">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Text_20_body">Marcin wurde von Toman unterbrochen, der ihm auf die Schulter tippte. „Hauptmann, deine Befehle?“ Immerhin, Toman schien mitzudenken. </text:p>
      <text:p text:style-name="Text_20_body">„Oh, danke für die Erinnerung. Mitch ist überflüssig gewor<text:soft-page-break/>den, erwischst du ihn von hier aus?“</text:p>
      <text:p text:style-name="Text_20_body">Toman nickte. „Natürlich, auf die Entfernung ist das ein Kinderspiel.“ Er hob seine neumodische Armbrust. Die waren für Privatpersonen eigentlich schwer zu bekommen, aber Arghan hatte ihnen extra eine zur Verfügung gestellt, frisch aus seiner Fabrik.</text:p>
      <text:p text:style-name="Text_20_body">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Text_20_body">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Text_20_body"><text:span text:style-name="T54">Zwei</text:span><text:span text:style-name="T292">, dachte er.</text:span></text:p>
      <text:p text:style-name="Text_20_body">Dann machte er sich wieder ans Kommandieren. „Männer! Wir müssen mehr Pfeile da runter bringen!“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text:soft-page-break/>mer weiter an, gegen die Phalanx vorzugehen. </text:p>
      <text:p text:style-name="Text_20_body">„Toman? Siehst du den Hauptmann?“, fragte Marcin.</text:p>
      <text:p text:style-name="Text_20_body">„“Natürlich, der der so viel schreit.“ Er zog einen neuen Bolzen auf, und während die Pfeile der anderen den Kampfplatz nur ungezielt eindeckten, brachte Toman den Bolzen gezielt zwischen seine Rippen, sodass er vorne wieder austrat. </text:p>
      <text:p text:style-name="Text_20_body"><text:span text:style-name="T54">Drei</text:span><text:span text:style-name="T292">.</text:span></text:p>
      <text:p text:style-name="Text_20_body">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text:span text:style-name="T749">und humpelten</text:span> scheinbar ziellos in die Gassen, um unterzutauchen. Die Milizen machten gar keinen Versuch, sie zu verfolgen. </text:p>
      <text:p text:style-name="Text_20_body">„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Text_20_body">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text:span text:style-name="T750">lagen</text:span> etwa <text:span text:style-name="T750">ein</text:span> Dutzend Diebe und halb so viele Milizionäre <text:span text:style-name="T750">am Boden, einige waren offensichtlich nur schwer </text:span><text:soft-page-break/><text:span text:style-name="T750">verletzt</text:span>. Die Miliz war bereits am aufräumen.</text:p>
      <text:p text:style-name="Text_20_body">Sie sprangen noch zwei Dächer weit vom Platz weg, und nahmen dann die Dachluke. Die Bewohner des Hauses waren ziemlich perplex, als zwei relativ höfliche, wenn auch schwer bewaffnete <text:span text:style-name="T794">e</text:span>hrbare Diebe durch ihr Wohnzimmer kletterten, sich bedankten und das Haus verließen. Sie machten sich auf dem Weg zu dem Treffpunkt, der von allen Dieben vor der Schlacht vereinbart worden war. </text:p>
      <text:p text:style-name="Text_20_body">„Schade, dass ich den verdammten Bastard nicht erwischt habe, der meine Schwester eingesperrt hat... aber wir beide sind jetzt wohl quitt, mit den anderen beiden Toten hab ich für den Mordversuch ja wohl genug bezahlt.“ </text:p>
      <text:p text:style-name="Text_20_body">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Text_20_body">Toman schaute misstrauisch. „Das passt gar nicht zu deinem Sicherheitswahn, dass ich überhaupt noch lebe. Immerhin weiß ich ein paar Dinge... Ich bin doch der, der deine Machtübernahme am ehesten gefährden könnte.“ </text:p>
      <text:p text:style-name="Text_20_body">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Text_20_body">Da waren sie auch schon beim Treffpunkt angekommen, die drei mittlerweile verschiedenen Hauptleute hatten das größte Versteck ausgesucht, dass sie auftreiben konnten, sodass auch alle Diebe Platz für einen Versteck nach einem panischen Rückzug hatten. Nun ja, mit <text:span text:style-name="T755">einem</text:span> Dutzend weniger passten sie jedenfalls hinein.</text:p>
      <text:p text:style-name="Text_20_body"><text:soft-page-break/>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text:span text:style-name="T794">e</text:span>hrbare Diebe anwesend, <text:span text:style-name="T753">einige</text:span> davon waren Marcins Leute. Es waren auch mehrere Frauen anwesend, <text:span text:style-name="T753">wahrscheinlich </text:span>Huren, die dafür da waren, sowohl die medizinischen als auch die anderen Bedürfnisse der Männer nach der Schlacht zu stillen. Derzeit waren sie jedoch voll und ganz mit der Versorgung der Wunden beschäftigt.</text:p>
      <text:p text:style-name="Text_20_body">Marcin erhob das Wort. „Diebe des achten Bezirks! Eure Hauptleute sind heute heldenhaft bei dem Versuch gestorben, einen eigenen Staat nur für uns Diebe zu errichten. Lasst sie uns in Ehren halten, ihr Ruf war rein bis zu ihrem Tod.“</text:p>
      <text:p text:style-name="Text_20_body">„Ihr Ruf war rein bis zu ihrem Tod!“ hallte es von allen Dieben wieder. </text:p>
      <text:p text:style-name="Text_20_body">„Und wieder einmal war der Grund für das Versagen die Uneinigkeit der Clans. So viele gute Männer sind heute gestorben, gefallen gegen eine unterdrückerische Staatsmacht, nur weil wir uns nicht gut genug koordinieren konnten, weil wir uneinig waren!“</text:p>
      <text:p text:style-name="Text_20_body">„Uneinig!“ grölten ein paar Diebe mit – sie kamen aus dem siebten Bezirk. Ein paar klatschten auch.</text:p>
      <text:p text:style-name="Text_20_body">„Es gibt nur einen Weg, wie wir diese Schmach das nächste Mal verhindern können... Wir müssen zusammenstehen! Wir müssen uns den Rücken stärken. Wir müssen zusammenhalten! Wir sind alle Diebe, alle <text:span text:style-name="T794">e</text:span>hrbare Diebe, die nur eins zum Ziel haben – Freiheit!“ </text:p>
      <text:p text:style-name="Text_20_body">„Freiheit!“ Diesmal riefen schon ein paar mehr die Parole mit, insbesondere die, die noch halb im Brockenrausch waren – oder schon wieder im Brockenrausch waren. „Freiheit! Freiheit!“</text:p>
      <text:p text:style-name="Text_20_body">„Freiheit von den Milizen, Freiheit vom Orden, Freiheit von Magistern und Räten, Freiheit von allen, die uns sagen wollen, <text:soft-page-break/>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text:span text:style-name="T783">säuberte</text:span>. „Vielen Dank für die Aufmerksamkeit, die überlebenden Leutnants der beiden Bezirke sollen sich bei mir einfinden.“ So schloss er, und drehte sich zu Toman um. „Na, was sagst du, ein Kinderspiel, oder?“ doch Toman stand gar nicht mehr hinter ihm.</text:p>
      <text:p text:style-name="Text_20_body">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Text_20_body">Als die beiden sich lösten und Toman ihn mit Tränen in den Augen anlächelte, wusste Marcin, dass er sich um seine Loyalität keine Sorgen mehr machen musste.</text:p>
      <text:p text:style-name="P1"/>
      <text:p text:style-name="P1"/>
      <text:h text:style-name="P700" text:outline-level="1"><text:bookmark-start text:name="__RefHeading___Toc14167_3687126840"/>Akt 3<text:bookmark-end text:name="__RefHeading___Toc14167_3687126840"/></text:h>
      <text:p text:style-name="P619"/>
      <text:h text:style-name="P698" text:outline-level="1"><text:bookmark-start text:name="__RefHeading___Toc10949_1886493331"/>Stepanie – <text:span text:style-name="T753">hilft, die Wunden zu versorgen, </text:span>trauert um ihren Mann<text:bookmark-end text:name="__RefHeading___Toc10949_1886493331"/></text:h>
      <text:p text:style-name="P572"/>
      <text:p text:style-name="P589">An dem Türklopfen konnte Stepanie bereits ablesen, dass etwas nicht in Ordnung war. Sie ließ das Frühstück stehen und <text:soft-page-break/>eilte zur Tür. Als sie öffnete, stand Lilya vor ihr – sie war eine von den jungen Frauen, die für Hunnar arbeiteten. <text:span text:style-name="T781">Stepanie traf sie oft auf dem Markt und kannte sie recht gut.</text:span></text:p>
      <text:p text:style-name="P589">„Bei unseren Jungs ist was schief gegangen. Es gab einen Kampf, wobei Schlacht vielleicht der bessere Ausdruck ist. Viele sind verletzt, manche sind tot… du bist doch ganz gut im Leute verarzten, oder?“ Lilya war völlig außer Atem.</text:p>
      <text:p text:style-name="P589">Stepanie trug zwar nur ihren weiten Morgenmantel und eine kurze Schürze, sie hatte ja gerade erst das Frühstück bereitet – aber wenn es um Leben und Tod ging, war es nebensächlich, in welchem Zustand sie das Haus verließ.</text:p>
      <text:p text:style-name="P589">„Ich hole geschwind mein Verbandszeug und meine Hausapotheke.“ Stepanie machte keine Umschweife.</text:p>
      <text:p text:style-name="P589">Am Frühstückstisch saß Mia vor ihrem Frühstück, dass sie kaum angetastet hatte. „Was heißt das? Wer sind eure Jungs? Mama, wer ist diese Frau?“</text:p>
      <text:p text:style-name="P589">Stepanie hoffte, dass Lilya verstand, dass Mia möglichst nichts mitbekommen sollte. Dafür war sie viel zu jung. „Das ist Lilya, hier aus dem Viertel. Ihre Freunde brauchen meine Hilfe. Kannst du ein paar Stunden auf dich selbst aufpassen, Mia?“</text:p>
      <text:p text:style-name="P589">Mia schmollte. „Dann spielen wir nicht noch Brettspiele heute vormittag? Ich hatte mich schon so gefreut.“</text:p>
      <text:p text:style-name="P589">Stepanie antwortete, während sie ihre Sachen zusammensuchte. „Können wir danach machen. Erstmal bleibst du zuhause, bis ich wieder komme. Ich meine das ernst – wenn jemand klopft, versteck dich und tu so, als wäre niemand da. Das ist doch auch ein schönes Spiel, oder? Ich finde dich dann, wenn ich wiederkomme.“</text:p>
      <text:p text:style-name="P589">Mia zuckte mit den Achseln. „Verstecken ist langweilig. Was du machst, klingt viel spannender.“</text:p>
      <text:p text:style-name="P589">Stepanie ging nicht darauf ein, küsste sie noch kurz auf den Scheitel, sagte ihr „Bis später, Mia!“, und war schon aus der Tür.</text:p>
      <text:p text:style-name="P590">Stepanie hastete Lilya hinterher. „Was war denn los? Weißt du genaueres?“</text:p>
      <text:p text:style-name="P590"><text:soft-page-break/><text:span text:style-name="T780">Lilya blickt nicht zurück in der Eile. </text:span>„Sie haben sich wohl mit der Miliz angelegt. Haben versucht, das Amt zu stürmen, und den Bezirk zu übernehmen. Aber die Miliz war wohl besser vorbereitet. Viel zu viele sind auf dem Platz liegen geblieben… aber wir können uns nur um die kümmern, die es weg geschafft haben.“</text:p>
      <text:p text:style-name="P590">„<text:span text:style-name="T780">Weißt du, ob Hunnar bei dem Angriff dabei war? Er ist heute ziemlich früh aufgestanden…“ Stepanie war mehr als nur ein bisschen besorgt.</text:span></text:p>
      <text:p text:style-name="P590">„<text:span text:style-name="T780">Keine Ahnung. Ich habe gar keinen Überblick. Ich glaube, niemand hat einen… vielleicht ist er schon beim Treffpunkt. Gerade fliehen noch alle unkoordiniert durchs ganze Viertel. Immerhin waren wohl alle Milizen beim Platz vor dem Amt.“</text:span></text:p>
      <text:p text:style-name="P591">Stepanie verdrehte die Augen. „Sie haben sich mit der ganzen Miliz angelegt? Das ist so typisch. Wem wollen sie denn was beweisen?“</text:p>
      <text:p text:style-name="P589">Lilya eilte mit weiten Schritten vor<text:span text:style-name="T779">an</text:span>. Stepanie hatte sie immer um ihre langen Beine beneidet – und war manchmal auch ein bisschen eifersüchtig. Sie wusste, dass Hunnar seine Finger von den Frauen ließ, mit denen er arbeitete, da vertraute sie ihm. Und Lilya vertraute sie auch, was das anging. Aber sie wäre gerne so schön gewesen, und fragte sich oft, wie ihr Leben wohl abgelaufen wäre, wenn sie <text:span text:style-name="T779">ein bisschen hübscher gewesen wäre.</text:span></text:p>
      <text:p text:style-name="P449">Auf der anderen Seite geht es Lilya glaube ich gar nicht so gut damit. Sie ist schon besser dran als Dania, Hunnar behandelt seine Damen gut. Aber mich behandelt er besser.</text:p>
      <text:p text:style-name="P488">Manchmal fragte sie sich, ob er deswegen nicht mit ihr schlief, weil er auf der Arbeit von so vielen hübschen Frauen umgeben war, und sie ihm das nicht bieten konnte, wenn er heimkam. Der Gedanke tat weh; eigentlich hielt sie mehr von Hunnar.</text:p>
      <text:p text:style-name="P449">Vielleicht steht mir ja auch nur meine Unsicherheit im Weg,<text:span text:style-name="T68"> dachte Stepanie. </text:span>Selbstsicherere Frauen sind natürlich attraktiver. Oder sind sie nur so selbstsicher, weil sie attraktiv sind?</text:p>
      <text:p text:style-name="P449"><text:soft-page-break/><text:span text:style-name="T68">Das war nicht fair - </text:span><text:span text:style-name="T262">Stepanie wusste, dass sie es leichter hatte als viele attraktive Frauen. Sie merkte, wie sie sich in etwas hineinsteigerte. </text:span><text:span text:style-name="T780">Hunnar liebt mich, das ist alles was zählt.</text:span></text:p>
      <text:p text:style-name="P489">„Wir sind da“, riss Lilya sie aus ihren Gedanken. Lilya öffnete die Tür zu einer kleinen Hütte, das sich durch nichts von den Hütten daneben unterschied – und eine Vielzahl an Geräuschen, Gerüchen, und Eindrücken schlug ihr entgegen.</text:p>
      <text:p text:style-name="P489">Von innen war das keine einfache Hütte, sie war mit den umstehenden Hütten zu einer Halle verbunden. Von außen relativ unscheinbar war es von innen ein beeindruckendes Versteck. Lauter Diebe wuselten durcheinander, ein paar kannte Stepanie vom sehen. Es roch nach Blut und Angstschweiß. Die Diebe riefen aufgewühlt durcheinander und diskutierten darüber, was falsch gelaufen war.</text:p>
      <text:p text:style-name="P592">Hunnar konnte sie auf den ersten Blick nicht entdecken, aber das war kein Wunder. Lilya zog sie zu einem Dieb, der auf dem Boden saß. In seinem Bein klaffte eine breite Wunde. Er hatte sichtlich Mühe, nicht vor Schmerzen zu schreien. Stepanie fragte sich, wie er nur den ganzen Weg vom Platz bis hier her hatte fliehen können.</text:p>
      <text:p text:style-name="P592">„Kann ich mir das mal ansehen?“, fragte Stepanie den jungen Dieb – er war vielleicht doppelt so alt wie Mia. Das beunruhigte Stepanie… das Leben bei den <text:span text:style-name="T794">e</text:span><text:span text:style-name="T782">hrbaren Dieben war natürlich riskanter als das eines jungen Mädchens, doch mulmig war ihr schon bei dem Gedanken, dass ihre Tochter so aufwuchs.</text:span></text:p>
      <text:p text:style-name="P593">Sie begann, die Wunde zu säubern. Der Junge konnte einen Schmerzensschrei nicht unterdrücken, und sie redete beruhigend auf ihn ein. Danach gab sie ihm eine kurze Pause.</text:p>
      <text:p text:style-name="P593">„Ich muss das wahrscheinlich nähen“, sagte sie. „Es ist besser für dich, wenn wir das gleich machen, solange es noch frisch ist. Da musst du ein bisschen tapfer sein. Einverstanden?“</text:p>
      <text:p text:style-name="P593">Mit zusammengekniffenen Lippen nickte der junge Dieb. „Ja, da hast du sicher Recht. Aber gib mir noch eine Minute.“</text:p>
      <text:p text:style-name="P593"><text:soft-page-break/>Stepanie suchte in ihrer Tasche nach Nadel und Faden – zum Glück war sie gut ausgestattet. Um sie herum wurde es etwas ruhiger, als sich die Stimme von einem der Diebe durchsetzte.</text:p>
      <text:p text:style-name="P593">Da schallte es plötzlich durch den ganzen Raum: „Ihr Ruf war rein bis in den Tod!“, auch der Junge stimmte mit ein.</text:p>
      <text:p text:style-name="P593">Stepanie verdrehte die Augen. <text:span text:style-name="T1">Was bringt euch euer wertvoller Ruf, wenn ihr tot seid? Was bringt es euren Schwestern, Müttern, und Töchtern? </text:span><text:span text:style-name="T68">Es fiel ihr oft schwer ernstzunehmen, was Männer sich alles einredeten, um vor ihren Kameraden als stark und unbeugsam dazustehen. Sie war froh, dass ihren Freundinnen gegenüber eingestehen konnte, wenn sie Angst hatte, wenn ihr mit einem Thema nicht wohl war, oder </text:span><text:span text:style-name="T263">sie sich etwas nicht gewachsen fühlte.</text:span></text:p>
      <text:p text:style-name="P481">Während der Dieb mit der lauten Stimme weiter redete, war sie mit den Vorbereitungen fertig.</text:p>
      <text:p text:style-name="P481">„Bist du soweit?“, fragte sie den Jungen.</text:p>
      <text:p text:style-name="P481">Er zuckte mit den Schultern. „Muss schon gehen.“</text:p>
      <text:p text:style-name="P481">Stepanie fing an, die Wunde zu nähen. Dem Jungen fiel es schwer, still zu bleiben, und mehrfach durchbrachen Schmerzensschreie die Rede. In dem allgemeinen Chaos war es ohnehin nicht einfach, dem zu folgen; auch andere Männer wurden verarztet.</text:p>
      <text:p text:style-name="P481">Fünfzehn Stiche später war die Tortur für den Dieb vorbei. „Tapfer warst du. So wird das gut verheilen. Schone das Bein ein bisschen in der nächsten Zeit, ja?“</text:p>
      <text:p text:style-name="P481">Dem jungen Dieb ging es sichtlich schlecht, er braucht ein wenig, bevor er antworten konnte. „Ich passe schon auf mich auf“, sagte er.</text:p>
      <text:p text:style-name="P481">Stepanie konnte nicht anders, als kurz sarkastisch zu lachen. „Wenn du auf dich aufpassen könntest, wärst du heute nicht in diese Schlacht geraten. Naja. Willst du noch einen Verband?“</text:p>
      <text:p text:style-name="P481">Bevor der Junge antworten konnte, tippte ihr jemand auf die Schulter. Ein <text:span text:style-name="T794">e</text:span>hrbarer Dieb aus dem achten Bezirk, mit Mütze und hochgekrempelten Ärmeln sprach sie an. <text:span text:style-name="T783">Sie kannte ihn vom sehen, er hatte Hunnar schon das ein oder andere Mal zu</text:span><text:soft-page-break/><text:span text:style-name="T783">hause abgeholt.</text:span></text:p>
      <text:p text:style-name="P481">„Hey, du scheinst ne Menge Material zu haben – <text:span text:style-name="T783">hast du auch eine </text:span><text:span text:style-name="T784">P</text:span><text:span text:style-name="T783">inzette oder so etwas? Wir brauchen eine da hinten.“</text:span></text:p>
      <text:p text:style-name="P482">Stepanie wühlte kurz in ihre<text:span text:style-name="T784">r Tasche und brachte eine Splitterpinzette zu Tage.</text:span></text:p>
      <text:p text:style-name="P482">„<text:span text:style-name="T784">Perfekt.“ Der Dieb nahm sie dankbar entgegen. „Warte, du bist doch Hunnars Frau, oder?“</text:span></text:p>
      <text:p text:style-name="P483">Eine dunkle Ahnung kroch ihr in den Nacken. „Ja? Was ist mit ihm?“</text:p>
      <text:p text:style-name="P483">Der Dieb hielt inne. „Ähm, das ist… dann habe ich schlechte Nachrichten für dich, fürchte ich.“</text:p>
      <text:p text:style-name="P483">Stepanie wurde bleich.</text:p>
      <text:p text:style-name="P483">„Ich habe ihn fallen sehen, auf dem Platz. Ich glaube ihn hat ein Speer erwischt, aber ich weiß nicht genau wie schlimm. Keine Ahnung was dann passiert ist. Hab ihn seitdem nicht mehr gesehen.“ Der Dieb drehte die Splitterpinzette verlegen in seinen Händen hin und her.</text:p>
      <text:p text:style-name="P483">In Stepanie brach etwas zusammen. <text:span text:style-name="T1">Diese verdammten unvorsichtigen, unreifen Idioten spielen Krieg, und mein Mann… </text:span>sie konnte nicht weiter denken.</text:p>
      <text:p text:style-name="P483">Stepanie raffte wortlos ihre Tasche zusammen und hastete aus der Halle. Hinter ihr riefen die <text:span text:style-name="T794">e</text:span>hrbaren Diebe irgendwas von „Freiheit! Freiheit!“ und jubelten einander zu.</text:p>
      <text:p text:style-name="P483">Sie wollte kotzen. </text:p>
      <text:p text:style-name="P483">Doch solange es eine Chance gab, konnte sie keine Pause einlegen. Sie schlug die Tür hinter sich zu und rannte in Richtung des Platzes vor dem Amt. <text:span text:style-name="T785">Tränen verschleierten ihre Sicht, doch sie fand den Weg mühelos. Nur einmal musste sie innehalten, als ihr Verbandszeug aus der Tasche fiel.</text:span></text:p>
      <text:p text:style-name="P484">Auf dem Platz waren die Aufräumarbeiten in vollem Gange. Ein paar Milizionäre standen mit Speer und Schild demonstrativ Wache, manche der Speere waren noch mit Blut befleckt. Andere luden gerade Leichen auf einen Karren. Körper lagen herum, einige rührten sich noch, wimmerten. Einige wurden <text:soft-page-break/>von Milizionären versorgt. Sogar ein Inquisitor in brauner Robe war anwesend und guckte wichtig drein.</text:p>
      <text:p text:style-name="P484">Die Milizionäre wollten sie erst abhalten, doch nach einer einzigen klaren Ansage hielten sie lieber ihren Mund und ließen Stepanie gewähren. Sie eilte von Körper zu Körper, um Hunnar zu finden. Ein <text:span text:style-name="T794">e</text:span>hrbarer Dieb, den die Milizionäre im Sterben alleine ließen, griff nach ihr und röchelte nach Hilfe – doch sie musste der Hand ausweichen und Hunnar suchen.</text:p>
      <text:p text:style-name="P484">Sie erkannte ihn an der Hose, die sie ihm gestern Abend rausgelegt hatte – er lag mit dem Kopf nach unten am Rand des Platzes. Das Hemd, das sie vorgestern erst gewaschen hatte, war voller Blut. <text:span text:style-name="T786">Seine Klinge lag neben ihm im Dreck.</text:span></text:p>
      <text:p text:style-name="P485">Sie traute sich nicht, ihn auf den Rücken zu legen. Ihre Finger fühlten keine Puls. Ihre Faust schlug immer wieder gegen den Boden, als hätte er Hunnar nicht auffangen sollen. Sie schluchzte auf. Die Tasche flog gegen die nächste Hauswand, es klirrte.</text:p>
      <text:p text:style-name="P485">Minuten vergingen, in denen sie nichts sah, nichts hörte, und mit ihrem Schmerz alleine war.</text:p>
      <text:p text:style-name="P485">Dann wagte sie es, sie nahm Hunnar bei den Schultern und drehte ihn auf den Rücken. Sein <text:span text:style-name="T788">Anb</text:span>lick war <text:span text:style-name="T788">eingefroren, </text:span>ängstlich. Sie schloss ihm die Augen – nicht, weil sie für den Abschied schon bereit gewesen wäre. <text:span text:style-name="T788">S</text:span>ie konnte nur nicht ertragen, <text:span text:style-name="T788">ihn so zu sehen</text:span>. Es half nicht viel. Sie wendete den Blick ab.</text:p>
      <text:p text:style-name="P485">Er musste den Speer auf der Flucht in den Rücken bekommen haben. Es tröstete sie ein bisschen, dass er nicht so dumm und übermütig gewesen war, die Schlacht noch gewinnen zu wollen. Vielleicht hatte er ja tatsächlich an Mia und sie gedacht, als er geflohen war. <text:span text:style-name="T1">Vielleicht konnte er nicht ausweichen, </text:span><text:span text:style-name="T51">weil er nicht zurücksah.</text:span></text:p>
      <text:p text:style-name="P485">Ein lauter Schluchzer schüttelte sie. <text:span text:style-name="T1">Hoffentlich ist er schnell gestorben, ohne Schmerz, ohne Reue, mit Liebe im Herzen.</text:span></text:p>
      <text:p text:style-name="P485">Doch was machte sie sich vor. Er war mit einem Speer im <text:soft-page-break/>Herzen gestorben. Sein letztes Gefühl war Angst gewesen, nicht Liebe. Bestimmt hatte er bereut. <text:span text:style-name="T787">Sie bereute viele Dinge. Einen Dieb geheiratet zu haben. Nie gefragt zu haben, wie er mit dem fertig wurde, was er auf der Arbeit sah. Nie gesagt zu haben, was sie wollte, seit Jahren nicht. Dass sie sich nie getraut hatte.</text:span></text:p>
      <text:p text:style-name="P486">Als ihr die Tränen ausgingen, wurde ihr Blick hart.</text:p>
      <text:p text:style-name="P450">J‘zharr, wo bist du jetzt? Ich habe deine Wege immer geachtet, warum lässt du mich in diesen Stunden allein? Willst du mir erzählen, das wäre Hunnars gerechte Strafe für seine Taten? Mein liebevoller, gerechter, charmanter Hunnar?</text:p>
      <text:p text:style-name="P594"><text:span text:style-name="T68">Liebend gerne hätte sie den Inquisitor gefragt, was J‘zharr für die Frauen tat, die einen Sünder liebten. Ob sie dieselbe Strafe verdient hatten, oder ob ihre Liebe die Sünden ausgleichen konnte. Doch während J‘zharrs kalte Wut wie ein Feuer in ihr brannte, </text:span><text:span text:style-name="T264">stand der Inquisitor nur lachend bei der Miliz, als hätte jemand von ihnen einen besonders guten Witz gemacht.</text:span></text:p>
      <text:p text:style-name="P490">Ehe sie sich versah, lief Stepanie wutschnaubend auf den Inquisitor zu. Sein Lachen erstarrte, als er bemerkte, was da auf ihn zu kam. Die Milizionäre nahmen Haltung an.</text:p>
      <text:p text:style-name="P490">„Halm, seit Jahren bin ich in deiner Gemeinde.“</text:p>
      <text:p text:style-name="P490">Der Inquisitor nahm sofort einen ernsten, frommen Gesichtsausdruck an. Stepanie wusste nicht, ob sie das jemals wieder würde ernst nehmen können.</text:p>
      <text:p text:style-name="P490">„Stepanie, richtig? Ich kenne dich aus dem Gottesdienst.“</text:p>
      <text:p text:style-name="P595"><text:span text:style-name="T68">Stepanie fühlte die Kraft in ihrer gebrochenen Stimme. „Warum werden diese Männer auf einen Leichenkarren geladen? Liegen sie hier im Weg herum? Sollen sie irgendwo verscharrt werden, wo </text:span><text:span text:style-name="T265">sie niemanden stören? Alle Milizionäre, </text:span><text:span text:style-name="T266">e</text:span><text:span text:style-name="T265">hrbaren Diebe, und Zivilisten, die hier heute gefallen sind, sind Kinder des achten Bezirks. Sie haben eine angemessene Feuerbestattung verdient.“</text:span></text:p>
      <text:p text:style-name="P487">Sie merkte, wie einer der Milizionäre ein Kichern unterdrückte. Sie ballte ihre Faust und drehte sich zu ihm hin.</text:p>
      <text:p text:style-name="P487">„Und du? Warst du der, der meinem Mann auf der Flucht <text:soft-page-break/>den Speer in den Rücken gerammt hat, oder war das einer deiner feigen Kameraden? Hast du Lust mir zu erklären, wie ich jetzt meine Tochter ernähren soll? Oder willst du mir etwas über Gerechtigkeit erzählen? Übers Krieg spielen? Weinst du auch um deine Freunde, die heute gestorben sind?“</text:p>
      <text:p text:style-name="P487">Sie packte den Inquisitor an der Robe.</text:p>
      <text:p text:style-name="P487">„Worauf wartest du? Soll ich mal gucken, ob ich mit dem Scheißsplitter was zustande kriege? Oder dürfen Frauen wieder nicht mitspielen, auch nicht, wenn es darum geht, um ihre Toten zu weinen?“</text:p>
      <text:p text:style-name="P487">Mit verheulten Augen fing sie an, seine Robe nach dem Flammensplitter abzutasten. Halm wusste nicht, wie er damit umgehen sollte. Den Milizionären raunte er zu, dass sie einen Scheiterhaufen auf dem Platz aufrichten sollten. Dann nahm er Stepanie in die Arme. Er war klug genug, nichts zu sagen.</text:p>
      <text:p text:style-name="P682"><text:span text:style-name="T495">Als </text:span><text:span text:style-name="T496">der Scheiterhaufen langsam anfing, Feuer zu fangen, blieb ihr nichts mehr, außer apathisch in die Flammen zu starren. </text:span><text:span text:style-name="T497">Sie hätte sich wahrscheinlich darüber Gedanken machen sollen, wie sie in Zukunft ihren Lebensunterhalt bestreiten sollte, ob Mia vielleicht eine Gelegenheit bekommen sollte, Abschied zu nehmen, oder wie sie verhindern konnte, dass Mia langfristig einen Knacks bekam. Aber Stepanie konnte keinen klaren Gedanken fassen.</text:span></text:p>
      <text:p text:style-name="P451">Was soll ich Orst sagen?</text:p>
      <text:p text:style-name="P596"/>
      <text:h text:style-name="P698" text:outline-level="1"><text:bookmark-start text:name="__RefHeading___Toc16023_1285624845"/>Joran – <text:span text:style-name="T395">geht mit Dania spazieren und findet einen A'kradizz</text:span><text:bookmark-end text:name="__RefHeading___Toc16023_1285624845"/></text:h>
      <text:p text:style-name="P1"/>
      <text:p text:style-name="Text_20_body">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text:soft-page-break/>Aber die hier hatte er ja auch nicht erfunden, das war bestimmt irgendeiner der Götter gewesen. Welcher, sollte gefälligst Varg entscheiden. </text:p>
      <text:p text:style-name="Text_20_body"><text:span text:style-name="T292">Joran winkelte sein rechtes Bein an. </text:span><text:span text:style-name="T54">Ich muss auch dringend mal eine Hose erfinden, die keine Beulen wirft. Bisher hat sich das Problem ja noch nicht so oft gestellt, aber...</text:span><text:span text:style-name="T292"> Er wagte auch gar nicht, hinüber zu sehen, ob sie überhaupt hinschaute. Er hatte Angst, dass sich das Problem noch verschlimmern würde, falls das überhaupt möglich war. Und er hatte Angst, dass sein Blick sich wieder selbstständig machen würde. </text:span></text:p>
      <text:p text:style-name="Text_20_body"><text:span text:style-name="T292">„Das ist schon ziemlich piksig, das Gras, findest du nicht?“ Im selben Augenblick verfluchte er sich für diesen Satz. </text:span><text:span text:style-name="T54">Mann, klingt das dämlich</text:span><text:span text:style-name="T292">. </text:span></text:p>
      <text:p text:style-name="Text_20_body">Doch von rechts kam nur ein helles Lachen. „Findest du? Ich finde, die Sonne sticht viel schlimmer. Aber ich bin auch so empfindlich bei Hitze.“ </text:p>
      <text:p text:style-name="Text_20_body"><text:span text:style-name="T292">So empfindlich, dass sie offenbar meinte, sie könnte es ihm zumuten, sich mit einem Hauch von nichts in die Sonne zu legen, neben ihn. Nicht dass er es nicht heiß fand. Verdammt, es war wirklich heiß. </text:span><text:span text:style-name="T54">Ich halte es ja auch nicht im Hemd aus. Aber in dem kühlen Keller war es auch definitiv zu langweilig.</text:span><text:span text:style-name="T292"> </text:span></text:p>
      <text:p text:style-name="Text_20_body">Varg war beim Orden, weil er sich dort dringend mal wieder blicken lassen musste, bevor die sich Sorgen um sein Verschwinden machten. Aber offiziell war er undercover unterwegs und hörte sich unter <text:span text:style-name="T794">e</text:span>hrbaren Dieben nach Brockenhandel um. Nur heute musste er wohl mal wieder Bericht erstatten, und da Unterricht ohne Varg keinen Sinn machte, hatten sie sich entschieden, sich in die Sonne zu legen. </text:p>
      <text:p text:style-name="Text_20_body">Sie sahen den Arbeitern bei der Arbeit zu, und genossen die warme Sonne auf der Haut. Wind wehte keiner, <text:span text:style-name="T795">es war angenehm heute</text:span>. </text:p>
      <text:p text:style-name="Text_20_body">„Wie findest du den Bauern da links?“ fragte Dania unvermittelt. Er war etwa fünfzig Meter weiter, harkte den Boden, und hatte sich wegen der Hitze ebenfalls das Hemd ausgezogen. Joran schätzte, dass er wohl ganz gut aussah – aber er hat<text:soft-page-break/>te für so etwas bei Männern keinen Blick. Er nuschelte irgendetwas von „keine Ahnung“ vor sich hin und starrte weiter konzentriert nach vorne. </text:p>
      <text:p text:style-name="Text_20_body">„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Text_20_body"><text:span text:style-name="T292">Joran war baff. Das interpretierte sie da hinein? „Nein, nein, das ist nicht wegen dem da... ich hab den gar nicht bemerkt... Ich stehe doch nicht auf Männer!“ unbewusst hatte er sich beim reden zu ihr umgedreht, und da war es zu spät – </text:span><text:span text:style-name="T54">verdammt, dass man solche – verdammt... was für... ich hoffe, J'zharr liest gerade nicht meine – Brüste... das ist doch kein Stoff, was sie da drüber hat, oder? Das unten, da lugt eine Wölbung...</text:span></text:p>
      <text:p text:style-name="Text_20_body">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Text_20_body"><text:span text:style-name="T292">„Nein, nein, mit Varg habe ich mich eher über – religiöse Belange gestritten.“ </text:span><text:span text:style-name="T54">Das fehlte noch, das sie glaubt, wir streiten uns um sie. Das ist gar nicht gut für das Unterrichtsklima.</text:span><text:span text:style-name="T292"> </text:span></text:p>
      <text:p text:style-name="Text_20_body">„Und du bist sicher, dass du auf Frauen stehst? Hattest du denn schon mal eine?“ Dania zwinkerte ihm zu.</text:p>
      <text:p text:style-name="Text_20_body"><text:span text:style-name="T292">„Ähm – in meiner Fabrik arbeiteten nie welche, und... ich weiß nicht... ich hab nie wirklich welche kennengelernt. Aber ich habe jedenfalls noch nie von Männern geträumt.“ </text:span><text:span text:style-name="T54">Verdammt, meine Träume sind das letzte, wovon ich ihr erzählen will.</text:span></text:p>
      <text:p text:style-name="Text_20_body">„Ach so, du wirkst immer so verschlossen, als würdest du <text:soft-page-break/>keinen Sinn für die Schönheit einer Frau haben... da dachte ich, vielleicht entspricht ja Varg eher deinem Geschmack.“, neckte sie ihn.</text:p>
      <text:p text:style-name="Text_20_body">„Was, Varg? Abso- Nein!? Was? Varg ist definitiv nicht mein Typ.“ er runzelte die Stirn. „Ich weiß nicht, ich habe immer viel Zeit mit meinen Maschinen verbracht, da hatte ich nie so Zeit für -“ </text:p>
      <text:p text:style-name="Text_20_body">„Ach, träumst du von Maschinen?“ Dania lachte.</text:p>
      <text:p text:style-name="Text_20_body">Nein, ich träume von DIR! Verdammt, habe ich das jetzt ausgesprochen? Nein, ich glaube nicht. Wie auch immer, das war die falsche Antwort.</text:p>
      <text:p text:style-name="Text_20_body">„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Text_20_body">„Ja, Ich komme mit. Strand?“</text:p>
      <text:p text:style-name="Text_20_body">„Soweit werden wir wohl kaum kommen, aber die Richtung ist ganz schön, gerne.“</text:p>
      <text:p text:style-name="Text_20_body">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Text_20_body">„Weißt du“, sagte Dania, „ich glaube, in echt bist du gar nicht so seltsam. Man muss dich nur mal gescheit kennenlernen. Aber in Wirklichkeit bist du nicht komisch, sondern nur schwer zu verstehen.“</text:p>
      <text:p text:style-name="Text_20_body">„Ähm, danke... kann gut sein? Ich kann das nicht einschätzen.“</text:p>
      <text:p text:style-name="Text_20_body"><text:soft-page-break/>„Ich glaube, Varg hat da auch deswegen seine Schwierigkeiten. Du bist schwer zu durchschauen.“ </text:p>
      <text:p text:style-name="Text_20_body"><text:span text:style-name="T54">Naja, Varg schätzt mich sogar ganz gut ein, fürchte ich... </text:span><text:span text:style-name="T292">„Oder er mag mich einfach nur nicht. Kann ich ihm auch nicht verdenken. Manche Menschen mag man halt, manche nicht... und sein Orden hat ihm immerhin sein ganzes Leben erzählt, dass er Leute wie uns nicht mögen darf.“</text:span></text:p>
      <text:p text:style-name="Text_20_body">„Nun, ich glaube, mich mag er mittlerweile.“ Dania grinste verschmitzt. „Da kann er sich wohl gegen seine Männlichkeit nicht wehren. Hey, was ist das, da hinten?“</text:p>
      <text:p text:style-name="Text_20_body">Etwa zweihundert Meter vor ihnen lag ein unförmiger Haufen am Rand des Feldwegs. Als sie näher kamen, sahen sie, dass er grün-bläulich schimmerte... auch wenn er in etwa die Größe eines zusammengerollten Menschen hatte. </text:p>
      <text:p text:style-name="Text_20_body">„Keine Ahnung, was das sein könnte. Mit Bor hat das nichts zu tun, oder jedenfalls mit keiner Formel, die ich je in die Finger bekommen hätte.“</text:p>
      <text:p text:style-name="Text_20_body">Sie waren nun bei dem Haufen angelangt. Beziehungsweise, es war kein Haufen, es war viel mehr ein lebendiges Wesen... mit blaugrün schimmernden Schuppen, jeweils zwei Arme und Beine und einen echsenartigen Kopf. Es war ein wenig größer als ein Mensch.</text:p>
      <text:p text:style-name="Text_20_body">„Hm, ich entdecke keine Kiemen, ich schätze mal, es atmet Luft wie wir, der Brustkorb hebt und senkt sich. Es scheint also zu leben... auch wenn es nicht allzu gesund ausschaut. Meinst du... meinst du, das ist ein A'kradizz?“</text:p>
      <text:p text:style-name="Text_20_body">„Ein was? Hör auf mit diesen ganzen Fachbegriffen, das versteht doch keiner außer dir.“ Joran hatte ganz vergessen, dass Dania nie eine Schule besucht hatte – und sie anscheinend auch die Legende der A'kradizz nicht kannte. </text:p>
      <text:p text:style-name="Text_20_body">„Das sind die Kinder des Wassergottes. Eine alte Legende, hätte nicht gedacht, dass sie wahr sein könnte...“</text:p>
      <text:p text:style-name="Text_20_body">Da regte sich das Wesen. Es zuckte ein bisschen, die Augenlider flatterten, der Mund öffnete sich und brachte zwei Reihen spitzer Zähne zum Vorschein. Es schien aufzuwachen. Zwi<text:soft-page-break/>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Text_20_body">„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Text_20_body">„Hm, was auch immer es war, es ist tot“, bemerkte Dania nüchtern. Sie wollte sich schon wegdrehen, doch Joran packte sie am Arm.</text:p>
      <text:p text:style-name="Text_20_body">„Ja, verdammt, ist es. Also komm und hilf mir, das verdammte Ding in das Labor zu schaffen.“ Er kniete sich hin und machte sich daran, die Beine des Wesens zu ergreifen.</text:p>
      <text:p text:style-name="Text_20_body">„Was zur Hölle? Ins Labor? Es ist tot, Joran. Tote lässt man liegen, bis irgendjemand sie wegräumt. Lässt du dir davon jetzt den Spaziergang verderben?“</text:p>
      <text:p text:style-name="Text_20_body">„Hast du diese Schuppen schon mal gesehen?“, fragte er schnippisch. „Nein? Kein Wunder, weil es diese Wesen in Lagon seit hunderten von Jahren nicht mehr gibt. Und dir ist das einfach so egal?“</text:p>
      <text:p text:style-name="Text_20_body">„Naja, er ist tot, er wird mir nichts mehr tun, schätze ich, und besonders nett war er auch nicht...“</text:p>
      <text:p text:style-name="Text_20_body">„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Text_20_body">Dania grummelte und packte den A'kradizz an den Armen.</text:p>
      <text:p text:style-name="P1"><text:soft-page-break/></text:p>
      <text:h text:style-name="P686" text:outline-level="1"><text:bookmark-start text:name="__RefHeading__14040_2035619654"/>Dragan – <text:span text:style-name="T395">bewacht Hakun bei einem Treffen mit Marcin und wird bedrängt</text:span><text:bookmark-end text:name="__RefHeading__14040_2035619654"/></text:h>
      <text:p text:style-name="P1"/>
      <text:p text:style-name="Text_20_body">Dragan hasste es. Schon wieder wurde er auf diese Weise herbeizitiert, wie ein Herr seinen Hund herumkommandiert. Aber das war wohl das Schicksal eines Soldaten.</text:p>
      <text:p text:style-name="Text_20_body">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Text_20_body">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Text_20_body">Doch auch als Hauptmann hörte es nicht auf – Soldaten schienen zum dienen verdammt zu sein. </text:p>
      <text:p text:style-name="Text_20_body">„Ein Freund von mir hat ihnen noch einen Brief in die Unterlagen gesteckt... sie scheinen ein beliebter Mann zu sein.“ Mit diesen Worten drehte sich der Kurier wieder um und verließ Dragans Büro. </text:p>
      <text:p text:style-name="Text_20_body"><text:span text:style-name="T1">Und diese verdammte Spinne muss sich auch echt überall einmischen.</text:span> </text:p>
      <text:p text:style-name="Text_20_body">Hakun benötigte mal wieder seine Dienste als Leibwächter, nichts ungewöhnliches. Er war bereits daran gewöhnt, dass das zu allen möglichen Zeiten geschah, sogar meistens nachts. <text:soft-page-break/>Dass es erst gegen Mittag war, war da schon eine angenehme Abwechslung. Dragan hoffte, das würde ihn nicht zu lange von seinen Pflichten als Hauptmann abhalten. </text:p>
      <text:p text:style-name="Text_20_body">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Text_20_body">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Text_20_body">Dragan suchte sich einen Tisch im Café, der eher am Rand war, so dass er den Rest des Ladens im Blick hatte. Er musste nicht lange warten, bis Hakun auftauchte. Er ignorierte ihn wie erwartet und setzte sich an einen anderen Tisch, aber relativ nahe zu Dragan.</text:p>
      <text:p text:style-name="Text_20_body">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text:soft-page-break/>nicht intelligent genug waren, als dass er sich solche Sorgen machen musste.</text:p>
      <text:p text:style-name="Text_20_body">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Text_20_body">Hastig sah Dragan in eine andere Richtung, als plötzlich sein Blick ihn durchbohrte. </text:p>
      <text:p text:style-name="Text_20_body"><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Text_20_body">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Text_20_body">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Text_20_body"><text:soft-page-break/>Nun gut, wenn man vor dem zweitmächtigsten Mann Lagons sitzt und wahrscheinlich um sein Leben feilschen muss, dann ist man nicht besonders vorlaut.</text:p>
      <text:p text:style-name="Text_20_body">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Text_20_body">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Text_20_body"><text:span text:style-name="T1">Die Schwächen, die jeder von uns hat,</text:span> dachte er. </text:p>
      <text:p text:style-name="Text_20_body">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Text_20_body">Verdammt, Dragan, was ist denn heute los mit dir? Konzentriere dich! Du hast hier einen Job, und du machst ihn miserabel. Jetzt geht es wohl nur noch über die Schiene der offenen Drohung. Und das wird er sofort als unprofessionell wahrnehmen. Wo er ja auch recht hat. </text:p>
      <text:p text:style-name="Text_20_body">Doch Dragan bezweifelte, dass irgendetwas diesen Augen <text:soft-page-break/>entging. Und ihm war wenigstens bewusst, dass der Dieb mit ihm spielte. Das ging bestimmt nicht allen seinen Kontrahenten so, immerhin.</text:p>
      <text:p text:style-name="Text_20_body">Fast wäre ihm entgangen, wie der Dieb die Tasse Hakuns immer näher an sich heranzog. Ganz abgesehen von dem kleinen verdächtigen Beutel, der aus seinem Ärmel ragte.</text:p>
      <text:p text:style-name="Text_20_body"><text:span text:style-name="T1">Der verdammte Schweinehund. Deswegen versuchst, du, mich zu irritieren. Na bitte, Leute irritieren kann ich auch, das zeige ich dir jetzt.</text:span> <text:span text:style-name="T1">Und wenn du noch so gut aussiehst.</text:span></text:p>
      <text:p text:style-name="Text_20_body">Dragan stand auf und ging zu Hakuns Tisch. Der Dieb zog wieder eine Augenbraue hoch. </text:p>
      <text:p text:style-name="Text_20_body">„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Text_20_body">Der Dieb schmunzelte. „Ach, und wie würdest du mir empfehlen, ihn umzubringen?“</text:p>
      <text:p text:style-name="Text_20_body">Dragan war baff. <text:span text:style-name="T1">Was zur... Was fragst du mich da?</text:span> </text:p>
      <text:p text:style-name="Text_20_body">„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Text_20_body">„Hör zu, Hakun kommt gleich wieder, und wir stehen beide nicht gut da, wenn... bei J'zharr, was rede ich da überhaupt. Wir...“ Dragan war vollkommen unschlüssig, wo er stand. </text:p>
      <text:p text:style-name="Text_20_body">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Text_20_body">Im Augenwinkel sah Dragan einen Schatten im Gang, der von den Klos herführte. Er nickte kurz, das Nicken eines ent<text:soft-page-break/>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Text_20_body">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p>
      <text:p text:style-name="Text_20_body">Der geheimnisvolle Dieb saß weiter auf seinem Stuhl und rührte in seiner Tasse – er lächelte Dragan mit einem Mundwinkel verborgen zu, während sie weiter an den verschiedenen Tischen saßen, und darauf warteten, dass Hakun wiederkam. </text:p>
      <text:p text:style-name="Text_20_body">Es war eine fast unangenehme Stille, die zwischen den beiden herrschte. Die Lücke zwischen den 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Text_20_body">Sein Kaffee war alle, er hatte nicht mal mehr etwas zu trinken, mit dem er sich beschäftigen konnte, und schnell fand er sich wieder dabei, den <text:span text:style-name="T1">Mann </text:span>unverhohlen anzuglotzen... wie schaffte er es, den Bart <text:span text:style-name="T438">so exakt </text:span>auf dieser Länge zu halten? Er musste nicht nur ein extrem scharfes Messer haben, sondern auch noch sehr gut damit umgehen können...</text:p>
      <text:p text:style-name="Text_20_body"><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Text_20_body"><text:soft-page-break/>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Text_20_body">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Text_20_body">War klar, dass er selbst auf diese Möglichkeit kommt – trotzdem, es war richtig gewesen, einzuschreiten.</text:p>
      <text:p text:style-name="Text_20_body">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Text_20_body">Er scheint zu wollen, dass ich mich zu ihm setze... kommt gar nicht in Frage. Du willst doch etwas von mir, oder nicht? </text:p>
      <text:p text:style-name="Text_20_body">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Text_20_body">„Also... wie heißt du überhaupt, Dieb?“, fragte Dragan misstrauisch.</text:p>
      <text:p text:style-name="Text_20_body">„Ich bin Marcin, Hauptmann des siebten und achten Bezirks <text:soft-page-break/>– zumindest den Dienstgrad teilen wir, Dragan. Wir teilen sogar noch ein paar mehr Sachen... Ambitionen zum Beispiel.“</text:p>
      <text:p text:style-name="Text_20_body">Dragan wurde nicht schlau aus diesem Mann. Vielleicht lag darin seine Faszination. „Eben sagtest du noch, ich habe keine Ambitionen... wechseln alle Diebe so schnell ihre Meinung?“</text:p>
      <text:p text:style-name="Text_20_body">„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Text_20_body">Dieser Marcin weiß zu viel, als gut für mich ist... aber ist er gefährlicher als Hakun? Das ist kein guter Konflikt, um zwischen die Fronten zu geraten, oder?<text:span text:style-name="T68"> „Und warum sollte Hakun nun einer dieser richtigen Leute sein? Und das hier ein richtiger Zeitpunkt? Das einzige, was Hakuns Tod für mich derzeit bedeuten würde, wäre der Beweis, dass ich ein schlechter Leibwächter bin.“</text:span></text:p>
      <text:p text:style-name="Text_20_body"><text:span text:style-name="T68">„Hm“ Marcin blickte spöttisch-traurig in seine Tasse. „Das könnte ich nie daran ertragen, bei der Miliz zu sein... dass man so ein verdammter, unfreier </text:span>Kriecher <text:span text:style-name="T68">sein muss. Dieser durchtriebene Bastard behandelt dich wie Müll, du musst jede verdammte Sekunde um deine Karriere fürchten, und du siehst wahrscheinlich keinen Flammling dafür... womit lügst du dir das eigentlich schön? Pflicht? Ehre?“ Er trank einen Schluck. „Und ich dachte schon, ich hätte einen Mann von Format vor mir.“</text:span></text:p>
      <text:p text:style-name="Text_20_body">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Text_20_body">Dragan schluckte.</text:p>
      <text:p text:style-name="Text_20_body">„Wir sind hier in einem zivilisierten Café – die haben wert<text:soft-page-break/>volles Geschirr.“ </text:p>
      <text:p text:style-name="Text_20_body">Marcin hatte seine Arme nicht mehr auf dem Tisch... </text:p>
      <text:p text:style-name="Text_20_body">„Wir sollten hier definitiv keinen Streit anfangen.“</text:p>
      <text:p text:style-name="Text_20_body">...und seine Hände dafür ganz woanders.</text:p>
      <text:p text:style-name="Text_20_body">„Aber ich sehe, ich muss meine Einschätzung revidieren -“</text:p>
      <text:p text:style-name="Text_20_body">Schöne Hände.</text:p>
      <text:p text:style-name="Text_20_body">„Du bist definitiv Mann genug.“</text:p>
      <text:p text:style-name="Text_20_body">Ich will gar nicht wissen, wie mein Gesicht gerade aussieht.</text:p>
      <text:p text:style-name="Text_20_body">„Und du willst nicht mal aus dieser Falle aus Dienst, Pflicht, Ehre und Demütigung aussteigen?“</text:p>
      <text:p text:style-name="Text_20_body">Ich will nur sein Gesicht sehen.</text:p>
      <text:p text:style-name="Text_20_body">„Du bist doch ein Mann!“</text:p>
      <text:p text:style-name="Text_20_body">Marcin ließ ihn los und beugte sich vor.</text:p>
      <text:p text:style-name="Text_20_body">„Du bist doch ein Mann!“, flüsterte er ihm zu. Und Dragan wollte ihm so gerne Recht geben.</text:p>
      <text:p text:style-name="P1"/>
      <text:h text:style-name="P686" text:outline-level="1"><text:bookmark-start text:name="__RefHeading__14042_2035619654"/>Dania – <text:span text:style-name="T396">bringt mit Marcin und Varg Hakun um und lernt Dragans Tante kennen</text:span><text:bookmark-end text:name="__RefHeading__14042_2035619654"/></text:h>
      <text:p text:style-name="P1"/>
      <text:p text:style-name="Text_20_body">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Text_20_body">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Text_20_body"><text:soft-page-break/><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Text_20_body">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Text_20_body"><text:span text:style-name="T1">Faszinierend, </text:span>dachte sie,<text:span text:style-name="T1"> das sieht aus wie die Dinge, von denen Joran erzählt hat.</text:span></text:p>
      <text:p text:style-name="Text_20_body">„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Text_20_body">Varg meldete sich zu Wort: „Worum geht es eigentlich heute Abend?“</text:p>
      <text:p text:style-name="Text_20_body">Marcin schnaubte. „Wir treffen uns mit einem Mann in der Sauna. Es wird ein... Überraschungsbesuch. Aber er wird dennoch bewacht.“</text:p>
      <text:p text:style-name="Text_20_body">Sie bogen in eine Seitengasse. Sie war immer noch breiter und heller als jede Hauptstraße im siebten Bezirk, aber es gingen keine Leute hindurch. Hier konnten sie sich kurz besprechen.</text:p>
      <text:p text:style-name="Text_20_body">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Text_20_body">Dania freute sich schon. „Wie ist es in einer Sauna? Ich war da noch nie, aber die ganzen reichen Leute hier mögen das?“</text:p>
      <text:p text:style-name="Text_20_body">Marcin sah sie schief von der Seite an. „Wir sind heute nicht zur Entspannung hier. Und der Inquisitor wird mit in dem <text:soft-page-break/>Raum sitzen, den wir... putzen müssen. Ich hoffe, ihr habt eins eurer Pulver dabei, um ihn daran zu hindern, uns zuerst zu reinigen? Der ist definitiv das komplizierteste an der... Putzaktion heute.“</text:p>
      <text:p text:style-name="Text_20_body">„Ich habe etwas zum blenden“, sagte Dania, „aus Rattenaugen, sagt Joran, irgendwie eklig. Jemand muss sich dann am besten schnell um ihn kümmern, sobald alle geblendet sind, aber das müsste reichen, um ihn zu verwirren.“ </text:p>
      <text:p text:style-name="Text_20_body">Marcin klopfte ihr auf die Schulter. „Gut, dann gehst du als erstes rein. Klingen zücken, Tür auf, Pulver, reingehen, niemand darf überleben. Und dann sollten wir uns schleunigst aus dem Staub machen, bevor die Schreie jemanden anlocken.“</text:p>
      <text:p text:style-name="Text_20_body">Varg räusperte sich. „Und Thorn hat gesagt, das ist nötig, um Lagon zu einer besseren Stadt zu machen?“</text:p>
      <text:p text:style-name="Text_20_body">Marcin zog die Augenbrauen hoch. „Ähm... das sind korrupte Beamte, nach meinen Informationen... haben heimlich was am laufen. Erpressung, so Zeug. Spionieren die halbe Stadt aus – ignorieren die Privatsphäre anständiger Bürger.“</text:p>
      <text:p text:style-name="Text_20_body">Varg war beruhigt. „Das sind die schlimmsten. Lassen alle anderen in Angst leben... gut, wo ist die Sauna?“</text:p>
      <text:p text:style-name="Text_20_body">Nachdem Marcin die beiden ein paar Straßen weiter geführt hatte, standen sie in einer hinteren Gasse. Es wurde langsam dunkler, der Abend nahte. In der Gasse stand ein <text:span text:style-name="T380">Soldat</text:span> vor einer Tür, und Dania machte sich daran, ihre Klinge griffbereit zu haben.</text:p>
      <text:p text:style-name="Text_20_body">Doch Marcin nickte ihm zu, der <text:span text:style-name="T380">Soldat</text:span> trat zur Seite und öffnete die kleine Tür, und sie gingen hindurch. Dania fragte, ob der wohl auch auch korrupt war, wenn er einem <text:span text:style-name="T794">e</text:span>hrbaren Dieb die Tür öffnete, aber sie besann sich schneller darauf, das Pulver aus ihrem Ausschnitt zu kramen.</text:p>
      <text:p text:style-name="Text_20_body">Nachdem eine Treppe sie ein Stockwerk höher geführt hatte, gingen durch einen Gang mit drei Türen zu jeder Seite. Ein fein angezogener Diener stand dort und setzte an:</text:p>
      <text:p text:style-name="Text_20_body">„Wollen die Herrschaften sich vielleicht erst umzieh -“, bis Marcin ihm blitzschnell eine Klinge in den Hals bohrte, sodass <text:soft-page-break/>seine Worte an aufkommendem Blut erstickten. Er starb schnell und lautlos. Marcin machte sich daran, an den Türen zu lauschen, bis er an einer Tür anhielt.</text:p>
      <text:p text:style-name="Text_20_body">„Hier ist er drin. Der Beamte und der Inquisitor. Dania?“ </text:p>
      <text:p text:style-name="Text_20_body">Dania lächelte, zog ein Schwert mit langer, dünner Klinge hervor, nahm eine Prise Bor-Pulver in ihre linke Hand und trat die Tür ein.</text:p>
      <text:p text:style-name="Text_20_body">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Text_20_body">Nur noch mehr schmutzige nackte Männer, so sehr ihr auch versucht, sauber zu werden.</text:p>
      <text:p text:style-name="Text_20_body">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Text_20_body">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Text_20_body">Na, wer hat jetzt den längeren, ihr verdammten Wichser? Wie ist es so, einer Frau wehrlos ausgeliefert zu sein?</text:p>
      <text:p text:style-name="Text_20_body">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text:soft-page-break/>stach ihm zwei mal in den Oberkörper, nur um sich schnell 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Text_20_body">Da ragte auch schon Marcins Messer aus seiner Brust – er hatte sein Herz getroffen. Marcin schaute sie vorwurfsvoll an und drehte sich zu den beiden Unbewaffneten um, die auf der Bank sitzen geblieben waren, ohne einen Ausweg aus der engen Kammer. </text:p>
      <text:p text:style-name="Text_20_body">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Text_20_body">Wobei er sich um seine Gesundheit jetzt wohl am wenigsten Sorgen machen sollte.</text:p>
      <text:p text:style-name="Text_20_body">Die beiden bewegten sich nicht, der blonde zitterte nur ein bisschen und fragte immer wieder, was sie wollten. Varg gab dem Mann mit dem Stich im Bauch den Gnadenstoß, und Marcin fuhr Dania an: </text:p>
      <text:p text:style-name="Text_20_body">„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text:soft-page-break/>dem kann man die Rippen sogar gut sehen.“</text:p>
      <text:p text:style-name="Text_20_body">Verdammt, er hat nicht Unrecht. Mit einer Klinge im Herz machen sie auch erheblich weniger Geräusche.</text:p>
      <text:p text:style-name="Text_20_body">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Text_20_body">„Marcin, das wagst du nicht. Du -“, da fand Danias Klinge sein Herz.</text:p>
      <text:p text:style-name="Text_20_body">„Schon besser, Dania. Gut, lass und hier verschwinden, bevor die Miliz anrückt. Der Hauptmann der außen stand, hat uns ein Versteck organisiert, aber das ist zwei Straßen weiter.“</text:p>
      <text:p text:style-name="Text_20_body">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380">Soldat</text:span> stand immer noch in der Gasse. Marcin nickte ihm zu.</text:p>
      <text:p text:style-name="Text_20_body">„Nichts wie weg hier.“ </text:p>
      <text:p text:style-name="Text_20_body">Der Soldat ging voraus, und aus den Gassen hinter ihnen hörten sie die ersten aufgebrachten Rufe, als er sie in eins der kleineren Häuser führte, <text:span text:style-name="T414">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Text_20_body">„Und, Dragan, was ermittelt ihr da genau? Diese Leute helfen dir?“</text:p>
      <text:p text:style-name="Text_20_body">Der Milizionär antwortete: „Ja, Tante, wir haben gerade ein paar Verbrecher verfolgt, aber nun wollten wir uns eine kleine Pause gönnen, und weil wir eh in der Nähe waren, dachte ich mir, ich besuche dich mal wieder. Meine Begleiter sind auch <text:soft-page-break/>bei der Miliz, aber in Zivil. Wollt ihr euch nicht vorstellen?“</text:p>
      <text:p text:style-name="Text_20_body">Marcin räusperte sich. „Äh, ja, Hallo, meine Dame, ich bin Morton.“</text:p>
      <text:p text:style-name="Text_20_body">Varg setzte nach: „Ja, guten Tag, äh, mein Name ist... Mortan.“</text:p>
      <text:p text:style-name="Text_20_body">Dania war noch vollkommen berauscht von dem Adrenalin, und dem Blut, und der Hitze in der kleinen Kammer. Und dass die Situation so beruhigend absurd war, machte sie übermütig. „Hallo, gute Frau, mein Name ist Mortine.“ sie lächelte die alte Dame an.</text:p>
      <text:p text:style-name="Text_20_body">„Ah, vortreffliche Namen. Seid ihr verwandt? Zu welcher Familie gehört ihr?“</text:p>
      <text:p text:style-name="Text_20_body">Dania wollte schon „Mort“ sagen, doch Dragan war schneller. „Nein, Tante, sie kommen aus den ärmeren Bezirken, sie tragen keine Familiennamen. Aber sie sind Geschwister, ja. Erst seit kurzem bei der Miliz.“</text:p>
      <text:p text:style-name="Text_20_body">„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Text_20_body">„Wie kochen sie eigentlich? Ich sehe hier gar keine Kochstelle.“</text:p>
      <text:p text:style-name="Text_20_body">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text:soft-page-break/>backen, nicht wahr, mein Junge?“ Sie strich Dragan durch die Haare. Dania prustete los, und selbst Marcin verzog den Mund zu einem Grinsen. </text:p>
      <text:p text:style-name="Text_20_body">„Äh, Tante, ich war doch schon seit Jahren nicht mehr mit dabei, wenn ihr gebacken habt. Verwechselst du mich vielleicht oder ist deine Erinnerung -“</text:p>
      <text:p text:style-name="Text_20_body">„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Text_20_body">Bis Varg merkte, dass sie ihn meinte, war sie schon bei ihm und wischte ihm mit einem altmodischen Taschentuch einen Blutspritzer von der Wange.</text:p>
      <text:p text:style-name="Text_20_body">„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Text_20_body">„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Text_20_body">„Echt? Es gibt <text:span text:style-name="T1">nichts </text:span>besseres. Damals, im Haus meiner Eltern, haben wir eines Tages einen neuen Koch dazubekommen. <text:soft-page-break/>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Text_20_body">Dania sah Varg aus dem Augenwinkel ein gutes Stückchen vor ihr zurückweichen. Auch Marcin sah das. Er warf Dragan einen Blick zu. „Dragan, müssen wir nicht weiter?“</text:p>
      <text:p text:style-name="Text_20_body">Bevor Dragan antwortete, fuhr die alte Dame dazwischen. „Aber, aber, Morton, Sie haben doch noch gar keinen Keks gegessen! Sie können doch jetzt noch nicht gehen.“</text:p>
      <text:p text:style-name="Text_20_body">Dragan räusperte sich. „Ich fürchte, Tante, wir müssen durchaus. Unsere Zeit gehört Lagon, und wir haben uns schon zu lange vor der Pflicht gedrückt.“</text:p>
      <text:p text:style-name="Text_20_body">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P686" text:outline-level="1"><text:bookmark-start text:name="__RefHeading__14044_2035619654"/>Thorn – <text:span text:style-name="T396">hält Gericht im achten Bezirk und begutachtet den A'kraddiz bei einer Besprechung</text:span><text:bookmark-end text:name="__RefHeading__14044_2035619654"/></text:h>
      <text:p text:style-name="P1"/>
      <text:p text:style-name="Text_20_body">Thorn war gut gelaunt. Alles lief nach Plan, wie immer. Er hatte sich schnell daran gewöhnt, den achten Bezirk zu verwalten. Am Anfang hatte es ihm erstaunlich viel Spaß gemacht, er <text:soft-page-break/>hatte seine Milizen jeden verprügeln lassen, der verdächtig aussah, und sobald die Leute eingeschüchtert genug waren, hatte er endlich Steuerbeamte weitgehend gefahrlos in das Viertel schicken können.</text:p>
      <text:p text:style-name="Text_20_body">Einer war bedauerlicherweise von <text:span text:style-name="T794">e</text:span>hrbaren Dieben überfallen worden, als er die Einnahmen zurück zu Thorn bringen sollte... und die Diebe hatten ihn und seine Eskorte zwar leben lassen, aber gerade die meisten Einnahmen steckten jetzt wohl in der Geldbörse des Hauptmanns der <text:span text:style-name="T794">e</text:span>hrbaren Diebe. <text:span text:style-name="T790">Erst Marcins kleines Spektakel auf dem Platz vor seinem Magisteramt hatte dem ein Ende gesetzt.</text:span></text:p>
      <text:p text:style-name="P605">Eine Schande, eine Schande. Unterschlagung ist wahrlich komplizierter geworden durch den bürokratischen Apparat – gut, dass der achte Bezirk von so einem kreativen Magister verwaltet wird.</text:p>
      <text:p text:style-name="Text_20_body">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Text_20_body">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Text_20_body">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text:soft-page-break/>Gedanken, so ein hässliches kleines Ding ernsthaft zu wollen.</text:p>
      <text:p text:style-name="Text_20_body"><text:span text:style-name="T292">„Du bist doch viel zu hässlich, um der Vater meines kleinen Timmy zu sein. Magister, sehen sie ihn doch nur mal an. Dieser Schnurrbart versaut ihm total die Visage. Schaut mein Timmy etwa so aus, als hätte er einen Schnurrbart? Timmy ist </text:span><text:span text:style-name="T54">mein</text:span><text:span text:style-name="T292"> Sohn.“</text:span></text:p>
      <text:p text:style-name="Text_20_body">„Sein Name ist Tommy, du verblödeter Versager! Und dass er keinen Bart hat kommt daher, dass seine Mutter keinen hat, ganz klar. Mein Sohn wird nicht so einen ungebildeten Idioten als Vater haben!“</text:p>
      <text:p text:style-name="Text_20_body"><text:span text:style-name="T292">„Ich habe ihn Timmy genannt, mir ist egal, wie du deine Kinder nennst, aber ich werde meinen Sohn gewiss nicht </text:span><text:span text:style-name="T54">Tommy</text:span><text:span text:style-name="T292"> nennen! Und jetzt geh mir aus den Augen, du Schwächling. Siehs ein, sie hat dich nie geliebt.“</text:span></text:p>
      <text:p text:style-name="Text_20_body">„Sie liebt mich genauso lange, wie ich sie bezahle, du Holzkopf! Und wenn ich mich recht entsinne, hat sie von mir zwei Flammlinge mehr verlangt als von dir, ich hab ein größeres Anrecht auf Tommy!“</text:p>
      <text:p text:style-name="Text_20_body">Thorn tat jetzt schon der Kopf weh von dem Geschrei, also unterbrach er die beiden.</text:p>
      <text:p text:style-name="Text_20_body">„Ruhe! Ihr behauptet also, das Kind gehört euch beiden? Nun. Sie ist eine Hure, nicht wahr? Also ist auch das Kind zu verkaufen. Ich versteigere es hiermit. Das Startgebot liegt bei... sagen wir, fünfzehn Flammlingen.“</text:p>
      <text:p text:style-name="Text_20_body">Vielleicht kann ich ja wenigstens ein bisschen was verdienen hierbei.</text:p>
      <text:p text:style-name="Text_20_body">Die beiden wurden plötzlich stumm. Timmys Vater starrte sich auf die Füße, Tommys Vater rang mit den Händen. Er sagte kleinlaut:</text:p>
      <text:p text:style-name="Text_20_body">„Äh, Magister... keiner von uns beiden hat so viel Geld.“ </text:p>
      <text:p text:style-name="Text_20_body"><text:span text:style-name="T54">Verdammte Scheiße, das kann doch nicht wahr sein. </text:span><text:span text:style-name="T292">„In Ordnung, dann kriegt ihn eben keiner von euch beiden. Feldwebel 1, lassen sie ihn zu den heiligen Hallen der Flamme bringen. Sollen die Inquisitoren sich mit dem Balg herumschlagen. Und jetzt schafft sie fort. Ach ja, und verprügelt die beiden, </text:span><text:soft-page-break/><text:span text:style-name="T292">weil sie meine Zeit missbraucht haben.“</text:span></text:p>
      <text:p text:style-name="Text_20_body">Mit etwas Glück spricht sich das herum, und ich muss mich in Zukunft nicht mehr um so etwas Belangloses kümmern. Ich habe wirklich besseres zu tun.</text:p>
      <text:p text:style-name="Text_20_body">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p>
      <text:p text:style-name="Text_20_body">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Text_20_body">Thorn wurde in seinen Gedanken von einem weiteren Laufburschen unterbrochen, der an seine Tür klopfte. Er bat ihn herein und fragte, was diesmal anstand.</text:p>
      <text:p text:style-name="Text_20_body">„Magister, ich komme von Marcin – er bittet um eine Lagebesprechung im 'Kornspeicher', so hat er es ausgedrückt. Keine Ahnung, was er meint.“</text:p>
      <text:p text:style-name="Text_20_body">„Vielen Dank, Kleiner. Hier hast du einen Flammling.“</text:p>
      <text:p text:style-name="Text_20_body">Was nun wohl wieder ansteht...hätte er mich darüber nicht einfach persönlich informieren können, ohne dass ich in dieses Drecksloch von Provinz fahren muss?</text:p>
      <text:p text:style-name="Text_20_body">Thorn hoffte, dass bei dem Plan nichts <text:span text:style-name="T380">schief gegangen</text:span> war – leider war es zu wahrscheinlich, dass Hakun überlebt hatte, und Marcin nun verfolgte; ein guter Grund, nicht einfach in <text:soft-page-break/>Thorns Büro aufzutauchen, sondern ihn mitten in die Einöde zu bestellen. </text:p>
      <text:p text:style-name="Text_20_body">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Text_20_body"><text:span text:style-name="T54">Hohe Amtsträger haben gerade keine besonders lange Lebenserwartung, </text:span><text:span text:style-name="T292">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Text_20_body">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Text_20_body">„Hast' gespart und willst nun dein Glück als Bauer versuchen, hm?“</text:p>
      <text:p text:style-name="Text_20_body">Thorn bejahte nur und ließ ihn in dem Glauben. Sicherheitshalber sollte er eine andere Kutsche zurück nehmen, alles andere wäre sehr auffällig. </text:p>
      <text:p text:style-name="Text_20_body">Verdammt, warum ist Marcin so unfähig. Warum mussten wir uns auch mit dem gefährlichsten Mann Lagons anlegen!? Wenn Hakun nur nicht überall Augen hätte.</text:p>
      <text:p text:style-name="Text_20_body">Thorn hatte keine Angst vor dem, was ihn erwartete, wenn seine Taten bekannt werden würden – zumindest hätte er sie sich niemals eingestanden. Ängste waren etwas, die der Vernunft nur im Weg standen; wie konnte er gute Pläne schmie<text:soft-page-break/>den, wenn er von Panik gepackt war? Und er vertraute fest darauf, dass sein Intellekt und sein Einfallsreichtum ihn im Notfall aus jeder Situation retten konnten.</text:p>
      <text:p text:style-name="Text_20_body">Solange ich immer gut vorbereitet bleibe, habe ich nichts zu befürchten. Ich muss meinen Feinden immer mindestens einen Schritt voraus sein – am besten, sie wissen nicht mal, dass wir ein Wettrennen veranstalten.</text:p>
      <text:p text:style-name="Text_20_body">Er hoffte nur, dass all seine Bemühungen, dafür zu sorgen, dass das auch so bliebe, nicht umsonst waren.</text:p>
      <text:p text:style-name="Text_20_body">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Text_20_body">„Ah, Marcin. Hat Hakun Wind von unserer Sache bekommen, oder wieso kannst du mich nicht einfach in meinem Büro besuchen kommen?“</text:p>
      <text:p text:style-name="Text_20_body">„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text:span text:style-name="T791">richtige</text:span> Lagebesprechung abhalten. Ich habe auch Howl eingeladen.“</text:p>
      <text:p text:style-name="Text_20_body"><text:span text:style-name="T292">Thorn rümpfte die Nase. „Verdammt, ich habe alle möglichen Sicherheitsvorkehrungen getroffen, um hierher zu kommen – damit nicht einmal der Kutscher ahnen kann, was ich in dieser Ecke der Stadt will. Und das nur, weil Joran etwas </text:span><text:span text:style-name="T54">gefunden</text:span><text:span text:style-name="T292"> hat? Das hättest du deinen Boten schon ausrichten können -“</text:span></text:p>
      <text:p text:style-name="Text_20_body">„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Text_20_body"><text:soft-page-break/>„Na gut, na gut. Du hast ja Recht. Paranoia ist gut für die Gesundheit. Also, wo ist das Labor?“</text:p>
      <text:p text:style-name="Text_20_body">Marcin führte ihn zu dem kleinen Haus am Rande der Siedlung. Und zu der Geheimtür.</text:p>
      <text:p text:style-name="Text_20_body">„Alle anderen sind schon da.“</text:p>
      <text:p text:style-name="Text_20_body">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605">Ist das... ein A'kradizz? Ich dachte... das ist die Reise allerdings wert. Wie ist er <text:span text:style-name="T792">nach Lagon </text:span>gekommen?</text:p>
      <text:p text:style-name="Text_20_body">Ein kleiner blasser Mann kam auf ihn zu. „Guten Tag, Magister, ich bin Joran, ihr Erfinder und Bor-Spezialist.“</text:p>
      <text:p text:style-name="Text_20_body">„Ja, guten Tag, Joran... du hast ihn gefunden?“ Thorn schüttelte die ihm entgegengehaltene Hand.</text:p>
      <text:p text:style-name="Text_20_body">„Ja, beim spazieren, in Strand-nähe. Er ist wohl übers Meer geschwommen... er hat etwas davon gefaselt, dass Q'holi wiederauferstehen wird, und irgendwas von seinen Splittern...“</text:p>
      <text:p text:style-name="Text_20_body">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Text_20_body">„Naja, wenn von J'zharr ein paar Splitter übrig sind, dann bestimmt auch von Q'holi. Das ist einfachste Theologie. Die Frage ist viel eher, wo sind sie, und wozu sind sie in der Lage.“ Thorn kratzte sich an der Stirn.</text:p>
      <text:p text:style-name="Text_20_body">Arghan meldete sich zu Wort: „Das ist ein großer Tag für die Wissenschaft – Joran, du hast meine Erwartungen mal wieder übertroffen. Mit Wissen über A'kradizz hat die 'Biologie', die <text:soft-page-break/>ich vorhabe zu begründen, einen erheblichen Wissensvorsprung gegenüber der Theologie. Das wird der Orden nicht so schnell aufholen, damit könnte man Universitäten gründen -“</text:p>
      <text:p text:style-name="Text_20_body">Thorn unterbrach ihn. „Erst mal sollte davon nichts an die Öffentlichkeit. Erst sollten wir unseren Vorteil geeignet ausspielen. Joran, hast du ihn genau untersucht? Obduziert? Aufgeschnitten?“</text:p>
      <text:p text:style-name="Text_20_body">„Naja, ich habe ein bisschen mit der Substanz seiner Schuppen experimentiert... man kann ein Bor-Pulver daraus synthetisieren, das hervorragend dafür geeignet ist, Feuer zu löschen.“</text:p>
      <text:p text:style-name="Text_20_body">Arghan war begeistert. „Wundervoll – meine Waffenfabriken und Schmieden haben ständig Produktionsausfälle wegen Bränden zu beklagen. Mir sind schon mehrere teure Apparate verbrannt, und ich finde kaum noch Arbeiter, die dort arbeiten wollen bei der Todesrate... das wird dort perfe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Text_20_body">„Ich befürchte, das wird unmöglich. A'kradizz bestehen teilweise aus Stoffen, die ich hier auf der Insel noch nie gesehen habe... wir müssen wohl fürs erste mit dem hier auskommen, bis wir endlich eine Möglichkeit finden, ein Luftschiff zu bauen.“</text:p>
      <text:p text:style-name="Text_20_body">„Wundervoll. Bis dahin mach doch erst mal so viel Feuerlösch-Pulver, wie du aus dem hier herausbekommst. Wenn wir erst genug Stimmen im Rat haben, werden wir unsere Luftschiffe vielleicht durchsetzen können, und dann steht dem Fortschritt nichts mehr im Weg.“</text:p>
      <text:p text:style-name="Text_20_body">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text:soft-page-break/></text:p>
      <text:h text:style-name="P701" text:outline-level="1"><text:bookmark-start text:name="__RefHeading__14046_2035619654"/><text:span text:style-name="T479">Stepanie – beginnt, in einer von Arghans Fabriken zu arbeiten, </text:span><text:span text:style-name="T760">pöbelt rum, </text:span><text:span text:style-name="T761">freundet sich </text:span><text:span text:style-name="T762">schnell </text:span><text:span text:style-name="T761">an</text:span><text:bookmark-end text:name="__RefHeading__14046_2035619654"/></text:h>
      <text:p text:style-name="P572"/>
      <text:p text:style-name="P579">Erster Tag in der Fabrik <text:span text:style-name="T763">(was stellt sie genau her?)</text:span></text:p>
      <text:p text:style-name="P579">Chef hat offensichtlich keine Ahnung von der tatsächlichen Arbeit, <text:span text:style-name="T764">sie pöbelt rum, er weiß nicht damit umzugehen</text:span></text:p>
      <text:p text:style-name="P579">Kollegin zeigt ihr, wie es wirklich geht</text:p>
      <text:p text:style-name="P578">Mia wird auf der Straße gemobbt, sie erzählt Kolleginnen davon </text:p>
      <text:p text:style-name="P578">„Du wohnst doch im achten Bezirk? Schick Mia doch auf diese neue Schule!“</text:p>
      <text:p text:style-name="P572"/>
      <text:h text:style-name="P698" text:outline-level="1"><text:bookmark-start text:name="__RefHeading___Toc16025_1285624845"/>Varg – <text:span text:style-name="T396">hat ein peinliches Gespräch mit Dania</text:span><text:bookmark-end text:name="__RefHeading___Toc16025_1285624845"/></text:h>
      <text:p text:style-name="P1"/>
      <text:p text:style-name="Text_20_body">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Text_20_body">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text:soft-page-break/>le Leichen muss man gehen, um das Gute in den Menschen nicht mehr zu erkennen?</text:p>
      <text:p text:style-name="Text_20_body">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Text_20_body">Alles, was ich tun kann, ist diese Welt zu einem besseren Ort zu machen, und wenn ich eines Tages vor ihm stehe, hoffen, dass er sieht, dass mein Schwert das Geschwür herausgeschnitten hat. Herr, gib mir die Weisheit, gut und böse auch immer voneinander unterscheiden zu können.</text:p>
      <text:p text:style-name="Text_20_body">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Text_20_body">Also machte er sich auf, um Dania zu suchen. Die war bestimmt irgendwo und trainierte mal wieder – kaum einen Moment der Muße wollte sie sich gönnen. </text:p>
      <text:p text:style-name="Text_20_body">Ich frage mich, wie viel Wut in ihr sein muss – und wie viele sie töten muss, bis der Zorn ausgebrannt ist.</text:p>
      <text:p text:style-name="Text_20_body">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Text_20_body">Ich will sie ja ungern dabei stören, aber – okay, will ich doch.</text:p>
      <text:p text:style-name="Text_20_body"><text:soft-page-break/>Er tippte sie sanft auf die Schulter. „Hey, was denkst du da vor -“ </text:p>
      <text:p text:style-name="Text_20_body">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Text_20_body">„Schon gut, ich bin es ja nur. Du musst nicht gleich mit einem Messer auf mich losgehen.“</text:p>
      <text:p text:style-name="Text_20_body">„Sicher? Ich meine, dass du mich berührt hast. Was hattest du wohl wirklich vor?“</text:p>
      <text:p text:style-name="Text_20_body">„Ich wollte dich nur aus deinen Gedanken aufschrecken, das ist doch kein Grund -“</text:p>
      <text:p text:style-name="Text_20_body">„Ja, ja, das ist eine der schöneren Ausreden, die sich Männer einfallen lassen, um Frauen anzugrabschen.“ Sie steckte das Messer weg und setzte sich wieder hin. „Trotzdem, ein schöner Tag ist heute.“</text:p>
      <text:p text:style-name="Text_20_body">Varg nahm das als Einladung, sich dazusetzen zu dürfen. „Wie fandest du die Besprechung?“ </text:p>
      <text:p text:style-name="Text_20_body">„Naja, relativ langweilig. Diese Theologie ist nichts für mich, glaube ich.“ </text:p>
      <text:p text:style-name="Text_20_body">Varg lachte. „Ja, das ist am Orden auch das langweiligste Fach... fast, Mythologie ist noch langweiliger. Welche Götter sich wann, wie über was gestritten haben. Was interessiert mich die Vergangenheit.“</text:p>
      <text:p text:style-name="Text_20_body">Dania schmunzelte. „Und die Zukunft? Was hast du vor, wenn wir fertig sind damit, Lagon zu retten? Falls wir tatsächlich schaffen, die Korri – Korrupisierung zu stoppen.“</text:p>
      <text:p text:style-name="Text_20_body">Sie strengt sich an, das muss man ihr lassen.</text:p>
      <text:p text:style-name="Text_20_body">„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Text_20_body">Dania kratzte sich am Kopf. „Wahrscheinlich ermorde ich <text:soft-page-break/>eines Tages die richtigen Leute und bin dann reich. Und dann kann ich mir endlich genug Brocken für meinen Lebensabend leisten – oder so... ich habe mir noch nie so genaue Gedanken gemacht, ehrlich gesagt...“ </text:p>
      <text:p text:style-name="Text_20_body">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p>
      <text:p text:style-name="Text_20_body">Dania fuhr fort: „Aber ich werde definitiv nie wieder einen Mann auch nur anfassen. Jetzt, wo ich mich wehren kann, und sogar gelernt habe, meinen Lebensunterhalt anders zu verdienen – nie wieder Hure.“</text:p>
      <text:p text:style-name="Text_20_body">„Das kann ich dir nur empfehlen. Wie... wie ist das eigentlich? Ich habe... ich habe das ja nie ausprobiert.“</text:p>
      <text:p text:style-name="Text_20_body">Dania blickte ihn kritisch von der Seite an. „Nie? Nie für Geld oder nie mit einem Mann?“</text:p>
      <text:p text:style-name="Text_20_body">Varg sah sie empört an. „Männer? Nein, weder noch, ich habe noch nicht einmal mit einer Frau geschlafen, mit niemandem – ich bin ein Novize des Ordens!“</text:p>
      <text:p text:style-name="Text_20_body">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Text_20_body">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Text_20_body"><text:span text:style-name="T292">Sie lachte schon wieder. </text:span><text:span text:style-name="T54">Lacht sie mich aus?</text:span><text:span text:style-name="T292"> Varg war sich nicht sicher. „Mann, wenn du davon redest, könnte man fast </text:span><text:soft-page-break/><text:span text:style-name="T292">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Text_20_body">Bei J'zharr, hör bloß nicht auf zu reden.</text:p>
      <text:p text:style-name="Text_20_body"><text:span text:style-name="T54">„</text:span><text:span text:style-name="T292">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Text_20_body"><text:span text:style-name="T54">Was? Ach, ja, jetzt muss ich wieder... reden.</text:span><text:span text:style-name="T292"> „die heilige Flamme... das ist Blasphemie.“ Varg fragte sich, ob er seine Gesichtszüge gerade gut genug unter Kontrolle hatte. „Wenn ich von J'zharr träume, dann nur, damit er mir seinen Auftrag mitteilen kann. Und das ist nicht – nun... ich ich rede vom töten, nicht – äh...“</text:span></text:p>
      <text:p text:style-name="Text_20_body"><text:span text:style-name="T292">„Ach ja, glaube ich dir.“ Dania zwinkerte ihm verschwörerisch zu. </text:span><text:span text:style-name="T54">Verdammt.</text:span><text:span text:style-name="T292"> „Wovon träumst du denn dann? Wenn du einen der richtigen Feuerträume hast, einen der schmutzigen, nicht einen der reinen...“ Sie schluckte. „hast du auch mal von mir geträumt?“</text:span></text:p>
      <text:p text:style-name="Text_20_body"><text:span text:style-name="T292">„Ich -“</text:span><text:span text:style-name="T54"> Was ist das in ihren Augen? </text:span><text:span text:style-name="T292">„Ich würde -“ </text:span><text:span text:style-name="T54">Verletzung? </text:span><text:span text:style-name="T292">„Warum...“ </text:span><text:span text:style-name="T54">Erwartung?</text:span><text:span text:style-name="T292"> „Dania, ich -“ </text:span><text:span text:style-name="T54">Was soll ich denn darauf antworten!? Ohne dass sie - </text:span><text:span text:style-name="T292">„Du bist... schön, weißt du...“ </text:span><text:span text:style-name="T54">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Text_20_body">Kurz schoss ihm durch den Kopf, ob wohl auch die A'kradizz von einander träumten.</text:p>
      <text:p text:style-name="Text_20_body">Bis ihn ihre Ohrfeige traf.</text:p>
      <text:p text:style-name="Text_20_body"><text:soft-page-break/><text:span text:style-name="T292">„Du verdammter – du solltest ein heiliger Mann sein. Gottesfürchtig, fromm. Ich wollte mich – ich wollte mich </text:span><text:span text:style-name="T54">sicher</text:span><text:span text:style-name="T292"> fühlen bei dir! Du hast solches Verlangen nicht, dachte ich...“ </text:span></text:p>
      <text:p text:style-name="Text_20_body">War es das, was wirklich aus ihren Augen sprach? Sie sah nicht... verletzt aus, jedenfalls nicht nur... </text:p>
      <text:p text:style-name="Text_20_body">„Du solltest dich um deine Gelübde kümmern, und um dein Seelenheil – verdammt, ich habe dir Dinge erzählt, ich habe mit dir trainiert, ich habe mit dir gekämpft, ich habe mit dir getötet -“</text:p>
      <text:p text:style-name="Text_20_body">Sie stand auf und verließ ihn mit schnellen Schritten. Nach der nächsten Ecke war sie verschwunden.</text:p>
      <text:p text:style-name="Text_20_body">Was Varg nicht sah, war, wie sie nach zwei Ecken auf eins der Dächer kletterte, sich bequem hinlegte, ihr Kleid hochschob, und – tagträumte.</text:p>
      <text:p text:style-name="P1"/>
      <text:h text:style-name="P686" text:outline-level="1"><text:bookmark-start text:name="__RefHeading__14048_2035619654"/>Joran – <text:span text:style-name="T389">Albtraumsequenz, Arghan beauftragt ihn mit Schulgründung</text:span><text:bookmark-end text:name="__RefHeading__14048_2035619654"/></text:h>
      <text:p text:style-name="P19"/>
      <text:p text:style-name="Text_20_body">Steinbänke.</text:p>
      <text:p text:style-name="Text_20_body">Steintische.</text:p>
      <text:p text:style-name="Text_20_body">Steinwände.</text:p>
      <text:p text:style-name="Text_20_body">Steinherzen.</text:p>
      <text:p text:style-name="Text_20_body">Ihre Köpfe waren aus Stein... genau wie der Rest, ihre ganze Struktur.</text:p>
      <text:p text:style-name="Text_20_body">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Text_20_body"><text:soft-page-break/>Joran machte die Hitze nichts aus, er war <text:span text:style-name="T374">Körperlos</text:span>, er hatte keine Existenz. Er sah nur, beobachtete, wenn auch nur die Oberfläche. In die Herzen konnte er nicht sehen, die waren versteinert.</text:p>
      <text:p text:style-name="Text_20_body">Eingefroren war tatsächlich nicht das richtige Wort, viel mehr schienen sie, als wären sie das letzte Überbleibsel eines Vulkanausbruchs. Als wäre Lava über sie gebrandet und hätte nur ihre Konturen zurückgelassen.</text:p>
      <text:p text:style-name="Text_20_body">Von außen schienen sie, als wären sie Statuen.</text:p>
      <text:p text:style-name="Text_20_body">Doch dieser Schein betrog ihn nicht, nicht ihn. Joran konnte darunter sehen.</text:p>
      <text:p text:style-name="Text_20_body">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Text_20_body">Sie litten. Litten. Litten.</text:p>
      <text:p text:style-name="Text_20_body">Und sie litten schon lange.</text:p>
      <text:p text:style-name="Text_20_body">Die Flamme predigte derweil munter weiter, schrie fast, überschlug sich mit ihren Phrasen. Joran konnte kein Wort verstehen, das sie sagte, sie plärrte ihre Silben aus wie in einem einzigen Kauderwelsch. </text:p>
      <text:p text:style-name="Text_20_body">Bla um Bla um Dogma um Bla um Verbot und Bla und Hass und Dogma und Bla. Es stürmte gegen ihre Ohren, und keiner traute sich, sie zuzuhalten. </text:p>
      <text:p text:style-name="Text_20_body">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Text_20_body">Steinköpfe.</text:p>
      <text:p text:style-name="Text_20_body">Steinherzen.</text:p>
      <text:p text:style-name="Text_20_body">Mit jedem <text:span text:style-name="T374">Schnippen</text:span> drang die Verzweiflung auch in Jorans <text:soft-page-break/>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Text_20_body">Es reichte nicht bis in seinen Kopf. Er war nicht Stein, er war <text:span text:style-name="T374">Körperlos</text:span>, und so blieb noch Platz für Verachtung.</text:p>
      <text:p text:style-name="Text_20_body">Verachtung für die Flamme, die ihre Predigt wütend fortsetzte, auch wenn sie gar nichts mehr zu sagen hatte.</text:p>
      <text:p text:style-name="Text_20_body">Verachtung für die Steinernen, die mit jedem Herzschlag den Takt mitformten und für ihn mitschuldig zu sprechen waren.</text:p>
      <text:p text:style-name="Text_20_body">Verachtung für die Finger, die <text:span text:style-name="T374">schnippten</text:span> und <text:span text:style-name="T374">schnippten</text:span> und ihn zum Täter machten, zum Mörder der letzten Bastion von freiem Geist, die in dem Raum schwebte.</text:p>
      <text:p text:style-name="Text_20_body">Verachtung, willst du meinen Kopf dominieren? Willst du mich soweit kriegen? Soll ich mich einreihen in deinen Tanz? Soll ich mitsprechen, mitbrüllen, deine Melodie?</text:p>
      <text:p text:style-name="Text_20_body">Er war versucht. Er war verzweifelt. Sein Herz verachtete längst mit, und er spürte, wie es brannte, wie es sich von ihm nährte. Er fürchtete um seine <text:span text:style-name="T374">Körperlose</text:span> Existenz.</text:p>
      <text:p text:style-name="Text_20_body">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Text_20_body">Er erinnerte sich nicht, wie er in den Raum gekommen war, der beste Beweis, dass er es gar nicht war.</text:p>
      <text:p text:style-name="Text_20_body">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Text_20_body"><text:soft-page-break/>Als er so nachdenkend durch die Reihen schritt, sah er sich. Er kniete mit dort, oder sein Spiegelbild. Kauernd. Er war das nicht, aber er ahnte, wie er sein konnte, wie er war, während er nicht war, weil er existierte.</text:p>
      <text:p text:style-name="Text_20_body">Das soll ich sein? Weit haben meine Gefühle mich gebracht.<text:span text:style-name="T68"> Sarkasmus brauchte keinen Körper.</text:span></text:p>
      <text:p text:style-name="Text_20_body">Sein Spiegelbild war noch nicht <text:span text:style-name="T374">völlig</text:span> aus Stein, Joran sah die bunte Kleidung, die er immer trug, sich von den vielen grauen Steinen um ihn <text:span text:style-name="T374">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Text_20_body">Nur dass das Herz seines Doppelgängers brannte. </text:p>
      <text:p text:style-name="Text_20_body"><text:span text:style-name="T68">S</text:span>ein Herz verachtete längst mit, und er spürte, wie es brannte, wie es sich von ihm nährte. Er fürchtete um seine <text:span text:style-name="T374">Körperlose</text:span> Existenz - diese Zeilen kommen mir bekannt vor... wer hat das schon einmal gedacht? War er das?</text:p>
      <text:p text:style-name="Text_20_body">Er wurde in seinen Überlegungen unterbrochen. Eine besondere Beobachtung stahl sich in seine Aufmerksamkeit, die in seiner Nichtexistenz allgegenwärtig und in seinem Traum, in seiner Matrix, in seiner Welt allumfassend war.</text:p>
      <text:p text:style-name="Text_20_body">Eine Träne rollte aus dem Augenwinkel seines Alter Egos, langsam und vorsichtig, als fürchtete sich um jeden Zentimeter, den sie sich in Richtung Boden bewegte. Sie tastete sich voran, und fand ihren Weg über die langsam steinern werdenden Wangen seines Spiegelbilds. Joran meinte, die Träne auch auf seiner Haut zu spüren, bis er sich rechtzeitig erinnerte, dass er gar nicht existierte. </text:p>
      <text:p text:style-name="Text_20_body">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text:soft-page-break/>zehren und es in steinerne Asche zu verwandeln, jedes Stück menschliches Gefühl in versteinerte Verzweiflung zu verwandeln, bis sich das Herz aus Angst und Schmerz selbst in sein Schicksal aus Stein, Stein und Stein begeben würde.</text:p>
      <text:p text:style-name="Text_20_body">So soll es enden? So gehe ich zugrunde? In einem Strudel aus Angst, der meine Vernunft mit sich reißt wie die Köpfe all derer um mich? Steinköpfe? Mein Herz zuerst, und dann versteinert der Rest?</text:p>
      <text:p text:style-name="Text_20_body">Die Träne kroch weiter, über den Mundwinkel, tiefer und hinterließ eine Spur voll Leid über Druck und Schlag und Takt und Dogma hinter sich, rann weiter, ans Kinn, und tropfte – tropfte hinab, und fiel auf das Herz.</text:p>
      <text:p text:style-name="Text_20_body">Es zischte.</text:p>
      <text:p text:style-name="Text_20_body">Wasser verdampft – meistens.</text:p>
      <text:p text:style-name="Text_20_body">Er beobachtete den Kampf der Atome, in ihren Verbindungen zu bleiben, und die zerstörerische Energie, die all ihren Willen zerfressen wollte.</text:p>
      <text:p text:style-name="Text_20_body">Ich streckte die Hand aus und fasste sie an. Das Feuer konnte mir nichts anhaben, den ich war nicht existent. Ich war auch nicht <text:span text:style-name="T376">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68">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text:soft-page-break/>die Angst überflüssig machen, die dich an Ort und Stelle halten.</text:p>
      <text:p text:style-name="Text_20_body">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Text_20_body">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Text_20_body">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Text_20_body">Sieh, Joran, wie sie zappeln, wie Fische im Wasser. Sie freuen sich über die neue Freiheit und treiben so schnell wie mög<text:soft-page-break/>lich nach oben. Sie wollen nicht mehr steckenbleiben, sie zappeln, sie epilepsieren, sie wollen ihre Gliedmaßen am liebsten in alle Richtungen schleudern, in denen sie die letzten Jahrtausende nicht sein konnten. Sie fließen umher!</text:p>
      <text:p text:style-name="Text_20_body">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Text_20_body">Und er schwomm auf Joran zu, und Joran wollte ihn umarmen, wollte ihn beglückwünschen zu seiner Freiheit. Varg schwamm heran, hielt ihn krampfhaft an den Schultern, und da sah er erst, dass in Vargs Gesicht nicht Freude stand, sondern Entsetzen.</text:p>
      <text:p text:style-name="Text_20_body"><text:span text:style-name="T347">„</text:span><text:span text:style-name="T344">Ich ertrinke!!! ich ERTRINKE!!!“ </text:span><text:span text:style-name="T347">konnte er verschwommen durch das trübe Wasser hören. </text:span></text:p>
      <text:p text:style-name="Text_20_body">Luftblasen, unglaublich viele Luftblasen drangen aus Vargs Mund, während er weiterschrie, und irgendwann waren da auch keine Luftblasen mehr, sondern nur die aufgerissenen Augen, die aufgerissenen Augen, die aufgerissenen Augen, die aufgerissenen Augen - </text:p>
      <text:p text:style-name="Text_20_body">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Text_20_body">Die Panik, die er am Ende gewesen war, steckte noch in seinen Gliedern, da merkte er, dass er nicht allein war. Arghan Howl stand an der Seite im Raum und musterte die Kolben und Apparate auf den Tischen.</text:p>
      <text:p text:style-name="Text_20_body">„Ah, du bist aufgewacht, Joran.“, sagte er mit unterdrückter Stimme. „Was hältst du davon, wenn wir draußen reden, und <text:soft-page-break/>deine beiden Freunde nicht beim schlafen stören?“</text:p>
      <text:p text:style-name="Text_20_body">Joran rieb sich die Augen, nickte und stand auf. Die beiden kletterten durch die Luke ins Haus und gingen im Mondschein spazieren.</text:p>
      <text:p text:style-name="Text_20_body">„Ich wollte dich nicht wecken, du brauchst sicher wie immer jedes bisschen Schlaf, dass du kriegen kannst. Keine Sorge, ich habe nicht lange gewartet.“</text:p>
      <text:p text:style-name="Text_20_body">Joran gähnte. „Vielen Dank für die Rücksicht, ich hatte auch einen sehr interessanten Traum... hat sich so real angefühlt, obwohl ich gar nicht existiert habe... Wasser ist keine Lösung, um mit den Flammen fertig zu werden, Arghan.“ Er kratzte sich am Kopf.</text:p>
      <text:p text:style-name="Text_20_body">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Text_20_body">Joran wehrte sofort ab. „Nein, so habe ich das auch gar nicht gemeint, ich meinte das eher – nicht so wichtig. Also, was ist so wichtig, dass du mitten in der Nacht hier in die Provinz fährst? Du bist doch sonst nicht so lange auf.“</text:p>
      <text:p text:style-name="Text_20_body">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Text_20_body">„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text:soft-page-break/>Energie gewesen.</text:p>
      <text:p text:style-name="Text_20_body">„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nächst in seinem Bezirk die Eröffnung einer Schule genehmigen – aber nicht, wie bisher, eine Schule der Inquisitoren, die werden wir leiten dürfen. Und an denen werden wir lehren dürfen, was auch immer wir wollen, wem wir es beibringen wollen. Was sagst du?“</text:p>
      <text:p text:style-name="Text_20_body">Joran konnte es nicht fassen. „Kein Ordensdogma? Aber wie will er das durchbringen? Ist das nicht gegen religiöse Gesetze? Wie ist da denn die juristische Lage? Wenn das geht, dann könnten wir ja...“ ihm verschlug es die Sprache.</text:p>
      <text:p text:style-name="Text_20_body">„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376">Hilfe</text:span> werde ich definitiv brauchen, wenn ich die Schule eröffnen will.“</text:p>
      <text:p text:style-name="Text_20_body">„Ich weiß nicht, Arghan... wofür brauchst du mich denn? Ich bin hier ziemlich mit Arbeit eingedeckt, und die beiden... Dania... und Varg natürlich... das Labor, nicht zu vergessen... kann das nicht jemand anders übernehmen?“</text:p>
      <text:p text:style-name="Text_20_body"><text:span text:style-name="T347">„Keine Sorge, du wirst hier </text:span><text:span text:style-name="T348">weiterforschen</text:span><text:span text:style-name="T347">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text:span><text:soft-page-break/><text:span text:style-name="T347">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Text_20_body">„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Text_20_body">„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P686" text:outline-level="1"><text:bookmark-start text:name="__RefHeading__14050_2035619654"/>Thorn – <text:span text:style-name="T389">auf Magister Darns Trauerfeier</text:span><text:bookmark-end text:name="__RefHeading__14050_2035619654"/></text:h>
      <text:p text:style-name="P1"/>
      <text:p text:style-name="Text_20_body">Interessant, wie sie alle auf traurig tun. Ich wette, die Feier ist noch nicht ganz rum, da wird darüber gelästert, was für ein <text:soft-page-break/>schlechter Magister er war, und wie er seinen Bezirk hat verkommen lassen. Wahrscheinlich war der Aufstieg der <text:span text:style-name="T794">e</text:span>hrbaren Diebe in seinem Bezirk bald auch seine Schuld. Wenn man in dieser Stadt an der Macht ist, kann man sich Respekt vor den Toten kaum erlauben.</text:p>
      <text:p text:style-name="Text_20_body">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Text_20_body">Bei knappen Abstimmungen ist es von elementarer Wichtigkeit, wenn Leute im Rat sitzen, die dasselbe glauben wie du – und wenn viele Leute glauben, dass du dumm genug bist, um dasselbe zu glauben wie sie, dann wollen diese Menschen eher, dass man bei diesen Abstimmungen mit am Tisch sitzt.</text:p>
      <text:p text:style-name="Text_20_body">Und da jeder dieser Herren „ohne Zweifel edle Ziele“ hatte, würden sie sich sicher über ein Verwaltungsgenie freuen, dass auch so voller edler Ziele war wie sie.</text:p>
      <text:p text:style-name="Text_20_body">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Text_20_body">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Text_20_body"><text:soft-page-break/>Thorn war heute ohne Arghan hier – die Leute sollten nicht glauben, dass er vollkommen unter seiner Fuchtel stand. Es reichte vollkommen, wenn sie wussten, dass Thorn auf seine Unterstützung zählen konnte. </text:p>
      <text:p text:style-name="Text_20_body">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Text_20_body">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Text_20_body">Vielleicht kann ich ja bereits beim nächsten Mal eine Armee mitnehmen.</text:p>
      <text:p text:style-name="Text_20_body">Doch das sollte ihn heute nicht beschäftigen, heute war Thorn nur für Politik hier, nicht für Rache. Solange würde ihn das nur aufhalten.</text:p>
      <text:p text:style-name="Text_20_body">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Text_20_body">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text:soft-page-break/>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Text_20_body">Da traf ihn eine kräftige Hand an der Schulter, die ihn etwas erzittern ließ.</text:p>
      <text:p text:style-name="Text_20_body">„Thorn, nicht war? Von Hartlingen? Willkommen auf der Trauerfeier. Bewundern Sie das Gesicht vom armen alten Darn? Hübsch, nicht wahr?“</text:p>
      <text:p text:style-name="Text_20_body"><text:span text:style-name="T1">Was für ein Rohling</text:span>. Thorn fasste sich. „Angenehm, Sie kennen zu lernen. Und Sie sind?“ <text:span text:style-name="T1">der sucht wohl einen Kumpel; nicht gerade meine Lieblingsrolle, aber seis drum.</text:span></text:p>
      <text:p text:style-name="Text_20_body">„Ich bin Katan, Hauptmann der Miliz. Und Sie sind sein Nachfolger, der, der meine Männer so kirre macht! Sie haben schon einen meiner Feldwebel ausgetauscht? Beförderungen und Degradierungen sind eigentlich mein Vorrecht, Magister...“</text:p>
      <text:p text:style-name="Text_20_body"><text:span text:style-name="T1">Na prima, auf dem Kieker hat er mich auch schon. Bestimmt ist so etwas wie sein Stolz verletzt, weil ich seine Entscheidungen infrage stelle.</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wurm, der den Job jetzt macht, nur verdient! Aber bei Soldat 1 sah ich sofort, dass er an einen Verwaltungsposten verschwendet ist. Mir schien es, als würde er aufatmen, als ich ihn den Patrouillen zuteilte.“</text:p>
      <text:p text:style-name="Text_20_body">Katan lachte. „Ich sehe, Sie wissen schon, wie sie ihre Leute zufrieden halten, und wie sie den Posten führen! Bei diesen dreckigen Dieben haben sie ja auch ganze Arbeit geleistet.“</text:p>
      <text:p text:style-name="Text_20_body"><text:span text:style-name="T1">Lob ist immer vergiftet in dieser Etage. Damit habe ich ihn </text:span><text:soft-page-break/><text:span text:style-name="T1">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Text_20_body">„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Text_20_body">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Text_20_body">Mit Sicherheit fühlt er sich ein wenig fehl am Platze – er hat nur einen Namen, also von niederer Herkunft, und nun muss er mit den Großen mitspielen. Nun, lieber eine Spielfigur mehr als ein Mitspieler – mal sehen, ob ich ihn spielen kann, oder ihn schlagen muss.</text:p>
      <text:p text:style-name="Text_20_body">Thorn entschuldigte sich mit dem Hinweis, dass er sich ein Getränk holen wolle, und ging zum Buffet, wo Arghan gerade mit einem sehr dicken Mann ausgelassen plauderte. Er nahm sich einen Drink und stelle sich dazu.</text:p>
      <text:p text:style-name="Text_20_body">Arghan schüttelte ihm die Hand und hieß ihn willkommen, ebenso der Dicke.</text:p>
      <text:p text:style-name="Text_20_body">„Ah, Sie sind Thorn von Hartlingen, nicht wahr? Darns Nachfolger? Sie haben ziemliches Geschick im Rat bewiesen, am Tag, als ihre Bewerbung behandelt wurde. Sie haben durch<text:soft-page-break/>aus rhetorische Fähigkeiten.“</text:p>
      <text:p text:style-name="Text_20_body"><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Text_20_body">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Text_20_body">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Text_20_body"><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Text_20_body">„Lernt man das denn beim Orden? Sie haben sich ja mit ihren alten Brüdern zerstritten... wie ist das eigentlich für Sie, wieder in diesen Hallen zu sein?“</text:p>
      <text:p text:style-name="Text_20_body">Thorn schmunzelte. „Interessant, wie viele Leute einen nicht wiedererkennen wollen. Viele haben glaube ich ein Problem damit, dass ich nun eine Freiheit leben kann, die sie sich nie er<text:soft-page-break/>lauben könnten. Ich glaube, der Rauswurf aus dem Orden hat mir einige Chancen eröffnet, Gelegenheiten, in denen ich mein Talent noch etwas besser einsetzen kann. Und natürlich für einen besseren Zweck 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Text_20_body">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Text_20_body">Thorn ließ sich nichts anmerken. <text:span text:style-name="T1">Eine Verschwörung kommt gar nicht in Betracht – jeder dieser Tode hat einen offensichtlichen Grund. </text:span></text:p>
      <text:p text:style-name="Text_20_body">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Text_20_body">„Möge J'zharr sie <text:span text:style-name="T459">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text:soft-page-break/>man so einen Bezirk unter Kontrolle hält, und werde hoffentlich demnächst die letzten Nester dieser <text:span text:style-name="T794">e</text:span>hrbaren Diebe finden. Und Arghan sollte höchstens aufpassen, dass nicht einer der Apparate, die er ständig trägt, nicht plötzlich explodiert!“ </text:p>
      <text:p text:style-name="Text_20_body">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Text_20_body">„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Text_20_body">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Text_20_body">„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text:soft-page-break/>J'zharr besitzt diese Weisheit, und Darns bedauernswerter Tod ist nur ein weiteres Beispiel dafür, dass Menschen mit zu viel Macht oft die Demut vor ihrem Gott verlieren.“</text:p>
      <text:p text:style-name="Text_20_body">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Text_20_body">„Doch genug von seinen weltlichen Fehlern, wir sind hier, um uns im Guten an ihn zu erinnern. Seine Seele ist bereits bei J'zharr und brennt weiter in jeder Flamme, die wir zu seinen Ehren entzünden. Nun lasst uns seinen schmutzigen Körper reinigen, und ihn befreien von dem Dreck der Welt, der noch an ihm haftet, sodass er frei tanzen kann im Lichte J'zharrs.“</text:p>
      <text:p text:style-name="Text_20_body">Er nickte dem Riten-Inquisitor zu, der seinen Flammensplitter hob und den Leichnam samt Bahre in Brand setzte. Die Intensität des Feuers verriet dem geübten Auge Thorns, dass er wahrscheinlich nie mit <text:span text:style-name="T459">jemandem</text:span> geschlafen hatte – was einige der Gerüchte über den obersten Bestatter bekräftigte. </text:p>
      <text:p text:style-name="Text_20_body">Die Flammen schlugen hoch und schnell auf, und das Feuer breitete sich rasant auf die gesamte Bahre aus, samt dem Holz, auf dass Darn gebettet worden war. Nur das Steinpodest, auf dem die ganze Konstruktion ruhte, widerstand der Hitze.</text:p>
      <text:p text:style-name="Text_20_body">Das Feuer tanzte hell, und manch einer meinte, er könnte Darn darin tanzen sehen, zusammen mit all den anderen Seelen, die zu J'zharr aufgefahren waren. </text:p>
      <text:p text:style-name="Text_20_body">Doch nur Thorn hatte den Eindruck, dass eine der Flammen ihn besonders vorwurfsvoll anstarrte.</text:p>
      <text:p text:style-name="P1"/>
      <text:h text:style-name="P686" text:outline-level="1"><text:bookmark-start text:name="__RefHeading__14052_2035619654"/><text:soft-page-break/>Marcin – <text:span text:style-name="T389">und Toman geraten in einen Hinterhalt im achten Bezirk</text:span><text:bookmark-end text:name="__RefHeading__14052_2035619654"/></text:h>
      <text:p text:style-name="P1"/>
      <text:p text:style-name="Text_20_body">Marcin war bereits fast am Ende seines Rundgangs angekommen. <text:span text:style-name="T578">Seit er Hauptmann war,</text:span> ging er <text:span text:style-name="T578">die </text:span>Punkte, die seine Leute hatten, an denen sie Geld verdienten, <text:span text:style-name="T578">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Text_20_body">Dass er jetzt schon zwei Bezirke ablaufen musste machte die Sache um einiges komplizierter und langwieriger, aber <text:span text:style-name="T794">e</text:span>hrbaren Dieben konnte man nicht verklickern, dass es anders viel effizienter gewesen wäre und so ein Rundgang ein enormes Sicherheitsrisiko darstellte. </text:p>
      <text:p text:style-name="Text_20_body">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Text_20_body">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Text_20_body">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text:soft-page-break/>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Text_20_body">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Text_20_body">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Text_20_body">Marcin betrat den Eingangsraum, der in schummriges Licht getaucht war. An der hinteren Wand befand sich ein längerer Tresen, hinter der die Zuhälterin ausschenkte. Im Raum räkelten sich drei 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Text_20_body">Er trat an die Bar und bat um einen Kaffee. Das konnte er jetzt gut gebrauchen.</text:p>
      <text:p text:style-name="Text_20_body">„Guten Abend, Boss. Aber sicher bekommst du einen Kaffee, ich habe eh noch einen aufgesetzt. Lange Nacht, was?“ die <text:soft-page-break/>Diebin drehte sich um und machte sich daran, eine saubere Tasse zu suchen. </text:p>
      <text:p text:style-name="Text_20_body">Marcin brummte zustimmend. „monatlicher Rundgang. Sehen, ob alles in Ordnung ist, alle noch existieren, Präsenz zeigen.“ Sie stellte eine Tasse vor Marcin, er trank einen Schluck. „Hattet ihr irgendwelche Probleme letzten Monat?“</text:p>
      <text:p text:style-name="Text_20_body">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Text_20_body">„Nein, danke, ich muss noch ein paar Orte abklappern und bin froh, wenn ich nach Hause komme. Ein andermal vielleicht.“ Er stellte die leere Tasse ab, verabschiedete sich und drehte sich um, um das Bordell zu verlassen, als die Tür eingetreten wurde.</text:p>
      <text:p text:style-name="Text_20_body"><text:span text:style-name="T54">Miliz</text:span><text:span text:style-name="T292">,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Text_20_body">Marcin stand zu diesem Zeitpunkt bereits nicht mehr an der Bar, er war zur Treppe gehetzt, hatte sein Schwert gezogen und einen Wurfdolch gezogen und ging langsam rückwärts die Treppe hinauf.</text:p>
      <text:p text:style-name="Text_20_body">Hier können mich maximal zwei Leute auf einmal bekämpfen, und dabei behindern sie sich bestimmt auch noch gegenseitig. </text:p>
      <text:p text:style-name="Text_20_body">Wie erwartet stürmten die Männer zur Treppe, während einer die Zuhälterin bedrohte. Die machte keine Anstalten sich zu wehren, so wichtig war ihr der neue Hauptmann nicht, als dass sie hierfür ihr Leben riskiert hätte.</text:p>
      <text:p text:style-name="Text_20_body"><text:span text:style-name="T292">Die anderen gingen derweil auf Marcin los, zwei hieben auf </text:span><text:soft-page-break/><text:span text:style-name="T292">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54">sprang</text:span><text:span text:style-name="T292">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Text_20_body">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Text_20_body">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Text_20_body">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beidrängen lassen. Die zwei Die<text:soft-page-break/>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Text_20_body">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Text_20_body">Jetzt ist das schon eine fairere Konstellation.</text:p>
      <text:p text:style-name="Text_20_body">Da rief einer der beiden Angreifer nach unten um Verstärkung, und zwei weitere Diebe tauchten von unten auf. Marcin fluchte.</text:p>
      <text:p text:style-name="Text_20_body">Toman tippte ihm auf die Schulter und raunte: „Hier, nach hinten, da kommen wir raus.“</text:p>
      <text:p text:style-name="Text_20_body">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Text_20_body">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Text_20_body"><text:soft-page-break/>Marcin sah den nackten Toman vorwurfsvoll an. „Was machst du in dem Bordell hier? Ich dachte, du hast Dienst. Solltest du nicht irgendeine Grenze bewachen?“</text:p>
      <text:p text:style-name="Text_20_body">„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Text_20_body">Marcin grinste. „du kannst mir nichts vormachen. Aber danke für die Rettung.“</text:p>
      <text:p text:style-name="Text_20_body">„Wenn wir zurück in das Bordell gehen, können wir vielleicht noch einen der Angreifer identifizieren. Ich glaube nicht, dass die ihre Leichen auf der Flucht mitgenommen haben.“</text:p>
      <text:p text:style-name="Text_20_body">„Und deine Kleidung hoffentlich auch nicht“, flachste Marcin.</text:p>
      <text:p text:style-name="Text_20_body">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Text_20_body">„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Text_20_body">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Text_20_body">„Wahrscheinlich sind sie mir von dem <text:span text:style-name="T578">Brocken-</text:span>Verkäufer, bei dem ich zuletzt war, gefolgt. Der kam mir sowieso suspekt <text:soft-page-break/>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Text_20_body">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or verschlossen.</text:p>
      <text:p text:style-name="Text_20_body">All diese Höfe, die sich immer so gut zum dealen eignen.</text:p>
      <text:p text:style-name="Text_20_body">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Text_20_body">Wer weiß, ich hätte da lieber einen Vorteil. Nur für den Fall, dass er mich verraten hat...</text:p>
      <text:p text:style-name="Text_20_body">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Text_20_body">Er hatte sich entschieden, links vorbei zum Fenster zu schleichen. An der Seite des Hofs waren ebenfalls Baracken, und er machte sie die Mühe, in die linke, an der er vorbei kam, <text:soft-page-break/>kurz hineinzulinsen, doch in keiner der beiden brannte Licht und so konnte er auch nichts erkennen.</text:p>
      <text:p text:style-name="Text_20_body">Von da muss ich hoffentlich keine bösen Überraschungen erwarten.</text:p>
      <text:p text:style-name="Text_20_body">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P686" text:outline-level="1"><text:bookmark-start text:name="__RefHeading__14054_2035619654"/>Dania – <text:span text:style-name="T389">bekommt ein Klappschwert, hebt mit Varg ein Drogenloch aus und entjungfert ihn</text:span><text:bookmark-end text:name="__RefHeading__14054_2035619654"/></text:h>
      <text:p text:style-name="P1"/>
      <text:p text:style-name="Text_20_body">„Ein neues Schwert? Was kann es?“ Danias Augen funkelten vor Vorfreude.</text:p>
      <text:p text:style-name="Text_20_body">Joran schien ihre Begeisterung zu bemerken und sah sofort mutiger aus. „Ja, hier, ich habe es speziell für Frauen konstruiert.“ Er drückte ihr einen kurzen, dünnen Stift in die Hand.</text:p>
      <text:p text:style-name="Text_20_body"><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Text_20_body">„Ja, ist es nicht genial, wie winzig es ist? Du kannst es überall verstecken, keiner schaut dich seltsam an, weil du eine Frau mit einer Waffe bist, und niemand ahnt, was du vorhast.“</text:p>
      <text:p text:style-name="Text_20_body">Sie sah ihn immer noch verständnislos an. Als sein Grinsen breiter wurde, fing sie unterdrückt an zu kochen. <text:span text:style-name="T1">Dieser kleine frauenfeindliche Bastard...</text:span></text:p>
      <text:p text:style-name="Text_20_body">Doch Joran fuhr unbehelligt fort. „Es ist so konstruiert, dass es sich entfalten kann. Im zusammengefalteten Zustand ist es <text:soft-page-break/>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Text_20_body">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Text_20_body">„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Text_20_body">Dania hielt kurz in ihrem imaginären Schwertkampf inne. „Proto – was?“</text:p>
      <text:p text:style-name="Text_20_body">Joran verdrehte die Augen. „Ein Prototyp ist das erste Mal, wenn eine neue Erfindung gebaut wird. Es gibt noch keine zweite solche Klinge, meine ich damit. Du bist sozusagen eine Testerin.“</text:p>
      <text:p text:style-name="Text_20_body">Dania freute sich. Sie durfte Testerin sein? Das war wichtig, oder? „Danke für die Ehre! Ich werde sie ausführlich testen.“ sie grinste Joran hinterhältig an.</text:p>
      <text:p text:style-name="Text_20_body">Oben, an der Decke des Labors, ging die Falltür auf. Vargs Stimme ertönte von oben.</text:p>
      <text:p text:style-name="Text_20_body">„Dania, Marcin ist hier. Wir haben einen Einsatz. Zieh dir das knappste Kleid an, das du besitzt, du wirst heute wohl mal wieder Prostituierte spielen müssen.“</text:p>
      <text:p text:style-name="Text_20_body"><text:soft-page-break/>Was? Ich mache das hier, um nie wieder so etwas tun zu müssen. Ich habe mir mal gesagt, ich würde töten, um damit aufhören zu können, und jetzt töte ich, damit ich das nicht mehr machen muss. Was glaubt der eigentlich -</text:p>
      <text:p text:style-name="Text_20_body">Joran hatte wohl ihren Gesichtsausdruck bemerkt und flüsterte ihr zu: „Denk an deine neue Klinge. Wie blöd werden die wohl gucken, wenn du plötzlich ein Schwert in der Hand hast? Nimm Stiefel dazu, darin lässt sich das gut verstecken.“</text:p>
      <text:p text:style-name="Text_20_body">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Text_20_body">Varg, der oben gewartet hatte, machte ihr ein Kompliment zu den Stiefeln.</text:p>
      <text:p text:style-name="Text_20_body">Sie raunzte ihn erst einmal an. „Wie kannst du es eigentlich mit den Regeln deines Ordens vereinbaren, Prostituierte auf die Arbeit zu schicken?“</text:p>
      <text:p text:style-name="Text_20_body">Varg schien zu merken, dass sie nicht in Stimmung war, und schaute sofort ernster drein. „Marcin braucht uns bei ein paar Dieben. Lass uns einfach eine Kutsche nehmen, ja? Brauchst du nicht noch einen Dolch oder so?“</text:p>
      <text:p text:style-name="Text_20_body">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xt:soft-page-break/>te sie sich allerdings schon auf das, was heute wohl auf sie wartete.</text:p>
      <text:p text:style-name="Text_20_body">Varg rief ihr zu, dass am Ausgang des Dorfes eine Kutsche auf sie wartete. Dem Tonfall des Rufes nach zu urteilen eilte er ihr zügig nach, doch Dania drehte sich nicht um. Das <text:span text:style-name="T375">geschieht</text:span> ihm recht, ein bisschen Missachtung konnte ihm bestimmt nicht schaden.</text:p>
      <text:p text:style-name="Text_20_body">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Text_20_body">Varg guckte nur ungläubig, machte die Tür wieder zu, ging noch einmal um die Kutsche, öffnete die rechte Tür und setzte sich neben sie. Ein tiefes Gefühl der Rechtfertigung durchfloss Dania. </text:p>
      <text:p text:style-name="Text_20_body"><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Text_20_body">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Text_20_body">Dania wusste nicht, wo das herkam, aber sie wunderte sich nicht. Varg war nun mal ein Soldat.</text:p>
      <text:p text:style-name="Text_20_body">Er fuhr fort. „Und deshalb würde ich mich auch nicht beschweren, wenn sie mich in ein Kleid stecken würden und in die Hölle schicken würden. Es ist gut für das Wohl dieser Stadt, und nicht zuletzt gut für uns. Thorn, Arghan und Marcin haben <text:soft-page-break/>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Text_20_body"><text:span text:style-name="T347">Dania schmunzelte. </text:span><text:span text:style-name="T344">Na, hat der kleine Novize jetzt auch endlich am großen Vergnügen geschnuppert? Und ich dachte schon er wäre immun gegen ein bisschen Spaß.</text:span></text:p>
      <text:p text:style-name="Text_20_body">„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p>
      <text:p text:style-name="Text_20_body">Dania nickte.</text:p>
      <text:p text:style-name="Text_20_body">„In Ordnung, gib es mir, für den Fall, dass sie es an dir finden würden.“</text:p>
      <text:p text:style-name="Text_20_body">Dania gefiel der Gedanke nicht unbedingt, unter welchen Umständen diese Typen in ihrem Ausschnitt kramen würden, aber sie gab das Döschen Varg, der es einsteckte.</text:p>
      <text:p text:style-name="Text_20_body">„Marcin hat sicher einen genaueren Plan. Wir treffen uns in einem Versteck in der Nähe.“</text:p>
      <text:p text:style-name="Text_20_body">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Text_20_body">„Da seid ihr ja. Kommt her.“</text:p>
      <text:p text:style-name="Text_20_body">Sie traten mit an das Fenster und erblickten die Straße. Auf <text:soft-page-break/>der gegenüberliegenden Seite war ein Innenhof, von drei flachen Baracken eingezäunt. Am Eingang des Hofs lehnte ein Mann mit Diebesmütze und verkaufte Brocken an heranschlendernde Junkies. Der Hof war ansonsten leer.</text:p>
      <text:p text:style-name="Text_20_body">„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Text_20_body">Klingt anspruchsvoll. Ja, da werden die Waffen einer Frau gebraucht. Aber schade, dass ich niemanden töten darf...</text:p>
      <text:p text:style-name="Text_20_body">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Text_20_body">„Wie weit soll ich mit ihm gehen? Ich habe keinen Bock, mit einem von diesen Typen zu schlafen.“</text:p>
      <text:p text:style-name="Text_20_body">„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Text_20_body">Varg nickte. „Klingt nach einem guten Plan. für den Notfall nehme ich ein paar Pulver mit, damit wir schnell abhauen können.“</text:p>
      <text:p text:style-name="Text_20_body">Dania räumte zur Sicherheit auch noch ihr Bor von ihrem Ausschnitt in ihre Stiefel. „Varg, du wartest, bis ich den Typen mitgenommen habe, dann kommst du hier aus der Tür, okay?“</text:p>
      <text:p text:style-name="Text_20_body">Varg nickte. Sie gingen nach unten, und Dania verließ das <text:soft-page-break/>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Text_20_body">Dania setzte ihren verführerischsten Blick auf und stolzierte zu ihm hin.</text:p>
      <text:p text:style-name="Text_20_body">Sein Blick fand sie, wie sie auf ihn zu kam. Seine Verkäuferinstinkte setzten ein. „Hey, Süße, ich weiß, was du brauchst, und ich habe, was du brauchst.“, der Standartspruch der Brockenverkäufer kam über seine Lippen. </text:p>
      <text:p text:style-name="Text_20_body">Dania ging direkt auf ihn zu, legte ihm eine Hand auf die Brust und hauchte ihm ins Ohr: „Und ich weiß, was du brauchst. Was für ein glücklicher Zufall – ich kann einen Mann nämlich gerade sehr gut gebrauchen.“</text:p>
      <text:p text:style-name="Text_20_body">Ihre Hand auf seiner Brust spürte, wie ein kurzes Schaudern , Zittern über seinen Körper wanderte – und dass seine Hand auf ihren Po schlich. </text:p>
      <text:p text:style-name="Text_20_body">„Weißt du was, lass es uns direkt vor deinen Männern treiben. Ich will einen wichtigen Mann ficken. Und sie sollen das ruhig sehen.“ ihre Hand krallte sich in sein Hemd.</text:p>
      <text:p text:style-name="Text_20_body">„Ein wichtiger Mann? Aber – aber sicher, süße.“ Er ließ sie zu einer Seite fallen und hob sie direkt hoch, von Brocken beflügelt. „Das können wir ihnen sicher zeigen.“</text:p>
      <text:p text:style-name="Text_20_body">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Text_20_body">„Kumpels, seht mal, was ich hier für einen Schatz gefunden habe!“ er setzte sie auf einem Hocker ab. „Nutt, hol mal ein bisschen Brocken für die Dame!“</text:p>
      <text:p text:style-name="Text_20_body">„Mann, Boss, bist du schon wieder bei der Arbeit drauf?“ <text:soft-page-break/>der angesprochene widersprach jedoch nicht und kramte eine alte Konservendose voller Drogen unter einem Tisch hervor.</text:p>
      <text:p text:style-name="Text_20_body">Insgesamt waren fünf Männer in dem Raum, den Boss eingeschlossen. Es standen ebenso viele Betten in der Baracke, und es lag einiges an Müll herum. Nutt hielt ihr eine Linie Brocken auf einem Tablett vor die Nase. </text:p>
      <text:p text:style-name="Text_20_body"><text:span text:style-name="T344">Oh ja, das kann ich gut gebrauchen, wenn ich diesen Job gut durchstehen will.</text:span><text:span text:style-name="T347"> Sie ließ es sich nicht zweimal sagen und zog die Linie gierig in die Nase. Die Dosis knallte sofort, es war sehr gute Ware. </text:span></text:p>
      <text:p text:style-name="Text_20_body">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Text_20_body">Stoff füllte ihre Sicht aus, als ihr Sklave ihr das nervige Kleid über den Kopf zog, dass sie nur noch behinderte und eine Last auf ihrer Haut war, die sich plötzlich so frei und prickelnd anfühlte wie noch nie etwas in ihrem Leben. </text:p>
      <text:p text:style-name="Text_20_body"><text:span text:style-name="T344">Habe ich ihm das erlaubt? Da kann ich mich aber nicht daran erinnern.</text:span><text:span text:style-name="T347"> Sie drehte sich um, wo er ihr Kleid zur Seite gelegt hatte und jetzt auf sie zukommen wollte. Doch sie schubste ihn einfach, mit einer Kraft, die sie nie in sich gekannt hatte, so dass er der Länge nach auf das Bett fiel. </text:span></text:p>
      <text:p text:style-name="Text_20_body"><text:span text:style-name="T344">So ist es richtig. So liegst du gut.</text:span><text:span text:style-name="T347"> Sie konnte Überraschung in seinen Augen sehen, und wie sich ihr Spiegelbild in seiner </text:span><text:span text:style-name="T349">N</text:span><text:span text:style-name="T347">etzhaut spiegelte. Ihr schien, als hätte sie ihren Körper nie so </text:span><text:soft-page-break/><text:span text:style-name="T347">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Text_20_body">„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Text_20_body"><text:span text:style-name="T347">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344">ihr </text:span><text:span text:style-name="T347">Sklave so zu bieten hatte. Nicht dass sie 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text:span><text:span text:style-name="T353">Vulva</text:span><text:span text:style-name="T347"> in seinen Augen gespiegelt zu erforschen. Es machte sie total wild, wieviel Macht sie über ihn hatte. </text:span></text:p>
      <text:p text:style-name="Text_20_body">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Text_20_body"><text:soft-page-break/>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Text_20_body">Die Männer hinter ihr wurden allerdings stutzig. Einer stand auf und wollte sie von seinem Boss <text:span text:style-name="T376">runter zerren.</text:span> Doch sie fasste in ihren Stiefel, sprang auf, und hatte plötzlich eine einen Meter lange Klinge in der Hand. Die Überraschung in den Augen des Mannes dauerte nicht lange genug, um ihr <text:span text:style-name="T376">auszuweichen</text:span>, und sie trat hinten aus seinem Hals wieder aus.</text:p>
      <text:p text:style-name="Text_20_body">Dania zog sie zurück, und die anderen drei Männer sprangen auf und suchten nach ihren Klingen, bei zweien baumelte das stumpfe Schwert noch aus der Hose heraus.</text:p>
      <text:p text:style-name="Text_20_body">Da stand plötzlich Varg im Zimmer und schlug den hintersten mit einem Knüppel nieder. Einer der beiden fuhr zu ihm herum. Varg fluchte und zog sein Schwert.</text:p>
      <text:p text:style-name="Text_20_body">Der erste wandte sich wieder Dania zu, und hieb von rechts oben nach ihr. Sie duckte sich blitzschnell unter dem Schlag hinweg. Er hatte zu schwungvoll ausgeholt, und so hatte sie genug Zeit, ihm ihre Klinge ins Herz zu jagen.</text:p>
      <text:p text:style-name="Text_20_body">Varg und der letzte fochten kurz, doch Dania machte dem ein Ende, indem sie ihm in die Kniekehle stach. Der Mann brach zusammen, und Varg zog ihm den Knüppel, den er noch in der anderen Hand hatte, über den Schädel.</text:p>
      <text:p text:style-name="Text_20_body"><text:soft-page-break/>Was für ein Kampf. Was für ein Rausch. Was für eine Gelegenheit. Doch ich habe noch nicht genug.</text:p>
      <text:p text:style-name="Text_20_body">Varg ließ seine Waffen fallen und wischte sich den Schweiß von der Stirn. Da fiel sein Blick auf Dania – und so sehr er sich auch anstrengen wollte, konnte er ihn da auch nicht mehr <text:span text:style-name="T376">wegbewegen.</text:span> Dania ging langsam auf ihn zu. Varg trug seine Novizenrobe nicht, die wäre zu auffällig gewesen, sondern normale Kleidung. Dania riss sein Hemd auf.</text:p>
      <text:p text:style-name="Text_20_body">„Willst du einen Geschmack der Freiheit?“</text:p>
      <text:p text:style-name="Text_20_body">Die Frage blieb unbeantwortet, denn sie hielt ihm den Mund zu. Die Beule in seiner Hose war ihr Antwort genug.</text:p>
      <text:p text:style-name="Text_20_body">„War das ein schöner Geschmack der Macht, die du haben kannst?“</text:p>
      <text:p text:style-name="Text_20_body">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Text_20_body">Es reizte sie viel zu sehr, dieses Dogma brechen zu können. Danias Finger strich ein wenig Blut von ihrer Klinge, bevor sie sie zur Seite warf.</text:p>
      <text:p text:style-name="Text_20_body">„Eine Entjungferung muss doch mit Blut gefeiert werden.“</text:p>
      <text:p text:style-name="Text_20_body">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P686" text:outline-level="1"><text:bookmark-start text:name="__RefHeading__14056_2035619654"/>Varg – <text:span text:style-name="T389">und Dania befragen die Diebe</text:span><text:bookmark-end text:name="__RefHeading__14056_2035619654"/></text:h>
      <text:p text:style-name="P1"/>
      <text:p text:style-name="Text_20_body"><text:span text:style-name="T347">Es war so schnell gegangen, dass er kaum hatte reagieren können. Nicht dass er sich gewehrt hätte. Er war selbst für Verwirrung zu erregt gewesen. „Wir sind uns doch einig, dass das </text:span><text:soft-page-break/><text:span text:style-name="T347">nie passiert ist, oder?“ Er hatte immer gedacht, sie hätte komplett genug von Männern. Und dass er sich im Zweifelsfall beherrschen können würde. Immerhin stand nicht nur sein Ruf auf dem Spiel, sondern seine </text:span><text:span text:style-name="T344">Reinheit</text:span><text:span text:style-name="T347"> vor J'zharr. Seine innere Reinheit hatte er sich immer als letzte Ausrede nach seinem Tod vorgestellt, der Punkt, der ihn vor J'zharrs Zorn würde retten können.</text:span></text:p>
      <text:p text:style-name="Text_20_body"><text:span text:style-name="T344">Ewige Verdammnis fühlt sich ziemlich gut an, das kann ich nicht leugnen.</text:span><text:span text:style-name="T347"> Sie hatten die drei Überlebenden an die Wand gefesselt, und sie waren nun wieder wach. Varg hatte da einige interessante Methoden beim Orden kennengelernt, und es standen ja noch genug Kerzen im Raum herum.</text:span></text:p>
      <text:p text:style-name="Text_20_body">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Text_20_body"><text:span text:style-name="T344">Verdammt, was habe ich gerade...</text:span><text:span text:style-name="T347"> er trieb dem Dieb vor ihm seine Klinge etwas tiefer in die Handfläche, damit dessen Schrei die Gedanken aus Vargs Kopf vertrieb.</text:span></text:p>
      <text:p text:style-name="Text_20_body">„Wer ist der Kopf des ganzen? Euer Auftraggeber? Euer kleiner Boss da in der Ecke?“</text:p>
      <text:p text:style-name="Text_20_body">Der Dieb wimmerte nur vor sich hin und schluchzte, dass er es nicht wisse, das wusste nur der Boss. Varg stieß die Klinge ganz durch seine Hand, und nagelte sie an der Wand fest. „Bist du ganz, ganz sicher?“ doch der Dieb wurde erst einmal wieder ohnmächtig.</text:p>
      <text:p text:style-name="Text_20_body">Varg zuckte mit den Schultern. „Anscheinend. Wir sollten das bisschen Wahrheitspulver, dass wir haben, am besten auf den Boss anwenden.“</text:p>
      <text:p text:style-name="Text_20_body">Der lehnte geknebelt und mit aufgerissenen Augen an der Wand. Dania ging zu ihm hin und zog ihm den Knebel aus dem Mund.</text:p>
      <text:p text:style-name="Text_20_body">„Du verdammte Hure, du verdammte Hure, du verdammte <text:soft-page-break/>HuaaaaAAAHH!“ Danias Klinge hatte sein Ohr durchbohrt. Sie konnte sie nur knapp davon abhalten, gegen die Wand zu prallen, das würde ihrem Schwert sicher nicht gut tun.</text:p>
      <text:p text:style-name="Text_20_body">„bist du sicher, dass du mich so nennen willst? Ich bin nämlich gar keine Hure mehr. Das war dein erster Irrtum.“</text:p>
      <text:p text:style-name="Text_20_body">Varg schnaubte. „Den brauchen wir. Nimm ihn nicht zu hart ran. Sein Hals sieht schon schlimm genug aus.“ Er holte das Wahrheitsbor hervor und blies es ihm ins Gesicht. „So, wer ist dein Auftraggeber?“</text:p>
      <text:p text:style-name="Text_20_body">„Ich sage nichts!“ , kam ihm über die Lippen – und kehrte augenblicklich wieder dorthin zurück, um sich voller Angst den Weg zurück in seine Lunge zu bahnen.</text:p>
      <text:p text:style-name="Text_20_body">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Text_20_body">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605">Na bitte, mit diesem Bor geht das ja um einiges einfacher als mit den ganzen Methoden, die ich früher immer anwenden musste. Davon brauchen wir dringend mehr.</text:p>
      <text:p text:style-name="Text_20_body">Dania grinste, etwas breiter als sie unter normalen Umständen hätte grinsen dürfen, und ihre Augen funkelten beunruhigend. „Das lief doch gut. Darf ich jetzt etwas mit den Gedärmen anstellen?“</text:p>
      <text:p text:style-name="Text_20_body">Varg schüttelte den Kopf. „Ich glaube, es ist genug Botschaft.“ Er zog sein Schwert aus der Handfläche des bewusstlosen Diebs. „stellen wir nur sicher, dass sich die Botschaft nicht verbreitet.“ Er <text:span text:style-name="T374">schlug</text:span> ihm sauber den Kopf ab. Dania stach ihrerseits den Boss nieder, auch wenn sie sich etwas mehr Zeit <text:soft-page-break/>dafür nahm. </text:p>
      <text:p text:style-name="Text_20_body">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Text_20_body"><text:span text:style-name="T344">Ich schneide nur das Geschwür aus dieser Stadt. Ich bin ein Chirurg, ich entferne eine Krebszelle,</text:span><text:span text:style-name="T347"> redete er sich ein.</text:span><text:span text:style-name="T344"> Diese Stadt kann nur durch Feuer geheilt werden.</text:span><text:span text:style-name="T347"> Und es reichte ihm, das glauben zu können.</text:span></text:p>
      <text:p text:style-name="Text_20_body">Den dritten erledigte er auch schnell, die <text:span text:style-name="T374">Qual</text:span> mit Dania wollte er ihm ersparen. Die stocherte immer noch an dem Boss herum, und Varg wollte das nicht länger zulassen. Er <text:span text:style-name="T374">schlug</text:span> ihm den Schädel ein und zerrte Dania mit sich. „komm jetzt, es ist genug. Du übertreibst es.“</text:p>
      <text:p text:style-name="Text_20_body">Sie versteckten die Waffen und gingen zu Marcin.</text:p>
      <text:p text:style-name="P1"/>
      <text:h text:style-name="P686" text:outline-level="1"><text:bookmark-start text:name="__RefHeading__14058_2035619654"/>Thorn – <text:span text:style-name="T389">befiehlt Angriff auf Marcins Konkurrenz im achten Bezirk</text:span><text:bookmark-end text:name="__RefHeading__14058_2035619654"/></text:h>
      <text:p text:style-name="P1"/>
      <text:p text:style-name="Text_20_body">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Text_20_body">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Text_20_body"><text:soft-page-break/><text:span text:style-name="T344">Ich frage mich, was diese Typen verbrochen haben, dass Marcin sie verrät. Aber das wird schon seine Richtigkeit haben.</text:span><text:span text:style-name="T347"> </text:span></text:p>
      <text:p text:style-name="Text_20_body">Im Brief stand weiter, dass er sie ruhig als Reste der <text:span text:style-name="T794">e</text:span>hrbaren Diebe in seinem Bezirk hinrichten konnte – dann hatte er offiziell einen sauberen Bezirk. Thorn war begeistert.</text:p>
      <text:p text:style-name="Text_20_body"><text:span text:style-name="T344">Dann ist meine Aufgabe hier beendet, und es wartet bereits ein Ratssitz auf mich. Arghan wird sich freuen.</text:span><text:span text:style-name="T347">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Text_20_body">Thorn grinste zufrieden, und schrieb die Liste ab, um sie seinem Kommandanten weiterzugeben.</text:p>
      <text:p text:style-name="P1"/>
      <text:p text:style-name="P17">Die Spitzel in seiner Miliz verhören? Siehe Thorns Kapitel auf Seite 119</text:p>
      <text:p text:style-name="P18">Ein Haus im ersten Bezirk besichtigen <text:span text:style-name="T797">und kaufen?</text:span></text:p>
      <text:p text:style-name="P1"/>
      <text:h text:style-name="P686" text:outline-level="1"><text:bookmark-start text:name="__RefHeading__14060_2035619654"/>Dragan – <text:span text:style-name="T389">keine Verstärkung für Bezirk sieben</text:span><text:bookmark-end text:name="__RefHeading__14060_2035619654"/></text:h>
      <text:p text:style-name="P1"/>
      <text:p text:style-name="Text_20_body">Dragan rührte ungerührt in seinem Kaffee. „Diese Verluste hindern uns noch nicht am arbeiten. Wir warten, bis die Kaserne eure Reihen wieder aufstocken kann.“ </text:p>
      <text:p text:style-name="Text_20_body">Vor seinem Schreibtisch stand ein verzweifelter Feldwebel. „Wir verlieren ständig Leute im siebten Bezirk! Mittlerweile greifen sie uns schon oft mitten auf <text:span text:style-name="T372">Patrouillen</text:span> an. Doch immer wenn wir eins ihrer Löcher zerschlagen wollen, verschwinden sie. Wir bekommen keine Informationen mehr, es scheint, als wären alle Informanten tot! Wenn wir sie einmal erwischen, und es schaffen, sie zu verfolgen, flüchten sie sich in den ach<text:soft-page-break/>ten Bezirk, wo unsere Zuständigkeit endet. Sie sind einfach viel besser organisiert! Das ist zu einem Krieg ausgewachsen!“</text:p>
      <text:p text:style-name="Text_20_body">Dragan nippte an seinem Getränk. „Wenn ihr den Krieg verliert, dann führt doch lieber keinen Krieg. Was sagt denn euer Magister dazu?“</text:p>
      <text:p text:style-name="Text_20_body">„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368">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Text_20_body">„<text:span text:style-name="T368">Aber das sieht doch im Rest der Stadt nicht anders aus. Warum solltet ihr da bevorzugt werden? Es ist nicht so, als hätten die anderen Bezirke nicht auch Probleme. Im Gegenteil, die leisten mit ihren Männern trotzdem gute Arbeit.“</text:span></text:p>
      <text:p text:style-name="P605">Das kann er voll vergessen, Verstärkung zu bekommen. Selbst wenn es nicht seine Schuld ist, dass sie solche Probleme haben – damit sollte er klarkommen können.</text:p>
      <text:p text:style-name="Text_20_body">„<text:span text:style-name="T369">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Text_20_body">„<text:span text:style-name="T370">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Text_20_body"><text:soft-page-break/>„<text:span text:style-name="T371">Zusätzliche Herausforderung? Erkläre das mal meinen Toten! Das hat nichts mehr mit Herausforderung zu tun!“</text:span></text:p>
      <text:p text:style-name="P605">Verdammter Idiot. Was bringen die einem heute auf den Offiziersschulen bei?</text:p>
      <text:p text:style-name="Text_20_body">„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Text_20_body"><text:span text:style-name="T372">Der Feldwebel wurde nur trotzig durch das angebrüllt werden. Das war wohl die Sorte mit den reichen Eltern, kein Wunder, dass er so verweichlicht war. </text:span>„<text:span text:style-name="T372">Was bitte? Ich soll mich wohl beim nächsten Hinterhalt hinten halten und zusehen, was meinen Männern passiert, um daraus zu lernen? </text:span><text:span text:style-name="T757">S</text:span><text:span text:style-name="T372">oll mir wohl </text:span><text:span text:style-name="T757">ausprobieren </text:span><text:span text:style-name="T372">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605">Was bildet sich dieser kleine Scheißer... deswegen wurde er <text:soft-page-break/>wohl auf diesen Posten versetzt, ein bisschen zu frech gewesen? Eine so große Gefahr kann er wohl kaum sein, wenn er sich nicht gegen diese Versetzung wehren konnte.</text:p>
      <text:p text:style-name="Text_20_body">„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der lesen kann, und vielleicht versteht der sogar etwas von Polizeiarbeit. Kannst du mir folgen?“</text:p>
      <text:p text:style-name="Text_20_body">Der Feldwebel wurde gleich kleinlauter. Ihm wurde klar, dass es hier darum ging, seinen Arsch zu retten. „Ich würde ja gerne sehen, wie der sich in einem Gefecht machen würde... aber gut, ich bin mir sicher, ich kriege das ein bisschen besser hin.“</text:p>
      <text:p text:style-name="Text_20_body"><text:span text:style-name="T2">Gut.</text:span><text:span text:style-name="T373"> </text:span><text:span text:style-name="T2">Es würde Marcin wohl gar nicht gefallen, wenn plötzlich ein fähiger Feldwebel im siebten Bezirk das Ruder in der Hand hätte... ich sollte ihm vielleicht nicht unbedingt noch mehr Tipps geben, wie er seine Arbeit gut machen könnte.</text:span></text:p>
      <text:p text:style-name="Text_20_body">„<text:span text:style-name="T373">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Text_20_body">Dragan setzte sich wieder hin und tat so, als würde er etwas wichtiges in seinen Unterlagen suchen. Der Feldwebel verstand den Wink und verließ das Büro.</text:p>
      <text:p text:style-name="Text_20_body">Dragan stand auf, um seinen mittlerweile kalten Kaffee wegzuschütten. Das Problem im siebten Bezirk wurde langsam ernst, und wenn er nichts dagegen unternahm, dann würde er bald auch von mächtigeren Leuten kritisiert werden, als nur einem harmlosen, verzogenen Feldwebel. </text:p>
      <text:p text:style-name="Text_20_body"><text:span text:style-name="T3">Das Problem im siebten Bezirk...es ist ja nicht nur ein Proble</text:span><text:span text:style-name="T50">m</text:span><text:span text:style-name="T3"> des siebten Bezirks, und es ist auch eigentlich kein Pro</text:span><text:soft-page-break/><text:span text:style-name="T3">blem, sondern ein verdammt gut aussehender Mann, und zufällig der Mörder des verdammten </text:span><text:span text:style-name="T4">Hakun</text:span><text:span text:style-name="T3">, und zufällig bin ich einer der Hauptmänner der verdammten Miliz und weiß das und tue nichts?</text:span></text:p>
      <text:p text:style-name="Text_20_body">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Text_20_body">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text:span text:style-name="T758">V</text:span>erborgenen so getrieben hatte.</text:p>
      <text:p text:style-name="Text_20_body">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p>
      <text:p text:style-name="Text_20_body">Doch seinen Job einfach normal zu tun, konnte er sich offensichtlich nicht erlauben. Marcin hatte ihn mit seinem Geheimnis an den Eiern – und damit waren seine Möglichkeiten <text:soft-page-break/>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p>
      <text:p text:style-name="Text_20_body">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p>
      <text:p text:style-name="Text_20_body"><text:span text:style-name="T5">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6">seiner Leute etwas </text:span><text:span text:style-name="T7">reduzieren</text:span><text:span text:style-name="T6"> kann. Wenn dann die Beschwerden etwas </text:span><text:span text:style-name="T7">weniger werden</text:span><text:span text:style-name="T6">, sollte ich aus der Schusslinie sein. Diesen Idioten als Feldwebel zu belassen, sollte Gegenleistung genug für Marcin sein; immerhin kann ich auch ganz andere Seiten aufziehen.</text:span></text:p>
      <text:p text:style-name="Text_20_body">Wenn die beiden zu einem guten Einverständnis kommen würden, sollte er keine Probleme bekommen. Er hoffte nur, dass diese Sachen nicht ans Licht kommen würden, aber immerhin waren sie beide Profis. Er stand auf, um sich einen neuen Kaffee zu holen.</text:p>
      <text:p text:style-name="Text_20_body">Dragan begriff, dass er wohl weiter mit Marcin zusammenarbeiten würde – und eine Regung in seinen Lenden bewies, dass er da auch gar nicht so traurig darüber war.</text:p>
      <text:p text:style-name="P2"/>
      <text:h text:style-name="P698" text:outline-level="1"><text:bookmark-start text:name="__RefHeading__14062_2035619654"/><text:soft-page-break/>Stepanie - bringt ihre Tochter zu Jorans Schule, damit sie eine ordentliche Ausbildung bekommt<text:bookmark-end text:name="__RefHeading__14062_2035619654"/></text:h>
      <text:p text:style-name="P572"/>
      <text:p text:style-name="P580">Ist diese Schule jetzt eher für Kinder oder Jugendliche?</text:p>
      <text:p text:style-name="P581">Mia &amp; Stepanie reden auf dem Weg zur Schule</text:p>
      <text:p text:style-name="P582">Warum ist Papa nicht mehr da, Abhängigkeit, Hoffnungen</text:p>
      <text:p text:style-name="P583">Was könnte aus Mia mal werden? </text:p>
      <text:p text:style-name="P583"><text:span text:style-name="T765">Die anderen Kinder </text:span><text:span text:style-name="T766">machen sie fertig: </text:span>„<text:span text:style-name="T767">Mein Papa </text:span><text:span text:style-name="T768">hat </text:span><text:span text:style-name="T769">für die Freiheit </text:span><text:span text:style-name="T770">von den Milizen </text:span><text:span text:style-name="T769">gekämpft!“ - „Ja und, jetzt wo die Diebe weg sind, sind wir besser dran!“ - „</text:span><text:span text:style-name="T771">Und wer besorgt dir deine Drogen, hm?“</text:span></text:p>
      <text:p text:style-name="P572"/>
      <text:h text:style-name="P698" text:outline-level="1"><text:bookmark-start text:name="__RefHeading___Toc13842_1471151789"/>Joran – <text:span text:style-name="T389">Die Eröffnung der Schule</text:span><text:bookmark-end text:name="__RefHeading___Toc13842_1471151789"/></text:h>
      <text:p text:style-name="P20"/>
      <text:p text:style-name="Text_20_body">„...<text:span text:style-name="T377">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text:span><text:span text:style-name="T759">Kinder und </text:span><text:span text:style-name="T377">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Text_20_body">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text:soft-page-break/>Figuren sahen.</text:p>
      <text:p text:style-name="Text_20_body">„<text:span text:style-name="T377">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Text_20_body">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p>
      <text:p text:style-name="Text_20_body">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Text_20_body">„<text:span text:style-name="T378">Ich erteile das Wort nun Arghan Howl, Geschäftsführer von Howl Industries, der all das hier überhaupt erst möglich gemacht hat.“</text:span></text:p>
      <text:p text:style-name="Text_20_body">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text:soft-page-break/>könnt ihr Möglichkeiten entdecken, wie man eine bessere daraus machen kann. Ich vertraue darauf, dass ihr herausfindet, was die Menschen Lagons brauchen, und wie man genau das bauen kann.“</text:p>
      <text:p text:style-name="Text_20_body">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p>
      <text:p text:style-name="Text_20_body">„<text:span text:style-name="T382">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Text_20_body">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p>
      <text:p text:style-name="Text_20_body">„<text:span text:style-name="T382">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Text_20_body">Joran hatte sich längere Gedanken darüber gemacht, ob es <text:soft-page-break/>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p>
      <text:p text:style-name="Text_20_body">„<text:span text:style-name="T383">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Text_20_body">Das würde die Motivation der Jugendlichen schon eher wecken. Einen normalen Lebensunterhalt zu verdienen war für viele der absolute Traum. Gerade die, die einen Großteil ihres Lebens auf der Straße verbracht hatten, schätzten regelmäßige, ungefährliche Arbeit besonders.</text:p>
      <text:p text:style-name="Text_20_body">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p>
      <text:p text:style-name="Text_20_body">Doch selbst die Ausbildung dieser Schüler in die Hand zu nehmen war nicht sein Ding. Er war selbst viel besser im lernen als im lehren, und so viele Menschen an einem Fleck, wie <text:soft-page-break/>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p>
      <text:p text:style-name="P16"/>
      <text:h text:style-name="P686" text:outline-level="1"><text:bookmark-start text:name="__RefHeading__14064_2035619654"/>Varg – <text:span text:style-name="T388">Ulpors Hinrichtung, im Orden, zweifelt mal wieder an Dania und Thorn</text:span><text:bookmark-end text:name="__RefHeading__14064_2035619654"/></text:h>
      <text:p text:style-name="P8"/>
      <text:p text:style-name="Text_20_body">Varg verachtete den Mann, wie jeder andere im Raum.</text:p>
      <text:p text:style-name="Text_20_body">„<text:span text:style-name="T384">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Text_20_body">Varg und die anderen standen im Innenhof des Ordens und schauten auf das Podest, auf dem der Mann mit den Armen an eine Vorrichtung gekettet war. Er war nackt, auch wenn er früher eine Robe getragen hatte, Varg erinnerte sich an das Gesicht.</text:p>
      <text:p text:style-name="Text_20_body">„<text:span text:style-name="T385">Ich bereue, ich bereue, ich bereue. Ich wurde nur verführt, es wird nicht wieder vorkommen!“</text:span></text:p>
      <text:p text:style-name="Text_20_body">Der Novize neben Varg spuckte auf den Boden. Viele der Anwesenden schienen allerdings eher gelangweilt als besonders angeekelt von den Verbrechen des Mannes.</text:p>
      <text:p text:style-name="Text_20_body">Selbst der Inquisitor in der schwarzen Robe, der hinter dem Gequälten stand, blickte verschärft gleichgültig in die Weite. Ihn schien der Angekettete zu adressieren, als er Dinge wie <text:soft-page-break/>„Das ist alles ein Irrtum!“ und „Ich habe das nicht verdient!“ schrie.</text:p>
      <text:p text:style-name="Text_20_body"><text:span text:style-name="T386">Dem schwarzgewandeten Inquisitor wurde es zu dumm. Er trat vor und rief in die Menge: </text:span>„<text:span text:style-name="T386">Der Novize Ulpor, den ihr hier seht, hat seine Robe durch Unzucht mit Männern entweiht.“</text:span></text:p>
      <text:p text:style-name="Text_20_body">Varg erinnerte sich – mit Ulpor hatte er sich nie gut verstanden, er war ihm immer zu gottlos gewesen. Er hatte eine Vergangenheit bei den ehrbaren Dieben. Aber schwul? Hatte er nicht immer die Witze über Frauen gemacht? Varg war verwirrt.</text:p>
      <text:p text:style-name="Text_20_body"><text:span text:style-name="T8">Aber dieses verdammte Pack verstellt sich wahrscheinlich auf alle möglichen Arten, um sich an uns heranzutasten, an unsere </text:span><text:span text:style-name="T9">Ärsche</text:span><text:span text:style-name="T8"> zu kommen... er war mir ja schon immer suspekt.</text:span></text:p>
      <text:p text:style-name="Text_20_body">Der Inquisitor fuhr fort: „Ihr alle wisst, wie J'zharr so etwas sieht. Die Welt muss von diesem Schmutz gereinigt werden. Was blüht also unserem Arschficker hier?“</text:p>
      <text:p text:style-name="Text_20_body">„<text:span text:style-name="T387">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Text_20_body">„<text:span text:style-name="T387">Das ist J'zharrs Urteil.“ der Inquisitor holte einen Flammensplitter aus seiner Robe hervor, trat von dem Podest herunter, und steckte es in Brand. Die Novizen johlten auf.</text:span></text:p>
      <text:p text:style-name="Text_20_body">Urplötzlich kam Leben in den Verurteilten. Er zuckte auf, als er die Hitze der Flammen spürte.Er versuchte, sich von den Flammen wegzubewegen. Die Ketten hielten ihn an Ort und Stelle. Sekundenlang rüttelte er an seinen Ketten, doch es schien viel länger. </text:p>
      <text:p text:style-name="Text_20_body">Die Novizen klatschten rythmisch in die Hände.</text:p>
      <text:p text:style-name="Text_20_body">Er begann zu rufen. Er hatte wohl eingesehen, wie unvermeidlich es war. Ein Feigling war er schon bei den Dieben nicht gewesen:</text:p>
      <text:p text:style-name="Text_20_body">„<text:span text:style-name="T387">Ihr könnt den Gedanken an Liebe wohl nicht ertragen!“</text:span></text:p>
      <text:p text:style-name="Text_20_body">Sein Gesicht war verzerrt.</text:p>
      <text:p text:style-name="Text_20_body"><text:soft-page-break/>„<text:span text:style-name="T387">Was wollt ihr schon davon wissen, wie es ist zu ficken!? Zu ficken!“</text:span></text:p>
      <text:p text:style-name="Text_20_body">War das Wut, Schmerz, Panik, oder nur der letzte Ausdruck eines Mannes, der sich aufgegeben hatte?</text:p>
      <text:p text:style-name="Text_20_body">„<text:span text:style-name="T387">Als wären eure Träume rein! Als würdet ihr nicht mit feuchten Bettlaken aufwachen!“</text:span></text:p>
      <text:p text:style-name="Text_20_body">Sein Gesicht ähnelte Dania, bei ihren ersten noch verzweifelten Kämpfen. Er schrie einen wortlosen Schrei aus, als eine Flamme an seinem Fuß leckte.</text:p>
      <text:p text:style-name="Text_20_body">„<text:span text:style-name="T387">Eure Köpfe gehören hierhin! Wer von euch schaut nicht heimlich seinem Zellengenossen beim umziehen zu!? Warum schlaft ihr denn immer beide nackt in euren Zellen!?“</text:span></text:p>
      <text:p text:style-name="Text_20_body">Oder wie Danias Gesicht, als sie... als sie ihm... als sie genauso wenig anhatte wie Ulpor gerade...</text:p>
      <text:p text:style-name="Text_20_body">Die Flammen schritten mittlerweile weiter an ihm herauf, doch sein Schrei behielt Worte. Nur begannen sie, seine Sprache zu umrahmen, seiner Anklage wortlose Kraft zu geben.</text:p>
      <text:p text:style-name="Text_20_body">Jeder von euch begehrt. Jeder von euch ist ein Sünder. Jeder von euch ist Schwul. Jeder von euch ist gefangen in seinem eigenen Kopf und seinen Lenden. Jeder von euch ist Dania.</text:p>
      <text:p text:style-name="Text_20_body">Was, Dania? Hat er das gerade gesagt? Brennt seine Stimme?</text:p>
      <text:p text:style-name="Text_20_body">Du, wie jeder einzelne von euch, ist das unreine der Welt, und egal, wie viel ihr versucht, andere für eure Verbrechen schuldig zu erklären, eure Schuld verfolgt euch bis in die feuchten Träume.</text:p>
      <text:p text:style-name="Text_20_body">Varg sah kein Podest mehr, kein Gesicht, keine Novizen mehr um sich herum. Nur Flammen. Und die Flammen trugen genau ein Gesicht.</text:p>
      <text:p text:style-name="Text_20_body">Ich brenne nicht für meine Sünden, ich brenne für eure. Ihr könnt euch eure Sünden nicht eingestehen, deswegen verurteilt ihr mich. Ich spreche es einfach laut aus. </text:p>
      <text:p text:style-name="Text_20_body">Das Gesicht streckt mir die Zunge heraus. Sie spottet über mich! Na warte, der werde ich es besorgen. So lacht sie nicht mehr, wenn ich ihr das Maul stopfe, wenn sie den Mund mit <text:soft-page-break/>meinem Saft voll hat...</text:p>
      <text:p text:style-name="Text_20_body">„Schwänze! Sperma! Löcher! Hitze! Haut! Scheiße! Feucht! Haare überall! Glied! Pfahl! Schwengel! Spritze!“</text:p>
      <text:p text:style-name="Text_20_body">Die Novizen brüllten ihren Hass heraus. Der Verdammte seine Erlösung.</text:p>
      <text:p text:style-name="Text_20_body">Nie hat sich etwas so gut angefühlt.</text:p>
      <text:p text:style-name="Text_20_body">Ich schreie, „Brenn, brenn, Schwuchtel, brenn!“, es reicht mir nicht, ich strecke die Faust in die Luft, und haue ins Nichts, immer wieder. Ich spucke den Verdammten an, auch wenn er es nicht fühlt. Ich fühle es.</text:p>
      <text:p text:style-name="Text_20_body">Das war das erste Mal in meinem Leben, dass sich etwas richtig angefühlt hat.</text:p>
      <text:p text:style-name="Text_20_body">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p>
      <text:p text:style-name="Text_20_body">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p>
      <text:p text:style-name="Text_20_body">So wurde es leerer um Varg, der seinen Blick nicht von der verkohlten Leiche lösen konnte. Man konnte nicht mehr viel daran ausmachen, kaum etwas wies noch darauf hin, dass dieser Körper mal Ulpor gehört hatte.</text:p>
      <text:p text:style-name="Text_20_body"><text:span text:style-name="T10">So sieht J'zharrs reinigende Flamme aus. Sie wäscht nun mal alle Sünde von uns, wie könnte da noch ein persönliches Merkmal übrig bleiben?</text:span><text:span text:style-name="T397">, sagte er sich.</text:span></text:p>
      <text:p text:style-name="Text_20_body">Ohne die klaren Konturen hätte es ebenso gut ein anderer Körper sein können, Danias, oder seiner. Und er wusste nun, warum er Ulpors Tod um so energischer angefeuert hatte. So<text:soft-page-break/>lange noch ein anderer brannte, musste er sich selbst nicht anklagen.</text:p>
      <text:p text:style-name="Text_20_body">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p>
      <text:p text:style-name="Text_20_body">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p>
      <text:p text:style-name="Text_20_body">Habe ich mich damit auch an meinen Schwestern vergangen?</text:p>
      <text:p text:style-name="Text_20_body">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Text_20_body">Auf Thorn konnte er sich in dieser Hinsicht nicht verlassen. <text:soft-page-break/>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p>
      <text:p text:style-name="Text_20_body">Damit war Varg sich mittlerweile lang nicht mehr so sicher. Hatte der Anzug, den er neuerdings 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p>
      <text:p text:style-name="Text_20_body">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p>
      <text:p text:style-name="Text_20_body">Immerhin ist er ein verdammter ehrbarer Dieb, ich arbeite ja schon mit dem Feind zusammen.</text:p>
      <text:p text:style-name="Text_20_body">Nun, er konnte ja fürs erste nur mutmaßen, noch hatte er keinerlei Gründe, anzunehmen, dass die Aktivitäten ihrer kleinen Verschwörung nicht mehr den Zielen dienten, für die er damals eingetreten war. Und sie hatten ja auch schon mehrfach <text:soft-page-break/>gute Dinge erreicht, die Brocken-Verkäufer, die sie beseitigt hatten, und Hakuns Tod, waren auf jeden Fall gute Aktionen gewesen, die ihm auch ein ungeahntes Gefühl der Befriedigung verschafft hatten -</text:p>
      <text:p text:style-name="Text_20_body">Und nicht nur das, was nach dem Kampf passiert ist.</text:p>
      <text:p text:style-name="Text_20_body">Er hatte an diesen Tagen wirklich etwas Gutes tun können. Doch mit der Macht, die nun in ihren Händen vereint lagt, musste doch wohl mehr möglich sein, als so kleine Aktionen, die Dania und er auch fast hätten allein durchführen können.</text:p>
      <text:p text:style-name="Text_20_body">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p>
      <text:p text:style-name="Text_20_body">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p>
      <text:p text:style-name="Text_20_body">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text:soft-page-break/>block, diesmal mit dem Vorsatz, auf seine Füße zu achten.</text:p>
      <text:p text:style-name="Text_20_body">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p>
      <text:p text:style-name="Text_20_body">„<text:span text:style-name="T398">Varg, nicht wahr? Warte, dreh noch mal um.“</text:span></text:p>
      <text:p text:style-name="Text_20_body">Varg wurde etwas mulmig zumute, doch wahrscheinlich war es nur etwas ganz normales.</text:p>
      <text:p text:style-name="Text_20_body">„<text:span text:style-name="T398">Ja, Großinquisitor?“</text:span></text:p>
      <text:p text:style-name="Text_20_body">„<text:span text:style-name="T399">Du weißt, ich bin über all unsere Aktivitäten informiert, und du bist gerade verdeckt bei den ehrbaren Dieben im Einsatz, nicht wahr?<text:tab/></text:span></text:p>
      <text:p text:style-name="Text_20_body">„<text:span text:style-name="T399">Ja, Großinquisitor. Brocken-Aufklärung.“</text:span></text:p>
      <text:p text:style-name="Text_20_body">„<text:span text:style-name="T399">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Text_20_body">Der bucklige Großinquisitor versuchte, sich ein Stück weit zu strecken, um mit Varg auf Augenhöhe zu sein, doch es gelang ihm nicht recht. Varg kannte Isigor nicht als besonders gütigen Mann, er fragte sich, woher dieser Anflug nun kam.</text:p>
      <text:p text:style-name="Text_20_body">„<text:span text:style-name="T399">Wir sind oft viel zu hart, mit uns selbst, und mit anderen“, fuhr er fort, „und müssen akzeptieren, dass eine reine Welt nicht von heute auf morgen geschieht. Die Ungeduld der Ju</text:span><text:soft-page-break/><text:span text:style-name="T399">gend darf dir dabei nicht im Weg stehen! Gerade, wenn du so viel mit jungen Verbrechern zu tun hast, ist es wichtig, auf der anderen Seite deine Güte zu pflegen, und mit nachsichtigen Alten zu sprechen.“</text:span></text:p>
      <text:p text:style-name="Text_20_body">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p>
      <text:p text:style-name="Text_20_body">„<text:span text:style-name="T400">Ja, Großinquisitor, ich spreche mit ihm. Ich gehe direkt hin.“, sagte er.</text:span></text:p>
      <text:p text:style-name="Text_20_body">„<text:span text:style-name="T400">Gut, Novize. Ich bin zuversichtlich, dass du deine Aufgabe angemessen erfüllst.“ mit diesen Worten drehte er sich wieder um und machte sich auf den weiteren Weg in Richtung Küche.</text:span></text:p>
      <text:p text:style-name="Text_20_body">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p>
      <text:p text:style-name="Text_20_body">Da er sich der Anordnung des Großinquisitors nicht widersetzen konnte, schlug er die Richtung von Orfans Büro ein.</text:p>
      <text:p text:style-name="P9"/>
      <text:h text:style-name="P699" text:outline-level="1"><text:bookmark-start text:name="__RefHeading__5823_1936027996"/>Dania – redet <text:span text:style-name="T402">mit Varg über den Orden, mit </text:span>Howl wegen Aufgaben <text:span text:style-name="T402">als</text:span> professionelle Attentäterin <text:span text:style-name="T407">und mit Joran über Schule, verpasste Chancen, Kindheit</text:span><text:bookmark-end text:name="__RefHeading__5823_1936027996"/></text:h>
      <text:p text:style-name="P3"/>
      <text:p text:style-name="P411"><text:soft-page-break/>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p>
      <text:p text:style-name="P411">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411">Dania fluchte. Auch weil sie sonst schon den ganzen Tag noch nichts gesagt hatte. Niemand hörte es, außer ihr selbst, und so fluchte sie noch einmal, doch die Götter gaben ihr keine Antwort.</text:p>
      <text:p text:style-name="P411">„<text:span text:style-name="T401">Verdammte Scheiße“, fluchte sie also ein drittes Mal, weil es sich einfach richtig anfühlte.</text:span></text:p>
      <text:p text:style-name="P411">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p>
      <text:p text:style-name="P413"><text:soft-page-break/>Der findet schon einen Gesprächspartner.</text:p>
      <text:p text:style-name="P411">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411">Aber die Idee, ab und an miteinander zu schlafen, fand sie nicht schlecht. Mit Varg hatte sie das erste Mal so etwas wie Kontrolle dabei gehabt, das erste Mal selbst damit angefangen und Spaß daran gehabt. <text:span text:style-name="T772">Abgesehen von der </text:span>physische<text:span text:style-name="T772">n</text:span> Befriedigung, <text:span text:style-name="T772">die ihr nicht komplett neu war.</text:span></text:p>
      <text:p text:style-name="P413">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p>
      <text:p text:style-name="P411">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p>
      <text:p text:style-name="P413">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584"><text:span text:style-name="T69">Dania sah sich ein wenig um. Die wenig</text:span><text:span text:style-name="T70">en</text:span><text:span text:style-name="T69"> Arbeiter, die gerade auf dem Feld waren, waren alle zu weit weg, als dass sie sie gut hätten erkennen können. Das begrüßte Dania sehr, und schob ihr Kleid ein wenig über die Knie. </text:span><text:span text:style-name="T261">Und noch ein wenig </text:span><text:soft-page-break/><text:span text:style-name="T261">weiter. Sonst hatte sie ja eh nichts zu tun… Sie lehnte sich zurück, bis ihr Rücken gegen die Hauswand stieß.</text:span></text:p>
      <text:p text:style-name="P413">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413">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p>
      <text:p text:style-name="P413">Varg will wissen, wie es sich anfühlt. Er scheint die Hände auf der Bettdecke zu haben, doch an der <text:span text:style-name="T609">S</text:span>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413">Vargs Stimme klingt nun merklich verändert, als er nach<text:soft-page-break/>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p>
      <text:p text:style-name="P413">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413">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411">Dania begann, auch ihrerseits einen Finger in sich hineinzustecken.</text:p>
      <text:p text:style-name="P413">Varg stutzt, und fragt, ob sich das denn gut anfühle, so gut wie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text:soft-page-break/>Hilfe sei unter Brüdern doch selbstverständlich.</text:p>
      <text:p text:style-name="Text_20_body"><text:span text:style-name="T517">Varg zögert erst, und erklärt sich dann bereit. Der andere fängt an. Varg setzt sich auf die Bettkante. Der andere kniet sich vor ihn hin, und beginnt, Vargs </text:span><text:span text:style-name="T518">Schwanz</text:span><text:span text:style-name="T517">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413">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411">Und auch Dania zuckt auf, ihr Körper bäumt sich ein wenig, doch die Augen bleiben geschlossen, die Bewegungen gleichmäßig.</text:p>
      <text:p text:style-name="P413">Varg lässt sich davon nicht stören und fährt fort, in ihn hineinzustoßen. Nach kurzer Zeit kommt auch Varg, und der Arsch des anderen füllt sich bis ins tiefe mit seinem Saft, als Varg <text:soft-page-break/>über ihm kauert und sich an seinen Rücken schmiegt.</text:p>
      <text:p text:style-name="P411">Danias letzte Bewegungen erstarben, sie schmiegte sich nur an die Wand, entspannte ihre Glieder und schlug die Augen auf.</text:p>
      <text:p text:style-name="P411"><text:span text:style-name="T70">In der Ferne sah sie drei Männer auf sich zukommen, </text:span><text:span text:style-name="T33">verdammt</text:span><text:span text:style-name="T403">.</text:span><text:span text:style-name="T70">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411">Die drei Männer kamen näher, es waren Arghan, Varg und Joran. Sie gab sich betont gelassen und wartete, bis die drei die Hütte erreicht hatten.</text:p>
      <text:p text:style-name="P411"><text:span text:style-name="T71">„</text:span><text:span text:style-name="T72">Guten Morgen, Dania!“ Joran war sichtlich erfreut, sie zu sehen. Varg sah etwas missmutig drein, er hatte mal erwähnt, dass ihm auf Kutschenfahrten schnell übel wurde. Arghan Howl war 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Text_20_body"><text:span text:style-name="T479">Dania legte </text:span><text:span text:style-name="T522">die</text:span><text:span text:style-name="T479"> </text:span><text:span text:style-name="T522">Sorge, dass</text:span><text:span text:style-name="T479"> sie erwischt worden war, schnell ab. Sie freute sich, dass endlich etwas passierte und sie Besuch bekam. „Schön, dass endlich jemand hier auftaucht! In diesem Provinznest langweilt man sich ja völlig zu Tode.“</text:span></text:p>
      <text:p text:style-name="P411">„<text:span text:style-name="T404">Wir beschaffen dir schon bald etwas Arbeit.“ sagte Howl im vorbeigehen und öffnete die Tür zu der Hütte. Joran lächelte Dania abschließend zu und stieg mit hinab durch die Falltür. Varg zögerte.</text:span></text:p>
      <text:p text:style-name="P411">„<text:span text:style-name="T404">Fangt schon mal ohne mich an“, rief er ihnen nach, „ich wäre gerne noch ein bisschen an der frischen Luft.“</text:span></text:p>
      <text:p text:style-name="P411">Dania sah ihn mitleidig an. „Waren die Straßen wieder zu holprig?“ Varg verzog das Gesicht und setzte sich neben sie.</text:p>
      <text:p text:style-name="P411">„<text:span text:style-name="T404">Ja, und das Gerede der beiden hat es nicht unbedingt besser gemacht. Sie haben mich die ganze Fahrt lang über meinen Zu</text:span><text:soft-page-break/><text:span text:style-name="T404">stand ausgefragt, wo ich genau die Übelkeit fühle und diskutiert, welches meiner Organe wohl dafür verantwortlich ist. Darüber nachzudenken, war meiner Gesundheit nicht unbedingt förderlich...“ Dania lachte.</text:span></text:p>
      <text:p text:style-name="P411"><text:span text:style-name="T11">Das ist so typisch für Joran,</text:span><text:span text:style-name="T404"> dachte sie. </text:span><text:span text:style-name="T11">Er will ständig gutes tun, aber am Ende macht seine Wissenschaft nur alles unangenehmer und komplizierter. </text:span><text:span text:style-name="T404">Doch Varg schien nicht wirklich über Joran reden zu wollen.</text:span></text:p>
      <text:p text:style-name="P411"><text:span text:style-name="T405">Sie sprach ihn lieber auf seinen Alltag an. </text:span>„<text:span text:style-name="T404">Wie ist es im Orden? Hat sich etwas verändert, seit du nicht mehr so viel da bist? Wundert sich jemand?“</text:span></text:p>
      <text:p text:style-name="P411">„<text:span text:style-name="T405">Ich denke nicht, dass jemand Verdacht schöpft. Immer mal wieder habe ich ja auch Erfolge. Zum Beispiel, als wir zwei neulich das Diebesversteck ausgehoben haben? Als wir…“ Er stockte kurz.</text:span></text:p>
      <text:p text:style-name="P411">„<text:span text:style-name="T405">Ja ich erinnere mich“, unterbrach ihn Dania. „du hast ihnen das als Ermittlungserfolg verkauft? Wir haben da doch ein totales Chaos hinterlassen. Du hast ihnen doch nicht etwas alles von der Aktion...“</text:span></text:p>
      <text:p text:style-name="P411">„<text:span text:style-name="T405">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411">Dania stockte. „Oh. Ist so etwas nicht total ungewöhnlich?“</text:p>
      <text:p text:style-name="P411">„<text:span text:style-name="T405">Nein, sie haben es nur für eine reinere Form von Brocken gehalten.“, beruhigte Varg sie. „Der Vorfall wurde unter 'Keine besonderen Vorkommnisse' abgeheftet.“</text:span></text:p>
      <text:p text:style-name="P411">Dania zwinkerte ihm zu. „Also ich wüsste da ein besonderes Vorkommnis...“ doch sie brach ab, es war offensichtlich, dass Varg nicht darüber reden wollte.</text:p>
      <text:p text:style-name="P411">Wie um ihr den Gedanken auszutreiben, sprach er über den Orden. „Es war echt schön, mal wieder unter meinen Brüdern zu sein. Auch wenn sie keine Ahnung haben, was ich in meiner Abwesenheit tue, ich bin ein Mitglied der Gemeinschaft, und <text:soft-page-break/>das tut gut. Ein bisschen schäme ich mich auch… für das, was wir getan haben…“</text:p>
      <text:p text:style-name="P411">Dania zuckte mit den Schultern. „Die Leute, die wir umgebracht haben, waren nicht gerade die reinsten Engel. Lagon ist besser dran ohne sie.“</text:p>
      <text:p text:style-name="P411">Varg wehrte ab. „Nein, das meine ich gar nicht. Egal. Ich fühle mich, als hätte ich etwas wieder gut zu machen, ich habe an J'zharr gesündigt.“</text:p>
      <text:p text:style-name="P411">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p>
      <text:p text:style-name="P411">Varg stieß ihre Hand fort <text:span text:style-name="T773">und</text:span> stand auf. „Vergiss es. Lass uns runtergehen und etwas produktives tun. Die anderen beiden hecken sicher schon wieder etwas aus.“</text:p>
      <text:p text:style-name="P413">Er weicht wieder einmal aus. Na gut, ich gebe ihm besser etwas Zeit. Er war wohl wieder zu lange im Orden…</text:p>
      <text:p text:style-name="P411">Sie nickte zustimmend. Die beiden gingen in die Hütte, hoben die Falltür an und kletterten in den Keller, wo Arghan und Joran über kompliziert aussehenden Skizzen brüteten.</text:p>
      <text:p text:style-name="P411">„<text:span text:style-name="T406">Ah, da seid ihr ja, unsere Lieblingsattentäter!“, sagte Arghan. „kommt her, wir haben zu tun.“</text:span></text:p>
      <text:p text:style-name="P411">„<text:span text:style-name="T406">Wer ist denn als nächstes auf der Liste?“, fragte Varg.</text:span></text:p>
      <text:p text:style-name="P411">„<text:span text:style-name="T406">Ihr müsst zum Glück erstmal niemanden ermorden“, sagte Joran. „Marcin hat ein paar andere Möglichkeiten offengelegt, wie wir vorankommen.“</text:span></text:p>
      <text:p text:style-name="P411">„<text:span text:style-name="T406">Das kann aber etwas schwieriger als Mord werden, Tote reden nicht, also lasst die Finger von euren Klingen“, witzelte Arghan.</text:span></text:p>
      <text:p text:style-name="P411"><text:span text:style-name="T345">Mord? Die stellen sich das aber </text:span><text:span text:style-name="T346">einfach</text:span><text:span text:style-name="T345"> vor. Diese Stümper. Nun, man kann ihnen kaum vorwerfen, dass sie noch nie jemanden getötet haben.</text:span></text:p>
      <text:p text:style-name="P411">Dania kicherte in sich hinein, als sie merkte, wie viel näher <text:soft-page-break/>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p>
      <text:p text:style-name="P411">Die Männer, die sie getötet hatte, waren ihr noch gut im Gedächtnis. Gabor, Kenin, Darn, Hakun, und all die anderen, deren Namen sie nicht einmal kannte – und Namen nie wieder eine Rolle spielen würden.</text:p>
      <text:p text:style-name="P413">Blut gäbe einen schönen Nagellack ab. Ich sollte das tragen, als geheimes Symbol meiner Macht, das nur ich verstehe.</text:p>
      <text:p text:style-name="P411">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p>
      <text:p text:style-name="P413">Verdammt, schon das mit Gabor hätte ganz anders laufen können. Und dann stände ich wohl kaum heute hier und würde mit diesen Männern reden.</text:p>
      <text:p text:style-name="P411">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p>
      <text:p text:style-name="P411"><text:soft-page-break/>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413">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411">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p>
      <text:p text:style-name="P411">Nun, ein paar dieser Leute hatte sie wohl höchstpersönlich umgebracht. Kenin und Darn hätten sie wohl eher gebraucht, als ihnen bewusst gewesen war, und Hakun wäre ihr definitiv ein guter Arbeitgeber gewesen.</text:p>
      <text:p text:style-name="P413">Zu den Inquisitoren kann ich nicht gehen. Zu viel meiner Arbeit beruht darauf, dass ich <text:span text:style-name="T683">Alchemie</text:span> und weibliche Reize einsetze – darauf würde sich nicht einmal ein Inquisitor einlassen, der scheinheilig genug ist, sich eine Attentäterin zuzulegen. Thorn ist hier wohl eine prominente Ausnahme, aber genau weil er ein Ausnahme-Inquisitor ist, ist er auch nicht mehr im Orden.</text:p>
      <text:p text:style-name="P411">Auch im großen Rest der Leute von Lagon war <text:span text:style-name="T683">Alchemie</text:span> wohl noch ein zu großes Tabu – anders konnte sie sich nicht erklären, dass Varg und sie mit diesen Taktiken so viel Erfolg hatten. Bor musste wohl erst noch ein bisschen in Mode kommen, bis ihr Alleinstellungsmerkmal marktfähig wäre.</text:p>
      <text:p text:style-name="P411"><text:soft-page-break/>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411">Arghan war die perfekte Wahl, sie arbeitete ja bereits mit ihm zusammen, und beide wussten, das der jeweils andere Dreck am Stecken hatte. Niemand würde wollen, dass die Geheimnisse des jeweils anderen ans Licht kamen.</text:p>
      <text:p text:style-name="P411"><text:span text:style-name="T334">Sie könnte wohl auch weiter mit Joran zusammenarbeiten, und</text:span><text:span text:style-name="T335">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411"><text:span text:style-name="T335">„</text:span><text:span text:style-name="T336">Verstanden, Dania?“ Sie schreckte aus ihren Gedanken auf. Die drei starrten sie an.</text:span></text:p>
      <text:p text:style-name="P411">„Dabei ist sie doch gerade nüchtern“, witzelte Arghan.</text:p>
      <text:p text:style-name="P411">Dania ging nicht darauf ein. „Äh, tut mir leid, ich war abgelenkt. Was soll ich tun?“</text:p>
      <text:p text:style-name="P411">Joran lächelte sie an. „Dich in ein Haus schleichen und versuchen, etwas über den Bewohner herauszufinden. <text:span text:style-name="T609">Er hat bestimmt Dreck am Stecken, wer hat das nicht.</text:span> <text:span text:style-name="T609">D</text:span>u sollst einen stichfesten Beweis finden, damit wir ihn damit erpressen können.“</text:p>
      <text:p text:style-name="P411">Dania zuckte mit den Schultern. „Ich bräuchte ein paar Bor-Mischungen dafür, denke ich. Und das da ist der Grundriss seines Hauses?“</text:p>
      <text:p text:style-name="P411"><text:span text:style-name="T336">Joran nickte. „Er ist Hauptmann der </text:span><text:span text:style-name="T337">Miliz</text:span><text:span text:style-name="T336">, das heißt, es wird ein paar Alarmanlagen und Wachen geben. </text:span><text:span text:style-name="T337">Aber nichts, womit du nicht fertig wirst. Varg kann außen warten, und dich rausholen, wenn es eng wird – aber reingehen musst du alleine, zu </text:span><text:soft-page-break/><text:span text:style-name="T337">zweit wärt ihr zu auffällig. Außerdem soll die Aktion eher ruhig ablaufen, da bist du besser geeignet als Varg, nichts für ungut.“</text:span></text:p>
      <text:p text:style-name="P411">Varg grinste. Er verstand das wohl als Kompliment. Die Novizen konkurrierten mit der Miliz um die Autorität in der Stadt, und er hatte nicht viel für sie übrig.</text:p>
      <text:p text:style-name="P411">„In Ordnung, wenn du mich gut ausstattest, sollte das kein Problem sein. Nach was für einem Beweis suche ich denn?“</text:p>
      <text:p text:style-name="P411">„Bilder, verdächtige Abrechnungen, ein Tagebuch vielleicht. Du findest schon etwas.“</text:p>
      <text:p text:style-name="P411">Dania nickte. „Wie ein Tagebuch aussieht, weiß ich. Wann geht es los?“</text:p>
      <text:p text:style-name="P411"><text:span text:style-name="T337">Varg meldete sich zu Wort. „Ich brauche noch </text:span><text:span text:style-name="T338">eine Nacht</text:span><text:span text:style-name="T337">, ich muss heute Nacht etwas für den Orden erledigen. Wir können uns morgen Abend bei seinem Haus treffen. Wischen wir dieser Schwuchtel eins aus.“ Dania stimmte dem zu. </text:span><text:span text:style-name="T338">Joran gab noch zu Bedenken, dass er zwei Tage benötigte, um die nötigen Pulver zusammenzumischen, aber schon alle Zutaten hier hatte.</text:span></text:p>
      <text:p text:style-name="P411"><text:span text:style-name="T337">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338">alles zusammen?“</text:span></text:p>
      <text:p text:style-name="P411">Joran nickte. Varg und Arghan gingen, während Dania nochmal über die Pläne beugte. Doch kurz danach viel ihr noch etwas ein, und sie kletterte nach draußen, um den beiden noch nachzueilen. Sie holte Arghan kurz vor der Kutsche ein.</text:p>
      <text:p text:style-name="P411">„Mr. Howl, warten Sie kurz. Ich wollte Sie noch etwas fragen.“</text:p>
      <text:p text:style-name="P411">Varg und Arghan hielten an und drehten sich zu ihr. „Ja, was ist?“</text:p>
      <text:p text:style-name="P411">„Thorn lastet mich nicht gerade aus, und ich werde hier nur in Brocken bezahlt. Sie haben doch sicher noch andere Proble<text:soft-page-break/>me als nur diese kleine Intrige, und können sich jemand wie mich auch leisten, nicht wahr?“</text:p>
      <text:p text:style-name="P411">Arghan nickte zögernd.</text:p>
      <text:p text:style-name="P411">Dania fuhr fort. „Nun, benötigen Sie meine Dienste? Ich bin gut, und bei der Arbeit nicht auf Brocken. Sie können sich auf meine Arbeit verlassen, Sie sehen ja, was wir in so kurzer Zeit geschafft haben. Und ich weiß bereits genug über Sie, dass Sie mir sowieso mit ihrer schmutzigen Wäsche vertrauen müssen.“</text:p>
      <text:p text:style-name="P411">Arghan schaute zu Boden und überlegte kurz. „Ich behalte es im Hinterkopf. Wenn ich dich einmal brauche, lasse ich es dich wissen. Die Bezahlung wird angemessen sein.“</text:p>
      <text:p text:style-name="P411">Dania bedankte sich, umarmte Varg zum Abschied und ging zurück zur Hütte, während die beiden Männer hinter ihr in die Kutsche stiegen. Im Labor war Joran schon wieder am arbeiten. Dania sah ihm eine Weile schweigend zu.</text:p>
      <text:p text:style-name="P411">Sie hielt die Stille jedoch nicht lange aus. Ihr war heute schon lange genug langweilig gewesen. „Ich hoffe nur, ich finde einen Beweis, und erkenne ihn auch. Ich kann doch nicht einmal lesen.“</text:p>
      <text:p text:style-name="P411"><text:span text:style-name="T338">Ohne den Blick von seiner Arbeit zu nehmen, fragte Joran ungläubig nach. „Du kannst nicht lesen? </text:span><text:span text:style-name="T339">Hat dir das denn niemand beigebracht</text:span><text:span text:style-name="T340">?“</text:span></text:p>
      <text:p text:style-name="P411">Dania schnaubte. „<text:span text:style-name="T608">Wer denn, mein Vater?</text:span> <text:span text:style-name="T608">Der </text:span>ließ mich betteln oder stehlen, und betrank sich dann von dem, was ich bekam. Alles was ich weiß, musste ich auf der Straße selbst lernen, bis ihr mir Unterricht in der Kunst des Tötens gegeben habt.“</text:p>
      <text:p text:style-name="Text_20_body"><text:span text:style-name="T354">Joran schüttelte den Kopf, </text:span><text:span text:style-name="T355">blickte aber nicht von seiner Arbeit auf</text:span><text:span text:style-name="T354">. „Dann hätte ich dir wohl zuerst </text:span><text:span text:style-name="T356">lesen beibringen sollen. So etwas ist wichtig! Wenn man einmal lesen gelernt hat, fällt der ganze Rest sofort viel leichter. Vielleicht sollte ich dich erst einmal in unsere Schule stecken, wenn das alles hier vorbei ist.“</text:span></text:p>
      <text:p text:style-name="P411">Dania schnaubte. „Niemand steckt mich in eine Schule, wenn schon, dann gehe ich selbst dahin. Ich arbeite lieber, als <text:soft-page-break/>zu lernen. Da bin ich meine eigene Herrin.“</text:p>
      <text:p text:style-name="P411">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11">Dania lachte verächtlich. „Ein normales Leben? Diese Chance hatte ich nie. Was gehört denn alles zu einem normalen Leben?“</text:p>
      <text:p text:style-name="P411">„Naja, eine stabile Arbeit, sodass man sich ohne größere Risikos einen Lebensunterhalt verdienen kann, Freunde, die einen unterstützen können und für die man da ist, eine Familie...“</text:p>
      <text:p text:style-name="P411"><text:span text:style-name="T341">„Auf eine Familie kann ich gut und gerne verzichten. </text:span><text:span text:style-name="T342">Freunde hatte ich nie.</text:span><text:span text:style-name="T341"> Und </text:span><text:span text:style-name="T342">was ich tue, macht mir Spaß</text:span><text:span text:style-name="T341">. Attentäterin zu sein ist die erste Arbeit, auf die ich so etwas wie stolz sein kann. Ich bin unabhängig, muss meinen Körper nicht verkaufen, </text:span><text:span text:style-name="T342">und… und ich mag es, mit Varg und dir zu arbeiten.“</text:span></text:p>
      <text:p text:style-name="P411">Jetzt hielt Joran beim mischen inne. „Du… oh. Danke!“ er sah ziemlich verwirrt aus, als wüsste er nicht so recht, wie er das einordnen sollte.</text:p>
      <text:p text:style-name="P411">Dania lächelte und trat neben ihn. Sie legte ihm eine Hand auf den Rücken. „Ja, ich mag dich, und Varg auch. Ich glaube tatsächlich, euch beide würde ich meine Freunde nennen.“</text:p>
      <text:p text:style-name="P411">Joran drehte seinen Kopf leicht zu ihr. Er legte den Stößel weg, den er gerade in der Hand hatte.</text:p>
      <text:p text:style-name="P411"><text:span text:style-name="T342">Dania redete weiter. „Ihr beiden seid </text:span><text:span text:style-name="T339">beinahe </text:span><text:span text:style-name="T342">die ersten, die ich so bezeichnen würde. </text:span><text:span text:style-name="T339">Nur mit einer Frau habe ich mich besonders gut verstanden, sie war die Einzige mit einer guten Seele weit und breit. Und n</text:span><text:span text:style-name="T342">atürlich gab es immer Leute in meinem Alter in meinem Viertel, aber da kam es sehr stark darauf an, wer den Kunden bekommen hat, wer das Almosen bekam und wer nicht, und so konnte ich sie nie als Freunde sehen. </text:span><text:span text:style-name="T343">Ich bin ziemlich froh, euch getroffen zu haben.</text:span><text:span text:style-name="T342">“ Sie nahm die Hand von Jorans Rücken.</text:span></text:p>
      <text:p text:style-name="P411"><text:soft-page-break/><text:span text:style-name="T343">Joran taute</text:span><text:span text:style-name="T342"> wieder auf. Er schwieg noch etwas, dann setzte er an. </text:span></text:p>
      <text:p text:style-name="P411"><text:span text:style-name="T342">„Du bist die erste, die mehr in mir sieht als den seltsamen Freak, der mit seinen Büchern redet. Die nicht sofort </text:span><text:span text:style-name="T343">die Nase rümpft, wenn ich den Raum betrete.“ er schwieg kurz, und schien sich etwas Mut zusammenzunehmen.</text:span></text:p>
      <text:p text:style-name="P411">„Danke“, sagte er.</text:p>
      <text:p text:style-name="P10"/>
      <text:h text:style-name="P686" text:outline-level="1"><text:bookmark-start text:name="__RefHeading___Toc7112_1886493331"/>Thorn – wird zum Ratsmitglied ernannt, plant mit Marcin und Arghan die Machtergreifung, Arghan erzählt ihm von Danias Anfrage<text:bookmark-end text:name="__RefHeading___Toc7112_1886493331"/></text:h>
      <text:p text:style-name="P3"/>
      <text:p text:style-name="P3"><text:tab/><text:span text:style-name="T409">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3"><text:tab/><text:span text:style-name="T12">Ein Raum, der meiner würdig ist, und der Zukunft, die ich dieser Stadt bringe.</text:span></text:p>
      <text:p text:style-name="P11"><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4"><text:span text:style-name="T324"><text:tab/></text:span><text:span text:style-name="T410">Und noch war seine neue Position keinesfalls gesichert.</text:span></text:p>
      <text:p text:style-name="P4"><text:soft-page-break/><text:tab/>„<text:span text:style-name="T410">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4"><text:tab/><text:span text:style-name="T411">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4"><text:tab/>„<text:span text:style-name="T411">Wundert es euch nicht, dass -“, setzte ein anderes Ratsmitglied an, ein etwas älterer, fragil wirkender Herr, wurde jedoch vom Patrizier unterbrochen, der die Sitzungsleitung innehatte.</text:span></text:p>
      <text:p text:style-name="P4"><text:tab/>„<text:span text:style-name="T411">Ihnen wurde das Rederecht nicht erteilt. Stellen sie einen diesbezüglichen Antrag auf Rederecht beim Ratspräsidiumskomitee und ihnen wird das Wort erteilt.“</text:span></text:p>
      <text:p text:style-name="P4"><text:tab/><text:span text:style-name="T411">Ratsinquisitor Callen, der Rederecht zu haben schien, sprang ein und vollendete die Frage. </text:span>„<text:span text:style-name="T411">Ist es für niemanden hier beunruhigend, dass zwei der Unterschriften auf dem Formular auf eine Zeit datiert wurden, bevor dieser Platz im Rat überhaupt frei wurde? Zwei der Unterstützer scheinen vor Hakuns Tod unterschrieben -“</text:span></text:p>
      <text:p text:style-name="P4"><text:tab/><text:span text:style-name="T411">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text:span><text:soft-page-break/><text:span text:style-name="T411">formalen Kriterien der Kandidatur zuzulassen.“</text:span></text:p>
      <text:p text:style-name="P4"><text:tab/><text:span text:style-name="T13">Ich hoffe, ich werde mich auch weiter nicht </text:span><text:span text:style-name="T14">all zu sehr</text:span><text:span text:style-name="T13"> mit diesen Formalien beschäftigen müssen. Ich habe ja wohl dringenderes zu tun als Satzungen nach Schwächen und Fehlern zu durchsuchen. </text:span><text:span text:style-name="T330">Thorn wurde immer ungeduldiger, je länger das Verfahren dauerte. </text:span><text:span text:style-name="T67">Aber wenn ich mich dafür nicht zusammenreißen kann, dürfte es auch mit dem Rest der Privilegien und Chancen, die mit dem Amt verbunden sind, schlecht aussehen...</text:span></text:p>
      <text:p text:style-name="P5"><text:tab/><text:span text:style-name="T412">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nur ein „Ratsinquisitor Callen, wenn ich bitten darf!“ einwerfen konnte. </text:span></text:p>
      <text:p text:style-name="P12"><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5"><text:tab/>„<text:span text:style-name="T412">Ich vernehme keinen Widerspruch, also verfahren wir so“, sagte der Patrizier und wies einen der Beamten des Ratspräsidiumskomitees an, Thorn eine Plakette sowie einige Unterlagen zu bringen. Der frettchenhafte Beamte gab einen juristischen </text:span><text:soft-page-break/><text:span text:style-name="T412">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5"><text:tab/><text:span text:style-name="T413">Damit verschwand der Beamte wieder hinter den Pulten, von denen aus das Ratspräsidiumskomitee sein Werk tat, um die Ratssitzungen zu verwalten und zu gewährleisten, dass die Mühlen der Bürokratie möglichst geräuschlos arbeiteten.</text:span></text:p>
      <text:p text:style-name="P5"><text:tab/>„<text:span text:style-name="T413">Wir haben noch die Frage der Ämterkumulation zu klären, Ihr seid bereits Magister des achten Bezirks, nicht wahr? Ist die Versammlung einverstanden, wenn Herr von Hartlingen beide Ämter gleichzeitig innehält?“</text:span></text:p>
      <text:p text:style-name="P5"><text:tab/><text:span text:style-name="T413">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5"><text:tab/><text:span text:style-name="T413">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5"><text:tab/><text:span text:style-name="T413">Der Rest der Sitzung verlief ohne besondere Vorkommnisse, </text:span><text:span text:style-name="T778">nicht nur </text:span><text:span text:style-name="T413">der Patrizier schien gewillt zu sein, die Sitzung hinter </text:span><text:soft-page-break/><text:span text:style-name="T413">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5"><text:tab/><text:span text:style-name="T413">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5"><text:tab/><text:span text:style-name="T15">Ein Mann mit Idealen würde nun vielleicht darüber nachdenken, wie die ganze Stadt einst so aussehen sollte – ich muss mir so etwas nicht vorlügen. Schön ist es hier, und schön werde ich es hier haben.</text:span></text:p>
      <text:p text:style-name="P13"><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461">um</text:span> ein letztes Mal <text:span text:style-name="T461">zu </text:span>schwitzen und konspirative Gespräche <text:span text:style-name="T461">zu </text:span>füh<text:soft-page-break/>ren.</text:p>
      <text:p text:style-name="P5"><text:tab/><text:span text:style-name="T414">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5"><text:tab/>„<text:span text:style-name="T415">Gut gemacht, heute im Rat“, begrüßte er Arghan. „Ich musste ja nicht ein Wort der Bewerbung sagen. Wie hast du andere Bewerber verhindert? Und du, Marcin, gibt’s was neues aus deinen Bezirken?“</text:span></text:p>
      <text:p text:style-name="P5"><text:tab/><text:span text:style-name="T415">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5"><text:tab/><text:span text:style-name="T416">Marcin schaute auf den Boden, während Thorn sich seines Anzugs entledigte. Auf seinem Schoß hatte er ein weißes Handtuch drapiert – die Falten, die es warf, sahen so zufällig aus, dass sie schon fast absichtlich so angeordnet zu sein schienen.</text:span></text:p>
      <text:p text:style-name="P5"><text:tab/>„<text:span text:style-name="T416">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5"><text:tab/>„<text:span text:style-name="T416">Oh, du weißt schon, dass ich jetzt nicht mehr Magister bin, oder? Wir werden einiges an direkter Kontrolle im achten Bezirk verlieren.“ Thorn setzte sich hin.</text:span></text:p>
      <text:p text:style-name="P5"><text:tab/><text:span text:style-name="T416">Marcin schaute wieder auf. </text:span>„<text:span text:style-name="T416">Dann müssen wir hoffen, dass die Betriebe sich auch trotz Steuerbelastung halten können – während du noch die Macht hattest, haben uns deine Steuerein</text:span><text:soft-page-break/><text:span text:style-name="T416">treiber zumindest verschont. So schlimm wäre das aber auch nicht, wenn das Experiment der Legalität nicht funktioniert, aus Brocken und Prostitution haben wir immer noch genug Einnahmen.“</text:span></text:p>
      <text:p text:style-name="P5"><text:tab/><text:span text:style-name="T416">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5"><text:tab/>„<text:span text:style-name="T416">Das sind gravierende Probleme, die wir eigentlich vermeiden können sollten. Haben wir nicht noch einen loyalen Mann, den wir auf den Posten setzen könnten?“</text:span></text:p>
      <text:p text:style-name="P5"><text:tab/>„<text:span text:style-name="T416">Vielleicht will diese Dania ja die Stelle“, witzelte Arghan. „Sie hat mich sowieso nach Arbeit gefragt. Vielleicht – liegt ihr ja die Verwaltung und das </text:span><text:span text:style-name="T774">B</text:span><text:span text:style-name="T416">efehlen? Sie hat ja im gehorchen schon genug Erfahrung.“ sein ironischer Unterton war unüberhörbar. Thorn stutzte jedoch.</text:span></text:p>
      <text:p text:style-name="P5"><text:tab/>„<text:span text:style-name="T416">Wie, sie hat dich nach Arbeit gefragt? Worum ging es genau?“</text:span></text:p>
      <text:p text:style-name="P5"><text:tab/>„<text:span text:style-name="T416">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5"><text:tab/><text:span text:style-name="T16">Was? Ist sie verrückt? Mit ihrem Wissen über meine Machenschaften, erwägt sie es wo anders zu arbeiten? Nicht, dass dieses Mädchen mir noch gefährlich werden kann… bei J'zharr, diese Hure ist wirklich unberechenbar.</text:span></text:p>
      <text:p text:style-name="P14"><text:tab/>„Dreckige Wäsche, ja? Hat sie es formuliert wie, naja, wie eine versteckte Drohung?“</text:p>
      <text:p text:style-name="P5"><text:soft-page-break/><text:tab/><text:span text:style-name="T416">Arghan wurde unruhig. </text:span>„<text:span text:style-name="T416">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5"><text:tab/><text:span text:style-name="T417">„Ja, allerdings. Sie kommt dafür nicht in Frage, der Rat würde sich nie von einer solchen Person überzeugen lassen. Eine Frau in politischen Ämtern, jaja. Das hat Lagon noch nicht gesehen!“</text:span></text:p>
      <text:p text:style-name="P5"><text:tab/><text:span text:style-name="T417">Marcin und Arghan stimmten in sein Gelächter mit ein. Thorn ging die Sache mit Dania jedoch nicht aus dem Kopf. </text:span><text:span text:style-name="T17">Dass ich wirklich dachte, ich könnte sie kontrollieren… aber bei solchen Junkies kann man eben nie wissen. </text:span><text:span text:style-name="T417">Er wischte den Gedanken beiseite.</text:span></text:p>
      <text:p text:style-name="P15"><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31"><text:span text:style-name="T357"><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text:span><text:span text:style-name="T358">Kaltes</text:span><text:span text:style-name="T359"> </text:span><text:span text:style-name="T357">Wasser zur industriellen Nutzung, nur ein Beispiel. </text:span><text:span text:style-name="T358">Dampf hat uns schon so weit nach vorne gebracht, was könnten wir mit Wasser erst tun?</text:span><text:span text:style-name="T357">“</text:span></text:p>
      <text:p text:style-name="P7"><text:tab/>„<text:span text:style-name="T417">Was? Du willst ernsthaft mit Wasser arbeiten? Das ist ja widerlich.“ Marcin rümpfte die Nase. Thorn schaute nur etwas irritiert, was Arghan da vorzuschlagen schien.</text:span></text:p>
      <text:p text:style-name="P7"><text:tab/>„<text:span text:style-name="T417">Ich weiß, ich weiß. Über Wasser gibt es ein gesellschaftliches Tabu, klar. Ist euch aber überhaupt klar, woher das </text:span><text:soft-page-break/><text:span text:style-name="T417">kommt? Vor ein paar hundert Jahren haben die Leute Wasser noch für alles mögliche benutzt, </text:span><text:span text:style-name="T789">auch ohne es vorher abzukochen und zu segnen. Z</text:span><text:span text:style-name="T417">um waschen, zum trinken. Tiere trinken ja auch völlig ungeniert aus Pfützen.“</text:span></text:p>
      <text:p text:style-name="P7"><text:tab/><text:span text:style-name="T417">Marcin wurde das zu bunt. </text:span>„<text:span text:style-name="T417">Ja, deswegen sind wir ja auch Menschen und keine Tiere. Wir haben eben Verstand.“</text:span></text:p>
      <text:p text:style-name="P7"><text:tab/>„<text:span text:style-name="T417">Nein, wie gesagt, das ist nur die Gesellschaft, die sagt, das Wasser schlecht für uns ist, sogar böse. Dass wir kein </text:span><text:span text:style-name="T775">ungekochtes</text:span><text:span text:style-name="T417"> Wasser mehr benutzen, ist ja eben kein gesellschaftlicher Fortschritt gewesen – der Orden der heiligen Flamme hat das nach dem Krieg der Götter verboten, und seitdem ist es für uns normal. Thorn, du kennst doch die ganzen Sagen -“</text:span></text:p>
      <text:p text:style-name="P7"><text:tab/><text:span text:style-name="T417">Thorn mischte sich ein. „Ja, es stimmt schon, das Wasserverbot kommt noch aus der Zeit des Götterkrieges, weil Q'holi für den Tod J'zharrs verantwortlich gemacht wird. </text:span><text:span text:style-name="T776">Deswegen ist abgekochtes Wasser trotzdem rein, weil das abkochen den Sieg des Feuers über das Wasser symbolisiert.</text:span><text:span text:style-name="T417">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6"><text:tab/><text:span text:style-name="T417">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text:span><text:soft-page-break/><text:span text:style-name="T417">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6"><text:tab/><text:span text:style-name="T418">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6"><text:tab/><text:span text:style-name="T418">Marcin stimmte zu. „Ja, da könnt ihr beschließen, so viel ihr wollt – die Macht in Lagon liegt wo anders. Und leider auch nicht vollständig bei den Dieben, wir müssen uns ja auch verstecken.“</text:span></text:p>
      <text:p text:style-name="P6"><text:tab/><text:span text:style-name="T418">Thorn nickte. „Und zwar vor den Leuten des Ordens – und vor den Milizen. Deswegen führt langfristig kein Weg daran vorbei, dass wir das Patriziat unter unsere Kontrolle kriegen.“</text:span></text:p>
      <text:p text:style-name="P6"><text:tab/><text:span text:style-name="T418">Arghan lachte auf. „An Ambitionen mangelt es dir freilich nicht. Also, was schlägst du vor?“</text:span></text:p>
      <text:p text:style-name="P6"><text:tab/>„<text:span text:style-name="T418">Der Patrizier hat in erster Linie drei Vorteile: er bestimmt über die Bezirke und damit über die 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text:span><text:soft-page-break/><text:span text:style-name="T418">die Milizen los, während wir gleichzeitig die militärische Macht haben, um dem Orden die Stirn bieten zu können.“</text:span></text:p>
      <text:p text:style-name="P6"><text:tab/><text:span text:style-name="T418">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6"><text:tab/>„<text:span text:style-name="T418">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6"><text:tab/>„<text:span text:style-name="T418">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6"><text:tab/>„<text:span text:style-name="T419">Und was diese Hauptleute betrifft,“, sagte Marcin und knackste mit den Fingerknöcheln. „überlasst das einfach mir.“</text:span></text:p>
      <text:p text:style-name="P6"/>
      <text:h text:style-name="P698" text:outline-level="1"><text:bookmark-start text:name="__RefHeading___Toc13844_1471151789"/><text:soft-page-break/>Stepanie – <text:span text:style-name="T680">Mia </text:span>bringt ihr das Lesen bei, <text:span text:style-name="T756">Varg &amp; </text:span>Orst komm<text:span text:style-name="T756">en</text:span> vorbei, <text:span text:style-name="T756">Orst</text:span> missbilligt das<text:bookmark-end text:name="__RefHeading___Toc13844_1471151789"/></text:h>
      <text:p text:style-name="P572"/>
      <text:p text:style-name="P585">Die beiden sitzen am Küchentisch, Mia zeigt ihr ein Buch über Saunas</text:p>
      <text:p text:style-name="P586">„Dampf entsteht, wenn man Wasser erhitzt. Das Feuer reinigt das Wasser und macht es zu Luft“</text:p>
      <text:p text:style-name="P587">Orst und Varg kommen vorbei, Orst ist entsetzt vom schamlosen Geschwätz über Wasser, und womit die Kinder verzogen werden. Er meint wieder, dass Frauen doch nicht lesen können müssen.</text:p>
      <text:p text:style-name="P588">Stepanie: „Ach, was kann man denn ohne Lesen so machen? Soll sie sich auch in der Fabrik zu Tode schuften wie ich? Da ist übrigens überall Wasserdampf. Oder lieber die Frau eines ehrbaren Diebes werden? So kann sie wenigstens eines Tages in der Verwaltung arbeiten. Seit Magister Thorn Ordnung in diesen Bezirk gebracht hat, eine ehrenwerte Aufgabe.“</text:p>
      <text:p text:style-name="P588">Orst eskaliert, <text:span text:style-name="T777">und will Mia das Buch wegnehmen. </text:span></text:p>
      <text:p text:style-name="P587">Stepanie pöbelt, dass er nicht so ist, wenn er alleine zu Besuch kommt.</text:p>
      <text:p text:style-name="P586">Orst lässt sich erst durch Varg beruhigen (wollte ihm beweisen wie hart er durchgreift und ideologisch auf einer Linie er ist?)</text:p>
      <text:p text:style-name="P585">Varg bringt an, dass Frauen auch ganz schön was drauf haben können. Als Beispiel kann <text:span text:style-name="T777">Varg </text:span>Dania nicht nennen, also nennt er Stepanie:</text:p>
      <text:p text:style-name="P585">„Stepanie zum Beispiel – schafft in der Fabrik, bringt alleine ihre Tochter durch, und das in Lagon, wo man es als alleinstehende Frau wirklich nicht leicht hat?“</text:p>
      <text:p text:style-name="P585">„Ich bin nicht allein – ich habe alle meine Freundinnen und Freunde. Und Orst natürlich!“</text:p>
      <text:p text:style-name="P572"/>
      <text:h text:style-name="P698" text:outline-level="1"><text:bookmark-start text:name="__RefHeading___Toc13846_1471151789"/><text:soft-page-break/>Marcin – trifft sich mit Dragan privat, es wird romantisch, keiner traut sich klar zu reden, Dragan muss auf die Toilette <text:span text:style-name="T419">(Formatierung)</text:span><text:bookmark-end text:name="__RefHeading___Toc13846_1471151789"/></text:h>
      <text:p text:style-name="P6"/>
      <text:p text:style-name="P32">Marcin fragte sich nach wie vor, ob es wirklich eine gute Idee war, sich mit Dragan zu treffen. <text:span text:style-name="T419">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33">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76">Zu lange habe ich das gedacht. Ich habe genug. So kann man doch nicht leben, als vollkommen leere Hülle. Auch wenn niemand das merken darf, ich bin ein Mensch und ich habe menschliche Bedürfnisse.</text:p>
      <text:p text:style-name="P76"><text:span text:style-name="T68">Dieser Sinneswandel war nicht allzu lange her – es hatte Klick gemacht, als er mit Dragan in diesem Café gesessen war und seinen Schritt – </text:span>Das ist nichts, womit ich mich jetzt ablenken sollte.</text:p>
      <text:p text:style-name="P34">Er ging durch die Straßen des <text:span text:style-name="T420">ersten Bezirks. Alles war ihm ungewohnt. Diese Ecke Lagons sah er nur selten; er fühlte hier nicht einmal die Notwendigkeit, seinen vorsichtigen Gang bei</text:span><text:soft-page-break/><text:span text:style-name="T420">zubehalten, mit dem er normal durch die Straßen der dunkleren Bezirke streifte. Er fühlte sich geradezu sicher. Im ersten Bezirk konnte man sich auch zu dieser späten Stunde noch sicher fühlen.</text:span></text:p>
      <text:p text:style-name="P35">Er konnte es gar nicht erwarten, Dragans Haus näherzukommen. Für zögern war es nun eh zu spät. Er würde diesen Sprung ins kalte Wasser wagen.</text:p>
      <text:p text:style-name="P35">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35">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35">Da war er an der Tür angekommen, die sich halb einschüchternd, halb einladend vor ihm aufbaute. Sie hatte zwei Flügel, was für Marcin ein ungewohnter Anblick war. In seiner Unkenntnis, ob das auch technischer Schnickschnack oder einfach nur <text:span text:style-name="T421">ein Klotz Holz zum schön anschauen, entschied er sich dafür sie einfach zu bewundern. Und anzuklopfen.</text:span></text:p>
      <text:p text:style-name="P36">Er hörte schwere Schritte hinter der Tür. Der rechte Flügel schwang auf. Dragan blickte ihn an, sein markantes, glattrasiertes Gesicht versuchte ein Lächeln, als wäre es solchen Luxus nicht gewohnt.</text:p>
      <text:p text:style-name="P36">„Komm herein, ich habe dich schon erwartet,“ sagte er, trat <text:soft-page-break/>zur Seite und bedeutete ihm, einzutreten.</text:p>
      <text:p text:style-name="P36">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36">Dragan geleitete ihn in ein offenes Zimmer, dass er wohl für Empfänge benutzte. Bedienstete waren keine zu sehen. Darüber war Marcin froh, Dragan schien von derselben Notwendigkeit für Diskretion auszugehen wie er.</text:p>
      <text:p text:style-name="P36">„<text:span text:style-name="T422">Keine Bediensteten, hm? Ich dachte, du kommandierst gerne?“ Marcin nutzte den Gedanken für eine Gesprächseröffnung.</text:span></text:p>
      <text:p text:style-name="P36">„<text:span text:style-name="T422">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36">„<text:span text:style-name="T422">Wein wäre mir fast lieber, wenn du so etwas hast. Trinke ich selten genug. Und ihr habt sicher besseren hier, als in unseren Gassen...“ Marcin grinste.</text:span></text:p>
      <text:p text:style-name="P37">Dragan nickte. „Das klingt nach einer guten Idee.“ er verschwand in einem Gang und kehrte kurz darauf mit einer Flasche und zwei Gläsern zurück.</text:p>
      <text:p text:style-name="P37">Marcin lehnte sich zurück, während Dragan ihre Gläser füllte. „<text:span text:style-name="T423">S</text:span>o lässt es sich leben! Könnte mir gefallen hier. Wen musstest du alles ermorden und ausrauben, um hier zu landen?“</text:p>
      <text:p text:style-name="P37">Dragan lachte. „<text:span text:style-name="T423">D</text:span>ie Miliz tut so etwas doch nicht, wir sind <text:span text:style-name="T423">die guten, wusstest du das nicht?“</text:span></text:p>
      <text:p text:style-name="P38">„Erzähl das mal den Opfern,“ schnaubte Marcin, „wer keine Steuern zahlen will oder gegen eure Gesetze verstößt ist da ganz schnell anderer Meinung...“ <text:span text:style-name="T1">Hm, sollte ich das Thema wirklich anschneiden?</text:span></text:p>
      <text:p text:style-name="P38"><text:soft-page-break/>Dragan kam ihm zuvor. „Ich würde nur ungern über die Arbeit reden heute... es lebt sich schon schwer genug mit solchen Zweifeln.“</text:p>
      <text:p text:style-name="P38">Da musste Marcin ihm zustimmen, ein Leben an der Waffe wurde durch moralische Bedenken nicht unbedingt angenehmer. Er nahm einen Schluck von seinem Wein. „Und ist dieser Luxus der Grund, warum <text:span text:style-name="T424">du dich für die Miliz entschieden hast?“ Marcin interessierte sich nur selten für andere Menschen und ihre Entscheidungen, und er musste feststellen, dass er sich über so etwas tatsächlich noch nie Gedanken gemacht hatte.</text:span></text:p>
      <text:p text:style-name="P39">Dragan verzog den Mund. „Nein, dafür hätte ich nicht zur Miliz gemusst. Meine Eltern hätten mir damals durchaus auch andere Wege ermöglicht... <text:span text:style-name="T425">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39">Marcins Grinsen wurde breiter. „Den Teil von dir, den niemand sehen darf? Schon absurd, dass sie töten eher akzeptieren als manche Formen der Liebe. Aber stimmt, in der Wache ist es leichter, mit so etwas davonzukommen, oder?“</text:p>
      <text:p text:style-name="P40">„Man wird sogar dazu ermuntert,“ sagte Dragan, ihm zuzwinkernd. „Alles was recht ist, um Männer dazu zu bringen, für den eigenen Zweck zu kämpfen.“</text:p>
      <text:p text:style-name="P40">„Die ganzen jungen Männer, mit denen man sich umkleidet, haben sicher auch nicht geschadet.“</text:p>
      <text:p text:style-name="P40">Dragan lachte. „Das war vielleicht ein unbewusstes Argument... wie ist das denn bei den Dieben, bist du auch deswegen zu denen?“</text:p>
      <text:p text:style-name="P40">„Ich hatte nicht wirklich eine Wahl. Ich wäre vielleicht auch ehrlich arbeiten gegangen statt nur ehrbar... aber die Diebe hatten die einzige Art von Arbeit in meiner Gegend, und zufällig war ich auch noch ziemlich gut darin. Es ist nicht einfach, das <text:soft-page-break/>so lange zu machen wie ich, aber ich hatte ein paar gute Lehrmeister. Und ich habe sie alle überlebt.“</text:p>
      <text:p text:style-name="P40">„Es ist schwer, Freunde sterben zu sehen... das kenne ich...“ Dragan legte mitfühlend eine Hand auf sein Knie.</text:p>
      <text:p text:style-name="P40">Marcin schnaubte. „Und gut die Hälfte davon auch noch durch meine eigene Hand. Es ist vor allem schwer, Freunde zu bleiben, wenn man niemandem trauen kann.“</text:p>
      <text:p text:style-name="P77">Seltsam, er nimmt seine Hand nicht von meinem Knie, nicht einmal nach solch einer Offenbarung? Das müsste mich jetzt misstrauisch machen, oder nicht?</text:p>
      <text:p text:style-name="P49">Dragan schaute zu Boden. „Dafür kann man kaum dich verantwortlich machen. Ich weiß, wie es ist, seine Tarnung auf jeden Fall aufrecht erhalten zu müssen. Egal, welches Opfer man dafür bringen muss.“</text:p>
      <text:p text:style-name="P49">Marcin wollte ausspucken, aber erinnerte sich noch rechtzeitig daran, dass sich das in noblen Häusern wie diesem nicht gehörte. „Ich habe es so satt. Eine Welt, in der wir uns nicht mehr verstecken müssten... dafür würde ich gerne töten.“</text:p>
      <text:p text:style-name="P49">Dragan schnaubte. „Keine Chance. Versuch doch mal zu schreien: 'Ja, ich stehe auf Männer!' In der nächsten Sekunde sind die verdammten Inquisitoren mit ihren Flammensplittern da und reinigen dich zu purer, reiner Asche. Hast du das schon einmal mit angesehen?“ </text:p>
      <text:p text:style-name="P49">Marcin schüttelte den Kopf. „Die Drohung ist so schon real genug. Ich wache jeden morgen mit der Angst auf, dass einer meiner Ex-Typen dem Verhör nicht stand gehalten hat und meinen Namen herausposaunt hat.“</text:p>
      <text:p text:style-name="P49">Dragan leerte sein Glas in einem Zug und füllte sich direkt nach. „Trinken wir – auf eine Welt, in der wir uns nicht mehr verstecken müssen.“</text:p>
      <text:p text:style-name="P78">Oh ja.<text:span text:style-name="T68">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text:span><text:soft-page-break/><text:span text:style-name="T68">gab seinen Profit ungern für Luxus aus. Er war ja doch nie entspannt genug, um ihn genießen zu können.</text:span></text:p>
      <text:p text:style-name="P78"><text:span text:style-name="T68">Doch jetzt merkte er, wie locker er sich in Dragans Gegenwart fühlte. </text:span><text:span text:style-name="T73">So unterschiedlich waren sie sich nicht, auch wenn sie auf verschiedenen Seiten kämpften. Und sie teilten ein Geheimnis, das sie zusammenschweißte wie keine ihrer Waffenbrüder.</text:span></text:p>
      <text:p text:style-name="P50">Dragan erhob sich. „Ich geh mal pissen. Bin gleich wieder da.“</text:p>
      <text:p text:style-name="P50">Marcin lehnte sich zurück und genoss das Schauspiel, dass sein Hintern beim weggehen bot.</text:p>
      <text:p text:style-name="P79"/>
      <text:h text:style-name="P686"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79"/>
      <text:p text:style-name="P50">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50">Doch konnte er dem Dieb trauen?</text:p>
      <text:p text:style-name="P79">Verdammt, er hat sogar selbst gesagt, dass er schon eigene Freunde umgebracht hat. Bestimmt war er nicht jedes mal der Verratene, der moralischste ist er ja nicht gerade. Gut möglich, dass mir das eines Tages auch passiert.</text:p>
      <text:p text:style-name="P79"><text:span text:style-name="T68">Doch warum sagte er das dann so offen? </text:span><text:span text:style-name="T74">War das eine Ma</text:span><text:soft-page-break/><text:span text:style-name="T74">sche? Wollte er gefährlich wirken? Nun, das war ihm gelungen. Dragan konnte nicht leugnen, dass ihn solche Geschichten nicht nur unangenehm berührten. Es lag vielmehr eine ganz eigene Faszination darin.</text:span></text:p>
      <text:p text:style-name="P51">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80">Zu dumm, dass ich mir meine verborgene Klinge nicht gleich umgeschnallt habe<text:span text:style-name="T68">, dachte Dragan. Aber er wollte Marcin erst einmal ohne solche Dinge begegnen, und hatte seinen Mut zusammengenommen. Er hatte ihm diese Chance aus bestem Wissen gegeben. </text:span>Und jetzt fühle ich mich nicht mehr sicher genug, um sie zu behalten?</text:p>
      <text:p text:style-name="P80"><text:span text:style-name="T68">Er nahm die Hand von der Klinke und ging in sein Schlafzimmer. </text:span><text:span text:style-name="T78">Er konnte nichts sehen, also zündete er die Kerze auf dem Nachttisch an. Da endlich sah er </text:span><text:span text:style-name="T68">das bereitliegende Holster samt Dolch, </text:span><text:span text:style-name="T78">nahm es</text:span><text:span text:style-name="T68">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80">Wahrscheinlich nicht einmal mit mir.</text:p>
      <text:p text:style-name="P80"><text:span text:style-name="T68">War es gefährlich, dass er bei dem Dieb so schwach wurde? Einmal hatte dieser seine offensichtliche Schwäche bereits ausgenutzt, </text:span><text:span text:style-name="T75">und Dragan schätzte Marcin klug und erfahren genug ein, sich die Stelle zu merken, und immer wieder darauf einzustechen, wenn es ihm nützlich wäre.</text:span></text:p>
      <text:p text:style-name="P81">Wenn er nur andere Stellen genauso gewissenhaft mit seinen <text:soft-page-break/>Stichen bedachte.</text:p>
      <text:p text:style-name="P41">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41">Er holte seinen Schwanz heraus. Es war nicht einfach zu pinkeln, halbsteif wie er durch seine Fantasien war. Dragan fluchte, halb über den störenden Umstand, halb darüber, dass er sich nicht kontrollieren konnte.</text:p>
      <text:p text:style-name="P81">Ruhig. So geht das nicht. </text:p>
      <text:p text:style-name="P41">Er atmete tief durch. Und fasste einen Entschluss.</text:p>
      <text:p text:style-name="P81">Wenn das der einzige Weg ist, soll es eben so sein.</text:p>
      <text:p text:style-name="P41">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das Bad.</text:p>
      <text:p text:style-name="P41">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41">Dragan stützte sein Knie auf dem Sofa ab. Seine rechte Hand fand Marcins Schulter, seinen Hals. Marcin legte die Hand auf seine Schenkel, strich nach oben.</text:p>
      <text:p text:style-name="P41">Als Dragan plötzlich eine Klinge in der Hand hatte.</text:p>
      <text:p text:style-name="P41">Zustieß.</text:p>
      <text:p text:style-name="P41"/>
      <text:p text:style-name="P41">Marcin blickte ungläubig. Schien das Geräusch des platzenden Polsters kaum wahrzunehmen, wie die Klinge seinen Hals streifte.</text:p>
      <text:p text:style-name="P52"><text:soft-page-break/>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52">Dragan hielt den Dolch fest umklammert, machte jedoch keine Anstalten aufzustehen.</text:p>
      <text:p text:style-name="P52">Marcin stand langsam auf, wie um Dragan nicht weiter durch plötzliche Bewegungen zu beunruhigen. Er machte auch keine Anstalten, eine Waffe zu ziehen.</text:p>
      <text:p text:style-name="P52">„Es ist nichts passiert, beruhige dich.“ Marcin strich sich beiläufig über den Hals, fand aber kein Blut an seinem Finger. „Du hälst deine Waffen nicht anständig scharf.“</text:p>
      <text:p text:style-name="P82">Ich wäre ihm jetzt so ausgeliefert. Das war sowas von nicht kühl und präzise. Wie ein Amateur.</text:p>
      <text:p text:style-name="P52">Dragan besann sich, raffte sich auf. „Ich – warte.“ Er stützte sich auf und versuchte aufzustehen, griff jedoch in eine Scherbe und fluchte.</text:p>
      <text:p text:style-name="P52">Marcin strich sich etwas imaginären Staub von der Schulter. „Ich verstehe dich, ich verstehe dich viel zu gut. Ich würde mir auch nicht trauen, wenn ich du wäre.“ Er kratzte sich an der unrasierten Wange und hörte auf, sich Dragan zu nähern.</text:p>
      <text:p text:style-name="P52">Dragan stand endgültig auf, steckte den Dolch weg. „Ich dir auch nicht. Ich mir auch nicht.“</text:p>
      <text:p text:style-name="P52">„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52">„Und ich habe mehr zu verlieren als eine schlaflose Nacht.“ Dragan zog sein loses Gewand näher an sich. „Schade.“</text:p>
      <text:p text:style-name="P52">Marcin hob sein Weinglas, leerte es, wandte sich zum gehen. „Vielleicht, wenn wir eines Tages mal auf derselben Seite ste<text:soft-page-break/>hen.“</text:p>
      <text:p text:style-name="P52">Marcin drehte sich um und ging zur Tür. Das Glas nahm er mit.</text:p>
      <text:p text:style-name="P82"/>
      <text:h text:style-name="P686" text:outline-level="1"><text:bookmark-start text:name="__RefHeading___Toc7393_734790973"/>Dania – während die beiden rumturteln, schleicht sie sich in Dragans Haus und findet Beweise für seine Homosexualität<text:bookmark-end text:name="__RefHeading___Toc7393_734790973"/></text:h>
      <text:p text:style-name="P42"/>
      <text:p text:style-name="P44"><text:span text:style-name="T426">Dania</text:span> war wie ein Dienstmädchen gekleidet. Arghan hatte ihr die Verkleidung besorgt, damit sie im ersten Bezirk nicht auffiel. Immerhin waren <text:span text:style-name="T426">einige</text:span> wachsame Augen auf die Straße gerichtet, trotz der späten Stunde. So gekleidet jedoch wirkte sie wie ein Dienstmädchen, das mit seinen Beschäftigungen im Verzug war. Nicht wie eine Einbrecherin und Spionin.</text:p>
      <text:p text:style-name="P44">Während sie <text:span text:style-name="T426">in die Straße ihres Ziels</text:span> bog, sah sie, <text:span text:style-name="T426">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44">Als sie den Eingang des Gartens erreichte, sah sie die Tür des Hauses gerade noch zugehen. Sie 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text:soft-page-break/>wurde.</text:p>
      <text:p text:style-name="P83">Diese Stille ist der größte Lohn, den ich in meinem Job zu erwarten habe.</text:p>
      <text:p text:style-name="P44">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83">Konzentriere dich.</text:p>
      <text:p text:style-name="P83"><text:span text:style-name="T68">Die Tür kam nicht infrage, aber einige der Fenster sahen aus, als könnte man sie aufhebeln. </text:span><text:span text:style-name="T76">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53">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53">Um das Fenster aufzuhebeln, holte sie einen Dolch hervor. Ihre Klappklinge wollte sie dafür nicht verwenden. Die war zu dünn, und wäre im schlimmsten Fall noch abgebrochen. Der Dolch war viel besser für diese Aufgabe geeignet.</text:p>
      <text:p text:style-name="P84"><text:span text:style-name="T68">Ein kurzer Kraftakt, ein leichtfüßiger Sprung, und sie war drinnen. Sie überlegte, ob sie die Kerze ausblasen sollte, entschied sich jedoch dagegen. </text:span><text:span text:style-name="T77">Das Licht konnte sie bei ihrer Suche gut gebrauchen.</text:span></text:p>
      <text:p text:style-name="P86"><text:span text:style-name="T88">Joran</text:span><text:span text:style-name="T68"> hatte gesagt, sie sollte sich auf die Suche nach einem </text:span><text:soft-page-break/><text:span text:style-name="T68">Beleg für ein geheimes Liebesleben machen. Dania wusste nicht so genau, was sie sich darunter vorstellen sollte, doch hier war sie nun und durchsuchte das Arbeitszimmer des Mannes. Ein </text:span><text:span text:style-name="T88">Hauptmann</text:span><text:span text:style-name="T68">, hatte </text:span><text:span text:style-name="T88">Joran</text:span><text:span text:style-name="T68"> gesagt... </text:span>dafür hätte ich mehr Wachen erwartet. <text:span text:style-name="T426">Das ist schon fast zu einfach.</text:span><text:span text:style-name="T88"> Ihre Alarmglocken klingelten.</text:span></text:p>
      <text:p text:style-name="P54">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85">Und <text:span text:style-name="T426">die anderen</text:span> mein<text:span text:style-name="T426">en</text:span> wirklich, ich wäre die richtige für den Job? Verdammt, ich kann doch nicht einmal lesen. Die Sache stinkt doch zum Himmel.</text:p>
      <text:p text:style-name="P54">Die Schubladen förderten nicht viel interessantes zu Tage, bis auf eine, die ein kleines Schloss hatte, und die Dania nicht aufbekam, egal, wie sehr sie daran rüttelte.</text:p>
      <text:p text:style-name="P85">Du Amateurin, als würde einmal rütteln nicht reichen. Du weckst noch das ganze Haus auf. Wie viele auch immer hier wohnen. Immerhin, diese Schublade sieht genau nach dem Ort auf, an dem Leute private Konversation aufbewahren würden.</text:p>
      <text:p text:style-name="P54">Schlösser zu knacken, war in ihrer Ausbildung noch nicht drangekommen, eine Schande. Sie klappte ihr Schwert auf und versuchte ein wenig in dem Schloss herumzustochern, aber ohne Erfolg.</text:p>
      <text:p text:style-name="P85">Bevor ich es noch kaputtmache, sollte ich lieber nach dem Schlüssel suchen.</text:p>
      <text:p text:style-name="P54">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87"><text:span text:style-name="T68">Ein Blick durch das Schlüsselloch versicherte ihr, dass der Gang dunkel war – unwahrscheinlich, dass sich dort draußen </text:span><text:soft-page-break/><text:span text:style-name="T68">jemand aufhielt. Sie öffnete die knarrende Tür so leise wie möglich, und quetschte sich durch einen winzigen Spalt ins Freie. Der Gang hatte drei Türen. Am einen Ende führte eine Treppe ins Obergeschoss, das andere machte eine Biegung, die von Licht angeschienen wurde, und aus der sie Stimmen hörte. </text:span><text:span text:style-name="T88">Sie</text:span><text:span text:style-name="T68"> konnte jedoch kein Wort verstehen.</text:span></text:p>
      <text:p text:style-name="P87">Das ist dann wohl die falsche Richtung.<text:span text:style-name="T68"> </text:span>Ich sollte mir erst einmal die Türen vornehmen.</text:p>
      <text:p text:style-name="P87"><text:span text:style-name="T68">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68"> Als sie wieder auf den Gang trat, hörte sie jedoch Schritte. Jemand näherte sich, und würde gleich um die Biegung kommen.</text:span></text:p>
      <text:p text:style-name="P87">Verdammt. Weinkeller oder Toillette? Wo soll ich mich eher verstecken?</text:p>
      <text:p text:style-name="P55">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55">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55">Gerade rechtzeitig. Der Mann, er trug ein weites Gewand über engen Hosenkleidern, ging in die Toillette. In der Hand trug er einen Dolch samt Anschnallgurte...</text:p>
      <text:p text:style-name="P88"><text:span text:style-name="T68">Nach ein paar Augenblicken, die ihr wie ewig vorkamen, verließ der Mann die Toillette wieder. Dania konnte aus der Dunkelheit heraus ein paar Blicke auf ihn erhaschen; </text:span><text:span text:style-name="T88">sie kannte den Mann! Das war dieser Soldat, der nach dem Mord auf Ha</text:span><text:soft-page-break/><text:span text:style-name="T88">kun ihre Flucht organisiert hatte... brach sie bei einem ihrer eigenen Leute ein?</text:span></text:p>
      <text:p text:style-name="P88"><text:span text:style-name="T68">Der Dolch ragte kaum sichtbar aus seinem Ärmel. Hätte Dania ihn nicht gesucht, hätte sie ihn wohl übersehen. </text:span>Marcin sucht dauerhaft nach solchen Details. Ihm <text:span text:style-name="T426">wäre </text:span>er sicher auf<text:span text:style-name="T426">ge</text:span>fallen. <text:span text:style-name="T426">Ich muss meine Sinne für so etwas schärfen.</text:span><text:span text:style-name="T68"> Sie war erleichtert, </text:span><text:span text:style-name="T88">als er ging</text:span><text:span text:style-name="T68">.</text:span></text:p>
      <text:p text:style-name="P87"><text:span text:style-name="T68">Dania huschte auf den Gang. Sie hatte richtig geraten, den Dolch hatte er wohl aus dem Schlafzimmer geholt. Vor ihr </text:span><text:span text:style-name="T78">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89">Wenn es nicht nur Männerkleider wären, würde ich mir vielleicht welche mitnehmen... </text:p>
      <text:p text:style-name="P56">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89"><text:span text:style-name="T68">Als sie daran roch, schreckte sie zurück, und ließ ihn fallen. Sie ahnte, wofür... </text:span>igitt. Das ist so widerlich. Unter anderen Umständen hätte ich das vielleicht... aber so?<text:span text:style-name="T68"> </text:span></text:p>
      <text:p text:style-name="P56">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56">Dania presste sich gegen die Kommode und damit hinter die Tür. Das hatte sie nicht kommen sehen. Blitzschnell drehte sie <text:soft-page-break/>sich um. Sie hatte ihre Klappklinge in der Hand und sie hätte sie fast ausgefahren, als sie den Mann im Zimmer stehen sah, wie er ihr den Rücken zuwandte.</text:p>
      <text:p text:style-name="P89">Du darfst ihn unter keinen Umständen umbringen – denk daran. Und wenn er dich sieht, wird das schwierig.</text:p>
      <text:p text:style-name="P89"><text:span text:style-name="T68">Der Mann zerrte sich das Dolchholster vom Arm, schmetterte es gegen die rechte Wand, wo es wenige Schritte vor Danias Füßen zu Boden fiel. </text:span><text:span text:style-name="T79">Sein Gewand riss er sich vom Leib und warf es aufs Bett. Es trug rote Flecken, die Dania im schummrigen Licht nicht genauer erkannte – </text:span><text:span text:style-name="T88">was war da vorne passiert?</text:span></text:p>
      <text:p text:style-name="P46">Da erst merkte sie, dass der Mann schluchzte. Er hatte sich außerdem an der Hand verletzt.</text:p>
      <text:p text:style-name="P90">Verdammt, <text:span text:style-name="T426">wenn er mit uns verbündet ist oder war, könnte wichtig sein, was hier passiert ist</text:span>... <text:span text:style-name="T68">doch das wusste sie nicht, und sie konnte nicht davon ausgehen. Der Auftrag zählte. Sie achtete nur darauf, den Atem anzuhalten.</text:span></text:p>
      <text:p text:style-name="P46">Der Mann öffnete den Kleiderschrank, und Dania nutzte die Deckung des Geräuschs, um Luft zu holen. Er holte etwas heraus, was wie ein Saunamantel aussah, als er sich umdrehte und das Zimmer verließ, ohne Dania zu bemerken.</text:p>
      <text:p text:style-name="P46">Als sich seine Schritte entfernten, erlaubte Dania sich zu verschnaufen.</text:p>
      <text:p text:style-name="P90">Das war knapp, so knapp...<text:span text:style-name="T68">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90"><text:span text:style-name="T68">In der zweiten Schublade der Kommode fand sie einen Schlüssel, der klein genug aussah, um zum winzigen Schloss im Arbeitszimmer zu passen. Der </text:span><text:span text:style-name="T88">Hauptmann</text:span><text:span text:style-name="T68"> war wohl ins Obergeschoss gegangen, also konnte sie gefahrlos ins Arbeitszimmer schleichen. Mittlerweile ging sie davon aus, dass er alleine im Haus war – Wachen, Familienmitglieder, jeder andere </text:span><text:soft-page-break/><text:span text:style-name="T68">Bewohner hätte sich längst gewundert, was vor sich ging, und die Tatsache, dass er alleine schlief, verringerte die Wahrscheinlichkeit noch weiter, dass andere Leute im Hause waren.</text:span></text:p>
      <text:p text:style-name="P46">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46">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46">Das Fenster stand noch offen.</text:p>
      <text:p text:style-name="P46">Als es zufiel, war Dania über alle Berge.</text:p>
      <text:p text:style-name="P90"/>
      <text:h text:style-name="P693" text:outline-level="1"><text:bookmark-start text:name="__RefHeading___Toc7395_734790973"/>(Thorn – Ratssitzung, es geht um langweilige Realpolitik)<text:bookmark-end text:name="__RefHeading___Toc7395_734790973"/></text:h>
      <text:p text:style-name="P43"/>
      <text:p text:style-name="P46">Lorem Ipsum.</text:p>
      <text:p text:style-name="P43"/>
      <text:h text:style-name="P686" text:outline-level="1"><text:bookmark-start text:name="__RefHeading___Toc7397_734790973"/><text:span text:style-name="T80">Joran – träumt von Dania, wacht auf, nennt sich selbst verliebt, </text:span><text:span text:style-name="T81">versucht zu arbeiten zum runterkommen, Experiment geht schief, Unfall, aber nicht ernsthaft verletzt</text:span><text:bookmark-end text:name="__RefHeading___Toc7397_734790973"/></text:h>
      <text:p text:style-name="P45"/>
      <text:p text:style-name="P47">Die Dunkelheit, die Joran umgab, war erdrückend. Die ganze <text:soft-page-break/>Welt lastete auf ihm. Seine Augen standen aufgerissen, doch nichts. Das Nichts war überall, fraß sich in seine Lungen, in seine Nasenlöcher, seinen Mund, seinen Magen.</text:p>
      <text:p text:style-name="P47">Der Geruch des Nichts. Der Geschmack von Erde.</text:p>
      <text:p text:style-name="P47">Joran versuchte zu husten, doch die daran beteiligten Muskeln schienen nur das Nichts, das seine Körperbahnen füllte, hin und her zu schieben, zu drücken. Er würde sich seinen Weg durch all das Bahnen müssen, seine Freiheit erkämpfen – atmen! Nur atmen!</text:p>
      <text:p text:style-name="P47">Jorans Verstand arbeitete fieberhaft, versuchte die Situation zu umreißen. Den Zustand? War es vielleicht nur ein Modus des Seins, statt der Umgebung, die ihn in Ketten hielt? War er die Ketten?</text:p>
      <text:p text:style-name="P91">Der erste Schrei könnte die Lösung sein, wie ihn die Kinder tätigen, mit dem ein Neugeborenes sich seinen Platz in der Welt einfordert.<text:span text:style-name="T68"> Das war der erste klare Gedanke. War es bereits ein solcher Schrei? Schrie sein Verstand um Beachtung, um Beteiligung an dem, dass sie Welt nennen?</text:span></text:p>
      <text:p text:style-name="P91"><text:span text:style-name="T68">Doch an einer solchen Welt wollte er nicht beteiligt sein, er wollte nicht an seinen eigenen Ketten teilhaben. </text:span>Mich selbst einsperren. Dann hat das Nichts gewonnen. Um sein zu können, muss man wollen müssen.</text:p>
      <text:p text:style-name="P47">Und auf das wollen kam es an! Sein Wille formte, füllte, erfüllte seine Glieder mit Sinn und Funktion.</text:p>
      <text:p text:style-name="P47">„Hier im Westen sind wir frei, und müssen nichts, nur funktionieren“ klang ihm durch den Kopf, von einer fremden Stimme gedacht, in einer fremden Dimension, einer ihm unbekannten Welt gesagt und aufgenommen.</text:p>
      <text:p text:style-name="P47">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text:soft-page-break/>Erde in seinen Lungen formte sich unter seinem Willen, vermoderte in Sekundenschnelle – oder waren es Jahre? Nicht messbar – sie wurde zu ihm, zu neuen Teilen des Körpers, den er sich erschuf.</text:p>
      <text:p text:style-name="P91"><text:span text:style-name="T68">Dann traf eins seiner Beine, in dem unstillbaren Drang nach </text:span>vorwärts<text:span text:style-name="T68">, auf eine neue Art von Nichts. Eine ohne Widerstand.</text:span></text:p>
      <text:p text:style-name="P47">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91">Ich war keine Raupe, und ich bin kein Schmetterling – ich bin viel freier als beide je waren. Ich, Joran, bin ein vollwertiger Käfer.</text:p>
      <text:p text:style-name="P48">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92"><text:span text:style-name="T82">W</text:span><text:span text:style-name="T68">ie sie </text:span><text:span text:style-name="T82">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93"><text:span text:style-name="T68">Das heißt: nein, er wusste nur, dass er wollte. Das war viel wichtiger. Man musste wollen – </text:span>um sein zu können, muss man wollen müssen.<text:span text:style-name="T68"> Er war der Wille. Sonst – Nichts.</text:span></text:p>
      <text:p text:style-name="P57">Erst als ein riesiges, nacktes etwas die großen Grünen neben <text:soft-page-break/>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57">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58">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58">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58">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auch als die Beine ihren Schritt nicht verlangsamten.</text:p>
      <text:p text:style-name="P94"><text:span text:style-name="T68">Er fasste sich und blickte um sich. Der Boden schien ewig weit weg. Nicht dass die Höhe ihm Angst machte, seine Flügel würden ihn schon am fallen hindern. </text:span><text:span text:style-name="T83">Als er an Dania hinaufblickte, sah er ein kurzes </text:span><text:span text:style-name="T85">blaues </text:span><text:span text:style-name="T83">Kleid, dass die Beine luftig umwirbelte. Es ließ sich in seinem Tanz von dem Antrieb des </text:span><text:soft-page-break/><text:span text:style-name="T83">Ganges führen und schien mit dem Wind und ihrer Bewegung zu spielen...</text:span></text:p>
      <text:p text:style-name="P95"><text:span text:style-name="T68">In all dem hin und her öffnete es außerdem den Blick auf – </text:span>Uh oh. <text:span text:style-name="T68">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59">Durch das Gestrüpp der Haare wuselte er sich an ihrem Bein nach oben, nach innen, seinem Ziel entgegen. Er war zu beschäftigt, um konzentriert nach oben zu starren, kletterte einfach weiter seinem Ziel entgegen. Je weiter er nach innen kam - </text:p>
      <text:p text:style-name="P59">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96"><text:span text:style-name="T68">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68"> dachte der Teil von Joran, der verstand, formte, und schaffen wollte.</text:span></text:p>
      <text:p text:style-name="P96"><text:span text:style-name="T68">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85">Blau </text:span><text:span text:style-name="T68">erwischt zu werden, und er wusste nicht, was der Aufprall bei ihm anrichten würde. Auch mit seinen ver</text:span><text:soft-page-break/><text:span text:style-name="T68">besserten Reflexen würde er es schwer haben, dem Kleid auszuweichen.</text:span></text:p>
      <text:p text:style-name="P96"><text:span text:style-name="T68">Er hielt inne, klammerte sich fest, und konzentrierte sich erst einmal darauf, den Anblick zu genißen, zu dem er bereits gekommen war. Der wabernde Stoff verdeckte immer noch regelmäßig das Geschlecht der Frau, er konnte jedoch </text:span><text:span text:style-name="T84">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97"><text:span text:style-name="T68">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60">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60">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60">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97"><text:span text:style-name="T68">Kurz vor seinem Ziel bestand der Boden nicht mehr aus dunkler Erde und Gras, sondern wurde von der Rückseite ihres Kleides zu Boden gedrückt. </text:span><text:span text:style-name="T85">Seine Beine, die vorhin schon die </text:span><text:soft-page-break/><text:span text:style-name="T85">Wärme ihrer Schenkel dem kalten Boden als Untergrund vorgezogen hatten, freuten sich über den weichen Untergrund, in dem er mit jedem Schritt ein wenig einsank.</text:span></text:p>
      <text:p text:style-name="P61">Doch noch mehr freute er sich über das Prachtstück, das sich vor ihm ausbreitete. Zwei Lippen 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61">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61">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61">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61">Da bewegten sich die Lippen, die Danias zweiten Mund umschlossen, beugten sich zu Joran vor und küssten ihn auf den Panzer. Sie sprachen:</text:p>
      <text:p text:style-name="P99"><text:span text:style-name="T68">„Du dummer Käfer! Das </text:span><text:span text:style-name="T86">bist du geworden. Du könntest ein Mensch sein, doch das hat dir nicht gereicht. Gott wolltest du werden, und wolltest dich nach deinem Willen formen, und das passiert mit den kleinen Herzen – sie enden doch nur als Käfer.“ </text:span></text:p>
      <text:p text:style-name="P62"><text:soft-page-break/>Sie schien zu husten, als ein weiterer, großer Schwall Blut aus ihr drang, der Joran auf die Füße spritzte. Er zuckte zurück, wofür sie ihn abermals auslachte.</text:p>
      <text:p text:style-name="P98"><text:span text:style-name="T86">„Menschen sind Tiere, hat dich das an dir gestört? </text:span><text:span text:style-name="T87">Sie sie </text:span><text:span text:style-name="T86">an, </text:span><text:span text:style-name="T87">die Vulva</text:span><text:span text:style-name="T86">: </text:span><text:span text:style-name="T87">sie </text:span><text:span text:style-name="T86">reagier</text:span><text:span text:style-name="T87">t</text:span><text:span text:style-name="T86"> nur, wenn man </text:span><text:span text:style-name="T87">sie </text:span><text:span text:style-name="T86">stupst, doch selbst stupsen ist </text:span><text:span text:style-name="T87">ih</text:span><text:span text:style-name="T86">r unmöglich. </text:span><text:span text:style-name="T87">Sie </text:span><text:span text:style-name="T86">verschling</text:span><text:span text:style-name="T87">t</text:span><text:span text:style-name="T86">, wenn </text:span><text:span text:style-name="T87">sie </text:span><text:span text:style-name="T86">jemand in </text:span><text:span text:style-name="T87">s</text:span><text:span text:style-name="T86">ich </text:span><text:span text:style-name="T87">aufnimmt</text:span><text:span text:style-name="T86">, das ist ein gefundenes Fressen.“ Sie leckte sich über die Lippen. Joran fragte sich, wo die Zunge herkam - „Was </text:span><text:span text:style-name="T87">sie </text:span><text:span text:style-name="T86">schaffen will, scheide</text:span><text:span text:style-name="T87">t sie </text:span><text:span text:style-name="T86">aus, auf dass es schreie und nach Luft schnappe; </text:span><text:span text:style-name="T87">sie ist </text:span><text:span text:style-name="T86">das tierischste, das der Mensch zu bieten hat. Selbst was </text:span><text:span text:style-name="T87">sie schafft</text:span><text:span text:style-name="T86">, ist noch purer Zufall, und gut so! Das ist Natur, das ist die Kraft, die in allem wohnt!“</text:span></text:p>
      <text:p text:style-name="P62">So sagte sie, und Joran war von der Gewalt ihrer Stimme eingeschüchtert. Er duckte sich, knickte seine dürren Beine, bis er tief und demütig vor ihr kauerte.</text:p>
      <text:p text:style-name="P62">„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00">Ewig leben – was ist falsch daran? Die Götter dürfen das, und ich Mensch bin zum sterben verurteilt? Da unterschreibe ich doch lieber den Vertrag mit der Vernunft, der mich selbst zum Gott erheben kann! <text:span text:style-name="T68">Joran streckte seine Beine so weit durch, wie es geht, er wollte größer wirken. Seine Zunge hätte er am liebsten mit hinausgestreckt – doch an einer Zunge mangelte es ihm, dem Käfer.</text:span></text:p>
      <text:p text:style-name="P100"><text:span text:style-name="T68">Da schien die Göttin traurig zu werden, und Mitleid schien die Falten zu formen, die Joran als ihre Mimik deutete. Ihre Lippen sagten: „Aber du Mensch, </text:span><text:span text:style-name="T87">du bist selbst in deiner Vernunft noch Opfer deines Leibes. Dich sehnt es nach Wärme, du bist zur Einsamkeit der Götter nicht fähig. Gut, du hast den </text:span><text:soft-page-break/><text:span text:style-name="T87">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63">„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01">Und ich will euch ein gutes Mahl sein, oh Göttin. Ich dränge nicht auf die Heirat, die hässliche kleine Schwester der Lust. Lieber will ich in einer Göttin aufgehen, als Käfer zu bleiben.</text:p>
      <text:p text:style-name="P64">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01"/>
      <text:p text:style-name="P65">Joran wachte auf, vollkommen verwirrt. Schnell setzte er <text:soft-page-break/>sich auf, tastete sich ab. Er schien wieder alles zu haben, Beine, Arme, Gesicht. Mehr der Probe, als der Aussage halber, sagte er: </text:p>
      <text:p text:style-name="P65">„Ich bin in Dania verliebt.“</text:p>
      <text:p text:style-name="P102">Meine Stimme funktioniert noch, immerhin, aber hey, warum denke ich das nur?</text:p>
      <text:p text:style-name="P65">„Meine Stimme funktioniert noch, immerhin.“</text:p>
      <text:p text:style-name="P102">Naja, dass ich das sage, als müsste ich es jemandem beweisen.</text:p>
      <text:p text:style-name="P102"><text:span text:style-name="T68">Er überlegte noch einmal, was er eben gesagt und gedacht hatte – und lachte über seine eigene Dämlichkeit. Dann hörte er ein lauter Schnarchen und lachte leiser; neben ihm lag Varg, der jedoch </text:span><text:span text:style-name="T88">zum Glück nichts gehört hatte, </text:span><text:span text:style-name="T68">unbekümmert weiterschlief und sich auf die andere Seite drehte.</text:span></text:p>
      <text:p text:style-name="P102"><text:span text:style-name="T68">Natürlich, er war im Dorf, unten im Keller des Verstecks. Wo auch sonst. </text:span>In Dania garantiert nicht. Und das wird auch nie passieren. Du bist kein Käfer.</text:p>
      <text:p text:style-name="P65">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65">Andere Menschen hatten wohl beste Freundinnen, um so etwas herauszufinden. Mit denen man darüber reden konnte, wie man sich fühlte, und all diese Dinge, die er in seiner Kindheit verpasst hatte. Nicht gehabt hatte.</text:p>
      <text:p text:style-name="P65">Jetzt konnte er mit Dania über viele Dinge reden. Über viele...</text:p>
      <text:p text:style-name="P102">Darüber eher nicht, nehme ich an.<text:span text:style-name="T68"> Schon der Gedanke, das Dania zu offenbaren, machte ihm Angst – </text:span>gehört wahrscheinlich so. Was weiß ich schon über Liebe?</text:p>
      <text:p text:style-name="P66">Das machte ihm Angst. Normalerweise wusste er eigentlich immer Bescheid, und das gab ihm Sicherheit. Er sollte sich dringend mit Dingen beschäftigen, von denen er Ahnung hatte. Das würde seine Laune bestimmt heben.</text:p>
      <text:p text:style-name="P103"><text:soft-page-break/><text:span text:style-name="T68">Er rieb sich noch einmal über die Augen. Unmöglich, festzustellen, wie spät es war – im Keller war es so oder so stockfinster. Ein </text:span><text:span text:style-name="T88">Fenster </text:span><text:span text:style-name="T68">oder Gatter hätte am Ende noch verraten, </text:span><text:span text:style-name="T88">dass die Hütte größer war, als sie aussah. So gab es nur einen schmalen Luftschacht, der garantierte, dass sie hier unten nicht erstickten.</text:span></text:p>
      <text:p text:style-name="P104"><text:span text:style-name="T88">E</text:span><text:span text:style-name="T68">r sollte sich auf seine Borforschung konzentrieren. </text:span><text:span text:style-name="T91">Er pustete </text:span><text:span text:style-name="T68">einen Schluck Sonnenblumenbor; das würde ihm helfen, in der Dunkelheit zu sehen. So musste er kein Licht anmachen und </text:span><text:span text:style-name="T91">Varg</text:span><text:span text:style-name="T68">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04"><text:span text:style-name="T68">Er hatte einige neue Chemikalien reinbekommen, und hatte vor, ein wenig mit ihnen zu experimentieren. </text:span><text:span text:style-name="T89">Er hatte ein wenig Angst davor, Schwefel zu verwenden – es war viel zu reaktiv und würde sicher bestenfalls chaotische Auswirkungen haben, wenn man es mit Bor mischen würde.</text:span></text:p>
      <text:p text:style-name="P67">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67">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weit er das mit dem bisschen, was er mit seiner Nachtsicht erkennen konnte, beurteilen konnte. Dann ging er zur anderen Arbeitsfläche an der gegenüberliegenden Wand, stieg über den schlafenden Varg <text:soft-page-break/>und nahm die Kanne mit dem frisch destillierten Bor.</text:p>
      <text:p text:style-name="P68">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06"/>
      <text:h text:style-name="P694" text:outline-level="1"><text:bookmark-start text:name="__RefHeading___Toc7399_734790973"/>Varg – wacht davon auf, die beiden haben ein Gespräch über Wissenschaft, dann Religion, dann Dania<text:bookmark-end text:name="__RefHeading___Toc7399_734790973"/></text:h>
      <text:p text:style-name="P105"/>
      <text:p text:style-name="P105"><text:span text:style-name="T68">Ein riesiger Lichtblitz. Ein lauter Knall, als sich elektrische Ladung ihren Weg durch alle Leiter in der Umgebung machte. </text:span><text:span text:style-name="T91">Allen</text:span><text:span text:style-name="T68"> standen mit einem Schlag die Haare zu Berge. </text:span><text:span text:style-name="T90">Der Wombat in der Ecke stieß einen kehligen Schrei aus.</text:span><text:span text:style-name="T68"> Varg </text:span><text:span text:style-name="T90">stand von einem Moment auf den anderen im Raum, Schwert in der Hand – und keiner sah etwas, da der Blitz so schnell wieder weg war, wie er gekommen war.</text:span></text:p>
      <text:p text:style-name="P69">„Was ist los? Angriff? Joran?“ Varg schaltete schnell.</text:p>
      <text:p text:style-name="P105"><text:span text:style-name="T90">„Nein, beruhige dich. Experiment doof gelaufen.“ Joran</text:span><text:span text:style-name="T91">s Stimme kam von irgendwo aus dem stockdüsteren Zimmer</text:span><text:span text:style-name="T90">. „Licht wäre jetzt gut... beweg dich nicht, ich mach schon.“ </text:span><text:span text:style-name="T91">Kurze Zeit und ein rätselhaftes Klirren später flammte eine Kerze auf und erhellte die Szenerie.</text:span><text:span text:style-name="T90"> „Verdammt, ich bin in Bor getreten...“</text:span></text:p>
      <text:p text:style-name="P70">Varg legte das Schwert <text:span text:style-name="T427">zurück </text:span>auf den Boden. „Du ver<text:soft-page-break/>dammter Idiot, was war das denn?“ er sah zu dem Wombat in der Ecke, der verschreckt in seinem Käfig kauerte, aber offensichtlich atmete, wenn auch ungewöhnlich schnell. Er winselte.</text:p>
      <text:p text:style-name="P70">Joran wischte sich Schweiß von der Stirn. „Immerhin, es geht allen gut.“</text:p>
      <text:p text:style-name="P71">Varg machte sich daran, die Scherben der Kanne Bor einzusammeln, die Joran bei dem Schock fallen gelassen hatte. „Wenn hier seltener alles zu Bruch gehen würde, müsste ich seltener meine Tarnung riskieren, um Laborgeräte zu transportieren.“</text:p>
      <text:p text:style-name="P109"><text:span text:style-name="T350">„</text:span><text:span text:style-name="T351">Das ganze war nur, weil das Nachtsichtbor plötzlich seine Wirkung verloren hat... w</text:span><text:span text:style-name="T350">arum aber ist die Mischung gleich hochgegangen? Ich habe es doch noch gar nicht verpustet?“</text:span></text:p>
      <text:p text:style-name="P110"><text:span text:style-name="T347">Varg war ziemlich sauer. Geweckt worden zu sein machte es nicht besser. </text:span><text:span text:style-name="T350">„</text:span><text:span text:style-name="T347">Sag bloß, du willst das direkt im nächsten Experiment rausfinden. Du und deine dummen Experimente. Was bringt das überhaupt? Du und deine Spielereien...“</text:span></text:p>
      <text:p text:style-name="P72">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72">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72">„Wenn du auf der Straße bist, weißt du doch wenigstens, womit du es zu tun hast! Wenn ich Bor mit irgendwas mische, <text:soft-page-break/>kann ich nur hoffen, dass es nicht irgendeinen Effekt hat, der mich am Ende umbringt. Das ist Wissenschaft, das ist wichtig und liefert dir übrigens auf der Straße den kleinen Vorteil, der dich am Leben hält.“ Joran schnaufte.</text:p>
      <text:p text:style-name="P110"><text:span text:style-name="T347">Varg hatte nun alle Scherben beisammen. „Du hast ja Recht, bei J'zharr. </text:span><text:span text:style-name="T352">Ich verstehe deinen 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73">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73">„Aber es ist gut, an J‘zharr zu glauben! Dadurch ist man gut zu den Menschen, und die Gesellschaft funktioniert… J‘zharrs Regeln und Gebote halten doch alles am laufen!“</text:p>
      <text:p text:style-name="P73">„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428">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73">„<text:span text:style-name="T428">Wer weiß, wenn nur genügend Leute J‘zharrs Gesetze be</text:span><text:soft-page-break/><text:span text:style-name="T428">folgen würden, würde es ihnen sicher besser gehen.“ Varg klammerte sich an die Lehrsätze, die sie im Orden den ganzen Tag zu hören bekam – zumindest die wenigen, an die er sich noch erinnerte.</text:span></text:p>
      <text:p text:style-name="P73">„<text:span text:style-name="T428">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73">„<text:span text:style-name="T429">Aber was sie tun ist falsch! Sie beleidigen damit J‘zharr! All die Unzucht, die durch Lagon strömt – der Orden ist doch der einzige, der sich dagegen auflehnt! Und wir arbeiten mit Nutten, sogar Zuhältern zusammen...“</text:span></text:p>
      <text:p text:style-name="P107">Und wir arbeiten nicht nur zusammen, sie korrumpieren uns auch,<text:span text:style-name="T68"> dachte Varg bitter. Dania hatte das schlechteste aus ihm herausgeholt, und nun bekam er es nicht mehr dorthin zurück.</text:span></text:p>
      <text:p text:style-name="P74">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74">Etwas in Varg zog sich zusammen. „Aber die Sitten hat sie nicht abgelegt… du weißt doch, wie schamlos sie ist. Ich glaube, sie will das auch heute noch.“</text:p>
      <text:p text:style-name="P74">„Was, Sex?“</text:p>
      <text:p text:style-name="P74">Varg krümmte sich beim Klang dieses Wortes. „Ähhh, wenn du das so...“</text:p>
      <text:p text:style-name="P74">Joran lachte. „Und du bist nie auf die Idee gekommen, das Sex ihr vielleicht einfach Spaß macht? Das ist doch nicht das <text:soft-page-break/>Problem an Prostitution! Verheiratete machen das doch auch.“</text:p>
      <text:p text:style-name="P108">Dieser ruchlose kleine…<text:span text:style-name="T68"> Varg verbat sich, den Fluch zu Ende zu denken. „Bei Verheirateten ist das doch etwas ganz anderes! Wenn das von J‘zharr gesegnet ist…“</text:span></text:p>
      <text:p text:style-name="P75">„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08">Leichter. So kann man es auch ausdrücken.<text:span text:style-name="T68"> Varg war verwirrt und angeekelt und dann war da noch dieses andere Gefühl… weswegen der Ekel umso stärker wurde. Er hievte den Ekel hoch wie einen Schutzschild.</text:span></text:p>
      <text:p text:style-name="P75">„Eines Tages kann sie so etwas sicher wieder besser erleben… dann macht es ihr vielleicht auch Spaß. Ich hoffe glatt...“ Joran hielt inne.</text:p>
      <text:p text:style-name="P75">Varg schluckte. „Was hoffst du?“</text:p>
      <text:p text:style-name="P75">Joran blickte kurz ins Leere, fing sich wieder. „Ich hoffe, dass du das eines Tages auch kannst.“</text:p>
      <text:p text:style-name="P75"/>
      <text:h text:style-name="P686"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75"/>
      <text:p text:style-name="P111">Sich in seinem Büro zu treffen war undenkbar, doch Marcin hatte genug Schlupfwinkel in seinen Bezirken. Thorn war unangenehm, dass er sich dafür bewegen musste – doch lieber machte er eine <text:span text:style-name="T430">Spazierfahrt </text:span>durch den siebten Bezirk, als dass <text:soft-page-break/>ein ehrbarer Dieb und eine Prostituierte in seinen Räumlichkeiten gesehen wurden.</text:p>
      <text:p text:style-name="P113">Es war auch nicht schlecht mal wieder die Stadt zu sehen; immerhin würde er sie einmal regieren müssen, und da war es nur gut, wenn er so oft wie möglich frische Luft bekam.</text:p>
      <text:p text:style-name="P202">Wenn man sie nur frisch nennen könnte. Joran löst hoffentlich auch dieses Problem eines Tages - <text:span text:style-name="T68">Doch bis eine solche Lösung legal wäre, hatte Thorn noch einiges zu tun.</text:span></text:p>
      <text:p text:style-name="P114">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text:span text:style-name="T683">Alchemie</text:span>.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text:span text:style-name="T683">Alchemisten</text:span> nennen?) war damit die eine Trumpfkarte in Thorns Ärmel, mit der niemand rechnete.</text:p>
      <text:p text:style-name="P114">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text:span text:style-name="T683">Alchemisten</text:span> und sogar einem Novizen hatte er auf Situationen eine Antwort, mit der andere als er niemals hätten umgehen können.</text:p>
      <text:p text:style-name="P203">Nur wegen meiner bunten Mischung war ich in der Lage, Hakun aus dem Weg zu räumen und den achten Bezirk zum prosperieren zu bringen. Ich darf nie vergessen, dass man am besten einen großen Werkzeugkoffer mitbringt, wenn man nicht <text:soft-page-break/>weiß, was einen erwartet.</text:p>
      <text:p text:style-name="P204"><text:span text:style-name="T68">Zufrieden mit sich selbst blickte er aus der Kutsche nach draußen. Die Hütten des siebten Bezirks, der unter seinem Einfluss stand, waren zwar nicht besonders ansehnlich, </text:span><text:span text:style-name="T92">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15">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05"><text:span text:style-name="T68">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93">Er verließ die Kutsche, hinterließ der Fahrerin ein großzügiges Trinkgeld und ging die letzten beiden Straßen zu Fuß.</text:span></text:p>
      <text:p text:style-name="P116">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text:soft-page-break/>vollständig ausfüllte, räkelte sich Dania und döste vor sich hin. Marcin hätte sich das niemals erlaubt. Er lehnte über dem Tisch in der Mitte und studierte ein paar Unterlagen.</text:p>
      <text:p text:style-name="P116">Als Thorn die Tür öffnete, blickte er auf. Seine Hand wanderte sofort unter seinen Mantel, entspannte sich aber, als er Thorn erkannte. Thorn schloss die Tür hinter sich und deutete mit dem Kopf zu Dania. „Weck sie.“</text:p>
      <text:p text:style-name="P116">Marcin trat mit dem Stiefel unten gegen das Sofa. Dania hatte nicht fest geschlafen und war sofort wach.</text:p>
      <text:p text:style-name="P116">„Hm, gibt es etwas zu tun? Schande.“ sie gähnte und setzte sich auf.</text:p>
      <text:p text:style-name="P206"><text:span text:style-name="T68">Thorn trat an den Tisch und blickte auf die Papiere, die auf ihm ausgebreitet lagen. </text:span><text:span text:style-name="T94">Neben ihnen lag ein längliches… Stück Holz?</text:span></text:p>
      <text:p text:style-name="P117">„Was ist das denn?“ fragte Thorn und griff nach dem Holz. Es prustete aus Dania heraus. Thorn blickte sie verwundert an, hob es hoch, und roch daran. Er verzog das Gesicht.</text:p>
      <text:p text:style-name="P118">Beim Anblick von Thorns Gesichtsausdruck musste sogar Marcin lachen, während Dania sich gar nicht mehr einkriegte. Thorn legte es schnell wieder weg, und suchte nach etwas, um sich die Hände abzuwischen.</text:p>
      <text:p text:style-name="P118">„Das, mein lieber Thorn, ist ein Dildo.“, sagte Marcin zwischen zwei Lachern. „Und er ist die Lösung für eins unserer Probleme.“ mit diesen Worten erinnerte er sich an seine sonstige Ernsthaftigkeit und wurde wieder so grimmig wie sonst.</text:p>
      <text:p text:style-name="P118">Thorn wischte seine Hände angewidert am Stoff des Sofas ab. „Was wollt ihr bitte mit dem Ding? Ist das Wombatscheiße oder wie? Ist das wichtig für unser Bor?“</text:p>
      <text:p text:style-name="P118">Dania konnte nicht mehr und hielt sich den Bauch, während Marcin Thorn erklärte, wofür ein Dildo benutzt wurde. </text:p>
      <text:p text:style-name="P119">Noch weiter konnte Thorn sein Gesicht gar nicht verziehen. „Welcher verdammten Schwuchtel habt ihr dieses Ding abgenommen? Wollt ihr mich damit ärgern? Wollt ihr mich damit in eine von diesen abartigen…. Perversen verwandeln?“</text:p>
      <text:p text:style-name="P119">„Nein“, sagte Marcin, „viel besser. Wir sichern uns damit <text:soft-page-break/>der Unterstützung der Miliz. Wir haben damit endlich das Militär in der Hand, zumindest teilweise.“</text:p>
      <text:p text:style-name="P119">Thorn schaute hoch. „Was? Eine Schwuchtel bei der Miliz? Ich hoffe, die war nicht in meiner Einheit.“</text:p>
      <text:p text:style-name="P119">„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19">Dania lachte. „Ich kann ja nicht mal lesen, da habe ich wohl aus reinem Zufall die richtigen Briefe erwischt. Hätte nie gedacht, dass ein paar Buchstaben einem so viel Macht über einen Menschen geben können!“</text:p>
      <text:p text:style-name="P207"><text:span text:style-name="T68">Thorn runzelte die Stirn. </text:span>Dieses Mädchen weiß definitiv zu viel über mich. Und sie wird langsam gefährlicher… ich hoffe, sie versteht nie die Tragweite solcher Aussagen. <text:span text:style-name="T68">Er hob die Zeichnung auf. „Hm, den Typen habe ich noch nie gesehen. Aber das Bild ist gut gemacht. Der Zeichner war talentiert.“</text:span></text:p>
      <text:p text:style-name="P119">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ziehen gebrauchen… und vielleicht eine eigene Hütte hier im Bezirk. Kriegst du nicht auch mehr Geld, seit wir dich in den Rat gebracht haben?“</text:p>
      <text:p text:style-name="P207"><text:soft-page-break/>Verdammt<text:span text:style-name="T68">, dachte Thorn. </text:span>Seit wann ist dieses Gör klug genug, sich solche Argumente einfallen zu lassen?<text:span text:style-name="T68"> Er schnaubte. </text:span>Nun, immerhin benutzt sie Worte gegenüber mir. Sie scheint meine Autorität also nicht in Frage zu stellen. Ich sollte dafür sorgen, dass das auch so bleibt. So unwahrscheinlich es ist, ich brauche dieses Wrack von einem Mädchen.</text:p>
      <text:p text:style-name="P207"><text:span text:style-name="T68">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95">also versprich dir nicht zu viel. Eine Hütte fällt auch nicht vom Himmel, und in den Baracken, die Arghan für seine Arbeiter hochzieht, willst du nicht wohnen… glaub mir.“</text:span></text:p>
      <text:p text:style-name="P120">Marcin hustete. Thorn hörte sofort, dass es nicht war, weil Marcin krank gewesen wäre. „Ja, Marcin, auch du hast dir eine Budgeterhöhung redlich verdient. Zwei Bezirke <text:span text:style-name="T443">reichen dir wohl nicht als Geldquelle</text:span>? <text:span text:style-name="T443">Aber du hast dir für deine Dienste definitiv deinen Lohn verdient.</text:span> Ich kümmer mich d<text:span text:style-name="T443">a</text:span>rum.“</text:p>
      <text:p text:style-name="P120">Er schnaubte. „Aber nun zu wichtigerem. Wenn wir erst die Unterstützung von Hauptmann Dragan und seiner Miliz haben, trennt uns nichts mehr vom Patrizier. Dania, dein nächster Auftrag wird anspruchsvoller, als was du bisher gemacht hast...“</text:p>
      <text:p text:style-name="P121">Dania blickte interessiert auf. „Ich liebe Herausforderungen.“</text:p>
      <text:p text:style-name="P121"/>
      <text:h text:style-name="P686" text:outline-level="1"><text:bookmark-start text:name="__RefHeading___Toc7474_1381901862"/>Marcin – kundschaftet mit Dania das Landhaus des Patriziers aus, planen Mord<text:bookmark-end text:name="__RefHeading___Toc7474_1381901862"/></text:h>
      <text:p text:style-name="P120"/>
      <text:p text:style-name="P122">Der Spaziergang, den sie vor sich hatten, würde Marcin hoffentlich auf andere Gedanken bringen. Wenn Dania und er sich <text:soft-page-break/>einfach auf ihren Auftrag konzentrieren würden, hätte er die Möglichkeit, seine Gedanken zu fokussieren, statt sie immer weiter abschweifen zu lassen. Und das gerade jetzt, wo er sie so dringend brauchte!</text:p>
      <text:p text:style-name="P208">Dragan.<text:span text:style-name="T68"> Wie ein Blitz durchfuhr der Name Marcins Gehirn. </text:span><text:span text:style-name="T431">Was zur Hölle habe ich getan? Ihn ausgerechnet Thorn zum Fraß vorwerfen? Der wildesten Bestie Lagons?</text:span><text:span text:style-name="T96"> Ihm wurde etwas übel, doch ablenken tat ihn das nicht.</text:span></text:p>
      <text:p text:style-name="P209"><text:span text:style-name="T68">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68"> Marcin konnte nicht anders als unwillkürlich schmunzeln, was aber schnell wieder verging.</text:span></text:p>
      <text:p text:style-name="P123">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23">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09">Man geht ein Ziel niemals nur auf eine Weise an. Aber war die Wahl meiner Mittel weise?</text:p>
      <text:p text:style-name="P123"><text:soft-page-break/>Ein solches Risiko war Marcin noch nie eingegangen. Und nicht nur Dragan, auch Thorn war in seinem Spiel ein beinahe unberechenbarer Faktor. Wenn nur einer der beiden nicht knallhart auf seinen Vorteil bedacht seine Rolle durchzog, ging Marcins Strategie nicht mehr auf.</text:p>
      <text:p text:style-name="P209">Und Männer wie sie neigen zu Irrationalitäten. Ich habe oft genug erlebt, wie schwach Männer im Angesicht solcher Einsätze werden, wie schlecht sie spielen, wenn so viel im Pott ist – hoffen wir, dass zwei derart große Männer nicht den Kopf verlieren.</text:p>
      <text:p text:style-name="P123">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09">Dragan fallenzulassen liegt aber so wenig in seinem Interesse – wenn er das Patriziat wirklich will, ist er nicht so dumm, seinem Hass freien Lauf zu lassen.</text:p>
      <text:p text:style-name="P123">Als die Kutsche über eine holprige Bodenwelle fuhr, schlug ihm Danias müder Kopf gegen die Schulter. Sie erwachte sofort und etwas unsanft, rieb sich den Schädel und fragte: „Sind wir schon im ersten Bezirk?“</text:p>
      <text:p text:style-name="P209"><text:span text:style-name="T68">Marcin verneinte, woraufhin </text:span><text:span text:style-name="T97">sie sich wieder an ihn lehnte und ohne ein weiteres Wort wieder einschlief. Er wunderte sich kurz, wie kaputt ihr Schlafrhythmus war. </text:span><text:span text:style-name="T432">Brocken kann ein Leben ganz schön durcheinanderbringen. Ein Wunder, dass sie noch nie während einer Mission plötzlich eingeschlafen ist.</text:span></text:p>
      <text:p text:style-name="P210"><text:span text:style-name="T68">Schon schweiften seine Gedanken wieder ab. </text:span><text:span text:style-name="T433">Vielleicht, wenn wir eines Tages mal auf derselben Seite stehen,</text:span><text:span text:style-name="T98"> </text:span><text:span text:style-name="T68">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24"><text:soft-page-break/>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24">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436">bei dieser Regel zu bleiben</text:span>. Marcin hoffte nur, dass er sich in diesem Fall nicht verkalkuliert hatte.</text:p>
      <text:p text:style-name="P124">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441">aber so gut wie nie bei Tageslicht</text:span>, <text:span text:style-name="T441">und </text:span>ganz würde er sich wohl nie daran gewöhnen. <text:span text:style-name="T441">D</text:span>irekt nach dem Elend des siebten Bezirks war der Kontrast beeindruckend.</text:p>
      <text:p text:style-name="P124">Sein Staunen stand aber in keinem Vergleich zu Danias. <text:span text:style-name="T434">Sie war die Idylle des ersten Bezirks noch viel weniger gewohnt. Selbst im elften Bezirk, wo sie immerhin viel Zeit verbrachte und das Chaos der Großstadt sich selten hin verirrte, lag immer ein Hauch von Armut, Argwohn und Verwesung in der Luft.</text:span></text:p>
      <text:p text:style-name="P125">Hier säumten sich Hecken und Gärten die breiten und ordentlichen Straßen entlang, <text:span text:style-name="T435">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text:span><text:soft-page-break/><text:span text:style-name="T435">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26">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436">und deren Uniformen blitzblank waren und wie angegossen saßen</text:span>, störten die Szenerie, und die Kinder, die von ihren Müttern über die Gehwege gezerrt wurden, hatten keine Angst vor ihnen. Die Soldaten waren darauf trainiert, immer zu lächeln, und alle vorbeikommenden nett zu grüßen, auch wenn es von diesen niemals erwidert wurde.</text:p>
      <text:p text:style-name="P126">Während Dania sich noch wunderte, dass es hier Wege gab, auf denen Fußgänger vor Kutschen sicher waren, versuchte Marcin, keine Aufmerksamkeit zu erregen und ging weiter.</text:p>
      <text:p text:style-name="P211">Immerhin habe ich meine Diebesmütze nicht auf. So gehen wir mit etwas Glück als Angestellte einer reichen Persönlichkeit durch.</text:p>
      <text:p text:style-name="P126">Dania kam ihm bald hinterher, und sie gingen in Richtung der Patriziervilla. Ihr Auftrag war, sie auszukundschaften, und einen Eindruck von ihr zu bekommen.</text:p>
      <text:p text:style-name="P127">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text:soft-page-break/>lassen, dass die Wege so verlie<text:span text:style-name="T437">f</text:span>en, wie es die Karte versprach.</text:p>
      <text:p text:style-name="P128">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12">Hier unbemerkt ein paar Eindrücke zu sammeln, wird nicht einfach.<text:span text:style-name="T68"> Marcin fluchte.</text:span></text:p>
      <text:p text:style-name="P128">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12"><text:span text:style-name="T68">„Dania, wir brauchen einen Plan. Hast du Pulver, mit dem man hoch springen kann? </text:span><text:span text:style-name="T99">Und ein Vergissmich wäre noch praktisch, für den Rückweg. </text:span><text:span text:style-name="T68">Vielleicht muss ich über den Zaun“, raunte er ihr zu. Wortlos reichte sie </text:span><text:span text:style-name="T99">ihm zwei </text:span><text:span text:style-name="T68">Döschen, nach dem sie sich davon überzeugt hatte, dass niemand sie b</text:span><text:span text:style-name="T99">e</text:span><text:span text:style-name="T68">obachtete. </text:span><text:span text:style-name="T99">Marcin schraubte sie kurz auf, um sich ihres Inhalts zu vergewissern. „Nun gut. Du weißt, wie du die Wachen ablenkst?“</text:span></text:p>
      <text:p text:style-name="P129">Dania grinste breit. „Das werde ich nie verlernen. <text:span text:style-name="T441">Da kann man sich so viel herausnehmen</text:span>.“</text:p>
      <text:p text:style-name="P129">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29">„Selbstverständlich, Boss.“</text:p>
      <text:p text:style-name="P213"><text:span text:style-name="T68">„</text:span><text:span text:style-name="T102">Du musst nicht auf mich warten.“ </text:span><text:span text:style-name="T68">Er nickte ihr zu und glitt hinter eine der Kutschen, während Dania weiterlief, ohne ihn eines Blickes zu würdigen. Sie hatte eindeutlich dazugelernt. Marcin suchte die Sprungdose heraus und schätzte eine Dosis </text:span><text:soft-page-break/><text:span text:style-name="T68">ab. Joran hatte natürlich eine Anleitung beigefügt, wie viel man für welche Höhe nehmen musste, aber die Höhen waren für Danias Körpergewicht gedacht, deswegen nahm Marcin vorausschauend ein bisschen mehr. </text:span><text:span text:style-name="T100">Er war etwas nervös, weil er die Pulver noch nie verwendet hatte, und dann ausgerechnet in einer solchen riskanten Situation – doch er hatte Dania tausendmal dabei beobachtet und war gewohnt, derartige Risiken einzugehen.</text:span></text:p>
      <text:p text:style-name="P130">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30">Von der Menge, die er aus der Dose nahm, verschüttete er erst einmal die Hälfte, bis er es schaffte, den Finger ruhig zu halten und noch einmal nachzulegen. Dann blies er und spürte sofort, wie die Luft um ihn leichter wurde.</text:p>
      <text:p text:style-name="P214"><text:span text:style-name="T68">Er hatte in der Tat ein bisschen zu viel gewählt, und flog mit einer Armlänge unter sich über den Zaun. Gegen das Fallen half das Pulver leider nicht, und als er sich abrollen wollte, krachte ihm der Rasen schmerzhaft entgegen. Marcin verkniff sich jeden Laut, rollte in die Hocke und versuchte, mit einem Blick wahrzunehmen, ob </text:span><text:span text:style-name="T101">ihn jemand gesehen hatte – doch die Fläche vor der Villa war ansonsten leer, und niemand schien aus dem Fenster zu sehen.</text:span></text:p>
      <text:p text:style-name="P131">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text:soft-page-break/>mögen verdient, eine der vielen kleinen Erfolgsgeschichten, wegen denen Lagons Leute immer noch daran glaubten, dass harte Arbeit sie voranbringen konnte.</text:p>
      <text:p text:style-name="P131">Marcin wusste, dass das nicht reichte. Mut und Beobachtungsgabe waren viel wichtiger. Vor allem angesichts der Fallen, die er bereits auf den ersten Blick erkennen konnte. Er presste sich in den Schatten einer Hecke und ließ sich Zeit zur Beobachtung.</text:p>
      <text:p text:style-name="P131">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15">Der Weg also.<text:span text:style-name="T68">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32">Noch schien Dania die beiden Wachen abzulenken, also würden sie den Weg nicht im Blick haben. Er beschloss, aufrecht und zügig zu gehen, wie als würde er hierher gehören; flüchtige Blicke würden sich nicht unbedingt wundern.</text:p>
      <text:p text:style-name="P216"><text:span text:style-name="T68">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103">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17">Was weiß ich, welche Fallen ich von hier aus nicht einmal wahrnehme.</text:p>
      <text:p text:style-name="P133"><text:soft-page-break/>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33">Endlich war er an den Treppen angekommen und ließ sich in ihren Schatten sinken, lehnte sich an das Geländer. Durch die relative Dunkelheit und den kühlen Marmor beruhigte er sich sofort. Er gönnte sich noch eine kurze Verschnaufpause und sah zum Tor.</text:p>
      <text:p text:style-name="P217">Dania hat sich aus dem Staub gemacht. Cleveres Mädchen.</text:p>
      <text:p text:style-name="P218"><text:span text:style-name="T68">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105">Verkleidung</text:span><text:span text:style-name="T68"> am besten versorgt, da lohnte es sich vielmehr, den Lieferanteneingang zu finden. Er stahl sich wieder aus dem Schatten des Marmors, und diesmal hetzte er ohne zu zögern aus dem Sichtfeld um die Ecke.</text:span></text:p>
      <text:p text:style-name="P134">Der Garten ging auch an der Seite des Hauses weiter, wenn auch weniger schmuckvoll, da dies nicht die Schokoladenseite des Anwesens war. Die Luft war rein, es war niemand zu sehen, als Marcin sich voranschlich.</text:p>
      <text:p text:style-name="P134">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35">Der Käfig passte überhaupt nicht in die Ästhetik des restlichen Gebäudes, doch Marcin musste den Einfallsreichtum bewundern. Hier würde niemand ungesehen und unkontrolliert durchkommen. </text:p>
      <text:p text:style-name="P219"><text:soft-page-break/><text:span text:style-name="T68">Jedenfalls niemand, der sich nicht auf </text:span><text:span text:style-name="T248">Alchemie</text:span><text:span text:style-name="T68"> verstand </text:span><text:span text:style-name="T104">oder gute Kontakte hatte</text:span><text:span text:style-name="T68">. </text:span><text:span text:style-name="T104">In Marcins Kopf formte sich natürlich bereits ein Plan. Für die Einzelheiten müsste Joran noch einmal seine Zutatenliste durchgehen, aber Marcin war sich sicher, dass sie etwas finden würden.</text:span></text:p>
      <text:p text:style-name="P136">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20"><text:span text:style-name="T68">Er hatte Glück – er musste nicht im Garten übernachten. Auch wenn es gefühlte Stunden dauerte, </text:span><text:span text:style-name="T106">und die Sonne bereits sehr tief stand,</text:span><text:span text:style-name="T68"> bis endlich eine Kutsche auftauchte, die wohl frische Zutaten für das Abendessen brachte. </text:span><text:span text:style-name="T112">Auf ihr prangte ein riesiges Logo mit der Aufschrift „Forthumpton &amp; Sohn“.</text:span><text:span text:style-name="T68"> Noch bevor sie angehalten hatte, hatte Marcin sich </text:span><text:span text:style-name="T112">den </text:span><text:span text:style-name="T68">Namen </text:span><text:span text:style-name="T112">bereits </text:span><text:span text:style-name="T68">eingeprägt.</text:span></text:p>
      <text:p text:style-name="P136">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443">Jüngeren</text:span> anwies, Pakete aus dem Wagen in das Gebäude zu tragen.</text:p>
      <text:p text:style-name="P220"><text:span text:style-name="T68">Die Soldaten stoppten ihn jedoch, und bekamen Ausweispapiere ausgehändigt. Der Offizier nahm sie und trug sie nach hinten, wo ein anderer Soldat mit einer Liste stand. Sie glichen die Namen ab, der Offizier nickte, brachte dem Lieferanten die Papiere </text:span><text:span text:style-name="T105">zurück, und die beiden begannen, ihre Pakete zu schleppen.</text:span></text:p>
      <text:p text:style-name="P221"><text:span text:style-name="T68">Sie blieben nicht lange innen; nach wenigen Augenblicken kamen sie sofort zurück, um das nächste Paket zu holen. Anscheinend legten sie sie nur innen ab, von wo dann andere Leute zuständig waren… </text:span>ein Hindernis, doch keins, das nicht <text:soft-page-break/>überwindbar ist.</text:p>
      <text:p text:style-name="P137">Nachdem sie ein knappes Dutzend Pakete geschleppt hatten, verabschiedeten sie sich und stiegen wieder in die Kutsche. Die Soldaten verriegelten das Tor wieder, und alles konnte wieder den gewohnten Gang gehen.</text:p>
      <text:p text:style-name="P138">Marcin hatte genug gesehen. Es war Zeit, zu verschwinden. Er entschied sich, es beim Haupteingang zu versuchen und näherte sich dem vorderen Garten.</text:p>
      <text:p text:style-name="P222"><text:span text:style-name="T68">Als er wenige Meter vor der Ecke war, hörte er plötzlich Schritte. Marcin erstarrte, als ein Gärtner um die Ecke bog, grasfleckige </text:span><text:span text:style-name="T106">Uniform</text:span><text:span text:style-name="T68">, eine riesige Heckenschere in der Hand.</text:span></text:p>
      <text:p text:style-name="P138">Auch der Gärtner war ziemlich perplex, hier jemanden anzutreffen. „Entschuldigung, was machen Sie hier, wenn ich fragen darf?“</text:p>
      <text:p text:style-name="P139">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22"><text:span text:style-name="T68">Marcin handelte, ohne zu denken. Mit einem beherzten Sprung nach vorne ergriff er die Gartenschere. Die andere Hand packte den Gärtner am Hals. </text:span><text:span text:style-name="T106">Der Gärtner</text:span><text:span text:style-name="T68"> versuchte zu schreien, doch der Druck von Marcins im Würgen geübten Fingern ließ das nicht zu.</text:span></text:p>
      <text:p text:style-name="P222">Ein Arbeitsunfall, richtig. Wer lässt hier denn auch so fahrlässig die ganzen Fallen herumliegen?<text:span text:style-name="T68"> Marcin kicherte, entwand ihm mit einer ruckartigen Bewegung die Gartenschere und ließ sie fallen. Dann packte er den Gärtner, zog ihn noch ein paar Meter nach hinten und warf ihn in die Fallen neben der Hecke.</text:span></text:p>
      <text:p text:style-name="P222"><text:span text:style-name="T68">Was die Bärenfallen mit ihm anstellten, war nicht schön mit anzusehen. Viel beunruhigender war jedoch der durchdringende Ton, der plötzlich die Luft erfüllte, wie von einer Trompete. Die Fallen waren wohl mit einer </text:span><text:span text:style-name="T106">Luftbetriebenen Alarmanlage </text:span><text:soft-page-break/><text:span text:style-name="T106">verbunden.</text:span></text:p>
      <text:p text:style-name="P139">Marcin fluchte. Blitzschnell musste er ein Versteck finden. An der Hausseite waren nur die Hecken zu sehen, hier konnte er sich nicht verstecken; er erinnerte sich an das Geländer und sprintete um die Hausecke.</text:p>
      <text:p text:style-name="P139">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39">Marcin nutzte ihren toten Winkel, um in ihrem Rücken über den langen Weg zum Haupttor zu sprinten. In ihrer Eile hatten die Wachen es offen gelassen. </text:p>
      <text:p text:style-name="P223">Das Glück hat mich also nicht vollends verlassen.</text:p>
      <text:p text:style-name="P139">Marcin schlüpfte hindurch und normalisierte sofort seinen Gang. Lässig schob er die Hände in die Tasche, während er in zügigem Tempo die Straßenseite wechselte.</text:p>
      <text:p text:style-name="P223">Da wird wohl jemand einen neuen Gärtner brauchen.<text:span text:style-name="T68"> Marcin hatte sich auch den Namen der Firma auf der Uniform des Gärtners gemerkt, und freute sich, dass er mehrere Optionen hatte.</text:span></text:p>
      <text:p text:style-name="P139">Er beschloss, Dragan einen Besuch abzustatten.</text:p>
      <text:p text:style-name="P139"/>
      <text:h text:style-name="P686" text:outline-level="1"><text:bookmark-start text:name="__RefHeading___Toc7827_585638094"/><text:span text:style-name="T81">Dragan – kriegt einen Besuch von Marcin, bei dem dieser ihn auffordert, </text:span><text:span text:style-name="T108">Namen</text:span><text:span text:style-name="T106"> in die Lieferantenliste einzutragen; Erpressung</text:span><text:bookmark-end text:name="__RefHeading___Toc7827_585638094"/></text:h>
      <text:p text:style-name="P139"/>
      <text:p text:style-name="P140">Dragan sollte sich endlich eine dieser neumodischen Türen zulegen. Sie boten nicht nur eine dieser Sicherheitsketten, mit <text:soft-page-break/>denen man die Tür nur einen Spaltbreit öffnen musste, und aufdringliche Besucher abwimmeln konnte, bevor sie mit der Tür ins Haus fielen. Auch eine kleine Glaslinse war enthalten; damit konnte man nach draußen linsen, ohne sich zu verraten.</text:p>
      <text:p text:style-name="P140">Dragan fühlte sich in seinen eigenen vier Wänden zunehmend unsicher; die Zeiten wurden schließlich auch unsicherer. Dragan war mit Sicherheit beauftragt, von allen Leuten musste er das am besten wissen.</text:p>
      <text:p text:style-name="P224">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40">Er schnaubte, und entschied sich, die Tür zu öffnen. Seine Paranoia wurde langsam lächerlich. Er ging zur Haustür und beantwortete das Klopfen, indem er die Klinke betätigte.</text:p>
      <text:p text:style-name="P140">„Marcin?“ Dragan verfluchte sich selbst dafür, nur einen Bademantel zu tragen. Was sollte er von ihm denken?</text:p>
      <text:p text:style-name="P224">Was Marcin von mir denkt ist mir sowieso völlig unklar.<text:span text:style-name="T68"> Es freute ihn, dass er wieder auftauchte – immerhin hatte er bei ihrem letzten Date versucht, ihn zu töten.</text:span></text:p>
      <text:p text:style-name="P140">Wie räumte man so etwas aus dem Weg? Passierte Dieben das vielleicht öfter? Hatte er sich damals eigentlich entschuldigt? Dragans Gedanken fuhren Achterbahn.</text:p>
      <text:p text:style-name="P140">Marcin drängte sich an ihm vorbei ins Haus hinein, bevor er etwas herausbrachte.</text:p>
      <text:p text:style-name="P140">Dragan fluchte innerlich. Er wusste nicht, was er sagen sollte. Alles was er am Ende herausbrachte, war: „Ist dir jemand gefolgt? Du weißt, welche Risiken auf mir lasten.“ und sofort wollte er sich selbst ohrfeigen.</text:p>
      <text:p text:style-name="P224">Vorwürfe sind sicher das letzte, was er von mir hören will.</text:p>
      <text:p text:style-name="P140">Marcin blieb stehen, und sprach, ohne sich zu ihm umzudrehen, mit fast gleichgültiger Stimme: „Ich bin nicht deswegen hier.“ er senkte den Kopf leicht. „Auch wenn absolute Geheimhaltung natürlich auch deswegen wichtig ist.“</text:p>
      <text:p text:style-name="P140"><text:soft-page-break/>Dragan stockte. Was auch immer Marcin sonst meinen konnte, konnte nur sehr viel unangenehmer sein.</text:p>
      <text:p text:style-name="P224"><text:span text:style-name="T68">„Ich brauche viel mehr einen Gefallen von dir.“ </text:span><text:span text:style-name="T107">Marcin ging vor ins Wohnzimmer, sah Wein und ein Glas auf dem Tisch stehen und goss es sich ein.</text:span></text:p>
      <text:p text:style-name="P141">„Einen Gefallen? Du meinst doch nicht so einen… wie letztes Mal?“ Dragan schluckte. Und entschied sich dagegen, sich auch ein Glas zu holen. Es sah so aus, als würde er einen klaren Kopf brauchen.</text:p>
      <text:p text:style-name="P225"><text:span text:style-name="T107">M</text:span><text:span text:style-name="T68">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111">Darauf, dass wir im</text:span><text:span text:style-name="T68"> selben Boot </text:span><text:span text:style-name="T111">sitzen</text:span><text:span text:style-name="T68">.“</text:span></text:p>
      <text:p text:style-name="P142">Dragan starrte ihn an. Das Glas würdigte er keines Blickes.</text:p>
      <text:p text:style-name="P225">Dieser verdammte… Dieb will mich wohl verarschen.<text:span text:style-name="T68"> Er schluckte. </text:span>Ob er mich von Anfang an nur benutzen wollte? Ich hätte niemals so leichtfertig mit meinen Geheimnissen umgehen sollen.</text:p>
      <text:p text:style-name="P225"><text:span text:style-name="T68">„Einen Teufel werde ich tun. Du benutzt mich nicht. </text:span><text:span text:style-name="T109">Ich werde </text:span><text:span text:style-name="T111">gefährlichen Kriminellen </text:span><text:span text:style-name="T109">den ehrbaren Dieben sicher keinen Zutritt zum Anwesen des Patriziers geben. </text:span><text:span text:style-name="T111">Ich bin Sicherheitschef. Das ist nicht, was Sicherheitschefs tun. Wir schützen Leute.</text:span><text:span text:style-name="T109">“</text:span></text:p>
      <text:p text:style-name="P226"><text:span text:style-name="T68">Marcin seufzte. „Ich wollte das nicht tun. Aber du lässt mir keine Wahl.“ Langsam kippte er das Glas zur Seite, bis der Wein fast herauslief. „Mein Auftraggeber hat Beweise, dass du mit Männern… Briefe, und dir ist vielleicht aufgefallen, dass di</text:span><text:span text:style-name="T110">r</text:span><text:span text:style-name="T68"> dein Spielzeug abhanden gekommen ist.“</text:span></text:p>
      <text:p text:style-name="P143">Dragan verengte die Augen und merkte, dass er unwillentlich immer röter wurde – vor Scham und Wut gleichermaßen.</text:p>
      <text:p text:style-name="P143">Marcin erwiderte den Blick, ohne mit den Wimpern zu zucken. „Du hast keine Wahl. Ich auch nicht. Ich überbringe nur <text:soft-page-break/>die Botschaft. Also handle rational und rette deinen Arsch.“</text:p>
      <text:p text:style-name="P143">Dragan zuckte es in den Gliedern. Er wollte diesen Mann zerbrechen, jedes einzelne seiner Glieder knacken wie einen dünnen Zweig. Er überlegte, wo er eine Waffe versteckt hatte, doch ihm war klar, dass er das nicht tun konnte. <text:span text:style-name="T439">Marcin hatte klargemacht, dass er die Informationen nicht selbst besaß. War ihm die kurzweilige Rache ein versautes Leben wert?</text:span></text:p>
      <text:p text:style-name="P143">„<text:span text:style-name="T439">Man hat immer eine Wahl. Und das weißt du.“ Dragan schnaubte, und registrierte mit Genugtuung, dass Marcin kurz zu Boden blickte. „Du hast dich entschieden, dass dir dein persönlicher Gewinn wichtiger ist als ich.“</text:span></text:p>
      <text:p text:style-name="P144">Marcin antwortete erst nicht, und mied es auch, Dragan in die Augen zu blicken. Es dauerte ein paar Momente, bis er sich gefangen hatte, und zurücksah. Leise sagte er:</text:p>
      <text:p text:style-name="P144">„Ja, habe ich. <text:span text:style-name="T440">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145">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146">Marcin zuckte mit den Schultern. „Ich habe dich immerhin nicht versucht zu erstechen. Wer von uns beiden hat hier mehr Vertrauen verdient?“</text:p>
      <text:p text:style-name="P146">Dragan schluckte.</text:p>
      <text:p text:style-name="P146">Marcin fuhr fort. „Du musst mir überhaupt nicht vertrauen. Ein bisschen Rationalität reicht vollkommen aus. Mit uns hast du eine Zukunft. Mit dem Patrizier nicht. Du tauschst einen Herrn gegen den anderen aus. Dann triffst du deine Entschei<text:soft-page-break/>dung eben nicht wegen meines hervorragenden Aussehens, sondern wegen deines berüchtigten Überlebensdrangs. Mir ist das gleich. Du kannst wählen zwischen einem Protegé, der unsere natürlichen Feinde im Visier hat, und...“ Marcin neigte das Glas weiter zur Seite. Erste Tropfen Wein drangen über den Rand des Glases, flossen an ihm herunter, über Marcins Finger, und tropften zu Boden auf Dragans nackte Füße <text:span text:style-name="T442">wie ein Versprechen aus Blut</text:span>.</text:p>
      <text:p text:style-name="P147">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147">Dragan griff Marcin das Gegengift aus der Hand. Er leerte das Glas in einem Zug und spuckte Marcin den gesamten Wein ins Gesicht.</text:p>
      <text:p text:style-name="P147">„Ich bin dabei“, knurrte er. Doch vornehm würde er sich nicht knechten lassen.</text:p>
      <text:p text:style-name="P147"/>
      <text:h text:style-name="P703" text:outline-level="1"><text:bookmark-start text:name="__RefHeading___Toc7829_585638094"/>Dania – schleicht sich in das Haus des Patriziers, <text:span text:style-name="T381">bringt ihn um, kehrt heim um Thorn zu berichten, die beiden stoßen darauf an, sie stirbt vergiftet an dem Wein.</text:span><text:bookmark-end text:name="__RefHeading___Toc7829_585638094"/></text:h>
      <text:p text:style-name="P147"/>
      <text:p text:style-name="P148">Marcin hatte ihr natürlich erklärt, warum sie ein Lieferunternehmen überfielen und nicht den Palast. Und prinzipiell war es ihr auch egal, wen sie gerade töteten, solange für sie etwas dabei heraussprang. Es war jedoch ungewohnt.</text:p>
      <text:p text:style-name="P148">Die sogenannten normalen Bürger hatten in ihren Aufträgen bisher nie eine Rolle gespielt. Dania vermutete, dass sie einfach machten, was sie auch immer machten, während Dania ihre Herren umbrachte. Diesmal würden sie wohl nicht so glimpflich davon kommen.</text:p>
      <text:p text:style-name="P148">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444">traumatisiert zu werden, und all die Probleme aufzutauchen, vor denen das Leben im siebten Bezirk gestrotzt hatte.</text:span></text:p>
      <text:p text:style-name="P149">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149">Dania liebte das Chaos nicht besonders, aber das Chaos lieb<text:soft-page-break/>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149">Solange <text:span text:style-name="T445">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150">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151">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151">Doch sie würde später etwas Brocken benötigen. Immerhin würde sie heute den Patrizier töten. Es gehörte sich nicht, eine solche Tat nüchtern auszuführen.</text:p>
      <text:p text:style-name="P227"><text:soft-page-break/>Das besagt das Gesetz des Chaos.</text:p>
      <text:p text:style-name="P151">Ihr gefiel der Gedanke an ein Gesetz des Chaos. Sie begann ohnehin, einen eigenen Stil zu entwickeln, und ihre Taten hatten eindeutig Chaos verbreitet – so konnte sie ihm vielleicht etwas zurückgeben, dafür, dass es sie immer beschützt hatte.</text:p>
      <text:p text:style-name="P151">Marcin und Dania sprachen nicht viel, er war sogar noch schweigsamer als sonst. Dania wunder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152">Auch wenn Dania nicht langweilig geworden war, und sie den kleinen netten Ausflug in den zweiten Bezirk durchaus genoss, war sie froh, als sich auf der anderen Straßenseite etwas regte. Ein <text:span text:style-name="T446">kleiner</text:span> Mann mittleren Alters, mit beginnender Halbglatze, die jedoch seinem würdevollen Aussehen keinen Abbruch tat, trat aus dem Geschäft und öffnete die <text:span text:style-name="T446">Rückseite der Kutsche, ein Ladeverdeck.</text:span></text:p>
      <text:p text:style-name="P228">Er ist ja sogar kleiner als ich. Das wird einfach.</text:p>
      <text:p text:style-name="P153"><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153">Dania gab Marcin unter dem Tisch einen leichten Tritt. Sofort sah er blitzschnell um sich, und Dania bemerkte, wie seine Hand mit einer blitzschnellen Bewegung unter seinen Mantel geglitten war. Sie schmunzelte.</text:p>
      <text:p text:style-name="P153">Marcin seufzte. „Dann wollen wir mal, hm? Ich gehe alleine rein. Du wartest draußen, bis beide innen sind.“ Er stand auf. </text:p>
      <text:p text:style-name="P153">Dania beobachtete Marcin, wie er in Richtung der Kutsche ging, den Alten grüßte, dann an ihm vorbei die Straße entlang<text:soft-page-break/>schlenderte. Er setzte seine Diebesmütze auf und verschwand hinter der Kutsche, just als der Sohn mit einer weiteren Kiste auftauchte.</text:p>
      <text:p text:style-name="P153">Als der Sohn wieder in den Laden zurückging, sah Dania Marcin wieder auftauchen; bevor die Tür hinter dem Jungen zuschlug, schlüpfte er mit in den Laden. </text:p>
      <text:p text:style-name="P153">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153">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153">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153">Marcin lächelte zuvorkommend. „Danke meine Liebe, ich denke nicht, dass das notwendig ist. Herr Forthumpton weiß sicher, dass wir hier zivilisierte Leute sind, und keiner von uns vorschnell handeln sollte.“</text:p>
      <text:p text:style-name="P153">Dania nickte, trat von dem Mann zurück und lehnte sich in eine Ecke.</text:p>
      <text:p text:style-name="P153">„Was zum Q‘holi...“</text:p>
      <text:p text:style-name="P153">„Aber, aber, zivilisierte Leute achten doch auf ihre Sprache. Keine Sorge, sie haben von uns nichts zu befürchten. Meine Freundin dort drüben“ - er deutete mit dem Dolch auf Dania - „möchte ausschließlich etwas Arbeitserfahrung sammeln.“</text:p>
      <text:p text:style-name="P153">Der Alte sammelte sich und stellte sich straff hin. Er schien sich gefasst zu haben. „Was wollen sie? Kommen sie zum <text:soft-page-break/>Punkt.“</text:p>
      <text:p text:style-name="P153">Marcin zuckte mit den Schultern. „Ich warte mit ihrem Sohn und seiner Freundin hier. Meine Kollegin kriegt eine Garnitur eurer Klamotten. <text:span text:style-name="T447">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154">Dania war beeindruckt von der Professionalität, die Marcin an den Tag legte. Er hatte langsam und ruhig gesprochen, und seine Kunstpause nach diesem Satz war genau lange genug, um den alten Forthumpton Zeit zu geben, das ganze zu verarbeiten.</text:p>
      <text:p text:style-name="P154">„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155">Der Alte hielt sich wacker, angesichts der Tatsache, dass er derlei Umgang nicht gerade gewöhnt war. „<text:span text:style-name="T448">Und wie kann ich dir vertrauen? Du tötest uns am Ende doch wahrscheinlich einfach trotzdem.“</text:span></text:p>
      <text:p text:style-name="P156">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156">Dania sah im Gesichtsausdruck des Vaters, dass er wohl <text:soft-page-break/>schon von den ehrbaren Dieben gehört, aber ihre Ehrlichkeit bisher für ein Märchen gehalten hatte. Er schien jedoch bereit, darüber hinwegzusehen, für die einzige Chance, seinen Sohn zu retten.</text:p>
      <text:p text:style-name="P155">„Das wird mir mein Geschäft vermiesen. <text:span text:style-name="T448">Ich werde danach keine Aufträge mehr bekommen, nicht nur vom Patrizier nicht. Auch sonst wird mir niemand mehr -“</text:span></text:p>
      <text:p text:style-name="P156">Marcin unterbrach ihn. „Der neue Patrizier wird da sicher mit sich reden lassen.“</text:p>
      <text:p text:style-name="P156">Der junge Forthumpton blickte mit großen Augen zwischen Dania und Marcin hin und her, entschied sich aber klugerweise, den Mund zu halten.</text:p>
      <text:p text:style-name="P156">Dania stieß sich von der Wand ab. „Also, wo bekomme ich meine Uniform her?“</text:p>
      <text:p text:style-name="P156"/>
      <text:p text:style-name="P156">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156">Dania durchbroch das Schweigen. „Keine Sorge. Ich stehe auf der Liste. Sie werden mich reinlassen. <text:span text:style-name="T449">Sobald die Miliz sich wundert, wo ich geblieben bin, machen sie sich bereit zu verschwinden.“</text:span></text:p>
      <text:p text:style-name="P158">Er sagte nichts und blickte stur gerade aus. Doch als Dania nachfragte, nickte er, zum Zeichen, dass er verstanden hatte.</text:p>
      <text:p text:style-name="P158">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157">Bald bogen sie in die Straße ein, in der die Rückseite des riesigen Anwesens aufragte.</text:p>
      <text:p text:style-name="P158">Sie nickte ihm zu. „Ich überlasse dir das Reden. Du kennst <text:soft-page-break/>das Prozedere besser als ich.“ <text:span text:style-name="T450">Sie drückte ihm ihre Papiere in die Hand. „Hier. Wenn du ihnen die gibst, sollten wir keine Schwierigkeiten haben. Bei Frauen sind Bürokraten immer misstrauischer.“</text:span></text:p>
      <text:p text:style-name="P157">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157">„Gut, gut. Ich tus ja.“ murmelte er widerwillig. Sie lehnte sich zufrieden zurück.</text:p>
      <text:p text:style-name="P157">Als die Kutsche hielt, sprang sie aus dem Wagen. Er kletterte schwerfällig an seiner Seite herunter, während die Milizionäre die Tür langsam öffneten, <text:span text:style-name="T450">die in den Käfiggang zum Dienstboteneingang führte</text:span>. Dania registrierte den Öffnungsmechanismus – sie würde die Tür nicht alleine öffnen können. <text:span text:style-name="T450">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159">Kurz darauf kehrte der Soldat zurück, reichte die Papiere dem Alten, und winkte sie durch. Sie hörte Forthumpton noch etwas von seinem Rücken murmeln und hörte, wie er wieder auf die Kutsche stieg. „Ich warte so lange!“ rief er ihr hinterher.</text:p>
      <text:p text:style-name="P159">Ihr war das nur Recht. Wenn er hier nicht entkam, würde er <text:soft-page-break/>einen unliebsamen Zeugen abgeben; in Marcins Händen war der Alte definitiv besser aufgehoben. Sie würde ihn wohl nie wieder sehen.</text:p>
      <text:p text:style-name="P160">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160">Dania grüßte nett. „Guten Abend, ich bin heute für die Kisten verantwortlich.“ Sie lächelte.</text:p>
      <text:p text:style-name="P160">Das <text:span text:style-name="T451">Dienstm</text:span>ädchen guckte ein bisschen enttäuscht. „Oh, was ist denn mit dem Jungen, der hier sonst immer die Kisten schleppt?“</text:p>
      <text:p text:style-name="P160">Dania zuckte mit den Schultern, konnte sich aber ein Schmunzeln nicht verkneifen. „Krank.“</text:p>
      <text:p text:style-name="P160">„Zu schade.“ Das <text:span text:style-name="T451">Dienstm</text:span>ädchen wirkte sichtlich enttäuscht.</text:p>
      <text:p text:style-name="P160">Dania räusperte sich. „Aber du, ich habe eine Frage… könnte ich vielleicht hier kurz auf die Toilette? Der Wagen ist die ganze Zeit über die holprige Straße, und das schlägt mir immer so auf die Blase…“ Sie setzte ihre unschuldigste Miene auf.</text:p>
      <text:p text:style-name="P160">Das Mädchen blickte durch die offene Tür nach außen. „Nun, das ist eigentlich gegen die Vorschriften...“</text:p>
      <text:p text:style-name="P160">Dania hüpfte leicht auf und ab <text:span text:style-name="T451">und guckte flehentlich.</text:span></text:p>
      <text:p text:style-name="P161">Die junge Frau lachte. „Na gut, ich sehe, was ich tun kann.“ Sie ging kurz zur Tür und raunzte den rangniedrigsten Milizionär an, dass „die Dame“ auf die Toilette müsste und sie gleich wiederkämen. </text:p>
      <text:p text:style-name="P161">Dania grinste. „Du kennst die Tricks, hm?“</text:p>
      <text:p text:style-name="P162">„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164"><text:soft-page-break/>Ein anderes Mädchen rauschte durch eine der Türen und sprach sie an: „Hey Julia, wenn du mit der Lieferung fertig bist, kannst du frisches Obst nach 203 bringen? Die Schalen dort müssen aufgefüllt werden.“</text:p>
      <text:p text:style-name="P164">Das Dienstmädchen, das wohl Julia hieß, meckerte kurz über das Treppensteigen, zog Dania aber zielstrebig weiter, während die andere einen großen Kürbis aus dem Regal griff und den Raum auf demselben Weg wieder verließ.</text:p>
      <text:p text:style-name="P162">Kurz darauf betraten sie einen Gang, der wohl zur Küche führte, und von dem zwei andere Türen abgingen.</text:p>
      <text:p text:style-name="P161">„Hier sind wir“, sagte <text:span text:style-name="T453">Julia</text:span> vor einer der Türen.</text:p>
      <text:p text:style-name="P161">„Gut“, sagte Dania, ergriff mit einem Mal ihren Kopf und schlug ihn kräftig gegen die Wand, einmal, zweimal, dreimal, bis <text:span text:style-name="T453">sie </text:span>bewusstlos zu Boden sank. Dania öffnete die Tür, und zog sie mit hinein. Hastig zog sie <text:span text:style-name="T453">die junge Frau</text:span> aus, um an ihre Uniform zu gelangen. Sie bestand aus <text:span text:style-name="T452">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161">„<text:span text:style-name="T452">Julia, tut mir leid, aber Olaf ist nicht der Meinung, dass ihr einfach zusammen aufs Klo könnt…“ Dania fluchte leise, zog ihre Klappklinge hervor und entfaltete sie. Dann stellte sie sich neben die Tür.</text:span></text:p>
      <text:p text:style-name="P163">Prompt hörte sie das Klopfen. Sie antwortete: „Herein?“</text:p>
      <text:p text:style-name="P163">Die Tür ging nach innen auf. Der Soldat öffnete sie, bis die Tür gegen das Bein des Dienstmäd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text:soft-page-break/>Gang. Die Tür zog sie hinter sich zu.</text:p>
      <text:p text:style-name="P229">So. Die Saat ist gesät. Bald regiert hier das Chaos.<text:span text:style-name="T68"> Sie lächelte zufrieden.</text:span></text:p>
      <text:p text:style-name="P229"><text:span text:style-name="T68">Doch noch musste sie sich die Ordnung zunutze machen. Bevor noch mehr Soldaten hinterhergeschickt wurden, ging sie zielstrebig zurück in die Vorratskammer. Sie griff sich eine Schale und legte ein paar Bananen, Äpfel, Orangen, und sogar eine riesige </text:span><text:span text:style-name="T114">Melone</text:span><text:span text:style-name="T68"> hinein und verließ die Kammer durch dieselbe Tür, die vorhin die andere Bedienstete benutzt hatte.</text:span></text:p>
      <text:p text:style-name="P229"><text:span text:style-name="T68">Nach einer kurzen Treppe, die den Hauptteil eines ziemlich staubigen Gang ausmachte, stand sie in einem vornehm aussehenden Korridor. </text:span><text:span text:style-name="T113">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165">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165">„Hey, du Göre, deine Uniform sitzt aber sehr schlecht, da unten piekt deine Unterwäsche heraus!“ der eine pöbelte sie mit der pikierten Rücksichtslosigkeit an, die nur Hochwohlgeborene an den Tag legen können. „Soll mein Freund hier sie dir mal richten?“</text:p>
      <text:p text:style-name="P165">Dania bemühte sich, eingeschüchtert zu gucken, und mit ihrer Obstschale davon zu tippeln. Mehr Aufmerksamkeit wollte sie hier wirklich nicht generieren, und sie konnte ja nicht jeden Soldaten in dem Haus einen nach dem anderen abstechen. <text:soft-page-break/>Schon gar nicht, wenn sie zu zweit waren.</text:p>
      <text:p text:style-name="P165">Um die nächste Ecke herum fand sie auch schon die Treppe, <text:span text:style-name="T454">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30"><text:span text:style-name="T68">Sie vermutete Zimmer 203 richtig im zweiten Stock, wo sie es nach kurzem herumirren herausgefunden hatte, dass die Zimmernummern oben in den Türrahmen graviert waren. Nach dem Klopfen trat sie ein und </text:span><text:span text:style-name="T114">erstarrte.</text:span></text:p>
      <text:p text:style-name="P231"><text:span text:style-name="T68">Drei Soldaten saßen an einem langen Tisch und fanden sich in ihre</text:span><text:span text:style-name="T115">m Kartenspiel</text:span><text:span text:style-name="T68">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31"><text:span text:style-name="T68">Sie wies auf ihre Schale, und murmelte, dass sie nur das Obst wieder auffüllen wollte. Die anderen beiden Soldaten nahmen ihr </text:span><text:span text:style-name="T115">Spiel</text:span><text:span text:style-name="T68"> wieder auf. Nur Dragan beobachtete sie weiter aus dem Augenwinkel, während sie die beiden kleinen Schalen mit Obst befüllte.</text:span></text:p>
      <text:p text:style-name="P166">Da bemerkte sie ihren Fehler; mit der Melone konnte sie hier absolut nichts anfangen. Sie war zu groß für die kleinen Schälchen und sie würde sie wieder mitnehmen müssen. Doch das meiste ihrer Bananen, Äpfel und Orangen wurde sie los.</text:p>
      <text:p text:style-name="P166">Dragan würde ihr vielleicht den Aufenthaltsort des Patriziers verraten können. Dania dachte fieberhaft nach. Wie könnte sie ihn unauffällig danach fragen, ohne dass die anderen beiden den Grund der Frage mitbekamen? Sie war sich mittlerweile si<text:soft-page-break/>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167">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167">Die beiden anderen feixten. „Von wegen, du bist am gewinnen! Wenn du wüsstest, was ich auf der Hand habe… du bluffst doch nur.“</text:p>
      <text:p text:style-name="P167">Dania beeilte sich, einen Knicks zu machen. „Selbstverständlich, Sir.“ Sie ergriff ihre Schale und ging nach draußen.</text:p>
      <text:p text:style-name="P167">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167">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167">Da kam sie an der Treppe an, und machte sich auf den Weg hinunter in den ersten Stock. Sie war fast im ersten Stock, als ihr eine ältere Bedienstete von oben nacheilte.</text:p>
      <text:p text:style-name="P167">„Entschuldigung, junges Ding – ich habe dich hier noch nie gesehen. Seit wann arbeitest du hier?“</text:p>
      <text:p text:style-name="P167">Dania räusperte sich. „Ich habe erst gestern angefangen. Habe gerade etwas Obst in 203 aufgefüllt.“</text:p>
      <text:p text:style-name="P167">Die Alte blickte misstrauisch an ihr herab. „Mensch, deine Uniform! Das ist doch keine Art, so herumzulaufen. Da ragt ja <text:soft-page-break/>dein Alltagskleid heraus -“ sie bückte sich, und begann, an Danias Kleid herumzufuseln „so kannst du hier drin doch nicht herumrennen. Geh sofort nach unten und zieh das Kleid darunter aus, wer hat das denn überhaupt heute morgen durchgehen lassen?“</text:p>
      <text:p text:style-name="P232"><text:span text:style-name="T68">Dania kam immer mehr ins Schwitzen. Diese Frau stellte die falschen Frage</text:span><text:span text:style-name="T116">n. </text:span><text:span text:style-name="T68">„Julia meinte, das geht schon in Ordnung so. </text:span><text:span text:style-name="T116">ich hatte nichts besseres zum drunter tragen...“</text:span></text:p>
      <text:p text:style-name="P168">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168">Dania überlegte fieberhaft, wie sie den immer stärker aufkeimenden Verdacht in der Frau zum Schweigen bringen könnte -</text:p>
      <text:p text:style-name="P168">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168">Ebenso die alte Frau. Sie blickte abermals von oben nach unten an Dania herab, und…</text:p>
      <text:p text:style-name="P168">„Hier ist sie! Hier oben! An der Treppe zum zweiten Stock!“ Wie am Spieß brüllte die Bedienstete los. Sie hatte eine kräftige Stimme, die von jahrzehntelangem rumkommandieren geschliffen worden war.</text:p>
      <text:p text:style-name="P168">Dania warf ihr die Obstschale ins Gesicht und rannte los. Sie musste nach unten, sich verstecken, vielleicht den Patrizier finden… wenigstens war jetzt das Chaos auf ihrer Seite.</text:p>
      <text:p text:style-name="P168">Als sie im Erdgeschoss ankam, sah sie gerade, wie aus dem Erdgeschoss Soldaten nach oben gestürmt kamen, fünf, sieben, zu viele, um zu kämpfen. Sie rannte den Korridor im ersten Stock entlang und um die Ecke.</text:p>
      <text:p text:style-name="P233"><text:span text:style-name="T68">Dort standen zwei Bedienstete still am Fleck und bewegten </text:span><text:soft-page-break/><text:span text:style-name="T68">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68"> darin. Vielleicht konnte sie sich ja wenigstens irgendwo verstecken.</text:span></text:p>
      <text:p text:style-name="P168">Sie rannte um eine weitere Ecke. Vor einer Tür stand ein Soldat, der sie mit großen Augen anstarrte. Er zog sein Schwert.</text:p>
      <text:p text:style-name="P233"><text:span text:style-name="T68">Dania zerrte ihre Klappklinge unter ihrem Kleid hervor. Sie kam ums Kämpfen wohl eh nicht drum herum, da konnte sie es wenigstens genießen. Der Soldat griff ohne Umschweife an und hieb in Richtung ihres Oberkörpers, schwer auszuweichen, also </text:span><text:span text:style-name="T117">lenkte</text:span><text:span text:style-name="T68"> sie den Hieb </text:span><text:span text:style-name="T117">über sich drüber. Sie vermied, sein Schwert direkt zu blocken, weil ihre Klinge so fragil war – aber indem sie es ablenkte, konnte sie sogar näher an ihn heran. Sie trat ihm mit Effekt in die Weichteile.</text:span></text:p>
      <text:p text:style-name="P169">Während er sich zusammenkrümmte, konnte sie wieder zustechen. Der erste Stich ging ins Leere, weil er so taumelte. Beim zweiten Stich war sein Schwert im Weg, der dritte Stich jedoch traf seine Armbeuge.</text:p>
      <text:p text:style-name="P169">Nun hatte er es schon schwerer mit dem Blocken. Ihrem nächsten Stich konnte er nicht mehr ausweichen, und sie traf sein Herz. Ungläubig sah er, wie ihre Klinge aus ihm herausragte. Sie hatte einen Volltreffer gelandet, und er sackte zusammen.</text:p>
      <text:p text:style-name="P169">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169">Es war… eine weitere Toilette. Dania war erstaunt. Dieses Anwesen hatte wirklich viele Toiletten. Und warum sollte man eine Toilette bewachen? Dania zuckte mit den Schultern. Sie hatte schon viel gesehen. Und die Leute in diesem Haus waren <text:soft-page-break/>offensichtlich verrückt. Nicht einmal zu echtem, panischen Chaos waren sie in der Lage.</text:p>
      <text:p text:style-name="P234">Es läuft aus dem Ruder. Verdammt. Was würde das Gesetz des Chaos jetzt empfehlen?<text:span text:style-name="T68"> </text:span></text:p>
      <text:p text:style-name="P169">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34"><text:span text:style-name="T68">Nach einer Line fühlte sie sich sofort besser. </text:span><text:span text:style-name="T118">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170">Da hörte sie – ein Niesen. Ein Niesen, dass jemand nicht länger hatte zurückhalten können.</text:p>
      <text:p text:style-name="P170">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35">Warum lacht er nicht? Lächerlicher könnte die Situation doch kaum sein. Das wäre doch ein guter Anlass, damit anzufangen!</text:p>
      <text:p text:style-name="P170">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170">Da erst merkte sie, dass er schon eine Weile redete. Ihr Ver<text:soft-page-break/>stand hatte das bisher ausgeblendet. „Das ist ungeheuerlich! Ich werde dich auspeitschen lassen! Verschwinde! Dienstmädchen haben in dieser Toilette nichts verloren! Meine Leibwache wird Hackfleisch aus dir machen -“</text:p>
      <text:p text:style-name="P170">Dania lachte. „Deine Leibwache? War das der Typ vor der Tür, den ich erstochen habe?“</text:p>
      <text:p text:style-name="P235">Komm schon, das wird er doch zumindest lustig finden. Die Menschen lachen allgemein zu wenig… vielleicht kann ich ja wenigstens den hier aufmuntern.</text:p>
      <text:p text:style-name="P170">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170">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170">Ihm traten fast die Augen aus dem Kopf. „Der – Patrizier – wird – nicht – ge<text:span text:style-name="T698">du</text:span>zt!“</text:p>
      <text:p text:style-name="P170">Da fiel Dania ein, weswegen sie hier war. Aufmuntern war ja gar nicht der Zweck ihres Aufenthalts – sie sollte jemanden töten. Das Chaos versuchte wohl schon seit ein paar Minuten, ihr das klar zu machen – waren es Minuten?</text:p>
      <text:p text:style-name="P170">Sie hatte plötzlich den Drang, sich zu entschuldigen. Immerhin musste der arme Mann auf dem Abort sterben, und hatte er das verdient, bei seiner Stellung?</text:p>
      <text:p text:style-name="P235"><text:span text:style-name="T68">Doch dann dachte sie an all die anderen Leute, die in Lagon täglich sterben, und ihr war klar, dass es hier nicht darum ging, wer es verdiente. Es ging viel mehr darum, was das </text:span>Chaos<text:span text:style-name="T68"> erforderte. </text:span><text:span text:style-name="T119">Und dieser Mann könnte ein wenig Chaos sehr gut ge</text:span><text:soft-page-break/><text:span text:style-name="T119">brauchen.</text:span></text:p>
      <text:p text:style-name="P171">Sie blickte ihn ein paar Sekunden an und wurde ernster. „Ich werde mich nicht bei dir entschuldigen. Ich will nur, dass du weißt, wie witzig du stirbst. Wie absurd.“ </text:p>
      <text:p text:style-name="P171">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171">Und so spürte Dania, wie ihr Arm nach vorne schnellte, und ihre Klinge in seinem Herzen vergrub. Der Dolch fiel klappernd zu Boden. Das schmuckvolle Hemd, das er trug, würde wohl niemandem mehr stehen, was Dania bedauerte.</text:p>
      <text:p text:style-name="P171">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171">Und so wandte sie sich um zum gehen, ein Stückchen reicher als vorher.</text:p>
      <text:p text:style-name="P171"/>
      <text:p text:style-name="P172">Als sie hinaus auf den Gang trat, lag der Leibwächter unverändert auf dem Boden. Sie lief im Laufschritt in Richtung Treppe. Im Erdgeschoss würde sie d<text:span text:style-name="T455">en Haupteingang nehmen und damit hoffentlich fliehen können.</text:span></text:p>
      <text:p text:style-name="P173">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173">Dania schlich sich die Treppe herunter, wobei sie darauf <text:soft-page-break/>achtete, nicht von unten gesehen zu werden. Schließlich blickte sie um die Ecke in die Eingangshalle hinein.</text:p>
      <text:p text:style-name="P173">Was sie dort sah, entmutigte sie ein bisschen. Etwa <text:span text:style-name="T456">zwanzig</text:span> Soldaten hatten sich versammelt, und Dragan brüllte sie an, sich zu sammeln. Dann teilte er sie in Gruppen ein. Einer befahl er, alle Ausgänge zu bewachen, die anderen sollten die verschiedenen Stockwerke absuchen.</text:p>
      <text:p text:style-name="P173">Das Chaos sprach jedoch immer noch zu Dania. Es gab ihr Mut und eine Idee.</text:p>
      <text:p text:style-name="P173">Dania küsste ihre glücksbringende Trophäe ein letztes Mal, stand auf und ging würdevoll die Treppe herunter.</text:p>
      <text:p text:style-name="P173">„<text:span text:style-name="T456">Huhu! Meint ihr vielleicht mich?“ fragte sie mit lauter, fester Stimme unschuldig in die Halle hinein.</text:span></text:p>
      <text:p text:style-name="P174">Einundzwanzig Köpfe drehten sich zu ihr um. „Nun, mir scheint, als hättet ihr mich gefunden.“</text:p>
      <text:p text:style-name="P174">Schwerter wurden gezogen, doch Dragan bedeutete den anderen, an Ort und Stelle zu bleiben. </text:p>
      <text:p text:style-name="P174">Dania ging gelassen weiter auf die Gruppe zu. „Dafür habt ihr etwas anderes verloren.“ Sie hob ihre Trophäe hoch. „Eure Männlichkeit.“ und warf sie mit einem Mal zu Boden.</text:p>
      <text:p text:style-name="P174">„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174">Dragan hielt die anderen weiter zurück. „Sie will uns nur provozieren. Haltet Ordnung! Hört auf mein Kommando!“</text:p>
      <text:p text:style-name="P174">Dania war im Rausch. „Na, Dragan, schon mal jemanden getötet? Oder geht das an deinem Schreibtisch nicht? Nun, ich habe meine Weiblichkeit auch verloren. Habe sie verkauft, so wie ihr eure Männlichkeit verkauft.“ Sie lachte bitter. „Doch während Frauen dafür vom Orden gejagt und gereinigt werden, <text:soft-page-break/>kriegen Männer Waffen und Ansehen für ihre Hurerei. Ich habe genug davon.“</text:p>
      <text:p text:style-name="P174">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174">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174">Sie verbeugte sich und lächelte die Soldaten herausfordernd an. „Vielleicht findet auch ihr eines Tages zu eurer Weiblichkeit.“</text:p>
      <text:p text:style-name="P174">Sie hatte gesprochen. Chaos hatte es gefallen, und sie hatte genug gesprochen. Also griff sie in ihren BH und holte ihr Puderdöschen hervor – für einen so großen Raum würde sie viel brauchen.</text:p>
      <text:p text:style-name="P174">Dragan hatte genug und befahl den Angriff. „Genug gehört. Was für eine Irre. Auf sie!“</text:p>
      <text:p text:style-name="P174">Die Männer rannten mit gezoge<text:span text:style-name="T457">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36">Das ist richtiges Chaos,<text:span text:style-name="T68"> dachte Dania, während sich der Nebel weiter im Raum ausbreitete.</text:span></text:p>
      <text:p text:style-name="P176">Mittlerweile hatte sie die Orientierung verloren, doch sie lief einfach irgendwohin und vertraute darauf, dass das Chaos sie in die richtige Richtung leiten würde.</text:p>
      <text:p text:style-name="P176"><text:soft-page-break/>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176">Sie hatte eigentlich vorgehabt, die Scheibe einzutreten, doch stattdessen schwang die Tür einfach auf. Sie hatte nicht erwartet, sie offen vorzufinden, doch abermals hatte sie ungeheures Glück.</text:p>
      <text:p text:style-name="P176">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36"><text:span text:style-name="T68">Als sie dort angelangt war, merkte sie jedoch, dass sie das meterhohe Tor alleine nicht öffnen konnte. Es war von dem selben Mechanismus wie der Lieferanteneingang, an beiden Enden mussten gleichzeitig Leute </text:span><text:span text:style-name="T120">die Tür öffnen…</text:span></text:p>
      <text:p text:style-name="P177">„Hilfe, Hilfe!“ rief sie, ehe sie es sich versah. „Im Haus läuft eine Mörderin frei herum, mit <text:span text:style-name="T683">alchemistischen</text:span> Fähigkeiten! Sie hat den Patrizier ermordet! Ihr müsst das Tor aufmachen!“</text:p>
      <text:p text:style-name="P178">Die Soldaten drehten sich um. Ihre Gesichter verrieten, wie langsam sie begriffen. „Oh Schei-“</text:p>
      <text:p text:style-name="P178">„Bitte, schnell! Ihr müsst ihnen helfen!“</text:p>
      <text:p text:style-name="P178">Der eine fragte sie: „Warum kommt denn da Nebel aus dem Eingang?“</text:p>
      <text:p text:style-name="P178">Dania zuckte die Schultern. „<text:span text:style-name="T683">Alchemie</text:span>, habe ich das nicht schon gesagt? Jetzt macht schnell!“</text:p>
      <text:p text:style-name="P178">Der andere hatte plötzlich große Augen. „Jon, warum hat die denn eigentlich nichts an? Bis auf… Waffen?“</text:p>
      <text:p text:style-name="P178">Dania verdrehte die Augen. „Das hat sie weggezaubert, was weiß ich. Wenn ihr euch nicht beeilt, dann -“</text:p>
      <text:p text:style-name="P178">Jon sah sehr skeptisch drein. „Also du stehst hier, nackt, aber schwerbewaffnet, offensichtlich verrückt, und erzählst uns von einer <text:span text:style-name="T683">alchemistisch</text:span> begabten Attentäterin, und das wir das <text:soft-page-break/>Tor öffnen sollten?“</text:p>
      <text:p text:style-name="P178">Der andere schmunzelte. „Jon, also ich glaube ja, wir sollten das Tor definitiv nicht öffnen.“</text:p>
      <text:p text:style-name="P178">Jon lachte und pflichtete ihm bei. „Ja, ich glaube, genau das werden wir tun. Das Tor, nicht öffnen. Da drin ist eine ganze Kompanie. Wenn die nicht mit deiner <text:span text:style-name="T683">alchemistischen</text:span> Attentäterin fertig werden, werden wir es sicher nicht.“</text:p>
      <text:p text:style-name="P178">Dania fluchte.</text:p>
      <text:p text:style-name="P237"><text:span text:style-name="T68">Dann besann sie sich. Pulver würde ihr abermals helfen müssen. Sie griff sich in den Ausschnitt. Kurz darauf pustete sie unter den verwunderten Augen der Torwächter eine Prise Bor vom Finger. </text:span><text:span text:style-name="T121">Dann nahm sie Anlauf und hechtete mit kaum vernehmbarer Anstrengung über das drei Meter hohe Tor.</text:span></text:p>
      <text:p text:style-name="P179">Sie kam auf der anderen Seite auf einem Kutschendach auf. Sie blickte sich schnell um, doch es waren keine Pferde angeschürt. Damit würde sie nicht fliehen können.</text:p>
      <text:p text:style-name="P238"><text:span text:style-name="T68">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22">zweiten</text:span><text:span text:style-name="T68"> Bezirks.</text:span></text:p>
      <text:p text:style-name="P179"/>
      <text:p text:style-name="P180">Die Straßen des zweiten Bezirks waren glücklicherweise an diesem Wochentag ziemlich leergefegt. Niemand war dort, der sich über eine halbnackte, abgehetzte Bewaffnete hätte Gedanken machen können.</text:p>
      <text:p text:style-name="P180">Bei Forthumpton &amp; Sohn herrschte eine angespannte Stimmung, die sofort abfiel, als Dania den Raum betrat.</text:p>
      <text:p text:style-name="P180">„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text:soft-page-break/>dem Alten mit einer Kopfbewegung, Kleidung für Dania zu holen.</text:p>
      <text:p text:style-name="P180">„Du bist ja auf Brocken.“ Sagte Marcin missbilligend.</text:p>
      <text:p text:style-name="P180">Dania kicherte. Nach einer Line ging der Job viel besser. Ich wurde erst entdeckt, habe dann eine Line -“ </text:p>
      <text:p text:style-name="P180">Marcin unterbrach sie. „Das kannst du lieber später erzählen. Wir müssen zurück.“</text:p>
      <text:p text:style-name="P180">Forthumpton kam zurück, mit einem Kleid, dass er Dania zuwarf. Er schien sie nicht anfassen zu wollen. Ihre blutigen Hände jagten ihm wohl einen Schrecken ein.</text:p>
      <text:p text:style-name="P251"><text:span text:style-name="T360">„Kann ich mich hier irgendwo </text:span><text:span text:style-name="T361">sauber machen</text:span><text:span text:style-name="T360"> und umziehen?“, fragte Dania. Er deutete nur stumm nach hinten. „Diese Gastfreundschaft! Vielen Dank.“ Sie lächelte ihn an, als sie an ihm vorbeiging.</text:span></text:p>
      <text:p text:style-name="P252"><text:span text:style-name="T362">Das Bad war nicht luxuriös oder so, einfach nur ein Bad. Sie </text:span><text:span text:style-name="T361">wusste nicht, ob das Wasser gesegnet war</text:span><text:span text:style-name="T362">, aber dann erinnerte sie sich daran, dass Frevel und Schmutz dem Chaos gefielen. Seit dem Mord schmeckte das Leben so frisch, viel frischer als davor!</text:span></text:p>
      <text:p text:style-name="P181">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181">Da hörte sie einen Schrei, nein zwei Schreie. Und ein panisches Wimmern. Das dann auch kurz darauf verstummte. Sie wusch sich zu Ende und trat hinter die Theke. Marcin wischte seine Klinge an Forthumptons Kleidung ab, desinteressiert.</text:p>
      <text:p text:style-name="P181">Dania zog die Augenbrauen hoch. „Hattest du ihnen nicht dein Wort als Dieb gegeben?“</text:p>
      <text:p text:style-name="P181">Marcin zuckte mit den Schultern. „Ich werde nicht mehr allzu lange Dieb sein. Und wir müssen die losen Enden aufräumen.“</text:p>
      <text:p text:style-name="P181">Dania lächelte. „Oh, was wirst du dann stattdessen?“</text:p>
      <text:p text:style-name="P181">Marcin lachte. „Vielleicht Essenslieferant? Hier scheint eine <text:soft-page-break/>Stelle frei zu sein.“</text:p>
      <text:p text:style-name="P181">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181">„Komm, wir müssen zu Thorn.“, sagte Marcin, während er sein Messer in seinem Mantel verstaute. „Wir haben einen Bericht zu leisten.“</text:p>
      <text:p text:style-name="P181"/>
      <text:p text:style-name="P239"><text:span text:style-name="T123">Der Raum</text:span><text:span text:style-name="T68"> im siebten Bezirk, dass für diesen Auftrag als ihre Planungsbasis gedient hatte, war von Kerzen erleuchtet. </text:span><text:span text:style-name="T123">Auf dem Tisch in der Mitte war kaum Platz, weil er mit Unterlagen, Waffen, Kerzen, Flaschen und Weingläsern vollgestellt war. Das schnoddrige alte Sofa in der Ecke hatte bessere Tage gesehen, doch alles in allem war der Raum sogar gemütlich.</text:span></text:p>
      <text:p text:style-name="P182">Auch wenn das nicht der Anspruch war, den Thorn an den Raum gehabt hatte, war Dania froh darüber.</text:p>
      <text:p text:style-name="P182">Thorn stand in der Ecke, als Dania und Marcin den Raum betraten, wie immer vermied er es, auf dem Sofa Platz zu nehmen. Ohne sich umzudrehen, fragte er: „Ist es getan?“</text:p>
      <text:p text:style-name="P182">Dania ließ sich auf das Sofa plumpsen. Dann lachte sie befreit. „Es ist getan.“</text:p>
      <text:p text:style-name="P182">Marcin stellte sich an den Tisch, suchte auf dem Tisch wohl nach etwas.</text:p>
      <text:p text:style-name="P182">Thorn drehte sich um. „Meine Glückwünsche.“ er lächelte nicht, doch er lächelte nie, und Dania machte sich nichts daraus. „Dann sollten wir auf deinen Erfolg wohl anstoßen! Ich habe bereits Gläser vorbereitet.“</text:p>
      <text:p text:style-name="P240"><text:span text:style-name="T68">Marcin lächelte. „Liebe</text:span><text:span text:style-name="T124">n</text:span><text:span text:style-name="T68">d gerne. </text:span><text:span text:style-name="T124">Ich könnte nach der Nacht einen Schluck vertragen.“</text:span></text:p>
      <text:p text:style-name="P183">Dania wehrte ab. „Ich hab heute schon Brocken genommen, ich sollte keinen Wein mehr trinken, der Tag war schon ziemlich lang...“</text:p>
      <text:p text:style-name="P183"><text:soft-page-break/>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183">„Auf Dania!“ Marcin hob sein Glas als erster. Thorn stimmte mit ein, und Dania hob nur schüchtern ihr Glas, scheu, auf sich selbst anzustoßen. Sie trank einen tiefen Schluck.</text:p>
      <text:p text:style-name="P183">Thorn stellte sein Glas ab. „Nun erzähl! Ich will alle Einzelheiten hören.“</text:p>
      <text:p text:style-name="P183">Dania lachte. „Wirklich alle?“ </text:p>
      <text:p text:style-name="P183">Marcin zwinkerte vielsagend. „Sie ist bis auf die Unterwäsche unbekleidet zurückgekommen.“</text:p>
      <text:p text:style-name="P183">Thorn hob die Augenbrauen. „Du solltest den Patrizier doch ermorden, nicht verführen. Fallen wir in alte Muster zurück?“</text:p>
      <text:p text:style-name="P183">Dania protestierte. „Nein, das war viel mehr ein Ausdruck der Befreiung, meine Kleidung loszuwerden!“</text:p>
      <text:p text:style-name="P183">Thorn blickte plötzlich streng. „Befreiung? Wovon?“</text:p>
      <text:p text:style-name="P183">„Ich trug Dienstmädchenkleidung. Sklavinnenkleidung. Das war der Mörderin eines Patriziers nicht angemessen! Ich musste sie loswerden.“</text:p>
      <text:p text:style-name="P183">Marcin grinste vielsagend. „Sie sagte ja schon, dass sie Brocken genommen hat.“ Er trank einen Schluck. „Aber jetzt schieß schon los, von Anfang an, bevor wir zu betrunken sind.“</text:p>
      <text:p text:style-name="P183">Dania ließ sich also breitschlagen und erzählte knapp und informativ die Ereignisse, auch, wie nett Dragan zu ihr gewesen war, bis zu dem Punkt, wo sie in der Toilette Brocken nahm. Hier stockte ihre Erzählung.</text:p>
      <text:p text:style-name="P183">Thorn setzte nach, gespannt, die ganze Geschichte zu hören. „Und was dann?“</text:p>
      <text:p text:style-name="P183">Dania stellte ihr Glas ab. „Warte, mir ist ein wenig schwummrig… und es ist schwierig, die richtigen Worte zu finden. Ich habe jedenfalls erst einmal eine Line Brocken gezogen.“</text:p>
      <text:p text:style-name="P183">Sie suchte nach den richtigen Worten, aber es fiel ihr zuneh<text:soft-page-break/>mend schwierig, sich zu konzentrieren. Und es war auch nicht einfach, einen Brockenrausch zu beschreiben.</text:p>
      <text:p text:style-name="P241"><text:span text:style-name="T68">„Ich wusste plötzlich, dass ich ihn finden würde, und das alles einfach werden würde. Also trat ich eine der Toilettentüren ein, und da saß er, </text:span><text:span text:style-name="T125">gerade am scheißen! Wir haben viel gelacht, also nein, eigentlich habe nur ich gelacht… dann habe ich seine Männlichkeit erobert und -“</text:span></text:p>
      <text:p text:style-name="P175">Thorn blickte herausfordernd. „Also hast du ihn doch verführt?“</text:p>
      <text:p text:style-name="P175">Dania sah ihn verständnislos an. „Nein, ich habe sie natürlich abgeschnitten.“ Erschrockene Gesichter. „Ich habe ihm meine Klinge ins Herz gejagt und ihm seinen Schwanz abgeschnitten.“</text:p>
      <text:p text:style-name="P242">Warum Schwitze ich plötzlich so? Es ist doch gar nicht heiß hier drin. Die Kerzen?</text:p>
      <text:p text:style-name="P175">Marcin räusperte sich. „Nun gut, und… dann?“</text:p>
      <text:p text:style-name="P175">Dania fing sich wieder. „Ich bin also raus, habe auf dem Weg noch einen Soldaten erstochen, und bin dann in die Eingangshalle… und da standen gerade Dragan und so zirka zwanzig Soldaten. Ich habe ihnen also erzählt, was ich...“</text:p>
      <text:p text:style-name="P175">Thorn unterbrach sie: „Was erzählt?“</text:p>
      <text:p text:style-name="P175">Dania wedelte abwehrend mit der Hand, sie schluderte ein bisschen. „Das wollte ich doch gerade erzählen, von meiner Befreiung! Dass sie keine Männer sind, weil sie so einem anderen Mann folgen, und ihre Männlichkeit verkaufen, und dass ich meine Frau verkauft – nein. Irgendwie sowas.“ </text:p>
      <text:p text:style-name="P175">Sie schwitzte, und sollte mehr trinken. Sie griff nochmal nach der Flasche.</text:p>
      <text:p text:style-name="P242">Mein Glas – kein Glas? Unwichtig<text:span text:style-name="T68">, dachte sie, und trank direkt aus der Flasche. Der Wein schmeckte ernüchternd.</text:span></text:p>
      <text:p text:style-name="P175">„Und sie haben sich gar nichts getraut, also habe ich ihnen den – hihi – gezeigt und bin etwas drauf rumgesprungen. Das war meine Befreiung! Und meine Klamotten waren auch sklavisch. Weg damit. Und dann wollten sie alle auf mich los und -“</text:p>
      <text:p text:style-name="P175"><text:soft-page-break/>Sie hustete. Die beiden blickten immer verständnisloser – doch warte, hatten sie gerade Gesicht getauscht? Wo war Thorn, wer war Marcin? Egal. Weiter.</text:p>
      <text:p text:style-name="P175">„Also hab ich sie eingenebelt. Und sie übereinander.“ Sie kicherte. Und raus aus dem Haus. Durch den Garten. Die am Tor wollten mir nicht glauben, und haben das Tor nicht aufgemacht – hihi – also bin ich einfach drüber gehopst.“</text:p>
      <text:p text:style-name="P175">Die Gesichter waren weg? Egal nur die Geschichte zählte.</text:p>
      <text:p text:style-name="P175">„Und weiter gehopst. In einen anderen Garten. Und noch einen, und noch einen – hihi – und noch einen -“</text:p>
      <text:p text:style-name="P175">Dann wurde es schwarz um Dania.</text:p>
      <text:p text:style-name="P175"/>
      <text:h text:style-name="P686" text:outline-level="1"><text:bookmark-start text:name="__RefHeading___Toc10194_665622129"/>Joran – Traumsequenz Danias Tod<text:bookmark-end text:name="__RefHeading___Toc10194_665622129"/></text:h>
      <text:p text:style-name="P242"/>
      <text:p text:style-name="P242"><text:span text:style-name="T68">Joran hatte tagelang nicht geschlafen. Oder hatte er? Oder schlief er gerade? Es war nicht von Bedeutung, und nicht feststellbar. Er konnte es nicht messen, es entzog sich seinem Horizont. </text:span><text:span text:style-name="T126">Und nichts war mehr wahr, nichts real. Es kam gar nicht darauf an, ob er schlief oder ob er wachte, wenn er sowieso nichts glauben konnte.</text:span></text:p>
      <text:p text:style-name="P184">Manchmal wachte er nachts auf und wünschte sich sehnlichst, an J‘zharr glauben zu können. Es hätte alles so einfach gemacht. Gut einfach, böse einfach, und nun war sein Leben eine einzige Grauzone aus Begehren und Fortschritt.</text:p>
      <text:p text:style-name="P184">Doch jetzt wachte er nicht auf, immerhin träumte er. War es ein Wachtraum? War es ein Halbschlaf? Vielleicht waren es die Erinnerungen, die man tagsüber verarbeitet, vielleicht die Gewissensbisse, vor denen man nicht schlafen kann.</text:p>
      <text:p text:style-name="P184">Das Glas war zu Boden gefallen, das hatte er klar gesehen. Dabei war es so schön in ihrer Hand gewesen! Sie hatte es umschmiegt und liebkost, getrunken und geleckt und jeden Tropfen aufgesogen wie ein kleiner Joran das Wissen.</text:p>
      <text:p text:style-name="P184">Ob sie es auch wieder ausspuckte? Nein, das traute sie sich <text:soft-page-break/>nicht – und so floss es durch ihre Adern bis in ihr Herz, wo es zu schlagen aufhörte.</text:p>
      <text:p text:style-name="P184">Wie sie wohl mit dem Glas auf dem Kopf ausgesehen hätte! Ein Triumph, eine Krone, wie sie sie verdient hatte, als Königin aller Frauen. Zu guter letzt selbstbestimmt.</text:p>
      <text:p text:style-name="P184">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243"><text:span text:style-name="T68">Nicht wie Varg. </text:span><text:span text:style-name="T127">Varg hätte sie von allen befreit, außer von sich selbst. Einen nach dem anderen hätte er ihre Freier erschlagen. Am Ende hätte nur noch er sie besessen, und ihren Körper in einen goldenen Käfig gesteckt.</text:span></text:p>
      <text:p text:style-name="P244">Tote Körper kann man nicht einsperren – freie Geister fliegen wie sie wollen<text:span text:style-name="T68">, schoss es durch seinen Kopf, und er wusste nicht – nichts wusste er.</text:span></text:p>
      <text:p text:style-name="P185">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185">Und Joran wollte zurückrufen und ihn einen elenden Idioten nennen und dass er sich nicht um seinen Scheißgott schere, doch dann schmeckte er den Wein, und er schmeckte nach Blut.</text:p>
      <text:p text:style-name="P185">Joran wurde schlecht, als er nach oben blickte, und die Flasche erblickte, die das Glas eingeschenkt hatte, in dem er ertrank, und die Flasche hatte Schamlippen, ihn zu küssen, und Blut, ihn zu tränken.</text:p>
      <text:p text:style-name="P185">Er japste nach Luft, und es schlug über ihm zusammen.</text:p>
      <text:p text:style-name="P244">Gift! Wenn es doch nur Gift wäre! Dass es alles aus ihr heraustropfe! Braucht sie ihr Blut nicht noch?</text:p>
      <text:p text:style-name="P185">Keine Antworten, nur bleierne Glieder und er sank auf den Grund des Glases.</text:p>
      <text:p text:style-name="P185"><text:soft-page-break/>Warum starb er nicht? Weil er träumte. Endlich. Er hatte schon gedacht, er würde gar nicht mehr einschlafen, wie das zurzeit so oft war.</text:p>
      <text:p text:style-name="P244">Wenn du gerade träumst, und dir dessen bewusst bist, hast du die Kontrolle.</text:p>
      <text:p text:style-name="P244"><text:span text:style-name="T68">Joran hatte Bücher gelesen übers Wachträumen, wie er Bücher über so ziemlich alles gelesen hatte. Doch noch nie eins geschrieben! </text:span>Peinlich, nicht?<text:span text:style-name="T68"> </text:span>Du Wissensparasit.</text:p>
      <text:p text:style-name="P185">Joran sah Kontrolle gar nicht ein. Ein weiterer Traum, in dem er mit Dania schlief, indem er es einfach geschehen ließ? Es schien ihm respektlos.</text:p>
      <text:p text:style-name="P185">Da schrie er sich an: „Du Feigling! Warum machst du die Realität zu deinen Träumen, statt deinen Traum zur Wirklichkeit? Du hast nur Angst, Angst, was sie sagen würde, Angst wie all die anderen reagieren.“</text:p>
      <text:p text:style-name="P244">Wie soll ich eigentlich jemanden lieben, die nicht mal lesen kann?</text:p>
      <text:p text:style-name="P185">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245">Und die Götter in das der Menschen, Novize.<text:span text:style-name="T68"> Joran wunderte sich, dass solche Argumente gerade aus Vargs Mund kamen. </text:span>Religiöse Inkonsistenz.</text:p>
      <text:p text:style-name="P186">Er beendete seinen Streit mit Varg als nutzlos, der würde es nie einsehen. Stattdessen sah er sich um, doch Dania war weg. Wo sie gelegen hatte, lag bloß ein großer Blutfleck.</text:p>
      <text:p text:style-name="P186"/>
      <text:p text:style-name="P186">Joran wachte auf und hatte das Gefühl, dass er etwas wichtiges vergessen hatte.</text:p>
      <text:p text:style-name="P245">Nein – verloren.<text:span text:style-name="T68"> Er fragte sich, ob er Dania je wiedersehen würde.</text:span></text:p>
      <text:p text:style-name="P186"><text:soft-page-break/></text:p>
      <text:h text:style-name="P686" text:outline-level="1"><text:bookmark-start text:name="__RefHeading___Toc8716_453400607"/>Thorn – im Rat mit Arghan, Dragan und Marcin, stellen Danias Leiche vor, Thorn lässt sich zum Patrizier wählen<text:bookmark-end text:name="__RefHeading___Toc8716_453400607"/></text:h>
      <text:p text:style-name="P186"/>
      <text:p text:style-name="P186">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186">Thorn stand am Rande des Geschehens, und entschied sich, es noch ein bisschen köcheln zu lassen. Erst wenn sie wirklich verzweifelt waren, würden sie einsehen, wie sehr sie seine Führung brauchten.</text:p>
      <text:p text:style-name="P187">Er ließ seinen Blick durch den Raum schweifen. <text:span text:style-name="T460">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187">Hauptmann Dragan war ebenfalls anwesend. Er traute dieser Schwuchtel keinen Fuß breit über den Weg. Leute zu erpressen war unsicher, Manipulation war Thorn immer lieber gewesen. Seine Kooperation war unsicher. Er hoffte, dass Marcin ihn im <text:soft-page-break/>Griff hatte. Doch für heute musste er nur seine normale Zeugenaussage ablegen. Diese sollte vor allem Dragan selbst entlasten, es war unwahrscheinlich, dass er heute quer schoss. Und danach würde Dragan sowieso seiner direkten Befehlsgewalt unterstehen.</text:p>
      <text:p text:style-name="P188">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187">Marcin wartete im Moment noch vor dem Gebäude. Es war wichtig, dass er im richtigen Moment auftauchte, um seine Aussage zu machen.</text:p>
      <text:p text:style-name="P189">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187">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189">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189">„Meine Herren, ich bitte um Ruhe.“ Das Gerede erstarb. „Wir sollten uns endlich klar werden, welches Handeln in die<text:soft-page-break/>ser Situation angebracht wäre.“</text:p>
      <text:p text:style-name="P189">Einer der Bürokraten, die die Satzung durchstöberten, meldete sich. „Verehrtes Ratsmitglied, wir sind uns noch nicht sicher, wer in dieser Angelegenheit Rederecht -“</text:p>
      <text:p text:style-name="P189">Thorn unterbrach ihn. „Dann müssen wir uns dessen eben unsicher sein. Fest steht, wenn wir weiter durcheinander reden, werden wir dieser Krise nicht Herr. Lasst uns also erst einmal die Fakten sammeln.“ <text:span text:style-name="T461">Er räusperte sich. „Hauptmann Dragan, wenn ich richtig unterrichtet bin, wart ihr der Vorgesetzte der Leibwache. Ich erbitte euren Bericht.“</text:span></text:p>
      <text:p text:style-name="P190">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190">Getuschel kam auf. Dafür musste er eine ziemliche politische Schlappe einstecken. Doch er würde es überleben, dafür würde Thorn sorgen, wenn er erst im Amt war. Dragan fuhr fort.</text:p>
      <text:p text:style-name="P190">„Daraufhin <text:span text:style-name="T462">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190">„<text:span text:style-name="T462">Also haben Sie sie?“ fuhr Goran Witten dazwischen.</text:span></text:p>
      <text:p text:style-name="P191">Dragan blickte zu Boden. „Sie ist mithilfe von <text:span text:style-name="T683">Alchemie</text:span> entkommen, nachdem sie ein längeres Geständnis über ihre <text:soft-page-break/>Motive abgelegt hatte, <text:span text:style-name="T463">bei dem sie ihre Kleider vom Leib schnitt</text:span>. Das… Genital des Patriziers war darin enthalten, sie war wohl eine feministische Terroristin. Als ich meine Männer anwies, sie festzunehmen, beschwor sie mithilfe von <text:span text:style-name="T683">Alchemie</text:span>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text:span text:style-name="T683">Alchemie</text:span> ging ein Raunen durch den Saal.</text:p>
      <text:p text:style-name="P191">Katan fragte mit lauter Stimme: „Ratsinquisitor Callen, kennen sie so <text:span text:style-name="T683">Alchemie</text:span>? Erzählt er die Wahrheit?“</text:p>
      <text:p text:style-name="P191">Thorn unterbrach Callen, bevor der sich zu Wort melden konnte: „Ein Gemisch aus Bor und Ammoniak würde einen solchen Effekt hervorrufen, allerdings. Fähige <text:span text:style-name="T683">Alchemisten</text:span>, die Zugang zu einer Brockenküche haben, könnten ein solches Mittel ohne größere Probleme zusammenmischen.“</text:p>
      <text:p text:style-name="P192">Katan grunzte als Antwort, und Dragan fuhr fort.</text:p>
      <text:p text:style-name="P192">„Die halbnackte Terroristin entkam, in dem sie nach Aussage der Torwache über das drei Meter hohe Gartentor sprang. Ich hätte solche Aussagen normalerweise für eine schlechte Ausrede gehalten, aber da sie offensichtlich der <text:span text:style-name="T683">Alchemie</text:span> fähig war...“</text:p>
      <text:p text:style-name="P192">Da einige Ratsmitglieder Thorn fragend ansahen, antwortete er: „Ja, auch das ist möglich, wenn man Bor mit Heuschreckenflügeln mischt.“</text:p>
      <text:p text:style-name="P192">Ratsinquisitor Callen fuhr dazwischen: „Verehrte Kollegen, findet ihr es nicht seltsam, dass Thorn so viel über verbotene Substanzen -“</text:p>
      <text:p text:style-name="P192">Thorn unterbrach ihn. „<text:span text:style-name="T462">In meiner Zeit beim Orden habe ich solche Alchemisten gejagt. </text:span>Mich wundert, dass ihr so wenig darüber wisst. Aber der Orden scheint die Pflicht, <text:span text:style-name="T683">die Alchemie</text:span> zu verfolgen, ja im allgemeinen zu vernachlässigen. Sonst hätten wir wohl kaum dieses Problem. Als ich den Job noch ge<text:soft-page-break/>macht habe, wurden jedenfalls keine Patrizier von <text:span text:style-name="T683">alchemistischen</text:span> Terroristinnen ermordet.“</text:p>
      <text:p text:style-name="P192">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text:span text:style-name="T683">Alchemie</text:span> zu verfolgen. Woraufhin Callen lauthals mokierte, dass Dragan doch die Täterin hatte entkommen lassen.</text:p>
      <text:p text:style-name="P192">Arghan Howl ergriff das Wort. „Nun, solange unsere Miliz über <text:span text:style-name="T683">Alchemie</text:span> nur den Müll erfährt, den der Orden in seinen Schulen lehrt, werden sie das Problem auch nicht beheben können. Eine säkulare Schule könnte sich vielleicht sachlich und im allgemeinen Interesse mit der Bedrohung auseinandersetzen, die <text:span text:style-name="T683">Alchemie</text:span> darstellt!“, woraufhin Callen ihm mit sich überschlagender Stimme Ketzerei vorwarf.</text:p>
      <text:p text:style-name="P192">Thorn <text:span text:style-name="T464">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193">Dragan meldete sich zu Wort. „Was wollt ihr andeuten, schlagt ihr vor, dass ihr eine solche Agentur aufbauen und leiten solltet, jetzt wo Hakun es nicht mehr kann?“</text:p>
      <text:p text:style-name="P193">Thorn schüttelte den Kopf. „Nein, diese Ehre kann ich nicht für mich beanspruchen. Ich kenne nämlich jemanden, der das <text:soft-page-break/>viel besser kann.“</text:p>
      <text:p text:style-name="P193">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193">Marcin erhob das Wort. „Hauptmann Dragan, <text:span text:style-name="T465">können</text:span> sie die Leiche identifizieren?“</text:p>
      <text:p text:style-name="P194">Totenstille herrschte im Saal, als Dragan langsam an die Bahre herantrat. Er nahm sich ein paar Augenblicke, um sicher zu gehen. Dann sprach er: „Zweifelsfrei. Es ist die Terroristin.“ Er nahm den Blick nicht von Marcins Augen.</text:p>
      <text:p text:style-name="P194">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text:span text:style-name="T796">S</text:span>ie wollen nichts davon hören.“</text:p>
      <text:p text:style-name="P194">Der Rat war nach wie vor vollkommen still; die Ratsmitglieder wussten nicht, wie ihnen geschah. Wer war dieser Mann, und warum tauchte er aus dem Nichts auf?</text:p>
      <text:p text:style-name="P253"><text:span text:style-name="T363">„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text:span text:style-name="T364">jetzt wurde wieder Gemurmel laut - „ist leider momentan untergetaucht. Doch mit </text:span><text:span text:style-name="T365">Ihrer</text:span><text:span text:style-name="T364"> Erlaubnis – und </text:span><text:span text:style-name="T365">Ihrer </text:span><text:span text:style-name="T364">Bezahlung, versteht sich – werden wir sie finden und unschädlich machen. Haben Sie Fragen?“</text:span></text:p>
      <text:p text:style-name="P195">Dragan räusperte sich. „Ich habe ja vorhin bereits berichtet, <text:soft-page-break/>wie die Täterin uns entkommen ist. Doch mich würde brennend euer Bericht interessieren, wie ihr sie in die Finger bekommen habt.“</text:p>
      <text:p text:style-name="P254"><text:span text:style-name="T364">Marcin zuckte die Schultern. „Eine halbnackte Frau hüpft durch einige Gärten. Schwer zu verfolgen, </text:span><text:span text:style-name="T366">aber auffällig</text:span><text:span text:style-name="T364">. </text:span><text:span text:style-name="T366">Ein Verfolger ist machtlos, aber e</text:span><text:span text:style-name="T364">inige Informanten, über die Stadt verteilt… Am Ende traf sie schwer erschöpft in einer konspirativen Hütte im siebten Bezirk ein. Ihre Komplizinnen entkamen, als ich die Hütte mit </text:span><text:span text:style-name="T367">meinen</text:span><text:span text:style-name="T364"> Leuten stürmte. Sie war zu erschöpft, nachdem sie bereits durch die halbe Stadt geflüchtet war.“ </text:span><text:span text:style-name="T366">Er stützte sich auf dem Wagen ab. „Wir werden auch die anderen finden. Sie mögen Alchemie haben, doch ich habe Informanten, und Alchemie ist ein auffälliges Geschäft.“</text:span></text:p>
      <text:p text:style-name="P196">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196">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246">Eine gute Strategie. Jedes Mal wenn Callen auf eine Ungereimtheit hindeutet, tut Marcin so, als würde er seine Methoden offenlegen, doch erfindet stattdessen eine, <text:span text:style-name="T466">mit der er noch besser angeben kann als mit der schmutzigen Wahrheit</text:span>. Und niemand hat Gegenbeweise.</text:p>
      <text:p text:style-name="P197">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247"><text:soft-page-break/><text:span text:style-name="T129">Damit </text:span><text:span text:style-name="T68">war die Befragung beendet, und niemand hatte Einwände, Marcin die Aufgabe Hakuns erfüllen zu lassen.</text:span></text:p>
      <text:p text:style-name="P199">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199">Thorn musste nichts tun, als in der Nähe des Pults stehen und gute Antworten auf alles haben. Sein Name fiel immer wieder in der Diskussion; Marcin, Arghan und Goran Witten brachten ihn immer wieder ins Gespräch.</text:p>
      <text:p text:style-name="P199">Sogar Hauptmann Katan unternahm einen Versuch, sich beliebt zu machen: „In diesen Zeiten brauchen wir eine starke Hand, die in der Lage ist, für Ordnung zu sorgen. Meine Leute berichten, dass Thorn im achten Bezirk einzigartiges geleistet hat.“</text:p>
      <text:p text:style-name="P199">Witten stimmte zu: „Der Bezirk floriert, kleine Betriebe eröffnen regelmäßig, die Wirtschaft wächst.“ Und Arghan hatte sogar noch Gelegenheit einzuschieben, dass die neue säkulare Schule vor Ort einiges zum Aufschwung beitrug.</text:p>
      <text:p text:style-name="P247"><text:span text:style-name="T68">Die Versammlung wollte langsam zur Abstimmung kommen, doch da die Sitzung keinen formalen Rahmen hatte, gab es auch keinen Abstimmungsleiter. Thorn ernannte eigenmächtig einen Idealisten aus dem fünften Bezirk zum </text:span><text:span text:style-name="T128">Wahlleiter, ein klares Zeichen dafür, dass die meisten im Saal seine neue Autorität bereits akzeptiert hatten. Der formale Protest, den Callen einlegte, wurde von den Bürokraten nicht mitprotokolliert. Woraufhin er noch mehr protestierte.</text:span></text:p>
      <text:p text:style-name="P248"><text:span text:style-name="T68">Thorn genoss die Demütigung seines Rivalen so kurz vor dem Sieg. </text:span>Und nach einer Menge bürokratischem Müll bin ich nun endlich am Ziel.<text:span text:style-name="T68"> Während der Wahlleiter noch Stimmen zählte, setzte sich Thorn bereits demonstrativ oben auf sein neues Pult.</text:span></text:p>
      <text:p text:style-name="P248">Sie sehen von hier oben so viel kleiner aus.<text:span text:style-name="T68"> Er seufzte. So klein, wie er sie immer wahrnahm. Aus der glatt polierten </text:span><text:soft-page-break/><text:span text:style-name="T68">Oberfläche des Pultes glänzte ihn ein breites Lächeln an. Er hatte gewonnen.</text:span></text:p>
      <text:p text:style-name="P200">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248"><text:span text:style-name="T68">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68"> Er lächelte Howl an.</text:span></text:p>
      <text:p text:style-name="P248"><text:span text:style-name="T68">Marcin </text:span><text:span text:style-name="T129">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249"><text:span text:style-name="T68">Dass innigste Lächeln jedoch schenkte er Dania, die nur wenige Meter vor ihm aufgebahrt lag. </text:span><text:span text:style-name="T130">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198">Sie hatte am meisten für ihn getan. All die Opfer, die sie für seine Sache gebracht hatte. Nun, wo alles vorbei war, konnte er sich gerne ein paar Momente nehmen, um ihren Einsatz zu <text:soft-page-break/>würdigen. So viel Großzügigkeit konnte er sich nun erlauben.</text:p>
      <text:p text:style-name="P250"><text:span text:style-name="T68">Ihr Gesicht hatte einen seltsamen Ausdruck des Friedens auf dem Gesicht. Es erinnerte ihn an jemanden, vor langer Zeit… doch </text:span><text:span text:style-name="T130">das war nicht der Rede wert. Es war wie das wächserne Zentrum eines toten Raums voll verwesender Leute, die nicht merkten, wie ihre Zeit ablief. Die Leiche in der Mitte </text:span><text:span text:style-name="T250">war</text:span><text:span text:style-name="T130"> das kalte Versprechen seiner zukünftigen Herrschaft. </text:span><text:span text:style-name="T250">D</text:span><text:span text:style-name="T130">er ganze Raum </text:span><text:span text:style-name="T250">bezog sich </text:span><text:span text:style-name="T130">zu ihr. Und wie Danias Leben ihm gehört hatte, würde ihm dieser Raum gehören.</text:span></text:p>
      <text:p text:style-name="P201">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01">Während der Rat seinem neu ernannten Vorsitzenden zujubelte, hoffte Patrizier Thorn, dass Joran <text:span text:style-name="T583">eines Tages</text:span> etwas erfinden würde, dass ihn satt mach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text-align="justify" style:justify-single-word="false" fo:hyphenation-ladder-count="no-limit" fo:text-indent="0.1965in" style:auto-text-indent="false" style:page-number="auto"/>
      <style:text-properties fo:hyphenate="true" fo:hyphenation-remain-char-count="2" fo:hyphenation-push-char-count="2" loext:hyphenation-no-caps="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7874in" fo:margin-bottom="0.728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9-27T21:08:08.47</meta:creation-date>
    <dc:date>2021-01-17T12:32:03.463716304</dc:date>
    <meta:editing-duration>P28DT6H54M13S</meta:editing-duration>
    <meta:editing-cycles>295</meta:editing-cycles>
    <meta:generator>LibreOffice/6.4.6.2$Linux_X86_64 LibreOffice_project/40$Build-2</meta:generator>
    <meta:document-statistic meta:table-count="0" meta:image-count="0" meta:object-count="0" meta:page-count="493" meta:paragraph-count="3618" meta:word-count="144728" meta:character-count="901239" meta:non-whitespace-character-count="758894"/>
  </office:meta>
</office:document-meta>
</file>